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913cm"/>
    </style:style>
    <style:style style:name="co2" style:family="table-column">
      <style:table-column-properties fo:break-before="auto" style:column-width="8.451cm"/>
    </style:style>
    <style:style style:name="co3" style:family="table-column">
      <style:table-column-properties fo:break-before="auto" style:column-width="4.33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128cm"/>
    </style:style>
    <style:style style:name="co6" style:family="table-column">
      <style:table-column-properties fo:break-before="auto" style:column-width="4.447cm"/>
    </style:style>
    <style:style style:name="co7" style:family="table-column">
      <style:table-column-properties fo:break-before="auto" style:column-width="5.228cm"/>
    </style:style>
    <style:style style:name="co8" style:family="table-column">
      <style:table-column-properties fo:break-before="auto" style:column-width="2.45cm"/>
    </style:style>
    <style:style style:name="co9" style:family="table-column">
      <style:table-column-properties fo:break-before="auto" style:column-width="4.392cm"/>
    </style:style>
    <style:style style:name="co10" style:family="table-column">
      <style:table-column-properties fo:break-before="auto" style:column-width="4.6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6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2.08cm" fo:break-before="auto" style:use-optimal-row-height="fals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1.718cm" fo:break-before="auto" style:use-optimal-row-height="true"/>
    </style:style>
    <style:style style:name="ro7" style:family="table-row">
      <style:table-row-properties style:row-height="1.298cm" fo:break-before="auto" style:use-optimal-row-height="false"/>
    </style:style>
    <style:style style:name="ro8" style:family="table-row">
      <style:table-row-properties style:row-height="1.543cm" fo:break-before="auto" style:use-optimal-row-height="false"/>
    </style:style>
    <style:style style:name="ro9" style:family="table-row">
      <style:table-row-properties style:row-height="1.619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0.654cm" fo:break-before="auto" style:use-optimal-row-height="true"/>
    </style:style>
    <style:style style:name="ro12" style:family="table-row">
      <style:table-row-properties style:row-height="1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5" style:family="table-cell" style:parent-style-name="Default" style:data-style-name="N100"/>
    <style:style style:name="ce6" style:family="table-cell" style:parent-style-name="Default" style:data-style-name="N1"/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_20_Table_20_Field">
      <style:table-cell-properties fo:border-bottom="0.99pt solid #000000" fo:wrap-option="wrap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7" style:family="table-cell" style:parent-style-name="Pivot_20_Table_20_Corner" style:data-style-name="N1">
      <style:table-cell-properties fo:border-bottom="none" fo:border-left="2.01pt solid #000000" fo:border-right="0.99pt solid #000000" fo:border-top="2.01pt solid #000000"/>
    </style:style>
    <style:style style:name="ce63" style:family="table-cell" style:parent-style-name="Pivot_20_Table_20_Field" style:data-style-name="N1">
      <style:table-cell-properties fo:border-bottom="0.99pt solid #000000" style:text-align-source="fix" style:repeat-content="false" fo:wrap-option="wrap" fo:border-left="2.01pt solid #000000" fo:border-right="0.99pt solid #000000" fo:border-top="0.99pt solid #000000"/>
      <style:paragraph-properties fo:text-align="start" fo:margin-left="0cm"/>
    </style:style>
    <style:style style:name="ce59" style:family="table-cell" style:parent-style-name="Pivot_20_Table_20_Category" style:data-style-name="N1">
      <style:table-cell-properties fo:border-bottom="none" fo:border-left="2.01pt solid #000000" fo:border-right="0.99pt solid #000000" fo:border-top="0.99pt solid #000000"/>
    </style:style>
    <style:style style:name="ce10" style:family="table-cell" style:parent-style-name="Pivot_20_Table_20_Category" style:data-style-name="N1">
      <style:table-cell-properties fo:border-bottom="none" fo:border-left="2.01pt solid #000000" fo:border-right="0.99pt solid #000000" fo:border-top="none"/>
    </style:style>
    <style:style style:name="ce66" style:family="table-cell" style:parent-style-name="Pivot_20_Table_20_Category" style:data-style-name="N1">
      <style:table-cell-properties fo:border-bottom="2.01pt solid #000000" fo:border-left="2.01pt solid #000000" fo:border-right="0.99pt solid #000000" fo:border-top="none"/>
    </style:style>
    <style:style style:name="ce68" style:family="table-cell" style:parent-style-name="Pivot_20_Table_20_Field" style:data-style-name="N1">
      <style:table-cell-properties fo:border-bottom="0.99pt solid #000000" fo:border-left="2.01pt solid #000000" fo:border-right="0.99pt solid #000000" fo:border-top="0.99pt solid #000000"/>
    </style:style>
    <style:style style:name="ce69" style:family="table-cell" style:parent-style-name="Pivot_20_Table_20_Category" style:data-style-name="N1">
      <style:table-cell-properties fo:border-bottom="none" fo:wrap-option="wrap" fo:border-left="2.01pt solid #000000" fo:border-right="0.99pt solid #000000" fo:border-top="none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6" style:family="table-cell" style:parent-style-name="Pivot_20_Table_20_Category" style:data-style-name="N0">
      <style:table-cell-properties fo:border-bottom="0.99pt solid #000000" fo:wrap-option="wrap" fo:border-left="0.99pt solid #000000" fo:border-right="none" fo:border-top="none"/>
    </style:style>
    <style:style style:name="ce28" style:family="table-cell" style:parent-style-name="Pivot_20_Table_20_Value" style:data-style-name="N1"/>
    <style:style style:name="ce33" style:family="table-cell" style:parent-style-name="Pivot_20_Table_20_Result" style:data-style-name="N1">
      <style:table-cell-properties fo:border-bottom="2.01pt solid #000000" fo:border-left="0.99pt solid #000000" fo:border-right="none" fo:border-top="0.99pt solid #000000"/>
    </style:style>
    <style:style style:name="ce19" style:family="table-cell" style:parent-style-name="Pivot_20_Table_20_Field" style:data-style-name="N1">
      <style:table-cell-properties fo:border-bottom="0.99pt solid #000000" fo:border-left="0.99pt solid #000000" fo:border-right="0.99pt solid #000000" fo:border-top="2.01pt solid #000000"/>
    </style:style>
    <style:style style:name="ce36" style:family="table-cell" style:parent-style-name="Pivot_20_Table_20_Value" style:data-style-name="N11">
      <style:table-cell-properties fo:background-color="transparent" fo:border="none"/>
    </style:style>
    <style:style style:name="ce77" style:family="table-cell" style:parent-style-name="Pivot_20_Table_20_Value" style:data-style-name="N1">
      <style:table-cell-properties fo:border-bottom="none" fo:border-left="0.99pt solid #000000" fo:border-right="none" fo:border-top="0.99pt solid #000000"/>
    </style:style>
    <style:style style:name="ce27" style:family="table-cell" style:parent-style-name="Pivot_20_Table_20_Value" style:data-style-name="N1">
      <style:table-cell-properties fo:border-bottom="none" fo:border-left="0.99pt solid #000000" fo:border-right="none" fo:border-top="0.99pt solid #000000"/>
    </style:style>
    <style:style style:name="ce46" style:family="table-cell" style:parent-style-name="Default" style:data-style-name="N1"/>
    <style:style style:name="ce47" style:family="table-cell" style:parent-style-name="Default" style:data-style-name="N1"/>
    <style:style style:name="ce48" style:family="table-cell" style:parent-style-name="Default" style:data-style-name="N3"/>
    <style:style style:name="ce29" style:family="table-cell" style:parent-style-name="Default" style:data-style-name="N3"/>
    <style:style style:name="ce50" style:family="table-cell" style:parent-style-name="Default" style:data-style-name="N4"/>
    <style:style style:name="ce5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52" style:family="table-cell" style:parent-style-name="Pivot_20_Table_20_Category" style:data-style-name="N0">
      <style:table-cell-properties fo:border-bottom="0.99pt solid #000000" fo:wrap-option="wrap" fo:border-left="none" fo:border-right="none" fo:border-top="none"/>
    </style:style>
    <style:style style:name="ce53" style:family="table-cell" style:parent-style-name="Pivot_20_Table_20_Value" style:data-style-name="N1"/>
    <style:style style:name="ce54" style:family="table-cell" style:parent-style-name="Pivot_20_Table_20_Result" style:data-style-name="N1">
      <style:table-cell-properties fo:border-bottom="2.01pt solid #000000" fo:border-left="none" fo:border-right="none" fo:border-top="0.99pt solid #000000"/>
    </style:style>
    <style:style style:name="ce30" style:family="table-cell" style:parent-style-name="Pivot_20_Table_20_Corner" style:data-style-name="N1">
      <style:table-cell-properties fo:border-bottom="0.99pt solid #000000" fo:border-left="none" fo:border-right="none" fo:border-top="2.01pt solid #000000"/>
    </style:style>
    <style:style style:name="ce56" style:family="table-cell" style:parent-style-name="Pivot_20_Table_20_Result" style:data-style-name="N1">
      <style:table-cell-properties fo:border-bottom="2.01pt solid #000000" fo:border-left="none" fo:border-right="0.99pt solid #000000" fo:border-top="0.99pt solid #000000"/>
    </style:style>
    <style:style style:name="ce5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8" style:family="table-cell" style:parent-style-name="Pivot_20_Table_20_Title" style:data-style-name="N0">
      <style:table-cell-properties fo:border-bottom="0.99pt solid #000000" fo:wrap-option="wrap" fo:border-left="0.99pt solid #000000" fo:border-right="2.01pt solid #000000" fo:border-top="0.99pt solid #000000"/>
    </style:style>
    <style:style style:name="ce60" style:family="table-cell" style:parent-style-name="Pivot_20_Table_20_Result" style:data-style-name="N1">
      <style:table-cell-properties fo:border-bottom="none" fo:border-left="0.99pt solid #000000" fo:border-right="2.01pt solid #000000" fo:border-top="0.99pt solid #000000"/>
    </style:style>
    <style:style style:name="ce61" style:family="table-cell" style:parent-style-name="Pivot_20_Table_20_Result" style:data-style-name="N1">
      <style:table-cell-properties fo:border-bottom="none" fo:border-left="0.99pt solid #000000" fo:border-right="2.01pt solid #000000" fo:border-top="none"/>
    </style:style>
    <style:style style:name="ce62" style:family="table-cell" style:parent-style-name="Pivot_20_Table_20_Result" style:data-style-name="N1">
      <style:table-cell-properties fo:border-bottom="0.99pt solid #000000" fo:border-left="0.99pt solid #000000" fo:border-right="2.01pt solid #000000" fo:border-top="none"/>
    </style:style>
    <style:style style:name="ce64" style:family="table-cell" style:parent-style-name="Pivot_20_Table_20_Result" style:data-style-name="N1">
      <style:table-cell-properties fo:border-bottom="2.01pt solid #000000" fo:border-left="0.99pt solid #000000" fo:border-right="2.01pt solid #000000" fo:border-top="0.99pt solid #000000"/>
    </style:style>
    <style:style style:name="ce93" style:family="table-cell" style:parent-style-name="Default" style:data-style-name="N1">
      <style:table-cell-properties style:text-align-source="fix" style:repeat-content="false" fo:wrap-option="wrap"/>
      <style:paragraph-properties fo:text-align="start" fo:margin-left="0cm"/>
    </style:style>
    <style:style style:name="ce96" style:family="table-cell" style:parent-style-name="Default" style:data-style-name="N1">
      <style:table-cell-properties fo:wrap-option="wrap"/>
    </style:style>
    <style:style style:name="ce70" style:family="table-cell" style:parent-style-name="Default" style:data-style-name="N1"/>
    <style:style style:name="ce71" style:family="table-cell" style:parent-style-name="Default" style:data-style-name="N3">
      <style:text-properties fo:font-size="15pt" fo:font-weight="bold" style:font-size-asian="15pt" style:font-weight-asian="bold" style:font-size-complex="15pt" style:font-weight-complex="bold"/>
    </style:style>
    <style:style style:name="ce72" style:family="table-cell" style:parent-style-name="Default">
      <style:table-cell-properties fo:wrap-option="wrap"/>
    </style:style>
    <style:style style:name="ce73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fgl-base-communes(4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ibellé Budget</text:p>
          </table:table-cell>
          <table:table-cell office:value-type="string" calcext:value-type="string">
            <text:p>Agrégat</text:p>
          </table:table-cell>
          <table:table-cell office:value-type="string" calcext:value-type="string">
            <text:p>Montant en € par habitant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51.557987458314" calcext:value-type="float">
            <text:p>151.6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Autres impôts et taxes</text:p>
          </table:table-cell>
          <table:table-cell office:value-type="float" office:value="33.6646652411394" calcext:value-type="float">
            <text:p>33.7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Charges financières</text:p>
          </table:table-cell>
          <table:table-cell office:value-type="float" office:value="45.0797622397766" calcext:value-type="float">
            <text:p>45.1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Achats et charges externes</text:p>
          </table:table-cell>
          <table:table-cell office:value-type="float" office:value="325.798642683832" calcext:value-type="float">
            <text:p>325.8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3.9669309431746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FCTVA</text:p>
          </table:table-cell>
          <table:table-cell office:value-type="float" office:value="99.0663286763647" calcext:value-type="float">
            <text:p>99.1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Fiscalité reversée</text:p>
          </table:table-cell>
          <table:table-cell office:value-type="float" office:value="88.4868988134147" calcext:value-type="float">
            <text:p>88.5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Fonds de roulement</text:p>
          </table:table-cell>
          <table:table-cell office:value-type="float" office:value="227.942187815066" calcext:value-type="float">
            <text:p>227.9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Impôts locaux</text:p>
          </table:table-cell>
          <table:table-cell office:value-type="float" office:value="1032.01225362568" calcext:value-type="float">
            <text:p>1032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84.506911000565" calcext:value-type="float">
            <text:p>84.5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44.7960868168271" calcext:value-type="float">
            <text:p>44.8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73.39691365958" calcext:value-type="float">
            <text:p>1773.4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305.559984489081" calcext:value-type="float">
            <text:p>305.6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57.1489380560387" calcext:value-type="float">
            <text:p>57.1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61.2959055606643" calcext:value-type="float">
            <text:p>61.3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Epargne de gestion</text:p>
          </table:table-cell>
          <table:table-cell office:value-type="float" office:value="303.264357238613" calcext:value-type="float">
            <text:p>303.3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Concours de l'Etat</text:p>
          </table:table-cell>
          <table:table-cell office:value-type="float" office:value="462.66842641731" calcext:value-type="float">
            <text:p>462.7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04.27401289622" calcext:value-type="float">
            <text:p>1504.3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Dépenses d'équipement</text:p>
          </table:table-cell>
          <table:table-cell office:value-type="float" office:value="317.812006115734" calcext:value-type="float">
            <text:p>317.8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Dépenses d'intervention</text:p>
          </table:table-cell>
          <table:table-cell office:value-type="float" office:value="142.157326803975" calcext:value-type="float">
            <text:p>142.2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92.631691244087" calcext:value-type="float">
            <text:p>392.6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Dépôts au Trésor</text:p>
          </table:table-cell>
          <table:table-cell office:value-type="float" office:value="313.694866107535" calcext:value-type="float">
            <text:p>313.7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74.194584473571" calcext:value-type="float">
            <text:p>374.2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Encours de dette</text:p>
          </table:table-cell>
          <table:table-cell office:value-type="float" office:value="1180.54528767214" calcext:value-type="float">
            <text:p>1180.5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536490100710178" calcext:value-type="float">
            <text:p>0.5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98.8581800152893" calcext:value-type="float">
            <text:p>98.9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5.8048398497658" calcext:value-type="float">
            <text:p>35.8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3.5237795676885" calcext:value-type="float">
            <text:p>13.5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47.699016607762" calcext:value-type="float">
            <text:p>47.7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54.9356683544023" calcext:value-type="float">
            <text:p>54.9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896.90570414031" calcext:value-type="float">
            <text:p>1896.9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Epargne brute</text:p>
          </table:table-cell>
          <table:table-cell office:value-type="float" office:value="269.122900763359" calcext:value-type="float">
            <text:p>269.1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Impôts et taxes</text:p>
          </table:table-cell>
          <table:table-cell office:value-type="float" office:value="1065.67691886682" calcext:value-type="float">
            <text:p>1065.7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180.00879757143" calcext:value-type="float">
            <text:p>1180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Frais de personnel</text:p>
          </table:table-cell>
          <table:table-cell office:value-type="float" office:value="955.433441318871" calcext:value-type="float">
            <text:p>955.4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98.4943717524014" calcext:value-type="float">
            <text:p>98.5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078.95689814866" calcext:value-type="float">
            <text:p>2079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82.051194008354" calcext:value-type="float">
            <text:p>182.1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Emprunts hors GAD</text:p>
          </table:table-cell>
          <table:table-cell office:value-type="float" office:value="0.847306861365626" calcext:value-type="float">
            <text:p>0.8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28.457424855139" calcext:value-type="float">
            <text:p>128.5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Annuité de la dette</text:p>
          </table:table-cell>
          <table:table-cell office:value-type="float" office:value="173.537187094916" calcext:value-type="float">
            <text:p>173.5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Dépenses d'investissement</text:p>
          </table:table-cell>
          <table:table-cell office:value-type="float" office:value="521.089116099226" calcext:value-type="float">
            <text:p>521.1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Dépenses totales</text:p>
          </table:table-cell>
          <table:table-cell office:value-type="float" office:value="2025.36312899545" calcext:value-type="float">
            <text:p>2025.4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Epargne nette</text:p>
          </table:table-cell>
          <table:table-cell office:value-type="float" office:value="140.66547590822" calcext:value-type="float">
            <text:p>140.7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Flux net de dette</text:p>
          </table:table-cell>
          <table:table-cell office:value-type="float" office:value="-127.610117993773" calcext:value-type="float">
            <text:p>-127.6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Recettes d'investissement</text:p>
          </table:table-cell>
          <table:table-cell office:value-type="float" office:value="306.407291350447" calcext:value-type="float">
            <text:p>306.4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Recettes totales</text:p>
          </table:table-cell>
          <table:table-cell office:value-type="float" office:value="2079.80420501003" calcext:value-type="float">
            <text:p>2079.8</text:p>
          </table:table-cell>
        </table:table-row>
        <table:table-row table:style-name="ro1" table:visibility="filter">
          <table:table-cell office:value-type="string" calcext:value-type="string">
            <text:p>AUBERVILLIER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54.4410760145804" calcext:value-type="float">
            <text:p>54.4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50.8023226462634" calcext:value-type="float">
            <text:p>50.8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Autres impôts et taxes</text:p>
          </table:table-cell>
          <table:table-cell office:value-type="float" office:value="35.5841757009778" calcext:value-type="float">
            <text:p>35.6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Charges financières</text:p>
          </table:table-cell>
          <table:table-cell office:value-type="float" office:value="55.6492705901389" calcext:value-type="float">
            <text:p>55.6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526.887345761772" calcext:value-type="float">
            <text:p>526.9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8.14846316543769" calcext:value-type="float">
            <text:p>8.1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FCTVA</text:p>
          </table:table-cell>
          <table:table-cell office:value-type="float" office:value="23.5139537920991" calcext:value-type="float">
            <text:p>23.5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Fiscalité reversée</text:p>
          </table:table-cell>
          <table:table-cell office:value-type="float" office:value="417.791555904857" calcext:value-type="float">
            <text:p>417.8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Fonds de roulement</text:p>
          </table:table-cell>
          <table:table-cell office:value-type="float" office:value="-0.641327523635622" calcext:value-type="float">
            <text:p>-0.6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Fonds de soutien aux emprunts à risque</text:p>
          </table:table-cell>
          <table:table-cell office:value-type="float" office:value="1.90313966390051" calcext:value-type="float">
            <text:p>1.9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Impôts locaux</text:p>
          </table:table-cell>
          <table:table-cell office:value-type="float" office:value="1295.00228843531" calcext:value-type="float">
            <text:p>1295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70.003629134787" calcext:value-type="float">
            <text:p>170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98.8920736922401" calcext:value-type="float">
            <text:p>98.9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983.45265192668" calcext:value-type="float">
            <text:p>1983.5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31.270715771711" calcext:value-type="float">
            <text:p>231.3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86.5505624003144" calcext:value-type="float">
            <text:p>86.6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3.8706169529137" calcext:value-type="float">
            <text:p>13.9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Epargne de gestion</text:p>
          </table:table-cell>
          <table:table-cell office:value-type="float" office:value="190.889377614942" calcext:value-type="float">
            <text:p>190.9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Concours de l'Etat</text:p>
          </table:table-cell>
          <table:table-cell office:value-type="float" office:value="336.073326206052" calcext:value-type="float">
            <text:p>336.1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848.69012112526" calcext:value-type="float">
            <text:p>1848.7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Dépenses d'équipement</text:p>
          </table:table-cell>
          <table:table-cell office:value-type="float" office:value="245.208062573681" calcext:value-type="float">
            <text:p>245.2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Dépenses d'intervention</text:p>
          </table:table-cell>
          <table:table-cell office:value-type="float" office:value="152.873005131643" calcext:value-type="float">
            <text:p>152.9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269.581273202191" calcext:value-type="float">
            <text:p>269.6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Dépôts au Trésor</text:p>
          </table:table-cell>
          <table:table-cell office:value-type="float" office:value="158.201999260304" calcext:value-type="float">
            <text:p>158.2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57.921233905827" calcext:value-type="float">
            <text:p>157.9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Encours de dette</text:p>
          </table:table-cell>
          <table:table-cell office:value-type="float" office:value="1711.15501467835" calcext:value-type="float">
            <text:p>1711.2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41252120847877" calcext:value-type="float">
            <text:p>2.4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38.336743718361" calcext:value-type="float">
            <text:p>138.3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2.2706130232772" calcext:value-type="float">
            <text:p>22.3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0.502593675597" calcext:value-type="float">
            <text:p>10.5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70.6983198492869" calcext:value-type="float">
            <text:p>70.7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56.954439333349" calcext:value-type="float">
            <text:p>157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18.27139432745" calcext:value-type="float">
            <text:p>2118.3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Epargne brute</text:p>
          </table:table-cell>
          <table:table-cell office:value-type="float" office:value="134.762530801415" calcext:value-type="float">
            <text:p>134.8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Impôts et taxes</text:p>
          </table:table-cell>
          <table:table-cell office:value-type="float" office:value="1330.58646413629" calcext:value-type="float">
            <text:p>1330.6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708.74249346987" calcext:value-type="float">
            <text:p>1708.7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Frais de personnel</text:p>
          </table:table-cell>
          <table:table-cell office:value-type="float" office:value="1091.00988661843" calcext:value-type="float">
            <text:p>1091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07.757798016689" calcext:value-type="float">
            <text:p>107.8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214.72336769839" calcext:value-type="float">
            <text:p>2214.7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96.4519733709348" calcext:value-type="float">
            <text:p>96.5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Emprunts hors GAD</text:p>
          </table:table-cell>
          <table:table-cell office:value-type="float" office:value="14.7790753796722" calcext:value-type="float">
            <text:p>14.8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67.664557569173" calcext:value-type="float">
            <text:p>167.7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Annuité de la dette</text:p>
          </table:table-cell>
          <table:table-cell office:value-type="float" office:value="223.313828159312" calcext:value-type="float">
            <text:p>223.3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437.245830771365" calcext:value-type="float">
            <text:p>437.2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Dépenses totales</text:p>
          </table:table-cell>
          <table:table-cell office:value-type="float" office:value="2285.93595189663" calcext:value-type="float">
            <text:p>2285.9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Epargne nette</text:p>
          </table:table-cell>
          <table:table-cell office:value-type="float" office:value="-32.9020267677585" calcext:value-type="float">
            <text:p>-32.9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Flux net de dette</text:p>
          </table:table-cell>
          <table:table-cell office:value-type="float" office:value="-152.885482189501" calcext:value-type="float">
            <text:p>-152.9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Recettes d'investissement</text:p>
          </table:table-cell>
          <table:table-cell office:value-type="float" office:value="246.049791151384" calcext:value-type="float">
            <text:p>246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Recettes totales</text:p>
          </table:table-cell>
          <table:table-cell office:value-type="float" office:value="2229.50244307806" calcext:value-type="float">
            <text:p>2229.5</text:p>
          </table:table-cell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56.4335088185665" calcext:value-type="float">
            <text:p>-56.4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89.921314663358" calcext:value-type="float">
            <text:p>189.9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Autres impôts et taxes</text:p>
          </table:table-cell>
          <table:table-cell office:value-type="float" office:value="93.2284331400501" calcext:value-type="float">
            <text:p>93.2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Charges financières</text:p>
          </table:table-cell>
          <table:table-cell office:value-type="float" office:value="113.267846200593" calcext:value-type="float">
            <text:p>113.3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Achats et charges externes</text:p>
          </table:table-cell>
          <table:table-cell office:value-type="float" office:value="325.113690021016" calcext:value-type="float">
            <text:p>325.1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6.4858329324184" calcext:value-type="float">
            <text:p>6.5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FCTVA</text:p>
          </table:table-cell>
          <table:table-cell office:value-type="float" office:value="22.4040414757046" calcext:value-type="float">
            <text:p>22.4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Fiscalité reversée</text:p>
          </table:table-cell>
          <table:table-cell office:value-type="float" office:value="219.290582634897" calcext:value-type="float">
            <text:p>219.3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Fonds de roulement</text:p>
          </table:table-cell>
          <table:table-cell office:value-type="float" office:value="59.2840323601651" calcext:value-type="float">
            <text:p>59.3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Impôts locaux</text:p>
          </table:table-cell>
          <table:table-cell office:value-type="float" office:value="1515.85349251766" calcext:value-type="float">
            <text:p>1515.9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7.1077406122604" calcext:value-type="float">
            <text:p>17.1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Recettes de fonctionnement</text:p>
          </table:table-cell>
          <table:table-cell office:value-type="float" office:value="2047.78135441724" calcext:value-type="float">
            <text:p>2047.8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12.325356139063" calcext:value-type="float">
            <text:p>212.3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3.6911857797584" calcext:value-type="float">
            <text:p>33.7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.506418859038311" calcext:value-type="float">
            <text:p>0.5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Epargne de gestion</text:p>
          </table:table-cell>
          <table:table-cell office:value-type="float" office:value="437.871827665662" calcext:value-type="float">
            <text:p>437.9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Taxe d'enlévement des ordures ménagères</text:p>
          </table:table-cell>
          <table:table-cell office:value-type="float" office:value="0.0425875471602563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TVA</text:p>
          </table:table-cell>
          <table:table-cell office:value-type="float" office:value="1.94107816575089" calcext:value-type="float">
            <text:p>1.9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Concours de l'Etat</text:p>
          </table:table-cell>
          <table:table-cell office:value-type="float" office:value="177.560808244499" calcext:value-type="float">
            <text:p>177.6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726.22170637835" calcext:value-type="float">
            <text:p>1726.2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Dépenses d'équipement</text:p>
          </table:table-cell>
          <table:table-cell office:value-type="float" office:value="452.231200719115" calcext:value-type="float">
            <text:p>452.2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Dépenses d'intervention</text:p>
          </table:table-cell>
          <table:table-cell office:value-type="float" office:value="106.267126326184" calcext:value-type="float">
            <text:p>106.3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97.019051224268" calcext:value-type="float">
            <text:p>497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Dépôts au Trésor</text:p>
          </table:table-cell>
          <table:table-cell office:value-type="float" office:value="107.134334185805" calcext:value-type="float">
            <text:p>107.1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53.96723469982" calcext:value-type="float">
            <text:p>154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Encours de dette</text:p>
          </table:table-cell>
          <table:table-cell office:value-type="float" office:value="3596.26544729446" calcext:value-type="float">
            <text:p>3596.3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41794419264173" calcext:value-type="float">
            <text:p>2.4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6.640747980655" calcext:value-type="float">
            <text:p>116.6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6.1543529233026" calcext:value-type="float">
            <text:p>36.2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44.2814316461145" calcext:value-type="float">
            <text:p>44.3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41.8023948547841" calcext:value-type="float">
            <text:p>41.8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Autres recettes d'investissement</text:p>
          </table:table-cell>
          <table:table-cell table:style-name="ce5" office:value-type="string" calcext:value-type="string">
            <text:p>-2.3581965781669635e-14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223.24075760261" calcext:value-type="float">
            <text:p>2223.2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Epargne brute</text:p>
          </table:table-cell>
          <table:table-cell office:value-type="float" office:value="321.559648038893" calcext:value-type="float">
            <text:p>321.6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Impôts et taxes</text:p>
          </table:table-cell>
          <table:table-cell office:value-type="float" office:value="1609.08192565771" calcext:value-type="float">
            <text:p>1609.1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3590.35453118274" calcext:value-type="float">
            <text:p>3590.4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Frais de personnel</text:p>
          </table:table-cell>
          <table:table-cell office:value-type="float" office:value="1145.41869090725" calcext:value-type="float">
            <text:p>1145.4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02.695477679589" calcext:value-type="float">
            <text:p>102.7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260.1067105563" calcext:value-type="float">
            <text:p>2260.1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36.8659529536883" calcext:value-type="float">
            <text:p>36.9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Emprunts hors GAD</text:p>
          </table:table-cell>
          <table:table-cell office:value-type="float" office:value="111.412148988428" calcext:value-type="float">
            <text:p>111.4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14.690374749956" calcext:value-type="float">
            <text:p>214.7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Annuité de la dette</text:p>
          </table:table-cell>
          <table:table-cell office:value-type="float" office:value="327.958220950548" calcext:value-type="float">
            <text:p>328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Dépenses d'investissement</text:p>
          </table:table-cell>
          <table:table-cell office:value-type="float" office:value="711.709425974223" calcext:value-type="float">
            <text:p>711.7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Dépenses totales</text:p>
          </table:table-cell>
          <table:table-cell office:value-type="float" office:value="2437.93113235257" calcext:value-type="float">
            <text:p>2437.9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Epargne nette</text:p>
          </table:table-cell>
          <table:table-cell office:value-type="float" office:value="106.869273288938" calcext:value-type="float">
            <text:p>106.9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Flux net de dette</text:p>
          </table:table-cell>
          <table:table-cell office:value-type="float" office:value="-103.278225761527" calcext:value-type="float">
            <text:p>-103.3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Recettes d'investissement</text:p>
          </table:table-cell>
          <table:table-cell office:value-type="float" office:value="323.737505127491" calcext:value-type="float">
            <text:p>323.7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Recettes totales</text:p>
          </table:table-cell>
          <table:table-cell office:value-type="float" office:value="2371.51885954473" calcext:value-type="float">
            <text:p>2371.5</text:p>
          </table:table-cell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66.4122728078391" calcext:value-type="float">
            <text:p>-66.4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361.912828178507" calcext:value-type="float">
            <text:p>361.9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Autres impôts et taxes</text:p>
          </table:table-cell>
          <table:table-cell office:value-type="float" office:value="46.1103734304506" calcext:value-type="float">
            <text:p>46.1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Charges financières</text:p>
          </table:table-cell>
          <table:table-cell office:value-type="float" office:value="79.4235235817434" calcext:value-type="float">
            <text:p>79.4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Achats et charges externes</text:p>
          </table:table-cell>
          <table:table-cell office:value-type="float" office:value="417.268983711112" calcext:value-type="float">
            <text:p>417.3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8.54578717544527" calcext:value-type="float">
            <text:p>8.5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FCTVA</text:p>
          </table:table-cell>
          <table:table-cell office:value-type="float" office:value="71.8834032722727" calcext:value-type="float">
            <text:p>71.9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Fiscalité reversée</text:p>
          </table:table-cell>
          <table:table-cell office:value-type="float" office:value="427.332441158885" calcext:value-type="float">
            <text:p>427.3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Fonds de roulement</text:p>
          </table:table-cell>
          <table:table-cell office:value-type="float" office:value="364.28748817742" calcext:value-type="float">
            <text:p>364.3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Impôts locaux</text:p>
          </table:table-cell>
          <table:table-cell office:value-type="float" office:value="1508.12327662119" calcext:value-type="float">
            <text:p>1508.1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66.1608488702868" calcext:value-type="float">
            <text:p>66.2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85.5050098747984" calcext:value-type="float">
            <text:p>85.5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Recettes de fonctionnement</text:p>
          </table:table-cell>
          <table:table-cell office:value-type="float" office:value="2373.33856570818" calcext:value-type="float">
            <text:p>2373.3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520.141772752804" calcext:value-type="float">
            <text:p>520.1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52.4153938142088" calcext:value-type="float">
            <text:p>52.4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21.5089645050824" calcext:value-type="float">
            <text:p>21.5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Epargne de gestion</text:p>
          </table:table-cell>
          <table:table-cell office:value-type="float" office:value="486.081005055172" calcext:value-type="float">
            <text:p>486.1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Concours de l'Etat</text:p>
          </table:table-cell>
          <table:table-cell office:value-type="float" office:value="465.641951586309" calcext:value-type="float">
            <text:p>465.6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966.54076806001" calcext:value-type="float">
            <text:p>1966.5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Dépenses d'équipement</text:p>
          </table:table-cell>
          <table:table-cell office:value-type="float" office:value="859.210546828287" calcext:value-type="float">
            <text:p>859.2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Dépenses d'intervention</text:p>
          </table:table-cell>
          <table:table-cell office:value-type="float" office:value="148.968278161294" calcext:value-type="float">
            <text:p>149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881.172483738291" calcext:value-type="float">
            <text:p>881.2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Dépôts au Trésor</text:p>
          </table:table-cell>
          <table:table-cell office:value-type="float" office:value="271.884119149861" calcext:value-type="float">
            <text:p>271.9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90.935315540577" calcext:value-type="float">
            <text:p>390.9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Encours de dette</text:p>
          </table:table-cell>
          <table:table-cell office:value-type="float" office:value="2039.09155768151" calcext:value-type="float">
            <text:p>2039.1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49177057853636" calcext:value-type="float">
            <text:p>1.5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Ventes de biens et services</text:p>
          </table:table-cell>
          <table:table-cell office:value-type="float" office:value="217.906911452954" calcext:value-type="float">
            <text:p>217.9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6.4383486438004" calcext:value-type="float">
            <text:p>26.4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452972404921092" calcext:value-type="float">
            <text:p>0.5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44.2918611730173" calcext:value-type="float">
            <text:p>44.3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86.3455413020239" calcext:value-type="float">
            <text:p>86.3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847.7132517983" calcext:value-type="float">
            <text:p>2847.7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Epargne brute</text:p>
          </table:table-cell>
          <table:table-cell office:value-type="float" office:value="406.797797648167" calcext:value-type="float">
            <text:p>406.8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Impôts et taxes</text:p>
          </table:table-cell>
          <table:table-cell office:value-type="float" office:value="1554.23365005164" calcext:value-type="float">
            <text:p>1554.2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2022.67047489627" calcext:value-type="float">
            <text:p>2022.7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Frais de personnel</text:p>
          </table:table-cell>
          <table:table-cell office:value-type="float" office:value="1294.44163396206" calcext:value-type="float">
            <text:p>1294.4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91.2641914442572" calcext:value-type="float">
            <text:p>91.3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893.48033846098" calcext:value-type="float">
            <text:p>2893.5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45.7670866626805" calcext:value-type="float">
            <text:p>45.8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Emprunts hors GAD</text:p>
          </table:table-cell>
          <table:table-cell office:value-type="float" office:value="290.859451722201" calcext:value-type="float">
            <text:p>290.9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73.318194995561" calcext:value-type="float">
            <text:p>173.3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Annuité de la dette</text:p>
          </table:table-cell>
          <table:table-cell office:value-type="float" office:value="252.741718577304" calcext:value-type="float">
            <text:p>252.7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Dépenses d'investissement</text:p>
          </table:table-cell>
          <table:table-cell office:value-type="float" office:value="1054.49067873385" calcext:value-type="float">
            <text:p>1054.5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Dépenses totales</text:p>
          </table:table-cell>
          <table:table-cell office:value-type="float" office:value="3021.03144679386" calcext:value-type="float">
            <text:p>3021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Epargne nette</text:p>
          </table:table-cell>
          <table:table-cell office:value-type="float" office:value="233.479602652606" calcext:value-type="float">
            <text:p>233.5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Flux net de dette</text:p>
          </table:table-cell>
          <table:table-cell office:value-type="float" office:value="117.54125672664" calcext:value-type="float">
            <text:p>117.5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Recettes d'investissement</text:p>
          </table:table-cell>
          <table:table-cell office:value-type="float" office:value="811.001224475005" calcext:value-type="float">
            <text:p>811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Recettes totales</text:p>
          </table:table-cell>
          <table:table-cell office:value-type="float" office:value="3184.33979018318" calcext:value-type="float">
            <text:p>3184.3</text:p>
          </table:table-cell>
        </table:table-row>
        <table:table-row table:style-name="ro1" table:visibility="filter">
          <table:table-cell office:value-type="string" calcext:value-type="string">
            <text:p>BOBIGNY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63.308343389321" calcext:value-type="float">
            <text:p>163.3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75.603083460531" calcext:value-type="float">
            <text:p>75.6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Autres impôts et taxes</text:p>
          </table:table-cell>
          <table:table-cell office:value-type="float" office:value="40.7075870126444" calcext:value-type="float">
            <text:p>40.7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Charges financières</text:p>
          </table:table-cell>
          <table:table-cell office:value-type="float" office:value="63.3438428778714" calcext:value-type="float">
            <text:p>63.3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Achats et charges externes</text:p>
          </table:table-cell>
          <table:table-cell office:value-type="float" office:value="368.685492679066" calcext:value-type="float">
            <text:p>368.7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6.97297831043775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FCTVA</text:p>
          </table:table-cell>
          <table:table-cell office:value-type="float" office:value="39.4296924642433" calcext:value-type="float">
            <text:p>39.4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Fiscalité reversée</text:p>
          </table:table-cell>
          <table:table-cell office:value-type="float" office:value="-7.22994912092263" calcext:value-type="float">
            <text:p>-7.2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Fonds de roulement</text:p>
          </table:table-cell>
          <table:table-cell office:value-type="float" office:value="346.209842463301" calcext:value-type="float">
            <text:p>346.2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Impôts locaux</text:p>
          </table:table-cell>
          <table:table-cell office:value-type="float" office:value="1013.0950174308" calcext:value-type="float">
            <text:p>1013.1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6.8174006444683" calcext:value-type="float">
            <text:p>16.8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6.0174873273409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27.97163340683" calcext:value-type="float">
            <text:p>1828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41.504154182449" calcext:value-type="float">
            <text:p>141.5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9.4932820773739" calcext:value-type="float">
            <text:p>19.5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95640529896169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Epargne de gestion</text:p>
          </table:table-cell>
          <table:table-cell office:value-type="float" office:value="351.976663840051" calcext:value-type="float">
            <text:p>352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Concours de l'Etat</text:p>
          </table:table-cell>
          <table:table-cell office:value-type="float" office:value="499.020804643187" calcext:value-type="float">
            <text:p>499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42.60539299376" calcext:value-type="float">
            <text:p>1542.6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Dépenses d'équipement</text:p>
          </table:table-cell>
          <table:table-cell office:value-type="float" office:value="215.251284602484" calcext:value-type="float">
            <text:p>215.3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Dépenses d'intervention</text:p>
          </table:table-cell>
          <table:table-cell office:value-type="float" office:value="102.260110614883" calcext:value-type="float">
            <text:p>102.3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219.505963970076" calcext:value-type="float">
            <text:p>219.5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Dépôts au Trésor</text:p>
          </table:table-cell>
          <table:table-cell office:value-type="float" office:value="290.465395631937" calcext:value-type="float">
            <text:p>290.5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75.230425688281" calcext:value-type="float">
            <text:p>475.2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Encours de dette</text:p>
          </table:table-cell>
          <table:table-cell office:value-type="float" office:value="1952.00591497541" calcext:value-type="float">
            <text:p>1952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2469642150489" calcext:value-type="float">
            <text:p>2.2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5.466724329621" calcext:value-type="float">
            <text:p>115.5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44.6339881659037" calcext:value-type="float">
            <text:p>44.6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298274068630218" calcext:value-type="float">
            <text:p>0.3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10.6819149377204" calcext:value-type="float">
            <text:p>10.7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6.4713782576743" calcext:value-type="float">
            <text:p>26.5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762.11135696384" calcext:value-type="float">
            <text:p>1762.1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Epargne brute</text:p>
          </table:table-cell>
          <table:table-cell office:value-type="float" office:value="285.366240413063" calcext:value-type="float">
            <text:p>285.4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Impôts et taxes</text:p>
          </table:table-cell>
          <table:table-cell office:value-type="float" office:value="1053.80260444344" calcext:value-type="float">
            <text:p>1053.8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949.75895076036" calcext:value-type="float">
            <text:p>1949.8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Frais de personnel</text:p>
          </table:table-cell>
          <table:table-cell office:value-type="float" office:value="963.681958656039" calcext:value-type="float">
            <text:p>963.7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48.999585052858" calcext:value-type="float">
            <text:p>149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969.47578758927" calcext:value-type="float">
            <text:p>1969.5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207.364430625436" calcext:value-type="float">
            <text:p>207.4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Emprunts hors GAD</text:p>
          </table:table-cell>
          <table:table-cell office:value-type="float" office:value="94.2205136902406" calcext:value-type="float">
            <text:p>94.2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90.551530894906" calcext:value-type="float">
            <text:p>190.6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Annuité de la dette</text:p>
          </table:table-cell>
          <table:table-cell office:value-type="float" office:value="253.895373772778" calcext:value-type="float">
            <text:p>253.9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Dépenses d'investissement</text:p>
          </table:table-cell>
          <table:table-cell office:value-type="float" office:value="410.057494864982" calcext:value-type="float">
            <text:p>410.1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Dépenses totales</text:p>
          </table:table-cell>
          <table:table-cell office:value-type="float" office:value="1952.66288785874" calcext:value-type="float">
            <text:p>1952.7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Epargne nette</text:p>
          </table:table-cell>
          <table:table-cell office:value-type="float" office:value="94.8147095181563" calcext:value-type="float">
            <text:p>94.8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Flux net de dette</text:p>
          </table:table-cell>
          <table:table-cell office:value-type="float" office:value="-96.3310172046658" calcext:value-type="float">
            <text:p>-96.3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Recettes d'investissement</text:p>
          </table:table-cell>
          <table:table-cell office:value-type="float" office:value="235.724667872689" calcext:value-type="float">
            <text:p>235.7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Recettes totales</text:p>
          </table:table-cell>
          <table:table-cell office:value-type="float" office:value="2063.69630127951" calcext:value-type="float">
            <text:p>2063.7</text:p>
          </table:table-cell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11.03341342077" calcext:value-type="float">
            <text:p>111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Charges financièr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Achats et charges externes</text:p>
          </table:table-cell>
          <table:table-cell office:value-type="float" office:value="0.0855253859029199" calcext:value-type="float">
            <text:p>0.1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FCTVA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Fonds de roulement</text:p>
          </table:table-cell>
          <table:table-cell office:value-type="float" office:value="-0.367154015781503" calcext:value-type="float">
            <text:p>-0.4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Recettes de fonctionnement</text:p>
          </table:table-cell>
          <table:table-cell office:value-type="float" office:value="0.00541991019952709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Epargne de gestion</text:p>
          </table:table-cell>
          <table:table-cell office:value-type="float" office:value="-0.113421982518133" calcext:value-type="float">
            <text:p>-0.1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0.11884189271766" calcext:value-type="float">
            <text:p>0.1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Dépenses d'équipement</text:p>
          </table:table-cell>
          <table:table-cell office:value-type="float" office:value="0.177209808974734" calcext:value-type="float">
            <text:p>0.2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Dépenses d'interventi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0.177209808974734" calcext:value-type="float">
            <text:p>0.2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Dépôts au Trésor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Encours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0.00541991019952709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0.03331650681474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0.296051701692394" calcext:value-type="float">
            <text:p>0.3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Epargne brute</text:p>
          </table:table-cell>
          <table:table-cell office:value-type="float" office:value="-0.113421982518133" calcext:value-type="float">
            <text:p>-0.1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Impôts et tax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Frais de personnel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0.00541991019952709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0.290631791492866" calcext:value-type="float">
            <text:p>-0.3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Annuité de la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Dépenses d'investissement</text:p>
          </table:table-cell>
          <table:table-cell office:value-type="float" office:value="0.177209808974734" calcext:value-type="float">
            <text:p>0.2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Dépenses totales</text:p>
          </table:table-cell>
          <table:table-cell office:value-type="float" office:value="0.296051701692394" calcext:value-type="float">
            <text:p>0.3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Epargne nette</text:p>
          </table:table-cell>
          <table:table-cell office:value-type="float" office:value="-0.113421982518133" calcext:value-type="float">
            <text:p>-0.1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Flux net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Recettes totales</text:p>
          </table:table-cell>
          <table:table-cell office:value-type="float" office:value="0.00541991019952709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AMPING CORS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0.290631791492866" calcext:value-type="float">
            <text:p>-0.3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Charges financièr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Achats et charges externes</text:p>
          </table:table-cell>
          <table:table-cell office:value-type="float" office:value="4.83532399904355" calcext:value-type="float">
            <text:p>4.8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FCTVA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Fonds de roulement</text:p>
          </table:table-cell>
          <table:table-cell office:value-type="float" office:value="-8.59984484178644" calcext:value-type="float">
            <text:p>-8.6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Recettes de fonctionnement</text:p>
          </table:table-cell>
          <table:table-cell office:value-type="float" office:value="13.1639947926353" calcext:value-type="float">
            <text:p>13.2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Epargne de gestion</text:p>
          </table:table-cell>
          <table:table-cell office:value-type="float" office:value="0.739036371848349" calcext:value-type="float">
            <text:p>0.7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2.2810497090784" calcext:value-type="float">
            <text:p>12.3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Dépenses d'équipement</text:p>
          </table:table-cell>
          <table:table-cell office:value-type="float" office:value="1.49548128271208" calcext:value-type="float">
            <text:p>1.5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Dépenses d'interventi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1.49548128271208" calcext:value-type="float">
            <text:p>1.5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Dépôts au Trésor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Encours de dette</text:p>
          </table:table-cell>
          <table:table-cell office:value-type="float" office:value="0.00265681872525838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00265681872525838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.8844254629507" calcext:value-type="float">
            <text:p>11.9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0.461294667764818" calcext:value-type="float">
            <text:p>0.5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1.27956932968464" calcext:value-type="float">
            <text:p>1.3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3.7765309917904" calcext:value-type="float">
            <text:p>13.8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Epargne brute</text:p>
          </table:table-cell>
          <table:table-cell office:value-type="float" office:value="0.882945083556946" calcext:value-type="float">
            <text:p>0.9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Impôts et tax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Frais de personnel</text:p>
          </table:table-cell>
          <table:table-cell office:value-type="float" office:value="6.98443104226999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3.1639947926353" calcext:value-type="float">
            <text:p>13.2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0.612536199155134" calcext:value-type="float">
            <text:p>-0.6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Annuité de la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Dépenses d'investissement</text:p>
          </table:table-cell>
          <table:table-cell office:value-type="float" office:value="1.49548128271208" calcext:value-type="float">
            <text:p>1.5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Dépenses totales</text:p>
          </table:table-cell>
          <table:table-cell office:value-type="float" office:value="13.7765309917904" calcext:value-type="float">
            <text:p>13.8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Epargne nette</text:p>
          </table:table-cell>
          <table:table-cell office:value-type="float" office:value="0.882945083556946" calcext:value-type="float">
            <text:p>0.9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Flux net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Recettes totales</text:p>
          </table:table-cell>
          <table:table-cell office:value-type="float" office:value="13.1639947926353" calcext:value-type="float">
            <text:p>13.2</text:p>
          </table:table-cell>
        </table:table-row>
        <table:table-row table:style-name="ro1" table:visibility="filter">
          <table:table-cell office:value-type="string" calcext:value-type="string">
            <text:p>CENTRE EQUESTRE DES RIVES DE PARIS-NSM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0.612536199155134" calcext:value-type="float">
            <text:p>-0.6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Charges financièr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Achats et charges externes</text:p>
          </table:table-cell>
          <table:table-cell office:value-type="float" office:value="9.08254412302374" calcext:value-type="float">
            <text:p>9.1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0.00363487297665607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FCTVA</text:p>
          </table:table-cell>
          <table:table-cell office:value-type="float" office:value="0.0511459245061434" calcext:value-type="float">
            <text:p>0.1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Fonds de roulement</text:p>
          </table:table-cell>
          <table:table-cell office:value-type="float" office:value="1.62915155275374" calcext:value-type="float">
            <text:p>1.6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Recettes de fonctionnement</text:p>
          </table:table-cell>
          <table:table-cell office:value-type="float" office:value="56.2301644157369" calcext:value-type="float">
            <text:p>56.2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0.0511459245061434" calcext:value-type="float">
            <text:p>0.1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Epargne de gestion</text:p>
          </table:table-cell>
          <table:table-cell office:value-type="float" office:value="0.213357559910927" calcext:value-type="float">
            <text:p>0.2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Concours de l'Etat</text:p>
          </table:table-cell>
          <table:table-cell office:value-type="float" office:value="0.00363487297665607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56.016806855826" calcext:value-type="float">
            <text:p>56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Dépenses d'équipement</text:p>
          </table:table-cell>
          <table:table-cell office:value-type="float" office:value="0.509252595309055" calcext:value-type="float">
            <text:p>0.5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Dépenses d'interventi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0.509252595309055" calcext:value-type="float">
            <text:p>0.5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Dépôts au Trésor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Encours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3.9462451389889" calcext:value-type="float">
            <text:p>13.9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0.000536234613726858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8.75288757907799" calcext:value-type="float">
            <text:p>8.8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56.5260594511351" calcext:value-type="float">
            <text:p>56.5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Epargne brute</text:p>
          </table:table-cell>
          <table:table-cell office:value-type="float" office:value="0.213357559910927" calcext:value-type="float">
            <text:p>0.2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Impôts et tax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Frais de personnel</text:p>
          </table:table-cell>
          <table:table-cell office:value-type="float" office:value="46.9337264981885" calcext:value-type="float">
            <text:p>46.9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33.5273968246934" calcext:value-type="float">
            <text:p>33.5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56.2813103402431" calcext:value-type="float">
            <text:p>56.3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0.244749110891984" calcext:value-type="float">
            <text:p>-0.2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Annuité de la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Dépenses d'investissement</text:p>
          </table:table-cell>
          <table:table-cell office:value-type="float" office:value="0.509252595309055" calcext:value-type="float">
            <text:p>0.5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Dépenses totales</text:p>
          </table:table-cell>
          <table:table-cell office:value-type="float" office:value="56.5260594511351" calcext:value-type="float">
            <text:p>56.5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Epargne nette</text:p>
          </table:table-cell>
          <table:table-cell office:value-type="float" office:value="0.213357559910927" calcext:value-type="float">
            <text:p>0.2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Flux net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Recettes d'investissement</text:p>
          </table:table-cell>
          <table:table-cell office:value-type="float" office:value="0.0511459245061434" calcext:value-type="float">
            <text:p>0.1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Recettes totales</text:p>
          </table:table-cell>
          <table:table-cell office:value-type="float" office:value="56.2813103402431" calcext:value-type="float">
            <text:p>56.3</text:p>
          </table:table-cell>
        </table:table-row>
        <table:table-row table:style-name="ro1" table:visibility="filter">
          <table:table-cell office:value-type="string" calcext:value-type="string">
            <text:p>CENTRE MUNICIPAL DE SANT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0.244749110891984" calcext:value-type="float">
            <text:p>-0.2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Charges financièr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Achats et charges externes</text:p>
          </table:table-cell>
          <table:table-cell office:value-type="float" office:value="6.94018156385113" calcext:value-type="float">
            <text:p>6.9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FCTVA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Fonds de roulement</text:p>
          </table:table-cell>
          <table:table-cell office:value-type="float" office:value="2.46529587136519" calcext:value-type="float">
            <text:p>2.5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Recettes de fonctionnement</text:p>
          </table:table-cell>
          <table:table-cell office:value-type="float" office:value="13.9452856981377" calcext:value-type="float">
            <text:p>13.9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Epargne de gestion</text:p>
          </table:table-cell>
          <table:table-cell office:value-type="float" office:value="-0.605131121598327" calcext:value-type="float">
            <text:p>-0.6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.5525729787775" calcext:value-type="float">
            <text:p>14.6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Dépenses d'équipement</text:p>
          </table:table-cell>
          <table:table-cell office:value-type="float" office:value="2.80959024500523" calcext:value-type="float">
            <text:p>2.8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Dépenses d'interventi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2.80959024500523" calcext:value-type="float">
            <text:p>2.8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Dépôts au Trésor</text:p>
          </table:table-cell>
          <table:table-cell office:value-type="float" office:value="5.12996806736937" calcext:value-type="float">
            <text:p>5.1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Encours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5.79802568739933" calcext:value-type="float">
            <text:p>5.8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Ventes de biens et services</text:p>
          </table:table-cell>
          <table:table-cell office:value-type="float" office:value="8.14726001073841" calcext:value-type="float">
            <text:p>8.1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1.00047800039563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7.3621632237827" calcext:value-type="float">
            <text:p>17.4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Epargne brute</text:p>
          </table:table-cell>
          <table:table-cell office:value-type="float" office:value="-0.607287280639784" calcext:value-type="float">
            <text:p>-0.6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Impôts et tax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Frais de personnel</text:p>
          </table:table-cell>
          <table:table-cell office:value-type="float" office:value="6.61191341453076" calcext:value-type="float">
            <text:p>6.6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3.9452856981377" calcext:value-type="float">
            <text:p>13.9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3.41687752564501" calcext:value-type="float">
            <text:p>-3.4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Annuité de la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Dépenses d'investissement</text:p>
          </table:table-cell>
          <table:table-cell office:value-type="float" office:value="2.80959024500523" calcext:value-type="float">
            <text:p>2.8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Dépenses totales</text:p>
          </table:table-cell>
          <table:table-cell office:value-type="float" office:value="17.3621632237827" calcext:value-type="float">
            <text:p>17.4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Epargne nette</text:p>
          </table:table-cell>
          <table:table-cell office:value-type="float" office:value="-0.607287280639784" calcext:value-type="float">
            <text:p>-0.6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Flux net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Recettes totales</text:p>
          </table:table-cell>
          <table:table-cell office:value-type="float" office:value="13.9452856981377" calcext:value-type="float">
            <text:p>13.9</text:p>
          </table:table-cell>
        </table:table-row>
        <table:table-row table:style-name="ro1" table:visibility="filter">
          <table:table-cell office:value-type="string" calcext:value-type="string">
            <text:p>CINEMA LE BIJOU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3.41687752564501" calcext:value-type="float">
            <text:p>-3.4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Charges financièr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Achats et charges externes</text:p>
          </table:table-cell>
          <table:table-cell office:value-type="float" office:value="0.317676346342889" calcext:value-type="float">
            <text:p>0.3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FCTVA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Fonds de roulement</text:p>
          </table:table-cell>
          <table:table-cell office:value-type="float" office:value="14.4102353941391" calcext:value-type="float">
            <text:p>14.4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9.83022928345599" calcext:value-type="float">
            <text:p>9.8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.77716092351019" calcext:value-type="float">
            <text:p>1.8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9.83022928345599" calcext:value-type="float">
            <text:p>9.8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Epargne de gestion</text:p>
          </table:table-cell>
          <table:table-cell office:value-type="float" office:value="0.989015117298547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Concours de l'Eta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0.788145806211642" calcext:value-type="float">
            <text:p>0.8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Dépenses d'équipement</text:p>
          </table:table-cell>
          <table:table-cell office:value-type="float" office:value="0.00711017827253647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Dépenses d'interventi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0.00711017827253647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Dépôts au Trésor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Encours de dette</text:p>
          </table:table-cell>
          <table:table-cell office:value-type="float" office:value="0.898040596190122" calcext:value-type="float">
            <text:p>0.9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898040596190122" calcext:value-type="float">
            <text:p>0.9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0.470469459868753" calcext:value-type="float">
            <text:p>0.5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1.77716092351019" calcext:value-type="float">
            <text:p>1.8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9.83022928345599" calcext:value-type="float">
            <text:p>9.8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0.795255984484179" calcext:value-type="float">
            <text:p>0.8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Epargne brute</text:p>
          </table:table-cell>
          <table:table-cell office:value-type="float" office:value="0.989015117298547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Impôts et tax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Frais de personnel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1.6073902069662" calcext:value-type="float">
            <text:p>11.6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0.812134222482" calcext:value-type="float">
            <text:p>10.8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Annuité de la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Dépenses d'investissement</text:p>
          </table:table-cell>
          <table:table-cell office:value-type="float" office:value="0.00711017827253647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Dépenses totales</text:p>
          </table:table-cell>
          <table:table-cell office:value-type="float" office:value="0.795255984484179" calcext:value-type="float">
            <text:p>0.8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Epargne nette</text:p>
          </table:table-cell>
          <table:table-cell office:value-type="float" office:value="0.989015117298547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Flux net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Recettes d'investissement</text:p>
          </table:table-cell>
          <table:table-cell office:value-type="float" office:value="9.83022928345599" calcext:value-type="float">
            <text:p>9.8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Recettes totales</text:p>
          </table:table-cell>
          <table:table-cell office:value-type="float" office:value="11.6073902069662" calcext:value-type="float">
            <text:p>11.6</text:p>
          </table:table-cell>
        </table:table-row>
        <table:table-row table:style-name="ro1" table:visibility="filter">
          <table:table-cell office:value-type="string" calcext:value-type="string">
            <text:p>CITE ARTISANALE AVENUE RAYMOND POINCAR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0.812134222482" calcext:value-type="float">
            <text:p>10.8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66.3916463128229" calcext:value-type="float">
            <text:p>66.4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Autres impôts et taxes</text:p>
          </table:table-cell>
          <table:table-cell office:value-type="float" office:value="20.4767952761189" calcext:value-type="float">
            <text:p>20.5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Charges financières</text:p>
          </table:table-cell>
          <table:table-cell office:value-type="float" office:value="25.6846748976716" calcext:value-type="float">
            <text:p>25.7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645.096890894451" calcext:value-type="float">
            <text:p>645.1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66203918674092" calcext:value-type="float">
            <text:p>5.7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FCTVA</text:p>
          </table:table-cell>
          <table:table-cell office:value-type="float" office:value="52.7149198148024" calcext:value-type="float">
            <text:p>52.7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Fiscalité reversée</text:p>
          </table:table-cell>
          <table:table-cell office:value-type="float" office:value="48.1470173790512" calcext:value-type="float">
            <text:p>48.1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Fonds de roulement</text:p>
          </table:table-cell>
          <table:table-cell office:value-type="float" office:value="72.5041179628263" calcext:value-type="float">
            <text:p>72.5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Impôts locaux</text:p>
          </table:table-cell>
          <table:table-cell office:value-type="float" office:value="776.67419311548" calcext:value-type="float">
            <text:p>776.7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41.8575421056163" calcext:value-type="float">
            <text:p>41.9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0201301751325237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2041.16256760384" calcext:value-type="float">
            <text:p>2041.2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19.126696302758" calcext:value-type="float">
            <text:p>119.1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68.6625172784003" calcext:value-type="float">
            <text:p>68.7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21.1647654834597" calcext:value-type="float">
            <text:p>21.2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Epargne de gestion</text:p>
          </table:table-cell>
          <table:table-cell office:value-type="float" office:value="156.749857746762" calcext:value-type="float">
            <text:p>156.7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Concours de l'Etat</text:p>
          </table:table-cell>
          <table:table-cell office:value-type="float" office:value="972.362398174864" calcext:value-type="float">
            <text:p>972.4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Crédits de trésorerie</text:p>
          </table:table-cell>
          <table:table-cell office:value-type="float" office:value="25.1627189156546" calcext:value-type="float">
            <text:p>25.2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910.60056465141" calcext:value-type="float">
            <text:p>1910.6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Dépenses d'équipement</text:p>
          </table:table-cell>
          <table:table-cell office:value-type="float" office:value="464.126861370194" calcext:value-type="float">
            <text:p>464.1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Dépenses d'intervention</text:p>
          </table:table-cell>
          <table:table-cell office:value-type="float" office:value="162.11776555056" calcext:value-type="float">
            <text:p>162.1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98.715098637858" calcext:value-type="float">
            <text:p>498.7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Dépôts au Trésor</text:p>
          </table:table-cell>
          <table:table-cell office:value-type="float" office:value="6.30099342414279" calcext:value-type="float">
            <text:p>6.3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924.842816882507" calcext:value-type="float">
            <text:p>924.8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Encours de dette</text:p>
          </table:table-cell>
          <table:table-cell office:value-type="float" office:value="756.994164262229" calcext:value-type="float">
            <text:p>757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413587532711535" calcext:value-type="float">
            <text:p>0.4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60.1793699255184" calcext:value-type="float">
            <text:p>60.2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60.6843994497752" calcext:value-type="float">
            <text:p>60.7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3.4234717842045" calcext:value-type="float">
            <text:p>13.4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2.9235351942562" calcext:value-type="float">
            <text:p>32.9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.0201301751325237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409.31566328927" calcext:value-type="float">
            <text:p>2409.3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Epargne brute</text:p>
          </table:table-cell>
          <table:table-cell office:value-type="float" office:value="130.562002952425" calcext:value-type="float">
            <text:p>130.6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Impôts et taxes</text:p>
          </table:table-cell>
          <table:table-cell office:value-type="float" office:value="797.150988391599" calcext:value-type="float">
            <text:p>797.2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739.805430785748" calcext:value-type="float">
            <text:p>739.8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Frais de personnel</text:p>
          </table:table-cell>
          <table:table-cell office:value-type="float" office:value="1017.01683385895" calcext:value-type="float">
            <text:p>1017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78.5462759176" calcext:value-type="float">
            <text:p>178.5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160.2892639066" calcext:value-type="float">
            <text:p>2160.3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249.026399382675" calcext:value-type="float">
            <text:p>-249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99.1451707709857" calcext:value-type="float">
            <text:p>99.1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Annuité de la dette</text:p>
          </table:table-cell>
          <table:table-cell office:value-type="float" office:value="124.829845668657" calcext:value-type="float">
            <text:p>124.8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597.860269408844" calcext:value-type="float">
            <text:p>597.9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Dépenses totales</text:p>
          </table:table-cell>
          <table:table-cell office:value-type="float" office:value="2508.46083406026" calcext:value-type="float">
            <text:p>2508.5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Epargne nette</text:p>
          </table:table-cell>
          <table:table-cell office:value-type="float" office:value="31.4168321814398" calcext:value-type="float">
            <text:p>31.4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Flux net de dette</text:p>
          </table:table-cell>
          <table:table-cell office:value-type="float" office:value="-99.1451707709857" calcext:value-type="float">
            <text:p>-99.1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Recettes d'investissement</text:p>
          </table:table-cell>
          <table:table-cell office:value-type="float" office:value="119.126696302758" calcext:value-type="float">
            <text:p>119.1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Recettes totales</text:p>
          </table:table-cell>
          <table:table-cell office:value-type="float" office:value="2160.2892639066" calcext:value-type="float">
            <text:p>2160.3</text:p>
          </table:table-cell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348.17157015366" calcext:value-type="float">
            <text:p>-348.2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93.8601194439005" calcext:value-type="float">
            <text:p>93.9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Autres impôts et taxes</text:p>
          </table:table-cell>
          <table:table-cell office:value-type="float" office:value="59.5205639318582" calcext:value-type="float">
            <text:p>59.5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Charges financières</text:p>
          </table:table-cell>
          <table:table-cell office:value-type="float" office:value="17.3226238496182" calcext:value-type="float">
            <text:p>17.3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Achats et charges externes</text:p>
          </table:table-cell>
          <table:table-cell office:value-type="float" office:value="345.337650283924" calcext:value-type="float">
            <text:p>345.3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4.06461719208929" calcext:value-type="float">
            <text:p>4.1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FCTVA</text:p>
          </table:table-cell>
          <table:table-cell office:value-type="float" office:value="33.2810867436851" calcext:value-type="float">
            <text:p>33.3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Fiscalité reversée</text:p>
          </table:table-cell>
          <table:table-cell office:value-type="float" office:value="96.8780105737223" calcext:value-type="float">
            <text:p>96.9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Fonds de roulement</text:p>
          </table:table-cell>
          <table:table-cell office:value-type="float" office:value="749.006207166634" calcext:value-type="float">
            <text:p>749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Impôts locaux</text:p>
          </table:table-cell>
          <table:table-cell office:value-type="float" office:value="953.186414724887" calcext:value-type="float">
            <text:p>953.2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5.80184061092618" calcext:value-type="float">
            <text:p>5.8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.98746818092814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Recettes de fonctionnement</text:p>
          </table:table-cell>
          <table:table-cell office:value-type="float" office:value="1372.82192480909" calcext:value-type="float">
            <text:p>1372.8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29.128674368514" calcext:value-type="float">
            <text:p>129.1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7.62678676326611" calcext:value-type="float">
            <text:p>7.6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Epargne de gestion</text:p>
          </table:table-cell>
          <table:table-cell office:value-type="float" office:value="217.285083219111" calcext:value-type="float">
            <text:p>217.3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Concours de l'Etat</text:p>
          </table:table-cell>
          <table:table-cell office:value-type="float" office:value="98.2549441942432" calcext:value-type="float">
            <text:p>98.3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163.7676072058" calcext:value-type="float">
            <text:p>1163.8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Dépenses d'équipement</text:p>
          </table:table-cell>
          <table:table-cell office:value-type="float" office:value="188.062024672019" calcext:value-type="float">
            <text:p>188.1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Dépenses d'intervention</text:p>
          </table:table-cell>
          <table:table-cell office:value-type="float" office:value="33.9142236146466" calcext:value-type="float">
            <text:p>33.9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189.994861954181" calcext:value-type="float">
            <text:p>190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Dépôts au Trésor</text:p>
          </table:table-cell>
          <table:table-cell office:value-type="float" office:value="772.358364989231" calcext:value-type="float">
            <text:p>772.4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DETR</text:p>
          </table:table-cell>
          <table:table-cell office:value-type="float" office:value="0.573491286469552" calcext:value-type="float">
            <text:p>0.6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88.3884863912277" calcext:value-type="float">
            <text:p>88.4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Encours de dette</text:p>
          </table:table-cell>
          <table:table-cell office:value-type="float" office:value="786.308441355003" calcext:value-type="float">
            <text:p>786.3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51.522102995888" calcext:value-type="float">
            <text:p>151.5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9.7639553553946" calcext:value-type="float">
            <text:p>29.8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.93283728216174" calcext:value-type="float">
            <text:p>1.9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1.4931192480911" calcext:value-type="float">
            <text:p>31.5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.98746818092814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353.76246915998" calcext:value-type="float">
            <text:p>1353.8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Epargne brute</text:p>
          </table:table-cell>
          <table:table-cell office:value-type="float" office:value="209.05431760329" calcext:value-type="float">
            <text:p>209.1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Impôts et taxes</text:p>
          </table:table-cell>
          <table:table-cell office:value-type="float" office:value="1012.70697865675" calcext:value-type="float">
            <text:p>1012.7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786.308441355003" calcext:value-type="float">
            <text:p>786.3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Frais de personnel</text:p>
          </table:table-cell>
          <table:table-cell office:value-type="float" office:value="737.429154102213" calcext:value-type="float">
            <text:p>737.4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Versement transport</text:p>
          </table:table-cell>
          <table:table-cell office:value-type="float" office:value="0.0272175445467006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78.8447797141179" calcext:value-type="float">
            <text:p>78.8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501.9505991776" calcext:value-type="float">
            <text:p>1502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48.188130017623" calcext:value-type="float">
            <text:p>148.2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35.7625004895242" calcext:value-type="float">
            <text:p>35.8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Annuité de la dette</text:p>
          </table:table-cell>
          <table:table-cell office:value-type="float" office:value="53.0851243391424" calcext:value-type="float">
            <text:p>53.1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Dépenses d'investissement</text:p>
          </table:table-cell>
          <table:table-cell office:value-type="float" office:value="225.757362443705" calcext:value-type="float">
            <text:p>225.8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Dépenses totales</text:p>
          </table:table-cell>
          <table:table-cell office:value-type="float" office:value="1389.5249696495" calcext:value-type="float">
            <text:p>1389.5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Epargne nette</text:p>
          </table:table-cell>
          <table:table-cell office:value-type="float" office:value="173.291817113766" calcext:value-type="float">
            <text:p>173.3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Flux net de dette</text:p>
          </table:table-cell>
          <table:table-cell office:value-type="float" office:value="-35.7625004895242" calcext:value-type="float">
            <text:p>-35.8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Recettes d'investissement</text:p>
          </table:table-cell>
          <table:table-cell office:value-type="float" office:value="129.128674368514" calcext:value-type="float">
            <text:p>129.1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Recettes totales</text:p>
          </table:table-cell>
          <table:table-cell office:value-type="float" office:value="1501.9505991776" calcext:value-type="float">
            <text:p>1502</text:p>
          </table:table-cell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12.425629528099" calcext:value-type="float">
            <text:p>112.4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Charges financièr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Achats et charges externes</text:p>
          </table:table-cell>
          <table:table-cell office:value-type="float" office:value="0.375121717929482" calcext:value-type="float">
            <text:p>0.4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6.08670498874719" calcext:value-type="float">
            <text:p>6.1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FCTVA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Fonds de roulement</text:p>
          </table:table-cell>
          <table:table-cell office:value-type="float" office:value="5.62277644411103" calcext:value-type="float">
            <text:p>5.6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Recettes de fonctionnement</text:p>
          </table:table-cell>
          <table:table-cell office:value-type="float" office:value="6.08670498874719" calcext:value-type="float">
            <text:p>6.1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Epargne de gestion</text:p>
          </table:table-cell>
          <table:table-cell office:value-type="float" office:value="0.620398912228057" calcext:value-type="float">
            <text:p>0.6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Concours de l'Etat</text:p>
          </table:table-cell>
          <table:table-cell office:value-type="float" office:value="6.08670498874719" calcext:value-type="float">
            <text:p>6.1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Dépenses de fonctionnement</text:p>
          </table:table-cell>
          <table:table-cell office:value-type="float" office:value="5.46630607651913" calcext:value-type="float">
            <text:p>5.5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Dépenses d'équip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Dépenses d'interventi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Dépôts au Trésor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Encours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Ventes de biens et servic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Dépenses totales hors remb</text:p>
          </table:table-cell>
          <table:table-cell office:value-type="float" office:value="5.46630607651913" calcext:value-type="float">
            <text:p>5.5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Epargne brute</text:p>
          </table:table-cell>
          <table:table-cell office:value-type="float" office:value="0.620398912228057" calcext:value-type="float">
            <text:p>0.6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Impôts et tax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Frais de personnel</text:p>
          </table:table-cell>
          <table:table-cell office:value-type="float" office:value="5.09118435858965" calcext:value-type="float">
            <text:p>5.1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6.08670498874719" calcext:value-type="float">
            <text:p>6.1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0.620398912228057" calcext:value-type="float">
            <text:p>0.6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Annuité de la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Dépenses totales</text:p>
          </table:table-cell>
          <table:table-cell office:value-type="float" office:value="5.46630607651913" calcext:value-type="float">
            <text:p>5.5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Epargne nette</text:p>
          </table:table-cell>
          <table:table-cell office:value-type="float" office:value="0.620398912228057" calcext:value-type="float">
            <text:p>0.6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Flux net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Recettes totales</text:p>
          </table:table-cell>
          <table:table-cell office:value-type="float" office:value="6.08670498874719" calcext:value-type="float">
            <text:p>6.1</text:p>
          </table:table-cell>
        </table:table-row>
        <table:table-row table:style-name="ro1" table:visibility="filter">
          <table:table-cell office:value-type="string" calcext:value-type="string">
            <text:p>CSAPA-AUTRES-VILLE DE SAINT-OUEN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0.620398912228057" calcext:value-type="float">
            <text:p>0.6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Charges financièr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Achats et charges extern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FCTVA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Fonds de roul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Recettes de fonctionn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Epargne de gesti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Dépenses d'équip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Dépenses d'interventi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Dépôts au Trésor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Encours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Epargne bru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Impôts et tax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Frais de personnel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Annuité de la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Dépenses total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Epargne n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Flux net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Recettes total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UX PIECES CUISIN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2.0343267847917" calcext:value-type="float">
            <text:p>82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Autres impôts et taxes</text:p>
          </table:table-cell>
          <table:table-cell office:value-type="float" office:value="42.7432862787808" calcext:value-type="float">
            <text:p>42.7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Charges financières</text:p>
          </table:table-cell>
          <table:table-cell office:value-type="float" office:value="43.9946314525475" calcext:value-type="float">
            <text:p>44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Achats et charges externes</text:p>
          </table:table-cell>
          <table:table-cell office:value-type="float" office:value="427.937735237856" calcext:value-type="float">
            <text:p>427.9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9.15836077018668" calcext:value-type="float">
            <text:p>9.2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FCTVA</text:p>
          </table:table-cell>
          <table:table-cell office:value-type="float" office:value="61.0180079308563" calcext:value-type="float">
            <text:p>61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Fiscalité reversée</text:p>
          </table:table-cell>
          <table:table-cell office:value-type="float" office:value="170.071656962538" calcext:value-type="float">
            <text:p>170.1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Fonds de roulement</text:p>
          </table:table-cell>
          <table:table-cell office:value-type="float" office:value="-216.635195827923" calcext:value-type="float">
            <text:p>-216.6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Fonds de soutien aux emprunts à risque</text:p>
          </table:table-cell>
          <table:table-cell office:value-type="float" office:value="23.200144375096" calcext:value-type="float">
            <text:p>23.2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Impôts locaux</text:p>
          </table:table-cell>
          <table:table-cell office:value-type="float" office:value="1060.87088621734" calcext:value-type="float">
            <text:p>1060.9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5.4733660062274" calcext:value-type="float">
            <text:p>15.5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76.0877378907832" calcext:value-type="float">
            <text:p>76.1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22.00540177886" calcext:value-type="float">
            <text:p>1722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37.379376980969" calcext:value-type="float">
            <text:p>237.4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3.8936821234589" calcext:value-type="float">
            <text:p>23.9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4.70343428419833" calcext:value-type="float">
            <text:p>4.7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Epargne de gestion</text:p>
          </table:table-cell>
          <table:table-cell office:value-type="float" office:value="233.908140856477" calcext:value-type="float">
            <text:p>233.9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Concours de l'Etat</text:p>
          </table:table-cell>
          <table:table-cell office:value-type="float" office:value="331.345769139474" calcext:value-type="float">
            <text:p>331.3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Crédits de trésorerie</text:p>
          </table:table-cell>
          <table:table-cell office:value-type="float" office:value="181.86514751672" calcext:value-type="float">
            <text:p>181.9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26.39622921292" calcext:value-type="float">
            <text:p>1526.4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Dépenses d'équipement</text:p>
          </table:table-cell>
          <table:table-cell office:value-type="float" office:value="640.249830491909" calcext:value-type="float">
            <text:p>640.2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Dépenses d'intervention</text:p>
          </table:table-cell>
          <table:table-cell office:value-type="float" office:value="81.5807865231293" calcext:value-type="float">
            <text:p>81.6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660.957288708304" calcext:value-type="float">
            <text:p>661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Dépôts au Trésor</text:p>
          </table:table-cell>
          <table:table-cell office:value-type="float" office:value="24.4337786062358" calcext:value-type="float">
            <text:p>24.4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06.71404236306" calcext:value-type="float">
            <text:p>306.7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Encours de dette</text:p>
          </table:table-cell>
          <table:table-cell office:value-type="float" office:value="1950.16339742247" calcext:value-type="float">
            <text:p>1950.2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7.24033259330625" calcext:value-type="float">
            <text:p>7.2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2.359340398498" calcext:value-type="float">
            <text:p>112.4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41.7367408090032" calcext:value-type="float">
            <text:p>41.7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6.0040239321969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90.9391093145675" calcext:value-type="float">
            <text:p>90.9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94.3270422653207" calcext:value-type="float">
            <text:p>94.3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87.35351792122" calcext:value-type="float">
            <text:p>2187.4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Epargne brute</text:p>
          </table:table-cell>
          <table:table-cell office:value-type="float" office:value="195.609172565939" calcext:value-type="float">
            <text:p>195.6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Impôts et taxes</text:p>
          </table:table-cell>
          <table:table-cell office:value-type="float" office:value="1103.61417249613" calcext:value-type="float">
            <text:p>1103.6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942.21703709909" calcext:value-type="float">
            <text:p>1942.2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Frais de personnel</text:p>
          </table:table-cell>
          <table:table-cell office:value-type="float" office:value="931.146335190383" calcext:value-type="float">
            <text:p>931.1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83.7470104301931" calcext:value-type="float">
            <text:p>83.7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959.38477875983" calcext:value-type="float">
            <text:p>1959.4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227.968739161396" calcext:value-type="float">
            <text:p>-228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Emprunts hors GAD</text:p>
          </table:table-cell>
          <table:table-cell office:value-type="float" office:value="140.361882600986" calcext:value-type="float">
            <text:p>140.4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28.847438109999" calcext:value-type="float">
            <text:p>128.8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Annuité de la dette</text:p>
          </table:table-cell>
          <table:table-cell office:value-type="float" office:value="172.842069562546" calcext:value-type="float">
            <text:p>172.8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Dépenses d'investissement</text:p>
          </table:table-cell>
          <table:table-cell office:value-type="float" office:value="789.804726818302" calcext:value-type="float">
            <text:p>789.8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Dépenses totales</text:p>
          </table:table-cell>
          <table:table-cell office:value-type="float" office:value="2316.20095603122" calcext:value-type="float">
            <text:p>2316.2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Epargne nette</text:p>
          </table:table-cell>
          <table:table-cell office:value-type="float" office:value="66.7617344559405" calcext:value-type="float">
            <text:p>66.8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Flux net de dette</text:p>
          </table:table-cell>
          <table:table-cell office:value-type="float" office:value="11.514444490987" calcext:value-type="float">
            <text:p>11.5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Recettes d'investissement</text:p>
          </table:table-cell>
          <table:table-cell office:value-type="float" office:value="377.741259581955" calcext:value-type="float">
            <text:p>377.7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Recettes totales</text:p>
          </table:table-cell>
          <table:table-cell office:value-type="float" office:value="2099.74666136081" calcext:value-type="float">
            <text:p>2099.7</text:p>
          </table:table-cell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216.454294670409" calcext:value-type="float">
            <text:p>-216.5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93.1849489795918" calcext:value-type="float">
            <text:p>93.2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Autres impôts et taxes</text:p>
          </table:table-cell>
          <table:table-cell office:value-type="float" office:value="40.677193877551" calcext:value-type="float">
            <text:p>40.7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Charges financières</text:p>
          </table:table-cell>
          <table:table-cell office:value-type="float" office:value="14.5692813159747" calcext:value-type="float">
            <text:p>14.6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Achats et charges externes</text:p>
          </table:table-cell>
          <table:table-cell office:value-type="float" office:value="504.207023223082" calcext:value-type="float">
            <text:p>504.2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3.32353800140746" calcext:value-type="float">
            <text:p>3.3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FCTVA</text:p>
          </table:table-cell>
          <table:table-cell office:value-type="float" office:value="41.6289760731879" calcext:value-type="float">
            <text:p>41.6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Fiscalité reversée</text:p>
          </table:table-cell>
          <table:table-cell office:value-type="float" office:value="364.361233286418" calcext:value-type="float">
            <text:p>364.4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Fonds de roulement</text:p>
          </table:table-cell>
          <table:table-cell office:value-type="float" office:value="270.377653061225" calcext:value-type="float">
            <text:p>270.4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Impôts locaux</text:p>
          </table:table-cell>
          <table:table-cell office:value-type="float" office:value="1353.87346059113" calcext:value-type="float">
            <text:p>1353.9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14.456368754398" calcext:value-type="float">
            <text:p>114.5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Recettes de fonctionnement</text:p>
          </table:table-cell>
          <table:table-cell office:value-type="float" office:value="2304.00531491907" calcext:value-type="float">
            <text:p>2304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34.81392505278" calcext:value-type="float">
            <text:p>134.8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9.6204257565095" calcext:value-type="float">
            <text:p>19.6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47.5017593244194" calcext:value-type="float">
            <text:p>47.5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Epargne de gestion</text:p>
          </table:table-cell>
          <table:table-cell office:value-type="float" office:value="378.399556650246" calcext:value-type="float">
            <text:p>378.4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Concours de l'Etat</text:p>
          </table:table-cell>
          <table:table-cell office:value-type="float" office:value="561.097552779733" calcext:value-type="float">
            <text:p>561.1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940.58088494018" calcext:value-type="float">
            <text:p>1940.6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Dépenses d'équipement</text:p>
          </table:table-cell>
          <table:table-cell office:value-type="float" office:value="553.195035186488" calcext:value-type="float">
            <text:p>553.2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Dépenses d'intervention</text:p>
          </table:table-cell>
          <table:table-cell office:value-type="float" office:value="85.0244660450387" calcext:value-type="float">
            <text:p>85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600.705591133005" calcext:value-type="float">
            <text:p>600.7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Dépôts au Trésor</text:p>
          </table:table-cell>
          <table:table-cell office:value-type="float" office:value="364.803596059113" calcext:value-type="float">
            <text:p>364.8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43.317646023927" calcext:value-type="float">
            <text:p>443.3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Encours de dette</text:p>
          </table:table-cell>
          <table:table-cell office:value-type="float" office:value="277.184480999296" calcext:value-type="float">
            <text:p>277.2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466572836030964" calcext:value-type="float">
            <text:p>0.5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60.721001055595" calcext:value-type="float">
            <text:p>160.7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9.2687315270937" calcext:value-type="float">
            <text:p>29.3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00879662209711471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4.9281887755101" calcext:value-type="float">
            <text:p>24.9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541.28647607319" calcext:value-type="float">
            <text:p>2541.3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Epargne brute</text:p>
          </table:table-cell>
          <table:table-cell office:value-type="float" office:value="363.424429978888" calcext:value-type="float">
            <text:p>363.4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Impôts et taxes</text:p>
          </table:table-cell>
          <table:table-cell office:value-type="float" office:value="1394.55065446868" calcext:value-type="float">
            <text:p>1394.6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276.717908163265" calcext:value-type="float">
            <text:p>276.7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Frais de personnel</text:p>
          </table:table-cell>
          <table:table-cell office:value-type="float" office:value="1307.51138282899" calcext:value-type="float">
            <text:p>1307.5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62.70791783955" calcext:value-type="float">
            <text:p>162.7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438.81923997185" calcext:value-type="float">
            <text:p>2438.8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02.467236101337" calcext:value-type="float">
            <text:p>-102.5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Emprunts hors GAD</text:p>
          </table:table-cell>
          <table:table-cell office:value-type="float" office:value="263.898662913441" calcext:value-type="float">
            <text:p>263.9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70.9798566150598" calcext:value-type="float">
            <text:p>71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Annuité de la dette</text:p>
          </table:table-cell>
          <table:table-cell office:value-type="float" office:value="85.5491379310345" calcext:value-type="float">
            <text:p>85.5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Dépenses d'investissement</text:p>
          </table:table-cell>
          <table:table-cell office:value-type="float" office:value="671.685447748065" calcext:value-type="float">
            <text:p>671.7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Dépenses totales</text:p>
          </table:table-cell>
          <table:table-cell office:value-type="float" office:value="2612.26633268825" calcext:value-type="float">
            <text:p>2612.3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Epargne nette</text:p>
          </table:table-cell>
          <table:table-cell office:value-type="float" office:value="292.444573363828" calcext:value-type="float">
            <text:p>292.4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Flux net de dette</text:p>
          </table:table-cell>
          <table:table-cell office:value-type="float" office:value="192.918806298381" calcext:value-type="float">
            <text:p>192.9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Recettes d'investissement</text:p>
          </table:table-cell>
          <table:table-cell office:value-type="float" office:value="398.712587966221" calcext:value-type="float">
            <text:p>398.7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Recettes totales</text:p>
          </table:table-cell>
          <table:table-cell office:value-type="float" office:value="2702.71790288529" calcext:value-type="float">
            <text:p>2702.7</text:p>
          </table:table-cell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90.4515701970443" calcext:value-type="float">
            <text:p>90.5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99.6954680537689" calcext:value-type="float">
            <text:p>99.7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Autres impôts et taxes</text:p>
          </table:table-cell>
          <table:table-cell office:value-type="float" office:value="35.3931511829521" calcext:value-type="float">
            <text:p>35.4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Charges financières</text:p>
          </table:table-cell>
          <table:table-cell office:value-type="float" office:value="13.192299345601" calcext:value-type="float">
            <text:p>13.2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Achats et charges externes</text:p>
          </table:table-cell>
          <table:table-cell office:value-type="float" office:value="257.348726625277" calcext:value-type="float">
            <text:p>257.3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3.18730726923579" calcext:value-type="float">
            <text:p>3.2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FCTVA</text:p>
          </table:table-cell>
          <table:table-cell office:value-type="float" office:value="31.7923336502787" calcext:value-type="float">
            <text:p>31.8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Fiscalité reversée</text:p>
          </table:table-cell>
          <table:table-cell office:value-type="float" office:value="-123.916680649552" calcext:value-type="float">
            <text:p>-123.9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Fonds de roulement</text:p>
          </table:table-cell>
          <table:table-cell office:value-type="float" office:value="101.677440199862" calcext:value-type="float">
            <text:p>101.7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Impôts locaux</text:p>
          </table:table-cell>
          <table:table-cell office:value-type="float" office:value="761.647910956989" calcext:value-type="float">
            <text:p>761.6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4.1488338273953" calcext:value-type="float">
            <text:p>14.1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21.2692700934057" calcext:value-type="float">
            <text:p>21.3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614.29381788691" calcext:value-type="float">
            <text:p>1614.3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53.342963812294" calcext:value-type="float">
            <text:p>153.3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40.9342493055167" calcext:value-type="float">
            <text:p>40.9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26.8163502805899" calcext:value-type="float">
            <text:p>26.8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Epargne de gestion</text:p>
          </table:table-cell>
          <table:table-cell office:value-type="float" office:value="245.734981635811" calcext:value-type="float">
            <text:p>245.7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Concours de l'Etat</text:p>
          </table:table-cell>
          <table:table-cell office:value-type="float" office:value="512.353964613979" calcext:value-type="float">
            <text:p>512.4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81.66162406548" calcext:value-type="float">
            <text:p>1381.7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Dépenses d'équipement</text:p>
          </table:table-cell>
          <table:table-cell office:value-type="float" office:value="420.751355780525" calcext:value-type="float">
            <text:p>420.8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Dépenses d'intervention</text:p>
          </table:table-cell>
          <table:table-cell office:value-type="float" office:value="352.901149952458" calcext:value-type="float">
            <text:p>352.9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47.602010738856" calcext:value-type="float">
            <text:p>447.6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Dépôts au Trésor</text:p>
          </table:table-cell>
          <table:table-cell office:value-type="float" office:value="59.5252033111472" calcext:value-type="float">
            <text:p>59.5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95.017823517348" calcext:value-type="float">
            <text:p>495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Encours de dette</text:p>
          </table:table-cell>
          <table:table-cell office:value-type="float" office:value="407.978014430337" calcext:value-type="float">
            <text:p>408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5464384659843" calcext:value-type="float">
            <text:p>1.5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236.34526129351" calcext:value-type="float">
            <text:p>236.3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16.8765743796259" calcext:value-type="float">
            <text:p>16.9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0343046777411811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7.0171942875252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1.8551621082462" calcext:value-type="float">
            <text:p>21.9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829.26363480433" calcext:value-type="float">
            <text:p>1829.3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Epargne brute</text:p>
          </table:table-cell>
          <table:table-cell office:value-type="float" office:value="232.632193821429" calcext:value-type="float">
            <text:p>232.6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Impôts et taxes</text:p>
          </table:table-cell>
          <table:table-cell office:value-type="float" office:value="797.041062139941" calcext:value-type="float">
            <text:p>797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406.431575964353" calcext:value-type="float">
            <text:p>406.4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Frais de personnel</text:p>
          </table:table-cell>
          <table:table-cell office:value-type="float" office:value="741.342873762515" calcext:value-type="float">
            <text:p>741.3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41.5363355519511" calcext:value-type="float">
            <text:p>41.5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767.6367816992" calcext:value-type="float">
            <text:p>1767.6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61.6268531051328" calcext:value-type="float">
            <text:p>-61.6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Emprunts hors GAD</text:p>
          </table:table-cell>
          <table:table-cell office:value-type="float" office:value="0.0680821075004195" calcext:value-type="float">
            <text:p>0.1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56.4203469619852" calcext:value-type="float">
            <text:p>56.4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Annuité de la dette</text:p>
          </table:table-cell>
          <table:table-cell office:value-type="float" office:value="69.6126463075862" calcext:value-type="float">
            <text:p>69.6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Dépenses d'investissement</text:p>
          </table:table-cell>
          <table:table-cell office:value-type="float" office:value="504.022357700841" calcext:value-type="float">
            <text:p>504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Dépenses totales</text:p>
          </table:table-cell>
          <table:table-cell office:value-type="float" office:value="1885.68398176632" calcext:value-type="float">
            <text:p>1885.7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Epargne nette</text:p>
          </table:table-cell>
          <table:table-cell office:value-type="float" office:value="176.211846859444" calcext:value-type="float">
            <text:p>176.2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Flux net de dette</text:p>
          </table:table-cell>
          <table:table-cell office:value-type="float" office:value="-56.3522648544848" calcext:value-type="float">
            <text:p>-56.4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Recettes d'investissement</text:p>
          </table:table-cell>
          <table:table-cell office:value-type="float" office:value="153.411045919794" calcext:value-type="float">
            <text:p>153.4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Recettes totales</text:p>
          </table:table-cell>
          <table:table-cell office:value-type="float" office:value="1767.7048638067" calcext:value-type="float">
            <text:p>1767.7</text:p>
          </table:table-cell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17.979117959618" calcext:value-type="float">
            <text:p>-118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61.7964153556941" calcext:value-type="float">
            <text:p>61.8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Autres impôts et taxes</text:p>
          </table:table-cell>
          <table:table-cell office:value-type="float" office:value="46.1647348372415" calcext:value-type="float">
            <text:p>46.2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Charges financières</text:p>
          </table:table-cell>
          <table:table-cell office:value-type="float" office:value="5.49476427228653" calcext:value-type="float">
            <text:p>5.5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Achats et charges externes</text:p>
          </table:table-cell>
          <table:table-cell office:value-type="float" office:value="315.665344315821" calcext:value-type="float">
            <text:p>315.7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5598755812803" calcext:value-type="float">
            <text:p>2.6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FCTVA</text:p>
          </table:table-cell>
          <table:table-cell office:value-type="float" office:value="29.3445851884832" calcext:value-type="float">
            <text:p>29.3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Fiscalité reversée</text:p>
          </table:table-cell>
          <table:table-cell office:value-type="float" office:value="57.98857227664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Fonds de roulement</text:p>
          </table:table-cell>
          <table:table-cell office:value-type="float" office:value="339.893999703176" calcext:value-type="float">
            <text:p>339.9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Impôts locaux</text:p>
          </table:table-cell>
          <table:table-cell office:value-type="float" office:value="852.440585732661" calcext:value-type="float">
            <text:p>852.4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6.39920352231127" calcext:value-type="float">
            <text:p>6.4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Recettes de fonctionnement</text:p>
          </table:table-cell>
          <table:table-cell office:value-type="float" office:value="1358.348114673" calcext:value-type="float">
            <text:p>1358.3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98.5907994459286" calcext:value-type="float">
            <text:p>98.6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8.098779064015" calcext:value-type="float">
            <text:p>28.1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03588131987731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Epargne de gestion</text:p>
          </table:table-cell>
          <table:table-cell office:value-type="float" office:value="199.233309587415" calcext:value-type="float">
            <text:p>199.2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Concours de l'Etat</text:p>
          </table:table-cell>
          <table:table-cell office:value-type="float" office:value="255.920195161769" calcext:value-type="float">
            <text:p>255.9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164.6865944395" calcext:value-type="float">
            <text:p>1164.7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Dépenses d'équipement</text:p>
          </table:table-cell>
          <table:table-cell office:value-type="float" office:value="465.277219748689" calcext:value-type="float">
            <text:p>465.3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Dépenses d'intervention</text:p>
          </table:table-cell>
          <table:table-cell office:value-type="float" office:value="100.846030473929" calcext:value-type="float">
            <text:p>100.8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75.062404274265" calcext:value-type="float">
            <text:p>475.1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Dépôts au Trésor</text:p>
          </table:table-cell>
          <table:table-cell office:value-type="float" office:value="377.928307608588" calcext:value-type="float">
            <text:p>377.9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246.961116058178" calcext:value-type="float">
            <text:p>247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Encours de dette</text:p>
          </table:table-cell>
          <table:table-cell office:value-type="float" office:value="127.108855001484" calcext:value-type="float">
            <text:p>127.1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123261848224" calcext:value-type="float">
            <text:p>1.1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4.041648609874" calcext:value-type="float">
            <text:p>114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2.6896950133571" calcext:value-type="float">
            <text:p>32.7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6.74930320569897" calcext:value-type="float">
            <text:p>6.7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0.1562936578609" calcext:value-type="float">
            <text:p>30.2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7.44979890175126" calcext:value-type="float">
            <text:p>7.4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639.74899871376" calcext:value-type="float">
            <text:p>1639.7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Epargne brute</text:p>
          </table:table-cell>
          <table:table-cell office:value-type="float" office:value="193.661520233502" calcext:value-type="float">
            <text:p>193.7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Impôts et taxes</text:p>
          </table:table-cell>
          <table:table-cell office:value-type="float" office:value="898.605320569902" calcext:value-type="float">
            <text:p>898.6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25.98559315326" calcext:value-type="float">
            <text:p>126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Frais de personnel</text:p>
          </table:table-cell>
          <table:table-cell office:value-type="float" office:value="709.990760364104" calcext:value-type="float">
            <text:p>710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59.6246566735926" calcext:value-type="float">
            <text:p>59.6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456.93891411893" calcext:value-type="float">
            <text:p>1456.9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82.810084594835" calcext:value-type="float">
            <text:p>-182.8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Emprunts hors GAD</text:p>
          </table:table-cell>
          <table:table-cell office:value-type="float" office:value="0.0398540615415059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41.5415313644009" calcext:value-type="float">
            <text:p>41.5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Annuité de la dette</text:p>
          </table:table-cell>
          <table:table-cell office:value-type="float" office:value="47.0362956366875" calcext:value-type="float">
            <text:p>47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Dépenses d'investissement</text:p>
          </table:table-cell>
          <table:table-cell office:value-type="float" office:value="516.603935638666" calcext:value-type="float">
            <text:p>516.6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Dépenses totales</text:p>
          </table:table-cell>
          <table:table-cell office:value-type="float" office:value="1681.29053007816" calcext:value-type="float">
            <text:p>1681.3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Epargne nette</text:p>
          </table:table-cell>
          <table:table-cell office:value-type="float" office:value="152.119988869101" calcext:value-type="float">
            <text:p>152.1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Flux net de dette</text:p>
          </table:table-cell>
          <table:table-cell office:value-type="float" office:value="-41.5016773028594" calcext:value-type="float">
            <text:p>-41.5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Recettes d'investissement</text:p>
          </table:table-cell>
          <table:table-cell office:value-type="float" office:value="98.6306535074701" calcext:value-type="float">
            <text:p>98.6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Recettes totales</text:p>
          </table:table-cell>
          <table:table-cell office:value-type="float" office:value="1456.97876818047" calcext:value-type="float">
            <text:p>1457</text:p>
          </table:table-cell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224.311761897695" calcext:value-type="float">
            <text:p>-224.3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213.192170218894" calcext:value-type="float">
            <text:p>213.2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Autres impôts et taxes</text:p>
          </table:table-cell>
          <table:table-cell office:value-type="float" office:value="66.2124035138249" calcext:value-type="float">
            <text:p>66.2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Charges financières</text:p>
          </table:table-cell>
          <table:table-cell office:value-type="float" office:value="33.6851008064516" calcext:value-type="float">
            <text:p>33.7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Achats et charges externes</text:p>
          </table:table-cell>
          <table:table-cell office:value-type="float" office:value="395.14722062212" calcext:value-type="float">
            <text:p>395.1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6.12145449308756" calcext:value-type="float">
            <text:p>6.1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FCTVA</text:p>
          </table:table-cell>
          <table:table-cell office:value-type="float" office:value="62.5527980990783" calcext:value-type="float">
            <text:p>62.6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Fiscalité reversée</text:p>
          </table:table-cell>
          <table:table-cell office:value-type="float" office:value="80.8868087557604" calcext:value-type="float">
            <text:p>80.9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Fonds de roulement</text:p>
          </table:table-cell>
          <table:table-cell office:value-type="float" office:value="375.929248271889" calcext:value-type="float">
            <text:p>375.9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Impôts locaux</text:p>
          </table:table-cell>
          <table:table-cell office:value-type="float" office:value="1229.58269585253" calcext:value-type="float">
            <text:p>1229.6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2.65956221198157" calcext:value-type="float">
            <text:p>2.7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.68490783410138" calcext:value-type="float">
            <text:p>1.7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09.85745391705" calcext:value-type="float">
            <text:p>1709.9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77.429876152074" calcext:value-type="float">
            <text:p>277.4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8.2896860599078" calcext:value-type="float">
            <text:p>18.3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Epargne de gestion</text:p>
          </table:table-cell>
          <table:table-cell office:value-type="float" office:value="279.041589861751" calcext:value-type="float">
            <text:p>279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Concours de l'Etat</text:p>
          </table:table-cell>
          <table:table-cell office:value-type="float" office:value="99.0783957373272" calcext:value-type="float">
            <text:p>99.1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55.70205789171" calcext:value-type="float">
            <text:p>1455.7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Dépenses d'équipement</text:p>
          </table:table-cell>
          <table:table-cell office:value-type="float" office:value="633.169714861751" calcext:value-type="float">
            <text:p>633.2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Dépenses d'intervention</text:p>
          </table:table-cell>
          <table:table-cell office:value-type="float" office:value="52.2142497119816" calcext:value-type="float">
            <text:p>52.2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647.858654953917" calcext:value-type="float">
            <text:p>647.9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Dépôts au Trésor</text:p>
          </table:table-cell>
          <table:table-cell office:value-type="float" office:value="449.693918490783" calcext:value-type="float">
            <text:p>449.7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DETR</text:p>
          </table:table-cell>
          <table:table-cell office:value-type="float" office:value="3.77726094470046" calcext:value-type="float">
            <text:p>3.8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90.2973790322581" calcext:value-type="float">
            <text:p>90.3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Encours de dette</text:p>
          </table:table-cell>
          <table:table-cell office:value-type="float" office:value="1373.44019585253" calcext:value-type="float">
            <text:p>1373.4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67668778801843" calcext:value-type="float">
            <text:p>1.7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69.518659274194" calcext:value-type="float">
            <text:p>169.5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5.3902620967742" calcext:value-type="float">
            <text:p>35.4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4.6889400921659" calcext:value-type="float">
            <text:p>14.7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8.7871658986175" calcext:value-type="float">
            <text:p>28.8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.68490783410138" calcext:value-type="float">
            <text:p>1.7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03.56071284562" calcext:value-type="float">
            <text:p>2103.6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Epargne brute</text:p>
          </table:table-cell>
          <table:table-cell office:value-type="float" office:value="254.155396025346" calcext:value-type="float">
            <text:p>254.2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Impôts et taxes</text:p>
          </table:table-cell>
          <table:table-cell office:value-type="float" office:value="1295.79509936636" calcext:value-type="float">
            <text:p>1295.8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371.76350806452" calcext:value-type="float">
            <text:p>1371.8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Frais de personnel</text:p>
          </table:table-cell>
          <table:table-cell office:value-type="float" office:value="939.265224654378" calcext:value-type="float">
            <text:p>939.3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16.678133640553" calcext:value-type="float">
            <text:p>116.7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987.28733006912" calcext:value-type="float">
            <text:p>1987.3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16.273382776498" calcext:value-type="float">
            <text:p>-116.3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Emprunts hors GAD</text:p>
          </table:table-cell>
          <table:table-cell office:value-type="float" office:value="20.7373271889401" calcext:value-type="float">
            <text:p>20.7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80.1243822004608" calcext:value-type="float">
            <text:p>80.1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Annuité de la dette</text:p>
          </table:table-cell>
          <table:table-cell office:value-type="float" office:value="113.809483006912" calcext:value-type="float">
            <text:p>113.8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Dépenses d'investissement</text:p>
          </table:table-cell>
          <table:table-cell office:value-type="float" office:value="727.983037154378" calcext:value-type="float">
            <text:p>728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Dépenses totales</text:p>
          </table:table-cell>
          <table:table-cell office:value-type="float" office:value="2183.68509504608" calcext:value-type="float">
            <text:p>2183.7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Epargne nette</text:p>
          </table:table-cell>
          <table:table-cell office:value-type="float" office:value="174.031013824885" calcext:value-type="float">
            <text:p>174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Flux net de dette</text:p>
          </table:table-cell>
          <table:table-cell office:value-type="float" office:value="-59.3870550115207" calcext:value-type="float">
            <text:p>-59.4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Recettes d'investissement</text:p>
          </table:table-cell>
          <table:table-cell office:value-type="float" office:value="298.167203341014" calcext:value-type="float">
            <text:p>298.2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Recettes totales</text:p>
          </table:table-cell>
          <table:table-cell office:value-type="float" office:value="2008.02465725806" calcext:value-type="float">
            <text:p>2008</text:p>
          </table:table-cell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75.660437788018" calcext:value-type="float">
            <text:p>-175.7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Charges financièr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Achats et charges externes</text:p>
          </table:table-cell>
          <table:table-cell office:value-type="float" office:value="6.77191317516406" calcext:value-type="float">
            <text:p>6.8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FCTVA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Fonds de roulement</text:p>
          </table:table-cell>
          <table:table-cell office:value-type="float" office:value="-0.978374292622014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.0218042455963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Epargne de gestion</text:p>
          </table:table-cell>
          <table:table-cell office:value-type="float" office:value="-0.919525226493796" calcext:value-type="float">
            <text:p>-0.9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7.9346273811738" calcext:value-type="float">
            <text:p>17.9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Dépenses d'équipement</text:p>
          </table:table-cell>
          <table:table-cell office:value-type="float" office:value="4.10858285289195" calcext:value-type="float">
            <text:p>4.1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Dépenses d'interventi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.10858285289195" calcext:value-type="float">
            <text:p>4.1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Dépôts au Trésor</text:p>
          </table:table-cell>
          <table:table-cell office:value-type="float" office:value="10.9862097824065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Encours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6.9992266000691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0.114041286962988" calcext:value-type="float">
            <text:p>0.1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0.0225776455272469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2.0432102340657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Epargne brute</text:p>
          </table:table-cell>
          <table:table-cell office:value-type="float" office:value="-0.912823135577457" calcext:value-type="float">
            <text:p>-0.9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Impôts et tax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Frais de personnel</text:p>
          </table:table-cell>
          <table:table-cell office:value-type="float" office:value="11.0486729190467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7.0218042455963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5.02140598846941" calcext:value-type="float">
            <text:p>-5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Annuité de la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Dépenses d'investissement</text:p>
          </table:table-cell>
          <table:table-cell office:value-type="float" office:value="4.10858285289195" calcext:value-type="float">
            <text:p>4.1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Dépenses totales</text:p>
          </table:table-cell>
          <table:table-cell office:value-type="float" office:value="22.0432102340657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Epargne nette</text:p>
          </table:table-cell>
          <table:table-cell office:value-type="float" office:value="-0.912823135577457" calcext:value-type="float">
            <text:p>-0.9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Flux net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Recettes totales</text:p>
          </table:table-cell>
          <table:table-cell office:value-type="float" office:value="17.0218042455963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HEBERGEMENTS TOURISTIQUE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5.02140598846941" calcext:value-type="float">
            <text:p>-5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294.372998963492" calcext:value-type="float">
            <text:p>294.4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Autres impôts et taxes</text:p>
          </table:table-cell>
          <table:table-cell office:value-type="float" office:value="32.4018207992629" calcext:value-type="float">
            <text:p>32.4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Charges financières</text:p>
          </table:table-cell>
          <table:table-cell office:value-type="float" office:value="25.5235540711736" calcext:value-type="float">
            <text:p>25.5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526.67329609582" calcext:value-type="float">
            <text:p>526.7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0.0187723137164574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FCTVA</text:p>
          </table:table-cell>
          <table:table-cell office:value-type="float" office:value="15.8733617413336" calcext:value-type="float">
            <text:p>15.9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Fiscalité reversée</text:p>
          </table:table-cell>
          <table:table-cell office:value-type="float" office:value="1.65184959115513" calcext:value-type="float">
            <text:p>1.7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Fonds de roulement</text:p>
          </table:table-cell>
          <table:table-cell office:value-type="float" office:value="985.819236439019" calcext:value-type="float">
            <text:p>985.8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Impôts locaux</text:p>
          </table:table-cell>
          <table:table-cell office:value-type="float" office:value="916.980422664978" calcext:value-type="float">
            <text:p>917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2.3370954739145" calcext:value-type="float">
            <text:p>32.3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93.2857307382241" calcext:value-type="float">
            <text:p>93.3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63.30236899689" calcext:value-type="float">
            <text:p>1763.3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405.835442819302" calcext:value-type="float">
            <text:p>405.8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49.7620845329955" calcext:value-type="float">
            <text:p>49.8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.0273638143498791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Epargne de gestion</text:p>
          </table:table-cell>
          <table:table-cell office:value-type="float" office:value="130.087474375216" calcext:value-type="float">
            <text:p>130.1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Concours de l'Etat</text:p>
          </table:table-cell>
          <table:table-cell office:value-type="float" office:value="308.324311873776" calcext:value-type="float">
            <text:p>308.3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61.80973741794" calcext:value-type="float">
            <text:p>1661.8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Dépenses d'équipement</text:p>
          </table:table-cell>
          <table:table-cell office:value-type="float" office:value="522.76396637107" calcext:value-type="float">
            <text:p>522.8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Dépenses d'intervention</text:p>
          </table:table-cell>
          <table:table-cell office:value-type="float" office:value="129.66176551883" calcext:value-type="float">
            <text:p>129.7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522.79133018542" calcext:value-type="float">
            <text:p>522.8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Dépôts au Trésor</text:p>
          </table:table-cell>
          <table:table-cell office:value-type="float" office:value="909.506907750778" calcext:value-type="float">
            <text:p>909.5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275.968444086145" calcext:value-type="float">
            <text:p>276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Encours de dette</text:p>
          </table:table-cell>
          <table:table-cell office:value-type="float" office:value="1004.80538869054" calcext:value-type="float">
            <text:p>1004.8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31459403431994" calcext:value-type="float">
            <text:p>1.3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86.8934780605781" calcext:value-type="float">
            <text:p>86.9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9.7915513071516" calcext:value-type="float">
            <text:p>39.8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03.940448001843" calcext:value-type="float">
            <text:p>303.9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95.5890821144766" calcext:value-type="float">
            <text:p>95.6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84.60106760336" calcext:value-type="float">
            <text:p>2184.6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Epargne brute</text:p>
          </table:table-cell>
          <table:table-cell office:value-type="float" office:value="101.492631578947" calcext:value-type="float">
            <text:p>101.5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Impôts et taxes</text:p>
          </table:table-cell>
          <table:table-cell office:value-type="float" office:value="949.38224346424" calcext:value-type="float">
            <text:p>949.4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003.49079465622" calcext:value-type="float">
            <text:p>1003.5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Frais de personnel</text:p>
          </table:table-cell>
          <table:table-cell office:value-type="float" office:value="940.159570424968" calcext:value-type="float">
            <text:p>940.2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14.761887596453" calcext:value-type="float">
            <text:p>114.8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169.13781181619" calcext:value-type="float">
            <text:p>2169.1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5.4632557871702" calcext:value-type="float">
            <text:p>-15.5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58.9306253598987" calcext:value-type="float">
            <text:p>58.9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Annuité de la dette</text:p>
          </table:table-cell>
          <table:table-cell office:value-type="float" office:value="84.4541794310722" calcext:value-type="float">
            <text:p>84.5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581.721955545319" calcext:value-type="float">
            <text:p>581.7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Dépenses totales</text:p>
          </table:table-cell>
          <table:table-cell office:value-type="float" office:value="2243.53169296326" calcext:value-type="float">
            <text:p>2243.5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Epargne nette</text:p>
          </table:table-cell>
          <table:table-cell office:value-type="float" office:value="42.5620062190489" calcext:value-type="float">
            <text:p>42.6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Flux net de dette</text:p>
          </table:table-cell>
          <table:table-cell office:value-type="float" office:value="-58.9306253598987" calcext:value-type="float">
            <text:p>-58.9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Recettes d'investissement</text:p>
          </table:table-cell>
          <table:table-cell office:value-type="float" office:value="405.835442819302" calcext:value-type="float">
            <text:p>405.8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Recettes totales</text:p>
          </table:table-cell>
          <table:table-cell office:value-type="float" office:value="2169.13781181619" calcext:value-type="float">
            <text:p>2169.1</text:p>
          </table:table-cell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74.3938811470686" calcext:value-type="float">
            <text:p>-74.4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02.561324409482" calcext:value-type="float">
            <text:p>102.6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Autres impôts et taxes</text:p>
          </table:table-cell>
          <table:table-cell office:value-type="float" office:value="29.5277967391994" calcext:value-type="float">
            <text:p>29.5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Charges financières</text:p>
          </table:table-cell>
          <table:table-cell office:value-type="float" office:value="49.6683222313857" calcext:value-type="float">
            <text:p>49.7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Achats et charges externes</text:p>
          </table:table-cell>
          <table:table-cell office:value-type="float" office:value="374.100586605765" calcext:value-type="float">
            <text:p>374.1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0.000888155807904587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FCTVA</text:p>
          </table:table-cell>
          <table:table-cell office:value-type="float" office:value="72.1338245680814" calcext:value-type="float">
            <text:p>72.1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Fiscalité reversée</text:p>
          </table:table-cell>
          <table:table-cell office:value-type="float" office:value="216.189978219036" calcext:value-type="float">
            <text:p>216.2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Fonds de roulement</text:p>
          </table:table-cell>
          <table:table-cell office:value-type="float" office:value="88.4876214341602" calcext:value-type="float">
            <text:p>88.5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Impôts locaux</text:p>
          </table:table-cell>
          <table:table-cell office:value-type="float" office:value="926.957514009601" calcext:value-type="float">
            <text:p>927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32.170631436486" calcext:value-type="float">
            <text:p>132.2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89.3379646429402" calcext:value-type="float">
            <text:p>89.3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87.31579373639" calcext:value-type="float">
            <text:p>1787.3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320.85356488824" calcext:value-type="float">
            <text:p>320.9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0.8163632134323" calcext:value-type="float">
            <text:p>20.8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4.34794561103" calcext:value-type="float">
            <text:p>14.3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Epargne de gestion</text:p>
          </table:table-cell>
          <table:table-cell office:value-type="float" office:value="217.907163822453" calcext:value-type="float">
            <text:p>217.9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Concours de l'Etat</text:p>
          </table:table-cell>
          <table:table-cell office:value-type="float" office:value="555.898327095096" calcext:value-type="float">
            <text:p>555.9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19.28291167079" calcext:value-type="float">
            <text:p>1619.3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Dépenses d'équipement</text:p>
          </table:table-cell>
          <table:table-cell office:value-type="float" office:value="520.493080843325" calcext:value-type="float">
            <text:p>520.5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Dépenses d'intervention</text:p>
          </table:table-cell>
          <table:table-cell office:value-type="float" office:value="136.383119330077" calcext:value-type="float">
            <text:p>136.4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575.910788978409" calcext:value-type="float">
            <text:p>575.9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Dépôts au Trésor</text:p>
          </table:table-cell>
          <table:table-cell office:value-type="float" office:value="110.028750449365" calcext:value-type="float">
            <text:p>110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23.726807502802" calcext:value-type="float">
            <text:p>423.7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Encours de dette</text:p>
          </table:table-cell>
          <table:table-cell office:value-type="float" office:value="1552.79005286642" calcext:value-type="float">
            <text:p>1552.8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0550876525196134" calcext:value-type="float">
            <text:p>0.1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87.6174541648163" calcext:value-type="float">
            <text:p>87.6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0.2155006449703" calcext:value-type="float">
            <text:p>20.2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41.0697625240542" calcext:value-type="float">
            <text:p>41.1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7.408001015035" calcext:value-type="float">
            <text:p>27.4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46.158415910677" calcext:value-type="float">
            <text:p>146.2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95.1937006492" calcext:value-type="float">
            <text:p>2195.2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Epargne brute</text:p>
          </table:table-cell>
          <table:table-cell office:value-type="float" office:value="168.032882065596" calcext:value-type="float">
            <text:p>168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Impôts et taxes</text:p>
          </table:table-cell>
          <table:table-cell office:value-type="float" office:value="956.4853107488" calcext:value-type="float">
            <text:p>956.5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552.7349652139" calcext:value-type="float">
            <text:p>1552.7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Frais de personnel</text:p>
          </table:table-cell>
          <table:table-cell office:value-type="float" office:value="1038.91538285859" calcext:value-type="float">
            <text:p>1038.9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59.906700712639" calcext:value-type="float">
            <text:p>159.9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108.16935862463" calcext:value-type="float">
            <text:p>2108.2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87.0243420245723" calcext:value-type="float">
            <text:p>-87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Emprunts hors GAD</text:p>
          </table:table-cell>
          <table:table-cell office:value-type="float" office:value="404.322358265136" calcext:value-type="float">
            <text:p>404.3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27.569679206581" calcext:value-type="float">
            <text:p>127.6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Annuité de la dette</text:p>
          </table:table-cell>
          <table:table-cell office:value-type="float" office:value="177.238001437967" calcext:value-type="float">
            <text:p>177.2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Dépenses d'investissement</text:p>
          </table:table-cell>
          <table:table-cell office:value-type="float" office:value="703.48046818499" calcext:value-type="float">
            <text:p>703.5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Dépenses totales</text:p>
          </table:table-cell>
          <table:table-cell office:value-type="float" office:value="2322.76337985578" calcext:value-type="float">
            <text:p>2322.8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Epargne nette</text:p>
          </table:table-cell>
          <table:table-cell office:value-type="float" office:value="40.4632028590156" calcext:value-type="float">
            <text:p>40.5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Flux net de dette</text:p>
          </table:table-cell>
          <table:table-cell office:value-type="float" office:value="276.752679058555" calcext:value-type="float">
            <text:p>276.8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Recettes d'investissement</text:p>
          </table:table-cell>
          <table:table-cell office:value-type="float" office:value="725.175923153376" calcext:value-type="float">
            <text:p>725.2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Recettes totales</text:p>
          </table:table-cell>
          <table:table-cell office:value-type="float" office:value="2512.49171688976" calcext:value-type="float">
            <text:p>2512.5</text:p>
          </table:table-cell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89.728337033983" calcext:value-type="float">
            <text:p>189.7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57.780982259059" calcext:value-type="float">
            <text:p>157.8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Autres impôts et taxes</text:p>
          </table:table-cell>
          <table:table-cell office:value-type="float" office:value="42.771730255497" calcext:value-type="float">
            <text:p>42.8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Charges financières</text:p>
          </table:table-cell>
          <table:table-cell office:value-type="float" office:value="31.7925481197342" calcext:value-type="float">
            <text:p>31.8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Achats et charges externes</text:p>
          </table:table-cell>
          <table:table-cell office:value-type="float" office:value="422.286056065484" calcext:value-type="float">
            <text:p>422.3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8.31072813206384" calcext:value-type="float">
            <text:p>8.3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FCTVA</text:p>
          </table:table-cell>
          <table:table-cell office:value-type="float" office:value="37.4239848619769" calcext:value-type="float">
            <text:p>37.4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Fiscalité reversée</text:p>
          </table:table-cell>
          <table:table-cell office:value-type="float" office:value="332.390266456607" calcext:value-type="float">
            <text:p>332.4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Fonds de roulement</text:p>
          </table:table-cell>
          <table:table-cell office:value-type="float" office:value="136.195750736352" calcext:value-type="float">
            <text:p>136.2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Impôts locaux</text:p>
          </table:table-cell>
          <table:table-cell office:value-type="float" office:value="1288.98059798616" calcext:value-type="float">
            <text:p>1289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9.5460516131242" calcext:value-type="float">
            <text:p>19.5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25.9587976916227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61.05360110282" calcext:value-type="float">
            <text:p>1861.1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23.931499931502" calcext:value-type="float">
            <text:p>223.9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4.2265223645455" calcext:value-type="float">
            <text:p>24.2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5.8061139461607" calcext:value-type="float">
            <text:p>15.8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Epargne de gestion</text:p>
          </table:table-cell>
          <table:table-cell office:value-type="float" office:value="398.976763305706" calcext:value-type="float">
            <text:p>399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Concours de l'Etat</text:p>
          </table:table-cell>
          <table:table-cell office:value-type="float" office:value="348.782819199945" calcext:value-type="float">
            <text:p>348.8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95.96312093294" calcext:value-type="float">
            <text:p>1496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Dépenses d'équipement</text:p>
          </table:table-cell>
          <table:table-cell office:value-type="float" office:value="535.593196109323" calcext:value-type="float">
            <text:p>535.6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Dépenses d'intervention</text:p>
          </table:table-cell>
          <table:table-cell office:value-type="float" office:value="108.339780293171" calcext:value-type="float">
            <text:p>108.3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554.521796698404" calcext:value-type="float">
            <text:p>554.5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Dépôts au Trésor</text:p>
          </table:table-cell>
          <table:table-cell office:value-type="float" office:value="320.20069491061" calcext:value-type="float">
            <text:p>320.2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20.926039454757" calcext:value-type="float">
            <text:p>320.9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Encours de dette</text:p>
          </table:table-cell>
          <table:table-cell office:value-type="float" office:value="1441.99089201315" calcext:value-type="float">
            <text:p>1442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3.42220956914857" calcext:value-type="float">
            <text:p>3.4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2.357601376807" calcext:value-type="float">
            <text:p>112.4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5.7819843824921" calcext:value-type="float">
            <text:p>25.8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3.12248664292075" calcext:value-type="float">
            <text:p>3.1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2.7966033632441" calcext:value-type="float">
            <text:p>22.8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8.7265328104665" calcext:value-type="float">
            <text:p>28.7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050.48491763134" calcext:value-type="float">
            <text:p>2050.5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Epargne brute</text:p>
          </table:table-cell>
          <table:table-cell office:value-type="float" office:value="365.090480169875" calcext:value-type="float">
            <text:p>365.1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Impôts et taxes</text:p>
          </table:table-cell>
          <table:table-cell office:value-type="float" office:value="1331.75232824166" calcext:value-type="float">
            <text:p>1331.8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435.05816802521" calcext:value-type="float">
            <text:p>1435.1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Frais de personnel</text:p>
          </table:table-cell>
          <table:table-cell office:value-type="float" office:value="907.76275207206" calcext:value-type="float">
            <text:p>907.8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45.364248921159" calcext:value-type="float">
            <text:p>45.4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084.98510103432" calcext:value-type="float">
            <text:p>2085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34.5001834029726" calcext:value-type="float">
            <text:p>34.5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Emprunts hors GAD</text:p>
          </table:table-cell>
          <table:table-cell office:value-type="float" office:value="68.9712881019248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46.105467326529" calcext:value-type="float">
            <text:p>146.1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Annuité de la dette</text:p>
          </table:table-cell>
          <table:table-cell office:value-type="float" office:value="177.898015446263" calcext:value-type="float">
            <text:p>177.9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Dépenses d'investissement</text:p>
          </table:table-cell>
          <table:table-cell office:value-type="float" office:value="700.627264024933" calcext:value-type="float">
            <text:p>700.6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Dépenses totales</text:p>
          </table:table-cell>
          <table:table-cell office:value-type="float" office:value="2196.59038495787" calcext:value-type="float">
            <text:p>2196.6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Epargne nette</text:p>
          </table:table-cell>
          <table:table-cell office:value-type="float" office:value="218.985012843345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Flux net de dette</text:p>
          </table:table-cell>
          <table:table-cell office:value-type="float" office:value="-77.1341792246044" calcext:value-type="float">
            <text:p>-77.1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Recettes d'investissement</text:p>
          </table:table-cell>
          <table:table-cell office:value-type="float" office:value="292.902788033427" calcext:value-type="float">
            <text:p>292.9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Recettes totales</text:p>
          </table:table-cell>
          <table:table-cell office:value-type="float" office:value="2153.95638913624" calcext:value-type="float">
            <text:p>2154</text:p>
          </table:table-cell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2.6339958216318" calcext:value-type="float">
            <text:p>-42.6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381.712549428379" calcext:value-type="float">
            <text:p>381.7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Autres impôts et taxes</text:p>
          </table:table-cell>
          <table:table-cell office:value-type="float" office:value="74.0914949562878" calcext:value-type="float">
            <text:p>74.1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Charges financières</text:p>
          </table:table-cell>
          <table:table-cell office:value-type="float" office:value="38.1653019502354" calcext:value-type="float">
            <text:p>38.2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Achats et charges externes</text:p>
          </table:table-cell>
          <table:table-cell office:value-type="float" office:value="583.794905850706" calcext:value-type="float">
            <text:p>583.8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09395494283793" calcext:value-type="float">
            <text:p>2.1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FCTVA</text:p>
          </table:table-cell>
          <table:table-cell office:value-type="float" office:value="73.0846563550773" calcext:value-type="float">
            <text:p>73.1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Fiscalité reversée</text:p>
          </table:table-cell>
          <table:table-cell office:value-type="float" office:value="360.478076664425" calcext:value-type="float">
            <text:p>360.5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Fonds de roulement</text:p>
          </table:table-cell>
          <table:table-cell office:value-type="float" office:value="-136.336019502354" calcext:value-type="float">
            <text:p>-136.3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Impôts locaux</text:p>
          </table:table-cell>
          <table:table-cell office:value-type="float" office:value="1312.99361129792" calcext:value-type="float">
            <text:p>1313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1.0145258910558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98.2078009414929" calcext:value-type="float">
            <text:p>98.2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73.69690450572" calcext:value-type="float">
            <text:p>1773.7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553.00500672495" calcext:value-type="float">
            <text:p>553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42.0722017484869" calcext:value-type="float">
            <text:p>42.1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Epargne de gestion</text:p>
          </table:table-cell>
          <table:table-cell office:value-type="float" office:value="56.0086186953598" calcext:value-type="float">
            <text:p>56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Concours de l'Etat</text:p>
          </table:table-cell>
          <table:table-cell office:value-type="float" office:value="122.119845998655" calcext:value-type="float">
            <text:p>122.1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755.23145796907" calcext:value-type="float">
            <text:p>1755.2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Dépenses d'équipement</text:p>
          </table:table-cell>
          <table:table-cell office:value-type="float" office:value="345.599360457297" calcext:value-type="float">
            <text:p>345.6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Dépenses d'intervention</text:p>
          </table:table-cell>
          <table:table-cell office:value-type="float" office:value="132.896145258911" calcext:value-type="float">
            <text:p>132.9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74.180396099529" calcext:value-type="float">
            <text:p>374.2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Dépôts au Trésor</text:p>
          </table:table-cell>
          <table:table-cell office:value-type="float" office:value="53.8140605245461" calcext:value-type="float">
            <text:p>53.8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09.011365164761" calcext:value-type="float">
            <text:p>109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Encours de dette</text:p>
          </table:table-cell>
          <table:table-cell office:value-type="float" office:value="1126.98513786147" calcext:value-type="float">
            <text:p>1127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882917283120377" calcext:value-type="float">
            <text:p>0.9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65.515084734365" calcext:value-type="float">
            <text:p>165.5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79.1535722932078" calcext:value-type="float">
            <text:p>79.2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28.5810356422327" calcext:value-type="float">
            <text:p>28.6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5.0703866845998" calcext:value-type="float">
            <text:p>25.1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98.2078009414929" calcext:value-type="float">
            <text:p>98.2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29.41185406859" calcext:value-type="float">
            <text:p>2129.4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Epargne brute</text:p>
          </table:table-cell>
          <table:table-cell office:value-type="float" office:value="18.465446536651" calcext:value-type="float">
            <text:p>18.5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Impôts et taxes</text:p>
          </table:table-cell>
          <table:table-cell office:value-type="float" office:value="1387.0851062542" calcext:value-type="float">
            <text:p>1387.1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126.10222057835" calcext:value-type="float">
            <text:p>1126.1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Frais de personnel</text:p>
          </table:table-cell>
          <table:table-cell office:value-type="float" office:value="921.221532616005" calcext:value-type="float">
            <text:p>921.2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73.9064808338938" calcext:value-type="float">
            <text:p>73.9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326.70191123067" calcext:value-type="float">
            <text:p>2326.7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97.290057162072" calcext:value-type="float">
            <text:p>197.3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86.560832548756" calcext:value-type="float">
            <text:p>186.6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Annuité de la dette</text:p>
          </table:table-cell>
          <table:table-cell office:value-type="float" office:value="224.726134498991" calcext:value-type="float">
            <text:p>224.7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Dépenses d'investissement</text:p>
          </table:table-cell>
          <table:table-cell office:value-type="float" office:value="560.741228648285" calcext:value-type="float">
            <text:p>560.7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Dépenses totales</text:p>
          </table:table-cell>
          <table:table-cell office:value-type="float" office:value="2315.97268661735" calcext:value-type="float">
            <text:p>2316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Epargne nette</text:p>
          </table:table-cell>
          <table:table-cell office:value-type="float" office:value="-168.095386012105" calcext:value-type="float">
            <text:p>-168.1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Flux net de dette</text:p>
          </table:table-cell>
          <table:table-cell office:value-type="float" office:value="-186.560832548756" calcext:value-type="float">
            <text:p>-186.6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Recettes d'investissement</text:p>
          </table:table-cell>
          <table:table-cell office:value-type="float" office:value="553.00500672495" calcext:value-type="float">
            <text:p>553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Recettes totales</text:p>
          </table:table-cell>
          <table:table-cell office:value-type="float" office:value="2326.70191123067" calcext:value-type="float">
            <text:p>2326.7</text:p>
          </table:table-cell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0.7292246133159" calcext:value-type="float">
            <text:p>10.7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91.5690439307042" calcext:value-type="float">
            <text:p>91.6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Autres impôts et taxes</text:p>
          </table:table-cell>
          <table:table-cell office:value-type="float" office:value="72.1847673387335" calcext:value-type="float">
            <text:p>72.2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Charges financières</text:p>
          </table:table-cell>
          <table:table-cell office:value-type="float" office:value="13.9328871282445" calcext:value-type="float">
            <text:p>13.9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500.189203571217" calcext:value-type="float">
            <text:p>500.2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.963425175900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FCTVA</text:p>
          </table:table-cell>
          <table:table-cell office:value-type="float" office:value="30.1001519541181" calcext:value-type="float">
            <text:p>30.1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Fiscalité reversée</text:p>
          </table:table-cell>
          <table:table-cell office:value-type="float" office:value="-46.3659315319577" calcext:value-type="float">
            <text:p>-46.4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Fonds de roulement</text:p>
          </table:table-cell>
          <table:table-cell office:value-type="float" office:value="312.564559214805" calcext:value-type="float">
            <text:p>312.6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Impôts locaux</text:p>
          </table:table-cell>
          <table:table-cell office:value-type="float" office:value="1054.78010997458" calcext:value-type="float">
            <text:p>1054.8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4.4586412818542" calcext:value-type="float">
            <text:p>4.5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682.33592502808" calcext:value-type="float">
            <text:p>1682.3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52.019680127712" calcext:value-type="float">
            <text:p>152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5.2610358895524" calcext:value-type="float">
            <text:p>25.3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9.6839117838349" calcext:value-type="float">
            <text:p>39.7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Epargne de gestion</text:p>
          </table:table-cell>
          <table:table-cell office:value-type="float" office:value="237.271954118134" calcext:value-type="float">
            <text:p>237.3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Concours de l'Etat</text:p>
          </table:table-cell>
          <table:table-cell office:value-type="float" office:value="314.667971974221" calcext:value-type="float">
            <text:p>314.7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59.14679418199" calcext:value-type="float">
            <text:p>1459.1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Dépenses d'équipement</text:p>
          </table:table-cell>
          <table:table-cell office:value-type="float" office:value="602.124121090286" calcext:value-type="float">
            <text:p>602.1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Dépenses d'intervention</text:p>
          </table:table-cell>
          <table:table-cell office:value-type="float" office:value="120.640938922722" calcext:value-type="float">
            <text:p>120.6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672.158517117011" calcext:value-type="float">
            <text:p>672.2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Dépôts au Trésor</text:p>
          </table:table-cell>
          <table:table-cell office:value-type="float" office:value="298.813065097854" calcext:value-type="float">
            <text:p>298.8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08.245905516467" calcext:value-type="float">
            <text:p>308.2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Encours de dette</text:p>
          </table:table-cell>
          <table:table-cell office:value-type="float" office:value="923.56173298646" calcext:value-type="float">
            <text:p>923.6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0506764027671" calcext:value-type="float">
            <text:p>2.1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32.215597469402" calcext:value-type="float">
            <text:p>132.2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2.5489144445103" calcext:value-type="float">
            <text:p>22.5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30.3504842428901" calcext:value-type="float">
            <text:p>30.4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6.5113876899427" calcext:value-type="float">
            <text:p>36.5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30.3504842428901" calcext:value-type="float">
            <text:p>30.4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31.305311299" calcext:value-type="float">
            <text:p>2131.3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Epargne brute</text:p>
          </table:table-cell>
          <table:table-cell office:value-type="float" office:value="223.189130846095" calcext:value-type="float">
            <text:p>223.2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Impôts et taxes</text:p>
          </table:table-cell>
          <table:table-cell office:value-type="float" office:value="1126.96487731331" calcext:value-type="float">
            <text:p>1127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921.511056583693" calcext:value-type="float">
            <text:p>921.5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Frais de personnel</text:p>
          </table:table-cell>
          <table:table-cell office:value-type="float" office:value="801.834850115296" calcext:value-type="float">
            <text:p>801.8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71.9760905812097" calcext:value-type="float">
            <text:p>72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834.3556051558" calcext:value-type="float">
            <text:p>1834.4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296.949706143203" calcext:value-type="float">
            <text:p>-296.9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Emprunts hors GAD</text:p>
          </table:table-cell>
          <table:table-cell office:value-type="float" office:value="354.756696032638" calcext:value-type="float">
            <text:p>354.8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73.9241577484775" calcext:value-type="float">
            <text:p>73.9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Annuité de la dette</text:p>
          </table:table-cell>
          <table:table-cell office:value-type="float" office:value="87.857044876722" calcext:value-type="float">
            <text:p>87.9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746.082674865488" calcext:value-type="float">
            <text:p>746.1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Dépenses totales</text:p>
          </table:table-cell>
          <table:table-cell office:value-type="float" office:value="2205.22946904748" calcext:value-type="float">
            <text:p>2205.2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Epargne nette</text:p>
          </table:table-cell>
          <table:table-cell office:value-type="float" office:value="149.264973097617" calcext:value-type="float">
            <text:p>149.3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Flux net de dette</text:p>
          </table:table-cell>
          <table:table-cell office:value-type="float" office:value="280.83253828416" calcext:value-type="float">
            <text:p>280.8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Recettes d'investissement</text:p>
          </table:table-cell>
          <table:table-cell office:value-type="float" office:value="506.77637616035" calcext:value-type="float">
            <text:p>506.8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Recettes totales</text:p>
          </table:table-cell>
          <table:table-cell office:value-type="float" office:value="2189.11230118844" calcext:value-type="float">
            <text:p>2189.1</text:p>
          </table:table-cell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6.1171678590431" calcext:value-type="float">
            <text:p>-16.1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6.2648302174743" calcext:value-type="float">
            <text:p>86.3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Autres impôts et taxes</text:p>
          </table:table-cell>
          <table:table-cell office:value-type="float" office:value="70.8833384204502" calcext:value-type="float">
            <text:p>70.9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Charges financières</text:p>
          </table:table-cell>
          <table:table-cell office:value-type="float" office:value="28.8486048581966" calcext:value-type="float">
            <text:p>28.8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Achats et charges externes</text:p>
          </table:table-cell>
          <table:table-cell office:value-type="float" office:value="364.4177091017" calcext:value-type="float">
            <text:p>364.4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.71817245326211" calcext:value-type="float">
            <text:p>1.7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FCTVA</text:p>
          </table:table-cell>
          <table:table-cell office:value-type="float" office:value="36.959947857052" calcext:value-type="float">
            <text:p>37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Fiscalité reversée</text:p>
          </table:table-cell>
          <table:table-cell office:value-type="float" office:value="51.0973758955445" calcext:value-type="float">
            <text:p>51.1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Fonds de roulement</text:p>
          </table:table-cell>
          <table:table-cell office:value-type="float" office:value="368.797341557506" calcext:value-type="float">
            <text:p>368.8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Fonds de soutien aux emprunts à risque</text:p>
          </table:table-cell>
          <table:table-cell office:value-type="float" office:value="128.918817245326" calcext:value-type="float">
            <text:p>128.9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Impôts locaux</text:p>
          </table:table-cell>
          <table:table-cell office:value-type="float" office:value="1239.53597015558" calcext:value-type="float">
            <text:p>1239.5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0.7661198016024" calcext:value-type="float">
            <text:p>10.8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01.815931154352" calcext:value-type="float">
            <text:p>101.8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75.17101403196" calcext:value-type="float">
            <text:p>1775.2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25.040709228878" calcext:value-type="float">
            <text:p>225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2.0414171859765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68155496205859" calcext:value-type="float">
            <text:p>3.7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Epargne de gestion</text:p>
          </table:table-cell>
          <table:table-cell office:value-type="float" office:value="210.496751028022" calcext:value-type="float">
            <text:p>210.5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Concours de l'Etat</text:p>
          </table:table-cell>
          <table:table-cell office:value-type="float" office:value="144.355800161092" calcext:value-type="float">
            <text:p>144.4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68.24579846539" calcext:value-type="float">
            <text:p>1568.2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Dépenses d'équipement</text:p>
          </table:table-cell>
          <table:table-cell office:value-type="float" office:value="421.1245063377" calcext:value-type="float">
            <text:p>421.1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Dépenses d'intervention</text:p>
          </table:table-cell>
          <table:table-cell office:value-type="float" office:value="135.281270931366" calcext:value-type="float">
            <text:p>135.3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33.419930476069" calcext:value-type="float">
            <text:p>433.4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Dépôts au Trésor</text:p>
          </table:table-cell>
          <table:table-cell office:value-type="float" office:value="401.663894187969" calcext:value-type="float">
            <text:p>401.7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31.871507906228" calcext:value-type="float">
            <text:p>131.9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Encours de dette</text:p>
          </table:table-cell>
          <table:table-cell office:value-type="float" office:value="761.138352198058" calcext:value-type="float">
            <text:p>761.1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4.6589825766247" calcext:value-type="float">
            <text:p>14.7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57.56726906609" calcext:value-type="float">
            <text:p>157.6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5.8712153970068" calcext:value-type="float">
            <text:p>25.9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8.61386917631103" calcext:value-type="float">
            <text:p>8.6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52.842390944932" calcext:value-type="float">
            <text:p>52.8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01.815931154352" calcext:value-type="float">
            <text:p>101.8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001.66572894146" calcext:value-type="float">
            <text:p>2001.7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Epargne brute</text:p>
          </table:table-cell>
          <table:table-cell office:value-type="float" office:value="206.925215566578" calcext:value-type="float">
            <text:p>206.9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Impôts et taxes</text:p>
          </table:table-cell>
          <table:table-cell office:value-type="float" office:value="1310.41930857603" calcext:value-type="float">
            <text:p>1310.4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746.479369621434" calcext:value-type="float">
            <text:p>746.5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Frais de personnel</text:p>
          </table:table-cell>
          <table:table-cell office:value-type="float" office:value="1013.82699817712" calcext:value-type="float">
            <text:p>1013.8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09.986245283819" calcext:value-type="float">
            <text:p>110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000.21172326084" calcext:value-type="float">
            <text:p>2000.2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.45400568061381" calcext:value-type="float">
            <text:p>-1.5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58.4678439102972" calcext:value-type="float">
            <text:p>58.5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Annuité de la dette</text:p>
          </table:table-cell>
          <table:table-cell office:value-type="float" office:value="87.3164487684938" calcext:value-type="float">
            <text:p>87.3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Dépenses d'investissement</text:p>
          </table:table-cell>
          <table:table-cell office:value-type="float" office:value="491.887774386367" calcext:value-type="float">
            <text:p>491.9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Dépenses totales</text:p>
          </table:table-cell>
          <table:table-cell office:value-type="float" office:value="2060.13357285175" calcext:value-type="float">
            <text:p>2060.1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Epargne nette</text:p>
          </table:table-cell>
          <table:table-cell office:value-type="float" office:value="148.457371656281" calcext:value-type="float">
            <text:p>148.5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Flux net de dette</text:p>
          </table:table-cell>
          <table:table-cell office:value-type="float" office:value="-58.4678439102972" calcext:value-type="float">
            <text:p>-58.5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Recettes d'investissement</text:p>
          </table:table-cell>
          <table:table-cell office:value-type="float" office:value="225.040709228878" calcext:value-type="float">
            <text:p>225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Recettes totales</text:p>
          </table:table-cell>
          <table:table-cell office:value-type="float" office:value="2000.21172326084" calcext:value-type="float">
            <text:p>2000.2</text:p>
          </table:table-cell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59.921849590911" calcext:value-type="float">
            <text:p>-59.9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6.7374365419482" calcext:value-type="float">
            <text:p>86.7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impôts et taxes</text:p>
          </table:table-cell>
          <table:table-cell office:value-type="float" office:value="50.8703531399374" calcext:value-type="float">
            <text:p>50.9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Charges financières</text:p>
          </table:table-cell>
          <table:table-cell office:value-type="float" office:value="4.2293303939344" calcext:value-type="float">
            <text:p>4.2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332.821545244767" calcext:value-type="float">
            <text:p>332.8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7742133673974" calcext:value-type="float">
            <text:p>2.8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FCTVA</text:p>
          </table:table-cell>
          <table:table-cell office:value-type="float" office:value="30.1486982858085" calcext:value-type="float">
            <text:p>30.1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Fiscalité reversée</text:p>
          </table:table-cell>
          <table:table-cell office:value-type="float" office:value="182.112741058184" calcext:value-type="float">
            <text:p>182.1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Fonds de roulement</text:p>
          </table:table-cell>
          <table:table-cell office:value-type="float" office:value="250.248494725565" calcext:value-type="float">
            <text:p>250.2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Impôts locaux</text:p>
          </table:table-cell>
          <table:table-cell office:value-type="float" office:value="1067.4750700511" calcext:value-type="float">
            <text:p>1067.5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5.954631613647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563.0412790506" calcext:value-type="float">
            <text:p>1563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19.701140184605" calcext:value-type="float">
            <text:p>119.7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60.2372086698533" calcext:value-type="float">
            <text:p>60.2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Epargne de gestion</text:p>
          </table:table-cell>
          <table:table-cell office:value-type="float" office:value="201.101293472886" calcext:value-type="float">
            <text:p>201.1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Concours de l'Etat</text:p>
          </table:table-cell>
          <table:table-cell office:value-type="float" office:value="113.598179083567" calcext:value-type="float">
            <text:p>113.6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66.73914949728" calcext:value-type="float">
            <text:p>1366.7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d'équipement</text:p>
          </table:table-cell>
          <table:table-cell office:value-type="float" office:value="271.760059749464" calcext:value-type="float">
            <text:p>271.8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d'intervention</text:p>
          </table:table-cell>
          <table:table-cell office:value-type="float" office:value="134.697092055382" calcext:value-type="float">
            <text:p>134.7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273.575059749464" calcext:value-type="float">
            <text:p>273.6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Dépôts au Trésor</text:p>
          </table:table-cell>
          <table:table-cell office:value-type="float" office:value="269.843331135652" calcext:value-type="float">
            <text:p>269.8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04.869334102522" calcext:value-type="float">
            <text:p>104.9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Encours de dette</text:p>
          </table:table-cell>
          <table:table-cell office:value-type="float" office:value="329.520243530575" calcext:value-type="float">
            <text:p>329.5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29677764957969" calcext:value-type="float">
            <text:p>1.3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55.630913960771" calcext:value-type="float">
            <text:p>155.6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9.219387671007" calcext:value-type="float">
            <text:p>29.2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.815" calcext:value-type="float">
            <text:p>1.8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51.090331300478" calcext:value-type="float">
            <text:p>51.1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.81500535684852" calcext:value-type="float">
            <text:p>2.8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640.31420924674" calcext:value-type="float">
            <text:p>1640.3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Epargne brute</text:p>
          </table:table-cell>
          <table:table-cell office:value-type="float" office:value="196.302129553321" calcext:value-type="float">
            <text:p>196.3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Impôts et taxes</text:p>
          </table:table-cell>
          <table:table-cell office:value-type="float" office:value="1118.34542319103" calcext:value-type="float">
            <text:p>1118.3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328.223465880996" calcext:value-type="float">
            <text:p>328.2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Frais de personnel</text:p>
          </table:table-cell>
          <table:table-cell office:value-type="float" office:value="865.771794132191" calcext:value-type="float">
            <text:p>865.8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24.376431514752" calcext:value-type="float">
            <text:p>124.4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682.74241923521" calcext:value-type="float">
            <text:p>1682.7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42.4282099884622" calcext:value-type="float">
            <text:p>42.4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Emprunts hors GAD</text:p>
          </table:table-cell>
          <table:table-cell office:value-type="float" office:value="33.0066194165156" calcext:value-type="float">
            <text:p>33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50.4490802703148" calcext:value-type="float">
            <text:p>50.4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Annuité de la dette</text:p>
          </table:table-cell>
          <table:table-cell office:value-type="float" office:value="54.6784106642492" calcext:value-type="float">
            <text:p>54.7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324.024140019779" calcext:value-type="float">
            <text:p>324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totales</text:p>
          </table:table-cell>
          <table:table-cell office:value-type="float" office:value="1690.76328951706" calcext:value-type="float">
            <text:p>1690.8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Epargne nette</text:p>
          </table:table-cell>
          <table:table-cell office:value-type="float" office:value="145.853049283006" calcext:value-type="float">
            <text:p>145.9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Flux net de dette</text:p>
          </table:table-cell>
          <table:table-cell office:value-type="float" office:value="-17.4424608537992" calcext:value-type="float">
            <text:p>-17.4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Recettes d'investissement</text:p>
          </table:table-cell>
          <table:table-cell office:value-type="float" office:value="152.707759601121" calcext:value-type="float">
            <text:p>152.7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Recettes totales</text:p>
          </table:table-cell>
          <table:table-cell office:value-type="float" office:value="1715.74903865172" calcext:value-type="float">
            <text:p>1715.7</text:p>
          </table:table-cell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24.9857491346628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72.4651389069194" calcext:value-type="float">
            <text:p>72.5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Autres impôts et taxes</text:p>
          </table:table-cell>
          <table:table-cell office:value-type="float" office:value="51.4024157254749" calcext:value-type="float">
            <text:p>51.4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Charges financières</text:p>
          </table:table-cell>
          <table:table-cell office:value-type="float" office:value="18.4108529144489" calcext:value-type="float">
            <text:p>18.4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Achats et charges externes</text:p>
          </table:table-cell>
          <table:table-cell office:value-type="float" office:value="341.741225063828" calcext:value-type="float">
            <text:p>341.7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8674453676057" calcext:value-type="float">
            <text:p>5.9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FCTVA</text:p>
          </table:table-cell>
          <table:table-cell office:value-type="float" office:value="33.3093801116448" calcext:value-type="float">
            <text:p>33.3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Fiscalité reversée</text:p>
          </table:table-cell>
          <table:table-cell office:value-type="float" office:value="137.058450820027" calcext:value-type="float">
            <text:p>137.1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Fonds de roulement</text:p>
          </table:table-cell>
          <table:table-cell office:value-type="float" office:value="232.256331948591" calcext:value-type="float">
            <text:p>232.3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Impôts locaux</text:p>
          </table:table-cell>
          <table:table-cell office:value-type="float" office:value="1079.78245445497" calcext:value-type="float">
            <text:p>1079.8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4.73250681552642" calcext:value-type="float">
            <text:p>4.7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256569951101303" calcext:value-type="float">
            <text:p>0.3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Recettes de fonctionnement</text:p>
          </table:table-cell>
          <table:table-cell office:value-type="float" office:value="1604.05943528495" calcext:value-type="float">
            <text:p>1604.1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07.650969535679" calcext:value-type="float">
            <text:p>107.7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4.1150049764161" calcext:value-type="float">
            <text:p>24.1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4.47258384179324" calcext:value-type="float">
            <text:p>4.5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Epargne de gestion</text:p>
          </table:table-cell>
          <table:table-cell office:value-type="float" office:value="218.674649270847" calcext:value-type="float">
            <text:p>218.7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Concours de l'Etat</text:p>
          </table:table-cell>
          <table:table-cell office:value-type="float" office:value="167.794248777533" calcext:value-type="float">
            <text:p>167.8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01.53065191051" calcext:value-type="float">
            <text:p>1401.5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Dépenses d'équipement</text:p>
          </table:table-cell>
          <table:table-cell office:value-type="float" office:value="364.866733956467" calcext:value-type="float">
            <text:p>364.9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Dépenses d'intervention</text:p>
          </table:table-cell>
          <table:table-cell office:value-type="float" office:value="101.081758838548" calcext:value-type="float">
            <text:p>101.1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71.359608377688" calcext:value-type="float">
            <text:p>371.4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Dépôts au Trésor</text:p>
          </table:table-cell>
          <table:table-cell office:value-type="float" office:value="232.804676316587" calcext:value-type="float">
            <text:p>232.8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57.1942965944" calcext:value-type="float">
            <text:p>157.2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Encours de dette</text:p>
          </table:table-cell>
          <table:table-cell office:value-type="float" office:value="814.523177549872" calcext:value-type="float">
            <text:p>814.5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15946687437795" calcext:value-type="float">
            <text:p>1.2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29.54023324246" calcext:value-type="float">
            <text:p>129.5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2.3958704400883" calcext:value-type="float">
            <text:p>22.4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2.02029057942791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0.9814797265135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.87645051711457" calcext:value-type="float">
            <text:p>1.9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772.8902602882" calcext:value-type="float">
            <text:p>1772.9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Epargne brute</text:p>
          </table:table-cell>
          <table:table-cell office:value-type="float" office:value="202.528783374443" calcext:value-type="float">
            <text:p>202.5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Impôts et taxes</text:p>
          </table:table-cell>
          <table:table-cell office:value-type="float" office:value="1131.18487018045" calcext:value-type="float">
            <text:p>1131.2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813.363710675494" calcext:value-type="float">
            <text:p>813.4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Frais de personnel</text:p>
          </table:table-cell>
          <table:table-cell office:value-type="float" office:value="917.900944653598" calcext:value-type="float">
            <text:p>917.9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54.558603357999" calcext:value-type="float">
            <text:p>154.6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711.71040482063" calcext:value-type="float">
            <text:p>1711.7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61.1798554675668" calcext:value-type="float">
            <text:p>-61.2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Emprunts hors GAD</text:p>
          </table:table-cell>
          <table:table-cell office:value-type="float" office:value="96.2309057077329" calcext:value-type="float">
            <text:p>96.2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59.5421945995067" calcext:value-type="float">
            <text:p>59.5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Annuité de la dette</text:p>
          </table:table-cell>
          <table:table-cell office:value-type="float" office:value="77.9530475139556" calcext:value-type="float">
            <text:p>78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Dépenses d'investissement</text:p>
          </table:table-cell>
          <table:table-cell office:value-type="float" office:value="430.901802977195" calcext:value-type="float">
            <text:p>430.9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Dépenses totales</text:p>
          </table:table-cell>
          <table:table-cell office:value-type="float" office:value="1832.43245488771" calcext:value-type="float">
            <text:p>1832.4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Epargne nette</text:p>
          </table:table-cell>
          <table:table-cell office:value-type="float" office:value="142.986588774936" calcext:value-type="float">
            <text:p>143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Flux net de dette</text:p>
          </table:table-cell>
          <table:table-cell office:value-type="float" office:value="36.6887111082262" calcext:value-type="float">
            <text:p>36.7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Recettes d'investissement</text:p>
          </table:table-cell>
          <table:table-cell office:value-type="float" office:value="203.881875243412" calcext:value-type="float">
            <text:p>203.9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Recettes totales</text:p>
          </table:table-cell>
          <table:table-cell office:value-type="float" office:value="1807.94131052837" calcext:value-type="float">
            <text:p>1807.9</text:p>
          </table:table-cell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24.4911443593403" calcext:value-type="float">
            <text:p>-24.5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Autres impôts et taxes</text:p>
          </table:table-cell>
          <table:table-cell office:value-type="float" office:value="5.3298508814843" calcext:value-type="float">
            <text:p>5.3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Charges financièr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Achats et charges externes</text:p>
          </table:table-cell>
          <table:table-cell office:value-type="float" office:value="1.20533963870921" calcext:value-type="float">
            <text:p>1.2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FCTVA</text:p>
          </table:table-cell>
          <table:table-cell office:value-type="float" office:value="0.0276844050660434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Fonds de roulement</text:p>
          </table:table-cell>
          <table:table-cell office:value-type="float" office:value="1.40699298798717" calcext:value-type="float">
            <text:p>1.4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Recettes de fonctionnement</text:p>
          </table:table-cell>
          <table:table-cell office:value-type="float" office:value="5.34492634668696" calcext:value-type="float">
            <text:p>5.3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0.0276844050660434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Epargne de gestion</text:p>
          </table:table-cell>
          <table:table-cell office:value-type="float" office:value="-0.915163341849215" calcext:value-type="float">
            <text:p>-0.9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Concours de l'Eta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Dépenses de fonctionnement</text:p>
          </table:table-cell>
          <table:table-cell office:value-type="float" office:value="6.26008968853617" calcext:value-type="float">
            <text:p>6.3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Dépenses d'équip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Dépenses d'interventi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Dépôts au Trésor</text:p>
          </table:table-cell>
          <table:table-cell office:value-type="float" office:value="0.27038013444221" calcext:value-type="float">
            <text:p>0.3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Encours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Ventes de biens et servic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0.0394877788045152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0.0150754652026604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Dépenses totales hors remb</text:p>
          </table:table-cell>
          <table:table-cell office:value-type="float" office:value="6.26008968853617" calcext:value-type="float">
            <text:p>6.3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Epargne brute</text:p>
          </table:table-cell>
          <table:table-cell office:value-type="float" office:value="-0.915163341849215" calcext:value-type="float">
            <text:p>-0.9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Impôts et taxes</text:p>
          </table:table-cell>
          <table:table-cell office:value-type="float" office:value="5.3298508814843" calcext:value-type="float">
            <text:p>5.3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Frais de personnel</text:p>
          </table:table-cell>
          <table:table-cell office:value-type="float" office:value="5.0152622710224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5.372610751753" calcext:value-type="float">
            <text:p>5.4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0.887478936783171" calcext:value-type="float">
            <text:p>-0.9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Annuité de la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Dépenses totales</text:p>
          </table:table-cell>
          <table:table-cell office:value-type="float" office:value="6.26008968853617" calcext:value-type="float">
            <text:p>6.3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Epargne nette</text:p>
          </table:table-cell>
          <table:table-cell office:value-type="float" office:value="-0.915163341849215" calcext:value-type="float">
            <text:p>-0.9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Flux net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Recettes d'investissement</text:p>
          </table:table-cell>
          <table:table-cell office:value-type="float" office:value="0.0276844050660434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Recettes totales</text:p>
          </table:table-cell>
          <table:table-cell office:value-type="float" office:value="5.372610751753" calcext:value-type="float">
            <text:p>5.4</text:p>
          </table:table-cell>
        </table:table-row>
        <table:table-row table:style-name="ro1" table:visibility="filter">
          <table:table-cell office:value-type="string" calcext:value-type="string">
            <text:p>MARCHES COMMUNAUX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0.887478936783171" calcext:value-type="float">
            <text:p>-0.9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62.8223177935943" calcext:value-type="float">
            <text:p>62.8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Autres impôts et taxes</text:p>
          </table:table-cell>
          <table:table-cell office:value-type="float" office:value="38.6175441281139" calcext:value-type="float">
            <text:p>38.6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Charges financières</text:p>
          </table:table-cell>
          <table:table-cell office:value-type="float" office:value="19.872375088968" calcext:value-type="float">
            <text:p>19.9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Achats et charges externes</text:p>
          </table:table-cell>
          <table:table-cell office:value-type="float" office:value="407.163550177936" calcext:value-type="float">
            <text:p>407.2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45327544483986" calcext:value-type="float">
            <text:p>5.5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FCTVA</text:p>
          </table:table-cell>
          <table:table-cell office:value-type="float" office:value="40.7285679715302" calcext:value-type="float">
            <text:p>40.7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Fiscalité reversée</text:p>
          </table:table-cell>
          <table:table-cell office:value-type="float" office:value="8.03921708185053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Fonds de roulement</text:p>
          </table:table-cell>
          <table:table-cell office:value-type="float" office:value="944.468679359431" calcext:value-type="float">
            <text:p>944.5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Impôts locaux</text:p>
          </table:table-cell>
          <table:table-cell office:value-type="float" office:value="1068.96822064057" calcext:value-type="float">
            <text:p>1069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9.9163274021352" calcext:value-type="float">
            <text:p>19.9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0274021352313167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34.52000213523" calcext:value-type="float">
            <text:p>1734.5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03.896616725979" calcext:value-type="float">
            <text:p>103.9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2.7027444839858" calcext:value-type="float">
            <text:p>12.7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Epargne de gestion</text:p>
          </table:table-cell>
          <table:table-cell office:value-type="float" office:value="381.519249822064" calcext:value-type="float">
            <text:p>381.5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Concours de l'Etat</text:p>
          </table:table-cell>
          <table:table-cell office:value-type="float" office:value="365.124015658363" calcext:value-type="float">
            <text:p>365.1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73.90345088968" calcext:value-type="float">
            <text:p>1373.9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Dépenses d'équipement</text:p>
          </table:table-cell>
          <table:table-cell office:value-type="float" office:value="446.831419217082" calcext:value-type="float">
            <text:p>446.8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Dépenses d'intervention</text:p>
          </table:table-cell>
          <table:table-cell office:value-type="float" office:value="60.5553035587189" calcext:value-type="float">
            <text:p>60.6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53.973591459075" calcext:value-type="float">
            <text:p>454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Dépôts au Trésor</text:p>
          </table:table-cell>
          <table:table-cell office:value-type="float" office:value="951.867806405694" calcext:value-type="float">
            <text:p>951.9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39.754412811388" calcext:value-type="float">
            <text:p>339.8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Encours de dette</text:p>
          </table:table-cell>
          <table:table-cell office:value-type="float" office:value="1069.87604199288" calcext:value-type="float">
            <text:p>1069.9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1217743772242" calcext:value-type="float">
            <text:p>1.1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39.721985765125" calcext:value-type="float">
            <text:p>139.7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8.3882263345196" calcext:value-type="float">
            <text:p>38.4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7.14217224199285" calcext:value-type="float">
            <text:p>7.1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62.8840391459075" calcext:value-type="float">
            <text:p>62.9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.345730960854094" calcext:value-type="float">
            <text:p>0.3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827.87704234875" calcext:value-type="float">
            <text:p>1827.9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Epargne brute</text:p>
          </table:table-cell>
          <table:table-cell office:value-type="float" office:value="360.616551245552" calcext:value-type="float">
            <text:p>360.6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Impôts et taxes</text:p>
          </table:table-cell>
          <table:table-cell office:value-type="float" office:value="1107.58576476868" calcext:value-type="float">
            <text:p>1107.6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068.75426761566" calcext:value-type="float">
            <text:p>1068.8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Frais de personnel</text:p>
          </table:table-cell>
          <table:table-cell office:value-type="float" office:value="847.923995729537" calcext:value-type="float">
            <text:p>847.9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59.204196797153" calcext:value-type="float">
            <text:p>59.2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838.41661886121" calcext:value-type="float">
            <text:p>1838.4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0.5395765124556" calcext:value-type="float">
            <text:p>10.5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01.226624911032" calcext:value-type="float">
            <text:p>201.2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Annuité de la dette</text:p>
          </table:table-cell>
          <table:table-cell office:value-type="float" office:value="221.099" calcext:value-type="float">
            <text:p>221.1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Dépenses d'investissement</text:p>
          </table:table-cell>
          <table:table-cell office:value-type="float" office:value="655.200216370107" calcext:value-type="float">
            <text:p>655.2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Dépenses totales</text:p>
          </table:table-cell>
          <table:table-cell office:value-type="float" office:value="2029.10366725979" calcext:value-type="float">
            <text:p>2029.1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Epargne nette</text:p>
          </table:table-cell>
          <table:table-cell office:value-type="float" office:value="159.38992633452" calcext:value-type="float">
            <text:p>159.4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Flux net de dette</text:p>
          </table:table-cell>
          <table:table-cell office:value-type="float" office:value="-201.226624911032" calcext:value-type="float">
            <text:p>-201.2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Recettes d'investissement</text:p>
          </table:table-cell>
          <table:table-cell office:value-type="float" office:value="103.896616725979" calcext:value-type="float">
            <text:p>103.9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Recettes totales</text:p>
          </table:table-cell>
          <table:table-cell office:value-type="float" office:value="1838.41661886121" calcext:value-type="float">
            <text:p>1838.4</text:p>
          </table:table-cell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90.687048398576" calcext:value-type="float">
            <text:p>-190.7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57.6914658966142" calcext:value-type="float">
            <text:p>57.7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Autres impôts et taxes</text:p>
          </table:table-cell>
          <table:table-cell office:value-type="float" office:value="72.6377225133227" calcext:value-type="float">
            <text:p>72.6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Charges financières</text:p>
          </table:table-cell>
          <table:table-cell office:value-type="float" office:value="48.273618324154" calcext:value-type="float">
            <text:p>48.3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Achats et charges externes</text:p>
          </table:table-cell>
          <table:table-cell office:value-type="float" office:value="445.007622983745" calcext:value-type="float">
            <text:p>445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83301177394735" calcext:value-type="float">
            <text:p>5.8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FCTVA</text:p>
          </table:table-cell>
          <table:table-cell office:value-type="float" office:value="31.5528961768145" calcext:value-type="float">
            <text:p>31.6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Fiscalité reversée</text:p>
          </table:table-cell>
          <table:table-cell office:value-type="float" office:value="212.941299865211" calcext:value-type="float">
            <text:p>212.9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Fonds de roulement</text:p>
          </table:table-cell>
          <table:table-cell office:value-type="float" office:value="71.5807673150223" calcext:value-type="float">
            <text:p>71.6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Impôts locaux</text:p>
          </table:table-cell>
          <table:table-cell office:value-type="float" office:value="1368.87069188678" calcext:value-type="float">
            <text:p>1368.9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4.0169869763539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21.6900166924045" calcext:value-type="float">
            <text:p>21.7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Recettes de fonctionnement</text:p>
          </table:table-cell>
          <table:table-cell office:value-type="float" office:value="1905.42783757487" calcext:value-type="float">
            <text:p>1905.4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11.339037464183" calcext:value-type="float">
            <text:p>111.3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43.8515363260643" calcext:value-type="float">
            <text:p>43.9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5.50496755246503" calcext:value-type="float">
            <text:p>5.5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Epargne de gestion</text:p>
          </table:table-cell>
          <table:table-cell office:value-type="float" office:value="260.848238817428" calcext:value-type="float">
            <text:p>260.8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Concours de l'Etat</text:p>
          </table:table-cell>
          <table:table-cell office:value-type="float" office:value="157.961703964223" calcext:value-type="float">
            <text:p>158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91.3900012497" calcext:value-type="float">
            <text:p>1691.4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Dépenses d'équipement</text:p>
          </table:table-cell>
          <table:table-cell office:value-type="float" office:value="329.867391789479" calcext:value-type="float">
            <text:p>329.9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Dépenses d'intervention</text:p>
          </table:table-cell>
          <table:table-cell office:value-type="float" office:value="103.578457514706" calcext:value-type="float">
            <text:p>103.6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36.966312763887" calcext:value-type="float">
            <text:p>337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Dépôts au Trésor</text:p>
          </table:table-cell>
          <table:table-cell office:value-type="float" office:value="129.096009890473" calcext:value-type="float">
            <text:p>129.1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38.111705213922" calcext:value-type="float">
            <text:p>138.1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Encours de dette</text:p>
          </table:table-cell>
          <table:table-cell office:value-type="float" office:value="1861.35224365555" calcext:value-type="float">
            <text:p>1861.4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02993528345845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71.368800289216" calcext:value-type="float">
            <text:p>171.4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9.498086175654" calcext:value-type="float">
            <text:p>39.5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.59395342194292" calcext:value-type="float">
            <text:p>1.6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53.0296907888279" calcext:value-type="float">
            <text:p>53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2.094675390754" calcext:value-type="float">
            <text:p>22.1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028.35631401359" calcext:value-type="float">
            <text:p>2028.4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Epargne brute</text:p>
          </table:table-cell>
          <table:table-cell office:value-type="float" office:value="214.037836325172" calcext:value-type="float">
            <text:p>214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Impôts et taxes</text:p>
          </table:table-cell>
          <table:table-cell office:value-type="float" office:value="1441.5084144001" calcext:value-type="float">
            <text:p>1441.5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853.12335945799" calcext:value-type="float">
            <text:p>1853.1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Frais de personnel</text:p>
          </table:table-cell>
          <table:table-cell office:value-type="float" office:value="1055.03221625144" calcext:value-type="float">
            <text:p>1055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81.5592281325038" calcext:value-type="float">
            <text:p>81.6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016.76687503905" calcext:value-type="float">
            <text:p>2016.8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1.5894389745327" calcext:value-type="float">
            <text:p>-11.6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Emprunts hors GAD</text:p>
          </table:table-cell>
          <table:table-cell office:value-type="float" office:value="180.546207610665" calcext:value-type="float">
            <text:p>180.5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56.498525801816" calcext:value-type="float">
            <text:p>156.5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Annuité de la dette</text:p>
          </table:table-cell>
          <table:table-cell office:value-type="float" office:value="204.77214412597" calcext:value-type="float">
            <text:p>204.8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Dépenses d'investissement</text:p>
          </table:table-cell>
          <table:table-cell office:value-type="float" office:value="493.464838565703" calcext:value-type="float">
            <text:p>493.5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Dépenses totales</text:p>
          </table:table-cell>
          <table:table-cell office:value-type="float" office:value="2184.8548398154" calcext:value-type="float">
            <text:p>2184.9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Epargne nette</text:p>
          </table:table-cell>
          <table:table-cell office:value-type="float" office:value="57.5393105233562" calcext:value-type="float">
            <text:p>57.5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Flux net de dette</text:p>
          </table:table-cell>
          <table:table-cell office:value-type="float" office:value="24.0476818088497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Recettes d'investissement</text:p>
          </table:table-cell>
          <table:table-cell office:value-type="float" office:value="291.885245074848" calcext:value-type="float">
            <text:p>291.9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Recettes totales</text:p>
          </table:table-cell>
          <table:table-cell office:value-type="float" office:value="2197.31308264972" calcext:value-type="float">
            <text:p>2197.3</text:p>
          </table:table-cell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2.4582428343169" calcext:value-type="float">
            <text:p>12.5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6.1681864611385" calcext:value-type="float">
            <text:p>86.2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Autres impôts et taxes</text:p>
          </table:table-cell>
          <table:table-cell office:value-type="float" office:value="55.348403751509" calcext:value-type="float">
            <text:p>55.3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Charges financières</text:p>
          </table:table-cell>
          <table:table-cell office:value-type="float" office:value="20.3823019778995" calcext:value-type="float">
            <text:p>20.4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Achats et charges externes</text:p>
          </table:table-cell>
          <table:table-cell office:value-type="float" office:value="336.107048008172" calcext:value-type="float">
            <text:p>336.1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4.43626845575262" calcext:value-type="float">
            <text:p>4.4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FCTVA</text:p>
          </table:table-cell>
          <table:table-cell office:value-type="float" office:value="36.2502381836754" calcext:value-type="float">
            <text:p>36.3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Fiscalité reversée</text:p>
          </table:table-cell>
          <table:table-cell office:value-type="float" office:value="218.703732937134" calcext:value-type="float">
            <text:p>218.7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Fonds de roulement</text:p>
          </table:table-cell>
          <table:table-cell office:value-type="float" office:value="538.772148760331" calcext:value-type="float">
            <text:p>538.8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Impôts locaux</text:p>
          </table:table-cell>
          <table:table-cell office:value-type="float" office:value="1083.41039093695" calcext:value-type="float">
            <text:p>1083.4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6.11560962020615" calcext:value-type="float">
            <text:p>6.1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540.5286405423" calcext:value-type="float">
            <text:p>1540.5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24.06289395487" calcext:value-type="float">
            <text:p>124.1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9.2803417216083" calcext:value-type="float">
            <text:p>19.3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9.17327792738416" calcext:value-type="float">
            <text:p>9.2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Epargne de gestion</text:p>
          </table:table-cell>
          <table:table-cell office:value-type="float" office:value="242.355037143653" calcext:value-type="float">
            <text:p>242.4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Concours de l'Etat</text:p>
          </table:table-cell>
          <table:table-cell office:value-type="float" office:value="145.511670071502" calcext:value-type="float">
            <text:p>145.5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13.14159299842" calcext:value-type="float">
            <text:p>1313.1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Dépenses d'équipement</text:p>
          </table:table-cell>
          <table:table-cell office:value-type="float" office:value="312.783354071873" calcext:value-type="float">
            <text:p>312.8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Dépenses d'intervention</text:p>
          </table:table-cell>
          <table:table-cell office:value-type="float" office:value="60.4356969077909" calcext:value-type="float">
            <text:p>60.4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22.015133252855" calcext:value-type="float">
            <text:p>322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Dépôts au Trésor</text:p>
          </table:table-cell>
          <table:table-cell office:value-type="float" office:value="476.918197139939" calcext:value-type="float">
            <text:p>476.9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34.959791995543" calcext:value-type="float">
            <text:p>135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Encours de dette</text:p>
          </table:table-cell>
          <table:table-cell office:value-type="float" office:value="502.722735165754" calcext:value-type="float">
            <text:p>502.7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92673832296406" calcext:value-type="float">
            <text:p>1.9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91.5087533661436" calcext:value-type="float">
            <text:p>91.5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2.4150543225927" calcext:value-type="float">
            <text:p>32.4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0585012535982914" calcext:value-type="float">
            <text:p>0.1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2.549759959142" calcext:value-type="float">
            <text:p>32.5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.64446931005665" calcext:value-type="float">
            <text:p>1.6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635.15672625128" calcext:value-type="float">
            <text:p>1635.2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Epargne brute</text:p>
          </table:table-cell>
          <table:table-cell office:value-type="float" office:value="227.387047543876" calcext:value-type="float">
            <text:p>227.4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Impôts et taxes</text:p>
          </table:table-cell>
          <table:table-cell office:value-type="float" office:value="1138.75879468846" calcext:value-type="float">
            <text:p>1138.8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498.999871854397" calcext:value-type="float">
            <text:p>499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Frais de personnel</text:p>
          </table:table-cell>
          <table:table-cell office:value-type="float" office:value="863.801491781967" calcext:value-type="float">
            <text:p>863.8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32.199662457053" calcext:value-type="float">
            <text:p>132.2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664.59153449717" calcext:value-type="float">
            <text:p>1664.6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29.4348082458909" calcext:value-type="float">
            <text:p>29.4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Emprunts hors GAD</text:p>
          </table:table-cell>
          <table:table-cell office:value-type="float" office:value="0.194503667935742" calcext:value-type="float">
            <text:p>0.2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5.1677806667286" calcext:value-type="float">
            <text:p>25.2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Annuité de la dette</text:p>
          </table:table-cell>
          <table:table-cell office:value-type="float" office:value="45.5500826446281" calcext:value-type="float">
            <text:p>45.6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Dépenses d'investissement</text:p>
          </table:table-cell>
          <table:table-cell office:value-type="float" office:value="347.182913919584" calcext:value-type="float">
            <text:p>347.2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Dépenses totales</text:p>
          </table:table-cell>
          <table:table-cell office:value-type="float" office:value="1660.32450691801" calcext:value-type="float">
            <text:p>1660.3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Epargne nette</text:p>
          </table:table-cell>
          <table:table-cell office:value-type="float" office:value="202.219266877147" calcext:value-type="float">
            <text:p>202.2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Flux net de dette</text:p>
          </table:table-cell>
          <table:table-cell office:value-type="float" office:value="-24.9732769987928" calcext:value-type="float">
            <text:p>-25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Recettes d'investissement</text:p>
          </table:table-cell>
          <table:table-cell office:value-type="float" office:value="124.257397622806" calcext:value-type="float">
            <text:p>124.3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Recettes totales</text:p>
          </table:table-cell>
          <table:table-cell office:value-type="float" office:value="1664.7860381651" calcext:value-type="float">
            <text:p>1664.8</text:p>
          </table:table-cell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4.46153124709785" calcext:value-type="float">
            <text:p>4.5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64.3546797205027" calcext:value-type="float">
            <text:p>64.4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Autres impôts et taxes</text:p>
          </table:table-cell>
          <table:table-cell office:value-type="float" office:value="34.2859568532639" calcext:value-type="float">
            <text:p>34.3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Charges financières</text:p>
          </table:table-cell>
          <table:table-cell office:value-type="float" office:value="9.57652169292489" calcext:value-type="float">
            <text:p>9.6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Achats et charges externes</text:p>
          </table:table-cell>
          <table:table-cell office:value-type="float" office:value="295.167270915805" calcext:value-type="float">
            <text:p>295.2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69167618693377" calcext:value-type="float">
            <text:p>2.7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FCTVA</text:p>
          </table:table-cell>
          <table:table-cell office:value-type="float" office:value="36.781588246234" calcext:value-type="float">
            <text:p>36.8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Fiscalité reversée</text:p>
          </table:table-cell>
          <table:table-cell office:value-type="float" office:value="145.520470788278" calcext:value-type="float">
            <text:p>145.5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Fonds de roulement</text:p>
          </table:table-cell>
          <table:table-cell office:value-type="float" office:value="401.251936820851" calcext:value-type="float">
            <text:p>401.3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Impôts locaux</text:p>
          </table:table-cell>
          <table:table-cell office:value-type="float" office:value="887.333085363586" calcext:value-type="float">
            <text:p>887.3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1.4438481362417" calcext:value-type="float">
            <text:p>11.4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6.41130396663036" calcext:value-type="float">
            <text:p>6.4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588.24965806743" calcext:value-type="float">
            <text:p>1588.2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07.990383910306" calcext:value-type="float">
            <text:p>108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5.480431467361" calcext:value-type="float">
            <text:p>25.5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22.0833699088711" calcext:value-type="float">
            <text:p>22.1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Epargne de gestion</text:p>
          </table:table-cell>
          <table:table-cell office:value-type="float" office:value="199.769915513165" calcext:value-type="float">
            <text:p>199.8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Concours de l'Etat</text:p>
          </table:table-cell>
          <table:table-cell office:value-type="float" office:value="317.028268551237" calcext:value-type="float">
            <text:p>317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01.36948006058" calcext:value-type="float">
            <text:p>1401.4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Dépenses d'équipement</text:p>
          </table:table-cell>
          <table:table-cell office:value-type="float" office:value="363.803342012275" calcext:value-type="float">
            <text:p>363.8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Dépenses d'intervention</text:p>
          </table:table-cell>
          <table:table-cell office:value-type="float" office:value="97.7893671457797" calcext:value-type="float">
            <text:p>97.8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88.375640160472" calcext:value-type="float">
            <text:p>388.4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Dépôts au Trésor</text:p>
          </table:table-cell>
          <table:table-cell office:value-type="float" office:value="359.098315576928" calcext:value-type="float">
            <text:p>359.1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02.892744228061" calcext:value-type="float">
            <text:p>302.9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Encours de dette</text:p>
          </table:table-cell>
          <table:table-cell office:value-type="float" office:value="293.011158638646" calcext:value-type="float">
            <text:p>293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7.32642259358644" calcext:value-type="float">
            <text:p>7.3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60.31574351072" calcext:value-type="float">
            <text:p>160.3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6.2294420680677" calcext:value-type="float">
            <text:p>26.2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2.48892823932622" calcext:value-type="float">
            <text:p>2.5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78.0598134913255" calcext:value-type="float">
            <text:p>78.1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6.85411594356914" calcext:value-type="float">
            <text:p>6.9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789.74512022105" calcext:value-type="float">
            <text:p>1789.7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Epargne brute</text:p>
          </table:table-cell>
          <table:table-cell office:value-type="float" office:value="186.880178006855" calcext:value-type="float">
            <text:p>186.9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Impôts et taxes</text:p>
          </table:table-cell>
          <table:table-cell office:value-type="float" office:value="921.61904221685" calcext:value-type="float">
            <text:p>921.6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285.68473604506" calcext:value-type="float">
            <text:p>285.7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Frais de personnel</text:p>
          </table:table-cell>
          <table:table-cell office:value-type="float" office:value="972.606878237998" calcext:value-type="float">
            <text:p>972.6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11.226790297298" calcext:value-type="float">
            <text:p>111.2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696.24004197774" calcext:value-type="float">
            <text:p>1696.2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93.5050782433112" calcext:value-type="float">
            <text:p>-93.5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Emprunts hors GAD</text:p>
          </table:table-cell>
          <table:table-cell office:value-type="float" office:value="0.841585058051489" calcext:value-type="float">
            <text:p>0.8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8.8931677249661" calcext:value-type="float">
            <text:p>28.9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Annuité de la dette</text:p>
          </table:table-cell>
          <table:table-cell office:value-type="float" office:value="38.469689417891" calcext:value-type="float">
            <text:p>38.5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Dépenses d'investissement</text:p>
          </table:table-cell>
          <table:table-cell office:value-type="float" office:value="417.268807885438" calcext:value-type="float">
            <text:p>417.3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Dépenses totales</text:p>
          </table:table-cell>
          <table:table-cell office:value-type="float" office:value="1818.63828794601" calcext:value-type="float">
            <text:p>1818.6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Epargne nette</text:p>
          </table:table-cell>
          <table:table-cell office:value-type="float" office:value="157.987010281889" calcext:value-type="float">
            <text:p>158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Flux net de dette</text:p>
          </table:table-cell>
          <table:table-cell office:value-type="float" office:value="-28.0515826669146" calcext:value-type="float">
            <text:p>-28.1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Recettes d'investissement</text:p>
          </table:table-cell>
          <table:table-cell office:value-type="float" office:value="108.831968968357" calcext:value-type="float">
            <text:p>108.8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Recettes totales</text:p>
          </table:table-cell>
          <table:table-cell office:value-type="float" office:value="1697.08162703579" calcext:value-type="float">
            <text:p>1697.1</text:p>
          </table:table-cell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21.556660910226" calcext:value-type="float">
            <text:p>-121.6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2.8661579110973" calcext:value-type="float">
            <text:p>82.9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Autres impôts et taxes</text:p>
          </table:table-cell>
          <table:table-cell office:value-type="float" office:value="58.7480898352502" calcext:value-type="float">
            <text:p>58.7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Charges financières</text:p>
          </table:table-cell>
          <table:table-cell office:value-type="float" office:value="21.4566467911945" calcext:value-type="float">
            <text:p>21.5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Achats et charges externes</text:p>
          </table:table-cell>
          <table:table-cell office:value-type="float" office:value="462.604014327295" calcext:value-type="float">
            <text:p>462.6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8622999971741" calcext:value-type="float">
            <text:p>2.9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FCTVA</text:p>
          </table:table-cell>
          <table:table-cell office:value-type="float" office:value="54.4136521886569" calcext:value-type="float">
            <text:p>54.4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Fiscalité reversée</text:p>
          </table:table-cell>
          <table:table-cell office:value-type="float" office:value="396.246361658236" calcext:value-type="float">
            <text:p>396.2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Fonds de roulement</text:p>
          </table:table-cell>
          <table:table-cell office:value-type="float" office:value="150.017782801594" calcext:value-type="float">
            <text:p>150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Impôts locaux</text:p>
          </table:table-cell>
          <table:table-cell office:value-type="float" office:value="1387.05308446605" calcext:value-type="float">
            <text:p>1387.1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8.1909316980812" calcext:value-type="float">
            <text:p>38.2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42.940411167943" calcext:value-type="float">
            <text:p>42.9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50.35474637579" calcext:value-type="float">
            <text:p>1850.4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90.102981320824" calcext:value-type="float">
            <text:p>190.1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6.5385031226157" calcext:value-type="float">
            <text:p>26.5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Epargne de gestion</text:p>
          </table:table-cell>
          <table:table-cell office:value-type="float" office:value="238.632172549241" calcext:value-type="float">
            <text:p>238.6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Concours de l'Etat</text:p>
          </table:table-cell>
          <table:table-cell office:value-type="float" office:value="131.783952016277" calcext:value-type="float">
            <text:p>131.8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35.9682113488" calcext:value-type="float">
            <text:p>1636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Dépenses d'équipement</text:p>
          </table:table-cell>
          <table:table-cell office:value-type="float" office:value="524.779308785712" calcext:value-type="float">
            <text:p>524.8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Dépenses d'intervention</text:p>
          </table:table-cell>
          <table:table-cell office:value-type="float" office:value="100.039913668861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563.990855398875" calcext:value-type="float">
            <text:p>564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Dépôts au Trésor</text:p>
          </table:table-cell>
          <table:table-cell office:value-type="float" office:value="204.542791420578" calcext:value-type="float">
            <text:p>204.5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90.7307203210219" calcext:value-type="float">
            <text:p>90.7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Encours de dette</text:p>
          </table:table-cell>
          <table:table-cell office:value-type="float" office:value="878.772616638879" calcext:value-type="float">
            <text:p>878.8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4.1965103003928" calcext:value-type="float">
            <text:p>4.2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8.065393788679" calcext:value-type="float">
            <text:p>118.1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48.1148064260887" calcext:value-type="float">
            <text:p>48.1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39.211546613163" calcext:value-type="float">
            <text:p>39.2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64.0820689801338" calcext:value-type="float">
            <text:p>64.1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52.8231712210699" calcext:value-type="float">
            <text:p>52.8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99.95906674768" calcext:value-type="float">
            <text:p>2200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Epargne brute</text:p>
          </table:table-cell>
          <table:table-cell office:value-type="float" office:value="214.386535026987" calcext:value-type="float">
            <text:p>214.4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Impôts et taxes</text:p>
          </table:table-cell>
          <table:table-cell office:value-type="float" office:value="1445.8011743013" calcext:value-type="float">
            <text:p>1445.8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874.576106338486" calcext:value-type="float">
            <text:p>874.6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Frais de personnel</text:p>
          </table:table-cell>
          <table:table-cell office:value-type="float" office:value="1003.75283013536" calcext:value-type="float">
            <text:p>1003.8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90.6221572894001" calcext:value-type="float">
            <text:p>90.6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040.45772769661" calcext:value-type="float">
            <text:p>2040.5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59.501339051064" calcext:value-type="float">
            <text:p>-159.5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Emprunts hors GAD</text:p>
          </table:table-cell>
          <table:table-cell office:value-type="float" office:value="145.017398479668" calcext:value-type="float">
            <text:p>145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59.099495012293" calcext:value-type="float">
            <text:p>159.1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Annuité de la dette</text:p>
          </table:table-cell>
          <table:table-cell office:value-type="float" office:value="180.556141803487" calcext:value-type="float">
            <text:p>180.6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Dépenses d'investissement</text:p>
          </table:table-cell>
          <table:table-cell office:value-type="float" office:value="723.090350411168" calcext:value-type="float">
            <text:p>723.1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Dépenses totales</text:p>
          </table:table-cell>
          <table:table-cell office:value-type="float" office:value="2359.05856175997" calcext:value-type="float">
            <text:p>2359.1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Epargne nette</text:p>
          </table:table-cell>
          <table:table-cell office:value-type="float" office:value="55.2870400146947" calcext:value-type="float">
            <text:p>55.3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Flux net de dette</text:p>
          </table:table-cell>
          <table:table-cell office:value-type="float" office:value="-14.082096532625" calcext:value-type="float">
            <text:p>-14.1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Recettes d'investissement</text:p>
          </table:table-cell>
          <table:table-cell office:value-type="float" office:value="335.120379800492" calcext:value-type="float">
            <text:p>335.1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Recettes totales</text:p>
          </table:table-cell>
          <table:table-cell office:value-type="float" office:value="2185.47512617628" calcext:value-type="float">
            <text:p>2185.5</text:p>
          </table:table-cell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73.583435583689" calcext:value-type="float">
            <text:p>-173.6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22.993448268403" calcext:value-type="float">
            <text:p>123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Autres impôts et taxes</text:p>
          </table:table-cell>
          <table:table-cell office:value-type="float" office:value="35.775722598369" calcext:value-type="float">
            <text:p>35.8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Charges financières</text:p>
          </table:table-cell>
          <table:table-cell office:value-type="float" office:value="47.1917988708386" calcext:value-type="float">
            <text:p>47.2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Achats et charges externes</text:p>
          </table:table-cell>
          <table:table-cell office:value-type="float" office:value="354.690298946549" calcext:value-type="float">
            <text:p>354.7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06600445607735" calcext:value-type="float">
            <text:p>5.1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FCTVA</text:p>
          </table:table-cell>
          <table:table-cell office:value-type="float" office:value="27.5267377620109" calcext:value-type="float">
            <text:p>27.5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Fiscalité reversée</text:p>
          </table:table-cell>
          <table:table-cell office:value-type="float" office:value="45.2536503060849" calcext:value-type="float">
            <text:p>45.3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Fonds de roulement</text:p>
          </table:table-cell>
          <table:table-cell office:value-type="float" office:value="181.930920417919" calcext:value-type="float">
            <text:p>181.9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Impôts locaux</text:p>
          </table:table-cell>
          <table:table-cell office:value-type="float" office:value="1080.3135261416" calcext:value-type="float">
            <text:p>1080.3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25.5080793441346" calcext:value-type="float">
            <text:p>25.5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Recettes de fonctionnement</text:p>
          </table:table-cell>
          <table:table-cell office:value-type="float" office:value="1651.8188355794" calcext:value-type="float">
            <text:p>1651.8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50.834274589543" calcext:value-type="float">
            <text:p>150.8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2.0811395444418" calcext:value-type="float">
            <text:p>22.1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9.2239146423241" calcext:value-type="float">
            <text:p>19.2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Epargne de gestion</text:p>
          </table:table-cell>
          <table:table-cell office:value-type="float" office:value="282.002775097882" calcext:value-type="float">
            <text:p>282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Concours de l'Etat</text:p>
          </table:table-cell>
          <table:table-cell office:value-type="float" office:value="355.91506024357" calcext:value-type="float">
            <text:p>355.9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18.52578792533" calcext:value-type="float">
            <text:p>1418.5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Dépenses d'équipement</text:p>
          </table:table-cell>
          <table:table-cell office:value-type="float" office:value="275.53398710766" calcext:value-type="float">
            <text:p>275.5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Dépenses d'intervention</text:p>
          </table:table-cell>
          <table:table-cell office:value-type="float" office:value="116.916550866339" calcext:value-type="float">
            <text:p>116.9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03.008036081248" calcext:value-type="float">
            <text:p>303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Dépôts au Trésor</text:p>
          </table:table-cell>
          <table:table-cell office:value-type="float" office:value="280.872884552986" calcext:value-type="float">
            <text:p>280.9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25.340976443358" calcext:value-type="float">
            <text:p>325.3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Encours de dette</text:p>
          </table:table-cell>
          <table:table-cell office:value-type="float" office:value="1199.15959397781" calcext:value-type="float">
            <text:p>1199.2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836244781414264" calcext:value-type="float">
            <text:p>0.8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Ventes de biens et services</text:p>
          </table:table-cell>
          <table:table-cell office:value-type="float" office:value="93.2279735663761" calcext:value-type="float">
            <text:p>93.2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44.3673503644896" calcext:value-type="float">
            <text:p>44.4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8.25013433126395" calcext:value-type="float">
            <text:p>8.3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7.13716628090597" calcext:value-type="float">
            <text:p>7.1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.314088559129551" calcext:value-type="float">
            <text:p>0.3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721.53382400658" calcext:value-type="float">
            <text:p>1721.5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Epargne brute</text:p>
          </table:table-cell>
          <table:table-cell office:value-type="float" office:value="233.29304765407" calcext:value-type="float">
            <text:p>233.3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Impôts et taxes</text:p>
          </table:table-cell>
          <table:table-cell office:value-type="float" office:value="1116.08924873997" calcext:value-type="float">
            <text:p>1116.1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198.32334919639" calcext:value-type="float">
            <text:p>1198.3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Frais de personnel</text:p>
          </table:table-cell>
          <table:table-cell office:value-type="float" office:value="855.359788877112" calcext:value-type="float">
            <text:p>855.4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79.4493867485777" calcext:value-type="float">
            <text:p>79.4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802.65311016894" calcext:value-type="float">
            <text:p>1802.7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81.1192861623656" calcext:value-type="float">
            <text:p>81.1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21.823221570875" calcext:value-type="float">
            <text:p>121.8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Annuité de la dette</text:p>
          </table:table-cell>
          <table:table-cell office:value-type="float" office:value="169.015020441714" calcext:value-type="float">
            <text:p>169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Dépenses d'investissement</text:p>
          </table:table-cell>
          <table:table-cell office:value-type="float" office:value="424.831257652123" calcext:value-type="float">
            <text:p>424.8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Dépenses totales</text:p>
          </table:table-cell>
          <table:table-cell office:value-type="float" office:value="1843.35704557745" calcext:value-type="float">
            <text:p>1843.4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Epargne nette</text:p>
          </table:table-cell>
          <table:table-cell office:value-type="float" office:value="111.469826083195" calcext:value-type="float">
            <text:p>111.5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Flux net de dette</text:p>
          </table:table-cell>
          <table:table-cell office:value-type="float" office:value="-121.823221570875" calcext:value-type="float">
            <text:p>-121.8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Recettes d'investissement</text:p>
          </table:table-cell>
          <table:table-cell office:value-type="float" office:value="150.834274589543" calcext:value-type="float">
            <text:p>150.8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Recettes totales</text:p>
          </table:table-cell>
          <table:table-cell office:value-type="float" office:value="1802.65311016894" calcext:value-type="float">
            <text:p>1802.7</text:p>
          </table:table-cell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0.7039354085096" calcext:value-type="float">
            <text:p>-40.7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95.7814445775029" calcext:value-type="float">
            <text:p>95.8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Autres impôts et taxes</text:p>
          </table:table-cell>
          <table:table-cell office:value-type="float" office:value="71.3555401171279" calcext:value-type="float">
            <text:p>71.4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Charges financières</text:p>
          </table:table-cell>
          <table:table-cell office:value-type="float" office:value="35.3583439688971" calcext:value-type="float">
            <text:p>35.4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Achats et charges externes</text:p>
          </table:table-cell>
          <table:table-cell office:value-type="float" office:value="440.491908659919" calcext:value-type="float">
            <text:p>440.5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69633852261356" calcext:value-type="float">
            <text:p>5.7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FCTVA</text:p>
          </table:table-cell>
          <table:table-cell office:value-type="float" office:value="81.5213486113617" calcext:value-type="float">
            <text:p>81.5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Fiscalité reversée</text:p>
          </table:table-cell>
          <table:table-cell office:value-type="float" office:value="538.749930281009" calcext:value-type="float">
            <text:p>538.7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Fonds de roulement</text:p>
          </table:table-cell>
          <table:table-cell office:value-type="float" office:value="72.20953017602" calcext:value-type="float">
            <text:p>72.2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Impôts locaux</text:p>
          </table:table-cell>
          <table:table-cell office:value-type="float" office:value="1650.85101461638" calcext:value-type="float">
            <text:p>1650.9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48.7452386029955" calcext:value-type="float">
            <text:p>48.7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7.21796617398579" calcext:value-type="float">
            <text:p>7.2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Recettes de fonctionnement</text:p>
          </table:table-cell>
          <table:table-cell office:value-type="float" office:value="2204.27454092095" calcext:value-type="float">
            <text:p>2204.3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92.569810528388" calcext:value-type="float">
            <text:p>192.6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3.5562755294542" calcext:value-type="float">
            <text:p>33.6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.8998835282731" calcext:value-type="float">
            <text:p>1.9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Epargne de gestion</text:p>
          </table:table-cell>
          <table:table-cell office:value-type="float" office:value="453.264246624781" calcext:value-type="float">
            <text:p>453.3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Concours de l'Etat</text:p>
          </table:table-cell>
          <table:table-cell office:value-type="float" office:value="131.167671713775" calcext:value-type="float">
            <text:p>131.2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786.26242211979" calcext:value-type="float">
            <text:p>1786.3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Dépenses d'équipement</text:p>
          </table:table-cell>
          <table:table-cell office:value-type="float" office:value="1161.24494069785" calcext:value-type="float">
            <text:p>1161.2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Dépenses d'intervention</text:p>
          </table:table-cell>
          <table:table-cell office:value-type="float" office:value="145.971933430667" calcext:value-type="float">
            <text:p>146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1172.7432643252" calcext:value-type="float">
            <text:p>1172.7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Dépôts au Trésor</text:p>
          </table:table-cell>
          <table:table-cell office:value-type="float" office:value="27.4506223855378" calcext:value-type="float">
            <text:p>27.5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76.7260945881658" calcext:value-type="float">
            <text:p>76.7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Encours de dette</text:p>
          </table:table-cell>
          <table:table-cell office:value-type="float" office:value="1793.24992782034" calcext:value-type="float">
            <text:p>1793.2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1.9679502616513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72.327061303499" calcext:value-type="float">
            <text:p>172.3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1.7288667793105" calcext:value-type="float">
            <text:p>31.7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9.59844009908302" calcext:value-type="float">
            <text:p>9.6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1.8286213684609" calcext:value-type="float">
            <text:p>31.8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5.2670173395233" calcext:value-type="float">
            <text:p>15.3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959.00568644499" calcext:value-type="float">
            <text:p>2959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Epargne brute</text:p>
          </table:table-cell>
          <table:table-cell office:value-type="float" office:value="418.012118801161" calcext:value-type="float">
            <text:p>418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Impôts et taxes</text:p>
          </table:table-cell>
          <table:table-cell office:value-type="float" office:value="1722.20655473351" calcext:value-type="float">
            <text:p>1722.2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776.43761495431" calcext:value-type="float">
            <text:p>1776.4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Frais de personnel</text:p>
          </table:table-cell>
          <table:table-cell office:value-type="float" office:value="1132.71136928099" calcext:value-type="float">
            <text:p>1132.7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46.744631801703" calcext:value-type="float">
            <text:p>146.7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396.84435144933" calcext:value-type="float">
            <text:p>2396.8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562.161334995653" calcext:value-type="float">
            <text:p>-562.2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Emprunts hors GAD</text:p>
          </table:table-cell>
          <table:table-cell office:value-type="float" office:value="328.607062123722" calcext:value-type="float">
            <text:p>328.6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68.264824554209" calcext:value-type="float">
            <text:p>168.3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Annuité de la dette</text:p>
          </table:table-cell>
          <table:table-cell office:value-type="float" office:value="203.623168523106" calcext:value-type="float">
            <text:p>203.6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Dépenses d'investissement</text:p>
          </table:table-cell>
          <table:table-cell office:value-type="float" office:value="1341.00808887941" calcext:value-type="float">
            <text:p>1341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Dépenses totales</text:p>
          </table:table-cell>
          <table:table-cell office:value-type="float" office:value="3127.2705109992" calcext:value-type="float">
            <text:p>3127.3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Epargne nette</text:p>
          </table:table-cell>
          <table:table-cell office:value-type="float" office:value="249.747294246953" calcext:value-type="float">
            <text:p>249.7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Flux net de dette</text:p>
          </table:table-cell>
          <table:table-cell office:value-type="float" office:value="160.342237569514" calcext:value-type="float">
            <text:p>160.3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Recettes d'investissement</text:p>
          </table:table-cell>
          <table:table-cell office:value-type="float" office:value="521.17687265211" calcext:value-type="float">
            <text:p>521.2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Recettes totales</text:p>
          </table:table-cell>
          <table:table-cell office:value-type="float" office:value="2725.45141357306" calcext:value-type="float">
            <text:p>2725.5</text:p>
          </table:table-cell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01.819097426139" calcext:value-type="float">
            <text:p>-401.8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Charges financières</text:p>
          </table:table-cell>
          <table:table-cell office:value-type="float" office:value="1.93764084954852" calcext:value-type="float">
            <text:p>1.9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Achats et charges externes</text:p>
          </table:table-cell>
          <table:table-cell office:value-type="float" office:value="2.24825257535292" calcext:value-type="float">
            <text:p>2.2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FCTVA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Fonds de roulement</text:p>
          </table:table-cell>
          <table:table-cell office:value-type="float" office:value="4.7247004959939" calcext:value-type="float">
            <text:p>4.7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3.9017364025605" calcext:value-type="float">
            <text:p>13.9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Epargne de gestion</text:p>
          </table:table-cell>
          <table:table-cell office:value-type="float" office:value="7.87552969604477" calcext:value-type="float">
            <text:p>7.9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7.97317393700454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Dépenses d'équipement</text:p>
          </table:table-cell>
          <table:table-cell office:value-type="float" office:value="0.196361439654076" calcext:value-type="float">
            <text:p>0.2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Dépenses d'interventi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0.196361439654076" calcext:value-type="float">
            <text:p>0.2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Dépôts au Trésor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Encours de dette</text:p>
          </table:table-cell>
          <table:table-cell office:value-type="float" office:value="44.0876853618212" calcext:value-type="float">
            <text:p>44.1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3.9017364025605" calcext:value-type="float">
            <text:p>13.9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0.00932638094026877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8.16953537665861" calcext:value-type="float">
            <text:p>8.2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Epargne brute</text:p>
          </table:table-cell>
          <table:table-cell office:value-type="float" office:value="5.92856246555598" calcext:value-type="float">
            <text:p>5.9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Impôts et tax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44.0876853618212" calcext:value-type="float">
            <text:p>44.1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Frais de personnel</text:p>
          </table:table-cell>
          <table:table-cell office:value-type="float" office:value="3.77795413116283" calcext:value-type="float">
            <text:p>3.8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3.9017364025605" calcext:value-type="float">
            <text:p>13.9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5.7322010259019" calcext:value-type="float">
            <text:p>5.7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5.4372270973759" calcext:value-type="float">
            <text:p>5.4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Annuité de la dette</text:p>
          </table:table-cell>
          <table:table-cell office:value-type="float" office:value="7.37486794692441" calcext:value-type="float">
            <text:p>7.4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Dépenses d'investissement</text:p>
          </table:table-cell>
          <table:table-cell office:value-type="float" office:value="5.63358853702997" calcext:value-type="float">
            <text:p>5.6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Dépenses totales</text:p>
          </table:table-cell>
          <table:table-cell office:value-type="float" office:value="13.6067624740345" calcext:value-type="float">
            <text:p>13.6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Epargne nette</text:p>
          </table:table-cell>
          <table:table-cell office:value-type="float" office:value="0.491335368180084" calcext:value-type="float">
            <text:p>0.5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Flux net de dette</text:p>
          </table:table-cell>
          <table:table-cell office:value-type="float" office:value="-5.4372270973759" calcext:value-type="float">
            <text:p>-5.4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Recettes totales</text:p>
          </table:table-cell>
          <table:table-cell office:value-type="float" office:value="13.9017364025605" calcext:value-type="float">
            <text:p>13.9</text:p>
          </table:table-cell>
        </table:table-row>
        <table:table-row table:style-name="ro1" table:visibility="filter">
          <table:table-cell office:value-type="string" calcext:value-type="string">
            <text:p>PARKINGS PUBLIC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0.294973928526008" calcext:value-type="float">
            <text:p>0.3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27.477749336952" calcext:value-type="float">
            <text:p>127.5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Autres impôts et taxes</text:p>
          </table:table-cell>
          <table:table-cell office:value-type="float" office:value="24.9305036082156" calcext:value-type="float">
            <text:p>24.9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Charges financières</text:p>
          </table:table-cell>
          <table:table-cell office:value-type="float" office:value="38.6644615432061" calcext:value-type="float">
            <text:p>38.7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Achats et charges externes</text:p>
          </table:table-cell>
          <table:table-cell office:value-type="float" office:value="234.148779374576" calcext:value-type="float">
            <text:p>234.1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.7660870906063" calcext:value-type="float">
            <text:p>1.8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FCTVA</text:p>
          </table:table-cell>
          <table:table-cell office:value-type="float" office:value="63.9215342626288" calcext:value-type="float">
            <text:p>63.9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Fiscalité reversée</text:p>
          </table:table-cell>
          <table:table-cell office:value-type="float" office:value="-83.1850058594955" calcext:value-type="float">
            <text:p>-83.2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Fonds de roulement</text:p>
          </table:table-cell>
          <table:table-cell office:value-type="float" office:value="9.58842348732499" calcext:value-type="float">
            <text:p>9.6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Impôts locaux</text:p>
          </table:table-cell>
          <table:table-cell office:value-type="float" office:value="847.30870289274" calcext:value-type="float">
            <text:p>847.3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9.3681533337445" calcext:value-type="float">
            <text:p>39.4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0344168260038241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516.77036267193" calcext:value-type="float">
            <text:p>1516.8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91.433700425584" calcext:value-type="float">
            <text:p>191.4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2.7098994633936" calcext:value-type="float">
            <text:p>32.7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Epargne de gestion</text:p>
          </table:table-cell>
          <table:table-cell office:value-type="float" office:value="187.272897057916" calcext:value-type="float">
            <text:p>187.3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Concours de l'Etat</text:p>
          </table:table-cell>
          <table:table-cell office:value-type="float" office:value="445.517852340714" calcext:value-type="float">
            <text:p>445.5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Crédits de trésorerie</text:p>
          </table:table-cell>
          <table:table-cell office:value-type="float" office:value="123.357799296861" calcext:value-type="float">
            <text:p>123.4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67.48302319127" calcext:value-type="float">
            <text:p>1367.5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d'équipement</text:p>
          </table:table-cell>
          <table:table-cell office:value-type="float" office:value="446.202775550484" calcext:value-type="float">
            <text:p>446.2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d'intervention</text:p>
          </table:table-cell>
          <table:table-cell office:value-type="float" office:value="151.556236970332" calcext:value-type="float">
            <text:p>151.6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60.433475605995" calcext:value-type="float">
            <text:p>460.4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Dépôts au Trésor</text:p>
          </table:table-cell>
          <table:table-cell office:value-type="float" office:value="108.990797199778" calcext:value-type="float">
            <text:p>109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04.383611916363" calcext:value-type="float">
            <text:p>404.4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Encours de dette</text:p>
          </table:table-cell>
          <table:table-cell office:value-type="float" office:value="1249.86855208783" calcext:value-type="float">
            <text:p>1249.9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294571023252945" calcext:value-type="float">
            <text:p>0.3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75.0951168815148" calcext:value-type="float">
            <text:p>75.1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6.6886381298958" calcext:value-type="float">
            <text:p>26.7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4.230700055511" calcext:value-type="float">
            <text:p>14.2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17.6174020847469" calcext:value-type="float">
            <text:p>17.6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.0344168260038241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827.91649879726" calcext:value-type="float">
            <text:p>1827.9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Epargne brute</text:p>
          </table:table-cell>
          <table:table-cell office:value-type="float" office:value="149.287339480664" calcext:value-type="float">
            <text:p>149.3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Impôts et taxes</text:p>
          </table:table-cell>
          <table:table-cell office:value-type="float" office:value="872.239206500956" calcext:value-type="float">
            <text:p>872.2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249.57398106458" calcext:value-type="float">
            <text:p>1249.6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Frais de personnel</text:p>
          </table:table-cell>
          <table:table-cell office:value-type="float" office:value="916.424907173256" calcext:value-type="float">
            <text:p>916.4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06.300784863998" calcext:value-type="float">
            <text:p>106.3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708.20406309751" calcext:value-type="float">
            <text:p>1708.2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19.712435699747" calcext:value-type="float">
            <text:p>-119.7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Emprunts hors GAD</text:p>
          </table:table-cell>
          <table:table-cell office:value-type="float" office:value="111.016468266206" calcext:value-type="float">
            <text:p>111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10.935169000185" calcext:value-type="float">
            <text:p>110.9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Annuité de la dette</text:p>
          </table:table-cell>
          <table:table-cell office:value-type="float" office:value="149.599630543391" calcext:value-type="float">
            <text:p>149.6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d'investissement</text:p>
          </table:table-cell>
          <table:table-cell office:value-type="float" office:value="571.36864460618" calcext:value-type="float">
            <text:p>571.4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totales</text:p>
          </table:table-cell>
          <table:table-cell office:value-type="float" office:value="1938.85166779745" calcext:value-type="float">
            <text:p>1938.9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Epargne nette</text:p>
          </table:table-cell>
          <table:table-cell office:value-type="float" office:value="38.3521704804786" calcext:value-type="float">
            <text:p>38.4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Flux net de dette</text:p>
          </table:table-cell>
          <table:table-cell office:value-type="float" office:value="0.081299266021093" calcext:value-type="float">
            <text:p>0.1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Recettes d'investissement</text:p>
          </table:table-cell>
          <table:table-cell office:value-type="float" office:value="302.450168691791" calcext:value-type="float">
            <text:p>302.5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Recettes totales</text:p>
          </table:table-cell>
          <table:table-cell office:value-type="float" office:value="1819.22053136372" calcext:value-type="float">
            <text:p>1819.2</text:p>
          </table:table-cell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19.631136433726" calcext:value-type="float">
            <text:p>-119.6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3.85238715162464" calcext:value-type="float">
            <text:p>3.9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Charges financièr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Achats et charges externes</text:p>
          </table:table-cell>
          <table:table-cell office:value-type="float" office:value="3.52661972953585" calcext:value-type="float">
            <text:p>3.5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FCTVA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Fonds de roulement</text:p>
          </table:table-cell>
          <table:table-cell office:value-type="float" office:value="-4.96473498233216" calcext:value-type="float">
            <text:p>-5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Recettes de fonctionnement</text:p>
          </table:table-cell>
          <table:table-cell office:value-type="float" office:value="3.61300911288823" calcext:value-type="float">
            <text:p>3.6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3.85238715162464" calcext:value-type="float">
            <text:p>3.9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Epargne de gestion</text:p>
          </table:table-cell>
          <table:table-cell office:value-type="float" office:value="-2.30317994633226" calcext:value-type="float">
            <text:p>-2.3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6.03556762932065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Dépenses d'équipement</text:p>
          </table:table-cell>
          <table:table-cell office:value-type="float" office:value="7.11320438906454" calcext:value-type="float">
            <text:p>7.1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Dépenses d'interventi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7.11320438906454" calcext:value-type="float">
            <text:p>7.1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Dépôts au Trésor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Encours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3.61300911288823" calcext:value-type="float">
            <text:p>3.6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0.119378570100162" calcext:value-type="float">
            <text:p>0.1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3.1487720183852" calcext:value-type="float">
            <text:p>13.1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Epargne brute</text:p>
          </table:table-cell>
          <table:table-cell office:value-type="float" office:value="-2.42255851643242" calcext:value-type="float">
            <text:p>-2.4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Impôts et tax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Frais de personnel</text:p>
          </table:table-cell>
          <table:table-cell office:value-type="float" office:value="2.38956932968464" calcext:value-type="float">
            <text:p>2.4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7.46539626451287" calcext:value-type="float">
            <text:p>7.5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5.68337575387231" calcext:value-type="float">
            <text:p>-5.7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Annuité de la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Dépenses d'investissement</text:p>
          </table:table-cell>
          <table:table-cell office:value-type="float" office:value="7.11320438906454" calcext:value-type="float">
            <text:p>7.1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Dépenses totales</text:p>
          </table:table-cell>
          <table:table-cell office:value-type="float" office:value="13.1487720183852" calcext:value-type="float">
            <text:p>13.1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Epargne nette</text:p>
          </table:table-cell>
          <table:table-cell office:value-type="float" office:value="-2.42255851643242" calcext:value-type="float">
            <text:p>-2.4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Flux net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Recettes d'investissement</text:p>
          </table:table-cell>
          <table:table-cell office:value-type="float" office:value="3.85238715162464" calcext:value-type="float">
            <text:p>3.9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Recettes totales</text:p>
          </table:table-cell>
          <table:table-cell office:value-type="float" office:value="7.46539626451287" calcext:value-type="float">
            <text:p>7.5</text:p>
          </table:table-cell>
        </table:table-row>
        <table:table-row table:style-name="ro1" table:visibility="filter">
          <table:table-cell office:value-type="string" calcext:value-type="string">
            <text:p>PORT DE PLAISANCE NEUILLY-SUR-MARN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5.68337575387231" calcext:value-type="float">
            <text:p>-5.7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7.65120669056153" calcext:value-type="float">
            <text:p>7.7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Autres impôts et taxes</text:p>
          </table:table-cell>
          <table:table-cell office:value-type="float" office:value="74.6397152528873" calcext:value-type="float">
            <text:p>74.6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Charges financières</text:p>
          </table:table-cell>
          <table:table-cell office:value-type="float" office:value="1.34234103278906" calcext:value-type="float">
            <text:p>1.3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Concours de l'Etat</text:p>
          </table:table-cell>
          <table:table-cell office:value-type="float" office:value="127.978649276517" calcext:value-type="float">
            <text:p>128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Achats et charges externes</text:p>
          </table:table-cell>
          <table:table-cell office:value-type="float" office:value="766.46313221824" calcext:value-type="float">
            <text:p>766.5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6.6883266958715" calcext:value-type="float">
            <text:p>16.7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FCTVA</text:p>
          </table:table-cell>
          <table:table-cell office:value-type="float" office:value="64.4857447232178" calcext:value-type="float">
            <text:p>64.5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Fiscalité reversée</text:p>
          </table:table-cell>
          <table:table-cell office:value-type="float" office:value="140.3162086818" calcext:value-type="float">
            <text:p>140.3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Fonds de roulement</text:p>
          </table:table-cell>
          <table:table-cell office:value-type="float" office:value="175.92353909465" calcext:value-type="float">
            <text:p>175.9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Impôts locaux</text:p>
          </table:table-cell>
          <table:table-cell office:value-type="float" office:value="1001.92036373291" calcext:value-type="float">
            <text:p>1001.9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.522832868711" calcext:value-type="float">
            <text:p>1.5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Recettes de fonctionnement</text:p>
          </table:table-cell>
          <table:table-cell office:value-type="float" office:value="1371.0374691358" calcext:value-type="float">
            <text:p>1371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72.1369514137794" calcext:value-type="float">
            <text:p>72.1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.02416036107792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Epargne de gestion</text:p>
          </table:table-cell>
          <table:table-cell office:value-type="float" office:value="71.4572992167795" calcext:value-type="float">
            <text:p>71.5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10.13915505111" calcext:value-type="float">
            <text:p>1310.1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Dépenses d'équipement</text:p>
          </table:table-cell>
          <table:table-cell office:value-type="float" office:value="711.16989048188" calcext:value-type="float">
            <text:p>711.2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Dépenses d'intervention</text:p>
          </table:table-cell>
          <table:table-cell office:value-type="float" office:value="52.7886233904155" calcext:value-type="float">
            <text:p>52.8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711.16989048188" calcext:value-type="float">
            <text:p>711.2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Dépôts au Trésor</text:p>
          </table:table-cell>
          <table:table-cell office:value-type="float" office:value="378.602054294438" calcext:value-type="float">
            <text:p>378.6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09.767489711934" calcext:value-type="float">
            <text:p>109.8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Encours de dette</text:p>
          </table:table-cell>
          <table:table-cell office:value-type="float" office:value="623.215138722952" calcext:value-type="float">
            <text:p>623.2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72633280233639" calcext:value-type="float">
            <text:p>2.7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27.217383512545" calcext:value-type="float">
            <text:p>127.2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0.5214151068632" calcext:value-type="float">
            <text:p>30.5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10.4302057613167" calcext:value-type="float">
            <text:p>10.4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021.30904553299" calcext:value-type="float">
            <text:p>2021.3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Epargne brute</text:p>
          </table:table-cell>
          <table:table-cell office:value-type="float" office:value="60.8983140846938" calcext:value-type="float">
            <text:p>60.9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Impôts et taxes</text:p>
          </table:table-cell>
          <table:table-cell office:value-type="float" office:value="1076.5600789858" calcext:value-type="float">
            <text:p>1076.6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620.488805920616" calcext:value-type="float">
            <text:p>620.5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Frais de personnel</text:p>
          </table:table-cell>
          <table:table-cell office:value-type="float" office:value="459.023643302801" calcext:value-type="float">
            <text:p>459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28.8511515996283" calcext:value-type="float">
            <text:p>28.9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443.17442054958" calcext:value-type="float">
            <text:p>1443.2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578.134624983406" calcext:value-type="float">
            <text:p>-578.1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Emprunts hors GAD</text:p>
          </table:table-cell>
          <table:table-cell office:value-type="float" office:value="599.300809770344" calcext:value-type="float">
            <text:p>599.3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1.4642181069959" calcext:value-type="float">
            <text:p>21.5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Annuité de la dette</text:p>
          </table:table-cell>
          <table:table-cell office:value-type="float" office:value="22.8065591397849" calcext:value-type="float">
            <text:p>22.8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Dépenses d'investissement</text:p>
          </table:table-cell>
          <table:table-cell office:value-type="float" office:value="732.634108588876" calcext:value-type="float">
            <text:p>732.6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Dépenses totales</text:p>
          </table:table-cell>
          <table:table-cell office:value-type="float" office:value="2042.77326363998" calcext:value-type="float">
            <text:p>2042.8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Epargne nette</text:p>
          </table:table-cell>
          <table:table-cell office:value-type="float" office:value="39.4340959776979" calcext:value-type="float">
            <text:p>39.4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Flux net de dette</text:p>
          </table:table-cell>
          <table:table-cell office:value-type="float" office:value="577.836591663348" calcext:value-type="float">
            <text:p>577.8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Recettes d'investissement</text:p>
          </table:table-cell>
          <table:table-cell office:value-type="float" office:value="671.437761184123" calcext:value-type="float">
            <text:p>671.4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Recettes totales</text:p>
          </table:table-cell>
          <table:table-cell office:value-type="float" office:value="2042.47523031993" calcext:value-type="float">
            <text:p>2042.5</text:p>
          </table:table-cell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0.298033320058528" calcext:value-type="float">
            <text:p>-0.3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Charges financièr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Achats et charges externes</text:p>
          </table:table-cell>
          <table:table-cell office:value-type="float" office:value="1.03377156789197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FCTVA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Fonds de roulement</text:p>
          </table:table-cell>
          <table:table-cell office:value-type="float" office:value="109.810685858965" calcext:value-type="float">
            <text:p>109.8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Recettes de fonctionnement</text:p>
          </table:table-cell>
          <table:table-cell office:value-type="float" office:value="0.364141035258815" calcext:value-type="float">
            <text:p>0.4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Epargne de gestion</text:p>
          </table:table-cell>
          <table:table-cell office:value-type="float" office:value="-0.669630532633158" calcext:value-type="float">
            <text:p>-0.7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.1735975243811" calcext:value-type="float">
            <text:p>1.2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Dépenses d'équipement</text:p>
          </table:table-cell>
          <table:table-cell office:value-type="float" office:value="2.78693698424606" calcext:value-type="float">
            <text:p>2.8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Dépenses d'interventi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2.78693698424606" calcext:value-type="float">
            <text:p>2.8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Dépôts au Trésor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Encours de dette</text:p>
          </table:table-cell>
          <table:table-cell office:value-type="float" office:value="1.87858777194299" calcext:value-type="float">
            <text:p>1.9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87858777194299" calcext:value-type="float">
            <text:p>1.9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Ventes de biens et servic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0.139825956489122" calcext:value-type="float">
            <text:p>0.1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0.364141035258815" calcext:value-type="float">
            <text:p>0.4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Dépenses totales hors remb</text:p>
          </table:table-cell>
          <table:table-cell office:value-type="float" office:value="3.96053450862716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Epargne brute</text:p>
          </table:table-cell>
          <table:table-cell office:value-type="float" office:value="-0.809456489122281" calcext:value-type="float">
            <text:p>-0.8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Impôts et tax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Frais de personnel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0.364141035258815" calcext:value-type="float">
            <text:p>0.4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3.59639347336834" calcext:value-type="float">
            <text:p>-3.6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Emprunts hors GAD</text:p>
          </table:table-cell>
          <table:table-cell office:value-type="float" office:value="0.0106901725431358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0.2768192048012" calcext:value-type="float">
            <text:p>0.3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Annuité de la dette</text:p>
          </table:table-cell>
          <table:table-cell office:value-type="float" office:value="0.2768192048012" calcext:value-type="float">
            <text:p>0.3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Dépenses d'investissement</text:p>
          </table:table-cell>
          <table:table-cell office:value-type="float" office:value="3.06375618904726" calcext:value-type="float">
            <text:p>3.1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Dépenses totales</text:p>
          </table:table-cell>
          <table:table-cell office:value-type="float" office:value="4.23735371342836" calcext:value-type="float">
            <text:p>4.2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Epargne nette</text:p>
          </table:table-cell>
          <table:table-cell office:value-type="float" office:value="-1.08627569392348" calcext:value-type="float">
            <text:p>-1.1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Flux net de dette</text:p>
          </table:table-cell>
          <table:table-cell office:value-type="float" office:value="-0.266129032258065" calcext:value-type="float">
            <text:p>-0.3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Recettes d'investissement</text:p>
          </table:table-cell>
          <table:table-cell office:value-type="float" office:value="0.0106901725431358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Recettes totales</text:p>
          </table:table-cell>
          <table:table-cell office:value-type="float" office:value="0.374831207801951" calcext:value-type="float">
            <text:p>0.4</text:p>
          </table:table-cell>
        </table:table-row>
        <table:table-row table:style-name="ro1" table:visibility="filter">
          <table:table-cell office:value-type="string" calcext:value-type="string">
            <text:p>REGIE DE STATIONNEMENT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3.86252250562641" calcext:value-type="float">
            <text:p>-3.9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Charges financièr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Achats et charges extern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FCTVA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Fonds de roulement</text:p>
          </table:table-cell>
          <table:table-cell office:value-type="float" office:value="0.606232933233308" calcext:value-type="float">
            <text:p>0.6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Recettes de fonctionn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Epargne de gesti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Dépenses de fonctionn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Dépenses d'équip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Dépenses d'interventi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Dépôts au Trésor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Encours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Ventes de biens et servic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Dépenses totales hors remb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Epargne bru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Impôts et tax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Frais de personnel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Annuité de la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Dépenses total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Epargne n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Flux net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Recettes total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INTERESSEE SAINT-PAIR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Charges financièr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Achats et charges externes</text:p>
          </table:table-cell>
          <table:table-cell office:value-type="float" office:value="0.280410817757786" calcext:value-type="float">
            <text:p>0.3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FCTVA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Fonds de roulement</text:p>
          </table:table-cell>
          <table:table-cell office:value-type="float" office:value="0.534970141481736" calcext:value-type="float">
            <text:p>0.5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Recettes de fonctionnement</text:p>
          </table:table-cell>
          <table:table-cell office:value-type="float" office:value="5.17306152295062" calcext:value-type="float">
            <text:p>5.2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Epargne de gestion</text:p>
          </table:table-cell>
          <table:table-cell office:value-type="float" office:value="0.0982531381912058" calcext:value-type="float">
            <text:p>0.1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Concours de l'Eta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5.07480838475941" calcext:value-type="float">
            <text:p>5.1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Dépenses d'équip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Dépenses d'interventi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Dépôts au Trésor</text:p>
          </table:table-cell>
          <table:table-cell office:value-type="float" office:value="0.568121738552388" calcext:value-type="float">
            <text:p>0.6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Encours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-0.930801249736868" calcext:value-type="float">
            <text:p>-0.9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5.07480838475941" calcext:value-type="float">
            <text:p>5.1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Epargne brute</text:p>
          </table:table-cell>
          <table:table-cell office:value-type="float" office:value="0.0982531381912058" calcext:value-type="float">
            <text:p>0.1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Impôts et tax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Frais de personnel</text:p>
          </table:table-cell>
          <table:table-cell office:value-type="float" office:value="4.79439756700163" calcext:value-type="float">
            <text:p>4.8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6.10386277268749" calcext:value-type="float">
            <text:p>6.1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5.17306152295062" calcext:value-type="float">
            <text:p>5.2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0.0982531381912058" calcext:value-type="float">
            <text:p>0.1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Annuité de la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Dépenses totales</text:p>
          </table:table-cell>
          <table:table-cell office:value-type="float" office:value="5.07480838475941" calcext:value-type="float">
            <text:p>5.1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Epargne nette</text:p>
          </table:table-cell>
          <table:table-cell office:value-type="float" office:value="0.0982531381912058" calcext:value-type="float">
            <text:p>0.1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Flux net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Recettes totales</text:p>
          </table:table-cell>
          <table:table-cell office:value-type="float" office:value="5.17306152295062" calcext:value-type="float">
            <text:p>5.2</text:p>
          </table:table-cell>
        </table:table-row>
        <table:table-row table:style-name="ro1" table:visibility="filter">
          <table:table-cell office:value-type="string" calcext:value-type="string">
            <text:p>REGIE PR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0.0982531381912058" calcext:value-type="float">
            <text:p>0.1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Charges financièr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Achats et charges externes</text:p>
          </table:table-cell>
          <table:table-cell office:value-type="float" office:value="12.3202913349487" calcext:value-type="float">
            <text:p>12.3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FCTVA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Fonds de roulement</text:p>
          </table:table-cell>
          <table:table-cell office:value-type="float" office:value="0.115677473943309" calcext:value-type="float">
            <text:p>0.1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Recettes de fonctionnement</text:p>
          </table:table-cell>
          <table:table-cell office:value-type="float" office:value="13.8447580862275" calcext:value-type="float">
            <text:p>13.8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Epargne de gestion</text:p>
          </table:table-cell>
          <table:table-cell office:value-type="float" office:value="0.115677473943309" calcext:value-type="float">
            <text:p>0.1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.7290806122841" calcext:value-type="float">
            <text:p>13.7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Dépenses d'équip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Dépenses d'interventi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Dépôts au Trésor</text:p>
          </table:table-cell>
          <table:table-cell office:value-type="float" office:value="3.18942406061305" calcext:value-type="float">
            <text:p>3.2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Encours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Ventes de biens et servic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1.40878927733549" calcext:value-type="float">
            <text:p>1.4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13.8447580862275" calcext:value-type="float">
            <text:p>13.8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3.7290806122841" calcext:value-type="float">
            <text:p>13.7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Epargne brute</text:p>
          </table:table-cell>
          <table:table-cell office:value-type="float" office:value="0.115677473943309" calcext:value-type="float">
            <text:p>0.1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Impôts et tax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Frais de personnel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3.8447580862275" calcext:value-type="float">
            <text:p>13.8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0.115677473943309" calcext:value-type="float">
            <text:p>0.1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Annuité de la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Dépenses totales</text:p>
          </table:table-cell>
          <table:table-cell office:value-type="float" office:value="13.7290806122841" calcext:value-type="float">
            <text:p>13.7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Epargne nette</text:p>
          </table:table-cell>
          <table:table-cell office:value-type="float" office:value="0.115677473943309" calcext:value-type="float">
            <text:p>0.1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Flux net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Recettes totales</text:p>
          </table:table-cell>
          <table:table-cell office:value-type="float" office:value="13.8447580862275" calcext:value-type="float">
            <text:p>13.8</text:p>
          </table:table-cell>
        </table:table-row>
        <table:table-row table:style-name="ro1" table:visibility="filter">
          <table:table-cell office:value-type="string" calcext:value-type="string">
            <text:p>REGIE PROVISOIRE DU MARCHE FORAIN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0.115677473943309" calcext:value-type="float">
            <text:p>0.1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Charges financièr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Achats et charges externes</text:p>
          </table:table-cell>
          <table:table-cell office:value-type="float" office:value="4.35454138831742" calcext:value-type="float">
            <text:p>4.4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0.00136647326691477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FCTVA</text:p>
          </table:table-cell>
          <table:table-cell office:value-type="float" office:value="0.052676891426458" calcext:value-type="float">
            <text:p>0.1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Fonds de roulement</text:p>
          </table:table-cell>
          <table:table-cell office:value-type="float" office:value="0.496237373153649" calcext:value-type="float">
            <text:p>0.5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1.9962334435173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0.052676891426458" calcext:value-type="float">
            <text:p>0.1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Epargne de gestion</text:p>
          </table:table-cell>
          <table:table-cell office:value-type="float" office:value="-6.30385901851552" calcext:value-type="float">
            <text:p>-6.3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Concours de l'Etat</text:p>
          </table:table-cell>
          <table:table-cell office:value-type="float" office:value="0.00136647326691477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1.966269272555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Dépenses d'équipement</text:p>
          </table:table-cell>
          <table:table-cell office:value-type="float" office:value="0.290017336631146" calcext:value-type="float">
            <text:p>0.3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Dépenses d'interventi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0.290017336631146" calcext:value-type="float">
            <text:p>0.3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Dépôts au Trésor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Encours de dette</text:p>
          </table:table-cell>
          <table:table-cell office:value-type="float" office:value="0.226170800490049" calcext:value-type="float">
            <text:p>0.2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226170800490049" calcext:value-type="float">
            <text:p>0.2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0.381551975220175" calcext:value-type="float">
            <text:p>0.4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5.22145315642264" calcext:value-type="float">
            <text:p>5.2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0.462466424724346" calcext:value-type="float">
            <text:p>0.5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Autres dépenses d'investissement</text:p>
          </table:table-cell>
          <table:table-cell table:style-name="ce5" office:value-type="string" calcext:value-type="string">
            <text:p>4.204686446327766e-17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6.39186183860752" calcext:value-type="float">
            <text:p>6.4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2.2562866091861" calcext:value-type="float">
            <text:p>12.3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Epargne brute</text:p>
          </table:table-cell>
          <table:table-cell office:value-type="float" office:value="0.0299641709623006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Impôts et tax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Frais de personnel</text:p>
          </table:table-cell>
          <table:table-cell office:value-type="float" office:value="7.14926145951319" calcext:value-type="float">
            <text:p>7.1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2.0489103349437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0.207376274242388" calcext:value-type="float">
            <text:p>-0.2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Emprunts hors GAD</text:p>
          </table:table-cell>
          <table:table-cell office:value-type="float" office:value="0.0862444233836481" calcext:value-type="float">
            <text:p>0.1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0.0545353782852916" calcext:value-type="float">
            <text:p>0.1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Annuité de la dette</text:p>
          </table:table-cell>
          <table:table-cell office:value-type="float" office:value="0.0545353782852916" calcext:value-type="float">
            <text:p>0.1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Dépenses d'investissement</text:p>
          </table:table-cell>
          <table:table-cell office:value-type="float" office:value="0.344552714916437" calcext:value-type="float">
            <text:p>0.3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Dépenses totales</text:p>
          </table:table-cell>
          <table:table-cell office:value-type="float" office:value="12.3108219874714" calcext:value-type="float">
            <text:p>12.3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Epargne nette</text:p>
          </table:table-cell>
          <table:table-cell office:value-type="float" office:value="-0.0245712073229912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Flux net de dette</text:p>
          </table:table-cell>
          <table:table-cell office:value-type="float" office:value="0.0317090450983565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Recettes d'investissement</text:p>
          </table:table-cell>
          <table:table-cell office:value-type="float" office:value="0.138921314810106" calcext:value-type="float">
            <text:p>0.1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Recettes totales</text:p>
          </table:table-cell>
          <table:table-cell office:value-type="float" office:value="12.1351547583274" calcext:value-type="float">
            <text:p>12.1</text:p>
          </table:table-cell>
        </table:table-row>
        <table:table-row table:style-name="ro1" table:visibility="filter">
          <table:table-cell office:value-type="string" calcext:value-type="string">
            <text:p>RESIDENCE AUTONOMIE LES CEDRE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0.17566722914403" calcext:value-type="float">
            <text:p>-0.2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Charges financièr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3.52942557962137" calcext:value-type="float">
            <text:p>3.5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0.147657474399575" calcext:value-type="float">
            <text:p>0.1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FCTVA</text:p>
          </table:table-cell>
          <table:table-cell office:value-type="float" office:value="0.068788516215529" calcext:value-type="float">
            <text:p>0.1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Fonds de roulement</text:p>
          </table:table-cell>
          <table:table-cell office:value-type="float" office:value="0.111223966158896" calcext:value-type="float">
            <text:p>0.1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9.67275987610088" calcext:value-type="float">
            <text:p>9.7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0.068788516215529" calcext:value-type="float">
            <text:p>0.1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Epargne de gestion</text:p>
          </table:table-cell>
          <table:table-cell office:value-type="float" office:value="-5.13169355770787" calcext:value-type="float">
            <text:p>-5.1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Concours de l'Etat</text:p>
          </table:table-cell>
          <table:table-cell office:value-type="float" office:value="0.147657474399575" calcext:value-type="float">
            <text:p>0.1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9.61483530200412" calcext:value-type="float">
            <text:p>9.6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Dépenses d'équipement</text:p>
          </table:table-cell>
          <table:table-cell office:value-type="float" office:value="0.546135202607429" calcext:value-type="float">
            <text:p>0.5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Dépenses d'interventi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0.546135202607429" calcext:value-type="float">
            <text:p>0.5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Dépôts au Trésor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Encours de dette</text:p>
          </table:table-cell>
          <table:table-cell office:value-type="float" office:value="0.22312648806084" calcext:value-type="float">
            <text:p>0.2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22312648806084" calcext:value-type="float">
            <text:p>0.2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0.31554564157093" calcext:value-type="float">
            <text:p>0.3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3.9803515868796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0.381393633989041" calcext:value-type="float">
            <text:p>0.4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5.22920517325073" calcext:value-type="float">
            <text:p>5.2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0.1609705046115" calcext:value-type="float">
            <text:p>10.2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Epargne brute</text:p>
          </table:table-cell>
          <table:table-cell office:value-type="float" office:value="0.0579245740967629" calcext:value-type="float">
            <text:p>0.1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Impôts et tax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Frais de personnel</text:p>
          </table:table-cell>
          <table:table-cell office:value-type="float" office:value="5.7040160883937" calcext:value-type="float">
            <text:p>5.7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9.74154839231641" calcext:value-type="float">
            <text:p>9.7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0.419422112295138" calcext:value-type="float">
            <text:p>-0.4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Emprunts hors GAD</text:p>
          </table:table-cell>
          <table:table-cell office:value-type="float" office:value="0.0531846235639491" calcext:value-type="float">
            <text:p>0.1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0.0184669794965442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Annuité de la dette</text:p>
          </table:table-cell>
          <table:table-cell office:value-type="float" office:value="0.0184669794965442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0.564602182103974" calcext:value-type="float">
            <text:p>0.6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Dépenses totales</text:p>
          </table:table-cell>
          <table:table-cell office:value-type="float" office:value="10.1794374841081" calcext:value-type="float">
            <text:p>10.2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Epargne nette</text:p>
          </table:table-cell>
          <table:table-cell office:value-type="float" office:value="0.0394575946002181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Flux net de dette</text:p>
          </table:table-cell>
          <table:table-cell office:value-type="float" office:value="0.0347176440674048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Recettes d'investissement</text:p>
          </table:table-cell>
          <table:table-cell office:value-type="float" office:value="0.121973139779478" calcext:value-type="float">
            <text:p>0.1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Recettes totales</text:p>
          </table:table-cell>
          <table:table-cell office:value-type="float" office:value="9.79473301588035" calcext:value-type="float">
            <text:p>9.8</text:p>
          </table:table-cell>
        </table:table-row>
        <table:table-row table:style-name="ro1" table:visibility="filter">
          <table:table-cell office:value-type="string" calcext:value-type="string">
            <text:p>RESIDENCE AUTONOMIE LES TAMAR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0.384704468227733" calcext:value-type="float">
            <text:p>-0.4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Charges financièr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Achats et charges extern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FCTVA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Fonds de roulement</text:p>
          </table:table-cell>
          <table:table-cell office:value-type="float" office:value="-0.273727250989665" calcext:value-type="float">
            <text:p>-0.3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Recettes de fonctionnement</text:p>
          </table:table-cell>
          <table:table-cell office:value-type="float" office:value="0.0190565636706608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Epargne de gestion</text:p>
          </table:table-cell>
          <table:table-cell office:value-type="float" office:value="0.0190565636706608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Dépenses de fonctionn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Dépenses d'équip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Dépenses d'interventi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Dépôts au Trésor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Encours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Ventes de biens et services</text:p>
          </table:table-cell>
          <table:table-cell office:value-type="float" office:value="0.0190565636706608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Dépenses totales hors remb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Epargne brute</text:p>
          </table:table-cell>
          <table:table-cell office:value-type="float" office:value="0.0190565636706608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Impôts et tax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Frais de personnel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0.0190565636706608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0.0190565636706608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Annuité de la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Dépenses total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Epargne nette</text:p>
          </table:table-cell>
          <table:table-cell office:value-type="float" office:value="0.0190565636706608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Flux net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Recettes totales</text:p>
          </table:table-cell>
          <table:table-cell office:value-type="float" office:value="0.0190565636706608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STAURATION DES MANIFESTATIONS MUNICIPA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0.0190565636706608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75.9716195303362" calcext:value-type="float">
            <text:p>76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Autres impôts et taxes</text:p>
          </table:table-cell>
          <table:table-cell office:value-type="float" office:value="49.1769492847074" calcext:value-type="float">
            <text:p>49.2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Charges financières</text:p>
          </table:table-cell>
          <table:table-cell office:value-type="float" office:value="32.8933878175329" calcext:value-type="float">
            <text:p>32.9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Achats et charges externes</text:p>
          </table:table-cell>
          <table:table-cell office:value-type="float" office:value="430.110981615332" calcext:value-type="float">
            <text:p>430.1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1.9784047626188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FCTVA</text:p>
          </table:table-cell>
          <table:table-cell office:value-type="float" office:value="37.3584647452239" calcext:value-type="float">
            <text:p>37.4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Fiscalité reversée</text:p>
          </table:table-cell>
          <table:table-cell office:value-type="float" office:value="523.379509942117" calcext:value-type="float">
            <text:p>523.4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Fonds de roulement</text:p>
          </table:table-cell>
          <table:table-cell office:value-type="float" office:value="66.3898536424437" calcext:value-type="float">
            <text:p>66.4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Impôts locaux</text:p>
          </table:table-cell>
          <table:table-cell office:value-type="float" office:value="1491.61746093633" calcext:value-type="float">
            <text:p>1491.6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25.8002879165042" calcext:value-type="float">
            <text:p>25.8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486800227933899" calcext:value-type="float">
            <text:p>0.5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Recettes de fonctionnement</text:p>
          </table:table-cell>
          <table:table-cell office:value-type="float" office:value="2050.22209579222" calcext:value-type="float">
            <text:p>2050.2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16.252328224815" calcext:value-type="float">
            <text:p>116.3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1.562246948385" calcext:value-type="float">
            <text:p>11.6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26.648358875926" calcext:value-type="float">
            <text:p>26.6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Epargne de gestion</text:p>
          </table:table-cell>
          <table:table-cell office:value-type="float" office:value="362.498367573404" calcext:value-type="float">
            <text:p>362.5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Concours de l'Etat</text:p>
          </table:table-cell>
          <table:table-cell office:value-type="float" office:value="223.893109498246" calcext:value-type="float">
            <text:p>223.9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721.31481450379" calcext:value-type="float">
            <text:p>1721.3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Dépenses d'équipement</text:p>
          </table:table-cell>
          <table:table-cell office:value-type="float" office:value="373.47637855022" calcext:value-type="float">
            <text:p>373.5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Dépenses d'intervention</text:p>
          </table:table-cell>
          <table:table-cell office:value-type="float" office:value="358.862369912725" calcext:value-type="float">
            <text:p>358.9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07.802705215488" calcext:value-type="float">
            <text:p>407.8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Dépôts au Trésor</text:p>
          </table:table-cell>
          <table:table-cell office:value-type="float" office:value="89.8270884443511" calcext:value-type="float">
            <text:p>89.8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86.114416819122" calcext:value-type="float">
            <text:p>186.1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Encours de dette</text:p>
          </table:table-cell>
          <table:table-cell office:value-type="float" office:value="838.556915094623" calcext:value-type="float">
            <text:p>838.6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07058003179078" calcext:value-type="float">
            <text:p>1.1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09.573240560238" calcext:value-type="float">
            <text:p>109.6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5.2872986833818" calcext:value-type="float">
            <text:p>35.3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7.67796778934109" calcext:value-type="float">
            <text:p>7.7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1.7304690639715" calcext:value-type="float">
            <text:p>21.7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.92224394925471" calcext:value-type="float">
            <text:p>2.9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29.11751971928" calcext:value-type="float">
            <text:p>2129.1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Epargne brute</text:p>
          </table:table-cell>
          <table:table-cell office:value-type="float" office:value="328.907281288426" calcext:value-type="float">
            <text:p>328.9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Impôts et taxes</text:p>
          </table:table-cell>
          <table:table-cell office:value-type="float" office:value="1540.79441022104" calcext:value-type="float">
            <text:p>1540.8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837.486335062832" calcext:value-type="float">
            <text:p>837.5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Frais de personnel</text:p>
          </table:table-cell>
          <table:table-cell office:value-type="float" office:value="864.160776474822" calcext:value-type="float">
            <text:p>864.2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54.23086644873" calcext:value-type="float">
            <text:p>154.2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166.47442401704" calcext:value-type="float">
            <text:p>2166.5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37.356904297754" calcext:value-type="float">
            <text:p>37.4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Emprunts hors GAD</text:p>
          </table:table-cell>
          <table:table-cell office:value-type="float" office:value="59.9931020004199" calcext:value-type="float">
            <text:p>60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40.051339111658" calcext:value-type="float">
            <text:p>140.1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Annuité de la dette</text:p>
          </table:table-cell>
          <table:table-cell office:value-type="float" office:value="172.944726929191" calcext:value-type="float">
            <text:p>172.9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Dépenses d'investissement</text:p>
          </table:table-cell>
          <table:table-cell office:value-type="float" office:value="547.854044327145" calcext:value-type="float">
            <text:p>547.9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Dépenses totales</text:p>
          </table:table-cell>
          <table:table-cell office:value-type="float" office:value="2269.16885883094" calcext:value-type="float">
            <text:p>2269.2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Epargne nette</text:p>
          </table:table-cell>
          <table:table-cell office:value-type="float" office:value="188.855942176769" calcext:value-type="float">
            <text:p>188.9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Flux net de dette</text:p>
          </table:table-cell>
          <table:table-cell office:value-type="float" office:value="-80.0582371112377" calcext:value-type="float">
            <text:p>-80.1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Recettes d'investissement</text:p>
          </table:table-cell>
          <table:table-cell office:value-type="float" office:value="176.245430225235" calcext:value-type="float">
            <text:p>176.2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Recettes totales</text:p>
          </table:table-cell>
          <table:table-cell office:value-type="float" office:value="2226.46752601746" calcext:value-type="float">
            <text:p>2226.5</text:p>
          </table:table-cell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2.7013328134844" calcext:value-type="float">
            <text:p>-42.7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42.459559500185" calcext:value-type="float">
            <text:p>142.5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Autres impôts et taxes</text:p>
          </table:table-cell>
          <table:table-cell office:value-type="float" office:value="35.0749268377783" calcext:value-type="float">
            <text:p>35.1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Charges financières</text:p>
          </table:table-cell>
          <table:table-cell office:value-type="float" office:value="48.7849405761389" calcext:value-type="float">
            <text:p>48.8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493.925241511656" calcext:value-type="float">
            <text:p>493.9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74293826460519" calcext:value-type="float">
            <text:p>2.7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FCTVA</text:p>
          </table:table-cell>
          <table:table-cell office:value-type="float" office:value="91.734732974246" calcext:value-type="float">
            <text:p>91.7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Fiscalité reversée</text:p>
          </table:table-cell>
          <table:table-cell office:value-type="float" office:value="322.232348169309" calcext:value-type="float">
            <text:p>322.2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Fonds de roulement</text:p>
          </table:table-cell>
          <table:table-cell office:value-type="float" office:value="211.991208975729" calcext:value-type="float">
            <text:p>212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Impôts locaux</text:p>
          </table:table-cell>
          <table:table-cell office:value-type="float" office:value="1341.48594085963" calcext:value-type="float">
            <text:p>1341.5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7.8751771812373" calcext:value-type="float">
            <text:p>17.9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31.005994722725" calcext:value-type="float">
            <text:p>31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69.67961619818" calcext:value-type="float">
            <text:p>1869.7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65.248888065072" calcext:value-type="float">
            <text:p>265.2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42.9469001461064" calcext:value-type="float">
            <text:p>42.9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6.88870815796934" calcext:value-type="float">
            <text:p>6.9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Epargne de gestion</text:p>
          </table:table-cell>
          <table:table-cell office:value-type="float" office:value="249.771032775803" calcext:value-type="float">
            <text:p>249.8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Concours de l'Etat</text:p>
          </table:table-cell>
          <table:table-cell office:value-type="float" office:value="165.039207100334" calcext:value-type="float">
            <text:p>165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68.6182233901" calcext:value-type="float">
            <text:p>1668.6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Dépenses d'équipement</text:p>
          </table:table-cell>
          <table:table-cell office:value-type="float" office:value="437.313264278082" calcext:value-type="float">
            <text:p>437.3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Dépenses d'intervention</text:p>
          </table:table-cell>
          <table:table-cell office:value-type="float" office:value="139.892914276992" calcext:value-type="float">
            <text:p>139.9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44.472412281658" calcext:value-type="float">
            <text:p>444.5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Dépôts au Trésor</text:p>
          </table:table-cell>
          <table:table-cell office:value-type="float" office:value="177.79475957869" calcext:value-type="float">
            <text:p>177.8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44.421091654491" calcext:value-type="float">
            <text:p>144.4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Encours de dette</text:p>
          </table:table-cell>
          <table:table-cell office:value-type="float" office:value="1828.53793488453" calcext:value-type="float">
            <text:p>1828.5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46227184508363" calcext:value-type="float">
            <text:p>2.5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94.91919706915" calcext:value-type="float">
            <text:p>194.9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0.0683404932726" calcext:value-type="float">
            <text:p>30.1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270439845607048" calcext:value-type="float">
            <text:p>0.3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1.1307047997032" calcext:value-type="float">
            <text:p>21.1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31.0545955906405" calcext:value-type="float">
            <text:p>31.1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13.09063567176" calcext:value-type="float">
            <text:p>2113.1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Epargne brute</text:p>
          </table:table-cell>
          <table:table-cell office:value-type="float" office:value="201.061392808077" calcext:value-type="float">
            <text:p>201.1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Impôts et taxes</text:p>
          </table:table-cell>
          <table:table-cell office:value-type="float" office:value="1376.56086769741" calcext:value-type="float">
            <text:p>1376.6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826.07566303945" calcext:value-type="float">
            <text:p>1826.1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Frais de personnel</text:p>
          </table:table-cell>
          <table:table-cell office:value-type="float" office:value="955.946786532045" calcext:value-type="float">
            <text:p>955.9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12.029639531587" calcext:value-type="float">
            <text:p>112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134.92850426325" calcext:value-type="float">
            <text:p>2134.9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21.8378685914909" calcext:value-type="float">
            <text:p>21.8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Emprunts hors GAD</text:p>
          </table:table-cell>
          <table:table-cell office:value-type="float" office:value="185.19480122991" calcext:value-type="float">
            <text:p>185.2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47.118225788865" calcext:value-type="float">
            <text:p>147.1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Annuité de la dette</text:p>
          </table:table-cell>
          <table:table-cell office:value-type="float" office:value="195.903166365004" calcext:value-type="float">
            <text:p>195.9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591.590638070524" calcext:value-type="float">
            <text:p>591.6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Dépenses totales</text:p>
          </table:table-cell>
          <table:table-cell office:value-type="float" office:value="2260.20886146063" calcext:value-type="float">
            <text:p>2260.2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Epargne nette</text:p>
          </table:table-cell>
          <table:table-cell office:value-type="float" office:value="53.9431670192117" calcext:value-type="float">
            <text:p>53.9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Flux net de dette</text:p>
          </table:table-cell>
          <table:table-cell office:value-type="float" office:value="38.076575441045" calcext:value-type="float">
            <text:p>38.1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Recettes d'investissement</text:p>
          </table:table-cell>
          <table:table-cell office:value-type="float" office:value="450.443689294982" calcext:value-type="float">
            <text:p>450.4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Recettes totales</text:p>
          </table:table-cell>
          <table:table-cell office:value-type="float" office:value="2320.12330549316" calcext:value-type="float">
            <text:p>2320.1</text:p>
          </table:table-cell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59.9144440325359" calcext:value-type="float">
            <text:p>59.9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2.139948946699" calcext:value-type="float">
            <text:p>82.1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Autres impôts et taxes</text:p>
          </table:table-cell>
          <table:table-cell office:value-type="float" office:value="46.3934845184785" calcext:value-type="float">
            <text:p>46.4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Charges financières</text:p>
          </table:table-cell>
          <table:table-cell office:value-type="float" office:value="37.1990250213448" calcext:value-type="float">
            <text:p>37.2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343.665144709101" calcext:value-type="float">
            <text:p>343.7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7.16938248157377" calcext:value-type="float">
            <text:p>7.2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FCTVA</text:p>
          </table:table-cell>
          <table:table-cell office:value-type="float" office:value="36.9788569636354" calcext:value-type="float">
            <text:p>37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Fiscalité reversée</text:p>
          </table:table-cell>
          <table:table-cell office:value-type="float" office:value="223.367061037445" calcext:value-type="float">
            <text:p>223.4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Fonds de roulement</text:p>
          </table:table-cell>
          <table:table-cell office:value-type="float" office:value="-37.087319527452" calcext:value-type="float">
            <text:p>-37.1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Impôts locaux</text:p>
          </table:table-cell>
          <table:table-cell office:value-type="float" office:value="1204.55887682738" calcext:value-type="float">
            <text:p>1204.6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50.5815371748184" calcext:value-type="float">
            <text:p>50.6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1.3648003171229" calcext:value-type="float">
            <text:p>11.4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99.60605878971" calcext:value-type="float">
            <text:p>1799.6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47.919935791326" calcext:value-type="float">
            <text:p>147.9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51.5794504364796" calcext:value-type="float">
            <text:p>51.6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4848669652036" calcext:value-type="float">
            <text:p>3.5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Epargne de gestion</text:p>
          </table:table-cell>
          <table:table-cell office:value-type="float" office:value="225.900608632015" calcext:value-type="float">
            <text:p>225.9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Concours de l'Etat</text:p>
          </table:table-cell>
          <table:table-cell office:value-type="float" office:value="308.863045250998" calcext:value-type="float">
            <text:p>308.9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Crédits de trésorerie</text:p>
          </table:table-cell>
          <table:table-cell office:value-type="float" office:value="152.689446080396" calcext:value-type="float">
            <text:p>152.7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04.21078235263" calcext:value-type="float">
            <text:p>1604.2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Dépenses d'équipement</text:p>
          </table:table-cell>
          <table:table-cell office:value-type="float" office:value="350.003579045495" calcext:value-type="float">
            <text:p>350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Dépenses d'intervention</text:p>
          </table:table-cell>
          <table:table-cell office:value-type="float" office:value="132.685506002683" calcext:value-type="float">
            <text:p>132.7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84.170497987489" calcext:value-type="float">
            <text:p>384.2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Dépôts au Trésor</text:p>
          </table:table-cell>
          <table:table-cell office:value-type="float" office:value="44.1504945026224" calcext:value-type="float">
            <text:p>44.2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251.112125594605" calcext:value-type="float">
            <text:p>251.1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Encours de dette</text:p>
          </table:table-cell>
          <table:table-cell office:value-type="float" office:value="1084.83662734575" calcext:value-type="float">
            <text:p>1084.8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838912982871879" calcext:value-type="float">
            <text:p>0.8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92.8439436497012" calcext:value-type="float">
            <text:p>92.8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5.6586659058039" calcext:value-type="float">
            <text:p>25.7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30.6820519767908" calcext:value-type="float">
            <text:p>30.7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2.7682559983274" calcext:value-type="float">
            <text:p>22.8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8.8011298809918" calcext:value-type="float">
            <text:p>28.8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988.38128034012" calcext:value-type="float">
            <text:p>1988.4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Epargne brute</text:p>
          </table:table-cell>
          <table:table-cell office:value-type="float" office:value="195.395276437072" calcext:value-type="float">
            <text:p>195.4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Impôts et taxes</text:p>
          </table:table-cell>
          <table:table-cell office:value-type="float" office:value="1250.95236134586" calcext:value-type="float">
            <text:p>1251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083.99771436288" calcext:value-type="float">
            <text:p>1084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Frais de personnel</text:p>
          </table:table-cell>
          <table:table-cell office:value-type="float" office:value="1065.0024407137" calcext:value-type="float">
            <text:p>1065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24.178452544824" calcext:value-type="float">
            <text:p>124.2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947.52599458103" calcext:value-type="float">
            <text:p>1947.5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40.8552857590909" calcext:value-type="float">
            <text:p>-40.9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Emprunts hors GAD</text:p>
          </table:table-cell>
          <table:table-cell office:value-type="float" office:value="87.1482616612361" calcext:value-type="float">
            <text:p>87.1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25.163257130909" calcext:value-type="float">
            <text:p>125.2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Annuité de la dette</text:p>
          </table:table-cell>
          <table:table-cell office:value-type="float" office:value="162.362282152254" calcext:value-type="float">
            <text:p>162.4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509.333755118398" calcext:value-type="float">
            <text:p>509.3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Dépenses totales</text:p>
          </table:table-cell>
          <table:table-cell office:value-type="float" office:value="2113.54453747103" calcext:value-type="float">
            <text:p>2113.5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Epargne nette</text:p>
          </table:table-cell>
          <table:table-cell office:value-type="float" office:value="70.2320193061634" calcext:value-type="float">
            <text:p>70.2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Flux net de dette</text:p>
          </table:table-cell>
          <table:table-cell office:value-type="float" office:value="-38.014995469673" calcext:value-type="float">
            <text:p>-38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Recettes d'investissement</text:p>
          </table:table-cell>
          <table:table-cell office:value-type="float" office:value="235.068197452562" calcext:value-type="float">
            <text:p>235.1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Recettes totales</text:p>
          </table:table-cell>
          <table:table-cell office:value-type="float" office:value="2034.67425624227" calcext:value-type="float">
            <text:p>2034.7</text:p>
          </table:table-cell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78.8702812287638" calcext:value-type="float">
            <text:p>-78.9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22.176328207052" calcext:value-type="float">
            <text:p>122.2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Autres impôts et taxes</text:p>
          </table:table-cell>
          <table:table-cell office:value-type="float" office:value="65.5770063765941" calcext:value-type="float">
            <text:p>65.6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Charges financières</text:p>
          </table:table-cell>
          <table:table-cell office:value-type="float" office:value="76.8218801575394" calcext:value-type="float">
            <text:p>76.8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Achats et charges externes</text:p>
          </table:table-cell>
          <table:table-cell office:value-type="float" office:value="515.912093023256" calcext:value-type="float">
            <text:p>515.9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6.7877612528132" calcext:value-type="float">
            <text:p>6.8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FCTVA</text:p>
          </table:table-cell>
          <table:table-cell office:value-type="float" office:value="115.736601275319" calcext:value-type="float">
            <text:p>115.7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Fiscalité reversée</text:p>
          </table:table-cell>
          <table:table-cell office:value-type="float" office:value="532.024831207802" calcext:value-type="float">
            <text:p>532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Fonds de roulement</text:p>
          </table:table-cell>
          <table:table-cell office:value-type="float" office:value="244.764586271568" calcext:value-type="float">
            <text:p>244.8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Impôts locaux</text:p>
          </table:table-cell>
          <table:table-cell office:value-type="float" office:value="1599.65148162041" calcext:value-type="float">
            <text:p>1599.7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48.232689422356" calcext:value-type="float">
            <text:p>148.2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46.3990997749437" calcext:value-type="float">
            <text:p>46.4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Recettes de fonctionnement</text:p>
          </table:table-cell>
          <table:table-cell office:value-type="float" office:value="2269.33965978995" calcext:value-type="float">
            <text:p>2269.3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309.607547261815" calcext:value-type="float">
            <text:p>309.6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72.7048730307577" calcext:value-type="float">
            <text:p>72.7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50818417104276" calcext:value-type="float">
            <text:p>3.5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Epargne de gestion</text:p>
          </table:table-cell>
          <table:table-cell office:value-type="float" office:value="321.579425356339" calcext:value-type="float">
            <text:p>321.6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Concours de l'Etat</text:p>
          </table:table-cell>
          <table:table-cell office:value-type="float" office:value="181.274914291073" calcext:value-type="float">
            <text:p>181.3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2019.41157745686" calcext:value-type="float">
            <text:p>2019.4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d'équipement</text:p>
          </table:table-cell>
          <table:table-cell office:value-type="float" office:value="226.610539009752" calcext:value-type="float">
            <text:p>226.6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d'intervention</text:p>
          </table:table-cell>
          <table:table-cell office:value-type="float" office:value="136.187646286572" calcext:value-type="float">
            <text:p>136.2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74.635706489122" calcext:value-type="float">
            <text:p>374.6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Dépôts au Trésor</text:p>
          </table:table-cell>
          <table:table-cell office:value-type="float" office:value="467.090149474869" calcext:value-type="float">
            <text:p>467.1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26.254463615904" calcext:value-type="float">
            <text:p>26.3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Encours de dette</text:p>
          </table:table-cell>
          <table:table-cell office:value-type="float" office:value="1636.09591466617" calcext:value-type="float">
            <text:p>1636.1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66485783945987" calcext:value-type="float">
            <text:p>1.7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55.428867591898" calcext:value-type="float">
            <text:p>155.4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54.9939049137282" calcext:value-type="float">
            <text:p>55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44.516983308327" calcext:value-type="float">
            <text:p>144.5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83.3675352588145" calcext:value-type="float">
            <text:p>83.4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71.6946177794449" calcext:value-type="float">
            <text:p>71.7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394.04728394599" calcext:value-type="float">
            <text:p>2394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Epargne brute</text:p>
          </table:table-cell>
          <table:table-cell office:value-type="float" office:value="249.928082333083" calcext:value-type="float">
            <text:p>249.9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Impôts et taxes</text:p>
          </table:table-cell>
          <table:table-cell office:value-type="float" office:value="1665.228487997" calcext:value-type="float">
            <text:p>1665.2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634.43105682671" calcext:value-type="float">
            <text:p>1634.4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Frais de personnel</text:p>
          </table:table-cell>
          <table:table-cell office:value-type="float" office:value="1235.49605307577" calcext:value-type="float">
            <text:p>1235.5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84.039854651163" calcext:value-type="float">
            <text:p>184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578.94720705176" calcext:value-type="float">
            <text:p>2578.9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84.899923105776" calcext:value-type="float">
            <text:p>184.9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Emprunts hors GAD</text:p>
          </table:table-cell>
          <table:table-cell office:value-type="float" office:value="187.548762190548" calcext:value-type="float">
            <text:p>187.5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92.955777944486" calcext:value-type="float">
            <text:p>293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Annuité de la dette</text:p>
          </table:table-cell>
          <table:table-cell office:value-type="float" office:value="369.777658102026" calcext:value-type="float">
            <text:p>369.8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d'investissement</text:p>
          </table:table-cell>
          <table:table-cell office:value-type="float" office:value="667.591484433609" calcext:value-type="float">
            <text:p>667.6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totales</text:p>
          </table:table-cell>
          <table:table-cell office:value-type="float" office:value="2687.00306189047" calcext:value-type="float">
            <text:p>2687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Epargne nette</text:p>
          </table:table-cell>
          <table:table-cell office:value-type="float" office:value="-43.0276956114027" calcext:value-type="float">
            <text:p>-43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Flux net de dette</text:p>
          </table:table-cell>
          <table:table-cell office:value-type="float" office:value="-105.407015753938" calcext:value-type="float">
            <text:p>-105.4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Recettes d'investissement</text:p>
          </table:table-cell>
          <table:table-cell office:value-type="float" office:value="497.156309452363" calcext:value-type="float">
            <text:p>497.2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Recettes totales</text:p>
          </table:table-cell>
          <table:table-cell office:value-type="float" office:value="2766.49596924231" calcext:value-type="float">
            <text:p>2766.5</text:p>
          </table:table-cell>
        </table:table-row>
        <table:table-row table:style-name="ro1" table:visibility="filter">
          <table:table-cell office:value-type="string" calcext:value-type="string">
            <text:p>SAINT-OUEN-SUR-SEIN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79.4929073518378" calcext:value-type="float">
            <text:p>79.5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Charges financièr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Achats et charges externes</text:p>
          </table:table-cell>
          <table:table-cell office:value-type="float" office:value="1.33195780195049" calcext:value-type="float">
            <text:p>1.3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FCTVA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Fonds de roulement</text:p>
          </table:table-cell>
          <table:table-cell office:value-type="float" office:value="1.33880307576894" calcext:value-type="float">
            <text:p>1.3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Recettes de fonctionnement</text:p>
          </table:table-cell>
          <table:table-cell office:value-type="float" office:value="2.12693773443361" calcext:value-type="float">
            <text:p>2.1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Epargne de gestion</text:p>
          </table:table-cell>
          <table:table-cell office:value-type="float" office:value="0.794979932483121" calcext:value-type="float">
            <text:p>0.8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Concours de l'Eta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.33195780195049" calcext:value-type="float">
            <text:p>1.3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Dépenses d'équip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Dépenses d'interventi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Dépôts au Trésor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Encours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2.12693773443361" calcext:value-type="float">
            <text:p>2.1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.33195780195049" calcext:value-type="float">
            <text:p>1.3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Epargne brute</text:p>
          </table:table-cell>
          <table:table-cell office:value-type="float" office:value="0.794979932483121" calcext:value-type="float">
            <text:p>0.8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Impôts et tax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Frais de personnel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.12693773443361" calcext:value-type="float">
            <text:p>2.1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0.794979932483121" calcext:value-type="float">
            <text:p>0.8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Annuité de la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Dépenses totales</text:p>
          </table:table-cell>
          <table:table-cell office:value-type="float" office:value="1.33195780195049" calcext:value-type="float">
            <text:p>1.3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Epargne nette</text:p>
          </table:table-cell>
          <table:table-cell office:value-type="float" office:value="0.794979932483121" calcext:value-type="float">
            <text:p>0.8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Flux net de det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Recettes totales</text:p>
          </table:table-cell>
          <table:table-cell office:value-type="float" office:value="2.12693773443361" calcext:value-type="float">
            <text:p>2.1</text:p>
          </table:table-cell>
        </table:table-row>
        <table:table-row table:style-name="ro1" table:visibility="filter">
          <table:table-cell office:value-type="string" calcext:value-type="string">
            <text:p>SAINT-OUEN-SUR-SEINE - FOURNITURES REPA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0.794979932483121" calcext:value-type="float">
            <text:p>0.8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50.7425137494712" calcext:value-type="float">
            <text:p>50.7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Autres impôts et taxes</text:p>
          </table:table-cell>
          <table:table-cell office:value-type="float" office:value="32.5403009499635" calcext:value-type="float">
            <text:p>32.5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Charges financières</text:p>
          </table:table-cell>
          <table:table-cell office:value-type="float" office:value="44.2024802892196" calcext:value-type="float">
            <text:p>44.2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Achats et charges externes</text:p>
          </table:table-cell>
          <table:table-cell office:value-type="float" office:value="473.692126841275" calcext:value-type="float">
            <text:p>473.7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8710470751125" calcext:value-type="float">
            <text:p>2.9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FCTVA</text:p>
          </table:table-cell>
          <table:table-cell office:value-type="float" office:value="59.1317312795662" calcext:value-type="float">
            <text:p>59.1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Fiscalité reversée</text:p>
          </table:table-cell>
          <table:table-cell office:value-type="float" office:value="94.4855590169609" calcext:value-type="float">
            <text:p>94.5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Fonds de roulement</text:p>
          </table:table-cell>
          <table:table-cell office:value-type="float" office:value="-24.5872745279028" calcext:value-type="float">
            <text:p>-24.6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Impôts locaux</text:p>
          </table:table-cell>
          <table:table-cell office:value-type="float" office:value="1032.60995154033" calcext:value-type="float">
            <text:p>1032.6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1.4774833660244" calcext:value-type="float">
            <text:p>31.5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8.165455174801" calcext:value-type="float">
            <text:p>18.2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80.8595471328" calcext:value-type="float">
            <text:p>1880.9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28.125050767278" calcext:value-type="float">
            <text:p>128.1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8.9252549901927" calcext:value-type="float">
            <text:p>38.9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65716549363486" calcext:value-type="float">
            <text:p>3.7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Epargne de gestion</text:p>
          </table:table-cell>
          <table:table-cell office:value-type="float" office:value="268.857435483251" calcext:value-type="float">
            <text:p>268.9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Concours de l'Etat</text:p>
          </table:table-cell>
          <table:table-cell office:value-type="float" office:value="557.64148071228" calcext:value-type="float">
            <text:p>557.6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Crédits de trésorerie</text:p>
          </table:table-cell>
          <table:table-cell office:value-type="float" office:value="28.8450444213684" calcext:value-type="float">
            <text:p>28.8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56.27334987116" calcext:value-type="float">
            <text:p>1656.3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Dépenses d'équipement</text:p>
          </table:table-cell>
          <table:table-cell office:value-type="float" office:value="470.199574824045" calcext:value-type="float">
            <text:p>470.2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Dépenses d'intervention</text:p>
          </table:table-cell>
          <table:table-cell office:value-type="float" office:value="97.9195457867005" calcext:value-type="float">
            <text:p>97.9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73.85674031768" calcext:value-type="float">
            <text:p>473.9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Dépôts au Trésor</text:p>
          </table:table-cell>
          <table:table-cell office:value-type="float" office:value="58.7223491404177" calcext:value-type="float">
            <text:p>58.7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523.292950271144" calcext:value-type="float">
            <text:p>523.3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Encours de dette</text:p>
          </table:table-cell>
          <table:table-cell office:value-type="float" office:value="1263.55023056806" calcext:value-type="float">
            <text:p>1263.6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874851736471674" calcext:value-type="float">
            <text:p>0.9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Ventes de biens et services</text:p>
          </table:table-cell>
          <table:table-cell office:value-type="float" office:value="94.6645211722626" calcext:value-type="float">
            <text:p>94.7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1.9150599976924" calcext:value-type="float">
            <text:p>31.9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7.8659907311257" calcext:value-type="float">
            <text:p>27.9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8.2508057382408" calcext:value-type="float">
            <text:p>18.3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30.13009018884" calcext:value-type="float">
            <text:p>2130.1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Epargne brute</text:p>
          </table:table-cell>
          <table:table-cell office:value-type="float" office:value="224.586197261644" calcext:value-type="float">
            <text:p>224.6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Impôts et taxes</text:p>
          </table:table-cell>
          <table:table-cell office:value-type="float" office:value="1065.15025249029" calcext:value-type="float">
            <text:p>1065.2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262.67537883158" calcext:value-type="float">
            <text:p>1262.7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Frais de personnel</text:p>
          </table:table-cell>
          <table:table-cell office:value-type="float" office:value="1008.54413695627" calcext:value-type="float">
            <text:p>1008.5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35.537302026845" calcext:value-type="float">
            <text:p>135.5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008.98459790008" calcext:value-type="float">
            <text:p>2009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21.145492288759" calcext:value-type="float">
            <text:p>-121.1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Emprunts hors GAD</text:p>
          </table:table-cell>
          <table:table-cell office:value-type="float" office:value="155.763239875389" calcext:value-type="float">
            <text:p>155.8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56.500615360948" calcext:value-type="float">
            <text:p>156.5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Annuité de la dette</text:p>
          </table:table-cell>
          <table:table-cell office:value-type="float" office:value="200.703095650167" calcext:value-type="float">
            <text:p>200.7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Dépenses d'investissement</text:p>
          </table:table-cell>
          <table:table-cell office:value-type="float" office:value="630.357355678628" calcext:value-type="float">
            <text:p>630.4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Dépenses totales</text:p>
          </table:table-cell>
          <table:table-cell office:value-type="float" office:value="2286.63070554979" calcext:value-type="float">
            <text:p>2286.6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Epargne nette</text:p>
          </table:table-cell>
          <table:table-cell office:value-type="float" office:value="68.0855819006959" calcext:value-type="float">
            <text:p>68.1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Flux net de dette</text:p>
          </table:table-cell>
          <table:table-cell office:value-type="float" office:value="-0.737375485558248" calcext:value-type="float">
            <text:p>-0.7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Recettes d'investissement</text:p>
          </table:table-cell>
          <table:table-cell office:value-type="float" office:value="283.888290642668" calcext:value-type="float">
            <text:p>283.9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Recettes totales</text:p>
          </table:table-cell>
          <table:table-cell office:value-type="float" office:value="2164.74783777547" calcext:value-type="float">
            <text:p>2164.7</text:p>
          </table:table-cell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21.882867774317" calcext:value-type="float">
            <text:p>-121.9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34.1373881759513" calcext:value-type="float">
            <text:p>34.1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Autres impôts et taxes</text:p>
          </table:table-cell>
          <table:table-cell office:value-type="float" office:value="28.5790337017531" calcext:value-type="float">
            <text:p>28.6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Charges financières</text:p>
          </table:table-cell>
          <table:table-cell office:value-type="float" office:value="47.1918742427614" calcext:value-type="float">
            <text:p>47.2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Achats et charges externes</text:p>
          </table:table-cell>
          <table:table-cell office:value-type="float" office:value="315.950588482556" calcext:value-type="float">
            <text:p>316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0.736011176223327" calcext:value-type="float">
            <text:p>0.7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FCTVA</text:p>
          </table:table-cell>
          <table:table-cell office:value-type="float" office:value="18.0839806641446" calcext:value-type="float">
            <text:p>18.1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Fiscalité reversée</text:p>
          </table:table-cell>
          <table:table-cell office:value-type="float" office:value="-33.9910985831912" calcext:value-type="float">
            <text:p>-34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Fonds de roulement</text:p>
          </table:table-cell>
          <table:table-cell office:value-type="float" office:value="80.1732109388522" calcext:value-type="float">
            <text:p>80.2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Impôts locaux</text:p>
          </table:table-cell>
          <table:table-cell office:value-type="float" office:value="805.247014316445" calcext:value-type="float">
            <text:p>805.2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1.2734218529783" calcext:value-type="float">
            <text:p>31.3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9.81381648245679" calcext:value-type="float">
            <text:p>9.8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688.31417872067" calcext:value-type="float">
            <text:p>1688.3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62.0351853225527" calcext:value-type="float">
            <text:p>62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6.3802855871226" calcext:value-type="float">
            <text:p>26.4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Epargne de gestion</text:p>
          </table:table-cell>
          <table:table-cell office:value-type="float" office:value="142.587765249858" calcext:value-type="float">
            <text:p>142.6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Concours de l'Etat</text:p>
          </table:table-cell>
          <table:table-cell office:value-type="float" office:value="609.045187053384" calcext:value-type="float">
            <text:p>609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Crédits de trésorerie</text:p>
          </table:table-cell>
          <table:table-cell office:value-type="float" office:value="49.4523156046782" calcext:value-type="float">
            <text:p>49.5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78.55634868828" calcext:value-type="float">
            <text:p>1578.6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Dépenses d'équipement</text:p>
          </table:table-cell>
          <table:table-cell office:value-type="float" office:value="130.571026135549" calcext:value-type="float">
            <text:p>130.6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Dépenses d'intervention</text:p>
          </table:table-cell>
          <table:table-cell office:value-type="float" office:value="176.59992161808" calcext:value-type="float">
            <text:p>176.6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132.165200652771" calcext:value-type="float">
            <text:p>132.2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Dépôts au Trésor</text:p>
          </table:table-cell>
          <table:table-cell office:value-type="float" office:value="94.1142936973024" calcext:value-type="float">
            <text:p>94.1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577.035754024182" calcext:value-type="float">
            <text:p>577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Encours de dette</text:p>
          </table:table-cell>
          <table:table-cell office:value-type="float" office:value="1182.71925846253" calcext:value-type="float">
            <text:p>1182.7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45179660262592" calcext:value-type="float">
            <text:p>1.5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67.1368550799891" calcext:value-type="float">
            <text:p>67.1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7.6812654847568" calcext:value-type="float">
            <text:p>27.7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.59417451722177" calcext:value-type="float">
            <text:p>1.6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47.111847538511" calcext:value-type="float">
            <text:p>47.1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9.81381648245679" calcext:value-type="float">
            <text:p>9.8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710.72154934105" calcext:value-type="float">
            <text:p>1710.7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Epargne brute</text:p>
          </table:table-cell>
          <table:table-cell office:value-type="float" office:value="109.757830032391" calcext:value-type="float">
            <text:p>109.8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Impôts et taxes</text:p>
          </table:table-cell>
          <table:table-cell office:value-type="float" office:value="833.826048018198" calcext:value-type="float">
            <text:p>833.8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181.2674618599" calcext:value-type="float">
            <text:p>1181.3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Frais de personnel</text:p>
          </table:table-cell>
          <table:table-cell office:value-type="float" office:value="1011.13269886012" calcext:value-type="float">
            <text:p>1011.1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31.194241030586" calcext:value-type="float">
            <text:p>131.2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750.34936404322" calcext:value-type="float">
            <text:p>1750.3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39.6278147021732" calcext:value-type="float">
            <text:p>39.6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Emprunts hors GAD</text:p>
          </table:table-cell>
          <table:table-cell office:value-type="float" office:value="55.633855055263" calcext:value-type="float">
            <text:p>55.6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44.866690156517" calcext:value-type="float">
            <text:p>144.9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Annuité de la dette</text:p>
          </table:table-cell>
          <table:table-cell office:value-type="float" office:value="192.058564399278" calcext:value-type="float">
            <text:p>192.1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Dépenses d'investissement</text:p>
          </table:table-cell>
          <table:table-cell office:value-type="float" office:value="277.031890809287" calcext:value-type="float">
            <text:p>277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Dépenses totales</text:p>
          </table:table-cell>
          <table:table-cell office:value-type="float" office:value="1855.58823949756" calcext:value-type="float">
            <text:p>1855.6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Epargne nette</text:p>
          </table:table-cell>
          <table:table-cell office:value-type="float" office:value="-35.1088601241256" calcext:value-type="float">
            <text:p>-35.1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Flux net de dette</text:p>
          </table:table-cell>
          <table:table-cell office:value-type="float" office:value="-89.2328351012536" calcext:value-type="float">
            <text:p>-89.2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Recettes d'investissement</text:p>
          </table:table-cell>
          <table:table-cell office:value-type="float" office:value="117.669040377816" calcext:value-type="float">
            <text:p>117.7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Recettes totales</text:p>
          </table:table-cell>
          <table:table-cell office:value-type="float" office:value="1805.98321909848" calcext:value-type="float">
            <text:p>1806</text:p>
          </table:table-cell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9.6050203990807" calcext:value-type="float">
            <text:p>-49.6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06.291496636771" calcext:value-type="float">
            <text:p>106.3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Autres impôts et taxes</text:p>
          </table:table-cell>
          <table:table-cell office:value-type="float" office:value="216.771572976724" calcext:value-type="float">
            <text:p>216.8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Charges financières</text:p>
          </table:table-cell>
          <table:table-cell office:value-type="float" office:value="1.32555573350416" calcext:value-type="float">
            <text:p>1.3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Achats et charges externes</text:p>
          </table:table-cell>
          <table:table-cell office:value-type="float" office:value="580.413228699552" calcext:value-type="float">
            <text:p>580.4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2.9271850309631" calcext:value-type="float">
            <text:p>12.9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FCTVA</text:p>
          </table:table-cell>
          <table:table-cell office:value-type="float" office:value="56.4795651825753" calcext:value-type="float">
            <text:p>56.5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Fiscalité reversée</text:p>
          </table:table-cell>
          <table:table-cell office:value-type="float" office:value="1325.99220585095" calcext:value-type="float">
            <text:p>1326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Fonds de roulement</text:p>
          </table:table-cell>
          <table:table-cell office:value-type="float" office:value="470.859224588939" calcext:value-type="float">
            <text:p>470.9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Impôts locaux</text:p>
          </table:table-cell>
          <table:table-cell office:value-type="float" office:value="2331.03857036088" calcext:value-type="float">
            <text:p>2331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58.131646380525" calcext:value-type="float">
            <text:p>358.1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Recettes de fonctionnement</text:p>
          </table:table-cell>
          <table:table-cell office:value-type="float" office:value="3083.35384155456" calcext:value-type="float">
            <text:p>3083.4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08.347935618193" calcext:value-type="float">
            <text:p>208.3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75.110835201794" calcext:value-type="float">
            <text:p>275.1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7.6169122357463" calcext:value-type="float">
            <text:p>17.6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Epargne de gestion</text:p>
          </table:table-cell>
          <table:table-cell office:value-type="float" office:value="299.661754217382" calcext:value-type="float">
            <text:p>299.7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Concours de l'Etat</text:p>
          </table:table-cell>
          <table:table-cell office:value-type="float" office:value="376.413972346786" calcext:value-type="float">
            <text:p>376.4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2786.33313981422" calcext:value-type="float">
            <text:p>2786.3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Dépenses d'équipement</text:p>
          </table:table-cell>
          <table:table-cell office:value-type="float" office:value="508.405672378817" calcext:value-type="float">
            <text:p>508.4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Dépenses d'intervention</text:p>
          </table:table-cell>
          <table:table-cell office:value-type="float" office:value="396.202551516122" calcext:value-type="float">
            <text:p>396.2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539.083609598548" calcext:value-type="float">
            <text:p>539.1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Dépôts au Trésor</text:p>
          </table:table-cell>
          <table:table-cell office:value-type="float" office:value="594.045829863336" calcext:value-type="float">
            <text:p>594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5.35514093529789" calcext:value-type="float">
            <text:p>5.4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Encours de dette</text:p>
          </table:table-cell>
          <table:table-cell office:value-type="float" office:value="157.195420937433" calcext:value-type="float">
            <text:p>157.2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03023142216528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47.1540292013667" calcext:value-type="float">
            <text:p>47.2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42.2826708306638" calcext:value-type="float">
            <text:p>42.3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3.0610249839847" calcext:value-type="float">
            <text:p>13.1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51.2004788597051" calcext:value-type="float">
            <text:p>51.2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45.5768737988469" calcext:value-type="float">
            <text:p>45.6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3325.41674941277" calcext:value-type="float">
            <text:p>3325.4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Epargne brute</text:p>
          </table:table-cell>
          <table:table-cell office:value-type="float" office:value="297.020701740337" calcext:value-type="float">
            <text:p>297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Impôts et taxes</text:p>
          </table:table-cell>
          <table:table-cell office:value-type="float" office:value="2547.8101433376" calcext:value-type="float">
            <text:p>2547.8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55.794780589366" calcext:value-type="float">
            <text:p>155.8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Frais de personnel</text:p>
          </table:table-cell>
          <table:table-cell office:value-type="float" office:value="1766.10913303438" calcext:value-type="float">
            <text:p>1766.1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60.7752178090967" calcext:value-type="float">
            <text:p>60.8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3291.70177717275" calcext:value-type="float">
            <text:p>3291.7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33.7149722400171" calcext:value-type="float">
            <text:p>-33.7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Emprunts hors GAD</text:p>
          </table:table-cell>
          <table:table-cell office:value-type="float" office:value="0.222032617979927" calcext:value-type="float">
            <text:p>0.2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4.1261079970105" calcext:value-type="float">
            <text:p>14.1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Annuité de la dette</text:p>
          </table:table-cell>
          <table:table-cell office:value-type="float" office:value="15.4516637305146" calcext:value-type="float">
            <text:p>15.5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Dépenses d'investissement</text:p>
          </table:table-cell>
          <table:table-cell office:value-type="float" office:value="553.209717595558" calcext:value-type="float">
            <text:p>553.2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Dépenses totales</text:p>
          </table:table-cell>
          <table:table-cell office:value-type="float" office:value="3339.54285740978" calcext:value-type="float">
            <text:p>3339.5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Epargne nette</text:p>
          </table:table-cell>
          <table:table-cell office:value-type="float" office:value="282.894593743327" calcext:value-type="float">
            <text:p>282.9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Flux net de dette</text:p>
          </table:table-cell>
          <table:table-cell office:value-type="float" office:value="-13.9040753790305" calcext:value-type="float">
            <text:p>-13.9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Recettes d'investissement</text:p>
          </table:table-cell>
          <table:table-cell office:value-type="float" office:value="208.569968236173" calcext:value-type="float">
            <text:p>208.6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Recettes totales</text:p>
          </table:table-cell>
          <table:table-cell office:value-type="float" office:value="3291.92380979073" calcext:value-type="float">
            <text:p>3291.9</text:p>
          </table:table-cell>
        </table:table-row>
        <table:table-row table:style-name="ro1" table:visibility="filter">
          <table:table-cell office:value-type="string" calcext:value-type="string">
            <text:p>TREMBLAY-EN-FRANC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7.6190476190476" calcext:value-type="float">
            <text:p>-47.6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55.8141184262816" calcext:value-type="float">
            <text:p>55.8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Autres impôts et taxes</text:p>
          </table:table-cell>
          <table:table-cell office:value-type="float" office:value="61.2854007153265" calcext:value-type="float">
            <text:p>61.3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Charges financières</text:p>
          </table:table-cell>
          <table:table-cell office:value-type="float" office:value="19.5486607497682" calcext:value-type="float">
            <text:p>19.5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Achats et charges externes</text:p>
          </table:table-cell>
          <table:table-cell office:value-type="float" office:value="486.141442575176" calcext:value-type="float">
            <text:p>486.1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0.0271559146906875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FCTVA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Fiscalité reversée</text:p>
          </table:table-cell>
          <table:table-cell office:value-type="float" office:value="546.147171810836" calcext:value-type="float">
            <text:p>546.1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Fonds de roulement</text:p>
          </table:table-cell>
          <table:table-cell office:value-type="float" office:value="169.192451980395" calcext:value-type="float">
            <text:p>169.2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Impôts locaux</text:p>
          </table:table-cell>
          <table:table-cell office:value-type="float" office:value="1178.30441118029" calcext:value-type="float">
            <text:p>1178.3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288.136176977083" calcext:value-type="float">
            <text:p>288.1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930056961186912" calcext:value-type="float">
            <text:p>0.9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19.432956683" calcext:value-type="float">
            <text:p>1819.4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56.7441753874685" calcext:value-type="float">
            <text:p>56.7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4.5827963968738" calcext:value-type="float">
            <text:p>14.6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Epargne de gestion</text:p>
          </table:table-cell>
          <table:table-cell office:value-type="float" office:value="121.042482448006" calcext:value-type="float">
            <text:p>121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Concours de l'Etat</text:p>
          </table:table-cell>
          <table:table-cell office:value-type="float" office:value="298.828983971387" calcext:value-type="float">
            <text:p>298.8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717.96237912306" calcext:value-type="float">
            <text:p>1718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Dépenses d'équipement</text:p>
          </table:table-cell>
          <table:table-cell office:value-type="float" office:value="994.800362961982" calcext:value-type="float">
            <text:p>994.8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Dépenses d'intervention</text:p>
          </table:table-cell>
          <table:table-cell office:value-type="float" office:value="90.6950947145317" calcext:value-type="float">
            <text:p>90.7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994.800362961982" calcext:value-type="float">
            <text:p>994.8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Dépôts au Trésor</text:p>
          </table:table-cell>
          <table:table-cell office:value-type="float" office:value="165.750165584846" calcext:value-type="float">
            <text:p>165.8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0.6656510796132" calcext:value-type="float">
            <text:p>10.7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Encours de dette</text:p>
          </table:table-cell>
          <table:table-cell office:value-type="float" office:value="776.012270499404" calcext:value-type="float">
            <text:p>776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5.16756259107167" calcext:value-type="float">
            <text:p>5.2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09.56842230759" calcext:value-type="float">
            <text:p>109.6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0.2580222546034" calcext:value-type="float">
            <text:p>30.3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9.6018664723804" calcext:value-type="float">
            <text:p>29.6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.930056961186912" calcext:value-type="float">
            <text:p>0.9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712.76274208504" calcext:value-type="float">
            <text:p>2712.8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Epargne brute</text:p>
          </table:table-cell>
          <table:table-cell office:value-type="float" office:value="101.470577559942" calcext:value-type="float">
            <text:p>101.5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Impôts et taxes</text:p>
          </table:table-cell>
          <table:table-cell office:value-type="float" office:value="1239.58981189562" calcext:value-type="float">
            <text:p>1239.6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770.844707908332" calcext:value-type="float">
            <text:p>770.8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Frais de personnel</text:p>
          </table:table-cell>
          <table:table-cell office:value-type="float" office:value="1091.31915882898" calcext:value-type="float">
            <text:p>1091.3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41.843872036031" calcext:value-type="float">
            <text:p>141.8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876.17713207047" calcext:value-type="float">
            <text:p>1876.2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836.585610014571" calcext:value-type="float">
            <text:p>-836.6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Emprunts hors GAD</text:p>
          </table:table-cell>
          <table:table-cell office:value-type="float" office:value="741.820108623659" calcext:value-type="float">
            <text:p>741.8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33.2689468803815" calcext:value-type="float">
            <text:p>33.3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Annuité de la dette</text:p>
          </table:table-cell>
          <table:table-cell office:value-type="float" office:value="52.8176076301497" calcext:value-type="float">
            <text:p>52.8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Dépenses d'investissement</text:p>
          </table:table-cell>
          <table:table-cell office:value-type="float" office:value="1028.06930984236" calcext:value-type="float">
            <text:p>1028.1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Dépenses totales</text:p>
          </table:table-cell>
          <table:table-cell office:value-type="float" office:value="2746.03168896543" calcext:value-type="float">
            <text:p>2746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Epargne nette</text:p>
          </table:table-cell>
          <table:table-cell office:value-type="float" office:value="68.2016306795603" calcext:value-type="float">
            <text:p>68.2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Flux net de dette</text:p>
          </table:table-cell>
          <table:table-cell office:value-type="float" office:value="708.551161743277" calcext:value-type="float">
            <text:p>708.6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Recettes d'investissement</text:p>
          </table:table-cell>
          <table:table-cell office:value-type="float" office:value="798.564284011127" calcext:value-type="float">
            <text:p>798.6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Recettes totales</text:p>
          </table:table-cell>
          <table:table-cell office:value-type="float" office:value="2617.99724069413" calcext:value-type="float">
            <text:p>2618</text:p>
          </table:table-cell>
        </table:table-row>
        <table:table-row table:style-name="ro1" table:visibility="filter">
          <table:table-cell office:value-type="string" calcext:value-type="string">
            <text:p>VAUJOUR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28.034448271294" calcext:value-type="float">
            <text:p>-128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66.4908579668349" calcext:value-type="float">
            <text:p>66.5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Autres impôts et taxes</text:p>
          </table:table-cell>
          <table:table-cell office:value-type="float" office:value="55.7123635052763" calcext:value-type="float">
            <text:p>55.7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Charges financièr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Achats et charges externes</text:p>
          </table:table-cell>
          <table:table-cell office:value-type="float" office:value="327.520089794848" calcext:value-type="float">
            <text:p>327.5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.78942845906797" calcext:value-type="float">
            <text:p>1.8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FCTVA</text:p>
          </table:table-cell>
          <table:table-cell office:value-type="float" office:value="50.1871527823294" calcext:value-type="float">
            <text:p>50.2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Fiscalité reversée</text:p>
          </table:table-cell>
          <table:table-cell office:value-type="float" office:value="119.105230386052" calcext:value-type="float">
            <text:p>119.1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Fonds de roulement</text:p>
          </table:table-cell>
          <table:table-cell office:value-type="float" office:value="133.376378055974" calcext:value-type="float">
            <text:p>133.4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Impôts locaux</text:p>
          </table:table-cell>
          <table:table-cell office:value-type="float" office:value="828.002392344498" calcext:value-type="float">
            <text:p>828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4.93091695615127" calcext:value-type="float">
            <text:p>4.9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8.17021760503375" calcext:value-type="float">
            <text:p>8.2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399.88383397785" calcext:value-type="float">
            <text:p>1399.9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25.20924297044" calcext:value-type="float">
            <text:p>125.2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53.2774133184768" calcext:value-type="float">
            <text:p>53.3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6.2159392410041" calcext:value-type="float">
            <text:p>16.2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Epargne de gestion</text:p>
          </table:table-cell>
          <table:table-cell office:value-type="float" office:value="83.0648784164646" calcext:value-type="float">
            <text:p>83.1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Concours de l'Etat</text:p>
          </table:table-cell>
          <table:table-cell office:value-type="float" office:value="242.005362128859" calcext:value-type="float">
            <text:p>242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15.99730320509" calcext:value-type="float">
            <text:p>1316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Dépenses d'équipement</text:p>
          </table:table-cell>
          <table:table-cell office:value-type="float" office:value="284.493352887199" calcext:value-type="float">
            <text:p>284.5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Dépenses d'intervention</text:p>
          </table:table-cell>
          <table:table-cell office:value-type="float" office:value="128.509937078063" calcext:value-type="float">
            <text:p>128.5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11.506102444779" calcext:value-type="float">
            <text:p>311.5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Dépôts au Trésor</text:p>
          </table:table-cell>
          <table:table-cell office:value-type="float" office:value="122.537879006358" calcext:value-type="float">
            <text:p>122.5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235.28501671364" calcext:value-type="float">
            <text:p>235.3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Encours de dette</text:p>
          </table:table-cell>
          <table:table-cell office:value-type="float" office:value="13.8911076882742" calcext:value-type="float">
            <text:p>13.9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94622992724651" calcext:value-type="float">
            <text:p>0.9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29.244487120666" calcext:value-type="float">
            <text:p>129.2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7.4975909418626" calcext:value-type="float">
            <text:p>27.5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0.796810316576" calcext:value-type="float">
            <text:p>10.8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7.3878059251491" calcext:value-type="float">
            <text:p>27.4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8.53123222127548" calcext:value-type="float">
            <text:p>8.5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627.50340564987" calcext:value-type="float">
            <text:p>1627.5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Epargne brute</text:p>
          </table:table-cell>
          <table:table-cell office:value-type="float" office:value="83.8865307727601" calcext:value-type="float">
            <text:p>83.9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Impôts et taxes</text:p>
          </table:table-cell>
          <table:table-cell office:value-type="float" office:value="883.714755849774" calcext:value-type="float">
            <text:p>883.7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2.9448777610277" calcext:value-type="float">
            <text:p>12.9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Frais de personnel</text:p>
          </table:table-cell>
          <table:table-cell office:value-type="float" office:value="832.469685390313" calcext:value-type="float">
            <text:p>832.5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17.531422953398" calcext:value-type="float">
            <text:p>117.5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525.09307694829" calcext:value-type="float">
            <text:p>1525.1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02.41032870158" calcext:value-type="float">
            <text:p>-102.4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Emprunts hors GAD</text:p>
          </table:table-cell>
          <table:table-cell office:value-type="float" office:value="0.533425968407944" calcext:value-type="float">
            <text:p>0.5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4.16413646195189" calcext:value-type="float">
            <text:p>4.2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Annuité de la dette</text:p>
          </table:table-cell>
          <table:table-cell office:value-type="float" office:value="4.16413646195189" calcext:value-type="float">
            <text:p>4.2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Dépenses d'investissement</text:p>
          </table:table-cell>
          <table:table-cell office:value-type="float" office:value="315.670238906731" calcext:value-type="float">
            <text:p>315.7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Dépenses totales</text:p>
          </table:table-cell>
          <table:table-cell office:value-type="float" office:value="1631.66754211182" calcext:value-type="float">
            <text:p>1631.7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Epargne nette</text:p>
          </table:table-cell>
          <table:table-cell office:value-type="float" office:value="79.7223943108082" calcext:value-type="float">
            <text:p>79.7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Flux net de dette</text:p>
          </table:table-cell>
          <table:table-cell office:value-type="float" office:value="-3.63071049354395" calcext:value-type="float">
            <text:p>-3.6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Recettes d'investissement</text:p>
          </table:table-cell>
          <table:table-cell office:value-type="float" office:value="125.742668938848" calcext:value-type="float">
            <text:p>125.7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Recettes totales</text:p>
          </table:table-cell>
          <table:table-cell office:value-type="float" office:value="1525.62650291669" calcext:value-type="float">
            <text:p>1525.6</text:p>
          </table:table-cell>
        </table:table-row>
        <table:table-row table:style-name="ro1" table:visibility="filter">
          <table:table-cell office:value-type="string" calcext:value-type="string">
            <text:p>VILLEMOMBL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06.041039195124" calcext:value-type="float">
            <text:p>-106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41.1644169802567" calcext:value-type="float">
            <text:p>41.2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Autres impôts et taxes</text:p>
          </table:table-cell>
          <table:table-cell office:value-type="float" office:value="62.3152327439559" calcext:value-type="float">
            <text:p>62.3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Charges financières</text:p>
          </table:table-cell>
          <table:table-cell office:value-type="float" office:value="19.6597200886644" calcext:value-type="float">
            <text:p>19.7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Achats et charges externes</text:p>
          </table:table-cell>
          <table:table-cell office:value-type="float" office:value="409.867554513119" calcext:value-type="float">
            <text:p>409.9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7.5329333986288" calcext:value-type="float">
            <text:p>7.5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FCTVA</text:p>
          </table:table-cell>
          <table:table-cell office:value-type="float" office:value="59.451407804526" calcext:value-type="float">
            <text:p>59.5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Fiscalité reversée</text:p>
          </table:table-cell>
          <table:table-cell office:value-type="float" office:value="421.974612093407" calcext:value-type="float">
            <text:p>422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Fonds de roulement</text:p>
          </table:table-cell>
          <table:table-cell office:value-type="float" office:value="324.273081086654" calcext:value-type="float">
            <text:p>324.3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Impôts locaux</text:p>
          </table:table-cell>
          <table:table-cell office:value-type="float" office:value="1398.76086396206" calcext:value-type="float">
            <text:p>1398.8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1.5607505541523" calcext:value-type="float">
            <text:p>11.6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64.8285677096758" calcext:value-type="float">
            <text:p>64.8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05.96291819166" calcext:value-type="float">
            <text:p>1806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69.721655239961" calcext:value-type="float">
            <text:p>169.7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3.7792875921439" calcext:value-type="float">
            <text:p>33.8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6.91599309242745" calcext:value-type="float">
            <text:p>6.9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Epargne de gestion</text:p>
          </table:table-cell>
          <table:table-cell office:value-type="float" office:value="269.744454095572" calcext:value-type="float">
            <text:p>269.7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Concours de l'Etat</text:p>
          </table:table-cell>
          <table:table-cell office:value-type="float" office:value="162.928366152894" calcext:value-type="float">
            <text:p>162.9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56.43077143152" calcext:value-type="float">
            <text:p>1556.4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Dépenses d'équipement</text:p>
          </table:table-cell>
          <table:table-cell office:value-type="float" office:value="271.120356719419" calcext:value-type="float">
            <text:p>271.1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Dépenses d'intervention</text:p>
          </table:table-cell>
          <table:table-cell office:value-type="float" office:value="86.1855038919532" calcext:value-type="float">
            <text:p>86.2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278.127975411104" calcext:value-type="float">
            <text:p>278.1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Dépôts au Trésor</text:p>
          </table:table-cell>
          <table:table-cell office:value-type="float" office:value="379.41022166091" calcext:value-type="float">
            <text:p>379.4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43.834682200113" calcext:value-type="float">
            <text:p>143.8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Encours de dette</text:p>
          </table:table-cell>
          <table:table-cell office:value-type="float" office:value="942.630427599361" calcext:value-type="float">
            <text:p>942.6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496685138409196" calcext:value-type="float">
            <text:p>0.5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88.3071653177999" calcext:value-type="float">
            <text:p>88.3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19.4000886643642" calcext:value-type="float">
            <text:p>19.4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091625599257661" calcext:value-type="float">
            <text:p>0.1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16.5017730295378" calcext:value-type="float">
            <text:p>16.5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69.1058304551781" calcext:value-type="float">
            <text:p>69.1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834.55874684262" calcext:value-type="float">
            <text:p>1834.6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Epargne brute</text:p>
          </table:table-cell>
          <table:table-cell office:value-type="float" office:value="249.532146760142" calcext:value-type="float">
            <text:p>249.5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Impôts et taxes</text:p>
          </table:table-cell>
          <table:table-cell office:value-type="float" office:value="1461.07609670602" calcext:value-type="float">
            <text:p>1461.1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940.887286458065" calcext:value-type="float">
            <text:p>940.9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Frais de personnel</text:p>
          </table:table-cell>
          <table:table-cell office:value-type="float" office:value="1021.31790427342" calcext:value-type="float">
            <text:p>1021.3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77.1495169854116" calcext:value-type="float">
            <text:p>77.1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975.68457343162" calcext:value-type="float">
            <text:p>1975.7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41.125826589" calcext:value-type="float">
            <text:p>141.1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Emprunts hors GAD</text:p>
          </table:table-cell>
          <table:table-cell office:value-type="float" office:value="128.908835506985" calcext:value-type="float">
            <text:p>128.9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73.1688659209238" calcext:value-type="float">
            <text:p>73.2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Annuité de la dette</text:p>
          </table:table-cell>
          <table:table-cell office:value-type="float" office:value="92.8285860095881" calcext:value-type="float">
            <text:p>92.8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Dépenses d'investissement</text:p>
          </table:table-cell>
          <table:table-cell office:value-type="float" office:value="351.296841332027" calcext:value-type="float">
            <text:p>351.3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Dépenses totales</text:p>
          </table:table-cell>
          <table:table-cell office:value-type="float" office:value="1907.72761276354" calcext:value-type="float">
            <text:p>1907.7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Epargne nette</text:p>
          </table:table-cell>
          <table:table-cell office:value-type="float" office:value="176.363280839219" calcext:value-type="float">
            <text:p>176.4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Flux net de dette</text:p>
          </table:table-cell>
          <table:table-cell office:value-type="float" office:value="55.7399695860611" calcext:value-type="float">
            <text:p>55.7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Recettes d'investissement</text:p>
          </table:table-cell>
          <table:table-cell office:value-type="float" office:value="298.630490746946" calcext:value-type="float">
            <text:p>298.6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Recettes totales</text:p>
          </table:table-cell>
          <table:table-cell office:value-type="float" office:value="2104.59340893861" calcext:value-type="float">
            <text:p>2104.6</text:p>
          </table:table-cell>
        </table:table-row>
        <table:table-row table:style-name="ro1" table:visibility="filter">
          <table:table-cell office:value-type="string" calcext:value-type="string">
            <text:p>VILLEPINT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96.865796175061" calcext:value-type="float">
            <text:p>196.9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567.493284974906" calcext:value-type="float">
            <text:p>567.5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Autres impôts et taxes</text:p>
          </table:table-cell>
          <table:table-cell office:value-type="float" office:value="50.443485727729" calcext:value-type="float">
            <text:p>50.4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Charges financières</text:p>
          </table:table-cell>
          <table:table-cell office:value-type="float" office:value="24.2839829046424" calcext:value-type="float">
            <text:p>24.3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Achats et charges externes</text:p>
          </table:table-cell>
          <table:table-cell office:value-type="float" office:value="528.797794855709" calcext:value-type="float">
            <text:p>528.8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94015762233375" calcext:value-type="float">
            <text:p>5.9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FCTVA</text:p>
          </table:table-cell>
          <table:table-cell office:value-type="float" office:value="65.1259731806776" calcext:value-type="float">
            <text:p>65.1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Fiscalité reversée</text:p>
          </table:table-cell>
          <table:table-cell office:value-type="float" office:value="175.743334378921" calcext:value-type="float">
            <text:p>175.7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Fonds de roulement</text:p>
          </table:table-cell>
          <table:table-cell office:value-type="float" office:value="86.26686402133" calcext:value-type="float">
            <text:p>86.3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Impôts locaux</text:p>
          </table:table-cell>
          <table:table-cell office:value-type="float" office:value="978.585577948557" calcext:value-type="float">
            <text:p>978.6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81.7172882685069" calcext:value-type="float">
            <text:p>81.7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36.413895859473" calcext:value-type="float">
            <text:p>36.4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01.26448400251" calcext:value-type="float">
            <text:p>1801.3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669.033154015056" calcext:value-type="float">
            <text:p>669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6.3590025094103" calcext:value-type="float">
            <text:p>16.4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Epargne de gestion</text:p>
          </table:table-cell>
          <table:table-cell office:value-type="float" office:value="130.409307559599" calcext:value-type="float">
            <text:p>130.4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Concours de l'Etat</text:p>
          </table:table-cell>
          <table:table-cell office:value-type="float" office:value="550.800090181932" calcext:value-type="float">
            <text:p>550.8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98.97669306775" calcext:value-type="float">
            <text:p>1699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Dépenses d'équipement</text:p>
          </table:table-cell>
          <table:table-cell office:value-type="float" office:value="1065.0638935069" calcext:value-type="float">
            <text:p>1065.1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Dépenses d'intervention</text:p>
          </table:table-cell>
          <table:table-cell office:value-type="float" office:value="118.088672365119" calcext:value-type="float">
            <text:p>118.1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1068.33031602886" calcext:value-type="float">
            <text:p>1068.3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Dépôts au Trésor</text:p>
          </table:table-cell>
          <table:table-cell office:value-type="float" office:value="187.517507841907" calcext:value-type="float">
            <text:p>187.5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63.142644291092" calcext:value-type="float">
            <text:p>463.1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Encours de dette</text:p>
          </table:table-cell>
          <table:table-cell office:value-type="float" office:value="840.23244510665" calcext:value-type="float">
            <text:p>840.2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479789836888331" calcext:value-type="float">
            <text:p>0.5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57.430349749059" calcext:value-type="float">
            <text:p>57.4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6.3407355708908" calcext:value-type="float">
            <text:p>36.3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3.26642252195733" calcext:value-type="float">
            <text:p>3.3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60.9320200752824" calcext:value-type="float">
            <text:p>60.9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36.4138958594731" calcext:value-type="float">
            <text:p>36.4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767.30700909661" calcext:value-type="float">
            <text:p>2767.3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Epargne brute</text:p>
          </table:table-cell>
          <table:table-cell office:value-type="float" office:value="102.287790934755" calcext:value-type="float">
            <text:p>102.3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Impôts et taxes</text:p>
          </table:table-cell>
          <table:table-cell office:value-type="float" office:value="1029.02906367629" calcext:value-type="float">
            <text:p>1029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839.752655269762" calcext:value-type="float">
            <text:p>839.8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Frais de personnel</text:p>
          </table:table-cell>
          <table:table-cell office:value-type="float" office:value="991.465507371393" calcext:value-type="float">
            <text:p>991.5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03.07296031995" calcext:value-type="float">
            <text:p>103.1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470.29763801757" calcext:value-type="float">
            <text:p>2470.3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297.009371079046" calcext:value-type="float">
            <text:p>-297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Emprunts hors GAD</text:p>
          </table:table-cell>
          <table:table-cell office:value-type="float" office:value="235.349730238394" calcext:value-type="float">
            <text:p>235.3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75.8743318695107" calcext:value-type="float">
            <text:p>75.9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Annuité de la dette</text:p>
          </table:table-cell>
          <table:table-cell office:value-type="float" office:value="100.158314774153" calcext:value-type="float">
            <text:p>100.2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Dépenses d'investissement</text:p>
          </table:table-cell>
          <table:table-cell office:value-type="float" office:value="1144.20464789837" calcext:value-type="float">
            <text:p>1144.2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Dépenses totales</text:p>
          </table:table-cell>
          <table:table-cell office:value-type="float" office:value="2843.18134096612" calcext:value-type="float">
            <text:p>2843.2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Epargne nette</text:p>
          </table:table-cell>
          <table:table-cell office:value-type="float" office:value="26.4134590652447" calcext:value-type="float">
            <text:p>26.4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Flux net de dette</text:p>
          </table:table-cell>
          <table:table-cell office:value-type="float" office:value="159.475398368883" calcext:value-type="float">
            <text:p>159.5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Recettes d'investissement</text:p>
          </table:table-cell>
          <table:table-cell office:value-type="float" office:value="904.38288425345" calcext:value-type="float">
            <text:p>904.4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Recettes totales</text:p>
          </table:table-cell>
          <table:table-cell office:value-type="float" office:value="2705.64736825596" calcext:value-type="float">
            <text:p>2705.6</text:p>
          </table:table-cell>
        </table:table-row>
        <table:table-row table:style-name="ro1" table:visibility="filter">
          <table:table-cell office:value-type="string" calcext:value-type="string">
            <text:p>VILLETANEUS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37.533972710163" calcext:value-type="float">
            <text:p>-137.5</text:p>
          </table:table-cell>
        </table:table-row>
      </table:table>
      <table:table table:name="Feuille2" table:style-name="ta1">
        <table:table-column table:style-name="co5" table:default-cell-style-name="ce6"/>
        <table:table-column table:style-name="co2" table:default-cell-style-name="ce6"/>
        <table:table-column table:style-name="co6" table:default-cell-style-name="ce6"/>
        <table:table-row table:style-name="ro1">
          <table:table-cell office:value-type="string" calcext:value-type="string">
            <text:p>ville</text:p>
          </table:table-cell>
          <table:table-cell office:value-type="string" calcext:value-type="string">
            <text:p>agregat</text:p>
          </table:table-cell>
          <table:table-cell office:value-type="string" calcext:value-type="string">
            <text:p>montant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51.557987458314" calcext:value-type="float">
            <text:p>152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Autres impôts et taxes</text:p>
          </table:table-cell>
          <table:table-cell office:value-type="float" office:value="33.6646652411394" calcext:value-type="float">
            <text:p>34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Charges financières</text:p>
          </table:table-cell>
          <table:table-cell office:value-type="float" office:value="45.0797622397766" calcext:value-type="float">
            <text:p>45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Achats et charges externes</text:p>
          </table:table-cell>
          <table:table-cell office:value-type="float" office:value="325.798642683832" calcext:value-type="float">
            <text:p>326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3.96693094317464" calcext:value-type="float">
            <text:p>4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FCTVA</text:p>
          </table:table-cell>
          <table:table-cell office:value-type="float" office:value="99.0663286763647" calcext:value-type="float">
            <text:p>99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Fiscalité reversée</text:p>
          </table:table-cell>
          <table:table-cell office:value-type="float" office:value="88.4868988134147" calcext:value-type="float">
            <text:p>88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Fonds de roulement</text:p>
          </table:table-cell>
          <table:table-cell office:value-type="float" office:value="227.942187815066" calcext:value-type="float">
            <text:p>228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Impôts locaux</text:p>
          </table:table-cell>
          <table:table-cell office:value-type="float" office:value="1032.01225362568" calcext:value-type="float">
            <text:p>1032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84.506911000565" calcext:value-type="float">
            <text:p>85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44.7960868168271" calcext:value-type="float">
            <text:p>45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73.39691365958" calcext:value-type="float">
            <text:p>1773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305.559984489081" calcext:value-type="float">
            <text:p>306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57.1489380560387" calcext:value-type="float">
            <text:p>57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61.2959055606643" calcext:value-type="float">
            <text:p>61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Epargne de gestion</text:p>
          </table:table-cell>
          <table:table-cell office:value-type="float" office:value="303.264357238613" calcext:value-type="float">
            <text:p>303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Concours de l'Etat</text:p>
          </table:table-cell>
          <table:table-cell office:value-type="float" office:value="462.66842641731" calcext:value-type="float">
            <text:p>463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04.27401289622" calcext:value-type="float">
            <text:p>1504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Dépenses d'équipement</text:p>
          </table:table-cell>
          <table:table-cell office:value-type="float" office:value="317.812006115734" calcext:value-type="float">
            <text:p>318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Dépenses d'intervention</text:p>
          </table:table-cell>
          <table:table-cell office:value-type="float" office:value="142.157326803975" calcext:value-type="float">
            <text:p>142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92.631691244087" calcext:value-type="float">
            <text:p>393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Dépôts au Trésor</text:p>
          </table:table-cell>
          <table:table-cell office:value-type="float" office:value="313.694866107535" calcext:value-type="float">
            <text:p>314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74.194584473571" calcext:value-type="float">
            <text:p>374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Encours de dette</text:p>
          </table:table-cell>
          <table:table-cell office:value-type="float" office:value="1180.54528767214" calcext:value-type="float">
            <text:p>1181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536490100710178" calcext:value-type="float">
            <text:p>1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98.8581800152893" calcext:value-type="float">
            <text:p>99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5.8048398497658" calcext:value-type="float">
            <text:p>36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3.5237795676885" calcext:value-type="float">
            <text:p>14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47.699016607762" calcext:value-type="float">
            <text:p>48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54.9356683544023" calcext:value-type="float">
            <text:p>55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896.90570414031" calcext:value-type="float">
            <text:p>1897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Epargne brute</text:p>
          </table:table-cell>
          <table:table-cell office:value-type="float" office:value="269.122900763359" calcext:value-type="float">
            <text:p>269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Impôts et taxes</text:p>
          </table:table-cell>
          <table:table-cell office:value-type="float" office:value="1065.67691886682" calcext:value-type="float">
            <text:p>1066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180.00879757143" calcext:value-type="float">
            <text:p>1180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Frais de personnel</text:p>
          </table:table-cell>
          <table:table-cell office:value-type="float" office:value="955.433441318871" calcext:value-type="float">
            <text:p>955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98.4943717524014" calcext:value-type="float">
            <text:p>98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078.95689814866" calcext:value-type="float">
            <text:p>2079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82.051194008354" calcext:value-type="float">
            <text:p>182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Emprunts hors GAD</text:p>
          </table:table-cell>
          <table:table-cell office:value-type="float" office:value="0.847306861365626" calcext:value-type="float">
            <text:p>1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28.457424855139" calcext:value-type="float">
            <text:p>128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Annuité de la dette</text:p>
          </table:table-cell>
          <table:table-cell office:value-type="float" office:value="173.537187094916" calcext:value-type="float">
            <text:p>174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Dépenses d'investissement</text:p>
          </table:table-cell>
          <table:table-cell office:value-type="float" office:value="521.089116099226" calcext:value-type="float">
            <text:p>521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Dépenses totales</text:p>
          </table:table-cell>
          <table:table-cell office:value-type="float" office:value="2025.36312899545" calcext:value-type="float">
            <text:p>2025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Epargne nette</text:p>
          </table:table-cell>
          <table:table-cell office:value-type="float" office:value="140.66547590822" calcext:value-type="float">
            <text:p>141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Flux net de dette</text:p>
          </table:table-cell>
          <table:table-cell office:value-type="float" office:value="-127.610117993773" calcext:value-type="float">
            <text:p>-128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Recettes d'investissement</text:p>
          </table:table-cell>
          <table:table-cell office:value-type="float" office:value="306.407291350447" calcext:value-type="float">
            <text:p>306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Recettes totales</text:p>
          </table:table-cell>
          <table:table-cell office:value-type="float" office:value="2079.80420501003" calcext:value-type="float">
            <text:p>2080</text:p>
          </table:table-cell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54.4410760145804" calcext:value-type="float">
            <text:p>54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50.8023226462634" calcext:value-type="float">
            <text:p>51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Autres impôts et taxes</text:p>
          </table:table-cell>
          <table:table-cell office:value-type="float" office:value="35.5841757009778" calcext:value-type="float">
            <text:p>36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Charges financières</text:p>
          </table:table-cell>
          <table:table-cell office:value-type="float" office:value="55.6492705901389" calcext:value-type="float">
            <text:p>56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526.887345761772" calcext:value-type="float">
            <text:p>527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8.14846316543769" calcext:value-type="float">
            <text:p>8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FCTVA</text:p>
          </table:table-cell>
          <table:table-cell office:value-type="float" office:value="23.5139537920991" calcext:value-type="float">
            <text:p>24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Fiscalité reversée</text:p>
          </table:table-cell>
          <table:table-cell office:value-type="float" office:value="417.791555904857" calcext:value-type="float">
            <text:p>418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Fonds de roulement</text:p>
          </table:table-cell>
          <table:table-cell office:value-type="float" office:value="-0.641327523635622" calcext:value-type="float">
            <text:p>-1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Fonds de soutien aux emprunts à risque</text:p>
          </table:table-cell>
          <table:table-cell office:value-type="float" office:value="1.90313966390051" calcext:value-type="float">
            <text:p>2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Impôts locaux</text:p>
          </table:table-cell>
          <table:table-cell office:value-type="float" office:value="1295.00228843531" calcext:value-type="float">
            <text:p>1295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70.003629134787" calcext:value-type="float">
            <text:p>170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98.8920736922401" calcext:value-type="float">
            <text:p>99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983.45265192668" calcext:value-type="float">
            <text:p>1983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31.270715771711" calcext:value-type="float">
            <text:p>231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86.5505624003144" calcext:value-type="float">
            <text:p>87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3.8706169529137" calcext:value-type="float">
            <text:p>14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Epargne de gestion</text:p>
          </table:table-cell>
          <table:table-cell office:value-type="float" office:value="190.889377614942" calcext:value-type="float">
            <text:p>191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Concours de l'Etat</text:p>
          </table:table-cell>
          <table:table-cell office:value-type="float" office:value="336.073326206052" calcext:value-type="float">
            <text:p>336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848.69012112526" calcext:value-type="float">
            <text:p>1849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Dépenses d'équipement</text:p>
          </table:table-cell>
          <table:table-cell office:value-type="float" office:value="245.208062573681" calcext:value-type="float">
            <text:p>245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Dépenses d'intervention</text:p>
          </table:table-cell>
          <table:table-cell office:value-type="float" office:value="152.873005131643" calcext:value-type="float">
            <text:p>153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269.581273202191" calcext:value-type="float">
            <text:p>270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Dépôts au Trésor</text:p>
          </table:table-cell>
          <table:table-cell office:value-type="float" office:value="158.201999260304" calcext:value-type="float">
            <text:p>158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57.921233905827" calcext:value-type="float">
            <text:p>158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Encours de dette</text:p>
          </table:table-cell>
          <table:table-cell office:value-type="float" office:value="1711.15501467835" calcext:value-type="float">
            <text:p>1711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41252120847877" calcext:value-type="float">
            <text:p>2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38.336743718361" calcext:value-type="float">
            <text:p>138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2.2706130232772" calcext:value-type="float">
            <text:p>22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0.502593675597" calcext:value-type="float">
            <text:p>11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70.6983198492869" calcext:value-type="float">
            <text:p>71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56.954439333349" calcext:value-type="float">
            <text:p>157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18.27139432745" calcext:value-type="float">
            <text:p>2118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Epargne brute</text:p>
          </table:table-cell>
          <table:table-cell office:value-type="float" office:value="134.762530801415" calcext:value-type="float">
            <text:p>135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Impôts et taxes</text:p>
          </table:table-cell>
          <table:table-cell office:value-type="float" office:value="1330.58646413629" calcext:value-type="float">
            <text:p>1331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708.74249346987" calcext:value-type="float">
            <text:p>1709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Frais de personnel</text:p>
          </table:table-cell>
          <table:table-cell office:value-type="float" office:value="1091.00988661843" calcext:value-type="float">
            <text:p>1091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07.757798016689" calcext:value-type="float">
            <text:p>108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214.72336769839" calcext:value-type="float">
            <text:p>2215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96.4519733709348" calcext:value-type="float">
            <text:p>96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Emprunts hors GAD</text:p>
          </table:table-cell>
          <table:table-cell office:value-type="float" office:value="14.7790753796722" calcext:value-type="float">
            <text:p>15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67.664557569173" calcext:value-type="float">
            <text:p>168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Annuité de la dette</text:p>
          </table:table-cell>
          <table:table-cell office:value-type="float" office:value="223.313828159312" calcext:value-type="float">
            <text:p>223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437.245830771365" calcext:value-type="float">
            <text:p>437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Dépenses totales</text:p>
          </table:table-cell>
          <table:table-cell office:value-type="float" office:value="2285.93595189663" calcext:value-type="float">
            <text:p>2286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Epargne nette</text:p>
          </table:table-cell>
          <table:table-cell office:value-type="float" office:value="-32.9020267677585" calcext:value-type="float">
            <text:p>-33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Flux net de dette</text:p>
          </table:table-cell>
          <table:table-cell office:value-type="float" office:value="-152.885482189501" calcext:value-type="float">
            <text:p>-153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Recettes d'investissement</text:p>
          </table:table-cell>
          <table:table-cell office:value-type="float" office:value="246.049791151384" calcext:value-type="float">
            <text:p>246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Recettes totales</text:p>
          </table:table-cell>
          <table:table-cell office:value-type="float" office:value="2229.50244307806" calcext:value-type="float">
            <text:p>2230</text:p>
          </table:table-cell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56.4335088185665" calcext:value-type="float">
            <text:p>-56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89.921314663358" calcext:value-type="float">
            <text:p>190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Autres impôts et taxes</text:p>
          </table:table-cell>
          <table:table-cell office:value-type="float" office:value="93.2284331400501" calcext:value-type="float">
            <text:p>93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Charges financières</text:p>
          </table:table-cell>
          <table:table-cell office:value-type="float" office:value="113.267846200593" calcext:value-type="float">
            <text:p>113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Achats et charges externes</text:p>
          </table:table-cell>
          <table:table-cell office:value-type="float" office:value="325.113690021016" calcext:value-type="float">
            <text:p>325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6.4858329324184" calcext:value-type="float">
            <text:p>6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FCTVA</text:p>
          </table:table-cell>
          <table:table-cell office:value-type="float" office:value="22.4040414757046" calcext:value-type="float">
            <text:p>22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Fiscalité reversée</text:p>
          </table:table-cell>
          <table:table-cell office:value-type="float" office:value="219.290582634897" calcext:value-type="float">
            <text:p>219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Fonds de roulement</text:p>
          </table:table-cell>
          <table:table-cell office:value-type="float" office:value="59.2840323601651" calcext:value-type="float">
            <text:p>59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Impôts locaux</text:p>
          </table:table-cell>
          <table:table-cell office:value-type="float" office:value="1515.85349251766" calcext:value-type="float">
            <text:p>1516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7.1077406122604" calcext:value-type="float">
            <text:p>17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Recettes de fonctionnement</text:p>
          </table:table-cell>
          <table:table-cell office:value-type="float" office:value="2047.78135441724" calcext:value-type="float">
            <text:p>2048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12.325356139063" calcext:value-type="float">
            <text:p>212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3.6911857797584" calcext:value-type="float">
            <text:p>34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.506418859038311" calcext:value-type="float">
            <text:p>1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Epargne de gestion</text:p>
          </table:table-cell>
          <table:table-cell office:value-type="float" office:value="437.871827665662" calcext:value-type="float">
            <text:p>438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Taxe d'enlévement des ordures ménagères</text:p>
          </table:table-cell>
          <table:table-cell office:value-type="float" office:value="0.0425875471602563" calcext:value-type="float">
            <text:p>0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TVA</text:p>
          </table:table-cell>
          <table:table-cell office:value-type="float" office:value="1.94107816575089" calcext:value-type="float">
            <text:p>2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Concours de l'Etat</text:p>
          </table:table-cell>
          <table:table-cell office:value-type="float" office:value="177.560808244499" calcext:value-type="float">
            <text:p>178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726.22170637835" calcext:value-type="float">
            <text:p>1726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Dépenses d'équipement</text:p>
          </table:table-cell>
          <table:table-cell office:value-type="float" office:value="452.231200719115" calcext:value-type="float">
            <text:p>452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Dépenses d'intervention</text:p>
          </table:table-cell>
          <table:table-cell office:value-type="float" office:value="106.267126326184" calcext:value-type="float">
            <text:p>106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97.019051224268" calcext:value-type="float">
            <text:p>497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Dépôts au Trésor</text:p>
          </table:table-cell>
          <table:table-cell office:value-type="float" office:value="107.134334185805" calcext:value-type="float">
            <text:p>107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53.96723469982" calcext:value-type="float">
            <text:p>154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Encours de dette</text:p>
          </table:table-cell>
          <table:table-cell office:value-type="float" office:value="3596.26544729446" calcext:value-type="float">
            <text:p>3596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41794419264173" calcext:value-type="float">
            <text:p>2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6.640747980655" calcext:value-type="float">
            <text:p>117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6.1543529233026" calcext:value-type="float">
            <text:p>36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44.2814316461145" calcext:value-type="float">
            <text:p>44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41.8023948547841" calcext:value-type="float">
            <text:p>42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Autres recettes d'investissement</text:p>
          </table:table-cell>
          <table:table-cell office:value-type="string" calcext:value-type="string">
            <text:p>-2.3581965781669635e-14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223.24075760261" calcext:value-type="float">
            <text:p>2223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Epargne brute</text:p>
          </table:table-cell>
          <table:table-cell office:value-type="float" office:value="321.559648038893" calcext:value-type="float">
            <text:p>322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Impôts et taxes</text:p>
          </table:table-cell>
          <table:table-cell office:value-type="float" office:value="1609.08192565771" calcext:value-type="float">
            <text:p>1609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3590.35453118274" calcext:value-type="float">
            <text:p>3590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Frais de personnel</text:p>
          </table:table-cell>
          <table:table-cell office:value-type="float" office:value="1145.41869090725" calcext:value-type="float">
            <text:p>1145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02.695477679589" calcext:value-type="float">
            <text:p>103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260.1067105563" calcext:value-type="float">
            <text:p>2260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36.8659529536883" calcext:value-type="float">
            <text:p>37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Emprunts hors GAD</text:p>
          </table:table-cell>
          <table:table-cell office:value-type="float" office:value="111.412148988428" calcext:value-type="float">
            <text:p>111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14.690374749956" calcext:value-type="float">
            <text:p>215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Annuité de la dette</text:p>
          </table:table-cell>
          <table:table-cell office:value-type="float" office:value="327.958220950548" calcext:value-type="float">
            <text:p>328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Dépenses d'investissement</text:p>
          </table:table-cell>
          <table:table-cell office:value-type="float" office:value="711.709425974223" calcext:value-type="float">
            <text:p>712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Dépenses totales</text:p>
          </table:table-cell>
          <table:table-cell office:value-type="float" office:value="2437.93113235257" calcext:value-type="float">
            <text:p>2438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Epargne nette</text:p>
          </table:table-cell>
          <table:table-cell office:value-type="float" office:value="106.869273288938" calcext:value-type="float">
            <text:p>107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Flux net de dette</text:p>
          </table:table-cell>
          <table:table-cell office:value-type="float" office:value="-103.278225761527" calcext:value-type="float">
            <text:p>-103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Recettes d'investissement</text:p>
          </table:table-cell>
          <table:table-cell office:value-type="float" office:value="323.737505127491" calcext:value-type="float">
            <text:p>324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Recettes totales</text:p>
          </table:table-cell>
          <table:table-cell office:value-type="float" office:value="2371.51885954473" calcext:value-type="float">
            <text:p>2372</text:p>
          </table:table-cell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66.4122728078391" calcext:value-type="float">
            <text:p>-66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361.912828178507" calcext:value-type="float">
            <text:p>362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Autres impôts et taxes</text:p>
          </table:table-cell>
          <table:table-cell office:value-type="float" office:value="46.1103734304506" calcext:value-type="float">
            <text:p>46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Charges financières</text:p>
          </table:table-cell>
          <table:table-cell office:value-type="float" office:value="79.4235235817434" calcext:value-type="float">
            <text:p>79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Achats et charges externes</text:p>
          </table:table-cell>
          <table:table-cell office:value-type="float" office:value="417.268983711112" calcext:value-type="float">
            <text:p>417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8.54578717544527" calcext:value-type="float">
            <text:p>9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FCTVA</text:p>
          </table:table-cell>
          <table:table-cell office:value-type="float" office:value="71.8834032722727" calcext:value-type="float">
            <text:p>72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Fiscalité reversée</text:p>
          </table:table-cell>
          <table:table-cell office:value-type="float" office:value="427.332441158885" calcext:value-type="float">
            <text:p>427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Fonds de roulement</text:p>
          </table:table-cell>
          <table:table-cell office:value-type="float" office:value="364.28748817742" calcext:value-type="float">
            <text:p>364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Impôts locaux</text:p>
          </table:table-cell>
          <table:table-cell office:value-type="float" office:value="1508.12327662119" calcext:value-type="float">
            <text:p>1508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66.1608488702868" calcext:value-type="float">
            <text:p>66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85.5050098747984" calcext:value-type="float">
            <text:p>86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Recettes de fonctionnement</text:p>
          </table:table-cell>
          <table:table-cell office:value-type="float" office:value="2373.33856570818" calcext:value-type="float">
            <text:p>2373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520.141772752804" calcext:value-type="float">
            <text:p>520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52.4153938142088" calcext:value-type="float">
            <text:p>52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21.5089645050824" calcext:value-type="float">
            <text:p>22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Epargne de gestion</text:p>
          </table:table-cell>
          <table:table-cell office:value-type="float" office:value="486.081005055172" calcext:value-type="float">
            <text:p>486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Concours de l'Etat</text:p>
          </table:table-cell>
          <table:table-cell office:value-type="float" office:value="465.641951586309" calcext:value-type="float">
            <text:p>466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966.54076806001" calcext:value-type="float">
            <text:p>1967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Dépenses d'équipement</text:p>
          </table:table-cell>
          <table:table-cell office:value-type="float" office:value="859.210546828287" calcext:value-type="float">
            <text:p>859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Dépenses d'intervention</text:p>
          </table:table-cell>
          <table:table-cell office:value-type="float" office:value="148.968278161294" calcext:value-type="float">
            <text:p>149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881.172483738291" calcext:value-type="float">
            <text:p>881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Dépôts au Trésor</text:p>
          </table:table-cell>
          <table:table-cell office:value-type="float" office:value="271.884119149861" calcext:value-type="float">
            <text:p>272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90.935315540577" calcext:value-type="float">
            <text:p>391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Encours de dette</text:p>
          </table:table-cell>
          <table:table-cell office:value-type="float" office:value="2039.09155768151" calcext:value-type="float">
            <text:p>2039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49177057853636" calcext:value-type="float">
            <text:p>1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Ventes de biens et services</text:p>
          </table:table-cell>
          <table:table-cell office:value-type="float" office:value="217.906911452954" calcext:value-type="float">
            <text:p>218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6.4383486438004" calcext:value-type="float">
            <text:p>26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452972404921092" calcext:value-type="float">
            <text:p>0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44.2918611730173" calcext:value-type="float">
            <text:p>44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86.3455413020239" calcext:value-type="float">
            <text:p>86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847.7132517983" calcext:value-type="float">
            <text:p>2848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Epargne brute</text:p>
          </table:table-cell>
          <table:table-cell office:value-type="float" office:value="406.797797648167" calcext:value-type="float">
            <text:p>407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Impôts et taxes</text:p>
          </table:table-cell>
          <table:table-cell office:value-type="float" office:value="1554.23365005164" calcext:value-type="float">
            <text:p>1554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2022.67047489627" calcext:value-type="float">
            <text:p>2023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Frais de personnel</text:p>
          </table:table-cell>
          <table:table-cell office:value-type="float" office:value="1294.44163396206" calcext:value-type="float">
            <text:p>1294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91.2641914442572" calcext:value-type="float">
            <text:p>91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893.48033846098" calcext:value-type="float">
            <text:p>2893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45.7670866626805" calcext:value-type="float">
            <text:p>46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Emprunts hors GAD</text:p>
          </table:table-cell>
          <table:table-cell office:value-type="float" office:value="290.859451722201" calcext:value-type="float">
            <text:p>291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73.318194995561" calcext:value-type="float">
            <text:p>173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Annuité de la dette</text:p>
          </table:table-cell>
          <table:table-cell office:value-type="float" office:value="252.741718577304" calcext:value-type="float">
            <text:p>253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Dépenses d'investissement</text:p>
          </table:table-cell>
          <table:table-cell office:value-type="float" office:value="1054.49067873385" calcext:value-type="float">
            <text:p>1054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Dépenses totales</text:p>
          </table:table-cell>
          <table:table-cell office:value-type="float" office:value="3021.03144679386" calcext:value-type="float">
            <text:p>3021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Epargne nette</text:p>
          </table:table-cell>
          <table:table-cell office:value-type="float" office:value="233.479602652606" calcext:value-type="float">
            <text:p>233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Flux net de dette</text:p>
          </table:table-cell>
          <table:table-cell office:value-type="float" office:value="117.54125672664" calcext:value-type="float">
            <text:p>118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Recettes d'investissement</text:p>
          </table:table-cell>
          <table:table-cell office:value-type="float" office:value="811.001224475005" calcext:value-type="float">
            <text:p>811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Recettes totales</text:p>
          </table:table-cell>
          <table:table-cell office:value-type="float" office:value="3184.33979018318" calcext:value-type="float">
            <text:p>3184</text:p>
          </table:table-cell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63.308343389321" calcext:value-type="float">
            <text:p>163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75.603083460531" calcext:value-type="float">
            <text:p>76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Autres impôts et taxes</text:p>
          </table:table-cell>
          <table:table-cell office:value-type="float" office:value="40.7075870126444" calcext:value-type="float">
            <text:p>41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Charges financières</text:p>
          </table:table-cell>
          <table:table-cell office:value-type="float" office:value="63.3438428778714" calcext:value-type="float">
            <text:p>63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Achats et charges externes</text:p>
          </table:table-cell>
          <table:table-cell office:value-type="float" office:value="368.685492679066" calcext:value-type="float">
            <text:p>369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6.97297831043775" calcext:value-type="float">
            <text:p>7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FCTVA</text:p>
          </table:table-cell>
          <table:table-cell office:value-type="float" office:value="39.4296924642433" calcext:value-type="float">
            <text:p>39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Fiscalité reversée</text:p>
          </table:table-cell>
          <table:table-cell office:value-type="float" office:value="-7.22994912092263" calcext:value-type="float">
            <text:p>-7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Fonds de roulement</text:p>
          </table:table-cell>
          <table:table-cell office:value-type="float" office:value="346.209842463301" calcext:value-type="float">
            <text:p>346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Impôts locaux</text:p>
          </table:table-cell>
          <table:table-cell office:value-type="float" office:value="1013.0950174308" calcext:value-type="float">
            <text:p>1013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6.8174006444683" calcext:value-type="float">
            <text:p>17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6.0174873273409" calcext:value-type="float">
            <text:p>16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27.97163340683" calcext:value-type="float">
            <text:p>1828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41.504154182449" calcext:value-type="float">
            <text:p>142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9.4932820773739" calcext:value-type="float">
            <text:p>19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95640529896169" calcext:value-type="float">
            <text:p>4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Epargne de gestion</text:p>
          </table:table-cell>
          <table:table-cell office:value-type="float" office:value="351.976663840051" calcext:value-type="float">
            <text:p>352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Concours de l'Etat</text:p>
          </table:table-cell>
          <table:table-cell office:value-type="float" office:value="499.020804643187" calcext:value-type="float">
            <text:p>499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42.60539299376" calcext:value-type="float">
            <text:p>1543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Dépenses d'équipement</text:p>
          </table:table-cell>
          <table:table-cell office:value-type="float" office:value="215.251284602484" calcext:value-type="float">
            <text:p>215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Dépenses d'intervention</text:p>
          </table:table-cell>
          <table:table-cell office:value-type="float" office:value="102.260110614883" calcext:value-type="float">
            <text:p>102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219.505963970076" calcext:value-type="float">
            <text:p>220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Dépôts au Trésor</text:p>
          </table:table-cell>
          <table:table-cell office:value-type="float" office:value="290.465395631937" calcext:value-type="float">
            <text:p>290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75.230425688281" calcext:value-type="float">
            <text:p>475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Encours de dette</text:p>
          </table:table-cell>
          <table:table-cell office:value-type="float" office:value="1952.00591497541" calcext:value-type="float">
            <text:p>1952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2469642150489" calcext:value-type="float">
            <text:p>2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5.466724329621" calcext:value-type="float">
            <text:p>115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44.6339881659037" calcext:value-type="float">
            <text:p>45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298274068630218" calcext:value-type="float">
            <text:p>0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10.6819149377204" calcext:value-type="float">
            <text:p>11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6.4713782576743" calcext:value-type="float">
            <text:p>26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762.11135696384" calcext:value-type="float">
            <text:p>1762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Epargne brute</text:p>
          </table:table-cell>
          <table:table-cell office:value-type="float" office:value="285.366240413063" calcext:value-type="float">
            <text:p>285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Impôts et taxes</text:p>
          </table:table-cell>
          <table:table-cell office:value-type="float" office:value="1053.80260444344" calcext:value-type="float">
            <text:p>1054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949.75895076036" calcext:value-type="float">
            <text:p>1950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Frais de personnel</text:p>
          </table:table-cell>
          <table:table-cell office:value-type="float" office:value="963.681958656039" calcext:value-type="float">
            <text:p>964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48.999585052858" calcext:value-type="float">
            <text:p>149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969.47578758927" calcext:value-type="float">
            <text:p>1969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207.364430625436" calcext:value-type="float">
            <text:p>207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Emprunts hors GAD</text:p>
          </table:table-cell>
          <table:table-cell office:value-type="float" office:value="94.2205136902406" calcext:value-type="float">
            <text:p>94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90.551530894906" calcext:value-type="float">
            <text:p>191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Annuité de la dette</text:p>
          </table:table-cell>
          <table:table-cell office:value-type="float" office:value="253.895373772778" calcext:value-type="float">
            <text:p>254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Dépenses d'investissement</text:p>
          </table:table-cell>
          <table:table-cell office:value-type="float" office:value="410.057494864982" calcext:value-type="float">
            <text:p>410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Dépenses totales</text:p>
          </table:table-cell>
          <table:table-cell office:value-type="float" office:value="1952.66288785874" calcext:value-type="float">
            <text:p>1953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Epargne nette</text:p>
          </table:table-cell>
          <table:table-cell office:value-type="float" office:value="94.8147095181563" calcext:value-type="float">
            <text:p>95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Flux net de dette</text:p>
          </table:table-cell>
          <table:table-cell office:value-type="float" office:value="-96.3310172046658" calcext:value-type="float">
            <text:p>-96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Recettes d'investissement</text:p>
          </table:table-cell>
          <table:table-cell office:value-type="float" office:value="235.724667872689" calcext:value-type="float">
            <text:p>236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Recettes totales</text:p>
          </table:table-cell>
          <table:table-cell office:value-type="float" office:value="2063.69630127951" calcext:value-type="float">
            <text:p>2064</text:p>
          </table:table-cell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11.03341342077" calcext:value-type="float">
            <text:p>111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66.3916463128229" calcext:value-type="float">
            <text:p>66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Autres impôts et taxes</text:p>
          </table:table-cell>
          <table:table-cell office:value-type="float" office:value="20.4767952761189" calcext:value-type="float">
            <text:p>20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Charges financières</text:p>
          </table:table-cell>
          <table:table-cell office:value-type="float" office:value="25.6846748976716" calcext:value-type="float">
            <text:p>26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645.096890894451" calcext:value-type="float">
            <text:p>645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66203918674092" calcext:value-type="float">
            <text:p>6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FCTVA</text:p>
          </table:table-cell>
          <table:table-cell office:value-type="float" office:value="52.7149198148024" calcext:value-type="float">
            <text:p>53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Fiscalité reversée</text:p>
          </table:table-cell>
          <table:table-cell office:value-type="float" office:value="48.1470173790512" calcext:value-type="float">
            <text:p>48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Fonds de roulement</text:p>
          </table:table-cell>
          <table:table-cell office:value-type="float" office:value="72.5041179628263" calcext:value-type="float">
            <text:p>73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Impôts locaux</text:p>
          </table:table-cell>
          <table:table-cell office:value-type="float" office:value="776.67419311548" calcext:value-type="float">
            <text:p>777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41.8575421056163" calcext:value-type="float">
            <text:p>42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0201301751325237" calcext:value-type="float">
            <text:p>0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2041.16256760384" calcext:value-type="float">
            <text:p>2041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19.126696302758" calcext:value-type="float">
            <text:p>119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68.6625172784003" calcext:value-type="float">
            <text:p>69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21.1647654834597" calcext:value-type="float">
            <text:p>21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Epargne de gestion</text:p>
          </table:table-cell>
          <table:table-cell office:value-type="float" office:value="156.749857746762" calcext:value-type="float">
            <text:p>157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Concours de l'Etat</text:p>
          </table:table-cell>
          <table:table-cell office:value-type="float" office:value="972.362398174864" calcext:value-type="float">
            <text:p>972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Crédits de trésorerie</text:p>
          </table:table-cell>
          <table:table-cell office:value-type="float" office:value="25.1627189156546" calcext:value-type="float">
            <text:p>25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910.60056465141" calcext:value-type="float">
            <text:p>1911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Dépenses d'équipement</text:p>
          </table:table-cell>
          <table:table-cell office:value-type="float" office:value="464.126861370194" calcext:value-type="float">
            <text:p>464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Dépenses d'intervention</text:p>
          </table:table-cell>
          <table:table-cell office:value-type="float" office:value="162.11776555056" calcext:value-type="float">
            <text:p>162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98.715098637858" calcext:value-type="float">
            <text:p>499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Dépôts au Trésor</text:p>
          </table:table-cell>
          <table:table-cell office:value-type="float" office:value="6.30099342414279" calcext:value-type="float">
            <text:p>6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924.842816882507" calcext:value-type="float">
            <text:p>925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Encours de dette</text:p>
          </table:table-cell>
          <table:table-cell office:value-type="float" office:value="756.994164262229" calcext:value-type="float">
            <text:p>757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413587532711535" calcext:value-type="float">
            <text:p>0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60.1793699255184" calcext:value-type="float">
            <text:p>60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60.6843994497752" calcext:value-type="float">
            <text:p>61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3.4234717842045" calcext:value-type="float">
            <text:p>13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2.9235351942562" calcext:value-type="float">
            <text:p>33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.0201301751325237" calcext:value-type="float">
            <text:p>0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409.31566328927" calcext:value-type="float">
            <text:p>2409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Epargne brute</text:p>
          </table:table-cell>
          <table:table-cell office:value-type="float" office:value="130.562002952425" calcext:value-type="float">
            <text:p>131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Impôts et taxes</text:p>
          </table:table-cell>
          <table:table-cell office:value-type="float" office:value="797.150988391599" calcext:value-type="float">
            <text:p>797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739.805430785748" calcext:value-type="float">
            <text:p>740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Frais de personnel</text:p>
          </table:table-cell>
          <table:table-cell office:value-type="float" office:value="1017.01683385895" calcext:value-type="float">
            <text:p>1017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78.5462759176" calcext:value-type="float">
            <text:p>179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160.2892639066" calcext:value-type="float">
            <text:p>2160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249.026399382675" calcext:value-type="float">
            <text:p>-249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99.1451707709857" calcext:value-type="float">
            <text:p>99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Annuité de la dette</text:p>
          </table:table-cell>
          <table:table-cell office:value-type="float" office:value="124.829845668657" calcext:value-type="float">
            <text:p>125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597.860269408844" calcext:value-type="float">
            <text:p>598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Dépenses totales</text:p>
          </table:table-cell>
          <table:table-cell office:value-type="float" office:value="2508.46083406026" calcext:value-type="float">
            <text:p>2508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Epargne nette</text:p>
          </table:table-cell>
          <table:table-cell office:value-type="float" office:value="31.4168321814398" calcext:value-type="float">
            <text:p>31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Flux net de dette</text:p>
          </table:table-cell>
          <table:table-cell office:value-type="float" office:value="-99.1451707709857" calcext:value-type="float">
            <text:p>-99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Recettes d'investissement</text:p>
          </table:table-cell>
          <table:table-cell office:value-type="float" office:value="119.126696302758" calcext:value-type="float">
            <text:p>119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Recettes totales</text:p>
          </table:table-cell>
          <table:table-cell office:value-type="float" office:value="2160.2892639066" calcext:value-type="float">
            <text:p>2160</text:p>
          </table:table-cell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348.17157015366" calcext:value-type="float">
            <text:p>-348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93.8601194439005" calcext:value-type="float">
            <text:p>94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Autres impôts et taxes</text:p>
          </table:table-cell>
          <table:table-cell office:value-type="float" office:value="59.5205639318582" calcext:value-type="float">
            <text:p>60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Charges financières</text:p>
          </table:table-cell>
          <table:table-cell office:value-type="float" office:value="17.3226238496182" calcext:value-type="float">
            <text:p>17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Achats et charges externes</text:p>
          </table:table-cell>
          <table:table-cell office:value-type="float" office:value="345.337650283924" calcext:value-type="float">
            <text:p>345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4.06461719208929" calcext:value-type="float">
            <text:p>4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FCTVA</text:p>
          </table:table-cell>
          <table:table-cell office:value-type="float" office:value="33.2810867436851" calcext:value-type="float">
            <text:p>33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Fiscalité reversée</text:p>
          </table:table-cell>
          <table:table-cell office:value-type="float" office:value="96.8780105737223" calcext:value-type="float">
            <text:p>97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Fonds de roulement</text:p>
          </table:table-cell>
          <table:table-cell office:value-type="float" office:value="749.006207166634" calcext:value-type="float">
            <text:p>749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Impôts locaux</text:p>
          </table:table-cell>
          <table:table-cell office:value-type="float" office:value="953.186414724887" calcext:value-type="float">
            <text:p>953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5.80184061092618" calcext:value-type="float">
            <text:p>6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.98746818092814" calcext:value-type="float">
            <text:p>2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Recettes de fonctionnement</text:p>
          </table:table-cell>
          <table:table-cell office:value-type="float" office:value="1372.82192480909" calcext:value-type="float">
            <text:p>1373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29.128674368514" calcext:value-type="float">
            <text:p>129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7.62678676326611" calcext:value-type="float">
            <text:p>8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Epargne de gestion</text:p>
          </table:table-cell>
          <table:table-cell office:value-type="float" office:value="217.285083219111" calcext:value-type="float">
            <text:p>217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Concours de l'Etat</text:p>
          </table:table-cell>
          <table:table-cell office:value-type="float" office:value="98.2549441942432" calcext:value-type="float">
            <text:p>98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163.7676072058" calcext:value-type="float">
            <text:p>1164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épenses d'équipement</text:p>
          </table:table-cell>
          <table:table-cell office:value-type="float" office:value="188.062024672019" calcext:value-type="float">
            <text:p>188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épenses d'intervention</text:p>
          </table:table-cell>
          <table:table-cell office:value-type="float" office:value="33.9142236146466" calcext:value-type="float">
            <text:p>34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189.994861954181" calcext:value-type="float">
            <text:p>190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épôts au Trésor</text:p>
          </table:table-cell>
          <table:table-cell office:value-type="float" office:value="772.358364989231" calcext:value-type="float">
            <text:p>772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ETR</text:p>
          </table:table-cell>
          <table:table-cell office:value-type="float" office:value="0.573491286469552" calcext:value-type="float">
            <text:p>1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88.3884863912277" calcext:value-type="float">
            <text:p>88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Encours de dette</text:p>
          </table:table-cell>
          <table:table-cell office:value-type="float" office:value="786.308441355003" calcext:value-type="float">
            <text:p>786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51.522102995888" calcext:value-type="float">
            <text:p>152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9.7639553553946" calcext:value-type="float">
            <text:p>30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.93283728216174" calcext:value-type="float">
            <text:p>2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1.4931192480911" calcext:value-type="float">
            <text:p>31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.98746818092814" calcext:value-type="float">
            <text:p>2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353.76246915998" calcext:value-type="float">
            <text:p>1354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Epargne brute</text:p>
          </table:table-cell>
          <table:table-cell office:value-type="float" office:value="209.05431760329" calcext:value-type="float">
            <text:p>209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Impôts et taxes</text:p>
          </table:table-cell>
          <table:table-cell office:value-type="float" office:value="1012.70697865675" calcext:value-type="float">
            <text:p>1013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786.308441355003" calcext:value-type="float">
            <text:p>786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Frais de personnel</text:p>
          </table:table-cell>
          <table:table-cell office:value-type="float" office:value="737.429154102213" calcext:value-type="float">
            <text:p>737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Versement transport</text:p>
          </table:table-cell>
          <table:table-cell office:value-type="float" office:value="0.0272175445467006" calcext:value-type="float">
            <text:p>0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78.8447797141179" calcext:value-type="float">
            <text:p>79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501.9505991776" calcext:value-type="float">
            <text:p>1502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48.188130017623" calcext:value-type="float">
            <text:p>148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35.7625004895242" calcext:value-type="float">
            <text:p>36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Annuité de la dette</text:p>
          </table:table-cell>
          <table:table-cell office:value-type="float" office:value="53.0851243391424" calcext:value-type="float">
            <text:p>53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épenses d'investissement</text:p>
          </table:table-cell>
          <table:table-cell office:value-type="float" office:value="225.757362443705" calcext:value-type="float">
            <text:p>226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épenses totales</text:p>
          </table:table-cell>
          <table:table-cell office:value-type="float" office:value="1389.5249696495" calcext:value-type="float">
            <text:p>1390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Epargne nette</text:p>
          </table:table-cell>
          <table:table-cell office:value-type="float" office:value="173.291817113766" calcext:value-type="float">
            <text:p>173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Flux net de dette</text:p>
          </table:table-cell>
          <table:table-cell office:value-type="float" office:value="-35.7625004895242" calcext:value-type="float">
            <text:p>-36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Recettes d'investissement</text:p>
          </table:table-cell>
          <table:table-cell office:value-type="float" office:value="129.128674368514" calcext:value-type="float">
            <text:p>129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Recettes totales</text:p>
          </table:table-cell>
          <table:table-cell office:value-type="float" office:value="1501.9505991776" calcext:value-type="float">
            <text:p>1502</text:p>
          </table:table-cell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12.425629528099" calcext:value-type="float">
            <text:p>112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2.0343267847917" calcext:value-type="float">
            <text:p>82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Autres impôts et taxes</text:p>
          </table:table-cell>
          <table:table-cell office:value-type="float" office:value="42.7432862787808" calcext:value-type="float">
            <text:p>43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Charges financières</text:p>
          </table:table-cell>
          <table:table-cell office:value-type="float" office:value="43.9946314525475" calcext:value-type="float">
            <text:p>44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Achats et charges externes</text:p>
          </table:table-cell>
          <table:table-cell office:value-type="float" office:value="427.937735237856" calcext:value-type="float">
            <text:p>428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9.15836077018668" calcext:value-type="float">
            <text:p>9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FCTVA</text:p>
          </table:table-cell>
          <table:table-cell office:value-type="float" office:value="61.0180079308563" calcext:value-type="float">
            <text:p>61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Fiscalité reversée</text:p>
          </table:table-cell>
          <table:table-cell office:value-type="float" office:value="170.071656962538" calcext:value-type="float">
            <text:p>170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Fonds de roulement</text:p>
          </table:table-cell>
          <table:table-cell office:value-type="float" office:value="-216.635195827923" calcext:value-type="float">
            <text:p>-217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Fonds de soutien aux emprunts à risque</text:p>
          </table:table-cell>
          <table:table-cell office:value-type="float" office:value="23.200144375096" calcext:value-type="float">
            <text:p>23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Impôts locaux</text:p>
          </table:table-cell>
          <table:table-cell office:value-type="float" office:value="1060.87088621734" calcext:value-type="float">
            <text:p>1061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5.4733660062274" calcext:value-type="float">
            <text:p>15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76.0877378907832" calcext:value-type="float">
            <text:p>76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22.00540177886" calcext:value-type="float">
            <text:p>1722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37.379376980969" calcext:value-type="float">
            <text:p>237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3.8936821234589" calcext:value-type="float">
            <text:p>24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4.70343428419833" calcext:value-type="float">
            <text:p>5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Epargne de gestion</text:p>
          </table:table-cell>
          <table:table-cell office:value-type="float" office:value="233.908140856477" calcext:value-type="float">
            <text:p>234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Concours de l'Etat</text:p>
          </table:table-cell>
          <table:table-cell office:value-type="float" office:value="331.345769139474" calcext:value-type="float">
            <text:p>331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Crédits de trésorerie</text:p>
          </table:table-cell>
          <table:table-cell office:value-type="float" office:value="181.86514751672" calcext:value-type="float">
            <text:p>182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26.39622921292" calcext:value-type="float">
            <text:p>1526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Dépenses d'équipement</text:p>
          </table:table-cell>
          <table:table-cell office:value-type="float" office:value="640.249830491909" calcext:value-type="float">
            <text:p>640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Dépenses d'intervention</text:p>
          </table:table-cell>
          <table:table-cell office:value-type="float" office:value="81.5807865231293" calcext:value-type="float">
            <text:p>82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660.957288708304" calcext:value-type="float">
            <text:p>661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Dépôts au Trésor</text:p>
          </table:table-cell>
          <table:table-cell office:value-type="float" office:value="24.4337786062358" calcext:value-type="float">
            <text:p>24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06.71404236306" calcext:value-type="float">
            <text:p>307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Encours de dette</text:p>
          </table:table-cell>
          <table:table-cell office:value-type="float" office:value="1950.16339742247" calcext:value-type="float">
            <text:p>1950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7.24033259330625" calcext:value-type="float">
            <text:p>7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2.359340398498" calcext:value-type="float">
            <text:p>112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41.7367408090032" calcext:value-type="float">
            <text:p>42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6.0040239321969" calcext:value-type="float">
            <text:p>16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90.9391093145675" calcext:value-type="float">
            <text:p>91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94.3270422653207" calcext:value-type="float">
            <text:p>94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87.35351792122" calcext:value-type="float">
            <text:p>2187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Epargne brute</text:p>
          </table:table-cell>
          <table:table-cell office:value-type="float" office:value="195.609172565939" calcext:value-type="float">
            <text:p>196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Impôts et taxes</text:p>
          </table:table-cell>
          <table:table-cell office:value-type="float" office:value="1103.61417249613" calcext:value-type="float">
            <text:p>1104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942.21703709909" calcext:value-type="float">
            <text:p>1942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Frais de personnel</text:p>
          </table:table-cell>
          <table:table-cell office:value-type="float" office:value="931.146335190383" calcext:value-type="float">
            <text:p>931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83.7470104301931" calcext:value-type="float">
            <text:p>84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959.38477875983" calcext:value-type="float">
            <text:p>1959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227.968739161396" calcext:value-type="float">
            <text:p>-228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Emprunts hors GAD</text:p>
          </table:table-cell>
          <table:table-cell office:value-type="float" office:value="140.361882600986" calcext:value-type="float">
            <text:p>140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28.847438109999" calcext:value-type="float">
            <text:p>129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Annuité de la dette</text:p>
          </table:table-cell>
          <table:table-cell office:value-type="float" office:value="172.842069562546" calcext:value-type="float">
            <text:p>173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Dépenses d'investissement</text:p>
          </table:table-cell>
          <table:table-cell office:value-type="float" office:value="789.804726818302" calcext:value-type="float">
            <text:p>790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Dépenses totales</text:p>
          </table:table-cell>
          <table:table-cell office:value-type="float" office:value="2316.20095603122" calcext:value-type="float">
            <text:p>2316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Epargne nette</text:p>
          </table:table-cell>
          <table:table-cell office:value-type="float" office:value="66.7617344559405" calcext:value-type="float">
            <text:p>67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Flux net de dette</text:p>
          </table:table-cell>
          <table:table-cell office:value-type="float" office:value="11.514444490987" calcext:value-type="float">
            <text:p>12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Recettes d'investissement</text:p>
          </table:table-cell>
          <table:table-cell office:value-type="float" office:value="377.741259581955" calcext:value-type="float">
            <text:p>378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Recettes totales</text:p>
          </table:table-cell>
          <table:table-cell office:value-type="float" office:value="2099.74666136081" calcext:value-type="float">
            <text:p>2100</text:p>
          </table:table-cell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216.454294670409" calcext:value-type="float">
            <text:p>-216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93.1849489795918" calcext:value-type="float">
            <text:p>93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Autres impôts et taxes</text:p>
          </table:table-cell>
          <table:table-cell office:value-type="float" office:value="40.677193877551" calcext:value-type="float">
            <text:p>41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Charges financières</text:p>
          </table:table-cell>
          <table:table-cell office:value-type="float" office:value="14.5692813159747" calcext:value-type="float">
            <text:p>15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Achats et charges externes</text:p>
          </table:table-cell>
          <table:table-cell office:value-type="float" office:value="504.207023223082" calcext:value-type="float">
            <text:p>504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3.32353800140746" calcext:value-type="float">
            <text:p>3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FCTVA</text:p>
          </table:table-cell>
          <table:table-cell office:value-type="float" office:value="41.6289760731879" calcext:value-type="float">
            <text:p>42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Fiscalité reversée</text:p>
          </table:table-cell>
          <table:table-cell office:value-type="float" office:value="364.361233286418" calcext:value-type="float">
            <text:p>364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Fonds de roulement</text:p>
          </table:table-cell>
          <table:table-cell office:value-type="float" office:value="270.377653061225" calcext:value-type="float">
            <text:p>270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Impôts locaux</text:p>
          </table:table-cell>
          <table:table-cell office:value-type="float" office:value="1353.87346059113" calcext:value-type="float">
            <text:p>1354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14.456368754398" calcext:value-type="float">
            <text:p>114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Recettes de fonctionnement</text:p>
          </table:table-cell>
          <table:table-cell office:value-type="float" office:value="2304.00531491907" calcext:value-type="float">
            <text:p>2304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34.81392505278" calcext:value-type="float">
            <text:p>135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9.6204257565095" calcext:value-type="float">
            <text:p>20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47.5017593244194" calcext:value-type="float">
            <text:p>48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Epargne de gestion</text:p>
          </table:table-cell>
          <table:table-cell office:value-type="float" office:value="378.399556650246" calcext:value-type="float">
            <text:p>378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Concours de l'Etat</text:p>
          </table:table-cell>
          <table:table-cell office:value-type="float" office:value="561.097552779733" calcext:value-type="float">
            <text:p>561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940.58088494018" calcext:value-type="float">
            <text:p>1941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Dépenses d'équipement</text:p>
          </table:table-cell>
          <table:table-cell office:value-type="float" office:value="553.195035186488" calcext:value-type="float">
            <text:p>553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Dépenses d'intervention</text:p>
          </table:table-cell>
          <table:table-cell office:value-type="float" office:value="85.0244660450387" calcext:value-type="float">
            <text:p>85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600.705591133005" calcext:value-type="float">
            <text:p>601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Dépôts au Trésor</text:p>
          </table:table-cell>
          <table:table-cell office:value-type="float" office:value="364.803596059113" calcext:value-type="float">
            <text:p>365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43.317646023927" calcext:value-type="float">
            <text:p>443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Encours de dette</text:p>
          </table:table-cell>
          <table:table-cell office:value-type="float" office:value="277.184480999296" calcext:value-type="float">
            <text:p>277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466572836030964" calcext:value-type="float">
            <text:p>0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60.721001055595" calcext:value-type="float">
            <text:p>161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9.2687315270937" calcext:value-type="float">
            <text:p>29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00879662209711471" calcext:value-type="float">
            <text:p>0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4.9281887755101" calcext:value-type="float">
            <text:p>25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541.28647607319" calcext:value-type="float">
            <text:p>2541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Epargne brute</text:p>
          </table:table-cell>
          <table:table-cell office:value-type="float" office:value="363.424429978888" calcext:value-type="float">
            <text:p>363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Impôts et taxes</text:p>
          </table:table-cell>
          <table:table-cell office:value-type="float" office:value="1394.55065446868" calcext:value-type="float">
            <text:p>1395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276.717908163265" calcext:value-type="float">
            <text:p>277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Frais de personnel</text:p>
          </table:table-cell>
          <table:table-cell office:value-type="float" office:value="1307.51138282899" calcext:value-type="float">
            <text:p>1308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62.70791783955" calcext:value-type="float">
            <text:p>163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438.81923997185" calcext:value-type="float">
            <text:p>2439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02.467236101337" calcext:value-type="float">
            <text:p>-102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Emprunts hors GAD</text:p>
          </table:table-cell>
          <table:table-cell office:value-type="float" office:value="263.898662913441" calcext:value-type="float">
            <text:p>264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70.9798566150598" calcext:value-type="float">
            <text:p>71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Annuité de la dette</text:p>
          </table:table-cell>
          <table:table-cell office:value-type="float" office:value="85.5491379310345" calcext:value-type="float">
            <text:p>86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Dépenses d'investissement</text:p>
          </table:table-cell>
          <table:table-cell office:value-type="float" office:value="671.685447748065" calcext:value-type="float">
            <text:p>672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Dépenses totales</text:p>
          </table:table-cell>
          <table:table-cell office:value-type="float" office:value="2612.26633268825" calcext:value-type="float">
            <text:p>2612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Epargne nette</text:p>
          </table:table-cell>
          <table:table-cell office:value-type="float" office:value="292.444573363828" calcext:value-type="float">
            <text:p>292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Flux net de dette</text:p>
          </table:table-cell>
          <table:table-cell office:value-type="float" office:value="192.918806298381" calcext:value-type="float">
            <text:p>193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Recettes d'investissement</text:p>
          </table:table-cell>
          <table:table-cell office:value-type="float" office:value="398.712587966221" calcext:value-type="float">
            <text:p>399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Recettes totales</text:p>
          </table:table-cell>
          <table:table-cell office:value-type="float" office:value="2702.71790288529" calcext:value-type="float">
            <text:p>2703</text:p>
          </table:table-cell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90.4515701970443" calcext:value-type="float">
            <text:p>90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99.6954680537689" calcext:value-type="float">
            <text:p>100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Autres impôts et taxes</text:p>
          </table:table-cell>
          <table:table-cell office:value-type="float" office:value="35.3931511829521" calcext:value-type="float">
            <text:p>35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Charges financières</text:p>
          </table:table-cell>
          <table:table-cell office:value-type="float" office:value="13.192299345601" calcext:value-type="float">
            <text:p>13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Achats et charges externes</text:p>
          </table:table-cell>
          <table:table-cell office:value-type="float" office:value="257.348726625277" calcext:value-type="float">
            <text:p>257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3.18730726923579" calcext:value-type="float">
            <text:p>3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FCTVA</text:p>
          </table:table-cell>
          <table:table-cell office:value-type="float" office:value="31.7923336502787" calcext:value-type="float">
            <text:p>32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Fiscalité reversée</text:p>
          </table:table-cell>
          <table:table-cell office:value-type="float" office:value="-123.916680649552" calcext:value-type="float">
            <text:p>-124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Fonds de roulement</text:p>
          </table:table-cell>
          <table:table-cell office:value-type="float" office:value="101.677440199862" calcext:value-type="float">
            <text:p>102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Impôts locaux</text:p>
          </table:table-cell>
          <table:table-cell office:value-type="float" office:value="761.647910956989" calcext:value-type="float">
            <text:p>762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4.1488338273953" calcext:value-type="float">
            <text:p>14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21.2692700934057" calcext:value-type="float">
            <text:p>21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614.29381788691" calcext:value-type="float">
            <text:p>1614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53.342963812294" calcext:value-type="float">
            <text:p>153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40.9342493055167" calcext:value-type="float">
            <text:p>41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26.8163502805899" calcext:value-type="float">
            <text:p>27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Epargne de gestion</text:p>
          </table:table-cell>
          <table:table-cell office:value-type="float" office:value="245.734981635811" calcext:value-type="float">
            <text:p>246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Concours de l'Etat</text:p>
          </table:table-cell>
          <table:table-cell office:value-type="float" office:value="512.353964613979" calcext:value-type="float">
            <text:p>512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81.66162406548" calcext:value-type="float">
            <text:p>1382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Dépenses d'équipement</text:p>
          </table:table-cell>
          <table:table-cell office:value-type="float" office:value="420.751355780525" calcext:value-type="float">
            <text:p>421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Dépenses d'intervention</text:p>
          </table:table-cell>
          <table:table-cell office:value-type="float" office:value="352.901149952458" calcext:value-type="float">
            <text:p>353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47.602010738856" calcext:value-type="float">
            <text:p>448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Dépôts au Trésor</text:p>
          </table:table-cell>
          <table:table-cell office:value-type="float" office:value="59.5252033111472" calcext:value-type="float">
            <text:p>60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95.017823517348" calcext:value-type="float">
            <text:p>495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Encours de dette</text:p>
          </table:table-cell>
          <table:table-cell office:value-type="float" office:value="407.978014430337" calcext:value-type="float">
            <text:p>408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5464384659843" calcext:value-type="float">
            <text:p>2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236.34526129351" calcext:value-type="float">
            <text:p>236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16.8765743796259" calcext:value-type="float">
            <text:p>17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0343046777411811" calcext:value-type="float">
            <text:p>0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7.0171942875252" calcext:value-type="float">
            <text:p>27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1.8551621082462" calcext:value-type="float">
            <text:p>22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829.26363480433" calcext:value-type="float">
            <text:p>1829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Epargne brute</text:p>
          </table:table-cell>
          <table:table-cell office:value-type="float" office:value="232.632193821429" calcext:value-type="float">
            <text:p>233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Impôts et taxes</text:p>
          </table:table-cell>
          <table:table-cell office:value-type="float" office:value="797.041062139941" calcext:value-type="float">
            <text:p>797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406.431575964353" calcext:value-type="float">
            <text:p>406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Frais de personnel</text:p>
          </table:table-cell>
          <table:table-cell office:value-type="float" office:value="741.342873762515" calcext:value-type="float">
            <text:p>741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41.5363355519511" calcext:value-type="float">
            <text:p>42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767.6367816992" calcext:value-type="float">
            <text:p>1768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61.6268531051328" calcext:value-type="float">
            <text:p>-62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Emprunts hors GAD</text:p>
          </table:table-cell>
          <table:table-cell office:value-type="float" office:value="0.0680821075004195" calcext:value-type="float">
            <text:p>0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56.4203469619852" calcext:value-type="float">
            <text:p>56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Annuité de la dette</text:p>
          </table:table-cell>
          <table:table-cell office:value-type="float" office:value="69.6126463075862" calcext:value-type="float">
            <text:p>70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Dépenses d'investissement</text:p>
          </table:table-cell>
          <table:table-cell office:value-type="float" office:value="504.022357700841" calcext:value-type="float">
            <text:p>504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Dépenses totales</text:p>
          </table:table-cell>
          <table:table-cell office:value-type="float" office:value="1885.68398176632" calcext:value-type="float">
            <text:p>1886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Epargne nette</text:p>
          </table:table-cell>
          <table:table-cell office:value-type="float" office:value="176.211846859444" calcext:value-type="float">
            <text:p>176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Flux net de dette</text:p>
          </table:table-cell>
          <table:table-cell office:value-type="float" office:value="-56.3522648544848" calcext:value-type="float">
            <text:p>-56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Recettes d'investissement</text:p>
          </table:table-cell>
          <table:table-cell office:value-type="float" office:value="153.411045919794" calcext:value-type="float">
            <text:p>153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Recettes totales</text:p>
          </table:table-cell>
          <table:table-cell office:value-type="float" office:value="1767.7048638067" calcext:value-type="float">
            <text:p>1768</text:p>
          </table:table-cell>
        </table:table-row>
        <table:table-row table:style-name="ro1">
          <table:table-cell office:value-type="string" calcext:value-type="string">
            <text:p>EPINAY-SUR-SEIN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17.979117959618" calcext:value-type="float">
            <text:p>-118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61.7964153556941" calcext:value-type="float">
            <text:p>62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Autres impôts et taxes</text:p>
          </table:table-cell>
          <table:table-cell office:value-type="float" office:value="46.1647348372415" calcext:value-type="float">
            <text:p>46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Charges financières</text:p>
          </table:table-cell>
          <table:table-cell office:value-type="float" office:value="5.49476427228653" calcext:value-type="float">
            <text:p>5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Achats et charges externes</text:p>
          </table:table-cell>
          <table:table-cell office:value-type="float" office:value="315.665344315821" calcext:value-type="float">
            <text:p>316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5598755812803" calcext:value-type="float">
            <text:p>3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FCTVA</text:p>
          </table:table-cell>
          <table:table-cell office:value-type="float" office:value="29.3445851884832" calcext:value-type="float">
            <text:p>29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Fiscalité reversée</text:p>
          </table:table-cell>
          <table:table-cell office:value-type="float" office:value="57.98857227664" calcext:value-type="float">
            <text:p>58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Fonds de roulement</text:p>
          </table:table-cell>
          <table:table-cell office:value-type="float" office:value="339.893999703176" calcext:value-type="float">
            <text:p>340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Impôts locaux</text:p>
          </table:table-cell>
          <table:table-cell office:value-type="float" office:value="852.440585732661" calcext:value-type="float">
            <text:p>852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6.39920352231127" calcext:value-type="float">
            <text:p>6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Recettes de fonctionnement</text:p>
          </table:table-cell>
          <table:table-cell office:value-type="float" office:value="1358.348114673" calcext:value-type="float">
            <text:p>1358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98.5907994459286" calcext:value-type="float">
            <text:p>99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8.098779064015" calcext:value-type="float">
            <text:p>28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03588131987731" calcext:value-type="float">
            <text:p>3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Epargne de gestion</text:p>
          </table:table-cell>
          <table:table-cell office:value-type="float" office:value="199.233309587415" calcext:value-type="float">
            <text:p>199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Concours de l'Etat</text:p>
          </table:table-cell>
          <table:table-cell office:value-type="float" office:value="255.920195161769" calcext:value-type="float">
            <text:p>256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164.6865944395" calcext:value-type="float">
            <text:p>1165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Dépenses d'équipement</text:p>
          </table:table-cell>
          <table:table-cell office:value-type="float" office:value="465.277219748689" calcext:value-type="float">
            <text:p>465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Dépenses d'intervention</text:p>
          </table:table-cell>
          <table:table-cell office:value-type="float" office:value="100.846030473929" calcext:value-type="float">
            <text:p>101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75.062404274265" calcext:value-type="float">
            <text:p>475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Dépôts au Trésor</text:p>
          </table:table-cell>
          <table:table-cell office:value-type="float" office:value="377.928307608588" calcext:value-type="float">
            <text:p>378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246.961116058178" calcext:value-type="float">
            <text:p>247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Encours de dette</text:p>
          </table:table-cell>
          <table:table-cell office:value-type="float" office:value="127.108855001484" calcext:value-type="float">
            <text:p>127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123261848224" calcext:value-type="float">
            <text:p>1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4.041648609874" calcext:value-type="float">
            <text:p>114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2.6896950133571" calcext:value-type="float">
            <text:p>33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6.74930320569897" calcext:value-type="float">
            <text:p>7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0.1562936578609" calcext:value-type="float">
            <text:p>30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7.44979890175126" calcext:value-type="float">
            <text:p>7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639.74899871376" calcext:value-type="float">
            <text:p>1640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Epargne brute</text:p>
          </table:table-cell>
          <table:table-cell office:value-type="float" office:value="193.661520233502" calcext:value-type="float">
            <text:p>194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Impôts et taxes</text:p>
          </table:table-cell>
          <table:table-cell office:value-type="float" office:value="898.605320569902" calcext:value-type="float">
            <text:p>899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25.98559315326" calcext:value-type="float">
            <text:p>126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Frais de personnel</text:p>
          </table:table-cell>
          <table:table-cell office:value-type="float" office:value="709.990760364104" calcext:value-type="float">
            <text:p>710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59.6246566735926" calcext:value-type="float">
            <text:p>60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456.93891411893" calcext:value-type="float">
            <text:p>1457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82.810084594835" calcext:value-type="float">
            <text:p>-183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Emprunts hors GAD</text:p>
          </table:table-cell>
          <table:table-cell office:value-type="float" office:value="0.0398540615415059" calcext:value-type="float">
            <text:p>0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41.5415313644009" calcext:value-type="float">
            <text:p>42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Annuité de la dette</text:p>
          </table:table-cell>
          <table:table-cell office:value-type="float" office:value="47.0362956366875" calcext:value-type="float">
            <text:p>47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Dépenses d'investissement</text:p>
          </table:table-cell>
          <table:table-cell office:value-type="float" office:value="516.603935638666" calcext:value-type="float">
            <text:p>517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Dépenses totales</text:p>
          </table:table-cell>
          <table:table-cell office:value-type="float" office:value="1681.29053007816" calcext:value-type="float">
            <text:p>1681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Epargne nette</text:p>
          </table:table-cell>
          <table:table-cell office:value-type="float" office:value="152.119988869101" calcext:value-type="float">
            <text:p>152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Flux net de dette</text:p>
          </table:table-cell>
          <table:table-cell office:value-type="float" office:value="-41.5016773028594" calcext:value-type="float">
            <text:p>-42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Recettes d'investissement</text:p>
          </table:table-cell>
          <table:table-cell office:value-type="float" office:value="98.6306535074701" calcext:value-type="float">
            <text:p>99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Recettes totales</text:p>
          </table:table-cell>
          <table:table-cell office:value-type="float" office:value="1456.97876818047" calcext:value-type="float">
            <text:p>1457</text:p>
          </table:table-cell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224.311761897695" calcext:value-type="float">
            <text:p>-224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213.192170218894" calcext:value-type="float">
            <text:p>213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Autres impôts et taxes</text:p>
          </table:table-cell>
          <table:table-cell office:value-type="float" office:value="66.2124035138249" calcext:value-type="float">
            <text:p>66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Charges financières</text:p>
          </table:table-cell>
          <table:table-cell office:value-type="float" office:value="33.6851008064516" calcext:value-type="float">
            <text:p>34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Achats et charges externes</text:p>
          </table:table-cell>
          <table:table-cell office:value-type="float" office:value="395.14722062212" calcext:value-type="float">
            <text:p>395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6.12145449308756" calcext:value-type="float">
            <text:p>6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FCTVA</text:p>
          </table:table-cell>
          <table:table-cell office:value-type="float" office:value="62.5527980990783" calcext:value-type="float">
            <text:p>63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Fiscalité reversée</text:p>
          </table:table-cell>
          <table:table-cell office:value-type="float" office:value="80.8868087557604" calcext:value-type="float">
            <text:p>81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Fonds de roulement</text:p>
          </table:table-cell>
          <table:table-cell office:value-type="float" office:value="375.929248271889" calcext:value-type="float">
            <text:p>376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Impôts locaux</text:p>
          </table:table-cell>
          <table:table-cell office:value-type="float" office:value="1229.58269585253" calcext:value-type="float">
            <text:p>1230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2.65956221198157" calcext:value-type="float">
            <text:p>3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.68490783410138" calcext:value-type="float">
            <text:p>2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09.85745391705" calcext:value-type="float">
            <text:p>1710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77.429876152074" calcext:value-type="float">
            <text:p>277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8.2896860599078" calcext:value-type="float">
            <text:p>18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Epargne de gestion</text:p>
          </table:table-cell>
          <table:table-cell office:value-type="float" office:value="279.041589861751" calcext:value-type="float">
            <text:p>279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Concours de l'Etat</text:p>
          </table:table-cell>
          <table:table-cell office:value-type="float" office:value="99.0783957373272" calcext:value-type="float">
            <text:p>99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55.70205789171" calcext:value-type="float">
            <text:p>1456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épenses d'équipement</text:p>
          </table:table-cell>
          <table:table-cell office:value-type="float" office:value="633.169714861751" calcext:value-type="float">
            <text:p>633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épenses d'intervention</text:p>
          </table:table-cell>
          <table:table-cell office:value-type="float" office:value="52.2142497119816" calcext:value-type="float">
            <text:p>52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647.858654953917" calcext:value-type="float">
            <text:p>648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épôts au Trésor</text:p>
          </table:table-cell>
          <table:table-cell office:value-type="float" office:value="449.693918490783" calcext:value-type="float">
            <text:p>450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ETR</text:p>
          </table:table-cell>
          <table:table-cell office:value-type="float" office:value="3.77726094470046" calcext:value-type="float">
            <text:p>4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90.2973790322581" calcext:value-type="float">
            <text:p>90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Encours de dette</text:p>
          </table:table-cell>
          <table:table-cell office:value-type="float" office:value="1373.44019585253" calcext:value-type="float">
            <text:p>1373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67668778801843" calcext:value-type="float">
            <text:p>2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69.518659274194" calcext:value-type="float">
            <text:p>170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5.3902620967742" calcext:value-type="float">
            <text:p>35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4.6889400921659" calcext:value-type="float">
            <text:p>15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8.7871658986175" calcext:value-type="float">
            <text:p>29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.68490783410138" calcext:value-type="float">
            <text:p>2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03.56071284562" calcext:value-type="float">
            <text:p>2104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Epargne brute</text:p>
          </table:table-cell>
          <table:table-cell office:value-type="float" office:value="254.155396025346" calcext:value-type="float">
            <text:p>254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Impôts et taxes</text:p>
          </table:table-cell>
          <table:table-cell office:value-type="float" office:value="1295.79509936636" calcext:value-type="float">
            <text:p>1296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371.76350806452" calcext:value-type="float">
            <text:p>1372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Frais de personnel</text:p>
          </table:table-cell>
          <table:table-cell office:value-type="float" office:value="939.265224654378" calcext:value-type="float">
            <text:p>939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16.678133640553" calcext:value-type="float">
            <text:p>117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987.28733006912" calcext:value-type="float">
            <text:p>1987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16.273382776498" calcext:value-type="float">
            <text:p>-116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Emprunts hors GAD</text:p>
          </table:table-cell>
          <table:table-cell office:value-type="float" office:value="20.7373271889401" calcext:value-type="float">
            <text:p>21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80.1243822004608" calcext:value-type="float">
            <text:p>80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Annuité de la dette</text:p>
          </table:table-cell>
          <table:table-cell office:value-type="float" office:value="113.809483006912" calcext:value-type="float">
            <text:p>114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épenses d'investissement</text:p>
          </table:table-cell>
          <table:table-cell office:value-type="float" office:value="727.983037154378" calcext:value-type="float">
            <text:p>728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épenses totales</text:p>
          </table:table-cell>
          <table:table-cell office:value-type="float" office:value="2183.68509504608" calcext:value-type="float">
            <text:p>2184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Epargne nette</text:p>
          </table:table-cell>
          <table:table-cell office:value-type="float" office:value="174.031013824885" calcext:value-type="float">
            <text:p>174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Flux net de dette</text:p>
          </table:table-cell>
          <table:table-cell office:value-type="float" office:value="-59.3870550115207" calcext:value-type="float">
            <text:p>-59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Recettes d'investissement</text:p>
          </table:table-cell>
          <table:table-cell office:value-type="float" office:value="298.167203341014" calcext:value-type="float">
            <text:p>298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Recettes totales</text:p>
          </table:table-cell>
          <table:table-cell office:value-type="float" office:value="2008.02465725806" calcext:value-type="float">
            <text:p>2008</text:p>
          </table:table-cell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75.660437788018" calcext:value-type="float">
            <text:p>-176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294.372998963492" calcext:value-type="float">
            <text:p>294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Autres impôts et taxes</text:p>
          </table:table-cell>
          <table:table-cell office:value-type="float" office:value="32.4018207992629" calcext:value-type="float">
            <text:p>32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Charges financières</text:p>
          </table:table-cell>
          <table:table-cell office:value-type="float" office:value="25.5235540711736" calcext:value-type="float">
            <text:p>26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526.67329609582" calcext:value-type="float">
            <text:p>527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0.0187723137164574" calcext:value-type="float">
            <text:p>0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FCTVA</text:p>
          </table:table-cell>
          <table:table-cell office:value-type="float" office:value="15.8733617413336" calcext:value-type="float">
            <text:p>16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Fiscalité reversée</text:p>
          </table:table-cell>
          <table:table-cell office:value-type="float" office:value="1.65184959115513" calcext:value-type="float">
            <text:p>2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Fonds de roulement</text:p>
          </table:table-cell>
          <table:table-cell office:value-type="float" office:value="985.819236439019" calcext:value-type="float">
            <text:p>986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Impôts locaux</text:p>
          </table:table-cell>
          <table:table-cell office:value-type="float" office:value="916.980422664978" calcext:value-type="float">
            <text:p>917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2.3370954739145" calcext:value-type="float">
            <text:p>32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93.2857307382241" calcext:value-type="float">
            <text:p>93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63.30236899689" calcext:value-type="float">
            <text:p>1763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405.835442819302" calcext:value-type="float">
            <text:p>406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49.7620845329955" calcext:value-type="float">
            <text:p>50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.0273638143498791" calcext:value-type="float">
            <text:p>0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Epargne de gestion</text:p>
          </table:table-cell>
          <table:table-cell office:value-type="float" office:value="130.087474375216" calcext:value-type="float">
            <text:p>130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Concours de l'Etat</text:p>
          </table:table-cell>
          <table:table-cell office:value-type="float" office:value="308.324311873776" calcext:value-type="float">
            <text:p>308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61.80973741794" calcext:value-type="float">
            <text:p>1662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Dépenses d'équipement</text:p>
          </table:table-cell>
          <table:table-cell office:value-type="float" office:value="522.76396637107" calcext:value-type="float">
            <text:p>523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Dépenses d'intervention</text:p>
          </table:table-cell>
          <table:table-cell office:value-type="float" office:value="129.66176551883" calcext:value-type="float">
            <text:p>130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522.79133018542" calcext:value-type="float">
            <text:p>523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Dépôts au Trésor</text:p>
          </table:table-cell>
          <table:table-cell office:value-type="float" office:value="909.506907750778" calcext:value-type="float">
            <text:p>910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275.968444086145" calcext:value-type="float">
            <text:p>276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Encours de dette</text:p>
          </table:table-cell>
          <table:table-cell office:value-type="float" office:value="1004.80538869054" calcext:value-type="float">
            <text:p>1005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31459403431994" calcext:value-type="float">
            <text:p>1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86.8934780605781" calcext:value-type="float">
            <text:p>87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9.7915513071516" calcext:value-type="float">
            <text:p>40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03.940448001843" calcext:value-type="float">
            <text:p>304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95.5890821144766" calcext:value-type="float">
            <text:p>96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84.60106760336" calcext:value-type="float">
            <text:p>2185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Epargne brute</text:p>
          </table:table-cell>
          <table:table-cell office:value-type="float" office:value="101.492631578947" calcext:value-type="float">
            <text:p>101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Impôts et taxes</text:p>
          </table:table-cell>
          <table:table-cell office:value-type="float" office:value="949.38224346424" calcext:value-type="float">
            <text:p>949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003.49079465622" calcext:value-type="float">
            <text:p>1003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Frais de personnel</text:p>
          </table:table-cell>
          <table:table-cell office:value-type="float" office:value="940.159570424968" calcext:value-type="float">
            <text:p>940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14.761887596453" calcext:value-type="float">
            <text:p>115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169.13781181619" calcext:value-type="float">
            <text:p>2169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5.4632557871702" calcext:value-type="float">
            <text:p>-15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58.9306253598987" calcext:value-type="float">
            <text:p>59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Annuité de la dette</text:p>
          </table:table-cell>
          <table:table-cell office:value-type="float" office:value="84.4541794310722" calcext:value-type="float">
            <text:p>84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581.721955545319" calcext:value-type="float">
            <text:p>582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Dépenses totales</text:p>
          </table:table-cell>
          <table:table-cell office:value-type="float" office:value="2243.53169296326" calcext:value-type="float">
            <text:p>2244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Epargne nette</text:p>
          </table:table-cell>
          <table:table-cell office:value-type="float" office:value="42.5620062190489" calcext:value-type="float">
            <text:p>43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Flux net de dette</text:p>
          </table:table-cell>
          <table:table-cell office:value-type="float" office:value="-58.9306253598987" calcext:value-type="float">
            <text:p>-59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Recettes d'investissement</text:p>
          </table:table-cell>
          <table:table-cell office:value-type="float" office:value="405.835442819302" calcext:value-type="float">
            <text:p>406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Recettes totales</text:p>
          </table:table-cell>
          <table:table-cell office:value-type="float" office:value="2169.13781181619" calcext:value-type="float">
            <text:p>2169</text:p>
          </table:table-cell>
        </table:table-row>
        <table:table-row table:style-name="ro1">
          <table:table-cell office:value-type="string" calcext:value-type="string">
            <text:p>L'ILE-SAINT-DEN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74.3938811470686" calcext:value-type="float">
            <text:p>-74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02.561324409482" calcext:value-type="float">
            <text:p>103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Autres impôts et taxes</text:p>
          </table:table-cell>
          <table:table-cell office:value-type="float" office:value="29.5277967391994" calcext:value-type="float">
            <text:p>30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Charges financières</text:p>
          </table:table-cell>
          <table:table-cell office:value-type="float" office:value="49.6683222313857" calcext:value-type="float">
            <text:p>50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Achats et charges externes</text:p>
          </table:table-cell>
          <table:table-cell office:value-type="float" office:value="374.100586605765" calcext:value-type="float">
            <text:p>374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0.000888155807904587" calcext:value-type="float">
            <text:p>0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FCTVA</text:p>
          </table:table-cell>
          <table:table-cell office:value-type="float" office:value="72.1338245680814" calcext:value-type="float">
            <text:p>72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Fiscalité reversée</text:p>
          </table:table-cell>
          <table:table-cell office:value-type="float" office:value="216.189978219036" calcext:value-type="float">
            <text:p>216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Fonds de roulement</text:p>
          </table:table-cell>
          <table:table-cell office:value-type="float" office:value="88.4876214341602" calcext:value-type="float">
            <text:p>88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Impôts locaux</text:p>
          </table:table-cell>
          <table:table-cell office:value-type="float" office:value="926.957514009601" calcext:value-type="float">
            <text:p>927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32.170631436486" calcext:value-type="float">
            <text:p>132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89.3379646429402" calcext:value-type="float">
            <text:p>89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87.31579373639" calcext:value-type="float">
            <text:p>1787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320.85356488824" calcext:value-type="float">
            <text:p>321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0.8163632134323" calcext:value-type="float">
            <text:p>21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4.34794561103" calcext:value-type="float">
            <text:p>14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Epargne de gestion</text:p>
          </table:table-cell>
          <table:table-cell office:value-type="float" office:value="217.907163822453" calcext:value-type="float">
            <text:p>218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Concours de l'Etat</text:p>
          </table:table-cell>
          <table:table-cell office:value-type="float" office:value="555.898327095096" calcext:value-type="float">
            <text:p>556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19.28291167079" calcext:value-type="float">
            <text:p>1619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Dépenses d'équipement</text:p>
          </table:table-cell>
          <table:table-cell office:value-type="float" office:value="520.493080843325" calcext:value-type="float">
            <text:p>520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Dépenses d'intervention</text:p>
          </table:table-cell>
          <table:table-cell office:value-type="float" office:value="136.383119330077" calcext:value-type="float">
            <text:p>136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575.910788978409" calcext:value-type="float">
            <text:p>576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Dépôts au Trésor</text:p>
          </table:table-cell>
          <table:table-cell office:value-type="float" office:value="110.028750449365" calcext:value-type="float">
            <text:p>110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23.726807502802" calcext:value-type="float">
            <text:p>424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Encours de dette</text:p>
          </table:table-cell>
          <table:table-cell office:value-type="float" office:value="1552.79005286642" calcext:value-type="float">
            <text:p>1553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0550876525196134" calcext:value-type="float">
            <text:p>0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87.6174541648163" calcext:value-type="float">
            <text:p>88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0.2155006449703" calcext:value-type="float">
            <text:p>20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41.0697625240542" calcext:value-type="float">
            <text:p>41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7.408001015035" calcext:value-type="float">
            <text:p>27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46.158415910677" calcext:value-type="float">
            <text:p>146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95.1937006492" calcext:value-type="float">
            <text:p>2195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Epargne brute</text:p>
          </table:table-cell>
          <table:table-cell office:value-type="float" office:value="168.032882065596" calcext:value-type="float">
            <text:p>168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Impôts et taxes</text:p>
          </table:table-cell>
          <table:table-cell office:value-type="float" office:value="956.4853107488" calcext:value-type="float">
            <text:p>956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552.7349652139" calcext:value-type="float">
            <text:p>1553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Frais de personnel</text:p>
          </table:table-cell>
          <table:table-cell office:value-type="float" office:value="1038.91538285859" calcext:value-type="float">
            <text:p>1039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59.906700712639" calcext:value-type="float">
            <text:p>160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108.16935862463" calcext:value-type="float">
            <text:p>2108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87.0243420245723" calcext:value-type="float">
            <text:p>-87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Emprunts hors GAD</text:p>
          </table:table-cell>
          <table:table-cell office:value-type="float" office:value="404.322358265136" calcext:value-type="float">
            <text:p>404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27.569679206581" calcext:value-type="float">
            <text:p>128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Annuité de la dette</text:p>
          </table:table-cell>
          <table:table-cell office:value-type="float" office:value="177.238001437967" calcext:value-type="float">
            <text:p>177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Dépenses d'investissement</text:p>
          </table:table-cell>
          <table:table-cell office:value-type="float" office:value="703.48046818499" calcext:value-type="float">
            <text:p>703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Dépenses totales</text:p>
          </table:table-cell>
          <table:table-cell office:value-type="float" office:value="2322.76337985578" calcext:value-type="float">
            <text:p>2323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Epargne nette</text:p>
          </table:table-cell>
          <table:table-cell office:value-type="float" office:value="40.4632028590156" calcext:value-type="float">
            <text:p>40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Flux net de dette</text:p>
          </table:table-cell>
          <table:table-cell office:value-type="float" office:value="276.752679058555" calcext:value-type="float">
            <text:p>277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Recettes d'investissement</text:p>
          </table:table-cell>
          <table:table-cell office:value-type="float" office:value="725.175923153376" calcext:value-type="float">
            <text:p>725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Recettes totales</text:p>
          </table:table-cell>
          <table:table-cell office:value-type="float" office:value="2512.49171688976" calcext:value-type="float">
            <text:p>2512</text:p>
          </table:table-cell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89.728337033983" calcext:value-type="float">
            <text:p>190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57.780982259059" calcext:value-type="float">
            <text:p>158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Autres impôts et taxes</text:p>
          </table:table-cell>
          <table:table-cell office:value-type="float" office:value="42.771730255497" calcext:value-type="float">
            <text:p>43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Charges financières</text:p>
          </table:table-cell>
          <table:table-cell office:value-type="float" office:value="31.7925481197342" calcext:value-type="float">
            <text:p>32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Achats et charges externes</text:p>
          </table:table-cell>
          <table:table-cell office:value-type="float" office:value="422.286056065484" calcext:value-type="float">
            <text:p>422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8.31072813206384" calcext:value-type="float">
            <text:p>8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FCTVA</text:p>
          </table:table-cell>
          <table:table-cell office:value-type="float" office:value="37.4239848619769" calcext:value-type="float">
            <text:p>37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Fiscalité reversée</text:p>
          </table:table-cell>
          <table:table-cell office:value-type="float" office:value="332.390266456607" calcext:value-type="float">
            <text:p>332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Fonds de roulement</text:p>
          </table:table-cell>
          <table:table-cell office:value-type="float" office:value="136.195750736352" calcext:value-type="float">
            <text:p>136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Impôts locaux</text:p>
          </table:table-cell>
          <table:table-cell office:value-type="float" office:value="1288.98059798616" calcext:value-type="float">
            <text:p>1289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9.5460516131242" calcext:value-type="float">
            <text:p>20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25.9587976916227" calcext:value-type="float">
            <text:p>26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61.05360110282" calcext:value-type="float">
            <text:p>1861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23.931499931502" calcext:value-type="float">
            <text:p>224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4.2265223645455" calcext:value-type="float">
            <text:p>24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5.8061139461607" calcext:value-type="float">
            <text:p>16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Epargne de gestion</text:p>
          </table:table-cell>
          <table:table-cell office:value-type="float" office:value="398.976763305706" calcext:value-type="float">
            <text:p>399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Concours de l'Etat</text:p>
          </table:table-cell>
          <table:table-cell office:value-type="float" office:value="348.782819199945" calcext:value-type="float">
            <text:p>349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95.96312093294" calcext:value-type="float">
            <text:p>1496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Dépenses d'équipement</text:p>
          </table:table-cell>
          <table:table-cell office:value-type="float" office:value="535.593196109323" calcext:value-type="float">
            <text:p>536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Dépenses d'intervention</text:p>
          </table:table-cell>
          <table:table-cell office:value-type="float" office:value="108.339780293171" calcext:value-type="float">
            <text:p>108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554.521796698404" calcext:value-type="float">
            <text:p>555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Dépôts au Trésor</text:p>
          </table:table-cell>
          <table:table-cell office:value-type="float" office:value="320.20069491061" calcext:value-type="float">
            <text:p>320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20.926039454757" calcext:value-type="float">
            <text:p>321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Encours de dette</text:p>
          </table:table-cell>
          <table:table-cell office:value-type="float" office:value="1441.99089201315" calcext:value-type="float">
            <text:p>1442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3.42220956914857" calcext:value-type="float">
            <text:p>3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2.357601376807" calcext:value-type="float">
            <text:p>112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5.7819843824921" calcext:value-type="float">
            <text:p>26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3.12248664292075" calcext:value-type="float">
            <text:p>3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2.7966033632441" calcext:value-type="float">
            <text:p>23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8.7265328104665" calcext:value-type="float">
            <text:p>29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050.48491763134" calcext:value-type="float">
            <text:p>2050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Epargne brute</text:p>
          </table:table-cell>
          <table:table-cell office:value-type="float" office:value="365.090480169875" calcext:value-type="float">
            <text:p>365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Impôts et taxes</text:p>
          </table:table-cell>
          <table:table-cell office:value-type="float" office:value="1331.75232824166" calcext:value-type="float">
            <text:p>1332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435.05816802521" calcext:value-type="float">
            <text:p>1435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Frais de personnel</text:p>
          </table:table-cell>
          <table:table-cell office:value-type="float" office:value="907.76275207206" calcext:value-type="float">
            <text:p>908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45.364248921159" calcext:value-type="float">
            <text:p>45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084.98510103432" calcext:value-type="float">
            <text:p>2085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34.5001834029726" calcext:value-type="float">
            <text:p>35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Emprunts hors GAD</text:p>
          </table:table-cell>
          <table:table-cell office:value-type="float" office:value="68.9712881019248" calcext:value-type="float">
            <text:p>69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46.105467326529" calcext:value-type="float">
            <text:p>146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Annuité de la dette</text:p>
          </table:table-cell>
          <table:table-cell office:value-type="float" office:value="177.898015446263" calcext:value-type="float">
            <text:p>178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Dépenses d'investissement</text:p>
          </table:table-cell>
          <table:table-cell office:value-type="float" office:value="700.627264024933" calcext:value-type="float">
            <text:p>701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Dépenses totales</text:p>
          </table:table-cell>
          <table:table-cell office:value-type="float" office:value="2196.59038495787" calcext:value-type="float">
            <text:p>2197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Epargne nette</text:p>
          </table:table-cell>
          <table:table-cell office:value-type="float" office:value="218.985012843345" calcext:value-type="float">
            <text:p>219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Flux net de dette</text:p>
          </table:table-cell>
          <table:table-cell office:value-type="float" office:value="-77.1341792246044" calcext:value-type="float">
            <text:p>-77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Recettes d'investissement</text:p>
          </table:table-cell>
          <table:table-cell office:value-type="float" office:value="292.902788033427" calcext:value-type="float">
            <text:p>293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Recettes totales</text:p>
          </table:table-cell>
          <table:table-cell office:value-type="float" office:value="2153.95638913624" calcext:value-type="float">
            <text:p>2154</text:p>
          </table:table-cell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2.6339958216318" calcext:value-type="float">
            <text:p>-43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381.712549428379" calcext:value-type="float">
            <text:p>382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Autres impôts et taxes</text:p>
          </table:table-cell>
          <table:table-cell office:value-type="float" office:value="74.0914949562878" calcext:value-type="float">
            <text:p>74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Charges financières</text:p>
          </table:table-cell>
          <table:table-cell office:value-type="float" office:value="38.1653019502354" calcext:value-type="float">
            <text:p>38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Achats et charges externes</text:p>
          </table:table-cell>
          <table:table-cell office:value-type="float" office:value="583.794905850706" calcext:value-type="float">
            <text:p>584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09395494283793" calcext:value-type="float">
            <text:p>2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FCTVA</text:p>
          </table:table-cell>
          <table:table-cell office:value-type="float" office:value="73.0846563550773" calcext:value-type="float">
            <text:p>73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Fiscalité reversée</text:p>
          </table:table-cell>
          <table:table-cell office:value-type="float" office:value="360.478076664425" calcext:value-type="float">
            <text:p>360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Fonds de roulement</text:p>
          </table:table-cell>
          <table:table-cell office:value-type="float" office:value="-136.336019502354" calcext:value-type="float">
            <text:p>-136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Impôts locaux</text:p>
          </table:table-cell>
          <table:table-cell office:value-type="float" office:value="1312.99361129792" calcext:value-type="float">
            <text:p>1313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1.0145258910558" calcext:value-type="float">
            <text:p>11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98.2078009414929" calcext:value-type="float">
            <text:p>98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73.69690450572" calcext:value-type="float">
            <text:p>1774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553.00500672495" calcext:value-type="float">
            <text:p>553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42.0722017484869" calcext:value-type="float">
            <text:p>42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Epargne de gestion</text:p>
          </table:table-cell>
          <table:table-cell office:value-type="float" office:value="56.0086186953598" calcext:value-type="float">
            <text:p>56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Concours de l'Etat</text:p>
          </table:table-cell>
          <table:table-cell office:value-type="float" office:value="122.119845998655" calcext:value-type="float">
            <text:p>122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755.23145796907" calcext:value-type="float">
            <text:p>1755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Dépenses d'équipement</text:p>
          </table:table-cell>
          <table:table-cell office:value-type="float" office:value="345.599360457297" calcext:value-type="float">
            <text:p>346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Dépenses d'intervention</text:p>
          </table:table-cell>
          <table:table-cell office:value-type="float" office:value="132.896145258911" calcext:value-type="float">
            <text:p>133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74.180396099529" calcext:value-type="float">
            <text:p>374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Dépôts au Trésor</text:p>
          </table:table-cell>
          <table:table-cell office:value-type="float" office:value="53.8140605245461" calcext:value-type="float">
            <text:p>54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09.011365164761" calcext:value-type="float">
            <text:p>109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Encours de dette</text:p>
          </table:table-cell>
          <table:table-cell office:value-type="float" office:value="1126.98513786147" calcext:value-type="float">
            <text:p>1127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882917283120377" calcext:value-type="float">
            <text:p>1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65.515084734365" calcext:value-type="float">
            <text:p>166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79.1535722932078" calcext:value-type="float">
            <text:p>79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28.5810356422327" calcext:value-type="float">
            <text:p>29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5.0703866845998" calcext:value-type="float">
            <text:p>25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98.2078009414929" calcext:value-type="float">
            <text:p>98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29.41185406859" calcext:value-type="float">
            <text:p>2129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Epargne brute</text:p>
          </table:table-cell>
          <table:table-cell office:value-type="float" office:value="18.465446536651" calcext:value-type="float">
            <text:p>18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Impôts et taxes</text:p>
          </table:table-cell>
          <table:table-cell office:value-type="float" office:value="1387.0851062542" calcext:value-type="float">
            <text:p>1387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126.10222057835" calcext:value-type="float">
            <text:p>1126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Frais de personnel</text:p>
          </table:table-cell>
          <table:table-cell office:value-type="float" office:value="921.221532616005" calcext:value-type="float">
            <text:p>921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73.9064808338938" calcext:value-type="float">
            <text:p>74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326.70191123067" calcext:value-type="float">
            <text:p>2327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97.290057162072" calcext:value-type="float">
            <text:p>197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86.560832548756" calcext:value-type="float">
            <text:p>187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Annuité de la dette</text:p>
          </table:table-cell>
          <table:table-cell office:value-type="float" office:value="224.726134498991" calcext:value-type="float">
            <text:p>225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Dépenses d'investissement</text:p>
          </table:table-cell>
          <table:table-cell office:value-type="float" office:value="560.741228648285" calcext:value-type="float">
            <text:p>561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Dépenses totales</text:p>
          </table:table-cell>
          <table:table-cell office:value-type="float" office:value="2315.97268661735" calcext:value-type="float">
            <text:p>2316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Epargne nette</text:p>
          </table:table-cell>
          <table:table-cell office:value-type="float" office:value="-168.095386012105" calcext:value-type="float">
            <text:p>-168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Flux net de dette</text:p>
          </table:table-cell>
          <table:table-cell office:value-type="float" office:value="-186.560832548756" calcext:value-type="float">
            <text:p>-187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Recettes d'investissement</text:p>
          </table:table-cell>
          <table:table-cell office:value-type="float" office:value="553.00500672495" calcext:value-type="float">
            <text:p>553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Recettes totales</text:p>
          </table:table-cell>
          <table:table-cell office:value-type="float" office:value="2326.70191123067" calcext:value-type="float">
            <text:p>2327</text:p>
          </table:table-cell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0.7292246133159" calcext:value-type="float">
            <text:p>11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91.5690439307042" calcext:value-type="float">
            <text:p>92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Autres impôts et taxes</text:p>
          </table:table-cell>
          <table:table-cell office:value-type="float" office:value="72.1847673387335" calcext:value-type="float">
            <text:p>72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Charges financières</text:p>
          </table:table-cell>
          <table:table-cell office:value-type="float" office:value="13.9328871282445" calcext:value-type="float">
            <text:p>14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500.189203571217" calcext:value-type="float">
            <text:p>500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.9634251759002" calcext:value-type="float">
            <text:p>2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FCTVA</text:p>
          </table:table-cell>
          <table:table-cell office:value-type="float" office:value="30.1001519541181" calcext:value-type="float">
            <text:p>30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Fiscalité reversée</text:p>
          </table:table-cell>
          <table:table-cell office:value-type="float" office:value="-46.3659315319577" calcext:value-type="float">
            <text:p>-46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Fonds de roulement</text:p>
          </table:table-cell>
          <table:table-cell office:value-type="float" office:value="312.564559214805" calcext:value-type="float">
            <text:p>313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Impôts locaux</text:p>
          </table:table-cell>
          <table:table-cell office:value-type="float" office:value="1054.78010997458" calcext:value-type="float">
            <text:p>1055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4.4586412818542" calcext:value-type="float">
            <text:p>4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682.33592502808" calcext:value-type="float">
            <text:p>1682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52.019680127712" calcext:value-type="float">
            <text:p>152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5.2610358895524" calcext:value-type="float">
            <text:p>25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9.6839117838349" calcext:value-type="float">
            <text:p>40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Epargne de gestion</text:p>
          </table:table-cell>
          <table:table-cell office:value-type="float" office:value="237.271954118134" calcext:value-type="float">
            <text:p>237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Concours de l'Etat</text:p>
          </table:table-cell>
          <table:table-cell office:value-type="float" office:value="314.667971974221" calcext:value-type="float">
            <text:p>315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59.14679418199" calcext:value-type="float">
            <text:p>1459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Dépenses d'équipement</text:p>
          </table:table-cell>
          <table:table-cell office:value-type="float" office:value="602.124121090286" calcext:value-type="float">
            <text:p>602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Dépenses d'intervention</text:p>
          </table:table-cell>
          <table:table-cell office:value-type="float" office:value="120.640938922722" calcext:value-type="float">
            <text:p>121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672.158517117011" calcext:value-type="float">
            <text:p>672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Dépôts au Trésor</text:p>
          </table:table-cell>
          <table:table-cell office:value-type="float" office:value="298.813065097854" calcext:value-type="float">
            <text:p>299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08.245905516467" calcext:value-type="float">
            <text:p>308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Encours de dette</text:p>
          </table:table-cell>
          <table:table-cell office:value-type="float" office:value="923.56173298646" calcext:value-type="float">
            <text:p>924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0506764027671" calcext:value-type="float">
            <text:p>2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32.215597469402" calcext:value-type="float">
            <text:p>132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2.5489144445103" calcext:value-type="float">
            <text:p>23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30.3504842428901" calcext:value-type="float">
            <text:p>30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6.5113876899427" calcext:value-type="float">
            <text:p>37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30.3504842428901" calcext:value-type="float">
            <text:p>30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31.305311299" calcext:value-type="float">
            <text:p>2131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Epargne brute</text:p>
          </table:table-cell>
          <table:table-cell office:value-type="float" office:value="223.189130846095" calcext:value-type="float">
            <text:p>223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Impôts et taxes</text:p>
          </table:table-cell>
          <table:table-cell office:value-type="float" office:value="1126.96487731331" calcext:value-type="float">
            <text:p>1127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921.511056583693" calcext:value-type="float">
            <text:p>922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Frais de personnel</text:p>
          </table:table-cell>
          <table:table-cell office:value-type="float" office:value="801.834850115296" calcext:value-type="float">
            <text:p>802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71.9760905812097" calcext:value-type="float">
            <text:p>72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834.3556051558" calcext:value-type="float">
            <text:p>1834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296.949706143203" calcext:value-type="float">
            <text:p>-297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Emprunts hors GAD</text:p>
          </table:table-cell>
          <table:table-cell office:value-type="float" office:value="354.756696032638" calcext:value-type="float">
            <text:p>355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73.9241577484775" calcext:value-type="float">
            <text:p>74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Annuité de la dette</text:p>
          </table:table-cell>
          <table:table-cell office:value-type="float" office:value="87.857044876722" calcext:value-type="float">
            <text:p>88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746.082674865488" calcext:value-type="float">
            <text:p>746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Dépenses totales</text:p>
          </table:table-cell>
          <table:table-cell office:value-type="float" office:value="2205.22946904748" calcext:value-type="float">
            <text:p>2205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Epargne nette</text:p>
          </table:table-cell>
          <table:table-cell office:value-type="float" office:value="149.264973097617" calcext:value-type="float">
            <text:p>149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Flux net de dette</text:p>
          </table:table-cell>
          <table:table-cell office:value-type="float" office:value="280.83253828416" calcext:value-type="float">
            <text:p>281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Recettes d'investissement</text:p>
          </table:table-cell>
          <table:table-cell office:value-type="float" office:value="506.77637616035" calcext:value-type="float">
            <text:p>507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Recettes totales</text:p>
          </table:table-cell>
          <table:table-cell office:value-type="float" office:value="2189.11230118844" calcext:value-type="float">
            <text:p>2189</text:p>
          </table:table-cell>
        </table:table-row>
        <table:table-row table:style-name="ro1">
          <table:table-cell office:value-type="string" calcext:value-type="string">
            <text:p>LE PRE-SAINT-GERVA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6.1171678590431" calcext:value-type="float">
            <text:p>-16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6.2648302174743" calcext:value-type="float">
            <text:p>86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Autres impôts et taxes</text:p>
          </table:table-cell>
          <table:table-cell office:value-type="float" office:value="70.8833384204502" calcext:value-type="float">
            <text:p>71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Charges financières</text:p>
          </table:table-cell>
          <table:table-cell office:value-type="float" office:value="28.8486048581966" calcext:value-type="float">
            <text:p>29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Achats et charges externes</text:p>
          </table:table-cell>
          <table:table-cell office:value-type="float" office:value="364.4177091017" calcext:value-type="float">
            <text:p>364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.71817245326211" calcext:value-type="float">
            <text:p>2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FCTVA</text:p>
          </table:table-cell>
          <table:table-cell office:value-type="float" office:value="36.959947857052" calcext:value-type="float">
            <text:p>37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Fiscalité reversée</text:p>
          </table:table-cell>
          <table:table-cell office:value-type="float" office:value="51.0973758955445" calcext:value-type="float">
            <text:p>51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Fonds de roulement</text:p>
          </table:table-cell>
          <table:table-cell office:value-type="float" office:value="368.797341557506" calcext:value-type="float">
            <text:p>369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Fonds de soutien aux emprunts à risque</text:p>
          </table:table-cell>
          <table:table-cell office:value-type="float" office:value="128.918817245326" calcext:value-type="float">
            <text:p>129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Impôts locaux</text:p>
          </table:table-cell>
          <table:table-cell office:value-type="float" office:value="1239.53597015558" calcext:value-type="float">
            <text:p>1240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0.7661198016024" calcext:value-type="float">
            <text:p>11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01.815931154352" calcext:value-type="float">
            <text:p>102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75.17101403196" calcext:value-type="float">
            <text:p>1775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25.040709228878" calcext:value-type="float">
            <text:p>225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2.0414171859765" calcext:value-type="float">
            <text:p>32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68155496205859" calcext:value-type="float">
            <text:p>4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Epargne de gestion</text:p>
          </table:table-cell>
          <table:table-cell office:value-type="float" office:value="210.496751028022" calcext:value-type="float">
            <text:p>210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Concours de l'Etat</text:p>
          </table:table-cell>
          <table:table-cell office:value-type="float" office:value="144.355800161092" calcext:value-type="float">
            <text:p>144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68.24579846539" calcext:value-type="float">
            <text:p>1568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Dépenses d'équipement</text:p>
          </table:table-cell>
          <table:table-cell office:value-type="float" office:value="421.1245063377" calcext:value-type="float">
            <text:p>421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Dépenses d'intervention</text:p>
          </table:table-cell>
          <table:table-cell office:value-type="float" office:value="135.281270931366" calcext:value-type="float">
            <text:p>135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33.419930476069" calcext:value-type="float">
            <text:p>433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Dépôts au Trésor</text:p>
          </table:table-cell>
          <table:table-cell office:value-type="float" office:value="401.663894187969" calcext:value-type="float">
            <text:p>402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31.871507906228" calcext:value-type="float">
            <text:p>132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Encours de dette</text:p>
          </table:table-cell>
          <table:table-cell office:value-type="float" office:value="761.138352198058" calcext:value-type="float">
            <text:p>761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4.6589825766247" calcext:value-type="float">
            <text:p>15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57.56726906609" calcext:value-type="float">
            <text:p>158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5.8712153970068" calcext:value-type="float">
            <text:p>26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8.61386917631103" calcext:value-type="float">
            <text:p>9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52.842390944932" calcext:value-type="float">
            <text:p>53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01.815931154352" calcext:value-type="float">
            <text:p>102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001.66572894146" calcext:value-type="float">
            <text:p>2002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Epargne brute</text:p>
          </table:table-cell>
          <table:table-cell office:value-type="float" office:value="206.925215566578" calcext:value-type="float">
            <text:p>207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Impôts et taxes</text:p>
          </table:table-cell>
          <table:table-cell office:value-type="float" office:value="1310.41930857603" calcext:value-type="float">
            <text:p>1310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746.479369621434" calcext:value-type="float">
            <text:p>746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Frais de personnel</text:p>
          </table:table-cell>
          <table:table-cell office:value-type="float" office:value="1013.82699817712" calcext:value-type="float">
            <text:p>1014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09.986245283819" calcext:value-type="float">
            <text:p>110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000.21172326084" calcext:value-type="float">
            <text:p>2000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.45400568061381" calcext:value-type="float">
            <text:p>-1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58.4678439102972" calcext:value-type="float">
            <text:p>58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Annuité de la dette</text:p>
          </table:table-cell>
          <table:table-cell office:value-type="float" office:value="87.3164487684938" calcext:value-type="float">
            <text:p>87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Dépenses d'investissement</text:p>
          </table:table-cell>
          <table:table-cell office:value-type="float" office:value="491.887774386367" calcext:value-type="float">
            <text:p>492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Dépenses totales</text:p>
          </table:table-cell>
          <table:table-cell office:value-type="float" office:value="2060.13357285175" calcext:value-type="float">
            <text:p>2060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Epargne nette</text:p>
          </table:table-cell>
          <table:table-cell office:value-type="float" office:value="148.457371656281" calcext:value-type="float">
            <text:p>148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Flux net de dette</text:p>
          </table:table-cell>
          <table:table-cell office:value-type="float" office:value="-58.4678439102972" calcext:value-type="float">
            <text:p>-58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Recettes d'investissement</text:p>
          </table:table-cell>
          <table:table-cell office:value-type="float" office:value="225.040709228878" calcext:value-type="float">
            <text:p>225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Recettes totales</text:p>
          </table:table-cell>
          <table:table-cell office:value-type="float" office:value="2000.21172326084" calcext:value-type="float">
            <text:p>2000</text:p>
          </table:table-cell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59.921849590911" calcext:value-type="float">
            <text:p>-60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6.7374365419482" calcext:value-type="float">
            <text:p>87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impôts et taxes</text:p>
          </table:table-cell>
          <table:table-cell office:value-type="float" office:value="50.8703531399374" calcext:value-type="float">
            <text:p>51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Charges financières</text:p>
          </table:table-cell>
          <table:table-cell office:value-type="float" office:value="4.2293303939344" calcext:value-type="float">
            <text:p>4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332.821545244767" calcext:value-type="float">
            <text:p>333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7742133673974" calcext:value-type="float">
            <text:p>3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FCTVA</text:p>
          </table:table-cell>
          <table:table-cell office:value-type="float" office:value="30.1486982858085" calcext:value-type="float">
            <text:p>30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Fiscalité reversée</text:p>
          </table:table-cell>
          <table:table-cell office:value-type="float" office:value="182.112741058184" calcext:value-type="float">
            <text:p>182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Fonds de roulement</text:p>
          </table:table-cell>
          <table:table-cell office:value-type="float" office:value="250.248494725565" calcext:value-type="float">
            <text:p>250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Impôts locaux</text:p>
          </table:table-cell>
          <table:table-cell office:value-type="float" office:value="1067.4750700511" calcext:value-type="float">
            <text:p>1067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5.9546316136476" calcext:value-type="float">
            <text:p>6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563.0412790506" calcext:value-type="float">
            <text:p>1563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19.701140184605" calcext:value-type="float">
            <text:p>120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60.2372086698533" calcext:value-type="float">
            <text:p>60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Epargne de gestion</text:p>
          </table:table-cell>
          <table:table-cell office:value-type="float" office:value="201.101293472886" calcext:value-type="float">
            <text:p>201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Concours de l'Etat</text:p>
          </table:table-cell>
          <table:table-cell office:value-type="float" office:value="113.598179083567" calcext:value-type="float">
            <text:p>114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66.73914949728" calcext:value-type="float">
            <text:p>1367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d'équipement</text:p>
          </table:table-cell>
          <table:table-cell office:value-type="float" office:value="271.760059749464" calcext:value-type="float">
            <text:p>272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d'intervention</text:p>
          </table:table-cell>
          <table:table-cell office:value-type="float" office:value="134.697092055382" calcext:value-type="float">
            <text:p>135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273.575059749464" calcext:value-type="float">
            <text:p>274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Dépôts au Trésor</text:p>
          </table:table-cell>
          <table:table-cell office:value-type="float" office:value="269.843331135652" calcext:value-type="float">
            <text:p>270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04.869334102522" calcext:value-type="float">
            <text:p>105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Encours de dette</text:p>
          </table:table-cell>
          <table:table-cell office:value-type="float" office:value="329.520243530575" calcext:value-type="float">
            <text:p>330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29677764957969" calcext:value-type="float">
            <text:p>1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55.630913960771" calcext:value-type="float">
            <text:p>156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9.219387671007" calcext:value-type="float">
            <text:p>29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.815" calcext:value-type="float">
            <text:p>2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51.090331300478" calcext:value-type="float">
            <text:p>51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.81500535684852" calcext:value-type="float">
            <text:p>3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640.31420924674" calcext:value-type="float">
            <text:p>1640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Epargne brute</text:p>
          </table:table-cell>
          <table:table-cell office:value-type="float" office:value="196.302129553321" calcext:value-type="float">
            <text:p>196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Impôts et taxes</text:p>
          </table:table-cell>
          <table:table-cell office:value-type="float" office:value="1118.34542319103" calcext:value-type="float">
            <text:p>1118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328.223465880996" calcext:value-type="float">
            <text:p>328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Frais de personnel</text:p>
          </table:table-cell>
          <table:table-cell office:value-type="float" office:value="865.771794132191" calcext:value-type="float">
            <text:p>866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24.376431514752" calcext:value-type="float">
            <text:p>124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682.74241923521" calcext:value-type="float">
            <text:p>1683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42.4282099884622" calcext:value-type="float">
            <text:p>42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Emprunts hors GAD</text:p>
          </table:table-cell>
          <table:table-cell office:value-type="float" office:value="33.0066194165156" calcext:value-type="float">
            <text:p>33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50.4490802703148" calcext:value-type="float">
            <text:p>50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Annuité de la dette</text:p>
          </table:table-cell>
          <table:table-cell office:value-type="float" office:value="54.6784106642492" calcext:value-type="float">
            <text:p>55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324.024140019779" calcext:value-type="float">
            <text:p>324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totales</text:p>
          </table:table-cell>
          <table:table-cell office:value-type="float" office:value="1690.76328951706" calcext:value-type="float">
            <text:p>1691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Epargne nette</text:p>
          </table:table-cell>
          <table:table-cell office:value-type="float" office:value="145.853049283006" calcext:value-type="float">
            <text:p>146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Flux net de dette</text:p>
          </table:table-cell>
          <table:table-cell office:value-type="float" office:value="-17.4424608537992" calcext:value-type="float">
            <text:p>-17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Recettes d'investissement</text:p>
          </table:table-cell>
          <table:table-cell office:value-type="float" office:value="152.707759601121" calcext:value-type="float">
            <text:p>153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Recettes totales</text:p>
          </table:table-cell>
          <table:table-cell office:value-type="float" office:value="1715.74903865172" calcext:value-type="float">
            <text:p>1716</text:p>
          </table:table-cell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24.9857491346628" calcext:value-type="float">
            <text:p>25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72.4651389069194" calcext:value-type="float">
            <text:p>72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Autres impôts et taxes</text:p>
          </table:table-cell>
          <table:table-cell office:value-type="float" office:value="51.4024157254749" calcext:value-type="float">
            <text:p>51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Charges financières</text:p>
          </table:table-cell>
          <table:table-cell office:value-type="float" office:value="18.4108529144489" calcext:value-type="float">
            <text:p>18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Achats et charges externes</text:p>
          </table:table-cell>
          <table:table-cell office:value-type="float" office:value="341.741225063828" calcext:value-type="float">
            <text:p>342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8674453676057" calcext:value-type="float">
            <text:p>6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FCTVA</text:p>
          </table:table-cell>
          <table:table-cell office:value-type="float" office:value="33.3093801116448" calcext:value-type="float">
            <text:p>33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Fiscalité reversée</text:p>
          </table:table-cell>
          <table:table-cell office:value-type="float" office:value="137.058450820027" calcext:value-type="float">
            <text:p>137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Fonds de roulement</text:p>
          </table:table-cell>
          <table:table-cell office:value-type="float" office:value="232.256331948591" calcext:value-type="float">
            <text:p>232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Impôts locaux</text:p>
          </table:table-cell>
          <table:table-cell office:value-type="float" office:value="1079.78245445497" calcext:value-type="float">
            <text:p>1080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4.73250681552642" calcext:value-type="float">
            <text:p>5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256569951101303" calcext:value-type="float">
            <text:p>0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Recettes de fonctionnement</text:p>
          </table:table-cell>
          <table:table-cell office:value-type="float" office:value="1604.05943528495" calcext:value-type="float">
            <text:p>1604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07.650969535679" calcext:value-type="float">
            <text:p>108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4.1150049764161" calcext:value-type="float">
            <text:p>24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4.47258384179324" calcext:value-type="float">
            <text:p>4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Epargne de gestion</text:p>
          </table:table-cell>
          <table:table-cell office:value-type="float" office:value="218.674649270847" calcext:value-type="float">
            <text:p>219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Concours de l'Etat</text:p>
          </table:table-cell>
          <table:table-cell office:value-type="float" office:value="167.794248777533" calcext:value-type="float">
            <text:p>168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01.53065191051" calcext:value-type="float">
            <text:p>1402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Dépenses d'équipement</text:p>
          </table:table-cell>
          <table:table-cell office:value-type="float" office:value="364.866733956467" calcext:value-type="float">
            <text:p>365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Dépenses d'intervention</text:p>
          </table:table-cell>
          <table:table-cell office:value-type="float" office:value="101.081758838548" calcext:value-type="float">
            <text:p>101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71.359608377688" calcext:value-type="float">
            <text:p>371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Dépôts au Trésor</text:p>
          </table:table-cell>
          <table:table-cell office:value-type="float" office:value="232.804676316587" calcext:value-type="float">
            <text:p>233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57.1942965944" calcext:value-type="float">
            <text:p>157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Encours de dette</text:p>
          </table:table-cell>
          <table:table-cell office:value-type="float" office:value="814.523177549872" calcext:value-type="float">
            <text:p>815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15946687437795" calcext:value-type="float">
            <text:p>1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29.54023324246" calcext:value-type="float">
            <text:p>130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2.3958704400883" calcext:value-type="float">
            <text:p>22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2.02029057942791" calcext:value-type="float">
            <text:p>2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0.9814797265135" calcext:value-type="float">
            <text:p>21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.87645051711457" calcext:value-type="float">
            <text:p>2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772.8902602882" calcext:value-type="float">
            <text:p>1773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Epargne brute</text:p>
          </table:table-cell>
          <table:table-cell office:value-type="float" office:value="202.528783374443" calcext:value-type="float">
            <text:p>203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Impôts et taxes</text:p>
          </table:table-cell>
          <table:table-cell office:value-type="float" office:value="1131.18487018045" calcext:value-type="float">
            <text:p>1131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813.363710675494" calcext:value-type="float">
            <text:p>813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Frais de personnel</text:p>
          </table:table-cell>
          <table:table-cell office:value-type="float" office:value="917.900944653598" calcext:value-type="float">
            <text:p>918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54.558603357999" calcext:value-type="float">
            <text:p>155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711.71040482063" calcext:value-type="float">
            <text:p>1712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61.1798554675668" calcext:value-type="float">
            <text:p>-61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Emprunts hors GAD</text:p>
          </table:table-cell>
          <table:table-cell office:value-type="float" office:value="96.2309057077329" calcext:value-type="float">
            <text:p>96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59.5421945995067" calcext:value-type="float">
            <text:p>60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Annuité de la dette</text:p>
          </table:table-cell>
          <table:table-cell office:value-type="float" office:value="77.9530475139556" calcext:value-type="float">
            <text:p>78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Dépenses d'investissement</text:p>
          </table:table-cell>
          <table:table-cell office:value-type="float" office:value="430.901802977195" calcext:value-type="float">
            <text:p>431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Dépenses totales</text:p>
          </table:table-cell>
          <table:table-cell office:value-type="float" office:value="1832.43245488771" calcext:value-type="float">
            <text:p>1832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Epargne nette</text:p>
          </table:table-cell>
          <table:table-cell office:value-type="float" office:value="142.986588774936" calcext:value-type="float">
            <text:p>143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Flux net de dette</text:p>
          </table:table-cell>
          <table:table-cell office:value-type="float" office:value="36.6887111082262" calcext:value-type="float">
            <text:p>37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Recettes d'investissement</text:p>
          </table:table-cell>
          <table:table-cell office:value-type="float" office:value="203.881875243412" calcext:value-type="float">
            <text:p>204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Recettes totales</text:p>
          </table:table-cell>
          <table:table-cell office:value-type="float" office:value="1807.94131052837" calcext:value-type="float">
            <text:p>1808</text:p>
          </table:table-cell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24.4911443593403" calcext:value-type="float">
            <text:p>-24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62.8223177935943" calcext:value-type="float">
            <text:p>63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Autres impôts et taxes</text:p>
          </table:table-cell>
          <table:table-cell office:value-type="float" office:value="38.6175441281139" calcext:value-type="float">
            <text:p>39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Charges financières</text:p>
          </table:table-cell>
          <table:table-cell office:value-type="float" office:value="19.872375088968" calcext:value-type="float">
            <text:p>20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Achats et charges externes</text:p>
          </table:table-cell>
          <table:table-cell office:value-type="float" office:value="407.163550177936" calcext:value-type="float">
            <text:p>407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45327544483986" calcext:value-type="float">
            <text:p>5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FCTVA</text:p>
          </table:table-cell>
          <table:table-cell office:value-type="float" office:value="40.7285679715302" calcext:value-type="float">
            <text:p>41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Fiscalité reversée</text:p>
          </table:table-cell>
          <table:table-cell office:value-type="float" office:value="8.03921708185053" calcext:value-type="float">
            <text:p>8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Fonds de roulement</text:p>
          </table:table-cell>
          <table:table-cell office:value-type="float" office:value="944.468679359431" calcext:value-type="float">
            <text:p>944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Impôts locaux</text:p>
          </table:table-cell>
          <table:table-cell office:value-type="float" office:value="1068.96822064057" calcext:value-type="float">
            <text:p>1069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9.9163274021352" calcext:value-type="float">
            <text:p>20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0274021352313167" calcext:value-type="float">
            <text:p>0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34.52000213523" calcext:value-type="float">
            <text:p>1735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03.896616725979" calcext:value-type="float">
            <text:p>104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2.7027444839858" calcext:value-type="float">
            <text:p>13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Epargne de gestion</text:p>
          </table:table-cell>
          <table:table-cell office:value-type="float" office:value="381.519249822064" calcext:value-type="float">
            <text:p>382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Concours de l'Etat</text:p>
          </table:table-cell>
          <table:table-cell office:value-type="float" office:value="365.124015658363" calcext:value-type="float">
            <text:p>365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73.90345088968" calcext:value-type="float">
            <text:p>1374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Dépenses d'équipement</text:p>
          </table:table-cell>
          <table:table-cell office:value-type="float" office:value="446.831419217082" calcext:value-type="float">
            <text:p>447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Dépenses d'intervention</text:p>
          </table:table-cell>
          <table:table-cell office:value-type="float" office:value="60.5553035587189" calcext:value-type="float">
            <text:p>61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53.973591459075" calcext:value-type="float">
            <text:p>454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Dépôts au Trésor</text:p>
          </table:table-cell>
          <table:table-cell office:value-type="float" office:value="951.867806405694" calcext:value-type="float">
            <text:p>952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39.754412811388" calcext:value-type="float">
            <text:p>340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Encours de dette</text:p>
          </table:table-cell>
          <table:table-cell office:value-type="float" office:value="1069.87604199288" calcext:value-type="float">
            <text:p>1070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1217743772242" calcext:value-type="float">
            <text:p>1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39.721985765125" calcext:value-type="float">
            <text:p>140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8.3882263345196" calcext:value-type="float">
            <text:p>38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7.14217224199285" calcext:value-type="float">
            <text:p>7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62.8840391459075" calcext:value-type="float">
            <text:p>63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.345730960854094" calcext:value-type="float">
            <text:p>0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827.87704234875" calcext:value-type="float">
            <text:p>1828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Epargne brute</text:p>
          </table:table-cell>
          <table:table-cell office:value-type="float" office:value="360.616551245552" calcext:value-type="float">
            <text:p>361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Impôts et taxes</text:p>
          </table:table-cell>
          <table:table-cell office:value-type="float" office:value="1107.58576476868" calcext:value-type="float">
            <text:p>1108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068.75426761566" calcext:value-type="float">
            <text:p>1069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Frais de personnel</text:p>
          </table:table-cell>
          <table:table-cell office:value-type="float" office:value="847.923995729537" calcext:value-type="float">
            <text:p>848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59.204196797153" calcext:value-type="float">
            <text:p>59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838.41661886121" calcext:value-type="float">
            <text:p>1838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0.5395765124556" calcext:value-type="float">
            <text:p>11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01.226624911032" calcext:value-type="float">
            <text:p>201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Annuité de la dette</text:p>
          </table:table-cell>
          <table:table-cell office:value-type="float" office:value="221.099" calcext:value-type="float">
            <text:p>221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Dépenses d'investissement</text:p>
          </table:table-cell>
          <table:table-cell office:value-type="float" office:value="655.200216370107" calcext:value-type="float">
            <text:p>655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Dépenses totales</text:p>
          </table:table-cell>
          <table:table-cell office:value-type="float" office:value="2029.10366725979" calcext:value-type="float">
            <text:p>2029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Epargne nette</text:p>
          </table:table-cell>
          <table:table-cell office:value-type="float" office:value="159.38992633452" calcext:value-type="float">
            <text:p>159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Flux net de dette</text:p>
          </table:table-cell>
          <table:table-cell office:value-type="float" office:value="-201.226624911032" calcext:value-type="float">
            <text:p>-201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Recettes d'investissement</text:p>
          </table:table-cell>
          <table:table-cell office:value-type="float" office:value="103.896616725979" calcext:value-type="float">
            <text:p>104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Recettes totales</text:p>
          </table:table-cell>
          <table:table-cell office:value-type="float" office:value="1838.41661886121" calcext:value-type="float">
            <text:p>1838</text:p>
          </table:table-cell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90.687048398576" calcext:value-type="float">
            <text:p>-191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57.6914658966142" calcext:value-type="float">
            <text:p>58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Autres impôts et taxes</text:p>
          </table:table-cell>
          <table:table-cell office:value-type="float" office:value="72.6377225133227" calcext:value-type="float">
            <text:p>73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Charges financières</text:p>
          </table:table-cell>
          <table:table-cell office:value-type="float" office:value="48.273618324154" calcext:value-type="float">
            <text:p>48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Achats et charges externes</text:p>
          </table:table-cell>
          <table:table-cell office:value-type="float" office:value="445.007622983745" calcext:value-type="float">
            <text:p>445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83301177394735" calcext:value-type="float">
            <text:p>6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FCTVA</text:p>
          </table:table-cell>
          <table:table-cell office:value-type="float" office:value="31.5528961768145" calcext:value-type="float">
            <text:p>32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Fiscalité reversée</text:p>
          </table:table-cell>
          <table:table-cell office:value-type="float" office:value="212.941299865211" calcext:value-type="float">
            <text:p>213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Fonds de roulement</text:p>
          </table:table-cell>
          <table:table-cell office:value-type="float" office:value="71.5807673150223" calcext:value-type="float">
            <text:p>72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Impôts locaux</text:p>
          </table:table-cell>
          <table:table-cell office:value-type="float" office:value="1368.87069188678" calcext:value-type="float">
            <text:p>1369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4.0169869763539" calcext:value-type="float">
            <text:p>14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21.6900166924045" calcext:value-type="float">
            <text:p>22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Recettes de fonctionnement</text:p>
          </table:table-cell>
          <table:table-cell office:value-type="float" office:value="1905.42783757487" calcext:value-type="float">
            <text:p>1905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11.339037464183" calcext:value-type="float">
            <text:p>111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43.8515363260643" calcext:value-type="float">
            <text:p>44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5.50496755246503" calcext:value-type="float">
            <text:p>6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Epargne de gestion</text:p>
          </table:table-cell>
          <table:table-cell office:value-type="float" office:value="260.848238817428" calcext:value-type="float">
            <text:p>261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Concours de l'Etat</text:p>
          </table:table-cell>
          <table:table-cell office:value-type="float" office:value="157.961703964223" calcext:value-type="float">
            <text:p>158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91.3900012497" calcext:value-type="float">
            <text:p>1691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Dépenses d'équipement</text:p>
          </table:table-cell>
          <table:table-cell office:value-type="float" office:value="329.867391789479" calcext:value-type="float">
            <text:p>330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Dépenses d'intervention</text:p>
          </table:table-cell>
          <table:table-cell office:value-type="float" office:value="103.578457514706" calcext:value-type="float">
            <text:p>104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36.966312763887" calcext:value-type="float">
            <text:p>337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Dépôts au Trésor</text:p>
          </table:table-cell>
          <table:table-cell office:value-type="float" office:value="129.096009890473" calcext:value-type="float">
            <text:p>129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38.111705213922" calcext:value-type="float">
            <text:p>138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Encours de dette</text:p>
          </table:table-cell>
          <table:table-cell office:value-type="float" office:value="1861.35224365555" calcext:value-type="float">
            <text:p>1861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02993528345845" calcext:value-type="float">
            <text:p>2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71.368800289216" calcext:value-type="float">
            <text:p>171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9.498086175654" calcext:value-type="float">
            <text:p>39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.59395342194292" calcext:value-type="float">
            <text:p>2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53.0296907888279" calcext:value-type="float">
            <text:p>53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2.094675390754" calcext:value-type="float">
            <text:p>22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028.35631401359" calcext:value-type="float">
            <text:p>2028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Epargne brute</text:p>
          </table:table-cell>
          <table:table-cell office:value-type="float" office:value="214.037836325172" calcext:value-type="float">
            <text:p>214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Impôts et taxes</text:p>
          </table:table-cell>
          <table:table-cell office:value-type="float" office:value="1441.5084144001" calcext:value-type="float">
            <text:p>1442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853.12335945799" calcext:value-type="float">
            <text:p>1853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Frais de personnel</text:p>
          </table:table-cell>
          <table:table-cell office:value-type="float" office:value="1055.03221625144" calcext:value-type="float">
            <text:p>1055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81.5592281325038" calcext:value-type="float">
            <text:p>82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016.76687503905" calcext:value-type="float">
            <text:p>2017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1.5894389745327" calcext:value-type="float">
            <text:p>-12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Emprunts hors GAD</text:p>
          </table:table-cell>
          <table:table-cell office:value-type="float" office:value="180.546207610665" calcext:value-type="float">
            <text:p>181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56.498525801816" calcext:value-type="float">
            <text:p>156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Annuité de la dette</text:p>
          </table:table-cell>
          <table:table-cell office:value-type="float" office:value="204.77214412597" calcext:value-type="float">
            <text:p>205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Dépenses d'investissement</text:p>
          </table:table-cell>
          <table:table-cell office:value-type="float" office:value="493.464838565703" calcext:value-type="float">
            <text:p>493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Dépenses totales</text:p>
          </table:table-cell>
          <table:table-cell office:value-type="float" office:value="2184.8548398154" calcext:value-type="float">
            <text:p>2185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Epargne nette</text:p>
          </table:table-cell>
          <table:table-cell office:value-type="float" office:value="57.5393105233562" calcext:value-type="float">
            <text:p>58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Flux net de dette</text:p>
          </table:table-cell>
          <table:table-cell office:value-type="float" office:value="24.0476818088497" calcext:value-type="float">
            <text:p>24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Recettes d'investissement</text:p>
          </table:table-cell>
          <table:table-cell office:value-type="float" office:value="291.885245074848" calcext:value-type="float">
            <text:p>292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Recettes totales</text:p>
          </table:table-cell>
          <table:table-cell office:value-type="float" office:value="2197.31308264972" calcext:value-type="float">
            <text:p>2197</text:p>
          </table:table-cell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2.4582428343169" calcext:value-type="float">
            <text:p>12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6.1681864611385" calcext:value-type="float">
            <text:p>86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Autres impôts et taxes</text:p>
          </table:table-cell>
          <table:table-cell office:value-type="float" office:value="55.348403751509" calcext:value-type="float">
            <text:p>55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Charges financières</text:p>
          </table:table-cell>
          <table:table-cell office:value-type="float" office:value="20.3823019778995" calcext:value-type="float">
            <text:p>20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Achats et charges externes</text:p>
          </table:table-cell>
          <table:table-cell office:value-type="float" office:value="336.107048008172" calcext:value-type="float">
            <text:p>336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4.43626845575262" calcext:value-type="float">
            <text:p>4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FCTVA</text:p>
          </table:table-cell>
          <table:table-cell office:value-type="float" office:value="36.2502381836754" calcext:value-type="float">
            <text:p>36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Fiscalité reversée</text:p>
          </table:table-cell>
          <table:table-cell office:value-type="float" office:value="218.703732937134" calcext:value-type="float">
            <text:p>219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Fonds de roulement</text:p>
          </table:table-cell>
          <table:table-cell office:value-type="float" office:value="538.772148760331" calcext:value-type="float">
            <text:p>539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Impôts locaux</text:p>
          </table:table-cell>
          <table:table-cell office:value-type="float" office:value="1083.41039093695" calcext:value-type="float">
            <text:p>1083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6.11560962020615" calcext:value-type="float">
            <text:p>6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540.5286405423" calcext:value-type="float">
            <text:p>1541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24.06289395487" calcext:value-type="float">
            <text:p>124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9.2803417216083" calcext:value-type="float">
            <text:p>19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9.17327792738416" calcext:value-type="float">
            <text:p>9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Epargne de gestion</text:p>
          </table:table-cell>
          <table:table-cell office:value-type="float" office:value="242.355037143653" calcext:value-type="float">
            <text:p>242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Concours de l'Etat</text:p>
          </table:table-cell>
          <table:table-cell office:value-type="float" office:value="145.511670071502" calcext:value-type="float">
            <text:p>146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13.14159299842" calcext:value-type="float">
            <text:p>1313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Dépenses d'équipement</text:p>
          </table:table-cell>
          <table:table-cell office:value-type="float" office:value="312.783354071873" calcext:value-type="float">
            <text:p>313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Dépenses d'intervention</text:p>
          </table:table-cell>
          <table:table-cell office:value-type="float" office:value="60.4356969077909" calcext:value-type="float">
            <text:p>60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22.015133252855" calcext:value-type="float">
            <text:p>322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Dépôts au Trésor</text:p>
          </table:table-cell>
          <table:table-cell office:value-type="float" office:value="476.918197139939" calcext:value-type="float">
            <text:p>477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34.959791995543" calcext:value-type="float">
            <text:p>135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Encours de dette</text:p>
          </table:table-cell>
          <table:table-cell office:value-type="float" office:value="502.722735165754" calcext:value-type="float">
            <text:p>503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92673832296406" calcext:value-type="float">
            <text:p>2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91.5087533661436" calcext:value-type="float">
            <text:p>92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2.4150543225927" calcext:value-type="float">
            <text:p>32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0585012535982914" calcext:value-type="float">
            <text:p>0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2.549759959142" calcext:value-type="float">
            <text:p>33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.64446931005665" calcext:value-type="float">
            <text:p>2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635.15672625128" calcext:value-type="float">
            <text:p>1635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Epargne brute</text:p>
          </table:table-cell>
          <table:table-cell office:value-type="float" office:value="227.387047543876" calcext:value-type="float">
            <text:p>227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Impôts et taxes</text:p>
          </table:table-cell>
          <table:table-cell office:value-type="float" office:value="1138.75879468846" calcext:value-type="float">
            <text:p>1139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498.999871854397" calcext:value-type="float">
            <text:p>499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Frais de personnel</text:p>
          </table:table-cell>
          <table:table-cell office:value-type="float" office:value="863.801491781967" calcext:value-type="float">
            <text:p>864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32.199662457053" calcext:value-type="float">
            <text:p>132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664.59153449717" calcext:value-type="float">
            <text:p>1665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29.4348082458909" calcext:value-type="float">
            <text:p>29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Emprunts hors GAD</text:p>
          </table:table-cell>
          <table:table-cell office:value-type="float" office:value="0.194503667935742" calcext:value-type="float">
            <text:p>0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5.1677806667286" calcext:value-type="float">
            <text:p>25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Annuité de la dette</text:p>
          </table:table-cell>
          <table:table-cell office:value-type="float" office:value="45.5500826446281" calcext:value-type="float">
            <text:p>46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Dépenses d'investissement</text:p>
          </table:table-cell>
          <table:table-cell office:value-type="float" office:value="347.182913919584" calcext:value-type="float">
            <text:p>347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Dépenses totales</text:p>
          </table:table-cell>
          <table:table-cell office:value-type="float" office:value="1660.32450691801" calcext:value-type="float">
            <text:p>1660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Epargne nette</text:p>
          </table:table-cell>
          <table:table-cell office:value-type="float" office:value="202.219266877147" calcext:value-type="float">
            <text:p>202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Flux net de dette</text:p>
          </table:table-cell>
          <table:table-cell office:value-type="float" office:value="-24.9732769987928" calcext:value-type="float">
            <text:p>-25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Recettes d'investissement</text:p>
          </table:table-cell>
          <table:table-cell office:value-type="float" office:value="124.257397622806" calcext:value-type="float">
            <text:p>124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Recettes totales</text:p>
          </table:table-cell>
          <table:table-cell office:value-type="float" office:value="1664.7860381651" calcext:value-type="float">
            <text:p>1665</text:p>
          </table:table-cell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4.46153124709785" calcext:value-type="float">
            <text:p>4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64.3546797205027" calcext:value-type="float">
            <text:p>64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Autres impôts et taxes</text:p>
          </table:table-cell>
          <table:table-cell office:value-type="float" office:value="34.2859568532639" calcext:value-type="float">
            <text:p>34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Charges financières</text:p>
          </table:table-cell>
          <table:table-cell office:value-type="float" office:value="9.57652169292489" calcext:value-type="float">
            <text:p>10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Achats et charges externes</text:p>
          </table:table-cell>
          <table:table-cell office:value-type="float" office:value="295.167270915805" calcext:value-type="float">
            <text:p>295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69167618693377" calcext:value-type="float">
            <text:p>3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FCTVA</text:p>
          </table:table-cell>
          <table:table-cell office:value-type="float" office:value="36.781588246234" calcext:value-type="float">
            <text:p>37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Fiscalité reversée</text:p>
          </table:table-cell>
          <table:table-cell office:value-type="float" office:value="145.520470788278" calcext:value-type="float">
            <text:p>146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Fonds de roulement</text:p>
          </table:table-cell>
          <table:table-cell office:value-type="float" office:value="401.251936820851" calcext:value-type="float">
            <text:p>401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Impôts locaux</text:p>
          </table:table-cell>
          <table:table-cell office:value-type="float" office:value="887.333085363586" calcext:value-type="float">
            <text:p>887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1.4438481362417" calcext:value-type="float">
            <text:p>11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6.41130396663036" calcext:value-type="float">
            <text:p>6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588.24965806743" calcext:value-type="float">
            <text:p>1588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07.990383910306" calcext:value-type="float">
            <text:p>108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5.480431467361" calcext:value-type="float">
            <text:p>25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22.0833699088711" calcext:value-type="float">
            <text:p>22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Epargne de gestion</text:p>
          </table:table-cell>
          <table:table-cell office:value-type="float" office:value="199.769915513165" calcext:value-type="float">
            <text:p>200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Concours de l'Etat</text:p>
          </table:table-cell>
          <table:table-cell office:value-type="float" office:value="317.028268551237" calcext:value-type="float">
            <text:p>317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01.36948006058" calcext:value-type="float">
            <text:p>1401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Dépenses d'équipement</text:p>
          </table:table-cell>
          <table:table-cell office:value-type="float" office:value="363.803342012275" calcext:value-type="float">
            <text:p>364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Dépenses d'intervention</text:p>
          </table:table-cell>
          <table:table-cell office:value-type="float" office:value="97.7893671457797" calcext:value-type="float">
            <text:p>98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88.375640160472" calcext:value-type="float">
            <text:p>388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Dépôts au Trésor</text:p>
          </table:table-cell>
          <table:table-cell office:value-type="float" office:value="359.098315576928" calcext:value-type="float">
            <text:p>359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02.892744228061" calcext:value-type="float">
            <text:p>303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Encours de dette</text:p>
          </table:table-cell>
          <table:table-cell office:value-type="float" office:value="293.011158638646" calcext:value-type="float">
            <text:p>293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7.32642259358644" calcext:value-type="float">
            <text:p>7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60.31574351072" calcext:value-type="float">
            <text:p>160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6.2294420680677" calcext:value-type="float">
            <text:p>26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2.48892823932622" calcext:value-type="float">
            <text:p>2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78.0598134913255" calcext:value-type="float">
            <text:p>78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6.85411594356914" calcext:value-type="float">
            <text:p>7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789.74512022105" calcext:value-type="float">
            <text:p>1790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Epargne brute</text:p>
          </table:table-cell>
          <table:table-cell office:value-type="float" office:value="186.880178006855" calcext:value-type="float">
            <text:p>187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Impôts et taxes</text:p>
          </table:table-cell>
          <table:table-cell office:value-type="float" office:value="921.61904221685" calcext:value-type="float">
            <text:p>922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285.68473604506" calcext:value-type="float">
            <text:p>286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Frais de personnel</text:p>
          </table:table-cell>
          <table:table-cell office:value-type="float" office:value="972.606878237998" calcext:value-type="float">
            <text:p>973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11.226790297298" calcext:value-type="float">
            <text:p>111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696.24004197774" calcext:value-type="float">
            <text:p>1696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93.5050782433112" calcext:value-type="float">
            <text:p>-94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Emprunts hors GAD</text:p>
          </table:table-cell>
          <table:table-cell office:value-type="float" office:value="0.841585058051489" calcext:value-type="float">
            <text:p>1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8.8931677249661" calcext:value-type="float">
            <text:p>29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Annuité de la dette</text:p>
          </table:table-cell>
          <table:table-cell office:value-type="float" office:value="38.469689417891" calcext:value-type="float">
            <text:p>38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Dépenses d'investissement</text:p>
          </table:table-cell>
          <table:table-cell office:value-type="float" office:value="417.268807885438" calcext:value-type="float">
            <text:p>417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Dépenses totales</text:p>
          </table:table-cell>
          <table:table-cell office:value-type="float" office:value="1818.63828794601" calcext:value-type="float">
            <text:p>1819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Epargne nette</text:p>
          </table:table-cell>
          <table:table-cell office:value-type="float" office:value="157.987010281889" calcext:value-type="float">
            <text:p>158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Flux net de dette</text:p>
          </table:table-cell>
          <table:table-cell office:value-type="float" office:value="-28.0515826669146" calcext:value-type="float">
            <text:p>-28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Recettes d'investissement</text:p>
          </table:table-cell>
          <table:table-cell office:value-type="float" office:value="108.831968968357" calcext:value-type="float">
            <text:p>109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Recettes totales</text:p>
          </table:table-cell>
          <table:table-cell office:value-type="float" office:value="1697.08162703579" calcext:value-type="float">
            <text:p>1697</text:p>
          </table:table-cell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21.556660910226" calcext:value-type="float">
            <text:p>-122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2.8661579110973" calcext:value-type="float">
            <text:p>83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Autres impôts et taxes</text:p>
          </table:table-cell>
          <table:table-cell office:value-type="float" office:value="58.7480898352502" calcext:value-type="float">
            <text:p>59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Charges financières</text:p>
          </table:table-cell>
          <table:table-cell office:value-type="float" office:value="21.4566467911945" calcext:value-type="float">
            <text:p>21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Achats et charges externes</text:p>
          </table:table-cell>
          <table:table-cell office:value-type="float" office:value="462.604014327295" calcext:value-type="float">
            <text:p>463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8622999971741" calcext:value-type="float">
            <text:p>3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FCTVA</text:p>
          </table:table-cell>
          <table:table-cell office:value-type="float" office:value="54.4136521886569" calcext:value-type="float">
            <text:p>54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Fiscalité reversée</text:p>
          </table:table-cell>
          <table:table-cell office:value-type="float" office:value="396.246361658236" calcext:value-type="float">
            <text:p>396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Fonds de roulement</text:p>
          </table:table-cell>
          <table:table-cell office:value-type="float" office:value="150.017782801594" calcext:value-type="float">
            <text:p>150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Impôts locaux</text:p>
          </table:table-cell>
          <table:table-cell office:value-type="float" office:value="1387.05308446605" calcext:value-type="float">
            <text:p>1387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8.1909316980812" calcext:value-type="float">
            <text:p>38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42.940411167943" calcext:value-type="float">
            <text:p>43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50.35474637579" calcext:value-type="float">
            <text:p>1850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90.102981320824" calcext:value-type="float">
            <text:p>190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6.5385031226157" calcext:value-type="float">
            <text:p>27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Epargne de gestion</text:p>
          </table:table-cell>
          <table:table-cell office:value-type="float" office:value="238.632172549241" calcext:value-type="float">
            <text:p>239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Concours de l'Etat</text:p>
          </table:table-cell>
          <table:table-cell office:value-type="float" office:value="131.783952016277" calcext:value-type="float">
            <text:p>132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35.9682113488" calcext:value-type="float">
            <text:p>1636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Dépenses d'équipement</text:p>
          </table:table-cell>
          <table:table-cell office:value-type="float" office:value="524.779308785712" calcext:value-type="float">
            <text:p>525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Dépenses d'intervention</text:p>
          </table:table-cell>
          <table:table-cell office:value-type="float" office:value="100.039913668861" calcext:value-type="float">
            <text:p>100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563.990855398875" calcext:value-type="float">
            <text:p>564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Dépôts au Trésor</text:p>
          </table:table-cell>
          <table:table-cell office:value-type="float" office:value="204.542791420578" calcext:value-type="float">
            <text:p>205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90.7307203210219" calcext:value-type="float">
            <text:p>91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Encours de dette</text:p>
          </table:table-cell>
          <table:table-cell office:value-type="float" office:value="878.772616638879" calcext:value-type="float">
            <text:p>879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4.1965103003928" calcext:value-type="float">
            <text:p>4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8.065393788679" calcext:value-type="float">
            <text:p>118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48.1148064260887" calcext:value-type="float">
            <text:p>48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39.211546613163" calcext:value-type="float">
            <text:p>39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64.0820689801338" calcext:value-type="float">
            <text:p>64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52.8231712210699" calcext:value-type="float">
            <text:p>53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99.95906674768" calcext:value-type="float">
            <text:p>2200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Epargne brute</text:p>
          </table:table-cell>
          <table:table-cell office:value-type="float" office:value="214.386535026987" calcext:value-type="float">
            <text:p>214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Impôts et taxes</text:p>
          </table:table-cell>
          <table:table-cell office:value-type="float" office:value="1445.8011743013" calcext:value-type="float">
            <text:p>1446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874.576106338486" calcext:value-type="float">
            <text:p>875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Frais de personnel</text:p>
          </table:table-cell>
          <table:table-cell office:value-type="float" office:value="1003.75283013536" calcext:value-type="float">
            <text:p>1004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90.6221572894001" calcext:value-type="float">
            <text:p>91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040.45772769661" calcext:value-type="float">
            <text:p>2040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59.501339051064" calcext:value-type="float">
            <text:p>-160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Emprunts hors GAD</text:p>
          </table:table-cell>
          <table:table-cell office:value-type="float" office:value="145.017398479668" calcext:value-type="float">
            <text:p>145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59.099495012293" calcext:value-type="float">
            <text:p>159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Annuité de la dette</text:p>
          </table:table-cell>
          <table:table-cell office:value-type="float" office:value="180.556141803487" calcext:value-type="float">
            <text:p>181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Dépenses d'investissement</text:p>
          </table:table-cell>
          <table:table-cell office:value-type="float" office:value="723.090350411168" calcext:value-type="float">
            <text:p>723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Dépenses totales</text:p>
          </table:table-cell>
          <table:table-cell office:value-type="float" office:value="2359.05856175997" calcext:value-type="float">
            <text:p>2359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Epargne nette</text:p>
          </table:table-cell>
          <table:table-cell office:value-type="float" office:value="55.2870400146947" calcext:value-type="float">
            <text:p>55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Flux net de dette</text:p>
          </table:table-cell>
          <table:table-cell office:value-type="float" office:value="-14.082096532625" calcext:value-type="float">
            <text:p>-14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Recettes d'investissement</text:p>
          </table:table-cell>
          <table:table-cell office:value-type="float" office:value="335.120379800492" calcext:value-type="float">
            <text:p>335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Recettes totales</text:p>
          </table:table-cell>
          <table:table-cell office:value-type="float" office:value="2185.47512617628" calcext:value-type="float">
            <text:p>2185</text:p>
          </table:table-cell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73.583435583689" calcext:value-type="float">
            <text:p>-174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22.993448268403" calcext:value-type="float">
            <text:p>123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Autres impôts et taxes</text:p>
          </table:table-cell>
          <table:table-cell office:value-type="float" office:value="35.775722598369" calcext:value-type="float">
            <text:p>36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Charges financières</text:p>
          </table:table-cell>
          <table:table-cell office:value-type="float" office:value="47.1917988708386" calcext:value-type="float">
            <text:p>47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Achats et charges externes</text:p>
          </table:table-cell>
          <table:table-cell office:value-type="float" office:value="354.690298946549" calcext:value-type="float">
            <text:p>355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06600445607735" calcext:value-type="float">
            <text:p>5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FCTVA</text:p>
          </table:table-cell>
          <table:table-cell office:value-type="float" office:value="27.5267377620109" calcext:value-type="float">
            <text:p>28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Fiscalité reversée</text:p>
          </table:table-cell>
          <table:table-cell office:value-type="float" office:value="45.2536503060849" calcext:value-type="float">
            <text:p>45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Fonds de roulement</text:p>
          </table:table-cell>
          <table:table-cell office:value-type="float" office:value="181.930920417919" calcext:value-type="float">
            <text:p>182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Impôts locaux</text:p>
          </table:table-cell>
          <table:table-cell office:value-type="float" office:value="1080.3135261416" calcext:value-type="float">
            <text:p>1080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25.5080793441346" calcext:value-type="float">
            <text:p>26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Recettes de fonctionnement</text:p>
          </table:table-cell>
          <table:table-cell office:value-type="float" office:value="1651.8188355794" calcext:value-type="float">
            <text:p>1652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50.834274589543" calcext:value-type="float">
            <text:p>151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2.0811395444418" calcext:value-type="float">
            <text:p>22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9.2239146423241" calcext:value-type="float">
            <text:p>19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Epargne de gestion</text:p>
          </table:table-cell>
          <table:table-cell office:value-type="float" office:value="282.002775097882" calcext:value-type="float">
            <text:p>282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Concours de l'Etat</text:p>
          </table:table-cell>
          <table:table-cell office:value-type="float" office:value="355.91506024357" calcext:value-type="float">
            <text:p>356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18.52578792533" calcext:value-type="float">
            <text:p>1419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Dépenses d'équipement</text:p>
          </table:table-cell>
          <table:table-cell office:value-type="float" office:value="275.53398710766" calcext:value-type="float">
            <text:p>276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Dépenses d'intervention</text:p>
          </table:table-cell>
          <table:table-cell office:value-type="float" office:value="116.916550866339" calcext:value-type="float">
            <text:p>117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03.008036081248" calcext:value-type="float">
            <text:p>303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Dépôts au Trésor</text:p>
          </table:table-cell>
          <table:table-cell office:value-type="float" office:value="280.872884552986" calcext:value-type="float">
            <text:p>281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25.340976443358" calcext:value-type="float">
            <text:p>325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Encours de dette</text:p>
          </table:table-cell>
          <table:table-cell office:value-type="float" office:value="1199.15959397781" calcext:value-type="float">
            <text:p>1199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836244781414264" calcext:value-type="float">
            <text:p>1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Ventes de biens et services</text:p>
          </table:table-cell>
          <table:table-cell office:value-type="float" office:value="93.2279735663761" calcext:value-type="float">
            <text:p>93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44.3673503644896" calcext:value-type="float">
            <text:p>44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8.25013433126395" calcext:value-type="float">
            <text:p>8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7.13716628090597" calcext:value-type="float">
            <text:p>7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.314088559129551" calcext:value-type="float">
            <text:p>0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721.53382400658" calcext:value-type="float">
            <text:p>1722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Epargne brute</text:p>
          </table:table-cell>
          <table:table-cell office:value-type="float" office:value="233.29304765407" calcext:value-type="float">
            <text:p>233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Impôts et taxes</text:p>
          </table:table-cell>
          <table:table-cell office:value-type="float" office:value="1116.08924873997" calcext:value-type="float">
            <text:p>1116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198.32334919639" calcext:value-type="float">
            <text:p>1198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Frais de personnel</text:p>
          </table:table-cell>
          <table:table-cell office:value-type="float" office:value="855.359788877112" calcext:value-type="float">
            <text:p>855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79.4493867485777" calcext:value-type="float">
            <text:p>79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802.65311016894" calcext:value-type="float">
            <text:p>1803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81.1192861623656" calcext:value-type="float">
            <text:p>81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21.823221570875" calcext:value-type="float">
            <text:p>122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Annuité de la dette</text:p>
          </table:table-cell>
          <table:table-cell office:value-type="float" office:value="169.015020441714" calcext:value-type="float">
            <text:p>169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Dépenses d'investissement</text:p>
          </table:table-cell>
          <table:table-cell office:value-type="float" office:value="424.831257652123" calcext:value-type="float">
            <text:p>425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Dépenses totales</text:p>
          </table:table-cell>
          <table:table-cell office:value-type="float" office:value="1843.35704557745" calcext:value-type="float">
            <text:p>1843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Epargne nette</text:p>
          </table:table-cell>
          <table:table-cell office:value-type="float" office:value="111.469826083195" calcext:value-type="float">
            <text:p>111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Flux net de dette</text:p>
          </table:table-cell>
          <table:table-cell office:value-type="float" office:value="-121.823221570875" calcext:value-type="float">
            <text:p>-122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Recettes d'investissement</text:p>
          </table:table-cell>
          <table:table-cell office:value-type="float" office:value="150.834274589543" calcext:value-type="float">
            <text:p>151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Recettes totales</text:p>
          </table:table-cell>
          <table:table-cell office:value-type="float" office:value="1802.65311016894" calcext:value-type="float">
            <text:p>1803</text:p>
          </table:table-cell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0.7039354085096" calcext:value-type="float">
            <text:p>-41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95.7814445775029" calcext:value-type="float">
            <text:p>96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Autres impôts et taxes</text:p>
          </table:table-cell>
          <table:table-cell office:value-type="float" office:value="71.3555401171279" calcext:value-type="float">
            <text:p>71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Charges financières</text:p>
          </table:table-cell>
          <table:table-cell office:value-type="float" office:value="35.3583439688971" calcext:value-type="float">
            <text:p>35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Achats et charges externes</text:p>
          </table:table-cell>
          <table:table-cell office:value-type="float" office:value="440.491908659919" calcext:value-type="float">
            <text:p>440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69633852261356" calcext:value-type="float">
            <text:p>6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FCTVA</text:p>
          </table:table-cell>
          <table:table-cell office:value-type="float" office:value="81.5213486113617" calcext:value-type="float">
            <text:p>82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Fiscalité reversée</text:p>
          </table:table-cell>
          <table:table-cell office:value-type="float" office:value="538.749930281009" calcext:value-type="float">
            <text:p>539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Fonds de roulement</text:p>
          </table:table-cell>
          <table:table-cell office:value-type="float" office:value="72.20953017602" calcext:value-type="float">
            <text:p>72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Impôts locaux</text:p>
          </table:table-cell>
          <table:table-cell office:value-type="float" office:value="1650.85101461638" calcext:value-type="float">
            <text:p>1651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48.7452386029955" calcext:value-type="float">
            <text:p>49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7.21796617398579" calcext:value-type="float">
            <text:p>7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Recettes de fonctionnement</text:p>
          </table:table-cell>
          <table:table-cell office:value-type="float" office:value="2204.27454092095" calcext:value-type="float">
            <text:p>2204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92.569810528388" calcext:value-type="float">
            <text:p>193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3.5562755294542" calcext:value-type="float">
            <text:p>34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.8998835282731" calcext:value-type="float">
            <text:p>2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Epargne de gestion</text:p>
          </table:table-cell>
          <table:table-cell office:value-type="float" office:value="453.264246624781" calcext:value-type="float">
            <text:p>453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Concours de l'Etat</text:p>
          </table:table-cell>
          <table:table-cell office:value-type="float" office:value="131.167671713775" calcext:value-type="float">
            <text:p>131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786.26242211979" calcext:value-type="float">
            <text:p>1786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Dépenses d'équipement</text:p>
          </table:table-cell>
          <table:table-cell office:value-type="float" office:value="1161.24494069785" calcext:value-type="float">
            <text:p>1161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Dépenses d'intervention</text:p>
          </table:table-cell>
          <table:table-cell office:value-type="float" office:value="145.971933430667" calcext:value-type="float">
            <text:p>146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1172.7432643252" calcext:value-type="float">
            <text:p>1173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Dépôts au Trésor</text:p>
          </table:table-cell>
          <table:table-cell office:value-type="float" office:value="27.4506223855378" calcext:value-type="float">
            <text:p>27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76.7260945881658" calcext:value-type="float">
            <text:p>77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Encours de dette</text:p>
          </table:table-cell>
          <table:table-cell office:value-type="float" office:value="1793.24992782034" calcext:value-type="float">
            <text:p>1793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1.9679502616513" calcext:value-type="float">
            <text:p>12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72.327061303499" calcext:value-type="float">
            <text:p>172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1.7288667793105" calcext:value-type="float">
            <text:p>32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9.59844009908302" calcext:value-type="float">
            <text:p>10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1.8286213684609" calcext:value-type="float">
            <text:p>32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5.2670173395233" calcext:value-type="float">
            <text:p>15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959.00568644499" calcext:value-type="float">
            <text:p>2959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Epargne brute</text:p>
          </table:table-cell>
          <table:table-cell office:value-type="float" office:value="418.012118801161" calcext:value-type="float">
            <text:p>418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Impôts et taxes</text:p>
          </table:table-cell>
          <table:table-cell office:value-type="float" office:value="1722.20655473351" calcext:value-type="float">
            <text:p>1722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776.43761495431" calcext:value-type="float">
            <text:p>1776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Frais de personnel</text:p>
          </table:table-cell>
          <table:table-cell office:value-type="float" office:value="1132.71136928099" calcext:value-type="float">
            <text:p>1133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46.744631801703" calcext:value-type="float">
            <text:p>147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396.84435144933" calcext:value-type="float">
            <text:p>2397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562.161334995653" calcext:value-type="float">
            <text:p>-562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Emprunts hors GAD</text:p>
          </table:table-cell>
          <table:table-cell office:value-type="float" office:value="328.607062123722" calcext:value-type="float">
            <text:p>329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68.264824554209" calcext:value-type="float">
            <text:p>168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Annuité de la dette</text:p>
          </table:table-cell>
          <table:table-cell office:value-type="float" office:value="203.623168523106" calcext:value-type="float">
            <text:p>204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Dépenses d'investissement</text:p>
          </table:table-cell>
          <table:table-cell office:value-type="float" office:value="1341.00808887941" calcext:value-type="float">
            <text:p>1341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Dépenses totales</text:p>
          </table:table-cell>
          <table:table-cell office:value-type="float" office:value="3127.2705109992" calcext:value-type="float">
            <text:p>3127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Epargne nette</text:p>
          </table:table-cell>
          <table:table-cell office:value-type="float" office:value="249.747294246953" calcext:value-type="float">
            <text:p>250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Flux net de dette</text:p>
          </table:table-cell>
          <table:table-cell office:value-type="float" office:value="160.342237569514" calcext:value-type="float">
            <text:p>160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Recettes d'investissement</text:p>
          </table:table-cell>
          <table:table-cell office:value-type="float" office:value="521.17687265211" calcext:value-type="float">
            <text:p>521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Recettes totales</text:p>
          </table:table-cell>
          <table:table-cell office:value-type="float" office:value="2725.45141357306" calcext:value-type="float">
            <text:p>2725</text:p>
          </table:table-cell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01.819097426139" calcext:value-type="float">
            <text:p>-402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27.477749336952" calcext:value-type="float">
            <text:p>127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Autres impôts et taxes</text:p>
          </table:table-cell>
          <table:table-cell office:value-type="float" office:value="24.9305036082156" calcext:value-type="float">
            <text:p>25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Charges financières</text:p>
          </table:table-cell>
          <table:table-cell office:value-type="float" office:value="38.6644615432061" calcext:value-type="float">
            <text:p>39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Achats et charges externes</text:p>
          </table:table-cell>
          <table:table-cell office:value-type="float" office:value="234.148779374576" calcext:value-type="float">
            <text:p>234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.7660870906063" calcext:value-type="float">
            <text:p>2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FCTVA</text:p>
          </table:table-cell>
          <table:table-cell office:value-type="float" office:value="63.9215342626288" calcext:value-type="float">
            <text:p>64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Fiscalité reversée</text:p>
          </table:table-cell>
          <table:table-cell office:value-type="float" office:value="-83.1850058594955" calcext:value-type="float">
            <text:p>-83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Fonds de roulement</text:p>
          </table:table-cell>
          <table:table-cell office:value-type="float" office:value="9.58842348732499" calcext:value-type="float">
            <text:p>10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Impôts locaux</text:p>
          </table:table-cell>
          <table:table-cell office:value-type="float" office:value="847.30870289274" calcext:value-type="float">
            <text:p>847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9.3681533337445" calcext:value-type="float">
            <text:p>39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0344168260038241" calcext:value-type="float">
            <text:p>0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516.77036267193" calcext:value-type="float">
            <text:p>1517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91.433700425584" calcext:value-type="float">
            <text:p>191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2.7098994633936" calcext:value-type="float">
            <text:p>33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Epargne de gestion</text:p>
          </table:table-cell>
          <table:table-cell office:value-type="float" office:value="187.272897057916" calcext:value-type="float">
            <text:p>187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Concours de l'Etat</text:p>
          </table:table-cell>
          <table:table-cell office:value-type="float" office:value="445.517852340714" calcext:value-type="float">
            <text:p>446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Crédits de trésorerie</text:p>
          </table:table-cell>
          <table:table-cell office:value-type="float" office:value="123.357799296861" calcext:value-type="float">
            <text:p>123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67.48302319127" calcext:value-type="float">
            <text:p>1367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d'équipement</text:p>
          </table:table-cell>
          <table:table-cell office:value-type="float" office:value="446.202775550484" calcext:value-type="float">
            <text:p>446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d'intervention</text:p>
          </table:table-cell>
          <table:table-cell office:value-type="float" office:value="151.556236970332" calcext:value-type="float">
            <text:p>152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60.433475605995" calcext:value-type="float">
            <text:p>460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Dépôts au Trésor</text:p>
          </table:table-cell>
          <table:table-cell office:value-type="float" office:value="108.990797199778" calcext:value-type="float">
            <text:p>109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04.383611916363" calcext:value-type="float">
            <text:p>404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Encours de dette</text:p>
          </table:table-cell>
          <table:table-cell office:value-type="float" office:value="1249.86855208783" calcext:value-type="float">
            <text:p>1250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294571023252945" calcext:value-type="float">
            <text:p>0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75.0951168815148" calcext:value-type="float">
            <text:p>75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6.6886381298958" calcext:value-type="float">
            <text:p>27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4.230700055511" calcext:value-type="float">
            <text:p>14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17.6174020847469" calcext:value-type="float">
            <text:p>18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.0344168260038241" calcext:value-type="float">
            <text:p>0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827.91649879726" calcext:value-type="float">
            <text:p>1828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Epargne brute</text:p>
          </table:table-cell>
          <table:table-cell office:value-type="float" office:value="149.287339480664" calcext:value-type="float">
            <text:p>149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Impôts et taxes</text:p>
          </table:table-cell>
          <table:table-cell office:value-type="float" office:value="872.239206500956" calcext:value-type="float">
            <text:p>872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249.57398106458" calcext:value-type="float">
            <text:p>1250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Frais de personnel</text:p>
          </table:table-cell>
          <table:table-cell office:value-type="float" office:value="916.424907173256" calcext:value-type="float">
            <text:p>916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06.300784863998" calcext:value-type="float">
            <text:p>106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708.20406309751" calcext:value-type="float">
            <text:p>1708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19.712435699747" calcext:value-type="float">
            <text:p>-120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Emprunts hors GAD</text:p>
          </table:table-cell>
          <table:table-cell office:value-type="float" office:value="111.016468266206" calcext:value-type="float">
            <text:p>111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10.935169000185" calcext:value-type="float">
            <text:p>111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Annuité de la dette</text:p>
          </table:table-cell>
          <table:table-cell office:value-type="float" office:value="149.599630543391" calcext:value-type="float">
            <text:p>150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d'investissement</text:p>
          </table:table-cell>
          <table:table-cell office:value-type="float" office:value="571.36864460618" calcext:value-type="float">
            <text:p>571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totales</text:p>
          </table:table-cell>
          <table:table-cell office:value-type="float" office:value="1938.85166779745" calcext:value-type="float">
            <text:p>1939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Epargne nette</text:p>
          </table:table-cell>
          <table:table-cell office:value-type="float" office:value="38.3521704804786" calcext:value-type="float">
            <text:p>38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Flux net de dette</text:p>
          </table:table-cell>
          <table:table-cell office:value-type="float" office:value="0.081299266021093" calcext:value-type="float">
            <text:p>0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Recettes d'investissement</text:p>
          </table:table-cell>
          <table:table-cell office:value-type="float" office:value="302.450168691791" calcext:value-type="float">
            <text:p>302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Recettes totales</text:p>
          </table:table-cell>
          <table:table-cell office:value-type="float" office:value="1819.22053136372" calcext:value-type="float">
            <text:p>1819</text:p>
          </table:table-cell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19.631136433726" calcext:value-type="float">
            <text:p>-120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7.65120669056153" calcext:value-type="float">
            <text:p>8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Autres impôts et taxes</text:p>
          </table:table-cell>
          <table:table-cell office:value-type="float" office:value="74.6397152528873" calcext:value-type="float">
            <text:p>75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Charges financières</text:p>
          </table:table-cell>
          <table:table-cell office:value-type="float" office:value="1.34234103278906" calcext:value-type="float">
            <text:p>1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Concours de l'Etat</text:p>
          </table:table-cell>
          <table:table-cell office:value-type="float" office:value="127.978649276517" calcext:value-type="float">
            <text:p>128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Achats et charges externes</text:p>
          </table:table-cell>
          <table:table-cell office:value-type="float" office:value="766.46313221824" calcext:value-type="float">
            <text:p>766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6.6883266958715" calcext:value-type="float">
            <text:p>17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FCTVA</text:p>
          </table:table-cell>
          <table:table-cell office:value-type="float" office:value="64.4857447232178" calcext:value-type="float">
            <text:p>64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Fiscalité reversée</text:p>
          </table:table-cell>
          <table:table-cell office:value-type="float" office:value="140.3162086818" calcext:value-type="float">
            <text:p>140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Fonds de roulement</text:p>
          </table:table-cell>
          <table:table-cell office:value-type="float" office:value="175.92353909465" calcext:value-type="float">
            <text:p>176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Impôts locaux</text:p>
          </table:table-cell>
          <table:table-cell office:value-type="float" office:value="1001.92036373291" calcext:value-type="float">
            <text:p>1002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.522832868711" calcext:value-type="float">
            <text:p>2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Recettes de fonctionnement</text:p>
          </table:table-cell>
          <table:table-cell office:value-type="float" office:value="1371.0374691358" calcext:value-type="float">
            <text:p>1371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72.1369514137794" calcext:value-type="float">
            <text:p>72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.02416036107792" calcext:value-type="float">
            <text:p>3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Epargne de gestion</text:p>
          </table:table-cell>
          <table:table-cell office:value-type="float" office:value="71.4572992167795" calcext:value-type="float">
            <text:p>71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10.13915505111" calcext:value-type="float">
            <text:p>1310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Dépenses d'équipement</text:p>
          </table:table-cell>
          <table:table-cell office:value-type="float" office:value="711.16989048188" calcext:value-type="float">
            <text:p>711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Dépenses d'intervention</text:p>
          </table:table-cell>
          <table:table-cell office:value-type="float" office:value="52.7886233904155" calcext:value-type="float">
            <text:p>53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711.16989048188" calcext:value-type="float">
            <text:p>711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Dépôts au Trésor</text:p>
          </table:table-cell>
          <table:table-cell office:value-type="float" office:value="378.602054294438" calcext:value-type="float">
            <text:p>379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09.767489711934" calcext:value-type="float">
            <text:p>110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Encours de dette</text:p>
          </table:table-cell>
          <table:table-cell office:value-type="float" office:value="623.215138722952" calcext:value-type="float">
            <text:p>623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72633280233639" calcext:value-type="float">
            <text:p>3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27.217383512545" calcext:value-type="float">
            <text:p>127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0.5214151068632" calcext:value-type="float">
            <text:p>31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10.4302057613167" calcext:value-type="float">
            <text:p>10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021.30904553299" calcext:value-type="float">
            <text:p>2021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Epargne brute</text:p>
          </table:table-cell>
          <table:table-cell office:value-type="float" office:value="60.8983140846938" calcext:value-type="float">
            <text:p>61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Impôts et taxes</text:p>
          </table:table-cell>
          <table:table-cell office:value-type="float" office:value="1076.5600789858" calcext:value-type="float">
            <text:p>1077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620.488805920616" calcext:value-type="float">
            <text:p>620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Frais de personnel</text:p>
          </table:table-cell>
          <table:table-cell office:value-type="float" office:value="459.023643302801" calcext:value-type="float">
            <text:p>459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28.8511515996283" calcext:value-type="float">
            <text:p>29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443.17442054958" calcext:value-type="float">
            <text:p>1443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578.134624983406" calcext:value-type="float">
            <text:p>-578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Emprunts hors GAD</text:p>
          </table:table-cell>
          <table:table-cell office:value-type="float" office:value="599.300809770344" calcext:value-type="float">
            <text:p>599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1.4642181069959" calcext:value-type="float">
            <text:p>21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Annuité de la dette</text:p>
          </table:table-cell>
          <table:table-cell office:value-type="float" office:value="22.8065591397849" calcext:value-type="float">
            <text:p>23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Dépenses d'investissement</text:p>
          </table:table-cell>
          <table:table-cell office:value-type="float" office:value="732.634108588876" calcext:value-type="float">
            <text:p>733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Dépenses totales</text:p>
          </table:table-cell>
          <table:table-cell office:value-type="float" office:value="2042.77326363998" calcext:value-type="float">
            <text:p>2043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Epargne nette</text:p>
          </table:table-cell>
          <table:table-cell office:value-type="float" office:value="39.4340959776979" calcext:value-type="float">
            <text:p>39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Flux net de dette</text:p>
          </table:table-cell>
          <table:table-cell office:value-type="float" office:value="577.836591663348" calcext:value-type="float">
            <text:p>578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Recettes d'investissement</text:p>
          </table:table-cell>
          <table:table-cell office:value-type="float" office:value="671.437761184123" calcext:value-type="float">
            <text:p>671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Recettes totales</text:p>
          </table:table-cell>
          <table:table-cell office:value-type="float" office:value="2042.47523031993" calcext:value-type="float">
            <text:p>2042</text:p>
          </table:table-cell>
        </table:table-row>
        <table:table-row table:style-name="ro1">
          <table:table-cell office:value-type="string" calcext:value-type="string">
            <text:p>RAINCY (LE )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0.298033320058528" calcext:value-type="float">
            <text:p>0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75.9716195303362" calcext:value-type="float">
            <text:p>76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Autres impôts et taxes</text:p>
          </table:table-cell>
          <table:table-cell office:value-type="float" office:value="49.1769492847074" calcext:value-type="float">
            <text:p>49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Charges financières</text:p>
          </table:table-cell>
          <table:table-cell office:value-type="float" office:value="32.8933878175329" calcext:value-type="float">
            <text:p>33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Achats et charges externes</text:p>
          </table:table-cell>
          <table:table-cell office:value-type="float" office:value="430.110981615332" calcext:value-type="float">
            <text:p>430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1.9784047626188" calcext:value-type="float">
            <text:p>12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FCTVA</text:p>
          </table:table-cell>
          <table:table-cell office:value-type="float" office:value="37.3584647452239" calcext:value-type="float">
            <text:p>37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Fiscalité reversée</text:p>
          </table:table-cell>
          <table:table-cell office:value-type="float" office:value="523.379509942117" calcext:value-type="float">
            <text:p>523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Fonds de roulement</text:p>
          </table:table-cell>
          <table:table-cell office:value-type="float" office:value="66.3898536424437" calcext:value-type="float">
            <text:p>66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Impôts locaux</text:p>
          </table:table-cell>
          <table:table-cell office:value-type="float" office:value="1491.61746093633" calcext:value-type="float">
            <text:p>1492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25.8002879165042" calcext:value-type="float">
            <text:p>26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486800227933899" calcext:value-type="float">
            <text:p>0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Recettes de fonctionnement</text:p>
          </table:table-cell>
          <table:table-cell office:value-type="float" office:value="2050.22209579222" calcext:value-type="float">
            <text:p>2050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16.252328224815" calcext:value-type="float">
            <text:p>116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1.562246948385" calcext:value-type="float">
            <text:p>12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26.648358875926" calcext:value-type="float">
            <text:p>27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Epargne de gestion</text:p>
          </table:table-cell>
          <table:table-cell office:value-type="float" office:value="362.498367573404" calcext:value-type="float">
            <text:p>362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Concours de l'Etat</text:p>
          </table:table-cell>
          <table:table-cell office:value-type="float" office:value="223.893109498246" calcext:value-type="float">
            <text:p>224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721.31481450379" calcext:value-type="float">
            <text:p>1721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Dépenses d'équipement</text:p>
          </table:table-cell>
          <table:table-cell office:value-type="float" office:value="373.47637855022" calcext:value-type="float">
            <text:p>373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Dépenses d'intervention</text:p>
          </table:table-cell>
          <table:table-cell office:value-type="float" office:value="358.862369912725" calcext:value-type="float">
            <text:p>359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07.802705215488" calcext:value-type="float">
            <text:p>408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Dépôts au Trésor</text:p>
          </table:table-cell>
          <table:table-cell office:value-type="float" office:value="89.8270884443511" calcext:value-type="float">
            <text:p>90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86.114416819122" calcext:value-type="float">
            <text:p>186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Encours de dette</text:p>
          </table:table-cell>
          <table:table-cell office:value-type="float" office:value="838.556915094623" calcext:value-type="float">
            <text:p>839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07058003179078" calcext:value-type="float">
            <text:p>1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09.573240560238" calcext:value-type="float">
            <text:p>110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5.2872986833818" calcext:value-type="float">
            <text:p>35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7.67796778934109" calcext:value-type="float">
            <text:p>8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1.7304690639715" calcext:value-type="float">
            <text:p>22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.92224394925471" calcext:value-type="float">
            <text:p>3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29.11751971928" calcext:value-type="float">
            <text:p>2129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Epargne brute</text:p>
          </table:table-cell>
          <table:table-cell office:value-type="float" office:value="328.907281288426" calcext:value-type="float">
            <text:p>329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Impôts et taxes</text:p>
          </table:table-cell>
          <table:table-cell office:value-type="float" office:value="1540.79441022104" calcext:value-type="float">
            <text:p>1541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837.486335062832" calcext:value-type="float">
            <text:p>837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Frais de personnel</text:p>
          </table:table-cell>
          <table:table-cell office:value-type="float" office:value="864.160776474822" calcext:value-type="float">
            <text:p>864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54.23086644873" calcext:value-type="float">
            <text:p>154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166.47442401704" calcext:value-type="float">
            <text:p>2166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37.356904297754" calcext:value-type="float">
            <text:p>37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Emprunts hors GAD</text:p>
          </table:table-cell>
          <table:table-cell office:value-type="float" office:value="59.9931020004199" calcext:value-type="float">
            <text:p>60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40.051339111658" calcext:value-type="float">
            <text:p>140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Annuité de la dette</text:p>
          </table:table-cell>
          <table:table-cell office:value-type="float" office:value="172.944726929191" calcext:value-type="float">
            <text:p>173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Dépenses d'investissement</text:p>
          </table:table-cell>
          <table:table-cell office:value-type="float" office:value="547.854044327145" calcext:value-type="float">
            <text:p>548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Dépenses totales</text:p>
          </table:table-cell>
          <table:table-cell office:value-type="float" office:value="2269.16885883094" calcext:value-type="float">
            <text:p>2269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Epargne nette</text:p>
          </table:table-cell>
          <table:table-cell office:value-type="float" office:value="188.855942176769" calcext:value-type="float">
            <text:p>189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Flux net de dette</text:p>
          </table:table-cell>
          <table:table-cell office:value-type="float" office:value="-80.0582371112377" calcext:value-type="float">
            <text:p>-80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Recettes d'investissement</text:p>
          </table:table-cell>
          <table:table-cell office:value-type="float" office:value="176.245430225235" calcext:value-type="float">
            <text:p>176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Recettes totales</text:p>
          </table:table-cell>
          <table:table-cell office:value-type="float" office:value="2226.46752601746" calcext:value-type="float">
            <text:p>2226</text:p>
          </table:table-cell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2.7013328134844" calcext:value-type="float">
            <text:p>-43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42.459559500185" calcext:value-type="float">
            <text:p>142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Autres impôts et taxes</text:p>
          </table:table-cell>
          <table:table-cell office:value-type="float" office:value="35.0749268377783" calcext:value-type="float">
            <text:p>35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Charges financières</text:p>
          </table:table-cell>
          <table:table-cell office:value-type="float" office:value="48.7849405761389" calcext:value-type="float">
            <text:p>49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493.925241511656" calcext:value-type="float">
            <text:p>494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74293826460519" calcext:value-type="float">
            <text:p>3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FCTVA</text:p>
          </table:table-cell>
          <table:table-cell office:value-type="float" office:value="91.734732974246" calcext:value-type="float">
            <text:p>92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Fiscalité reversée</text:p>
          </table:table-cell>
          <table:table-cell office:value-type="float" office:value="322.232348169309" calcext:value-type="float">
            <text:p>322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Fonds de roulement</text:p>
          </table:table-cell>
          <table:table-cell office:value-type="float" office:value="211.991208975729" calcext:value-type="float">
            <text:p>212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Impôts locaux</text:p>
          </table:table-cell>
          <table:table-cell office:value-type="float" office:value="1341.48594085963" calcext:value-type="float">
            <text:p>1341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7.8751771812373" calcext:value-type="float">
            <text:p>18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31.005994722725" calcext:value-type="float">
            <text:p>31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69.67961619818" calcext:value-type="float">
            <text:p>1870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65.248888065072" calcext:value-type="float">
            <text:p>265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42.9469001461064" calcext:value-type="float">
            <text:p>43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6.88870815796934" calcext:value-type="float">
            <text:p>7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Epargne de gestion</text:p>
          </table:table-cell>
          <table:table-cell office:value-type="float" office:value="249.771032775803" calcext:value-type="float">
            <text:p>250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Concours de l'Etat</text:p>
          </table:table-cell>
          <table:table-cell office:value-type="float" office:value="165.039207100334" calcext:value-type="float">
            <text:p>165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68.6182233901" calcext:value-type="float">
            <text:p>1669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Dépenses d'équipement</text:p>
          </table:table-cell>
          <table:table-cell office:value-type="float" office:value="437.313264278082" calcext:value-type="float">
            <text:p>437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Dépenses d'intervention</text:p>
          </table:table-cell>
          <table:table-cell office:value-type="float" office:value="139.892914276992" calcext:value-type="float">
            <text:p>140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44.472412281658" calcext:value-type="float">
            <text:p>444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Dépôts au Trésor</text:p>
          </table:table-cell>
          <table:table-cell office:value-type="float" office:value="177.79475957869" calcext:value-type="float">
            <text:p>178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44.421091654491" calcext:value-type="float">
            <text:p>144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Encours de dette</text:p>
          </table:table-cell>
          <table:table-cell office:value-type="float" office:value="1828.53793488453" calcext:value-type="float">
            <text:p>1829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46227184508363" calcext:value-type="float">
            <text:p>2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94.91919706915" calcext:value-type="float">
            <text:p>195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0.0683404932726" calcext:value-type="float">
            <text:p>30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270439845607048" calcext:value-type="float">
            <text:p>0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1.1307047997032" calcext:value-type="float">
            <text:p>21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31.0545955906405" calcext:value-type="float">
            <text:p>31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13.09063567176" calcext:value-type="float">
            <text:p>2113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Epargne brute</text:p>
          </table:table-cell>
          <table:table-cell office:value-type="float" office:value="201.061392808077" calcext:value-type="float">
            <text:p>201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Impôts et taxes</text:p>
          </table:table-cell>
          <table:table-cell office:value-type="float" office:value="1376.56086769741" calcext:value-type="float">
            <text:p>1377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826.07566303945" calcext:value-type="float">
            <text:p>1826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Frais de personnel</text:p>
          </table:table-cell>
          <table:table-cell office:value-type="float" office:value="955.946786532045" calcext:value-type="float">
            <text:p>956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12.029639531587" calcext:value-type="float">
            <text:p>112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134.92850426325" calcext:value-type="float">
            <text:p>2135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21.8378685914909" calcext:value-type="float">
            <text:p>22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Emprunts hors GAD</text:p>
          </table:table-cell>
          <table:table-cell office:value-type="float" office:value="185.19480122991" calcext:value-type="float">
            <text:p>185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47.118225788865" calcext:value-type="float">
            <text:p>147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Annuité de la dette</text:p>
          </table:table-cell>
          <table:table-cell office:value-type="float" office:value="195.903166365004" calcext:value-type="float">
            <text:p>196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591.590638070524" calcext:value-type="float">
            <text:p>592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Dépenses totales</text:p>
          </table:table-cell>
          <table:table-cell office:value-type="float" office:value="2260.20886146063" calcext:value-type="float">
            <text:p>2260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Epargne nette</text:p>
          </table:table-cell>
          <table:table-cell office:value-type="float" office:value="53.9431670192117" calcext:value-type="float">
            <text:p>54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Flux net de dette</text:p>
          </table:table-cell>
          <table:table-cell office:value-type="float" office:value="38.076575441045" calcext:value-type="float">
            <text:p>38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Recettes d'investissement</text:p>
          </table:table-cell>
          <table:table-cell office:value-type="float" office:value="450.443689294982" calcext:value-type="float">
            <text:p>450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Recettes totales</text:p>
          </table:table-cell>
          <table:table-cell office:value-type="float" office:value="2320.12330549316" calcext:value-type="float">
            <text:p>2320</text:p>
          </table:table-cell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59.9144440325359" calcext:value-type="float">
            <text:p>60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2.139948946699" calcext:value-type="float">
            <text:p>82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Autres impôts et taxes</text:p>
          </table:table-cell>
          <table:table-cell office:value-type="float" office:value="46.3934845184785" calcext:value-type="float">
            <text:p>46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Charges financières</text:p>
          </table:table-cell>
          <table:table-cell office:value-type="float" office:value="37.1990250213448" calcext:value-type="float">
            <text:p>37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343.665144709101" calcext:value-type="float">
            <text:p>344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7.16938248157377" calcext:value-type="float">
            <text:p>7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FCTVA</text:p>
          </table:table-cell>
          <table:table-cell office:value-type="float" office:value="36.9788569636354" calcext:value-type="float">
            <text:p>37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Fiscalité reversée</text:p>
          </table:table-cell>
          <table:table-cell office:value-type="float" office:value="223.367061037445" calcext:value-type="float">
            <text:p>223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Fonds de roulement</text:p>
          </table:table-cell>
          <table:table-cell office:value-type="float" office:value="-37.087319527452" calcext:value-type="float">
            <text:p>-37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Impôts locaux</text:p>
          </table:table-cell>
          <table:table-cell office:value-type="float" office:value="1204.55887682738" calcext:value-type="float">
            <text:p>1205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50.5815371748184" calcext:value-type="float">
            <text:p>51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1.3648003171229" calcext:value-type="float">
            <text:p>11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99.60605878971" calcext:value-type="float">
            <text:p>1800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47.919935791326" calcext:value-type="float">
            <text:p>148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51.5794504364796" calcext:value-type="float">
            <text:p>52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4848669652036" calcext:value-type="float">
            <text:p>3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Epargne de gestion</text:p>
          </table:table-cell>
          <table:table-cell office:value-type="float" office:value="225.900608632015" calcext:value-type="float">
            <text:p>226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Concours de l'Etat</text:p>
          </table:table-cell>
          <table:table-cell office:value-type="float" office:value="308.863045250998" calcext:value-type="float">
            <text:p>309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Crédits de trésorerie</text:p>
          </table:table-cell>
          <table:table-cell office:value-type="float" office:value="152.689446080396" calcext:value-type="float">
            <text:p>153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04.21078235263" calcext:value-type="float">
            <text:p>1604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Dépenses d'équipement</text:p>
          </table:table-cell>
          <table:table-cell office:value-type="float" office:value="350.003579045495" calcext:value-type="float">
            <text:p>350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Dépenses d'intervention</text:p>
          </table:table-cell>
          <table:table-cell office:value-type="float" office:value="132.685506002683" calcext:value-type="float">
            <text:p>133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84.170497987489" calcext:value-type="float">
            <text:p>384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Dépôts au Trésor</text:p>
          </table:table-cell>
          <table:table-cell office:value-type="float" office:value="44.1504945026224" calcext:value-type="float">
            <text:p>44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251.112125594605" calcext:value-type="float">
            <text:p>251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Encours de dette</text:p>
          </table:table-cell>
          <table:table-cell office:value-type="float" office:value="1084.83662734575" calcext:value-type="float">
            <text:p>1085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838912982871879" calcext:value-type="float">
            <text:p>1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92.8439436497012" calcext:value-type="float">
            <text:p>93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5.6586659058039" calcext:value-type="float">
            <text:p>26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30.6820519767908" calcext:value-type="float">
            <text:p>31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2.7682559983274" calcext:value-type="float">
            <text:p>23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8.8011298809918" calcext:value-type="float">
            <text:p>29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988.38128034012" calcext:value-type="float">
            <text:p>1988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Epargne brute</text:p>
          </table:table-cell>
          <table:table-cell office:value-type="float" office:value="195.395276437072" calcext:value-type="float">
            <text:p>195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Impôts et taxes</text:p>
          </table:table-cell>
          <table:table-cell office:value-type="float" office:value="1250.95236134586" calcext:value-type="float">
            <text:p>1251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083.99771436288" calcext:value-type="float">
            <text:p>1084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Frais de personnel</text:p>
          </table:table-cell>
          <table:table-cell office:value-type="float" office:value="1065.0024407137" calcext:value-type="float">
            <text:p>1065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24.178452544824" calcext:value-type="float">
            <text:p>124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947.52599458103" calcext:value-type="float">
            <text:p>1948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40.8552857590909" calcext:value-type="float">
            <text:p>-41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Emprunts hors GAD</text:p>
          </table:table-cell>
          <table:table-cell office:value-type="float" office:value="87.1482616612361" calcext:value-type="float">
            <text:p>87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25.163257130909" calcext:value-type="float">
            <text:p>125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Annuité de la dette</text:p>
          </table:table-cell>
          <table:table-cell office:value-type="float" office:value="162.362282152254" calcext:value-type="float">
            <text:p>162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509.333755118398" calcext:value-type="float">
            <text:p>509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Dépenses totales</text:p>
          </table:table-cell>
          <table:table-cell office:value-type="float" office:value="2113.54453747103" calcext:value-type="float">
            <text:p>2114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Epargne nette</text:p>
          </table:table-cell>
          <table:table-cell office:value-type="float" office:value="70.2320193061634" calcext:value-type="float">
            <text:p>70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Flux net de dette</text:p>
          </table:table-cell>
          <table:table-cell office:value-type="float" office:value="-38.014995469673" calcext:value-type="float">
            <text:p>-38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Recettes d'investissement</text:p>
          </table:table-cell>
          <table:table-cell office:value-type="float" office:value="235.068197452562" calcext:value-type="float">
            <text:p>235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Recettes totales</text:p>
          </table:table-cell>
          <table:table-cell office:value-type="float" office:value="2034.67425624227" calcext:value-type="float">
            <text:p>2035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78.8702812287638" calcext:value-type="float">
            <text:p>-79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22.176328207052" calcext:value-type="float">
            <text:p>122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Autres impôts et taxes</text:p>
          </table:table-cell>
          <table:table-cell office:value-type="float" office:value="65.5770063765941" calcext:value-type="float">
            <text:p>66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Charges financières</text:p>
          </table:table-cell>
          <table:table-cell office:value-type="float" office:value="76.8218801575394" calcext:value-type="float">
            <text:p>77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Achats et charges externes</text:p>
          </table:table-cell>
          <table:table-cell office:value-type="float" office:value="515.912093023256" calcext:value-type="float">
            <text:p>516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6.7877612528132" calcext:value-type="float">
            <text:p>7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FCTVA</text:p>
          </table:table-cell>
          <table:table-cell office:value-type="float" office:value="115.736601275319" calcext:value-type="float">
            <text:p>116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Fiscalité reversée</text:p>
          </table:table-cell>
          <table:table-cell office:value-type="float" office:value="532.024831207802" calcext:value-type="float">
            <text:p>532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Fonds de roulement</text:p>
          </table:table-cell>
          <table:table-cell office:value-type="float" office:value="244.764586271568" calcext:value-type="float">
            <text:p>245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Impôts locaux</text:p>
          </table:table-cell>
          <table:table-cell office:value-type="float" office:value="1599.65148162041" calcext:value-type="float">
            <text:p>1600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48.232689422356" calcext:value-type="float">
            <text:p>148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46.3990997749437" calcext:value-type="float">
            <text:p>46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Recettes de fonctionnement</text:p>
          </table:table-cell>
          <table:table-cell office:value-type="float" office:value="2269.33965978995" calcext:value-type="float">
            <text:p>2269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309.607547261815" calcext:value-type="float">
            <text:p>310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72.7048730307577" calcext:value-type="float">
            <text:p>73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50818417104276" calcext:value-type="float">
            <text:p>4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Epargne de gestion</text:p>
          </table:table-cell>
          <table:table-cell office:value-type="float" office:value="321.579425356339" calcext:value-type="float">
            <text:p>322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Concours de l'Etat</text:p>
          </table:table-cell>
          <table:table-cell office:value-type="float" office:value="181.274914291073" calcext:value-type="float">
            <text:p>181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2019.41157745686" calcext:value-type="float">
            <text:p>2019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d'équipement</text:p>
          </table:table-cell>
          <table:table-cell office:value-type="float" office:value="226.610539009752" calcext:value-type="float">
            <text:p>227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d'intervention</text:p>
          </table:table-cell>
          <table:table-cell office:value-type="float" office:value="136.187646286572" calcext:value-type="float">
            <text:p>136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74.635706489122" calcext:value-type="float">
            <text:p>375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Dépôts au Trésor</text:p>
          </table:table-cell>
          <table:table-cell office:value-type="float" office:value="467.090149474869" calcext:value-type="float">
            <text:p>467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26.254463615904" calcext:value-type="float">
            <text:p>26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Encours de dette</text:p>
          </table:table-cell>
          <table:table-cell office:value-type="float" office:value="1636.09591466617" calcext:value-type="float">
            <text:p>1636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66485783945987" calcext:value-type="float">
            <text:p>2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55.428867591898" calcext:value-type="float">
            <text:p>155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54.9939049137282" calcext:value-type="float">
            <text:p>55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44.516983308327" calcext:value-type="float">
            <text:p>145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83.3675352588145" calcext:value-type="float">
            <text:p>83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71.6946177794449" calcext:value-type="float">
            <text:p>72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394.04728394599" calcext:value-type="float">
            <text:p>2394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Epargne brute</text:p>
          </table:table-cell>
          <table:table-cell office:value-type="float" office:value="249.928082333083" calcext:value-type="float">
            <text:p>250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Impôts et taxes</text:p>
          </table:table-cell>
          <table:table-cell office:value-type="float" office:value="1665.228487997" calcext:value-type="float">
            <text:p>1665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634.43105682671" calcext:value-type="float">
            <text:p>1634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Frais de personnel</text:p>
          </table:table-cell>
          <table:table-cell office:value-type="float" office:value="1235.49605307577" calcext:value-type="float">
            <text:p>1235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84.039854651163" calcext:value-type="float">
            <text:p>184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578.94720705176" calcext:value-type="float">
            <text:p>2579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84.899923105776" calcext:value-type="float">
            <text:p>185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Emprunts hors GAD</text:p>
          </table:table-cell>
          <table:table-cell office:value-type="float" office:value="187.548762190548" calcext:value-type="float">
            <text:p>188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92.955777944486" calcext:value-type="float">
            <text:p>293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Annuité de la dette</text:p>
          </table:table-cell>
          <table:table-cell office:value-type="float" office:value="369.777658102026" calcext:value-type="float">
            <text:p>370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d'investissement</text:p>
          </table:table-cell>
          <table:table-cell office:value-type="float" office:value="667.591484433609" calcext:value-type="float">
            <text:p>668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totales</text:p>
          </table:table-cell>
          <table:table-cell office:value-type="float" office:value="2687.00306189047" calcext:value-type="float">
            <text:p>2687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Epargne nette</text:p>
          </table:table-cell>
          <table:table-cell office:value-type="float" office:value="-43.0276956114027" calcext:value-type="float">
            <text:p>-43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Flux net de dette</text:p>
          </table:table-cell>
          <table:table-cell office:value-type="float" office:value="-105.407015753938" calcext:value-type="float">
            <text:p>-105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Recettes d'investissement</text:p>
          </table:table-cell>
          <table:table-cell office:value-type="float" office:value="497.156309452363" calcext:value-type="float">
            <text:p>497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Recettes totales</text:p>
          </table:table-cell>
          <table:table-cell office:value-type="float" office:value="2766.49596924231" calcext:value-type="float">
            <text:p>2766</text:p>
          </table:table-cell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79.4929073518378" calcext:value-type="float">
            <text:p>79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50.7425137494712" calcext:value-type="float">
            <text:p>51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Autres impôts et taxes</text:p>
          </table:table-cell>
          <table:table-cell office:value-type="float" office:value="32.5403009499635" calcext:value-type="float">
            <text:p>33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Charges financières</text:p>
          </table:table-cell>
          <table:table-cell office:value-type="float" office:value="44.2024802892196" calcext:value-type="float">
            <text:p>44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Achats et charges externes</text:p>
          </table:table-cell>
          <table:table-cell office:value-type="float" office:value="473.692126841275" calcext:value-type="float">
            <text:p>474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8710470751125" calcext:value-type="float">
            <text:p>3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FCTVA</text:p>
          </table:table-cell>
          <table:table-cell office:value-type="float" office:value="59.1317312795662" calcext:value-type="float">
            <text:p>59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Fiscalité reversée</text:p>
          </table:table-cell>
          <table:table-cell office:value-type="float" office:value="94.4855590169609" calcext:value-type="float">
            <text:p>94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Fonds de roulement</text:p>
          </table:table-cell>
          <table:table-cell office:value-type="float" office:value="-24.5872745279028" calcext:value-type="float">
            <text:p>-25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Impôts locaux</text:p>
          </table:table-cell>
          <table:table-cell office:value-type="float" office:value="1032.60995154033" calcext:value-type="float">
            <text:p>1033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1.4774833660244" calcext:value-type="float">
            <text:p>31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8.165455174801" calcext:value-type="float">
            <text:p>18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80.8595471328" calcext:value-type="float">
            <text:p>1881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28.125050767278" calcext:value-type="float">
            <text:p>128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8.9252549901927" calcext:value-type="float">
            <text:p>39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65716549363486" calcext:value-type="float">
            <text:p>4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Epargne de gestion</text:p>
          </table:table-cell>
          <table:table-cell office:value-type="float" office:value="268.857435483251" calcext:value-type="float">
            <text:p>269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Concours de l'Etat</text:p>
          </table:table-cell>
          <table:table-cell office:value-type="float" office:value="557.64148071228" calcext:value-type="float">
            <text:p>558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Crédits de trésorerie</text:p>
          </table:table-cell>
          <table:table-cell office:value-type="float" office:value="28.8450444213684" calcext:value-type="float">
            <text:p>29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56.27334987116" calcext:value-type="float">
            <text:p>1656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Dépenses d'équipement</text:p>
          </table:table-cell>
          <table:table-cell office:value-type="float" office:value="470.199574824045" calcext:value-type="float">
            <text:p>470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Dépenses d'intervention</text:p>
          </table:table-cell>
          <table:table-cell office:value-type="float" office:value="97.9195457867005" calcext:value-type="float">
            <text:p>98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73.85674031768" calcext:value-type="float">
            <text:p>474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Dépôts au Trésor</text:p>
          </table:table-cell>
          <table:table-cell office:value-type="float" office:value="58.7223491404177" calcext:value-type="float">
            <text:p>59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523.292950271144" calcext:value-type="float">
            <text:p>523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Encours de dette</text:p>
          </table:table-cell>
          <table:table-cell office:value-type="float" office:value="1263.55023056806" calcext:value-type="float">
            <text:p>1264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874851736471674" calcext:value-type="float">
            <text:p>1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Ventes de biens et services</text:p>
          </table:table-cell>
          <table:table-cell office:value-type="float" office:value="94.6645211722626" calcext:value-type="float">
            <text:p>95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1.9150599976924" calcext:value-type="float">
            <text:p>32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7.8659907311257" calcext:value-type="float">
            <text:p>28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8.2508057382408" calcext:value-type="float">
            <text:p>18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30.13009018884" calcext:value-type="float">
            <text:p>2130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Epargne brute</text:p>
          </table:table-cell>
          <table:table-cell office:value-type="float" office:value="224.586197261644" calcext:value-type="float">
            <text:p>225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Impôts et taxes</text:p>
          </table:table-cell>
          <table:table-cell office:value-type="float" office:value="1065.15025249029" calcext:value-type="float">
            <text:p>1065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262.67537883158" calcext:value-type="float">
            <text:p>1263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Frais de personnel</text:p>
          </table:table-cell>
          <table:table-cell office:value-type="float" office:value="1008.54413695627" calcext:value-type="float">
            <text:p>1009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35.537302026845" calcext:value-type="float">
            <text:p>136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008.98459790008" calcext:value-type="float">
            <text:p>2009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21.145492288759" calcext:value-type="float">
            <text:p>-121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Emprunts hors GAD</text:p>
          </table:table-cell>
          <table:table-cell office:value-type="float" office:value="155.763239875389" calcext:value-type="float">
            <text:p>156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56.500615360948" calcext:value-type="float">
            <text:p>157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Annuité de la dette</text:p>
          </table:table-cell>
          <table:table-cell office:value-type="float" office:value="200.703095650167" calcext:value-type="float">
            <text:p>201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Dépenses d'investissement</text:p>
          </table:table-cell>
          <table:table-cell office:value-type="float" office:value="630.357355678628" calcext:value-type="float">
            <text:p>630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Dépenses totales</text:p>
          </table:table-cell>
          <table:table-cell office:value-type="float" office:value="2286.63070554979" calcext:value-type="float">
            <text:p>2287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Epargne nette</text:p>
          </table:table-cell>
          <table:table-cell office:value-type="float" office:value="68.0855819006959" calcext:value-type="float">
            <text:p>68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Flux net de dette</text:p>
          </table:table-cell>
          <table:table-cell office:value-type="float" office:value="-0.737375485558248" calcext:value-type="float">
            <text:p>-1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Recettes d'investissement</text:p>
          </table:table-cell>
          <table:table-cell office:value-type="float" office:value="283.888290642668" calcext:value-type="float">
            <text:p>284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Recettes totales</text:p>
          </table:table-cell>
          <table:table-cell office:value-type="float" office:value="2164.74783777547" calcext:value-type="float">
            <text:p>2165</text:p>
          </table:table-cell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21.882867774317" calcext:value-type="float">
            <text:p>-122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34.1373881759513" calcext:value-type="float">
            <text:p>34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Autres impôts et taxes</text:p>
          </table:table-cell>
          <table:table-cell office:value-type="float" office:value="28.5790337017531" calcext:value-type="float">
            <text:p>29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Charges financières</text:p>
          </table:table-cell>
          <table:table-cell office:value-type="float" office:value="47.1918742427614" calcext:value-type="float">
            <text:p>47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Achats et charges externes</text:p>
          </table:table-cell>
          <table:table-cell office:value-type="float" office:value="315.950588482556" calcext:value-type="float">
            <text:p>316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0.736011176223327" calcext:value-type="float">
            <text:p>1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FCTVA</text:p>
          </table:table-cell>
          <table:table-cell office:value-type="float" office:value="18.0839806641446" calcext:value-type="float">
            <text:p>18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Fiscalité reversée</text:p>
          </table:table-cell>
          <table:table-cell office:value-type="float" office:value="-33.9910985831912" calcext:value-type="float">
            <text:p>-34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Fonds de roulement</text:p>
          </table:table-cell>
          <table:table-cell office:value-type="float" office:value="80.1732109388522" calcext:value-type="float">
            <text:p>80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Impôts locaux</text:p>
          </table:table-cell>
          <table:table-cell office:value-type="float" office:value="805.247014316445" calcext:value-type="float">
            <text:p>805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1.2734218529783" calcext:value-type="float">
            <text:p>31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9.81381648245679" calcext:value-type="float">
            <text:p>10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688.31417872067" calcext:value-type="float">
            <text:p>1688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62.0351853225527" calcext:value-type="float">
            <text:p>62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6.3802855871226" calcext:value-type="float">
            <text:p>26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Epargne de gestion</text:p>
          </table:table-cell>
          <table:table-cell office:value-type="float" office:value="142.587765249858" calcext:value-type="float">
            <text:p>143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Concours de l'Etat</text:p>
          </table:table-cell>
          <table:table-cell office:value-type="float" office:value="609.045187053384" calcext:value-type="float">
            <text:p>609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Crédits de trésorerie</text:p>
          </table:table-cell>
          <table:table-cell office:value-type="float" office:value="49.4523156046782" calcext:value-type="float">
            <text:p>49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78.55634868828" calcext:value-type="float">
            <text:p>1579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Dépenses d'équipement</text:p>
          </table:table-cell>
          <table:table-cell office:value-type="float" office:value="130.571026135549" calcext:value-type="float">
            <text:p>131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Dépenses d'intervention</text:p>
          </table:table-cell>
          <table:table-cell office:value-type="float" office:value="176.59992161808" calcext:value-type="float">
            <text:p>177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132.165200652771" calcext:value-type="float">
            <text:p>132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Dépôts au Trésor</text:p>
          </table:table-cell>
          <table:table-cell office:value-type="float" office:value="94.1142936973024" calcext:value-type="float">
            <text:p>94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577.035754024182" calcext:value-type="float">
            <text:p>577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Encours de dette</text:p>
          </table:table-cell>
          <table:table-cell office:value-type="float" office:value="1182.71925846253" calcext:value-type="float">
            <text:p>1183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45179660262592" calcext:value-type="float">
            <text:p>1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67.1368550799891" calcext:value-type="float">
            <text:p>67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7.6812654847568" calcext:value-type="float">
            <text:p>28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.59417451722177" calcext:value-type="float">
            <text:p>2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47.111847538511" calcext:value-type="float">
            <text:p>47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9.81381648245679" calcext:value-type="float">
            <text:p>10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710.72154934105" calcext:value-type="float">
            <text:p>1711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Epargne brute</text:p>
          </table:table-cell>
          <table:table-cell office:value-type="float" office:value="109.757830032391" calcext:value-type="float">
            <text:p>110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Impôts et taxes</text:p>
          </table:table-cell>
          <table:table-cell office:value-type="float" office:value="833.826048018198" calcext:value-type="float">
            <text:p>834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181.2674618599" calcext:value-type="float">
            <text:p>1181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Frais de personnel</text:p>
          </table:table-cell>
          <table:table-cell office:value-type="float" office:value="1011.13269886012" calcext:value-type="float">
            <text:p>1011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31.194241030586" calcext:value-type="float">
            <text:p>131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750.34936404322" calcext:value-type="float">
            <text:p>1750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39.6278147021732" calcext:value-type="float">
            <text:p>40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Emprunts hors GAD</text:p>
          </table:table-cell>
          <table:table-cell office:value-type="float" office:value="55.633855055263" calcext:value-type="float">
            <text:p>56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44.866690156517" calcext:value-type="float">
            <text:p>145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Annuité de la dette</text:p>
          </table:table-cell>
          <table:table-cell office:value-type="float" office:value="192.058564399278" calcext:value-type="float">
            <text:p>192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Dépenses d'investissement</text:p>
          </table:table-cell>
          <table:table-cell office:value-type="float" office:value="277.031890809287" calcext:value-type="float">
            <text:p>277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Dépenses totales</text:p>
          </table:table-cell>
          <table:table-cell office:value-type="float" office:value="1855.58823949756" calcext:value-type="float">
            <text:p>1856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Epargne nette</text:p>
          </table:table-cell>
          <table:table-cell office:value-type="float" office:value="-35.1088601241256" calcext:value-type="float">
            <text:p>-35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Flux net de dette</text:p>
          </table:table-cell>
          <table:table-cell office:value-type="float" office:value="-89.2328351012536" calcext:value-type="float">
            <text:p>-89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Recettes d'investissement</text:p>
          </table:table-cell>
          <table:table-cell office:value-type="float" office:value="117.669040377816" calcext:value-type="float">
            <text:p>118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Recettes totales</text:p>
          </table:table-cell>
          <table:table-cell office:value-type="float" office:value="1805.98321909848" calcext:value-type="float">
            <text:p>1806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9.6050203990807" calcext:value-type="float">
            <text:p>-50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06.291496636771" calcext:value-type="float">
            <text:p>106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Autres impôts et taxes</text:p>
          </table:table-cell>
          <table:table-cell office:value-type="float" office:value="216.771572976724" calcext:value-type="float">
            <text:p>217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Charges financières</text:p>
          </table:table-cell>
          <table:table-cell office:value-type="float" office:value="1.32555573350416" calcext:value-type="float">
            <text:p>1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Achats et charges externes</text:p>
          </table:table-cell>
          <table:table-cell office:value-type="float" office:value="580.413228699552" calcext:value-type="float">
            <text:p>580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2.9271850309631" calcext:value-type="float">
            <text:p>13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FCTVA</text:p>
          </table:table-cell>
          <table:table-cell office:value-type="float" office:value="56.4795651825753" calcext:value-type="float">
            <text:p>56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Fiscalité reversée</text:p>
          </table:table-cell>
          <table:table-cell office:value-type="float" office:value="1325.99220585095" calcext:value-type="float">
            <text:p>1326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Fonds de roulement</text:p>
          </table:table-cell>
          <table:table-cell office:value-type="float" office:value="470.859224588939" calcext:value-type="float">
            <text:p>471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Impôts locaux</text:p>
          </table:table-cell>
          <table:table-cell office:value-type="float" office:value="2331.03857036088" calcext:value-type="float">
            <text:p>2331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58.131646380525" calcext:value-type="float">
            <text:p>358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Recettes de fonctionnement</text:p>
          </table:table-cell>
          <table:table-cell office:value-type="float" office:value="3083.35384155456" calcext:value-type="float">
            <text:p>3083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08.347935618193" calcext:value-type="float">
            <text:p>208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75.110835201794" calcext:value-type="float">
            <text:p>275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7.6169122357463" calcext:value-type="float">
            <text:p>18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Epargne de gestion</text:p>
          </table:table-cell>
          <table:table-cell office:value-type="float" office:value="299.661754217382" calcext:value-type="float">
            <text:p>300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Concours de l'Etat</text:p>
          </table:table-cell>
          <table:table-cell office:value-type="float" office:value="376.413972346786" calcext:value-type="float">
            <text:p>376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2786.33313981422" calcext:value-type="float">
            <text:p>2786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Dépenses d'équipement</text:p>
          </table:table-cell>
          <table:table-cell office:value-type="float" office:value="508.405672378817" calcext:value-type="float">
            <text:p>508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Dépenses d'intervention</text:p>
          </table:table-cell>
          <table:table-cell office:value-type="float" office:value="396.202551516122" calcext:value-type="float">
            <text:p>396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539.083609598548" calcext:value-type="float">
            <text:p>539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Dépôts au Trésor</text:p>
          </table:table-cell>
          <table:table-cell office:value-type="float" office:value="594.045829863336" calcext:value-type="float">
            <text:p>594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5.35514093529789" calcext:value-type="float">
            <text:p>5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Encours de dette</text:p>
          </table:table-cell>
          <table:table-cell office:value-type="float" office:value="157.195420937433" calcext:value-type="float">
            <text:p>157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03023142216528" calcext:value-type="float">
            <text:p>1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47.1540292013667" calcext:value-type="float">
            <text:p>47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42.2826708306638" calcext:value-type="float">
            <text:p>42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3.0610249839847" calcext:value-type="float">
            <text:p>13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51.2004788597051" calcext:value-type="float">
            <text:p>51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45.5768737988469" calcext:value-type="float">
            <text:p>46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3325.41674941277" calcext:value-type="float">
            <text:p>3325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Epargne brute</text:p>
          </table:table-cell>
          <table:table-cell office:value-type="float" office:value="297.020701740337" calcext:value-type="float">
            <text:p>297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Impôts et taxes</text:p>
          </table:table-cell>
          <table:table-cell office:value-type="float" office:value="2547.8101433376" calcext:value-type="float">
            <text:p>2548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55.794780589366" calcext:value-type="float">
            <text:p>156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Frais de personnel</text:p>
          </table:table-cell>
          <table:table-cell office:value-type="float" office:value="1766.10913303438" calcext:value-type="float">
            <text:p>1766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60.7752178090967" calcext:value-type="float">
            <text:p>61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3291.70177717275" calcext:value-type="float">
            <text:p>3292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33.7149722400171" calcext:value-type="float">
            <text:p>-34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Emprunts hors GAD</text:p>
          </table:table-cell>
          <table:table-cell office:value-type="float" office:value="0.222032617979927" calcext:value-type="float">
            <text:p>0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4.1261079970105" calcext:value-type="float">
            <text:p>14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Annuité de la dette</text:p>
          </table:table-cell>
          <table:table-cell office:value-type="float" office:value="15.4516637305146" calcext:value-type="float">
            <text:p>15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Dépenses d'investissement</text:p>
          </table:table-cell>
          <table:table-cell office:value-type="float" office:value="553.209717595558" calcext:value-type="float">
            <text:p>553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Dépenses totales</text:p>
          </table:table-cell>
          <table:table-cell office:value-type="float" office:value="3339.54285740978" calcext:value-type="float">
            <text:p>3340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Epargne nette</text:p>
          </table:table-cell>
          <table:table-cell office:value-type="float" office:value="282.894593743327" calcext:value-type="float">
            <text:p>283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Flux net de dette</text:p>
          </table:table-cell>
          <table:table-cell office:value-type="float" office:value="-13.9040753790305" calcext:value-type="float">
            <text:p>-14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Recettes d'investissement</text:p>
          </table:table-cell>
          <table:table-cell office:value-type="float" office:value="208.569968236173" calcext:value-type="float">
            <text:p>209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Recettes totales</text:p>
          </table:table-cell>
          <table:table-cell office:value-type="float" office:value="3291.92380979073" calcext:value-type="float">
            <text:p>3292</text:p>
          </table:table-cell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7.6190476190476" calcext:value-type="float">
            <text:p>-48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55.8141184262816" calcext:value-type="float">
            <text:p>56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Autres impôts et taxes</text:p>
          </table:table-cell>
          <table:table-cell office:value-type="float" office:value="61.2854007153265" calcext:value-type="float">
            <text:p>61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Charges financières</text:p>
          </table:table-cell>
          <table:table-cell office:value-type="float" office:value="19.5486607497682" calcext:value-type="float">
            <text:p>20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Achats et charges externes</text:p>
          </table:table-cell>
          <table:table-cell office:value-type="float" office:value="486.141442575176" calcext:value-type="float">
            <text:p>486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0.0271559146906875" calcext:value-type="float">
            <text:p>0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FCT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Fiscalité reversée</text:p>
          </table:table-cell>
          <table:table-cell office:value-type="float" office:value="546.147171810836" calcext:value-type="float">
            <text:p>546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Fonds de roulement</text:p>
          </table:table-cell>
          <table:table-cell office:value-type="float" office:value="169.192451980395" calcext:value-type="float">
            <text:p>169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Impôts locaux</text:p>
          </table:table-cell>
          <table:table-cell office:value-type="float" office:value="1178.30441118029" calcext:value-type="float">
            <text:p>1178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288.136176977083" calcext:value-type="float">
            <text:p>288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930056961186912" calcext:value-type="float">
            <text:p>1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19.432956683" calcext:value-type="float">
            <text:p>1819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56.7441753874685" calcext:value-type="float">
            <text:p>57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4.5827963968738" calcext:value-type="float">
            <text:p>15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Epargne de gestion</text:p>
          </table:table-cell>
          <table:table-cell office:value-type="float" office:value="121.042482448006" calcext:value-type="float">
            <text:p>121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Concours de l'Etat</text:p>
          </table:table-cell>
          <table:table-cell office:value-type="float" office:value="298.828983971387" calcext:value-type="float">
            <text:p>299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717.96237912306" calcext:value-type="float">
            <text:p>1718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Dépenses d'équipement</text:p>
          </table:table-cell>
          <table:table-cell office:value-type="float" office:value="994.800362961982" calcext:value-type="float">
            <text:p>995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Dépenses d'intervention</text:p>
          </table:table-cell>
          <table:table-cell office:value-type="float" office:value="90.6950947145317" calcext:value-type="float">
            <text:p>91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994.800362961982" calcext:value-type="float">
            <text:p>995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Dépôts au Trésor</text:p>
          </table:table-cell>
          <table:table-cell office:value-type="float" office:value="165.750165584846" calcext:value-type="float">
            <text:p>166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0.6656510796132" calcext:value-type="float">
            <text:p>11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Encours de dette</text:p>
          </table:table-cell>
          <table:table-cell office:value-type="float" office:value="776.012270499404" calcext:value-type="float">
            <text:p>776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5.16756259107167" calcext:value-type="float">
            <text:p>5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09.56842230759" calcext:value-type="float">
            <text:p>110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0.2580222546034" calcext:value-type="float">
            <text:p>30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9.6018664723804" calcext:value-type="float">
            <text:p>30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.930056961186912" calcext:value-type="float">
            <text:p>1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712.76274208504" calcext:value-type="float">
            <text:p>2713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Epargne brute</text:p>
          </table:table-cell>
          <table:table-cell office:value-type="float" office:value="101.470577559942" calcext:value-type="float">
            <text:p>101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Impôts et taxes</text:p>
          </table:table-cell>
          <table:table-cell office:value-type="float" office:value="1239.58981189562" calcext:value-type="float">
            <text:p>1240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770.844707908332" calcext:value-type="float">
            <text:p>771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Frais de personnel</text:p>
          </table:table-cell>
          <table:table-cell office:value-type="float" office:value="1091.31915882898" calcext:value-type="float">
            <text:p>1091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41.843872036031" calcext:value-type="float">
            <text:p>142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876.17713207047" calcext:value-type="float">
            <text:p>1876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836.585610014571" calcext:value-type="float">
            <text:p>-837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Emprunts hors GAD</text:p>
          </table:table-cell>
          <table:table-cell office:value-type="float" office:value="741.820108623659" calcext:value-type="float">
            <text:p>742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33.2689468803815" calcext:value-type="float">
            <text:p>33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Annuité de la dette</text:p>
          </table:table-cell>
          <table:table-cell office:value-type="float" office:value="52.8176076301497" calcext:value-type="float">
            <text:p>53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Dépenses d'investissement</text:p>
          </table:table-cell>
          <table:table-cell office:value-type="float" office:value="1028.06930984236" calcext:value-type="float">
            <text:p>1028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Dépenses totales</text:p>
          </table:table-cell>
          <table:table-cell office:value-type="float" office:value="2746.03168896543" calcext:value-type="float">
            <text:p>2746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Epargne nette</text:p>
          </table:table-cell>
          <table:table-cell office:value-type="float" office:value="68.2016306795603" calcext:value-type="float">
            <text:p>68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Flux net de dette</text:p>
          </table:table-cell>
          <table:table-cell office:value-type="float" office:value="708.551161743277" calcext:value-type="float">
            <text:p>709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Recettes d'investissement</text:p>
          </table:table-cell>
          <table:table-cell office:value-type="float" office:value="798.564284011127" calcext:value-type="float">
            <text:p>799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Recettes totales</text:p>
          </table:table-cell>
          <table:table-cell office:value-type="float" office:value="2617.99724069413" calcext:value-type="float">
            <text:p>2618</text:p>
          </table:table-cell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28.034448271294" calcext:value-type="float">
            <text:p>-128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66.4908579668349" calcext:value-type="float">
            <text:p>66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Autres impôts et taxes</text:p>
          </table:table-cell>
          <table:table-cell office:value-type="float" office:value="55.7123635052763" calcext:value-type="float">
            <text:p>56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Charges financiè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Achats et charges externes</text:p>
          </table:table-cell>
          <table:table-cell office:value-type="float" office:value="327.520089794848" calcext:value-type="float">
            <text:p>328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.78942845906797" calcext:value-type="float">
            <text:p>2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FCTVA</text:p>
          </table:table-cell>
          <table:table-cell office:value-type="float" office:value="50.1871527823294" calcext:value-type="float">
            <text:p>50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Fiscalité reversée</text:p>
          </table:table-cell>
          <table:table-cell office:value-type="float" office:value="119.105230386052" calcext:value-type="float">
            <text:p>119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Fonds de roulement</text:p>
          </table:table-cell>
          <table:table-cell office:value-type="float" office:value="133.376378055974" calcext:value-type="float">
            <text:p>133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Impôts locaux</text:p>
          </table:table-cell>
          <table:table-cell office:value-type="float" office:value="828.002392344498" calcext:value-type="float">
            <text:p>828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4.93091695615127" calcext:value-type="float">
            <text:p>5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8.17021760503375" calcext:value-type="float">
            <text:p>8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399.88383397785" calcext:value-type="float">
            <text:p>1400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25.20924297044" calcext:value-type="float">
            <text:p>125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53.2774133184768" calcext:value-type="float">
            <text:p>53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6.2159392410041" calcext:value-type="float">
            <text:p>16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Epargne de gestion</text:p>
          </table:table-cell>
          <table:table-cell office:value-type="float" office:value="83.0648784164646" calcext:value-type="float">
            <text:p>83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Concours de l'Etat</text:p>
          </table:table-cell>
          <table:table-cell office:value-type="float" office:value="242.005362128859" calcext:value-type="float">
            <text:p>242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15.99730320509" calcext:value-type="float">
            <text:p>1316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Dépenses d'équipement</text:p>
          </table:table-cell>
          <table:table-cell office:value-type="float" office:value="284.493352887199" calcext:value-type="float">
            <text:p>284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Dépenses d'intervention</text:p>
          </table:table-cell>
          <table:table-cell office:value-type="float" office:value="128.509937078063" calcext:value-type="float">
            <text:p>129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11.506102444779" calcext:value-type="float">
            <text:p>312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Dépôts au Trésor</text:p>
          </table:table-cell>
          <table:table-cell office:value-type="float" office:value="122.537879006358" calcext:value-type="float">
            <text:p>123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235.28501671364" calcext:value-type="float">
            <text:p>235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Encours de dette</text:p>
          </table:table-cell>
          <table:table-cell office:value-type="float" office:value="13.8911076882742" calcext:value-type="float">
            <text:p>14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94622992724651" calcext:value-type="float">
            <text:p>1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29.244487120666" calcext:value-type="float">
            <text:p>129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7.4975909418626" calcext:value-type="float">
            <text:p>27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0.796810316576" calcext:value-type="float">
            <text:p>11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7.3878059251491" calcext:value-type="float">
            <text:p>27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8.53123222127548" calcext:value-type="float">
            <text:p>9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627.50340564987" calcext:value-type="float">
            <text:p>1628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Epargne brute</text:p>
          </table:table-cell>
          <table:table-cell office:value-type="float" office:value="83.8865307727601" calcext:value-type="float">
            <text:p>84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Impôts et taxes</text:p>
          </table:table-cell>
          <table:table-cell office:value-type="float" office:value="883.714755849774" calcext:value-type="float">
            <text:p>884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2.9448777610277" calcext:value-type="float">
            <text:p>13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Frais de personnel</text:p>
          </table:table-cell>
          <table:table-cell office:value-type="float" office:value="832.469685390313" calcext:value-type="float">
            <text:p>832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17.531422953398" calcext:value-type="float">
            <text:p>118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525.09307694829" calcext:value-type="float">
            <text:p>1525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02.41032870158" calcext:value-type="float">
            <text:p>-102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Emprunts hors GAD</text:p>
          </table:table-cell>
          <table:table-cell office:value-type="float" office:value="0.533425968407944" calcext:value-type="float">
            <text:p>1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4.16413646195189" calcext:value-type="float">
            <text:p>4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Annuité de la dette</text:p>
          </table:table-cell>
          <table:table-cell office:value-type="float" office:value="4.16413646195189" calcext:value-type="float">
            <text:p>4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Dépenses d'investissement</text:p>
          </table:table-cell>
          <table:table-cell office:value-type="float" office:value="315.670238906731" calcext:value-type="float">
            <text:p>316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Dépenses totales</text:p>
          </table:table-cell>
          <table:table-cell office:value-type="float" office:value="1631.66754211182" calcext:value-type="float">
            <text:p>1632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Epargne nette</text:p>
          </table:table-cell>
          <table:table-cell office:value-type="float" office:value="79.7223943108082" calcext:value-type="float">
            <text:p>80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Flux net de dette</text:p>
          </table:table-cell>
          <table:table-cell office:value-type="float" office:value="-3.63071049354395" calcext:value-type="float">
            <text:p>-4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Recettes d'investissement</text:p>
          </table:table-cell>
          <table:table-cell office:value-type="float" office:value="125.742668938848" calcext:value-type="float">
            <text:p>126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Recettes totales</text:p>
          </table:table-cell>
          <table:table-cell office:value-type="float" office:value="1525.62650291669" calcext:value-type="float">
            <text:p>1526</text:p>
          </table:table-cell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06.041039195124" calcext:value-type="float">
            <text:p>-106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41.1644169802567" calcext:value-type="float">
            <text:p>41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Autres impôts et taxes</text:p>
          </table:table-cell>
          <table:table-cell office:value-type="float" office:value="62.3152327439559" calcext:value-type="float">
            <text:p>62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Charges financières</text:p>
          </table:table-cell>
          <table:table-cell office:value-type="float" office:value="19.6597200886644" calcext:value-type="float">
            <text:p>20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Achats et charges externes</text:p>
          </table:table-cell>
          <table:table-cell office:value-type="float" office:value="409.867554513119" calcext:value-type="float">
            <text:p>410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7.5329333986288" calcext:value-type="float">
            <text:p>8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FCTVA</text:p>
          </table:table-cell>
          <table:table-cell office:value-type="float" office:value="59.451407804526" calcext:value-type="float">
            <text:p>59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Fiscalité reversée</text:p>
          </table:table-cell>
          <table:table-cell office:value-type="float" office:value="421.974612093407" calcext:value-type="float">
            <text:p>422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Fonds de roulement</text:p>
          </table:table-cell>
          <table:table-cell office:value-type="float" office:value="324.273081086654" calcext:value-type="float">
            <text:p>324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Impôts locaux</text:p>
          </table:table-cell>
          <table:table-cell office:value-type="float" office:value="1398.76086396206" calcext:value-type="float">
            <text:p>1399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1.5607505541523" calcext:value-type="float">
            <text:p>12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64.8285677096758" calcext:value-type="float">
            <text:p>65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05.96291819166" calcext:value-type="float">
            <text:p>1806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69.721655239961" calcext:value-type="float">
            <text:p>170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3.7792875921439" calcext:value-type="float">
            <text:p>34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6.91599309242745" calcext:value-type="float">
            <text:p>7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Epargne de gestion</text:p>
          </table:table-cell>
          <table:table-cell office:value-type="float" office:value="269.744454095572" calcext:value-type="float">
            <text:p>270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Concours de l'Etat</text:p>
          </table:table-cell>
          <table:table-cell office:value-type="float" office:value="162.928366152894" calcext:value-type="float">
            <text:p>163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56.43077143152" calcext:value-type="float">
            <text:p>1556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Dépenses d'équipement</text:p>
          </table:table-cell>
          <table:table-cell office:value-type="float" office:value="271.120356719419" calcext:value-type="float">
            <text:p>271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Dépenses d'intervention</text:p>
          </table:table-cell>
          <table:table-cell office:value-type="float" office:value="86.1855038919532" calcext:value-type="float">
            <text:p>86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278.127975411104" calcext:value-type="float">
            <text:p>278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Dépôts au Trésor</text:p>
          </table:table-cell>
          <table:table-cell office:value-type="float" office:value="379.41022166091" calcext:value-type="float">
            <text:p>379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43.834682200113" calcext:value-type="float">
            <text:p>144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Encours de dette</text:p>
          </table:table-cell>
          <table:table-cell office:value-type="float" office:value="942.630427599361" calcext:value-type="float">
            <text:p>943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496685138409196" calcext:value-type="float">
            <text:p>0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88.3071653177999" calcext:value-type="float">
            <text:p>88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19.4000886643642" calcext:value-type="float">
            <text:p>19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091625599257661" calcext:value-type="float">
            <text:p>0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16.5017730295378" calcext:value-type="float">
            <text:p>17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69.1058304551781" calcext:value-type="float">
            <text:p>69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834.55874684262" calcext:value-type="float">
            <text:p>1835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Epargne brute</text:p>
          </table:table-cell>
          <table:table-cell office:value-type="float" office:value="249.532146760142" calcext:value-type="float">
            <text:p>250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Impôts et taxes</text:p>
          </table:table-cell>
          <table:table-cell office:value-type="float" office:value="1461.07609670602" calcext:value-type="float">
            <text:p>1461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940.887286458065" calcext:value-type="float">
            <text:p>941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Frais de personnel</text:p>
          </table:table-cell>
          <table:table-cell office:value-type="float" office:value="1021.31790427342" calcext:value-type="float">
            <text:p>1021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77.1495169854116" calcext:value-type="float">
            <text:p>77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975.68457343162" calcext:value-type="float">
            <text:p>1976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41.125826589" calcext:value-type="float">
            <text:p>141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Emprunts hors GAD</text:p>
          </table:table-cell>
          <table:table-cell office:value-type="float" office:value="128.908835506985" calcext:value-type="float">
            <text:p>129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73.1688659209238" calcext:value-type="float">
            <text:p>73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Annuité de la dette</text:p>
          </table:table-cell>
          <table:table-cell office:value-type="float" office:value="92.8285860095881" calcext:value-type="float">
            <text:p>93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Dépenses d'investissement</text:p>
          </table:table-cell>
          <table:table-cell office:value-type="float" office:value="351.296841332027" calcext:value-type="float">
            <text:p>351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Dépenses totales</text:p>
          </table:table-cell>
          <table:table-cell office:value-type="float" office:value="1907.72761276354" calcext:value-type="float">
            <text:p>1908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Epargne nette</text:p>
          </table:table-cell>
          <table:table-cell office:value-type="float" office:value="176.363280839219" calcext:value-type="float">
            <text:p>176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Flux net de dette</text:p>
          </table:table-cell>
          <table:table-cell office:value-type="float" office:value="55.7399695860611" calcext:value-type="float">
            <text:p>56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Recettes d'investissement</text:p>
          </table:table-cell>
          <table:table-cell office:value-type="float" office:value="298.630490746946" calcext:value-type="float">
            <text:p>299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Recettes totales</text:p>
          </table:table-cell>
          <table:table-cell office:value-type="float" office:value="2104.59340893861" calcext:value-type="float">
            <text:p>2105</text:p>
          </table:table-cell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96.865796175061" calcext:value-type="float">
            <text:p>197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567.493284974906" calcext:value-type="float">
            <text:p>567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Autres impôts et taxes</text:p>
          </table:table-cell>
          <table:table-cell office:value-type="float" office:value="50.443485727729" calcext:value-type="float">
            <text:p>50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Charges financières</text:p>
          </table:table-cell>
          <table:table-cell office:value-type="float" office:value="24.2839829046424" calcext:value-type="float">
            <text:p>24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Achats et charges externes</text:p>
          </table:table-cell>
          <table:table-cell office:value-type="float" office:value="528.797794855709" calcext:value-type="float">
            <text:p>529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94015762233375" calcext:value-type="float">
            <text:p>6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FCTVA</text:p>
          </table:table-cell>
          <table:table-cell office:value-type="float" office:value="65.1259731806776" calcext:value-type="float">
            <text:p>65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Fiscalité reversée</text:p>
          </table:table-cell>
          <table:table-cell office:value-type="float" office:value="175.743334378921" calcext:value-type="float">
            <text:p>176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Fonds de roulement</text:p>
          </table:table-cell>
          <table:table-cell office:value-type="float" office:value="86.26686402133" calcext:value-type="float">
            <text:p>86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Impôts locaux</text:p>
          </table:table-cell>
          <table:table-cell office:value-type="float" office:value="978.585577948557" calcext:value-type="float">
            <text:p>979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81.7172882685069" calcext:value-type="float">
            <text:p>82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36.413895859473" calcext:value-type="float">
            <text:p>36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01.26448400251" calcext:value-type="float">
            <text:p>1801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669.033154015056" calcext:value-type="float">
            <text:p>669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6.3590025094103" calcext:value-type="float">
            <text:p>16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Epargne de gestion</text:p>
          </table:table-cell>
          <table:table-cell office:value-type="float" office:value="130.409307559599" calcext:value-type="float">
            <text:p>130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Concours de l'Etat</text:p>
          </table:table-cell>
          <table:table-cell office:value-type="float" office:value="550.800090181932" calcext:value-type="float">
            <text:p>551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98.97669306775" calcext:value-type="float">
            <text:p>1699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Dépenses d'équipement</text:p>
          </table:table-cell>
          <table:table-cell office:value-type="float" office:value="1065.0638935069" calcext:value-type="float">
            <text:p>1065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Dépenses d'intervention</text:p>
          </table:table-cell>
          <table:table-cell office:value-type="float" office:value="118.088672365119" calcext:value-type="float">
            <text:p>118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1068.33031602886" calcext:value-type="float">
            <text:p>1068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Dépôts au Trésor</text:p>
          </table:table-cell>
          <table:table-cell office:value-type="float" office:value="187.517507841907" calcext:value-type="float">
            <text:p>188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63.142644291092" calcext:value-type="float">
            <text:p>463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Encours de dette</text:p>
          </table:table-cell>
          <table:table-cell office:value-type="float" office:value="840.23244510665" calcext:value-type="float">
            <text:p>840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479789836888331" calcext:value-type="float">
            <text:p>0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57.430349749059" calcext:value-type="float">
            <text:p>57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6.3407355708908" calcext:value-type="float">
            <text:p>36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3.26642252195733" calcext:value-type="float">
            <text:p>3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60.9320200752824" calcext:value-type="float">
            <text:p>61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36.4138958594731" calcext:value-type="float">
            <text:p>36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767.30700909661" calcext:value-type="float">
            <text:p>2767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Epargne brute</text:p>
          </table:table-cell>
          <table:table-cell office:value-type="float" office:value="102.287790934755" calcext:value-type="float">
            <text:p>102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Impôts et taxes</text:p>
          </table:table-cell>
          <table:table-cell office:value-type="float" office:value="1029.02906367629" calcext:value-type="float">
            <text:p>1029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839.752655269762" calcext:value-type="float">
            <text:p>840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Frais de personnel</text:p>
          </table:table-cell>
          <table:table-cell office:value-type="float" office:value="991.465507371393" calcext:value-type="float">
            <text:p>991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03.07296031995" calcext:value-type="float">
            <text:p>103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470.29763801757" calcext:value-type="float">
            <text:p>2470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297.009371079046" calcext:value-type="float">
            <text:p>-297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Emprunts hors GAD</text:p>
          </table:table-cell>
          <table:table-cell office:value-type="float" office:value="235.349730238394" calcext:value-type="float">
            <text:p>235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75.8743318695107" calcext:value-type="float">
            <text:p>76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Annuité de la dette</text:p>
          </table:table-cell>
          <table:table-cell office:value-type="float" office:value="100.158314774153" calcext:value-type="float">
            <text:p>100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Dépenses d'investissement</text:p>
          </table:table-cell>
          <table:table-cell office:value-type="float" office:value="1144.20464789837" calcext:value-type="float">
            <text:p>1144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Dépenses totales</text:p>
          </table:table-cell>
          <table:table-cell office:value-type="float" office:value="2843.18134096612" calcext:value-type="float">
            <text:p>2843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Epargne nette</text:p>
          </table:table-cell>
          <table:table-cell office:value-type="float" office:value="26.4134590652447" calcext:value-type="float">
            <text:p>26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Flux net de dette</text:p>
          </table:table-cell>
          <table:table-cell office:value-type="float" office:value="159.475398368883" calcext:value-type="float">
            <text:p>159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Recettes d'investissement</text:p>
          </table:table-cell>
          <table:table-cell office:value-type="float" office:value="904.38288425345" calcext:value-type="float">
            <text:p>904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Recettes totales</text:p>
          </table:table-cell>
          <table:table-cell office:value-type="float" office:value="2705.64736825596" calcext:value-type="float">
            <text:p>2706</text:p>
          </table:table-cell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37.533972710163" calcext:value-type="float">
            <text:p>-138</text:p>
          </table:table-cell>
        </table:table-row>
      </table:table>
      <table:table table:name="Table dynamique_Feuille2_1" table:style-name="ta1">
        <table:shapes>
          <draw:frame draw:z-index="0" draw:style-name="gr1" draw:text-style-name="P1" svg:width="32.009cm" svg:height="22.385cm" svg:x="28.692cm" svg:y="79.7cm">
            <draw:object draw:notify-on-update-of-ranges="'Table dynamique_Feuille2_1'.A191:'Table dynamique_Feuille2_1'.A226 'Table dynamique_Feuille2_1'.B190:'Table dynamique_Feuille2_1'.B190 'Table dynamique_Feuille2_1'.B191:'Table dynamique_Feuille2_1'.B226 'Table dynamique_Feuille2_1'.C190:'Table dynamique_Feuille2_1'.C190 'Table dynamique_Feuille2_1'.C191:'Table dynamique_Feuille2_1'.C226 'Table dynamique_Feuille2_1'.D190:'Table dynamique_Feuille2_1'.D190 'Table dynamique_Feuille2_1'.D191:'Table dynamique_Feuille2_1'.D226 'Table dynamique_Feuille2_1'.E190:'Table dynamique_Feuille2_1'.E190 'Table dynamique_Feuille2_1'.E191:'Table dynamique_Feuille2_1'.E226 'Table dynamique_Feuille2_1'.F190:'Table dynamique_Feuille2_1'.F190 'Table dynamique_Feuille2_1'.F191:'Table dynamique_Feuille2_1'.F226 'Table dynamique_Feuille2_1'.G190:'Table dynamique_Feuille2_1'.G190 'Table dynamique_Feuille2_1'.G191:'Table dynamique_Feuille2_1'.G226 'Table dynamique_Feuille2_1'.H190:'Table dynamique_Feuille2_1'.H190 'Table dynamique_Feuille2_1'.H191:'Table dynamique_Feuille2_1'.H226 'Table dynamique_Feuille2_1'.I190:'Table dynamique_Feuille2_1'.I190 'Table dynamique_Feuille2_1'.I191:'Table dynamique_Feuille2_1'.I2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7.12cm" svg:height="26.504cm" svg:x="24.167cm" svg:y="45.766cm">
            <draw:object draw:notify-on-update-of-ranges="'Table dynamique_Feuille2_1'.A97:'Table dynamique_Feuille2_1'.A97 'Table dynamique_Feuille2_1'.A98:'Table dynamique_Feuille2_1'.A136 'Table dynamique_Feuille2_1'.B97:'Table dynamique_Feuille2_1'.B97 'Table dynamique_Feuille2_1'.B98:'Table dynamique_Feuille2_1'.B136 'Table dynamique_Feuille2_1'.C97:'Table dynamique_Feuille2_1'.C97 'Table dynamique_Feuille2_1'.C98:'Table dynamique_Feuille2_1'.C136 'Table dynamique_Feuille2_1'.D97:'Table dynamique_Feuille2_1'.D97 'Table dynamique_Feuille2_1'.D98:'Table dynamique_Feuille2_1'.D136 'Table dynamique_Feuille2_1'.E97:'Table dynamique_Feuille2_1'.E97 'Table dynamique_Feuille2_1'.E98:'Table dynamique_Feuille2_1'.E136 'Table dynamique_Feuille2_1'.F97:'Table dynamique_Feuille2_1'.F97 'Table dynamique_Feuille2_1'.F98:'Table dynamique_Feuille2_1'.F1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7" table:default-cell-style-name="ce10"/>
        <table:table-column table:style-name="co4" table:default-cell-style-name="ce28"/>
        <table:table-column table:style-name="co4" table:default-cell-style-name="ce53"/>
        <table:table-column table:style-name="co4" table:number-columns-repeated="3" table:default-cell-style-name="ce28"/>
        <table:table-column table:style-name="co4" table:default-cell-style-name="ce6"/>
        <table:table-column table:style-name="co4" table:number-columns-repeated="3" table:default-cell-style-name="Default"/>
        <table:table-column table:style-name="co8" table:default-cell-style-name="Default"/>
        <table:table-column table:style-name="co4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16366" table:default-cell-style-name="Default"/>
        <table:table-row table:style-name="ro1" table:number-rows-repeated="2">
          <table:table-cell table:style-name="Default" table:number-columns-repeated="7"/>
          <table:table-cell table:number-columns-repeated="16377"/>
        </table:table-row>
        <table:table-row table:style-name="ro1">
          <table:table-cell table:style-name="ce3" office:value-type="string" calcext:value-type="string">
            <text:p>Somme - montant</text:p>
          </table:table-cell>
          <table:table-cell table:style-name="ce25" office:value-type="string" calcext:value-type="string">
            <text:p>agregat</text:p>
          </table:table-cell>
          <table:table-cell table:style-name="ce51" table:number-columns-repeated="4"/>
          <table:table-cell table:style-name="ce57"/>
          <table:table-cell table:number-columns-repeated="3"/>
          <table:table-cell table:style-name="ce6" table:number-columns-repeated="13"/>
          <table:table-cell table:number-columns-repeated="16361"/>
        </table:table-row>
        <table:table-row table:style-name="ro2">
          <table:table-cell table:style-name="ce4" office:value-type="string" calcext:value-type="string">
            <text:p>ville</text:p>
          </table:table-cell>
          <table:table-cell table:style-name="ce26" office:value-type="string" calcext:value-type="string">
            <text:p>Annuité de la dette</text:p>
          </table:table-cell>
          <table:table-cell table:style-name="ce52" office:value-type="string" calcext:value-type="string">
            <text:p>Dépenses d'équipement</text:p>
          </table:table-cell>
          <table:table-cell table:style-name="ce52" office:value-type="string" calcext:value-type="string">
            <text:p>Dotation globale de fonctionnement</text:p>
          </table:table-cell>
          <table:table-cell table:style-name="ce52" office:value-type="string" calcext:value-type="string">
            <text:p>Frais de personnel</text:p>
          </table:table-cell>
          <table:table-cell table:style-name="ce52" office:value-type="string" calcext:value-type="string">
            <text:p>Impôts locaux</text:p>
          </table:table-cell>
          <table:table-cell table:style-name="ce58" office:value-type="string" calcext:value-type="string">
            <text:p>Total Résultat</text:p>
          </table:table-cell>
          <table:table-cell table:style-name="ce72" table:number-columns-repeated="3"/>
          <table:table-cell table:style-name="ce96" table:number-columns-repeated="3"/>
          <table:table-cell table:style-name="ce96" office:value-type="string" calcext:value-type="string">
            <text:p>moyenne</text:p>
          </table:table-cell>
          <table:table-cell table:style-name="ce96" table:number-columns-repeated="9"/>
          <table:table-cell table:style-name="ce72" table:number-columns-repeated="16361"/>
        </table:table-row>
        <table:table-row table:style-name="ro3">
          <table:table-cell table:style-name="ce7" office:value-type="string" calcext:value-type="string">
            <text:p>AUBERVILLIERS</text:p>
          </table:table-cell>
          <table:table-cell office:value-type="float" office:value="173.537187094916" calcext:value-type="float">
            <text:p>174</text:p>
          </table:table-cell>
          <table:table-cell office:value-type="float" office:value="317.812006115734" calcext:value-type="float">
            <text:p>318</text:p>
          </table:table-cell>
          <table:table-cell office:value-type="float" office:value="374.194584473571" calcext:value-type="float">
            <text:p>374</text:p>
          </table:table-cell>
          <table:table-cell office:value-type="float" office:value="955.433441318871" calcext:value-type="float">
            <text:p>955</text:p>
          </table:table-cell>
          <table:table-cell office:value-type="float" office:value="1032.01225362568" calcext:value-type="float">
            <text:p>1032</text:p>
          </table:table-cell>
          <table:table-cell table:style-name="ce60" office:value-type="float" office:value="2852.98947262877" calcext:value-type="float">
            <text:p>2853</text:p>
          </table:table-cell>
          <table:table-cell table:number-columns-repeated="3"/>
          <table:table-cell table:style-name="ce6" table:number-columns-repeated="3"/>
          <table:table-cell table:style-name="ce6" table:formula="of:=AVERAGE([.B5:.F5])" office:value-type="float" office:value="570.597894525754" calcext:value-type="float">
            <text:p>571</text:p>
          </table:table-cell>
          <table:table-cell table:style-name="ce6" table:number-columns-repeated="9"/>
          <table:table-cell table:number-columns-repeated="16361"/>
        </table:table-row>
        <table:table-row table:style-name="ro1">
          <table:table-cell table:style-name="ce9" office:value-type="string" calcext:value-type="string">
            <text:p>AULNAY-SOUS-BOIS</text:p>
          </table:table-cell>
          <table:table-cell office:value-type="float" office:value="223.313828159312" calcext:value-type="float">
            <text:p>223</text:p>
          </table:table-cell>
          <table:table-cell office:value-type="float" office:value="245.208062573681" calcext:value-type="float">
            <text:p>245</text:p>
          </table:table-cell>
          <table:table-cell office:value-type="float" office:value="157.921233905827" calcext:value-type="float">
            <text:p>158</text:p>
          </table:table-cell>
          <table:table-cell office:value-type="float" office:value="1091.00988661843" calcext:value-type="float">
            <text:p>1091</text:p>
          </table:table-cell>
          <table:table-cell office:value-type="float" office:value="1295.00228843531" calcext:value-type="float">
            <text:p>1295</text:p>
          </table:table-cell>
          <table:table-cell table:style-name="ce61" office:value-type="float" office:value="3012.45529969256" calcext:value-type="float">
            <text:p>3012</text:p>
          </table:table-cell>
          <table:table-cell table:number-columns-repeated="3"/>
          <table:table-cell table:style-name="ce6" table:number-columns-repeated="3"/>
          <table:table-cell table:style-name="ce6" table:formula="of:=AVERAGE([.B6:.F6])" office:value-type="float" office:value="602.491059938512" calcext:value-type="float">
            <text:p>602</text:p>
          </table:table-cell>
          <table:table-cell table:style-name="ce6" table:number-columns-repeated="9"/>
          <table:table-cell table:number-columns-repeated="16361"/>
        </table:table-row>
        <table:table-row table:style-name="ro1">
          <table:table-cell table:style-name="ce9" office:value-type="string" calcext:value-type="string">
            <text:p>BAGNOLET</text:p>
          </table:table-cell>
          <table:table-cell office:value-type="float" office:value="327.958220950548" calcext:value-type="float">
            <text:p>328</text:p>
          </table:table-cell>
          <table:table-cell office:value-type="float" office:value="452.231200719115" calcext:value-type="float">
            <text:p>452</text:p>
          </table:table-cell>
          <table:table-cell office:value-type="float" office:value="153.96723469982" calcext:value-type="float">
            <text:p>154</text:p>
          </table:table-cell>
          <table:table-cell office:value-type="float" office:value="1145.41869090725" calcext:value-type="float">
            <text:p>1145</text:p>
          </table:table-cell>
          <table:table-cell office:value-type="float" office:value="1515.85349251766" calcext:value-type="float">
            <text:p>1516</text:p>
          </table:table-cell>
          <table:table-cell table:style-name="ce61" office:value-type="float" office:value="3595.42883979439" calcext:value-type="float">
            <text:p>3595</text:p>
          </table:table-cell>
          <table:table-cell table:number-columns-repeated="3"/>
          <table:table-cell table:style-name="ce6" table:number-columns-repeated="3"/>
          <table:table-cell table:style-name="ce6" table:formula="of:=AVERAGE([.B7:.F7])" office:value-type="float" office:value="719.085767958879" calcext:value-type="float">
            <text:p>719</text:p>
          </table:table-cell>
          <table:table-cell table:style-name="ce6" table:number-columns-repeated="9"/>
          <table:table-cell table:number-columns-repeated="16361"/>
        </table:table-row>
        <table:table-row table:style-name="ro1">
          <table:table-cell table:style-name="ce9" office:value-type="string" calcext:value-type="string">
            <text:p>BOBIGNY</text:p>
          </table:table-cell>
          <table:table-cell office:value-type="float" office:value="252.741718577304" calcext:value-type="float">
            <text:p>253</text:p>
          </table:table-cell>
          <table:table-cell office:value-type="float" office:value="859.210546828287" calcext:value-type="float">
            <text:p>859</text:p>
          </table:table-cell>
          <table:table-cell office:value-type="float" office:value="390.935315540577" calcext:value-type="float">
            <text:p>391</text:p>
          </table:table-cell>
          <table:table-cell office:value-type="float" office:value="1294.44163396206" calcext:value-type="float">
            <text:p>1294</text:p>
          </table:table-cell>
          <table:table-cell office:value-type="float" office:value="1508.12327662119" calcext:value-type="float">
            <text:p>1508</text:p>
          </table:table-cell>
          <table:table-cell table:style-name="ce61" office:value-type="float" office:value="4305.45249152942" calcext:value-type="float">
            <text:p>4305</text:p>
          </table:table-cell>
          <table:table-cell table:number-columns-repeated="3"/>
          <table:table-cell table:style-name="ce6" table:number-columns-repeated="3"/>
          <table:table-cell table:style-name="ce6" table:formula="of:=AVERAGE([.B8:.F8])" office:value-type="float" office:value="861.090498305884" calcext:value-type="float">
            <text:p>861</text:p>
          </table:table-cell>
          <table:table-cell table:style-name="ce6" table:number-columns-repeated="9"/>
          <table:table-cell table:number-columns-repeated="16361"/>
        </table:table-row>
        <table:table-row table:style-name="ro1">
          <table:table-cell table:style-name="ce9" office:value-type="string" calcext:value-type="string">
            <text:p>BONDY</text:p>
          </table:table-cell>
          <table:table-cell office:value-type="float" office:value="253.895373772778" calcext:value-type="float">
            <text:p>254</text:p>
          </table:table-cell>
          <table:table-cell office:value-type="float" office:value="215.251284602484" calcext:value-type="float">
            <text:p>215</text:p>
          </table:table-cell>
          <table:table-cell office:value-type="float" office:value="475.230425688281" calcext:value-type="float">
            <text:p>475</text:p>
          </table:table-cell>
          <table:table-cell office:value-type="float" office:value="963.681958656039" calcext:value-type="float">
            <text:p>964</text:p>
          </table:table-cell>
          <table:table-cell office:value-type="float" office:value="1013.0950174308" calcext:value-type="float">
            <text:p>1013</text:p>
          </table:table-cell>
          <table:table-cell table:style-name="ce61" office:value-type="float" office:value="2921.15406015038" calcext:value-type="float">
            <text:p>2921</text:p>
          </table:table-cell>
          <table:table-cell table:number-columns-repeated="3"/>
          <table:table-cell table:style-name="ce6" table:number-columns-repeated="3"/>
          <table:table-cell table:style-name="ce6" table:formula="of:=AVERAGE([.B9:.F9])" office:value-type="float" office:value="584.230812030076" calcext:value-type="float">
            <text:p>584</text:p>
          </table:table-cell>
          <table:table-cell table:style-name="ce6" table:number-columns-repeated="9"/>
          <table:table-cell table:number-columns-repeated="16361"/>
        </table:table-row>
        <table:table-row table:style-name="ro1">
          <table:table-cell table:style-name="ce9" office:value-type="string" calcext:value-type="string">
            <text:p>CLICHY-SOUS-BOIS</text:p>
          </table:table-cell>
          <table:table-cell office:value-type="float" office:value="124.829845668657" calcext:value-type="float">
            <text:p>125</text:p>
          </table:table-cell>
          <table:table-cell office:value-type="float" office:value="464.126861370194" calcext:value-type="float">
            <text:p>464</text:p>
          </table:table-cell>
          <table:table-cell office:value-type="float" office:value="924.842816882507" calcext:value-type="float">
            <text:p>925</text:p>
          </table:table-cell>
          <table:table-cell office:value-type="float" office:value="1017.01683385895" calcext:value-type="float">
            <text:p>1017</text:p>
          </table:table-cell>
          <table:table-cell office:value-type="float" office:value="776.67419311548" calcext:value-type="float">
            <text:p>777</text:p>
          </table:table-cell>
          <table:table-cell table:style-name="ce61" office:value-type="float" office:value="3307.49055089579" calcext:value-type="float">
            <text:p>3307</text:p>
          </table:table-cell>
          <table:table-cell table:number-columns-repeated="3"/>
          <table:table-cell table:style-name="ce6" table:number-columns-repeated="3"/>
          <table:table-cell table:style-name="ce6" table:formula="of:=AVERAGE([.B10:.F10])" office:value-type="float" office:value="661.498110179158" calcext:value-type="float">
            <text:p>661</text:p>
          </table:table-cell>
          <table:table-cell table:style-name="ce6" table:number-columns-repeated="9"/>
          <table:table-cell table:number-columns-repeated="16361"/>
        </table:table-row>
        <table:table-row table:style-name="ro1">
          <table:table-cell table:style-name="ce9" office:value-type="string" calcext:value-type="string">
            <text:p>COUBRON</text:p>
          </table:table-cell>
          <table:table-cell office:value-type="float" office:value="53.0851243391424" calcext:value-type="float">
            <text:p>53</text:p>
          </table:table-cell>
          <table:table-cell office:value-type="float" office:value="188.062024672019" calcext:value-type="float">
            <text:p>188</text:p>
          </table:table-cell>
          <table:table-cell office:value-type="float" office:value="88.3884863912277" calcext:value-type="float">
            <text:p>88</text:p>
          </table:table-cell>
          <table:table-cell office:value-type="float" office:value="737.429154102213" calcext:value-type="float">
            <text:p>737</text:p>
          </table:table-cell>
          <table:table-cell office:value-type="float" office:value="953.186414724887" calcext:value-type="float">
            <text:p>953</text:p>
          </table:table-cell>
          <table:table-cell table:style-name="ce61" office:value-type="float" office:value="2020.15120422949" calcext:value-type="float">
            <text:p>2020</text:p>
          </table:table-cell>
          <table:table-cell table:number-columns-repeated="3"/>
          <table:table-cell table:style-name="ce6" table:number-columns-repeated="3"/>
          <table:table-cell table:style-name="ce6" table:formula="of:=AVERAGE([.B11:.F11])" office:value-type="float" office:value="404.030240845898" calcext:value-type="float">
            <text:p>404</text:p>
          </table:table-cell>
          <table:table-cell table:style-name="ce6" table:number-columns-repeated="9"/>
          <table:table-cell table:number-columns-repeated="16361"/>
        </table:table-row>
        <table:table-row table:style-name="ro1">
          <table:table-cell table:style-name="ce9" office:value-type="string" calcext:value-type="string">
            <text:p>DRANCY</text:p>
          </table:table-cell>
          <table:table-cell office:value-type="float" office:value="172.842069562546" calcext:value-type="float">
            <text:p>173</text:p>
          </table:table-cell>
          <table:table-cell office:value-type="float" office:value="640.249830491909" calcext:value-type="float">
            <text:p>640</text:p>
          </table:table-cell>
          <table:table-cell office:value-type="float" office:value="306.71404236306" calcext:value-type="float">
            <text:p>307</text:p>
          </table:table-cell>
          <table:table-cell office:value-type="float" office:value="931.146335190383" calcext:value-type="float">
            <text:p>931</text:p>
          </table:table-cell>
          <table:table-cell office:value-type="float" office:value="1060.87088621734" calcext:value-type="float">
            <text:p>1061</text:p>
          </table:table-cell>
          <table:table-cell table:style-name="ce61" office:value-type="float" office:value="3111.82316382524" calcext:value-type="float">
            <text:p>3112</text:p>
          </table:table-cell>
          <table:table-cell table:number-columns-repeated="3"/>
          <table:table-cell table:style-name="ce6" table:number-columns-repeated="3"/>
          <table:table-cell table:style-name="ce6" table:formula="of:=AVERAGE([.B12:.F12])" office:value-type="float" office:value="622.364632765048" calcext:value-type="float">
            <text:p>622</text:p>
          </table:table-cell>
          <table:table-cell table:style-name="ce6" table:number-columns-repeated="9"/>
          <table:table-cell table:number-columns-repeated="16361"/>
        </table:table-row>
        <table:table-row table:style-name="ro1">
          <table:table-cell table:style-name="ce9" office:value-type="string" calcext:value-type="string">
            <text:p>DUGNY</text:p>
          </table:table-cell>
          <table:table-cell office:value-type="float" office:value="85.5491379310345" calcext:value-type="float">
            <text:p>86</text:p>
          </table:table-cell>
          <table:table-cell office:value-type="float" office:value="553.195035186488" calcext:value-type="float">
            <text:p>553</text:p>
          </table:table-cell>
          <table:table-cell office:value-type="float" office:value="443.317646023927" calcext:value-type="float">
            <text:p>443</text:p>
          </table:table-cell>
          <table:table-cell office:value-type="float" office:value="1307.51138282899" calcext:value-type="float">
            <text:p>1308</text:p>
          </table:table-cell>
          <table:table-cell office:value-type="float" office:value="1353.87346059113" calcext:value-type="float">
            <text:p>1354</text:p>
          </table:table-cell>
          <table:table-cell table:style-name="ce61" office:value-type="float" office:value="3743.44666256157" calcext:value-type="float">
            <text:p>3743</text:p>
          </table:table-cell>
          <table:table-cell table:number-columns-repeated="3"/>
          <table:table-cell table:style-name="ce6" table:number-columns-repeated="3"/>
          <table:table-cell table:style-name="ce6" table:formula="of:=AVERAGE([.B13:.F13])" office:value-type="float" office:value="748.689332512314" calcext:value-type="float">
            <text:p>749</text:p>
          </table:table-cell>
          <table:table-cell table:style-name="ce6" table:number-columns-repeated="9"/>
          <table:table-cell table:number-columns-repeated="16361"/>
        </table:table-row>
        <table:table-row table:style-name="ro1">
          <table:table-cell table:style-name="ce9" office:value-type="string" calcext:value-type="string">
            <text:p>EPINAY-SUR-SEINE</text:p>
          </table:table-cell>
          <table:table-cell office:value-type="float" office:value="69.6126463075862" calcext:value-type="float">
            <text:p>70</text:p>
          </table:table-cell>
          <table:table-cell office:value-type="float" office:value="420.751355780525" calcext:value-type="float">
            <text:p>421</text:p>
          </table:table-cell>
          <table:table-cell office:value-type="float" office:value="495.017823517348" calcext:value-type="float">
            <text:p>495</text:p>
          </table:table-cell>
          <table:table-cell office:value-type="float" office:value="741.342873762515" calcext:value-type="float">
            <text:p>741</text:p>
          </table:table-cell>
          <table:table-cell office:value-type="float" office:value="761.647910956989" calcext:value-type="float">
            <text:p>762</text:p>
          </table:table-cell>
          <table:table-cell table:style-name="ce61" office:value-type="float" office:value="2488.37261032496" calcext:value-type="float">
            <text:p>2488</text:p>
          </table:table-cell>
          <table:table-cell table:number-columns-repeated="3"/>
          <table:table-cell table:style-name="ce6" table:number-columns-repeated="3"/>
          <table:table-cell table:style-name="ce6" table:formula="of:=AVERAGE([.B14:.F14])" office:value-type="float" office:value="497.674522064993" calcext:value-type="float">
            <text:p>498</text:p>
          </table:table-cell>
          <table:table-cell table:style-name="ce6" table:number-columns-repeated="9"/>
          <table:table-cell table:number-columns-repeated="16361"/>
        </table:table-row>
        <table:table-row table:style-name="ro1">
          <table:table-cell table:style-name="ce9" office:value-type="string" calcext:value-type="string">
            <text:p>GAGNY</text:p>
          </table:table-cell>
          <table:table-cell office:value-type="float" office:value="47.0362956366875" calcext:value-type="float">
            <text:p>47</text:p>
          </table:table-cell>
          <table:table-cell office:value-type="float" office:value="465.277219748689" calcext:value-type="float">
            <text:p>465</text:p>
          </table:table-cell>
          <table:table-cell office:value-type="float" office:value="246.961116058178" calcext:value-type="float">
            <text:p>247</text:p>
          </table:table-cell>
          <table:table-cell office:value-type="float" office:value="709.990760364104" calcext:value-type="float">
            <text:p>710</text:p>
          </table:table-cell>
          <table:table-cell office:value-type="float" office:value="852.440585732661" calcext:value-type="float">
            <text:p>852</text:p>
          </table:table-cell>
          <table:table-cell table:style-name="ce61" office:value-type="float" office:value="2321.70597754032" calcext:value-type="float">
            <text:p>2322</text:p>
          </table:table-cell>
          <table:table-cell table:number-columns-repeated="3"/>
          <table:table-cell table:style-name="ce6" table:number-columns-repeated="3"/>
          <table:table-cell table:style-name="ce6" table:formula="of:=AVERAGE([.B15:.F15])" office:value-type="float" office:value="464.341195508064" calcext:value-type="float">
            <text:p>464</text:p>
          </table:table-cell>
          <table:table-cell table:style-name="ce6" table:number-columns-repeated="9"/>
          <table:table-cell table:number-columns-repeated="16361"/>
        </table:table-row>
        <table:table-row table:style-name="ro1">
          <table:table-cell table:style-name="ce9" office:value-type="string" calcext:value-type="string">
            <text:p>GOURNAY-SUR-MARNE</text:p>
          </table:table-cell>
          <table:table-cell office:value-type="float" office:value="113.809483006912" calcext:value-type="float">
            <text:p>114</text:p>
          </table:table-cell>
          <table:table-cell office:value-type="float" office:value="633.169714861751" calcext:value-type="float">
            <text:p>633</text:p>
          </table:table-cell>
          <table:table-cell office:value-type="float" office:value="90.2973790322581" calcext:value-type="float">
            <text:p>90</text:p>
          </table:table-cell>
          <table:table-cell office:value-type="float" office:value="939.265224654378" calcext:value-type="float">
            <text:p>939</text:p>
          </table:table-cell>
          <table:table-cell office:value-type="float" office:value="1229.58269585253" calcext:value-type="float">
            <text:p>1230</text:p>
          </table:table-cell>
          <table:table-cell table:style-name="ce61" office:value-type="float" office:value="3006.12449740783" calcext:value-type="float">
            <text:p>3006</text:p>
          </table:table-cell>
          <table:table-cell table:number-columns-repeated="3"/>
          <table:table-cell table:style-name="ce6" table:number-columns-repeated="3"/>
          <table:table-cell table:style-name="ce6" table:formula="of:=AVERAGE([.B16:.F16])" office:value-type="float" office:value="601.224899481566" calcext:value-type="float">
            <text:p>601</text:p>
          </table:table-cell>
          <table:table-cell table:style-name="ce6" table:number-columns-repeated="9"/>
          <table:table-cell table:number-columns-repeated="16361"/>
        </table:table-row>
        <table:table-row table:style-name="ro1">
          <table:table-cell table:style-name="ce9" office:value-type="string" calcext:value-type="string">
            <text:p>L'ILE-SAINT-DENIS</text:p>
          </table:table-cell>
          <table:table-cell office:value-type="float" office:value="84.4541794310722" calcext:value-type="float">
            <text:p>84</text:p>
          </table:table-cell>
          <table:table-cell office:value-type="float" office:value="522.76396637107" calcext:value-type="float">
            <text:p>523</text:p>
          </table:table-cell>
          <table:table-cell office:value-type="float" office:value="275.968444086145" calcext:value-type="float">
            <text:p>276</text:p>
          </table:table-cell>
          <table:table-cell office:value-type="float" office:value="940.159570424968" calcext:value-type="float">
            <text:p>940</text:p>
          </table:table-cell>
          <table:table-cell office:value-type="float" office:value="916.980422664978" calcext:value-type="float">
            <text:p>917</text:p>
          </table:table-cell>
          <table:table-cell table:style-name="ce61" office:value-type="float" office:value="2740.32658297823" calcext:value-type="float">
            <text:p>2740</text:p>
          </table:table-cell>
          <table:table-cell table:number-columns-repeated="3"/>
          <table:table-cell table:style-name="ce6" table:number-columns-repeated="3"/>
          <table:table-cell table:style-name="ce6" table:formula="of:=AVERAGE([.B17:.F17])" office:value-type="float" office:value="548.065316595647" calcext:value-type="float">
            <text:p>548</text:p>
          </table:table-cell>
          <table:table-cell table:style-name="ce6" table:number-columns-repeated="9"/>
          <table:table-cell table:number-columns-repeated="16361"/>
        </table:table-row>
        <table:table-row table:style-name="ro1">
          <table:table-cell table:style-name="ce9" office:value-type="string" calcext:value-type="string">
            <text:p>LA COURNEUVE</text:p>
          </table:table-cell>
          <table:table-cell office:value-type="float" office:value="177.238001437967" calcext:value-type="float">
            <text:p>177</text:p>
          </table:table-cell>
          <table:table-cell office:value-type="float" office:value="520.493080843325" calcext:value-type="float">
            <text:p>520</text:p>
          </table:table-cell>
          <table:table-cell office:value-type="float" office:value="423.726807502802" calcext:value-type="float">
            <text:p>424</text:p>
          </table:table-cell>
          <table:table-cell office:value-type="float" office:value="1038.91538285859" calcext:value-type="float">
            <text:p>1039</text:p>
          </table:table-cell>
          <table:table-cell office:value-type="float" office:value="926.957514009601" calcext:value-type="float">
            <text:p>927</text:p>
          </table:table-cell>
          <table:table-cell table:style-name="ce61" office:value-type="float" office:value="3087.33078665228" calcext:value-type="float">
            <text:p>3087</text:p>
          </table:table-cell>
          <table:table-cell table:number-columns-repeated="3"/>
          <table:table-cell table:style-name="ce6" table:number-columns-repeated="3"/>
          <table:table-cell table:style-name="ce6" table:formula="of:=AVERAGE([.B18:.F18])" office:value-type="float" office:value="617.466157330457" calcext:value-type="float">
            <text:p>617</text:p>
          </table:table-cell>
          <table:table-cell table:style-name="ce6" table:number-columns-repeated="9"/>
          <table:table-cell table:number-columns-repeated="16361"/>
        </table:table-row>
        <table:table-row table:style-name="ro1">
          <table:table-cell table:style-name="ce9" office:value-type="string" calcext:value-type="string">
            <text:p>LE BLANC-MESNIL</text:p>
          </table:table-cell>
          <table:table-cell office:value-type="float" office:value="177.898015446263" calcext:value-type="float">
            <text:p>178</text:p>
          </table:table-cell>
          <table:table-cell office:value-type="float" office:value="535.593196109323" calcext:value-type="float">
            <text:p>536</text:p>
          </table:table-cell>
          <table:table-cell office:value-type="float" office:value="320.926039454757" calcext:value-type="float">
            <text:p>321</text:p>
          </table:table-cell>
          <table:table-cell office:value-type="float" office:value="907.76275207206" calcext:value-type="float">
            <text:p>908</text:p>
          </table:table-cell>
          <table:table-cell office:value-type="float" office:value="1288.98059798616" calcext:value-type="float">
            <text:p>1289</text:p>
          </table:table-cell>
          <table:table-cell table:style-name="ce61" office:value-type="float" office:value="3231.16060106856" calcext:value-type="float">
            <text:p>3231</text:p>
          </table:table-cell>
          <table:table-cell table:number-columns-repeated="3"/>
          <table:table-cell table:style-name="ce6" table:number-columns-repeated="3"/>
          <table:table-cell table:style-name="ce6" table:formula="of:=AVERAGE([.B19:.F19])" office:value-type="float" office:value="646.232120213713" calcext:value-type="float">
            <text:p>646</text:p>
          </table:table-cell>
          <table:table-cell table:style-name="ce6" table:number-columns-repeated="9"/>
          <table:table-cell table:number-columns-repeated="16361"/>
        </table:table-row>
        <table:table-row table:style-name="ro1">
          <table:table-cell table:style-name="ce9" office:value-type="string" calcext:value-type="string">
            <text:p>LE BOURGET</text:p>
          </table:table-cell>
          <table:table-cell office:value-type="float" office:value="224.726134498991" calcext:value-type="float">
            <text:p>225</text:p>
          </table:table-cell>
          <table:table-cell office:value-type="float" office:value="345.599360457297" calcext:value-type="float">
            <text:p>346</text:p>
          </table:table-cell>
          <table:table-cell office:value-type="float" office:value="109.011365164761" calcext:value-type="float">
            <text:p>109</text:p>
          </table:table-cell>
          <table:table-cell office:value-type="float" office:value="921.221532616005" calcext:value-type="float">
            <text:p>921</text:p>
          </table:table-cell>
          <table:table-cell office:value-type="float" office:value="1312.99361129792" calcext:value-type="float">
            <text:p>1313</text:p>
          </table:table-cell>
          <table:table-cell table:style-name="ce61" office:value-type="float" office:value="2913.55200403497" calcext:value-type="float">
            <text:p>2914</text:p>
          </table:table-cell>
          <table:table-cell table:number-columns-repeated="3"/>
          <table:table-cell table:style-name="ce6" table:number-columns-repeated="3"/>
          <table:table-cell table:style-name="ce6" table:formula="of:=AVERAGE([.B20:.F20])" office:value-type="float" office:value="582.710400806995" calcext:value-type="float">
            <text:p>583</text:p>
          </table:table-cell>
          <table:table-cell table:style-name="ce6" table:number-columns-repeated="9"/>
          <table:table-cell table:number-columns-repeated="16361"/>
        </table:table-row>
        <table:table-row table:style-name="ro1">
          <table:table-cell table:style-name="ce9" office:value-type="string" calcext:value-type="string">
            <text:p>LE PRE-SAINT-GERVAIS</text:p>
          </table:table-cell>
          <table:table-cell office:value-type="float" office:value="87.857044876722" calcext:value-type="float">
            <text:p>88</text:p>
          </table:table-cell>
          <table:table-cell office:value-type="float" office:value="602.124121090286" calcext:value-type="float">
            <text:p>602</text:p>
          </table:table-cell>
          <table:table-cell office:value-type="float" office:value="308.245905516467" calcext:value-type="float">
            <text:p>308</text:p>
          </table:table-cell>
          <table:table-cell office:value-type="float" office:value="801.834850115296" calcext:value-type="float">
            <text:p>802</text:p>
          </table:table-cell>
          <table:table-cell office:value-type="float" office:value="1054.78010997458" calcext:value-type="float">
            <text:p>1055</text:p>
          </table:table-cell>
          <table:table-cell table:style-name="ce61" office:value-type="float" office:value="2854.84203157335" calcext:value-type="float">
            <text:p>2855</text:p>
          </table:table-cell>
          <table:table-cell table:number-columns-repeated="3"/>
          <table:table-cell table:style-name="ce6" table:number-columns-repeated="3"/>
          <table:table-cell table:style-name="ce6" table:formula="of:=AVERAGE([.B21:.F21])" office:value-type="float" office:value="570.96840631467" calcext:value-type="float">
            <text:p>571</text:p>
          </table:table-cell>
          <table:table-cell table:style-name="ce6" table:number-columns-repeated="9"/>
          <table:table-cell table:number-columns-repeated="16361"/>
        </table:table-row>
        <table:table-row table:style-name="ro1">
          <table:table-cell table:style-name="ce9" office:value-type="string" calcext:value-type="string">
            <text:p>LES LILAS</text:p>
          </table:table-cell>
          <table:table-cell office:value-type="float" office:value="87.3164487684938" calcext:value-type="float">
            <text:p>87</text:p>
          </table:table-cell>
          <table:table-cell office:value-type="float" office:value="421.1245063377" calcext:value-type="float">
            <text:p>421</text:p>
          </table:table-cell>
          <table:table-cell office:value-type="float" office:value="131.871507906228" calcext:value-type="float">
            <text:p>132</text:p>
          </table:table-cell>
          <table:table-cell office:value-type="float" office:value="1013.82699817712" calcext:value-type="float">
            <text:p>1014</text:p>
          </table:table-cell>
          <table:table-cell office:value-type="float" office:value="1239.53597015558" calcext:value-type="float">
            <text:p>1240</text:p>
          </table:table-cell>
          <table:table-cell table:style-name="ce61" office:value-type="float" office:value="2893.67543134512" calcext:value-type="float">
            <text:p>2894</text:p>
          </table:table-cell>
          <table:table-cell table:number-columns-repeated="3"/>
          <table:table-cell table:style-name="ce6" table:number-columns-repeated="3"/>
          <table:table-cell table:style-name="ce6" table:formula="of:=AVERAGE([.B22:.F22])" office:value-type="float" office:value="578.735086269024" calcext:value-type="float">
            <text:p>579</text:p>
          </table:table-cell>
          <table:table-cell table:style-name="ce6" table:number-columns-repeated="9"/>
          <table:table-cell table:number-columns-repeated="16361"/>
        </table:table-row>
        <table:table-row table:style-name="ro1">
          <table:table-cell table:style-name="ce9" office:value-type="string" calcext:value-type="string">
            <text:p>LES PAVILLONS-SOUS-BOIS</text:p>
          </table:table-cell>
          <table:table-cell office:value-type="float" office:value="54.6784106642492" calcext:value-type="float">
            <text:p>55</text:p>
          </table:table-cell>
          <table:table-cell office:value-type="float" office:value="271.760059749464" calcext:value-type="float">
            <text:p>272</text:p>
          </table:table-cell>
          <table:table-cell office:value-type="float" office:value="104.869334102522" calcext:value-type="float">
            <text:p>105</text:p>
          </table:table-cell>
          <table:table-cell office:value-type="float" office:value="865.771794132191" calcext:value-type="float">
            <text:p>866</text:p>
          </table:table-cell>
          <table:table-cell office:value-type="float" office:value="1067.4750700511" calcext:value-type="float">
            <text:p>1067</text:p>
          </table:table-cell>
          <table:table-cell table:style-name="ce61" office:value-type="float" office:value="2364.55466869953" calcext:value-type="float">
            <text:p>2365</text:p>
          </table:table-cell>
          <table:table-cell table:number-columns-repeated="3"/>
          <table:table-cell table:style-name="ce6" table:number-columns-repeated="3"/>
          <table:table-cell table:style-name="ce6" table:formula="of:=AVERAGE([.B23:.F23])" office:value-type="float" office:value="472.910933739905" calcext:value-type="float">
            <text:p>473</text:p>
          </table:table-cell>
          <table:table-cell table:style-name="ce6" table:number-columns-repeated="9"/>
          <table:table-cell table:number-columns-repeated="16361"/>
        </table:table-row>
        <table:table-row table:style-name="ro1">
          <table:table-cell table:style-name="ce9" office:value-type="string" calcext:value-type="string">
            <text:p>LIVRY-GARGAN</text:p>
          </table:table-cell>
          <table:table-cell office:value-type="float" office:value="77.9530475139556" calcext:value-type="float">
            <text:p>78</text:p>
          </table:table-cell>
          <table:table-cell office:value-type="float" office:value="364.866733956467" calcext:value-type="float">
            <text:p>365</text:p>
          </table:table-cell>
          <table:table-cell office:value-type="float" office:value="157.1942965944" calcext:value-type="float">
            <text:p>157</text:p>
          </table:table-cell>
          <table:table-cell office:value-type="float" office:value="917.900944653598" calcext:value-type="float">
            <text:p>918</text:p>
          </table:table-cell>
          <table:table-cell office:value-type="float" office:value="1079.78245445497" calcext:value-type="float">
            <text:p>1080</text:p>
          </table:table-cell>
          <table:table-cell table:style-name="ce61" office:value-type="float" office:value="2597.69747717339" calcext:value-type="float">
            <text:p>2598</text:p>
          </table:table-cell>
          <table:table-cell table:number-columns-repeated="3"/>
          <table:table-cell table:style-name="ce6" table:number-columns-repeated="3"/>
          <table:table-cell table:style-name="ce6" table:formula="of:=AVERAGE([.B24:.F24])" office:value-type="float" office:value="519.539495434678" calcext:value-type="float">
            <text:p>520</text:p>
          </table:table-cell>
          <table:table-cell table:style-name="ce6" table:number-columns-repeated="9"/>
          <table:table-cell table:number-columns-repeated="16361"/>
        </table:table-row>
        <table:table-row table:style-name="ro1">
          <table:table-cell table:style-name="ce9" office:value-type="string" calcext:value-type="string">
            <text:p>MONTFERMEIL</text:p>
          </table:table-cell>
          <table:table-cell office:value-type="float" office:value="221.099" calcext:value-type="float">
            <text:p>221</text:p>
          </table:table-cell>
          <table:table-cell office:value-type="float" office:value="446.831419217082" calcext:value-type="float">
            <text:p>447</text:p>
          </table:table-cell>
          <table:table-cell office:value-type="float" office:value="339.754412811388" calcext:value-type="float">
            <text:p>340</text:p>
          </table:table-cell>
          <table:table-cell office:value-type="float" office:value="847.923995729537" calcext:value-type="float">
            <text:p>848</text:p>
          </table:table-cell>
          <table:table-cell office:value-type="float" office:value="1068.96822064057" calcext:value-type="float">
            <text:p>1069</text:p>
          </table:table-cell>
          <table:table-cell table:style-name="ce61" office:value-type="float" office:value="2924.57704839858" calcext:value-type="float">
            <text:p>2925</text:p>
          </table:table-cell>
          <table:table-cell table:number-columns-repeated="3"/>
          <table:table-cell table:style-name="ce6" table:number-columns-repeated="3"/>
          <table:table-cell table:style-name="ce6" table:formula="of:=AVERAGE([.B25:.F25])" office:value-type="float" office:value="584.915409679715" calcext:value-type="float">
            <text:p>585</text:p>
          </table:table-cell>
          <table:table-cell table:style-name="ce6" table:number-columns-repeated="9"/>
          <table:table-cell table:number-columns-repeated="16361"/>
        </table:table-row>
        <table:table-row table:style-name="ro1">
          <table:table-cell table:style-name="ce9" office:value-type="string" calcext:value-type="string">
            <text:p>MONTREUIL</text:p>
          </table:table-cell>
          <table:table-cell office:value-type="float" office:value="204.77214412597" calcext:value-type="float">
            <text:p>205</text:p>
          </table:table-cell>
          <table:table-cell office:value-type="float" office:value="329.867391789479" calcext:value-type="float">
            <text:p>330</text:p>
          </table:table-cell>
          <table:table-cell office:value-type="float" office:value="138.111705213922" calcext:value-type="float">
            <text:p>138</text:p>
          </table:table-cell>
          <table:table-cell office:value-type="float" office:value="1055.03221625144" calcext:value-type="float">
            <text:p>1055</text:p>
          </table:table-cell>
          <table:table-cell office:value-type="float" office:value="1368.87069188678" calcext:value-type="float">
            <text:p>1369</text:p>
          </table:table-cell>
          <table:table-cell table:style-name="ce61" office:value-type="float" office:value="3096.65414926759" calcext:value-type="float">
            <text:p>3097</text:p>
          </table:table-cell>
          <table:table-cell table:number-columns-repeated="3"/>
          <table:table-cell table:style-name="ce6" table:number-columns-repeated="3"/>
          <table:table-cell table:style-name="ce6" table:formula="of:=AVERAGE([.B26:.F26])" office:value-type="float" office:value="619.330829853518" calcext:value-type="float">
            <text:p>619</text:p>
          </table:table-cell>
          <table:table-cell table:style-name="ce6" table:number-columns-repeated="9"/>
          <table:table-cell table:number-columns-repeated="16361"/>
        </table:table-row>
        <table:table-row table:style-name="ro1">
          <table:table-cell table:style-name="ce9" office:value-type="string" calcext:value-type="string">
            <text:p>NEUILLY-PLAISANCE</text:p>
          </table:table-cell>
          <table:table-cell office:value-type="float" office:value="45.5500826446281" calcext:value-type="float">
            <text:p>46</text:p>
          </table:table-cell>
          <table:table-cell office:value-type="float" office:value="312.783354071873" calcext:value-type="float">
            <text:p>313</text:p>
          </table:table-cell>
          <table:table-cell office:value-type="float" office:value="134.959791995543" calcext:value-type="float">
            <text:p>135</text:p>
          </table:table-cell>
          <table:table-cell office:value-type="float" office:value="863.801491781967" calcext:value-type="float">
            <text:p>864</text:p>
          </table:table-cell>
          <table:table-cell office:value-type="float" office:value="1083.41039093695" calcext:value-type="float">
            <text:p>1083</text:p>
          </table:table-cell>
          <table:table-cell table:style-name="ce61" office:value-type="float" office:value="2440.50511143096" calcext:value-type="float">
            <text:p>2441</text:p>
          </table:table-cell>
          <table:table-cell table:number-columns-repeated="3"/>
          <table:table-cell table:style-name="ce6" table:number-columns-repeated="3"/>
          <table:table-cell table:style-name="ce6" table:formula="of:=AVERAGE([.B27:.F27])" office:value-type="float" office:value="488.101022286192" calcext:value-type="float">
            <text:p>488</text:p>
          </table:table-cell>
          <table:table-cell table:style-name="ce6" table:number-columns-repeated="9"/>
          <table:table-cell table:number-columns-repeated="16361"/>
        </table:table-row>
        <table:table-row table:style-name="ro1">
          <table:table-cell table:style-name="ce9" office:value-type="string" calcext:value-type="string">
            <text:p>NEUILLY-SUR-MARNE</text:p>
          </table:table-cell>
          <table:table-cell office:value-type="float" office:value="38.469689417891" calcext:value-type="float">
            <text:p>38</text:p>
          </table:table-cell>
          <table:table-cell office:value-type="float" office:value="363.803342012275" calcext:value-type="float">
            <text:p>364</text:p>
          </table:table-cell>
          <table:table-cell office:value-type="float" office:value="302.892744228061" calcext:value-type="float">
            <text:p>303</text:p>
          </table:table-cell>
          <table:table-cell office:value-type="float" office:value="972.606878237998" calcext:value-type="float">
            <text:p>973</text:p>
          </table:table-cell>
          <table:table-cell office:value-type="float" office:value="887.333085363586" calcext:value-type="float">
            <text:p>887</text:p>
          </table:table-cell>
          <table:table-cell table:style-name="ce61" office:value-type="float" office:value="2565.10573925981" calcext:value-type="float">
            <text:p>2565</text:p>
          </table:table-cell>
          <table:table-cell table:number-columns-repeated="3"/>
          <table:table-cell table:style-name="ce6" table:number-columns-repeated="3"/>
          <table:table-cell table:style-name="ce6" table:formula="of:=AVERAGE([.B28:.F28])" office:value-type="float" office:value="513.021147851962" calcext:value-type="float">
            <text:p>513</text:p>
          </table:table-cell>
          <table:table-cell table:style-name="ce6" table:number-columns-repeated="9"/>
          <table:table-cell table:number-columns-repeated="16361"/>
        </table:table-row>
        <table:table-row table:style-name="ro1">
          <table:table-cell table:style-name="ce9" office:value-type="string" calcext:value-type="string">
            <text:p>NOISY-LE-GRAND</text:p>
          </table:table-cell>
          <table:table-cell office:value-type="float" office:value="180.556141803487" calcext:value-type="float">
            <text:p>181</text:p>
          </table:table-cell>
          <table:table-cell office:value-type="float" office:value="524.779308785712" calcext:value-type="float">
            <text:p>525</text:p>
          </table:table-cell>
          <table:table-cell office:value-type="float" office:value="90.7307203210219" calcext:value-type="float">
            <text:p>91</text:p>
          </table:table-cell>
          <table:table-cell office:value-type="float" office:value="1003.75283013536" calcext:value-type="float">
            <text:p>1004</text:p>
          </table:table-cell>
          <table:table-cell office:value-type="float" office:value="1387.05308446605" calcext:value-type="float">
            <text:p>1387</text:p>
          </table:table-cell>
          <table:table-cell table:style-name="ce61" office:value-type="float" office:value="3186.87208551163" calcext:value-type="float">
            <text:p>3187</text:p>
          </table:table-cell>
          <table:table-cell table:number-columns-repeated="3"/>
          <table:table-cell table:style-name="ce6" table:number-columns-repeated="3"/>
          <table:table-cell table:style-name="ce6" table:formula="of:=AVERAGE([.B29:.F29])" office:value-type="float" office:value="637.374417102326" calcext:value-type="float">
            <text:p>637</text:p>
          </table:table-cell>
          <table:table-cell table:style-name="ce6" table:number-columns-repeated="9"/>
          <table:table-cell table:number-columns-repeated="16361"/>
        </table:table-row>
        <table:table-row table:style-name="ro1">
          <table:table-cell table:style-name="ce9" office:value-type="string" calcext:value-type="string">
            <text:p>NOISY-LE-SEC</text:p>
          </table:table-cell>
          <table:table-cell office:value-type="float" office:value="169.015020441714" calcext:value-type="float">
            <text:p>169</text:p>
          </table:table-cell>
          <table:table-cell office:value-type="float" office:value="275.53398710766" calcext:value-type="float">
            <text:p>276</text:p>
          </table:table-cell>
          <table:table-cell office:value-type="float" office:value="325.340976443358" calcext:value-type="float">
            <text:p>325</text:p>
          </table:table-cell>
          <table:table-cell office:value-type="float" office:value="855.359788877112" calcext:value-type="float">
            <text:p>855</text:p>
          </table:table-cell>
          <table:table-cell office:value-type="float" office:value="1080.3135261416" calcext:value-type="float">
            <text:p>1080</text:p>
          </table:table-cell>
          <table:table-cell table:style-name="ce61" office:value-type="float" office:value="2705.56329901144" calcext:value-type="float">
            <text:p>2706</text:p>
          </table:table-cell>
          <table:table-cell table:number-columns-repeated="3"/>
          <table:table-cell table:style-name="ce6" table:number-columns-repeated="3"/>
          <table:table-cell table:style-name="ce6" table:formula="of:=AVERAGE([.B30:.F30])" office:value-type="float" office:value="541.112659802289" calcext:value-type="float">
            <text:p>541</text:p>
          </table:table-cell>
          <table:table-cell table:style-name="ce6" table:number-columns-repeated="9"/>
          <table:table-cell table:number-columns-repeated="16361"/>
        </table:table-row>
        <table:table-row table:style-name="ro1">
          <table:table-cell table:style-name="ce9" office:value-type="string" calcext:value-type="string">
            <text:p>PANTIN</text:p>
          </table:table-cell>
          <table:table-cell office:value-type="float" office:value="203.623168523106" calcext:value-type="float">
            <text:p>204</text:p>
          </table:table-cell>
          <table:table-cell office:value-type="float" office:value="1161.24494069785" calcext:value-type="float">
            <text:p>1161</text:p>
          </table:table-cell>
          <table:table-cell office:value-type="float" office:value="76.7260945881658" calcext:value-type="float">
            <text:p>77</text:p>
          </table:table-cell>
          <table:table-cell office:value-type="float" office:value="1132.71136928099" calcext:value-type="float">
            <text:p>1133</text:p>
          </table:table-cell>
          <table:table-cell office:value-type="float" office:value="1650.85101461638" calcext:value-type="float">
            <text:p>1651</text:p>
          </table:table-cell>
          <table:table-cell table:style-name="ce61" office:value-type="float" office:value="4225.15658770649" calcext:value-type="float">
            <text:p>4225</text:p>
          </table:table-cell>
          <table:table-cell table:number-columns-repeated="3"/>
          <table:table-cell table:style-name="ce6" table:number-columns-repeated="3"/>
          <table:table-cell table:style-name="ce6" table:formula="of:=AVERAGE([.B31:.F31])" office:value-type="float" office:value="845.031317541298" calcext:value-type="float">
            <text:p>845</text:p>
          </table:table-cell>
          <table:table-cell table:style-name="ce6" table:number-columns-repeated="9"/>
          <table:table-cell table:number-columns-repeated="16361"/>
        </table:table-row>
        <table:table-row table:style-name="ro1">
          <table:table-cell table:style-name="ce9" office:value-type="string" calcext:value-type="string">
            <text:p>PIERREFITTE-SUR-SEINE</text:p>
          </table:table-cell>
          <table:table-cell office:value-type="float" office:value="149.599630543391" calcext:value-type="float">
            <text:p>150</text:p>
          </table:table-cell>
          <table:table-cell office:value-type="float" office:value="446.202775550484" calcext:value-type="float">
            <text:p>446</text:p>
          </table:table-cell>
          <table:table-cell office:value-type="float" office:value="404.383611916363" calcext:value-type="float">
            <text:p>404</text:p>
          </table:table-cell>
          <table:table-cell office:value-type="float" office:value="916.424907173256" calcext:value-type="float">
            <text:p>916</text:p>
          </table:table-cell>
          <table:table-cell office:value-type="float" office:value="847.30870289274" calcext:value-type="float">
            <text:p>847</text:p>
          </table:table-cell>
          <table:table-cell table:style-name="ce61" office:value-type="float" office:value="2763.91962807623" calcext:value-type="float">
            <text:p>2764</text:p>
          </table:table-cell>
          <table:table-cell table:number-columns-repeated="3"/>
          <table:table-cell table:style-name="ce6" table:number-columns-repeated="3"/>
          <table:table-cell table:style-name="ce6" table:formula="of:=AVERAGE([.B32:.F32])" office:value-type="float" office:value="552.783925615247" calcext:value-type="float">
            <text:p>553</text:p>
          </table:table-cell>
          <table:table-cell table:style-name="ce6" table:number-columns-repeated="9"/>
          <table:table-cell table:number-columns-repeated="16361"/>
        </table:table-row>
        <table:table-row table:style-name="ro1">
          <table:table-cell table:style-name="ce9" office:value-type="string" calcext:value-type="string">
            <text:p>RAINCY (LE )</text:p>
          </table:table-cell>
          <table:table-cell office:value-type="float" office:value="22.8065591397849" calcext:value-type="float">
            <text:p>23</text:p>
          </table:table-cell>
          <table:table-cell office:value-type="float" office:value="711.16989048188" calcext:value-type="float">
            <text:p>711</text:p>
          </table:table-cell>
          <table:table-cell office:value-type="float" office:value="109.767489711934" calcext:value-type="float">
            <text:p>110</text:p>
          </table:table-cell>
          <table:table-cell office:value-type="float" office:value="459.023643302801" calcext:value-type="float">
            <text:p>459</text:p>
          </table:table-cell>
          <table:table-cell office:value-type="float" office:value="1001.92036373291" calcext:value-type="float">
            <text:p>1002</text:p>
          </table:table-cell>
          <table:table-cell table:style-name="ce61" office:value-type="float" office:value="2304.68794636931" calcext:value-type="float">
            <text:p>2305</text:p>
          </table:table-cell>
          <table:table-cell table:number-columns-repeated="3"/>
          <table:table-cell table:style-name="ce6" table:number-columns-repeated="3"/>
          <table:table-cell table:style-name="ce6" table:formula="of:=AVERAGE([.B33:.F33])" office:value-type="float" office:value="460.937589273862" calcext:value-type="float">
            <text:p>461</text:p>
          </table:table-cell>
          <table:table-cell table:style-name="ce6" table:number-columns-repeated="9"/>
          <table:table-cell table:number-columns-repeated="16361"/>
        </table:table-row>
        <table:table-row table:style-name="ro1">
          <table:table-cell table:style-name="ce9" office:value-type="string" calcext:value-type="string">
            <text:p>ROMAINVILLE</text:p>
          </table:table-cell>
          <table:table-cell office:value-type="float" office:value="172.944726929191" calcext:value-type="float">
            <text:p>173</text:p>
          </table:table-cell>
          <table:table-cell office:value-type="float" office:value="373.47637855022" calcext:value-type="float">
            <text:p>373</text:p>
          </table:table-cell>
          <table:table-cell office:value-type="float" office:value="186.114416819122" calcext:value-type="float">
            <text:p>186</text:p>
          </table:table-cell>
          <table:table-cell office:value-type="float" office:value="864.160776474822" calcext:value-type="float">
            <text:p>864</text:p>
          </table:table-cell>
          <table:table-cell office:value-type="float" office:value="1491.61746093633" calcext:value-type="float">
            <text:p>1492</text:p>
          </table:table-cell>
          <table:table-cell table:style-name="ce61" office:value-type="float" office:value="3088.31375970968" calcext:value-type="float">
            <text:p>3088</text:p>
          </table:table-cell>
          <table:table-cell table:number-columns-repeated="3"/>
          <table:table-cell table:style-name="ce6" table:number-columns-repeated="3"/>
          <table:table-cell table:style-name="ce6" table:formula="of:=AVERAGE([.B34:.F34])" office:value-type="float" office:value="617.662751941937" calcext:value-type="float">
            <text:p>618</text:p>
          </table:table-cell>
          <table:table-cell table:style-name="ce6" table:number-columns-repeated="9"/>
          <table:table-cell table:number-columns-repeated="16361"/>
        </table:table-row>
        <table:table-row table:style-name="ro1">
          <table:table-cell table:style-name="ce9" office:value-type="string" calcext:value-type="string">
            <text:p>ROSNY-SOUS-BOIS</text:p>
          </table:table-cell>
          <table:table-cell office:value-type="float" office:value="195.903166365004" calcext:value-type="float">
            <text:p>196</text:p>
          </table:table-cell>
          <table:table-cell office:value-type="float" office:value="437.313264278082" calcext:value-type="float">
            <text:p>437</text:p>
          </table:table-cell>
          <table:table-cell office:value-type="float" office:value="144.421091654491" calcext:value-type="float">
            <text:p>144</text:p>
          </table:table-cell>
          <table:table-cell office:value-type="float" office:value="955.946786532045" calcext:value-type="float">
            <text:p>956</text:p>
          </table:table-cell>
          <table:table-cell office:value-type="float" office:value="1341.48594085963" calcext:value-type="float">
            <text:p>1341</text:p>
          </table:table-cell>
          <table:table-cell table:style-name="ce61" office:value-type="float" office:value="3075.07024968925" calcext:value-type="float">
            <text:p>3075</text:p>
          </table:table-cell>
          <table:table-cell table:number-columns-repeated="3"/>
          <table:table-cell table:style-name="ce6" table:number-columns-repeated="3"/>
          <table:table-cell table:style-name="ce6" table:formula="of:=AVERAGE([.B35:.F35])" office:value-type="float" office:value="615.014049937851" calcext:value-type="float">
            <text:p>615</text:p>
          </table:table-cell>
          <table:table-cell table:style-name="ce6" table:number-columns-repeated="9"/>
          <table:table-cell table:number-columns-repeated="16361"/>
        </table:table-row>
        <table:table-row table:style-name="ro1">
          <table:table-cell table:style-name="ce9" office:value-type="string" calcext:value-type="string">
            <text:p>SAINT-DENIS</text:p>
          </table:table-cell>
          <table:table-cell office:value-type="float" office:value="162.362282152254" calcext:value-type="float">
            <text:p>162</text:p>
          </table:table-cell>
          <table:table-cell office:value-type="float" office:value="350.003579045495" calcext:value-type="float">
            <text:p>350</text:p>
          </table:table-cell>
          <table:table-cell office:value-type="float" office:value="251.112125594605" calcext:value-type="float">
            <text:p>251</text:p>
          </table:table-cell>
          <table:table-cell office:value-type="float" office:value="1065.0024407137" calcext:value-type="float">
            <text:p>1065</text:p>
          </table:table-cell>
          <table:table-cell office:value-type="float" office:value="1204.55887682738" calcext:value-type="float">
            <text:p>1205</text:p>
          </table:table-cell>
          <table:table-cell table:style-name="ce61" office:value-type="float" office:value="3033.03930433343" calcext:value-type="float">
            <text:p>3033</text:p>
          </table:table-cell>
          <table:table-cell table:number-columns-repeated="3"/>
          <table:table-cell table:style-name="ce6" table:number-columns-repeated="3"/>
          <table:table-cell table:style-name="ce6" table:formula="of:=AVERAGE([.B36:.F36])" office:value-type="float" office:value="606.607860866687" calcext:value-type="float">
            <text:p>607</text:p>
          </table:table-cell>
          <table:table-cell table:style-name="ce6" table:number-columns-repeated="9"/>
          <table:table-cell table:number-columns-repeated="16361"/>
        </table:table-row>
        <table:table-row table:style-name="ro1">
          <table:table-cell table:style-name="ce9" office:value-type="string" calcext:value-type="string">
            <text:p>SAINT-OUEN-SUR-SEINE</text:p>
          </table:table-cell>
          <table:table-cell office:value-type="float" office:value="369.777658102026" calcext:value-type="float">
            <text:p>370</text:p>
          </table:table-cell>
          <table:table-cell office:value-type="float" office:value="226.610539009752" calcext:value-type="float">
            <text:p>227</text:p>
          </table:table-cell>
          <table:table-cell office:value-type="float" office:value="26.254463615904" calcext:value-type="float">
            <text:p>26</text:p>
          </table:table-cell>
          <table:table-cell office:value-type="float" office:value="1235.49605307577" calcext:value-type="float">
            <text:p>1235</text:p>
          </table:table-cell>
          <table:table-cell office:value-type="float" office:value="1599.65148162041" calcext:value-type="float">
            <text:p>1600</text:p>
          </table:table-cell>
          <table:table-cell table:style-name="ce61" office:value-type="float" office:value="3457.79019542386" calcext:value-type="float">
            <text:p>3458</text:p>
          </table:table-cell>
          <table:table-cell table:number-columns-repeated="3"/>
          <table:table-cell table:style-name="ce6" table:number-columns-repeated="3"/>
          <table:table-cell table:style-name="ce6" table:formula="of:=AVERAGE([.B37:.F37])" office:value-type="float" office:value="691.558039084772" calcext:value-type="float">
            <text:p>692</text:p>
          </table:table-cell>
          <table:table-cell table:style-name="ce6" table:number-columns-repeated="9"/>
          <table:table-cell table:number-columns-repeated="16361"/>
        </table:table-row>
        <table:table-row table:style-name="ro1">
          <table:table-cell table:style-name="ce9" office:value-type="string" calcext:value-type="string">
            <text:p>SEVRAN</text:p>
          </table:table-cell>
          <table:table-cell office:value-type="float" office:value="200.703095650167" calcext:value-type="float">
            <text:p>201</text:p>
          </table:table-cell>
          <table:table-cell office:value-type="float" office:value="470.199574824045" calcext:value-type="float">
            <text:p>470</text:p>
          </table:table-cell>
          <table:table-cell office:value-type="float" office:value="523.292950271144" calcext:value-type="float">
            <text:p>523</text:p>
          </table:table-cell>
          <table:table-cell office:value-type="float" office:value="1008.54413695627" calcext:value-type="float">
            <text:p>1009</text:p>
          </table:table-cell>
          <table:table-cell office:value-type="float" office:value="1032.60995154033" calcext:value-type="float">
            <text:p>1033</text:p>
          </table:table-cell>
          <table:table-cell table:style-name="ce61" office:value-type="float" office:value="3235.34970924196" calcext:value-type="float">
            <text:p>3235</text:p>
          </table:table-cell>
          <table:table-cell table:number-columns-repeated="3"/>
          <table:table-cell table:style-name="ce6" table:number-columns-repeated="3"/>
          <table:table-cell table:style-name="ce6" table:formula="of:=AVERAGE([.B38:.F38])" office:value-type="float" office:value="647.069941848391" calcext:value-type="float">
            <text:p>647</text:p>
          </table:table-cell>
          <table:table-cell table:style-name="ce6" table:number-columns-repeated="9"/>
          <table:table-cell table:number-columns-repeated="16361"/>
        </table:table-row>
        <table:table-row table:style-name="ro1">
          <table:table-cell table:style-name="ce9" office:value-type="string" calcext:value-type="string">
            <text:p>STAINS</text:p>
          </table:table-cell>
          <table:table-cell office:value-type="float" office:value="192.058564399278" calcext:value-type="float">
            <text:p>192</text:p>
          </table:table-cell>
          <table:table-cell office:value-type="float" office:value="130.571026135549" calcext:value-type="float">
            <text:p>131</text:p>
          </table:table-cell>
          <table:table-cell office:value-type="float" office:value="577.035754024182" calcext:value-type="float">
            <text:p>577</text:p>
          </table:table-cell>
          <table:table-cell office:value-type="float" office:value="1011.13269886012" calcext:value-type="float">
            <text:p>1011</text:p>
          </table:table-cell>
          <table:table-cell office:value-type="float" office:value="805.247014316445" calcext:value-type="float">
            <text:p>805</text:p>
          </table:table-cell>
          <table:table-cell table:style-name="ce61" office:value-type="float" office:value="2716.04505773557" calcext:value-type="float">
            <text:p>2716</text:p>
          </table:table-cell>
          <table:table-cell table:number-columns-repeated="3"/>
          <table:table-cell table:style-name="ce6" table:number-columns-repeated="3"/>
          <table:table-cell table:style-name="ce6" table:formula="of:=AVERAGE([.B39:.F39])" office:value-type="float" office:value="543.209011547115" calcext:value-type="float">
            <text:p>543</text:p>
          </table:table-cell>
          <table:table-cell table:style-name="ce6" table:number-columns-repeated="9"/>
          <table:table-cell table:number-columns-repeated="16361"/>
        </table:table-row>
        <table:table-row table:style-name="ro1">
          <table:table-cell table:style-name="ce9" office:value-type="string" calcext:value-type="string">
            <text:p>TREMBLAY-EN-FRANCE</text:p>
          </table:table-cell>
          <table:table-cell office:value-type="float" office:value="15.4516637305146" calcext:value-type="float">
            <text:p>15</text:p>
          </table:table-cell>
          <table:table-cell office:value-type="float" office:value="508.405672378817" calcext:value-type="float">
            <text:p>508</text:p>
          </table:table-cell>
          <table:table-cell office:value-type="float" office:value="5.35514093529789" calcext:value-type="float">
            <text:p>5</text:p>
          </table:table-cell>
          <table:table-cell office:value-type="float" office:value="1766.10913303438" calcext:value-type="float">
            <text:p>1766</text:p>
          </table:table-cell>
          <table:table-cell office:value-type="float" office:value="2331.03857036088" calcext:value-type="float">
            <text:p>2331</text:p>
          </table:table-cell>
          <table:table-cell table:style-name="ce61" office:value-type="float" office:value="4626.36018043989" calcext:value-type="float">
            <text:p>4626</text:p>
          </table:table-cell>
          <table:table-cell table:number-columns-repeated="3"/>
          <table:table-cell table:style-name="ce6" table:number-columns-repeated="3"/>
          <table:table-cell table:style-name="ce6" table:formula="of:=AVERAGE([.B40:.F40])" office:value-type="float" office:value="925.272036087978" calcext:value-type="float">
            <text:p>925</text:p>
          </table:table-cell>
          <table:table-cell table:style-name="ce6" table:number-columns-repeated="9"/>
          <table:table-cell table:number-columns-repeated="16361"/>
        </table:table-row>
        <table:table-row table:style-name="ro1">
          <table:table-cell table:style-name="ce9" office:value-type="string" calcext:value-type="string">
            <text:p>VAUJOURS</text:p>
          </table:table-cell>
          <table:table-cell office:value-type="float" office:value="52.8176076301497" calcext:value-type="float">
            <text:p>53</text:p>
          </table:table-cell>
          <table:table-cell office:value-type="float" office:value="994.800362961982" calcext:value-type="float">
            <text:p>995</text:p>
          </table:table-cell>
          <table:table-cell office:value-type="float" office:value="10.6656510796132" calcext:value-type="float">
            <text:p>11</text:p>
          </table:table-cell>
          <table:table-cell office:value-type="float" office:value="1091.31915882898" calcext:value-type="float">
            <text:p>1091</text:p>
          </table:table-cell>
          <table:table-cell office:value-type="float" office:value="1178.30441118029" calcext:value-type="float">
            <text:p>1178</text:p>
          </table:table-cell>
          <table:table-cell table:style-name="ce61" office:value-type="float" office:value="3327.90719168102" calcext:value-type="float">
            <text:p>3328</text:p>
          </table:table-cell>
          <table:table-cell table:number-columns-repeated="3"/>
          <table:table-cell table:style-name="ce6" table:number-columns-repeated="3"/>
          <table:table-cell table:style-name="ce6" table:formula="of:=AVERAGE([.B41:.F41])" office:value-type="float" office:value="665.581438336203" calcext:value-type="float">
            <text:p>666</text:p>
          </table:table-cell>
          <table:table-cell table:style-name="ce6" table:number-columns-repeated="9"/>
          <table:table-cell table:number-columns-repeated="16361"/>
        </table:table-row>
        <table:table-row table:style-name="ro1">
          <table:table-cell table:style-name="ce9" office:value-type="string" calcext:value-type="string">
            <text:p>VILLEMOMBLE</text:p>
          </table:table-cell>
          <table:table-cell office:value-type="float" office:value="4.16413646195189" calcext:value-type="float">
            <text:p>4</text:p>
          </table:table-cell>
          <table:table-cell office:value-type="float" office:value="284.493352887199" calcext:value-type="float">
            <text:p>284</text:p>
          </table:table-cell>
          <table:table-cell office:value-type="float" office:value="235.28501671364" calcext:value-type="float">
            <text:p>235</text:p>
          </table:table-cell>
          <table:table-cell office:value-type="float" office:value="832.469685390313" calcext:value-type="float">
            <text:p>832</text:p>
          </table:table-cell>
          <table:table-cell office:value-type="float" office:value="828.002392344498" calcext:value-type="float">
            <text:p>828</text:p>
          </table:table-cell>
          <table:table-cell table:style-name="ce61" office:value-type="float" office:value="2184.4145837976" calcext:value-type="float">
            <text:p>2184</text:p>
          </table:table-cell>
          <table:table-cell table:number-columns-repeated="3"/>
          <table:table-cell table:style-name="ce6" table:number-columns-repeated="3"/>
          <table:table-cell table:style-name="ce6" table:formula="of:=AVERAGE([.B42:.F42])" office:value-type="float" office:value="436.88291675952" calcext:value-type="float">
            <text:p>437</text:p>
          </table:table-cell>
          <table:table-cell table:style-name="ce6" table:number-columns-repeated="9"/>
          <table:table-cell table:number-columns-repeated="16361"/>
        </table:table-row>
        <table:table-row table:style-name="ro1">
          <table:table-cell table:style-name="ce9" office:value-type="string" calcext:value-type="string">
            <text:p>VILLEPINTE</text:p>
          </table:table-cell>
          <table:table-cell office:value-type="float" office:value="92.8285860095881" calcext:value-type="float">
            <text:p>93</text:p>
          </table:table-cell>
          <table:table-cell office:value-type="float" office:value="271.120356719419" calcext:value-type="float">
            <text:p>271</text:p>
          </table:table-cell>
          <table:table-cell office:value-type="float" office:value="143.834682200113" calcext:value-type="float">
            <text:p>144</text:p>
          </table:table-cell>
          <table:table-cell office:value-type="float" office:value="1021.31790427342" calcext:value-type="float">
            <text:p>1021</text:p>
          </table:table-cell>
          <table:table-cell office:value-type="float" office:value="1398.76086396206" calcext:value-type="float">
            <text:p>1399</text:p>
          </table:table-cell>
          <table:table-cell table:style-name="ce61" office:value-type="float" office:value="2927.8623931646" calcext:value-type="float">
            <text:p>2928</text:p>
          </table:table-cell>
          <table:table-cell table:number-columns-repeated="3"/>
          <table:table-cell table:style-name="ce6" table:number-columns-repeated="3"/>
          <table:table-cell table:style-name="ce6" table:formula="of:=AVERAGE([.B43:.F43])" office:value-type="float" office:value="585.57247863292" calcext:value-type="float">
            <text:p>586</text:p>
          </table:table-cell>
          <table:table-cell table:style-name="ce6" table:number-columns-repeated="9"/>
          <table:table-cell table:number-columns-repeated="16361"/>
        </table:table-row>
        <table:table-row table:style-name="ro1">
          <table:table-cell table:style-name="ce9" office:value-type="string" calcext:value-type="string">
            <text:p>VILLETANEUSE</text:p>
          </table:table-cell>
          <table:table-cell office:value-type="float" office:value="100.158314774153" calcext:value-type="float">
            <text:p>100</text:p>
          </table:table-cell>
          <table:table-cell office:value-type="float" office:value="1065.0638935069" calcext:value-type="float">
            <text:p>1065</text:p>
          </table:table-cell>
          <table:table-cell office:value-type="float" office:value="463.142644291092" calcext:value-type="float">
            <text:p>463</text:p>
          </table:table-cell>
          <table:table-cell office:value-type="float" office:value="991.465507371393" calcext:value-type="float">
            <text:p>991</text:p>
          </table:table-cell>
          <table:table-cell office:value-type="float" office:value="978.585577948557" calcext:value-type="float">
            <text:p>979</text:p>
          </table:table-cell>
          <table:table-cell table:style-name="ce62" office:value-type="float" office:value="3598.4159378921" calcext:value-type="float">
            <text:p>3598</text:p>
          </table:table-cell>
          <table:table-cell table:number-columns-repeated="3"/>
          <table:table-cell table:style-name="ce6" table:number-columns-repeated="3"/>
          <table:table-cell table:style-name="ce6" table:formula="of:=AVERAGE([.B44:.F44])" office:value-type="float" office:value="719.683187578419" calcext:value-type="float">
            <text:p>720</text:p>
          </table:table-cell>
          <table:table-cell table:style-name="ce6" table:number-columns-repeated="9"/>
          <table:table-cell table:number-columns-repeated="16361"/>
        </table:table-row>
        <table:table-row table:style-name="ro1">
          <table:table-cell table:style-name="ce12" office:value-type="string" calcext:value-type="string">
            <text:p>Total Résultat</text:p>
          </table:table-cell>
          <table:table-cell table:style-name="ce33" office:value-type="float" office:value="5664.99345248939" calcext:value-type="float">
            <text:p>5665</text:p>
          </table:table-cell>
          <table:table-cell table:style-name="ce54" office:value-type="float" office:value="18723.1445778776" calcext:value-type="float">
            <text:p>18723</text:p>
          </table:table-cell>
          <table:table-cell table:style-name="ce54" office:value-type="float" office:value="10468.7832893336" calcext:value-type="float">
            <text:p>10469</text:p>
          </table:table-cell>
          <table:table-cell table:style-name="ce54" office:value-type="float" office:value="39190.6834035557" calcext:value-type="float">
            <text:p>39191</text:p>
          </table:table-cell>
          <table:table-cell table:style-name="ce56" office:value-type="float" office:value="46805.7398489909" calcext:value-type="float">
            <text:p>46806</text:p>
          </table:table-cell>
          <table:table-cell table:style-name="ce64" office:value-type="float" office:value="120853.344572247" calcext:value-type="float">
            <text:p>120853</text:p>
          </table:table-cell>
          <table:table-cell table:number-columns-repeated="3"/>
          <table:table-cell table:style-name="ce6" table:number-columns-repeated="13"/>
          <table:table-cell table:number-columns-repeated="16361"/>
        </table:table-row>
        <table:table-row table:style-name="ro1">
          <table:table-cell table:style-name="ce6" table:number-columns-repeated="6"/>
          <table:table-cell/>
          <table:table-cell table:style-name="ce6" table:number-columns-repeated="16"/>
          <table:table-cell table:number-columns-repeated="16361"/>
        </table:table-row>
        <table:table-row table:style-name="ro1">
          <table:table-cell table:style-name="ce6" office:value-type="string" calcext:value-type="string">
            <text:p>LIGNE</text:p>
          </table:table-cell>
          <table:table-cell table:style-name="ce6" table:number-columns-repeated="5"/>
          <table:table-cell/>
          <table:table-cell table:style-name="ce6" table:number-columns-repeated="16"/>
          <table:table-cell table:number-columns-repeated="16361"/>
        </table:table-row>
        <table:table-row table:style-name="ro1">
          <table:table-cell table:style-name="ce6" table:number-columns-repeated="6"/>
          <table:table-cell/>
          <table:table-cell table:style-name="ce6" table:number-columns-repeated="16"/>
          <table:table-cell table:number-columns-repeated="16361"/>
        </table:table-row>
        <table:table-row table:style-name="ro1">
          <table:table-cell table:style-name="ce37" office:value-type="string" calcext:value-type="string">
            <text:p>Somme - montant</text:p>
          </table:table-cell>
          <table:table-cell table:style-name="ce19" office:value-type="string" calcext:value-type="string">
            <text:p>agregat</text:p>
          </table:table-cell>
          <table:table-cell table:style-name="ce30" table:number-columns-repeated="4"/>
          <table:table-cell/>
          <table:table-cell table:style-name="ce6" table:number-columns-repeated="13"/>
          <table:table-cell table:number-columns-repeated="16364"/>
        </table:table-row>
        <table:table-row table:style-name="ro4">
          <table:table-cell table:style-name="ce63" office:value-type="string" calcext:value-type="string">
            <text:p>ville</text:p>
          </table:table-cell>
          <table:table-cell table:style-name="ce26" office:value-type="string" calcext:value-type="string">
            <text:p>Annuité de la dette</text:p>
          </table:table-cell>
          <table:table-cell table:style-name="ce52" office:value-type="string" calcext:value-type="string">
            <text:p>Dépenses d'équipement</text:p>
          </table:table-cell>
          <table:table-cell table:style-name="ce52" office:value-type="string" calcext:value-type="string">
            <text:p>Dotation globale de fonctionnement</text:p>
          </table:table-cell>
          <table:table-cell table:style-name="ce52" office:value-type="string" calcext:value-type="string">
            <text:p>Frais de personnel</text:p>
          </table:table-cell>
          <table:table-cell table:style-name="ce52" office:value-type="string" calcext:value-type="string">
            <text:p>Impôts locaux</text:p>
          </table:table-cell>
          <table:table-cell table:style-name="ce93" table:number-columns-repeated="11"/>
          <table:table-cell table:style-name="ce6" table:number-columns-repeated="3"/>
          <table:table-cell table:number-columns-repeated="16364"/>
        </table:table-row>
        <table:table-row table:style-name="ro1">
          <table:table-cell table:style-name="ce59" office:value-type="string" calcext:value-type="string">
            <text:p>AUBERVILLIERS</text:p>
          </table:table-cell>
          <table:table-cell table:style-name="ce36" table:formula="of:=[.B5]/[.$G5]" office:value-type="percentage" office:value="0.0608264379381033" calcext:value-type="percentage">
            <text:p>6.08%</text:p>
          </table:table-cell>
          <table:table-cell table:style-name="ce36" table:formula="of:=[.C5]/[.$G5]" office:value-type="percentage" office:value="0.111396136987109" calcext:value-type="percentage">
            <text:p>11.14%</text:p>
          </table:table-cell>
          <table:table-cell table:style-name="ce36" table:formula="of:=[.D5]/[.$G5]" office:value-type="percentage" office:value="0.131158768044379" calcext:value-type="percentage">
            <text:p>13.12%</text:p>
          </table:table-cell>
          <table:table-cell table:style-name="ce36" table:formula="of:=[.E5]/[.$G5]" office:value-type="percentage" office:value="0.334888526748935" calcext:value-type="percentage">
            <text:p>33.49%</text:p>
          </table:table-cell>
          <table:table-cell table:style-name="ce36" table:formula="of:=[.F5]/[.$G5]" office:value-type="percentage" office:value="0.361730130281474" calcext:value-type="percentage">
            <text:p>36.17%</text:p>
          </table:table-cell>
          <table:table-cell table:formula="of:=SUM([.B51:.F51])" office:value-type="float" office:value="1" calcext:value-type="float">
            <text:p>1</text:p>
          </table:table-cell>
          <table:table-cell table:style-name="ce6" table:number-columns-repeated="13"/>
          <table:table-cell table:number-columns-repeated="16364"/>
        </table:table-row>
        <table:table-row table:style-name="ro1">
          <table:table-cell office:value-type="string" calcext:value-type="string">
            <text:p>AULNAY-SOUS-BOIS</text:p>
          </table:table-cell>
          <table:table-cell table:style-name="ce36" table:formula="of:=[.B6]/[.$G6]" office:value-type="percentage" office:value="0.0741301715521232" calcext:value-type="percentage">
            <text:p>7.41%</text:p>
          </table:table-cell>
          <table:table-cell table:style-name="ce36" table:formula="of:=[.C6]/[.$G6]" office:value-type="percentage" office:value="0.0813980750515057" calcext:value-type="percentage">
            <text:p>8.14%</text:p>
          </table:table-cell>
          <table:table-cell table:style-name="ce36" table:formula="of:=[.D6]/[.$G6]" office:value-type="percentage" office:value="0.0524227642222422" calcext:value-type="percentage">
            <text:p>5.24%</text:p>
          </table:table-cell>
          <table:table-cell table:style-name="ce36" table:formula="of:=[.E6]/[.$G6]" office:value-type="percentage" office:value="0.3621663321377" calcext:value-type="percentage">
            <text:p>36.22%</text:p>
          </table:table-cell>
          <table:table-cell table:style-name="ce36" table:formula="of:=[.F6]/[.$G6]" office:value-type="percentage" office:value="0.429882657036429" calcext:value-type="percentage">
            <text:p>42.99%</text:p>
          </table:table-cell>
          <table:table-cell/>
          <table:table-cell table:style-name="ce6" table:number-columns-repeated="13"/>
          <table:table-cell table:number-columns-repeated="16364"/>
        </table:table-row>
        <table:table-row table:style-name="ro1">
          <table:table-cell office:value-type="string" calcext:value-type="string">
            <text:p>BAGNOLET</text:p>
          </table:table-cell>
          <table:table-cell table:style-name="ce36" table:formula="of:=[.B7]/[.$G7]" office:value-type="percentage" office:value="0.0912153280077996" calcext:value-type="percentage">
            <text:p>9.12%</text:p>
          </table:table-cell>
          <table:table-cell table:style-name="ce36" table:formula="of:=[.C7]/[.$G7]" office:value-type="percentage" office:value="0.125779488586673" calcext:value-type="percentage">
            <text:p>12.58%</text:p>
          </table:table-cell>
          <table:table-cell table:style-name="ce36" table:formula="of:=[.D7]/[.$G7]" office:value-type="percentage" office:value="0.0428230515914271" calcext:value-type="percentage">
            <text:p>4.28%</text:p>
          </table:table-cell>
          <table:table-cell table:style-name="ce36" table:formula="of:=[.E7]/[.$G7]" office:value-type="percentage" office:value="0.318576376266913" calcext:value-type="percentage">
            <text:p>31.86%</text:p>
          </table:table-cell>
          <table:table-cell table:style-name="ce36" table:formula="of:=[.F7]/[.$G7]" office:value-type="percentage" office:value="0.421605755547187" calcext:value-type="percentage">
            <text:p>42.16%</text:p>
          </table:table-cell>
          <table:table-cell/>
          <table:table-cell table:style-name="ce6" table:number-columns-repeated="13"/>
          <table:table-cell table:number-columns-repeated="16364"/>
        </table:table-row>
        <table:table-row table:style-name="ro1">
          <table:table-cell office:value-type="string" calcext:value-type="string">
            <text:p>BOBIGNY</text:p>
          </table:table-cell>
          <table:table-cell table:style-name="ce36" table:formula="of:=[.B8]/[.$G8]" office:value-type="percentage" office:value="0.0587027075724445" calcext:value-type="percentage">
            <text:p>5.87%</text:p>
          </table:table-cell>
          <table:table-cell table:style-name="ce36" table:formula="of:=[.C8]/[.$G8]" office:value-type="percentage" office:value="0.199563355656277" calcext:value-type="percentage">
            <text:p>19.96%</text:p>
          </table:table-cell>
          <table:table-cell table:style-name="ce36" table:formula="of:=[.D8]/[.$G8]" office:value-type="percentage" office:value="0.0908000532603034" calcext:value-type="percentage">
            <text:p>9.08%</text:p>
          </table:table-cell>
          <table:table-cell table:style-name="ce36" table:formula="of:=[.E8]/[.$G8]" office:value-type="percentage" office:value="0.300651705368659" calcext:value-type="percentage">
            <text:p>30.07%</text:p>
          </table:table-cell>
          <table:table-cell table:style-name="ce36" table:formula="of:=[.F8]/[.$G8]" office:value-type="percentage" office:value="0.350282178142317" calcext:value-type="percentage">
            <text:p>35.03%</text:p>
          </table:table-cell>
          <table:table-cell/>
          <table:table-cell table:style-name="ce6" table:number-columns-repeated="13"/>
          <table:table-cell table:number-columns-repeated="16364"/>
        </table:table-row>
        <table:table-row table:style-name="ro1">
          <table:table-cell office:value-type="string" calcext:value-type="string">
            <text:p>BONDY</text:p>
          </table:table-cell>
          <table:table-cell table:style-name="ce36" table:formula="of:=[.B9]/[.$G9]" office:value-type="percentage" office:value="0.0869161189532425" calcext:value-type="percentage">
            <text:p>8.69%</text:p>
          </table:table-cell>
          <table:table-cell table:style-name="ce36" table:formula="of:=[.C9]/[.$G9]" office:value-type="percentage" office:value="0.0736870703051529" calcext:value-type="percentage">
            <text:p>7.37%</text:p>
          </table:table-cell>
          <table:table-cell table:style-name="ce36" table:formula="of:=[.D9]/[.$G9]" office:value-type="percentage" office:value="0.162685848093824" calcext:value-type="percentage">
            <text:p>16.27%</text:p>
          </table:table-cell>
          <table:table-cell table:style-name="ce36" table:formula="of:=[.E9]/[.$G9]" office:value-type="percentage" office:value="0.329897683864859" calcext:value-type="percentage">
            <text:p>32.99%</text:p>
          </table:table-cell>
          <table:table-cell table:style-name="ce36" table:formula="of:=[.F9]/[.$G9]" office:value-type="percentage" office:value="0.346813278782922" calcext:value-type="percentage">
            <text:p>34.68%</text:p>
          </table:table-cell>
          <table:table-cell/>
          <table:table-cell table:style-name="ce6" table:number-columns-repeated="13"/>
          <table:table-cell table:number-columns-repeated="16364"/>
        </table:table-row>
        <table:table-row table:style-name="ro1">
          <table:table-cell office:value-type="string" calcext:value-type="string">
            <text:p>CLICHY-SOUS-BOIS</text:p>
          </table:table-cell>
          <table:table-cell table:style-name="ce36" table:formula="of:=[.B10]/[.$G10]" office:value-type="percentage" office:value="0.037741557760414" calcext:value-type="percentage">
            <text:p>3.77%</text:p>
          </table:table-cell>
          <table:table-cell table:style-name="ce36" table:formula="of:=[.C10]/[.$G10]" office:value-type="percentage" office:value="0.140325982562366" calcext:value-type="percentage">
            <text:p>14.03%</text:p>
          </table:table-cell>
          <table:table-cell table:style-name="ce36" table:formula="of:=[.D10]/[.$G10]" office:value-type="percentage" office:value="0.279620698124754" calcext:value-type="percentage">
            <text:p>27.96%</text:p>
          </table:table-cell>
          <table:table-cell table:style-name="ce36" table:formula="of:=[.E10]/[.$G10]" office:value-type="percentage" office:value="0.307488961255991" calcext:value-type="percentage">
            <text:p>30.75%</text:p>
          </table:table-cell>
          <table:table-cell table:style-name="ce36" table:formula="of:=[.F10]/[.$G10]" office:value-type="percentage" office:value="0.234822800296475" calcext:value-type="percentage">
            <text:p>23.48%</text:p>
          </table:table-cell>
          <table:table-cell/>
          <table:table-cell table:style-name="ce6" table:number-columns-repeated="13"/>
          <table:table-cell table:number-columns-repeated="16364"/>
        </table:table-row>
        <table:table-row table:style-name="ro1">
          <table:table-cell office:value-type="string" calcext:value-type="string">
            <text:p>COUBRON</text:p>
          </table:table-cell>
          <table:table-cell table:style-name="ce36" table:formula="of:=[.B11]/[.$G11]" office:value-type="percentage" office:value="0.0262777975371352" calcext:value-type="percentage">
            <text:p>2.63%</text:p>
          </table:table-cell>
          <table:table-cell table:style-name="ce36" table:formula="of:=[.C11]/[.$G11]" office:value-type="percentage" office:value="0.0930930438663616" calcext:value-type="percentage">
            <text:p>9.31%</text:p>
          </table:table-cell>
          <table:table-cell table:style-name="ce36" table:formula="of:=[.D11]/[.$G11]" office:value-type="percentage" office:value="0.0437534013326196" calcext:value-type="percentage">
            <text:p>4.38%</text:p>
          </table:table-cell>
          <table:table-cell table:style-name="ce36" table:formula="of:=[.E11]/[.$G11]" office:value-type="percentage" office:value="0.365036613377402" calcext:value-type="percentage">
            <text:p>36.50%</text:p>
          </table:table-cell>
          <table:table-cell table:style-name="ce36" table:formula="of:=[.F11]/[.$G11]" office:value-type="percentage" office:value="0.471839143886482" calcext:value-type="percentage">
            <text:p>47.18%</text:p>
          </table:table-cell>
          <table:table-cell/>
          <table:table-cell table:style-name="ce6" table:number-columns-repeated="13"/>
          <table:table-cell table:number-columns-repeated="16364"/>
        </table:table-row>
        <table:table-row table:style-name="ro1">
          <table:table-cell office:value-type="string" calcext:value-type="string">
            <text:p>DRANCY</text:p>
          </table:table-cell>
          <table:table-cell table:style-name="ce36" table:formula="of:=[.B12]/[.$G12]" office:value-type="percentage" office:value="0.0555436669961921" calcext:value-type="percentage">
            <text:p>5.55%</text:p>
          </table:table-cell>
          <table:table-cell table:style-name="ce36" table:formula="of:=[.C12]/[.$G12]" office:value-type="percentage" office:value="0.205747498101684" calcext:value-type="percentage">
            <text:p>20.57%</text:p>
          </table:table-cell>
          <table:table-cell table:style-name="ce36" table:formula="of:=[.D12]/[.$G12]" office:value-type="percentage" office:value="0.0985640977059984" calcext:value-type="percentage">
            <text:p>9.86%</text:p>
          </table:table-cell>
          <table:table-cell table:style-name="ce36" table:formula="of:=[.E12]/[.$G12]" office:value-type="percentage" office:value="0.299228550649955" calcext:value-type="percentage">
            <text:p>29.92%</text:p>
          </table:table-cell>
          <table:table-cell table:style-name="ce36" table:formula="of:=[.F12]/[.$G12]" office:value-type="percentage" office:value="0.340916186546171" calcext:value-type="percentage">
            <text:p>34.09%</text:p>
          </table:table-cell>
          <table:table-cell/>
          <table:table-cell table:style-name="ce6" table:number-columns-repeated="13"/>
          <table:table-cell table:number-columns-repeated="16364"/>
        </table:table-row>
        <table:table-row table:style-name="ro1">
          <table:table-cell office:value-type="string" calcext:value-type="string">
            <text:p>DUGNY</text:p>
          </table:table-cell>
          <table:table-cell table:style-name="ce36" table:formula="of:=[.B13]/[.$G13]" office:value-type="percentage" office:value="0.0228530404310596" calcext:value-type="percentage">
            <text:p>2.29%</text:p>
          </table:table-cell>
          <table:table-cell table:style-name="ce36" table:formula="of:=[.C13]/[.$G13]" office:value-type="percentage" office:value="0.147776924597063" calcext:value-type="percentage">
            <text:p>14.78%</text:p>
          </table:table-cell>
          <table:table-cell table:style-name="ce36" table:formula="of:=[.D13]/[.$G13]" office:value-type="percentage" office:value="0.118424993324353" calcext:value-type="percentage">
            <text:p>11.84%</text:p>
          </table:table-cell>
          <table:table-cell table:style-name="ce36" table:formula="of:=[.E13]/[.$G13]" office:value-type="percentage" office:value="0.349280088829764" calcext:value-type="percentage">
            <text:p>34.93%</text:p>
          </table:table-cell>
          <table:table-cell table:style-name="ce36" table:formula="of:=[.F13]/[.$G13]" office:value-type="percentage" office:value="0.36166495281776" calcext:value-type="percentage">
            <text:p>36.17%</text:p>
          </table:table-cell>
          <table:table-cell/>
          <table:table-cell table:style-name="ce6" table:number-columns-repeated="13"/>
          <table:table-cell table:number-columns-repeated="16364"/>
        </table:table-row>
        <table:table-row table:style-name="ro1">
          <table:table-cell office:value-type="string" calcext:value-type="string">
            <text:p>EPINAY-SUR-SEINE</text:p>
          </table:table-cell>
          <table:table-cell table:style-name="ce36" table:formula="of:=[.B14]/[.$G14]" office:value-type="percentage" office:value="0.0279751698032455" calcext:value-type="percentage">
            <text:p>2.80%</text:p>
          </table:table-cell>
          <table:table-cell table:style-name="ce36" table:formula="of:=[.C14]/[.$G14]" office:value-type="percentage" office:value="0.169086958293428" calcext:value-type="percentage">
            <text:p>16.91%</text:p>
          </table:table-cell>
          <table:table-cell table:style-name="ce36" table:formula="of:=[.D14]/[.$G14]" office:value-type="percentage" office:value="0.198932355011215" calcext:value-type="percentage">
            <text:p>19.89%</text:p>
          </table:table-cell>
          <table:table-cell table:style-name="ce36" table:formula="of:=[.E14]/[.$G14]" office:value-type="percentage" office:value="0.297922775185064" calcext:value-type="percentage">
            <text:p>29.79%</text:p>
          </table:table-cell>
          <table:table-cell table:style-name="ce36" table:formula="of:=[.F14]/[.$G14]" office:value-type="percentage" office:value="0.306082741707048" calcext:value-type="percentage">
            <text:p>30.61%</text:p>
          </table:table-cell>
          <table:table-cell/>
          <table:table-cell table:style-name="ce6" table:number-columns-repeated="13"/>
          <table:table-cell table:number-columns-repeated="16364"/>
        </table:table-row>
        <table:table-row table:style-name="ro1">
          <table:table-cell office:value-type="string" calcext:value-type="string">
            <text:p>GAGNY</text:p>
          </table:table-cell>
          <table:table-cell table:style-name="ce36" table:formula="of:=[.B15]/[.$G15]" office:value-type="percentage" office:value="0.0202593679353486" calcext:value-type="percentage">
            <text:p>2.03%</text:p>
          </table:table-cell>
          <table:table-cell table:style-name="ce36" table:formula="of:=[.C15]/[.$G15]" office:value-type="percentage" office:value="0.200403162265024" calcext:value-type="percentage">
            <text:p>20.04%</text:p>
          </table:table-cell>
          <table:table-cell table:style-name="ce36" table:formula="of:=[.D15]/[.$G15]" office:value-type="percentage" office:value="0.106370538925784" calcext:value-type="percentage">
            <text:p>10.64%</text:p>
          </table:table-cell>
          <table:table-cell table:style-name="ce36" table:formula="of:=[.E15]/[.$G15]" office:value-type="percentage" office:value="0.305805630528758" calcext:value-type="percentage">
            <text:p>30.58%</text:p>
          </table:table-cell>
          <table:table-cell table:style-name="ce36" table:formula="of:=[.F15]/[.$G15]" office:value-type="percentage" office:value="0.367161300345085" calcext:value-type="percentage">
            <text:p>36.72%</text:p>
          </table:table-cell>
          <table:table-cell/>
          <table:table-cell table:style-name="ce6" table:number-columns-repeated="13"/>
          <table:table-cell table:number-columns-repeated="16364"/>
        </table:table-row>
        <table:table-row table:style-name="ro1">
          <table:table-cell office:value-type="string" calcext:value-type="string">
            <text:p>GOURNAY-SUR-MARNE</text:p>
          </table:table-cell>
          <table:table-cell table:style-name="ce36" table:formula="of:=[.B16]/[.$G16]" office:value-type="percentage" office:value="0.0378592048017471" calcext:value-type="percentage">
            <text:p>3.79%</text:p>
          </table:table-cell>
          <table:table-cell table:style-name="ce36" table:formula="of:=[.C16]/[.$G16]" office:value-type="percentage" office:value="0.210626577644316" calcext:value-type="percentage">
            <text:p>21.06%</text:p>
          </table:table-cell>
          <table:table-cell table:style-name="ce36" table:formula="of:=[.D16]/[.$G16]" office:value-type="percentage" office:value="0.0300378041927808" calcext:value-type="percentage">
            <text:p>3.00%</text:p>
          </table:table-cell>
          <table:table-cell table:style-name="ce36" table:formula="of:=[.E16]/[.$G16]" office:value-type="percentage" office:value="0.312450540709243" calcext:value-type="percentage">
            <text:p>31.25%</text:p>
          </table:table-cell>
          <table:table-cell table:style-name="ce36" table:formula="of:=[.F16]/[.$G16]" office:value-type="percentage" office:value="0.409025872651913" calcext:value-type="percentage">
            <text:p>40.90%</text:p>
          </table:table-cell>
          <table:table-cell/>
          <table:table-cell table:style-name="ce6" table:number-columns-repeated="13"/>
          <table:table-cell table:number-columns-repeated="16364"/>
        </table:table-row>
        <table:table-row table:style-name="ro1">
          <table:table-cell office:value-type="string" calcext:value-type="string">
            <text:p>L'ILE-SAINT-DENIS</text:p>
          </table:table-cell>
          <table:table-cell table:style-name="ce36" table:formula="of:=[.B17]/[.$G17]" office:value-type="percentage" office:value="0.03081901987729" calcext:value-type="percentage">
            <text:p>3.08%</text:p>
          </table:table-cell>
          <table:table-cell table:style-name="ce36" table:formula="of:=[.C17]/[.$G17]" office:value-type="percentage" office:value="0.190767031060554" calcext:value-type="percentage">
            <text:p>19.08%</text:p>
          </table:table-cell>
          <table:table-cell table:style-name="ce36" table:formula="of:=[.D17]/[.$G17]" office:value-type="percentage" office:value="0.100706406966362" calcext:value-type="percentage">
            <text:p>10.07%</text:p>
          </table:table-cell>
          <table:table-cell table:style-name="ce36" table:formula="of:=[.E17]/[.$G17]" office:value-type="percentage" office:value="0.343083038446894" calcext:value-type="percentage">
            <text:p>34.31%</text:p>
          </table:table-cell>
          <table:table-cell table:style-name="ce36" table:formula="of:=[.F17]/[.$G17]" office:value-type="percentage" office:value="0.3346245036489" calcext:value-type="percentage">
            <text:p>33.46%</text:p>
          </table:table-cell>
          <table:table-cell/>
          <table:table-cell table:style-name="ce6" table:number-columns-repeated="13"/>
          <table:table-cell table:number-columns-repeated="16364"/>
        </table:table-row>
        <table:table-row table:style-name="ro1">
          <table:table-cell office:value-type="string" calcext:value-type="string">
            <text:p>LA COURNEUVE</text:p>
          </table:table-cell>
          <table:table-cell table:style-name="ce36" table:formula="of:=[.B18]/[.$G18]" office:value-type="percentage" office:value="0.0574081670173585" calcext:value-type="percentage">
            <text:p>5.74%</text:p>
          </table:table-cell>
          <table:table-cell table:style-name="ce36" table:formula="of:=[.C18]/[.$G18]" office:value-type="percentage" office:value="0.168589994662579" calcext:value-type="percentage">
            <text:p>16.86%</text:p>
          </table:table-cell>
          <table:table-cell table:style-name="ce36" table:formula="of:=[.D18]/[.$G18]" office:value-type="percentage" office:value="0.137246973772534" calcext:value-type="percentage">
            <text:p>13.72%</text:p>
          </table:table-cell>
          <table:table-cell table:style-name="ce36" table:formula="of:=[.E18]/[.$G18]" office:value-type="percentage" office:value="0.336509254968797" calcext:value-type="percentage">
            <text:p>33.65%</text:p>
          </table:table-cell>
          <table:table-cell table:style-name="ce36" table:formula="of:=[.F18]/[.$G18]" office:value-type="percentage" office:value="0.300245609578732" calcext:value-type="percentage">
            <text:p>30.02%</text:p>
          </table:table-cell>
          <table:table-cell/>
          <table:table-cell table:style-name="ce6" table:number-columns-repeated="13"/>
          <table:table-cell table:number-columns-repeated="16364"/>
        </table:table-row>
        <table:table-row table:style-name="ro1">
          <table:table-cell office:value-type="string" calcext:value-type="string">
            <text:p>LE BLANC-MESNIL</text:p>
          </table:table-cell>
          <table:table-cell table:style-name="ce36" table:formula="of:=[.B19]/[.$G19]" office:value-type="percentage" office:value="0.0550570019290998" calcext:value-type="percentage">
            <text:p>5.51%</text:p>
          </table:table-cell>
          <table:table-cell table:style-name="ce36" table:formula="of:=[.C19]/[.$G19]" office:value-type="percentage" office:value="0.165758766658704" calcext:value-type="percentage">
            <text:p>16.58%</text:p>
          </table:table-cell>
          <table:table-cell table:style-name="ce36" table:formula="of:=[.D19]/[.$G19]" office:value-type="percentage" office:value="0.099322218570202" calcext:value-type="percentage">
            <text:p>9.93%</text:p>
          </table:table-cell>
          <table:table-cell table:style-name="ce36" table:formula="of:=[.E19]/[.$G19]" office:value-type="percentage" office:value="0.28094015251729" calcext:value-type="percentage">
            <text:p>28.09%</text:p>
          </table:table-cell>
          <table:table-cell table:style-name="ce36" table:formula="of:=[.F19]/[.$G19]" office:value-type="percentage" office:value="0.398921860324704" calcext:value-type="percentage">
            <text:p>39.89%</text:p>
          </table:table-cell>
          <table:table-cell/>
          <table:table-cell table:style-name="ce6" table:number-columns-repeated="13"/>
          <table:table-cell table:number-columns-repeated="16364"/>
        </table:table-row>
        <table:table-row table:style-name="ro1">
          <table:table-cell office:value-type="string" calcext:value-type="string">
            <text:p>LE BOURGET</text:p>
          </table:table-cell>
          <table:table-cell table:style-name="ce36" table:formula="of:=[.B20]/[.$G20]" office:value-type="percentage" office:value="0.0771313277359622" calcext:value-type="percentage">
            <text:p>7.71%</text:p>
          </table:table-cell>
          <table:table-cell table:style-name="ce36" table:formula="of:=[.C20]/[.$G20]" office:value-type="percentage" office:value="0.118617879474496" calcext:value-type="percentage">
            <text:p>11.86%</text:p>
          </table:table-cell>
          <table:table-cell table:style-name="ce36" table:formula="of:=[.D20]/[.$G20]" office:value-type="percentage" office:value="0.0374152803910112" calcext:value-type="percentage">
            <text:p>3.74%</text:p>
          </table:table-cell>
          <table:table-cell table:style-name="ce36" table:formula="of:=[.E20]/[.$G20]" office:value-type="percentage" office:value="0.316185031652157" calcext:value-type="percentage">
            <text:p>31.62%</text:p>
          </table:table-cell>
          <table:table-cell table:style-name="ce36" table:formula="of:=[.F20]/[.$G20]" office:value-type="percentage" office:value="0.450650480746373" calcext:value-type="percentage">
            <text:p>45.07%</text:p>
          </table:table-cell>
          <table:table-cell/>
          <table:table-cell table:style-name="ce6" table:number-columns-repeated="13"/>
          <table:table-cell table:number-columns-repeated="16364"/>
        </table:table-row>
        <table:table-row table:style-name="ro1">
          <table:table-cell office:value-type="string" calcext:value-type="string">
            <text:p>LE PRE-SAINT-GERVAIS</text:p>
          </table:table-cell>
          <table:table-cell table:style-name="ce36" table:formula="of:=[.B21]/[.$G21]" office:value-type="percentage" office:value="0.0307747482715541" calcext:value-type="percentage">
            <text:p>3.08%</text:p>
          </table:table-cell>
          <table:table-cell table:style-name="ce36" table:formula="of:=[.C21]/[.$G21]" office:value-type="percentage" office:value="0.210913288522113" calcext:value-type="percentage">
            <text:p>21.09%</text:p>
          </table:table-cell>
          <table:table-cell table:style-name="ce36" table:formula="of:=[.D21]/[.$G21]" office:value-type="percentage" office:value="0.107973016407702" calcext:value-type="percentage">
            <text:p>10.80%</text:p>
          </table:table-cell>
          <table:table-cell table:style-name="ce36" table:formula="of:=[.E21]/[.$G21]" office:value-type="percentage" office:value="0.280868377741164" calcext:value-type="percentage">
            <text:p>28.09%</text:p>
          </table:table-cell>
          <table:table-cell table:style-name="ce36" table:formula="of:=[.F21]/[.$G21]" office:value-type="percentage" office:value="0.369470569057467" calcext:value-type="percentage">
            <text:p>36.95%</text:p>
          </table:table-cell>
          <table:table-cell/>
          <table:table-cell table:style-name="ce6" table:number-columns-repeated="13"/>
          <table:table-cell table:number-columns-repeated="16364"/>
        </table:table-row>
        <table:table-row table:style-name="ro1">
          <table:table-cell office:value-type="string" calcext:value-type="string">
            <text:p>LES LILAS</text:p>
          </table:table-cell>
          <table:table-cell table:style-name="ce36" table:formula="of:=[.B22]/[.$G22]" office:value-type="percentage" office:value="0.0301749283360038" calcext:value-type="percentage">
            <text:p>3.02%</text:p>
          </table:table-cell>
          <table:table-cell table:style-name="ce36" table:formula="of:=[.C22]/[.$G22]" office:value-type="percentage" office:value="0.145532737284893" calcext:value-type="percentage">
            <text:p>14.55%</text:p>
          </table:table-cell>
          <table:table-cell table:style-name="ce36" table:formula="of:=[.D22]/[.$G22]" office:value-type="percentage" office:value="0.0455723217876331" calcext:value-type="percentage">
            <text:p>4.56%</text:p>
          </table:table-cell>
          <table:table-cell table:style-name="ce36" table:formula="of:=[.E22]/[.$G22]" office:value-type="percentage" office:value="0.350359610893141" calcext:value-type="percentage">
            <text:p>35.04%</text:p>
          </table:table-cell>
          <table:table-cell table:style-name="ce36" table:formula="of:=[.F22]/[.$G22]" office:value-type="percentage" office:value="0.428360401698328" calcext:value-type="percentage">
            <text:p>42.84%</text:p>
          </table:table-cell>
          <table:table-cell/>
          <table:table-cell table:style-name="ce6" table:number-columns-repeated="13"/>
          <table:table-cell table:number-columns-repeated="16364"/>
        </table:table-row>
        <table:table-row table:style-name="ro1">
          <table:table-cell office:value-type="string" calcext:value-type="string">
            <text:p>LES PAVILLONS-SOUS-BOIS</text:p>
          </table:table-cell>
          <table:table-cell table:style-name="ce36" table:formula="of:=[.B23]/[.$G23]" office:value-type="percentage" office:value="0.0231241896785248" calcext:value-type="percentage">
            <text:p>2.31%</text:p>
          </table:table-cell>
          <table:table-cell table:style-name="ce36" table:formula="of:=[.C23]/[.$G23]" office:value-type="percentage" office:value="0.114930757722311" calcext:value-type="percentage">
            <text:p>11.49%</text:p>
          </table:table-cell>
          <table:table-cell table:style-name="ce36" table:formula="of:=[.D23]/[.$G23]" office:value-type="percentage" office:value="0.044350564396212" calcext:value-type="percentage">
            <text:p>4.44%</text:p>
          </table:table-cell>
          <table:table-cell table:style-name="ce36" table:formula="of:=[.E23]/[.$G23]" office:value-type="percentage" office:value="0.366145814090378" calcext:value-type="percentage">
            <text:p>36.61%</text:p>
          </table:table-cell>
          <table:table-cell table:style-name="ce36" table:formula="of:=[.F23]/[.$G23]" office:value-type="percentage" office:value="0.451448674112575" calcext:value-type="percentage">
            <text:p>45.14%</text:p>
          </table:table-cell>
          <table:table-cell/>
          <table:table-cell table:style-name="ce6" table:number-columns-repeated="13"/>
          <table:table-cell table:number-columns-repeated="16364"/>
        </table:table-row>
        <table:table-row table:style-name="ro1">
          <table:table-cell office:value-type="string" calcext:value-type="string">
            <text:p>LIVRY-GARGAN</text:p>
          </table:table-cell>
          <table:table-cell table:style-name="ce36" table:formula="of:=[.B24]/[.$G24]" office:value-type="percentage" office:value="0.030008516464657" calcext:value-type="percentage">
            <text:p>3.00%</text:p>
          </table:table-cell>
          <table:table-cell table:style-name="ce36" table:formula="of:=[.C24]/[.$G24]" office:value-type="percentage" office:value="0.140457746586214" calcext:value-type="percentage">
            <text:p>14.05%</text:p>
          </table:table-cell>
          <table:table-cell table:style-name="ce36" table:formula="of:=[.D24]/[.$G24]" office:value-type="percentage" office:value="0.060512934233376" calcext:value-type="percentage">
            <text:p>6.05%</text:p>
          </table:table-cell>
          <table:table-cell table:style-name="ce36" table:formula="of:=[.E24]/[.$G24]" office:value-type="percentage" office:value="0.353351748122874" calcext:value-type="percentage">
            <text:p>35.34%</text:p>
          </table:table-cell>
          <table:table-cell table:style-name="ce36" table:formula="of:=[.F24]/[.$G24]" office:value-type="percentage" office:value="0.415669054592879" calcext:value-type="percentage">
            <text:p>41.57%</text:p>
          </table:table-cell>
          <table:table-cell/>
          <table:table-cell table:style-name="ce6" table:number-columns-repeated="13"/>
          <table:table-cell table:number-columns-repeated="16364"/>
        </table:table-row>
        <table:table-row table:style-name="ro1">
          <table:table-cell office:value-type="string" calcext:value-type="string">
            <text:p>MONTFERMEIL</text:p>
          </table:table-cell>
          <table:table-cell table:style-name="ce36" table:formula="of:=[.B25]/[.$G25]" office:value-type="percentage" office:value="0.0756003334297751" calcext:value-type="percentage">
            <text:p>7.56%</text:p>
          </table:table-cell>
          <table:table-cell table:style-name="ce36" table:formula="of:=[.C25]/[.$G25]" office:value-type="percentage" office:value="0.152784970894084" calcext:value-type="percentage">
            <text:p>15.28%</text:p>
          </table:table-cell>
          <table:table-cell table:style-name="ce36" table:formula="of:=[.D25]/[.$G25]" office:value-type="percentage" office:value="0.116172153165679" calcext:value-type="percentage">
            <text:p>11.62%</text:p>
          </table:table-cell>
          <table:table-cell table:style-name="ce36" table:formula="of:=[.E25]/[.$G25]" office:value-type="percentage" office:value="0.289930469157528" calcext:value-type="percentage">
            <text:p>28.99%</text:p>
          </table:table-cell>
          <table:table-cell table:style-name="ce36" table:formula="of:=[.F25]/[.$G25]" office:value-type="percentage" office:value="0.365512073352935" calcext:value-type="percentage">
            <text:p>36.55%</text:p>
          </table:table-cell>
          <table:table-cell/>
          <table:table-cell table:style-name="ce6" table:number-columns-repeated="13"/>
          <table:table-cell table:number-columns-repeated="16364"/>
        </table:table-row>
        <table:table-row table:style-name="ro1">
          <table:table-cell office:value-type="string" calcext:value-type="string">
            <text:p>MONTREUIL</text:p>
          </table:table-cell>
          <table:table-cell table:style-name="ce36" table:formula="of:=[.B26]/[.$G26]" office:value-type="percentage" office:value="0.0661269015703294" calcext:value-type="percentage">
            <text:p>6.61%</text:p>
          </table:table-cell>
          <table:table-cell table:style-name="ce36" table:formula="of:=[.C26]/[.$G26]" office:value-type="percentage" office:value="0.106523807919427" calcext:value-type="percentage">
            <text:p>10.65%</text:p>
          </table:table-cell>
          <table:table-cell table:style-name="ce36" table:formula="of:=[.D26]/[.$G26]" office:value-type="percentage" office:value="0.0446003003747085" calcext:value-type="percentage">
            <text:p>4.46%</text:p>
          </table:table-cell>
          <table:table-cell table:style-name="ce36" table:formula="of:=[.E26]/[.$G26]" office:value-type="percentage" office:value="0.340700693521416" calcext:value-type="percentage">
            <text:p>34.07%</text:p>
          </table:table-cell>
          <table:table-cell table:style-name="ce36" table:formula="of:=[.F26]/[.$G26]" office:value-type="percentage" office:value="0.442048296614118" calcext:value-type="percentage">
            <text:p>44.20%</text:p>
          </table:table-cell>
          <table:table-cell/>
          <table:table-cell table:style-name="ce6" table:number-columns-repeated="13"/>
          <table:table-cell table:number-columns-repeated="16364"/>
        </table:table-row>
        <table:table-row table:style-name="ro1">
          <table:table-cell office:value-type="string" calcext:value-type="string">
            <text:p>NEUILLY-PLAISANCE</text:p>
          </table:table-cell>
          <table:table-cell table:style-name="ce36" table:formula="of:=[.B27]/[.$G27]" office:value-type="percentage" office:value="0.0186642029272048" calcext:value-type="percentage">
            <text:p>1.87%</text:p>
          </table:table-cell>
          <table:table-cell table:style-name="ce36" table:formula="of:=[.C27]/[.$G27]" office:value-type="percentage" office:value="0.12816336774172" calcext:value-type="percentage">
            <text:p>12.82%</text:p>
          </table:table-cell>
          <table:table-cell table:style-name="ce36" table:formula="of:=[.D27]/[.$G27]" office:value-type="percentage" office:value="0.0552999423616904" calcext:value-type="percentage">
            <text:p>5.53%</text:p>
          </table:table-cell>
          <table:table-cell table:style-name="ce36" table:formula="of:=[.E27]/[.$G27]" office:value-type="percentage" office:value="0.353943733916413" calcext:value-type="percentage">
            <text:p>35.39%</text:p>
          </table:table-cell>
          <table:table-cell table:style-name="ce36" table:formula="of:=[.F27]/[.$G27]" office:value-type="percentage" office:value="0.443928753052972" calcext:value-type="percentage">
            <text:p>44.39%</text:p>
          </table:table-cell>
          <table:table-cell/>
          <table:table-cell table:style-name="ce6" table:number-columns-repeated="13"/>
          <table:table-cell table:number-columns-repeated="16364"/>
        </table:table-row>
        <table:table-row table:style-name="ro1">
          <table:table-cell office:value-type="string" calcext:value-type="string">
            <text:p>NEUILLY-SUR-MARNE</text:p>
          </table:table-cell>
          <table:table-cell table:style-name="ce36" table:formula="of:=[.B28]/[.$G28]" office:value-type="percentage" office:value="0.0149973113502104" calcext:value-type="percentage">
            <text:p>1.50%</text:p>
          </table:table-cell>
          <table:table-cell table:style-name="ce36" table:formula="of:=[.C28]/[.$G28]" office:value-type="percentage" office:value="0.141827814909983" calcext:value-type="percentage">
            <text:p>14.18%</text:p>
          </table:table-cell>
          <table:table-cell table:style-name="ce36" table:formula="of:=[.D28]/[.$G28]" office:value-type="percentage" office:value="0.118081972057598" calcext:value-type="percentage">
            <text:p>11.81%</text:p>
          </table:table-cell>
          <table:table-cell table:style-name="ce36" table:formula="of:=[.E28]/[.$G28]" office:value-type="percentage" office:value="0.379168337332813" calcext:value-type="percentage">
            <text:p>37.92%</text:p>
          </table:table-cell>
          <table:table-cell table:style-name="ce36" table:formula="of:=[.F28]/[.$G28]" office:value-type="percentage" office:value="0.345924564349396" calcext:value-type="percentage">
            <text:p>34.59%</text:p>
          </table:table-cell>
          <table:table-cell/>
          <table:table-cell table:style-name="ce6" table:number-columns-repeated="13"/>
          <table:table-cell table:number-columns-repeated="16364"/>
        </table:table-row>
        <table:table-row table:style-name="ro1">
          <table:table-cell office:value-type="string" calcext:value-type="string">
            <text:p>NOISY-LE-GRAND</text:p>
          </table:table-cell>
          <table:table-cell table:style-name="ce36" table:formula="of:=[.B29]/[.$G29]" office:value-type="percentage" office:value="0.0566562249625089" calcext:value-type="percentage">
            <text:p>5.67%</text:p>
          </table:table-cell>
          <table:table-cell table:style-name="ce36" table:formula="of:=[.C29]/[.$G29]" office:value-type="percentage" office:value="0.164669084514405" calcext:value-type="percentage">
            <text:p>16.47%</text:p>
          </table:table-cell>
          <table:table-cell table:style-name="ce36" table:formula="of:=[.D29]/[.$G29]" office:value-type="percentage" office:value="0.0284701481222004" calcext:value-type="percentage">
            <text:p>2.85%</text:p>
          </table:table-cell>
          <table:table-cell table:style-name="ce36" table:formula="of:=[.E29]/[.$G29]" office:value-type="percentage" office:value="0.314964894480292" calcext:value-type="percentage">
            <text:p>31.50%</text:p>
          </table:table-cell>
          <table:table-cell table:style-name="ce36" table:formula="of:=[.F29]/[.$G29]" office:value-type="percentage" office:value="0.435239647920594" calcext:value-type="percentage">
            <text:p>43.52%</text:p>
          </table:table-cell>
          <table:table-cell/>
          <table:table-cell table:style-name="ce6" table:number-columns-repeated="13"/>
          <table:table-cell table:number-columns-repeated="16364"/>
        </table:table-row>
        <table:table-row table:style-name="ro1">
          <table:table-cell office:value-type="string" calcext:value-type="string">
            <text:p>NOISY-LE-SEC</text:p>
          </table:table-cell>
          <table:table-cell table:style-name="ce36" table:formula="of:=[.B30]/[.$G30]" office:value-type="percentage" office:value="0.0624694386205891" calcext:value-type="percentage">
            <text:p>6.25%</text:p>
          </table:table-cell>
          <table:table-cell table:style-name="ce36" table:formula="of:=[.C30]/[.$G30]" office:value-type="percentage" office:value="0.101839785899053" calcext:value-type="percentage">
            <text:p>10.18%</text:p>
          </table:table-cell>
          <table:table-cell table:style-name="ce36" table:formula="of:=[.D30]/[.$G30]" office:value-type="percentage" office:value="0.120248887380395" calcext:value-type="percentage">
            <text:p>12.02%</text:p>
          </table:table-cell>
          <table:table-cell table:style-name="ce36" table:formula="of:=[.E30]/[.$G30]" office:value-type="percentage" office:value="0.316148503784644" calcext:value-type="percentage">
            <text:p>31.61%</text:p>
          </table:table-cell>
          <table:table-cell table:style-name="ce36" table:formula="of:=[.F30]/[.$G30]" office:value-type="percentage" office:value="0.399293384315319" calcext:value-type="percentage">
            <text:p>39.93%</text:p>
          </table:table-cell>
          <table:table-cell/>
          <table:table-cell table:style-name="ce6" table:number-columns-repeated="13"/>
          <table:table-cell table:number-columns-repeated="16364"/>
        </table:table-row>
        <table:table-row table:style-name="ro1">
          <table:table-cell office:value-type="string" calcext:value-type="string">
            <text:p>PANTIN</text:p>
          </table:table-cell>
          <table:table-cell table:style-name="ce36" table:formula="of:=[.B31]/[.$G31]" office:value-type="percentage" office:value="0.0481930466472101" calcext:value-type="percentage">
            <text:p>4.82%</text:p>
          </table:table-cell>
          <table:table-cell table:style-name="ce36" table:formula="of:=[.C31]/[.$G31]" office:value-type="percentage" office:value="0.274840687343188" calcext:value-type="percentage">
            <text:p>27.48%</text:p>
          </table:table-cell>
          <table:table-cell table:style-name="ce36" table:formula="of:=[.D31]/[.$G31]" office:value-type="percentage" office:value="0.018159349362674" calcext:value-type="percentage">
            <text:p>1.82%</text:p>
          </table:table-cell>
          <table:table-cell table:style-name="ce36" table:formula="of:=[.E31]/[.$G31]" office:value-type="percentage" office:value="0.268087429605976" calcext:value-type="percentage">
            <text:p>26.81%</text:p>
          </table:table-cell>
          <table:table-cell table:style-name="ce36" table:formula="of:=[.F31]/[.$G31]" office:value-type="percentage" office:value="0.390719487040952" calcext:value-type="percentage">
            <text:p>39.07%</text:p>
          </table:table-cell>
          <table:table-cell/>
          <table:table-cell table:style-name="ce6" table:number-columns-repeated="13"/>
          <table:table-cell table:number-columns-repeated="16364"/>
        </table:table-row>
        <table:table-row table:style-name="ro1">
          <table:table-cell office:value-type="string" calcext:value-type="string">
            <text:p>PIERREFITTE-SUR-SEINE</text:p>
          </table:table-cell>
          <table:table-cell table:style-name="ce36" table:formula="of:=[.B32]/[.$G32]" office:value-type="percentage" office:value="0.0541258975202244" calcext:value-type="percentage">
            <text:p>5.41%</text:p>
          </table:table-cell>
          <table:table-cell table:style-name="ce36" table:formula="of:=[.C32]/[.$G32]" office:value-type="percentage" office:value="0.161438404727077" calcext:value-type="percentage">
            <text:p>16.14%</text:p>
          </table:table-cell>
          <table:table-cell table:style-name="ce36" table:formula="of:=[.D32]/[.$G32]" office:value-type="percentage" office:value="0.146308021336288" calcext:value-type="percentage">
            <text:p>14.63%</text:p>
          </table:table-cell>
          <table:table-cell table:style-name="ce36" table:formula="of:=[.E32]/[.$G32]" office:value-type="percentage" office:value="0.331567133090304" calcext:value-type="percentage">
            <text:p>33.16%</text:p>
          </table:table-cell>
          <table:table-cell table:style-name="ce36" table:formula="of:=[.F32]/[.$G32]" office:value-type="percentage" office:value="0.306560543326106" calcext:value-type="percentage">
            <text:p>30.66%</text:p>
          </table:table-cell>
          <table:table-cell/>
          <table:table-cell table:style-name="ce6" table:number-columns-repeated="13"/>
          <table:table-cell table:number-columns-repeated="16364"/>
        </table:table-row>
        <table:table-row table:style-name="ro1">
          <table:table-cell office:value-type="string" calcext:value-type="string">
            <text:p>RAINCY (LE )</text:p>
          </table:table-cell>
          <table:table-cell table:style-name="ce36" table:formula="of:=[.B33]/[.$G33]" office:value-type="percentage" office:value="0.0098957254389746" calcext:value-type="percentage">
            <text:p>0.99%</text:p>
          </table:table-cell>
          <table:table-cell table:style-name="ce36" table:formula="of:=[.C33]/[.$G33]" office:value-type="percentage" office:value="0.308575350342862" calcext:value-type="percentage">
            <text:p>30.86%</text:p>
          </table:table-cell>
          <table:table-cell table:style-name="ce36" table:formula="of:=[.D33]/[.$G33]" office:value-type="percentage" office:value="0.0476279185148932" calcext:value-type="percentage">
            <text:p>4.76%</text:p>
          </table:table-cell>
          <table:table-cell table:style-name="ce36" table:formula="of:=[.E33]/[.$G33]" office:value-type="percentage" office:value="0.199169542247975" calcext:value-type="percentage">
            <text:p>19.92%</text:p>
          </table:table-cell>
          <table:table-cell table:style-name="ce36" table:formula="of:=[.F33]/[.$G33]" office:value-type="percentage" office:value="0.434731463455296" calcext:value-type="percentage">
            <text:p>43.47%</text:p>
          </table:table-cell>
          <table:table-cell/>
          <table:table-cell table:style-name="ce6" table:number-columns-repeated="13"/>
          <table:table-cell table:number-columns-repeated="16364"/>
        </table:table-row>
        <table:table-row table:style-name="ro1">
          <table:table-cell office:value-type="string" calcext:value-type="string">
            <text:p>ROMAINVILLE</text:p>
          </table:table-cell>
          <table:table-cell table:style-name="ce36" table:formula="of:=[.B34]/[.$G34]" office:value-type="percentage" office:value="0.0559997268365144" calcext:value-type="percentage">
            <text:p>5.60%</text:p>
          </table:table-cell>
          <table:table-cell table:style-name="ce36" table:formula="of:=[.C34]/[.$G34]" office:value-type="percentage" office:value="0.120932135660118" calcext:value-type="percentage">
            <text:p>12.09%</text:p>
          </table:table-cell>
          <table:table-cell table:style-name="ce36" table:formula="of:=[.D34]/[.$G34]" office:value-type="percentage" office:value="0.0602640894999663" calcext:value-type="percentage">
            <text:p>6.03%</text:p>
          </table:table-cell>
          <table:table-cell table:style-name="ce36" table:formula="of:=[.E34]/[.$G34]" office:value-type="percentage" office:value="0.279816379976903" calcext:value-type="percentage">
            <text:p>27.98%</text:p>
          </table:table-cell>
          <table:table-cell table:style-name="ce36" table:formula="of:=[.F34]/[.$G34]" office:value-type="percentage" office:value="0.482987668026499" calcext:value-type="percentage">
            <text:p>48.30%</text:p>
          </table:table-cell>
          <table:table-cell/>
          <table:table-cell table:style-name="ce6" table:number-columns-repeated="13"/>
          <table:table-cell table:number-columns-repeated="16364"/>
        </table:table-row>
        <table:table-row table:style-name="ro1">
          <table:table-cell office:value-type="string" calcext:value-type="string">
            <text:p>ROSNY-SOUS-BOIS</text:p>
          </table:table-cell>
          <table:table-cell table:style-name="ce36" table:formula="of:=[.B35]/[.$G35]" office:value-type="percentage" office:value="0.0637068913742055" calcext:value-type="percentage">
            <text:p>6.37%</text:p>
          </table:table-cell>
          <table:table-cell table:style-name="ce36" table:formula="of:=[.C35]/[.$G35]" office:value-type="percentage" office:value="0.142212446796061" calcext:value-type="percentage">
            <text:p>14.22%</text:p>
          </table:table-cell>
          <table:table-cell table:style-name="ce36" table:formula="of:=[.D35]/[.$G35]" office:value-type="percentage" office:value="0.0469651357295286" calcext:value-type="percentage">
            <text:p>4.70%</text:p>
          </table:table-cell>
          <table:table-cell table:style-name="ce36" table:formula="of:=[.E35]/[.$G35]" office:value-type="percentage" office:value="0.310869901794487" calcext:value-type="percentage">
            <text:p>31.09%</text:p>
          </table:table-cell>
          <table:table-cell table:style-name="ce36" table:formula="of:=[.F35]/[.$G35]" office:value-type="percentage" office:value="0.436245624305719" calcext:value-type="percentage">
            <text:p>43.62%</text:p>
          </table:table-cell>
          <table:table-cell/>
          <table:table-cell table:style-name="ce6" table:number-columns-repeated="13"/>
          <table:table-cell table:number-columns-repeated="16364"/>
        </table:table-row>
        <table:table-row table:style-name="ro1">
          <table:table-cell office:value-type="string" calcext:value-type="string">
            <text:p>SAINT-DENIS</text:p>
          </table:table-cell>
          <table:table-cell table:style-name="ce36" table:formula="of:=[.B36]/[.$G36]" office:value-type="percentage" office:value="0.0535312160051075" calcext:value-type="percentage">
            <text:p>5.35%</text:p>
          </table:table-cell>
          <table:table-cell table:style-name="ce36" table:formula="of:=[.C36]/[.$G36]" office:value-type="percentage" office:value="0.115396981023434" calcext:value-type="percentage">
            <text:p>11.54%</text:p>
          </table:table-cell>
          <table:table-cell table:style-name="ce36" table:formula="of:=[.D36]/[.$G36]" office:value-type="percentage" office:value="0.0827922424994066" calcext:value-type="percentage">
            <text:p>8.28%</text:p>
          </table:table-cell>
          <table:table-cell table:style-name="ce36" table:formula="of:=[.E36]/[.$G36]" office:value-type="percentage" office:value="0.351133742049463" calcext:value-type="percentage">
            <text:p>35.11%</text:p>
          </table:table-cell>
          <table:table-cell table:style-name="ce36" table:formula="of:=[.F36]/[.$G36]" office:value-type="percentage" office:value="0.397145818422588" calcext:value-type="percentage">
            <text:p>39.71%</text:p>
          </table:table-cell>
          <table:table-cell/>
          <table:table-cell table:style-name="ce6" table:number-columns-repeated="13"/>
          <table:table-cell table:number-columns-repeated="16364"/>
        </table:table-row>
        <table:table-row table:style-name="ro1">
          <table:table-cell office:value-type="string" calcext:value-type="string">
            <text:p>SAINT-OUEN-SUR-SEINE</text:p>
          </table:table-cell>
          <table:table-cell table:style-name="ce36" table:formula="of:=[.B37]/[.$G37]" office:value-type="percentage" office:value="0.106940455378525" calcext:value-type="percentage">
            <text:p>10.69%</text:p>
          </table:table-cell>
          <table:table-cell table:style-name="ce36" table:formula="of:=[.C37]/[.$G37]" office:value-type="percentage" office:value="0.0655362315821402" calcext:value-type="percentage">
            <text:p>6.55%</text:p>
          </table:table-cell>
          <table:table-cell table:style-name="ce36" table:formula="of:=[.D37]/[.$G37]" office:value-type="percentage" office:value="0.00759284460076551" calcext:value-type="percentage">
            <text:p>0.76%</text:p>
          </table:table-cell>
          <table:table-cell table:style-name="ce36" table:formula="of:=[.E37]/[.$G37]" office:value-type="percentage" office:value="0.357307986676248" calcext:value-type="percentage">
            <text:p>35.73%</text:p>
          </table:table-cell>
          <table:table-cell table:style-name="ce36" table:formula="of:=[.F37]/[.$G37]" office:value-type="percentage" office:value="0.462622481762322" calcext:value-type="percentage">
            <text:p>46.26%</text:p>
          </table:table-cell>
          <table:table-cell/>
          <table:table-cell table:style-name="ce6" table:number-columns-repeated="13"/>
          <table:table-cell table:number-columns-repeated="16364"/>
        </table:table-row>
        <table:table-row table:style-name="ro1">
          <table:table-cell office:value-type="string" calcext:value-type="string">
            <text:p>SEVRAN</text:p>
          </table:table-cell>
          <table:table-cell table:style-name="ce36" table:formula="of:=[.B38]/[.$G38]" office:value-type="percentage" office:value="0.0620344363630452" calcext:value-type="percentage">
            <text:p>6.20%</text:p>
          </table:table-cell>
          <table:table-cell table:style-name="ce36" table:formula="of:=[.C38]/[.$G38]" office:value-type="percentage" office:value="0.145331916819036" calcext:value-type="percentage">
            <text:p>14.53%</text:p>
          </table:table-cell>
          <table:table-cell table:style-name="ce36" table:formula="of:=[.D38]/[.$G38]" office:value-type="percentage" office:value="0.161742314525174" calcext:value-type="percentage">
            <text:p>16.17%</text:p>
          </table:table-cell>
          <table:table-cell table:style-name="ce36" table:formula="of:=[.E38]/[.$G38]" office:value-type="percentage" office:value="0.311726467798924" calcext:value-type="percentage">
            <text:p>31.17%</text:p>
          </table:table-cell>
          <table:table-cell table:style-name="ce36" table:formula="of:=[.F38]/[.$G38]" office:value-type="percentage" office:value="0.31916486449382" calcext:value-type="percentage">
            <text:p>31.92%</text:p>
          </table:table-cell>
          <table:table-cell/>
          <table:table-cell table:style-name="ce6" table:number-columns-repeated="13"/>
          <table:table-cell table:number-columns-repeated="16364"/>
        </table:table-row>
        <table:table-row table:style-name="ro1">
          <table:table-cell office:value-type="string" calcext:value-type="string">
            <text:p>STAINS</text:p>
          </table:table-cell>
          <table:table-cell table:style-name="ce36" table:formula="of:=[.B39]/[.$G39]" office:value-type="percentage" office:value="0.0707125840391622" calcext:value-type="percentage">
            <text:p>7.07%</text:p>
          </table:table-cell>
          <table:table-cell table:style-name="ce36" table:formula="of:=[.C39]/[.$G39]" office:value-type="percentage" office:value="0.0480739543564159" calcext:value-type="percentage">
            <text:p>4.81%</text:p>
          </table:table-cell>
          <table:table-cell table:style-name="ce36" table:formula="of:=[.D39]/[.$G39]" office:value-type="percentage" office:value="0.21245441138052" calcext:value-type="percentage">
            <text:p>21.25%</text:p>
          </table:table-cell>
          <table:table-cell table:style-name="ce36" table:formula="of:=[.E39]/[.$G39]" office:value-type="percentage" office:value="0.372281268302347" calcext:value-type="percentage">
            <text:p>37.23%</text:p>
          </table:table-cell>
          <table:table-cell table:style-name="ce36" table:formula="of:=[.F39]/[.$G39]" office:value-type="percentage" office:value="0.296477781921555" calcext:value-type="percentage">
            <text:p>29.65%</text:p>
          </table:table-cell>
          <table:table-cell/>
          <table:table-cell table:style-name="ce6" table:number-columns-repeated="13"/>
          <table:table-cell table:number-columns-repeated="16364"/>
        </table:table-row>
        <table:table-row table:style-name="ro1">
          <table:table-cell office:value-type="string" calcext:value-type="string">
            <text:p>TREMBLAY-EN-FRANCE</text:p>
          </table:table-cell>
          <table:table-cell table:style-name="ce36" table:formula="of:=[.B40]/[.$G40]" office:value-type="percentage" office:value="0.00333991801931976" calcext:value-type="percentage">
            <text:p>0.33%</text:p>
          </table:table-cell>
          <table:table-cell table:style-name="ce36" table:formula="of:=[.C40]/[.$G40]" office:value-type="percentage" office:value="0.109893231946864" calcext:value-type="percentage">
            <text:p>10.99%</text:p>
          </table:table-cell>
          <table:table-cell table:style-name="ce36" table:formula="of:=[.D40]/[.$G40]" office:value-type="percentage" office:value="0.00115752788940629" calcext:value-type="percentage">
            <text:p>0.12%</text:p>
          </table:table-cell>
          <table:table-cell table:style-name="ce36" table:formula="of:=[.E40]/[.$G40]" office:value-type="percentage" office:value="0.381749164386603" calcext:value-type="percentage">
            <text:p>38.17%</text:p>
          </table:table-cell>
          <table:table-cell table:style-name="ce36" table:formula="of:=[.F40]/[.$G40]" office:value-type="percentage" office:value="0.503860157757807" calcext:value-type="percentage">
            <text:p>50.39%</text:p>
          </table:table-cell>
          <table:table-cell/>
          <table:table-cell table:style-name="ce6" table:number-columns-repeated="13"/>
          <table:table-cell table:number-columns-repeated="16364"/>
        </table:table-row>
        <table:table-row table:style-name="ro1">
          <table:table-cell office:value-type="string" calcext:value-type="string">
            <text:p>VAUJOURS</text:p>
          </table:table-cell>
          <table:table-cell table:style-name="ce36" table:formula="of:=[.B41]/[.$G41]" office:value-type="percentage" office:value="0.0158711179693296" calcext:value-type="percentage">
            <text:p>1.59%</text:p>
          </table:table-cell>
          <table:table-cell table:style-name="ce36" table:formula="of:=[.C41]/[.$G41]" office:value-type="percentage" office:value="0.298926714497552" calcext:value-type="percentage">
            <text:p>29.89%</text:p>
          </table:table-cell>
          <table:table-cell table:style-name="ce36" table:formula="of:=[.D41]/[.$G41]" office:value-type="percentage" office:value="0.00320491241651054" calcext:value-type="percentage">
            <text:p>0.32%</text:p>
          </table:table-cell>
          <table:table-cell table:style-name="ce36" table:formula="of:=[.E41]/[.$G41]" office:value-type="percentage" office:value="0.327929565330734" calcext:value-type="percentage">
            <text:p>32.79%</text:p>
          </table:table-cell>
          <table:table-cell table:style-name="ce36" table:formula="of:=[.F41]/[.$G41]" office:value-type="percentage" office:value="0.354067689785873" calcext:value-type="percentage">
            <text:p>35.41%</text:p>
          </table:table-cell>
          <table:table-cell/>
          <table:table-cell table:style-name="ce6" table:number-columns-repeated="13"/>
          <table:table-cell table:number-columns-repeated="16364"/>
        </table:table-row>
        <table:table-row table:style-name="ro1">
          <table:table-cell office:value-type="string" calcext:value-type="string">
            <text:p>VILLEMOMBLE</text:p>
          </table:table-cell>
          <table:table-cell table:style-name="ce36" table:formula="of:=[.B42]/[.$G42]" office:value-type="percentage" office:value="0.00190629402167447" calcext:value-type="percentage">
            <text:p>0.19%</text:p>
          </table:table-cell>
          <table:table-cell table:style-name="ce36" table:formula="of:=[.C42]/[.$G42]" office:value-type="percentage" office:value="0.130237801467434" calcext:value-type="percentage">
            <text:p>13.02%</text:p>
          </table:table-cell>
          <table:table-cell table:style-name="ce36" table:formula="of:=[.D42]/[.$G42]" office:value-type="percentage" office:value="0.10771078826282" calcext:value-type="percentage">
            <text:p>10.77%</text:p>
          </table:table-cell>
          <table:table-cell table:style-name="ce36" table:formula="of:=[.E42]/[.$G42]" office:value-type="percentage" office:value="0.381095095942395" calcext:value-type="percentage">
            <text:p>38.11%</text:p>
          </table:table-cell>
          <table:table-cell table:style-name="ce36" table:formula="of:=[.F42]/[.$G42]" office:value-type="percentage" office:value="0.379050020305677" calcext:value-type="percentage">
            <text:p>37.91%</text:p>
          </table:table-cell>
          <table:table-cell/>
          <table:table-cell table:style-name="ce6" table:number-columns-repeated="13"/>
          <table:table-cell table:number-columns-repeated="16364"/>
        </table:table-row>
        <table:table-row table:style-name="ro1">
          <table:table-cell office:value-type="string" calcext:value-type="string">
            <text:p>VILLEPINTE</text:p>
          </table:table-cell>
          <table:table-cell table:style-name="ce36" table:formula="of:=[.B43]/[.$G43]" office:value-type="percentage" office:value="0.0317052420995967" calcext:value-type="percentage">
            <text:p>3.17%</text:p>
          </table:table-cell>
          <table:table-cell table:style-name="ce36" table:formula="of:=[.C43]/[.$G43]" office:value-type="percentage" office:value="0.0926001021606677" calcext:value-type="percentage">
            <text:p>9.26%</text:p>
          </table:table-cell>
          <table:table-cell table:style-name="ce36" table:formula="of:=[.D43]/[.$G43]" office:value-type="percentage" office:value="0.0491261756481145" calcext:value-type="percentage">
            <text:p>4.91%</text:p>
          </table:table-cell>
          <table:table-cell table:style-name="ce36" table:formula="of:=[.E43]/[.$G43]" office:value-type="percentage" office:value="0.34882715344061" calcext:value-type="percentage">
            <text:p>34.88%</text:p>
          </table:table-cell>
          <table:table-cell table:style-name="ce36" table:formula="of:=[.F43]/[.$G43]" office:value-type="percentage" office:value="0.477741326651011" calcext:value-type="percentage">
            <text:p>47.77%</text:p>
          </table:table-cell>
          <table:table-cell/>
          <table:table-cell table:style-name="ce6" table:number-columns-repeated="13"/>
          <table:table-cell table:number-columns-repeated="16364"/>
        </table:table-row>
        <table:table-row table:style-name="ro1">
          <table:table-cell table:style-name="ce66" office:value-type="string" calcext:value-type="string">
            <text:p>VILLETANEUSE</text:p>
          </table:table-cell>
          <table:table-cell table:style-name="ce36" table:formula="of:=[.B44]/[.$G44]" office:value-type="percentage" office:value="0.0278340015448088" calcext:value-type="percentage">
            <text:p>2.78%</text:p>
          </table:table-cell>
          <table:table-cell table:style-name="ce36" table:formula="of:=[.C44]/[.$G44]" office:value-type="percentage" office:value="0.295981318416125" calcext:value-type="percentage">
            <text:p>29.60%</text:p>
          </table:table-cell>
          <table:table-cell table:style-name="ce36" table:formula="of:=[.D44]/[.$G44]" office:value-type="percentage" office:value="0.128707367987703" calcext:value-type="percentage">
            <text:p>12.87%</text:p>
          </table:table-cell>
          <table:table-cell table:style-name="ce36" table:formula="of:=[.E44]/[.$G44]" office:value-type="percentage" office:value="0.275528322596353" calcext:value-type="percentage">
            <text:p>27.55%</text:p>
          </table:table-cell>
          <table:table-cell table:style-name="ce36" table:formula="of:=[.F44]/[.$G44]" office:value-type="percentage" office:value="0.27194898945501" calcext:value-type="percentage">
            <text:p>27.19%</text:p>
          </table:table-cell>
          <table:table-cell/>
          <table:table-cell table:style-name="ce6" table:number-columns-repeated="13"/>
          <table:table-cell table:number-columns-repeated="16364"/>
        </table:table-row>
        <table:table-row table:style-name="ro1" table:number-rows-repeated="3">
          <table:table-cell table:style-name="ce6" table:number-columns-repeated="6"/>
          <table:table-cell/>
          <table:table-cell table:style-name="ce6" table:number-columns-repeated="16"/>
          <table:table-cell table:number-columns-repeated="16361"/>
        </table:table-row>
        <table:table-row table:style-name="ro1">
          <table:table-cell table:style-name="ce6" office:value-type="string" calcext:value-type="string">
            <text:p>ECART A LA MOYENNE</text:p>
          </table:table-cell>
          <table:table-cell table:style-name="ce6" table:number-columns-repeated="5"/>
          <table:table-cell/>
          <table:table-cell table:style-name="ce6" table:number-columns-repeated="16"/>
          <table:table-cell table:number-columns-repeated="16361"/>
        </table:table-row>
        <table:table-row table:style-name="ro1">
          <table:table-cell table:style-name="ce6" table:number-columns-repeated="6"/>
          <table:table-cell/>
          <table:table-cell table:style-name="ce6" table:number-columns-repeated="16"/>
          <table:table-cell table:number-columns-repeated="16361"/>
        </table:table-row>
        <table:table-row table:style-name="ro1">
          <table:table-cell table:style-name="ce37"/>
          <table:table-cell table:style-name="ce19" office:value-type="string" calcext:value-type="string">
            <text:p>agregat</text:p>
          </table:table-cell>
          <table:table-cell table:style-name="ce30" table:number-columns-repeated="4"/>
          <table:table-cell/>
          <table:table-cell table:style-name="ce6" table:number-columns-repeated="10"/>
          <table:table-cell table:number-columns-repeated="16367"/>
        </table:table-row>
        <table:table-row table:style-name="ro5">
          <table:table-cell table:style-name="ce63" office:value-type="string" calcext:value-type="string">
            <text:p>ville</text:p>
          </table:table-cell>
          <table:table-cell table:style-name="ce26" office:value-type="string" calcext:value-type="string">
            <text:p>Annuité de la dette</text:p>
          </table:table-cell>
          <table:table-cell table:style-name="ce52" office:value-type="string" calcext:value-type="string">
            <text:p>Dépenses d'équipement</text:p>
          </table:table-cell>
          <table:table-cell table:style-name="ce52" office:value-type="string" calcext:value-type="string">
            <text:p>Dotation globale de fonctionnement</text:p>
          </table:table-cell>
          <table:table-cell table:style-name="ce52" office:value-type="string" calcext:value-type="string">
            <text:p>Frais de personnel</text:p>
          </table:table-cell>
          <table:table-cell table:style-name="ce52" office:value-type="string" calcext:value-type="string">
            <text:p>Impôts locaux</text:p>
          </table:table-cell>
          <table:table-cell/>
          <table:table-cell table:style-name="ce6" table:number-columns-repeated="7"/>
          <table:table-cell table:number-columns-repeated="16370"/>
        </table:table-row>
        <table:table-row table:style-name="ro1" table:visibility="filter">
          <table:table-cell table:style-name="ce59" office:value-type="string" calcext:value-type="string">
            <text:p>AUBERVILLIERS</text:p>
          </table:table-cell>
          <table:table-cell table:style-name="ce77" table:formula="of:=[.$N5]-[.B5]" office:value-type="float" office:value="397.060707430838" calcext:value-type="float">
            <text:p>397</text:p>
          </table:table-cell>
          <table:table-cell table:style-name="ce77" table:formula="of:=[.$N5]-[.C5]" office:value-type="float" office:value="252.78588841002" calcext:value-type="float">
            <text:p>253</text:p>
          </table:table-cell>
          <table:table-cell table:style-name="ce77" table:formula="of:=[.$N5]-[.D5]" office:value-type="float" office:value="196.403310052183" calcext:value-type="float">
            <text:p>196</text:p>
          </table:table-cell>
          <table:table-cell table:style-name="ce77" table:formula="of:=[.$N5]-[.E5]" office:value-type="float" office:value="-384.835546793117" calcext:value-type="float">
            <text:p>-385</text:p>
          </table:table-cell>
          <table:table-cell table:style-name="ce77" table:formula="of:=[.$N5]-[.F5]" office:value-type="float" office:value="-461.414359099926" calcext:value-type="float">
            <text:p>-461</text:p>
          </table:table-cell>
          <table:table-cell table:style-name="Default"/>
          <table:table-cell table:number-columns-repeated="16377"/>
        </table:table-row>
        <table:table-row table:style-name="ro1" table:visibility="filter">
          <table:table-cell office:value-type="string" calcext:value-type="string">
            <text:p>AULNAY-SOUS-BOIS</text:p>
          </table:table-cell>
          <table:table-cell table:style-name="ce77" table:formula="of:=[.$N6]-[.B6]" office:value-type="float" office:value="379.1772317792" calcext:value-type="float">
            <text:p>379</text:p>
          </table:table-cell>
          <table:table-cell table:style-name="ce77" table:formula="of:=[.$N6]-[.C6]" office:value-type="float" office:value="357.282997364831" calcext:value-type="float">
            <text:p>357</text:p>
          </table:table-cell>
          <table:table-cell table:style-name="ce77" table:formula="of:=[.$N6]-[.D6]" office:value-type="float" office:value="444.569826032685" calcext:value-type="float">
            <text:p>445</text:p>
          </table:table-cell>
          <table:table-cell table:style-name="ce77" table:formula="of:=[.$N6]-[.E6]" office:value-type="float" office:value="-488.518826679918" calcext:value-type="float">
            <text:p>-489</text:p>
          </table:table-cell>
          <table:table-cell table:style-name="ce77" table:formula="of:=[.$N6]-[.F6]" office:value-type="float" office:value="-692.511228496798" calcext:value-type="float">
            <text:p>-693</text:p>
          </table:table-cell>
          <table:table-cell/>
          <table:table-cell table:style-name="ce6" table:number-columns-repeated="7"/>
          <table:table-cell table:number-columns-repeated="16370"/>
        </table:table-row>
        <table:table-row table:style-name="ro1" table:visibility="filter">
          <table:table-cell office:value-type="string" calcext:value-type="string">
            <text:p>BAGNOLET</text:p>
          </table:table-cell>
          <table:table-cell table:style-name="ce77" table:formula="of:=[.$N7]-[.B7]" office:value-type="float" office:value="391.127547008331" calcext:value-type="float">
            <text:p>391</text:p>
          </table:table-cell>
          <table:table-cell table:style-name="ce77" table:formula="of:=[.$N7]-[.C7]" office:value-type="float" office:value="266.854567239764" calcext:value-type="float">
            <text:p>267</text:p>
          </table:table-cell>
          <table:table-cell table:style-name="ce77" table:formula="of:=[.$N7]-[.D7]" office:value-type="float" office:value="565.118533259059" calcext:value-type="float">
            <text:p>565</text:p>
          </table:table-cell>
          <table:table-cell table:style-name="ce77" table:formula="of:=[.$N7]-[.E7]" office:value-type="float" office:value="-426.332922948371" calcext:value-type="float">
            <text:p>-426</text:p>
          </table:table-cell>
          <table:table-cell table:style-name="ce77" table:formula="of:=[.$N7]-[.F7]" office:value-type="float" office:value="-796.767724558781" calcext:value-type="float">
            <text:p>-797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BOBIGNY</text:p>
          </table:table-cell>
          <table:table-cell table:style-name="ce77" table:formula="of:=[.$N8]-[.B8]" office:value-type="float" office:value="608.34877972858" calcext:value-type="float">
            <text:p>608</text:p>
          </table:table-cell>
          <table:table-cell table:style-name="ce77" table:formula="of:=[.$N8]-[.C8]" office:value-type="float" office:value="1.87995147759659" calcext:value-type="float">
            <text:p>2</text:p>
          </table:table-cell>
          <table:table-cell table:style-name="ce77" table:formula="of:=[.$N8]-[.D8]" office:value-type="float" office:value="470.155182765307" calcext:value-type="float">
            <text:p>470</text:p>
          </table:table-cell>
          <table:table-cell table:style-name="ce77" table:formula="of:=[.$N8]-[.E8]" office:value-type="float" office:value="-433.351135656176" calcext:value-type="float">
            <text:p>-433</text:p>
          </table:table-cell>
          <table:table-cell table:style-name="ce77" table:formula="of:=[.$N8]-[.F8]" office:value-type="float" office:value="-647.032778315306" calcext:value-type="float">
            <text:p>-647</text:p>
          </table:table-cell>
          <table:table-cell table:style-name="Default"/>
          <table:table-cell table:number-columns-repeated="16377"/>
        </table:table-row>
        <table:table-row table:style-name="ro1" table:visibility="filter">
          <table:table-cell office:value-type="string" calcext:value-type="string">
            <text:p>BONDY</text:p>
          </table:table-cell>
          <table:table-cell table:style-name="ce77" table:formula="of:=[.$N9]-[.B9]" office:value-type="float" office:value="330.335438257298" calcext:value-type="float">
            <text:p>330</text:p>
          </table:table-cell>
          <table:table-cell table:style-name="ce77" table:formula="of:=[.$N9]-[.C9]" office:value-type="float" office:value="368.979527427592" calcext:value-type="float">
            <text:p>369</text:p>
          </table:table-cell>
          <table:table-cell table:style-name="ce77" table:formula="of:=[.$N9]-[.D9]" office:value-type="float" office:value="109.000386341795" calcext:value-type="float">
            <text:p>109</text:p>
          </table:table-cell>
          <table:table-cell table:style-name="ce77" table:formula="of:=[.$N9]-[.E9]" office:value-type="float" office:value="-379.451146625963" calcext:value-type="float">
            <text:p>-379</text:p>
          </table:table-cell>
          <table:table-cell table:style-name="ce77" table:formula="of:=[.$N9]-[.F9]" office:value-type="float" office:value="-428.864205400724" calcext:value-type="float">
            <text:p>-429</text:p>
          </table:table-cell>
          <table:table-cell/>
          <table:table-cell table:style-name="ce6" table:number-columns-repeated="10"/>
          <table:table-cell table:number-columns-repeated="16367"/>
        </table:table-row>
        <table:table-row table:style-name="ro1" table:visibility="filter">
          <table:table-cell office:value-type="string" calcext:value-type="string">
            <text:p>CLICHY-SOUS-BOIS</text:p>
          </table:table-cell>
          <table:table-cell table:style-name="ce77" table:formula="of:=[.$N10]-[.B10]" office:value-type="float" office:value="536.668264510501" calcext:value-type="float">
            <text:p>537</text:p>
          </table:table-cell>
          <table:table-cell table:style-name="ce77" table:formula="of:=[.$N10]-[.C10]" office:value-type="float" office:value="197.371248808964" calcext:value-type="float">
            <text:p>197</text:p>
          </table:table-cell>
          <table:table-cell table:style-name="ce77" table:formula="of:=[.$N10]-[.D10]" office:value-type="float" office:value="-263.344706703349" calcext:value-type="float">
            <text:p>-263</text:p>
          </table:table-cell>
          <table:table-cell table:style-name="ce77" table:formula="of:=[.$N10]-[.E10]" office:value-type="float" office:value="-355.518723679792" calcext:value-type="float">
            <text:p>-356</text:p>
          </table:table-cell>
          <table:table-cell table:style-name="ce77" table:formula="of:=[.$N10]-[.F10]" office:value-type="float" office:value="-115.176082936322" calcext:value-type="float">
            <text:p>-115</text:p>
          </table:table-cell>
          <table:table-cell/>
          <table:table-cell table:style-name="ce6" table:number-columns-repeated="10"/>
          <table:table-cell table:number-columns-repeated="16367"/>
        </table:table-row>
        <table:table-row table:style-name="ro1" table:visibility="filter">
          <table:table-cell office:value-type="string" calcext:value-type="string">
            <text:p>COUBRON</text:p>
          </table:table-cell>
          <table:table-cell table:style-name="ce77" table:formula="of:=[.$N11]-[.B11]" office:value-type="float" office:value="350.945116506755" calcext:value-type="float">
            <text:p>351</text:p>
          </table:table-cell>
          <table:table-cell table:style-name="ce77" table:formula="of:=[.$N11]-[.C11]" office:value-type="float" office:value="215.968216173879" calcext:value-type="float">
            <text:p>216</text:p>
          </table:table-cell>
          <table:table-cell table:style-name="ce77" table:formula="of:=[.$N11]-[.D11]" office:value-type="float" office:value="315.64175445467" calcext:value-type="float">
            <text:p>316</text:p>
          </table:table-cell>
          <table:table-cell table:style-name="ce77" table:formula="of:=[.$N11]-[.E11]" office:value-type="float" office:value="-333.398913256315" calcext:value-type="float">
            <text:p>-333</text:p>
          </table:table-cell>
          <table:table-cell table:style-name="ce77" table:formula="of:=[.$N11]-[.F11]" office:value-type="float" office:value="-549.156173878989" calcext:value-type="float">
            <text:p>-549</text:p>
          </table:table-cell>
          <table:table-cell table:style-name="Default"/>
          <table:table-cell table:number-columns-repeated="16377"/>
        </table:table-row>
        <table:table-row table:style-name="ro1" table:visibility="filter">
          <table:table-cell office:value-type="string" calcext:value-type="string">
            <text:p>DRANCY</text:p>
          </table:table-cell>
          <table:table-cell table:style-name="ce77" table:formula="of:=[.$N12]-[.B12]" office:value-type="float" office:value="449.522563202502" calcext:value-type="float">
            <text:p>450</text:p>
          </table:table-cell>
          <table:table-cell table:style-name="ce77" table:formula="of:=[.$N12]-[.C12]" office:value-type="float" office:value="-17.8851977268614" calcext:value-type="float">
            <text:p>-18</text:p>
          </table:table-cell>
          <table:table-cell table:style-name="ce77" table:formula="of:=[.$N12]-[.D12]" office:value-type="float" office:value="315.650590401988" calcext:value-type="float">
            <text:p>316</text:p>
          </table:table-cell>
          <table:table-cell table:style-name="ce77" table:formula="of:=[.$N12]-[.E12]" office:value-type="float" office:value="-308.781702425335" calcext:value-type="float">
            <text:p>-309</text:p>
          </table:table-cell>
          <table:table-cell table:style-name="ce77" table:formula="of:=[.$N12]-[.F12]" office:value-type="float" office:value="-438.506253452292" calcext:value-type="float">
            <text:p>-439</text:p>
          </table:table-cell>
          <table:table-cell table:style-name="Default"/>
          <table:table-cell table:number-columns-repeated="16377"/>
        </table:table-row>
        <table:table-row table:style-name="ro1" table:visibility="filter">
          <table:table-cell office:value-type="string" calcext:value-type="string">
            <text:p>DUGNY</text:p>
          </table:table-cell>
          <table:table-cell table:style-name="ce77" table:formula="of:=[.$N13]-[.B13]" office:value-type="float" office:value="663.14019458128" calcext:value-type="float">
            <text:p>663</text:p>
          </table:table-cell>
          <table:table-cell table:style-name="ce77" table:formula="of:=[.$N13]-[.C13]" office:value-type="float" office:value="195.494297325826" calcext:value-type="float">
            <text:p>195</text:p>
          </table:table-cell>
          <table:table-cell table:style-name="ce77" table:formula="of:=[.$N13]-[.D13]" office:value-type="float" office:value="305.371686488387" calcext:value-type="float">
            <text:p>305</text:p>
          </table:table-cell>
          <table:table-cell table:style-name="ce77" table:formula="of:=[.$N13]-[.E13]" office:value-type="float" office:value="-558.822050316676" calcext:value-type="float">
            <text:p>-559</text:p>
          </table:table-cell>
          <table:table-cell table:style-name="ce77" table:formula="of:=[.$N13]-[.F13]" office:value-type="float" office:value="-605.184128078816" calcext:value-type="float">
            <text:p>-605</text:p>
          </table:table-cell>
          <table:table-cell table:style-name="Default"/>
          <table:table-cell table:number-columns-repeated="16377"/>
        </table:table-row>
        <table:table-row table:style-name="ro1" table:visibility="filter">
          <table:table-cell office:value-type="string" calcext:value-type="string">
            <text:p>EPINAY-SUR-SEINE</text:p>
          </table:table-cell>
          <table:table-cell table:style-name="ce77" table:formula="of:=[.$N14]-[.B14]" office:value-type="float" office:value="428.061875757406" calcext:value-type="float">
            <text:p>428</text:p>
          </table:table-cell>
          <table:table-cell table:style-name="ce77" table:formula="of:=[.$N14]-[.C14]" office:value-type="float" office:value="76.9231662844676" calcext:value-type="float">
            <text:p>77</text:p>
          </table:table-cell>
          <table:table-cell table:style-name="ce77" table:formula="of:=[.$N14]-[.D14]" office:value-type="float" office:value="2.65669854764462" calcext:value-type="float">
            <text:p>3</text:p>
          </table:table-cell>
          <table:table-cell table:style-name="ce77" table:formula="of:=[.$N14]-[.E14]" office:value-type="float" office:value="-243.668351697522" calcext:value-type="float">
            <text:p>-244</text:p>
          </table:table-cell>
          <table:table-cell table:style-name="ce77" table:formula="of:=[.$N14]-[.F14]" office:value-type="float" office:value="-263.973388891996" calcext:value-type="float">
            <text:p>-264</text:p>
          </table:table-cell>
          <table:table-cell table:style-name="Default"/>
          <table:table-cell table:number-columns-repeated="16377"/>
        </table:table-row>
        <table:table-row table:style-name="ro1" table:visibility="filter">
          <table:table-cell office:value-type="string" calcext:value-type="string">
            <text:p>GAGNY</text:p>
          </table:table-cell>
          <table:table-cell table:style-name="ce77" table:formula="of:=[.$N15]-[.B15]" office:value-type="float" office:value="417.304899871376" calcext:value-type="float">
            <text:p>417</text:p>
          </table:table-cell>
          <table:table-cell table:style-name="ce77" table:formula="of:=[.$N15]-[.C15]" office:value-type="float" office:value="-0.936024240625102" calcext:value-type="float">
            <text:p>-1</text:p>
          </table:table-cell>
          <table:table-cell table:style-name="ce77" table:formula="of:=[.$N15]-[.D15]" office:value-type="float" office:value="217.380079449886" calcext:value-type="float">
            <text:p>217</text:p>
          </table:table-cell>
          <table:table-cell table:style-name="ce77" table:formula="of:=[.$N15]-[.E15]" office:value-type="float" office:value="-245.64956485604" calcext:value-type="float">
            <text:p>-246</text:p>
          </table:table-cell>
          <table:table-cell table:style-name="ce77" table:formula="of:=[.$N15]-[.F15]" office:value-type="float" office:value="-388.099390224597" calcext:value-type="float">
            <text:p>-388</text:p>
          </table:table-cell>
          <table:table-cell table:style-name="Default"/>
          <table:table-cell table:number-columns-repeated="16377"/>
        </table:table-row>
        <table:table-row table:style-name="ro1" table:visibility="filter">
          <table:table-cell office:value-type="string" calcext:value-type="string">
            <text:p>GOURNAY-SUR-MARNE</text:p>
          </table:table-cell>
          <table:table-cell table:style-name="ce77" table:formula="of:=[.$N16]-[.B16]" office:value-type="float" office:value="487.415416474654" calcext:value-type="float">
            <text:p>487</text:p>
          </table:table-cell>
          <table:table-cell table:style-name="ce77" table:formula="of:=[.$N16]-[.C16]" office:value-type="float" office:value="-31.9448153801852" calcext:value-type="float">
            <text:p>-32</text:p>
          </table:table-cell>
          <table:table-cell table:style-name="ce77" table:formula="of:=[.$N16]-[.D16]" office:value-type="float" office:value="510.927520449308" calcext:value-type="float">
            <text:p>511</text:p>
          </table:table-cell>
          <table:table-cell table:style-name="ce77" table:formula="of:=[.$N16]-[.E16]" office:value-type="float" office:value="-338.040325172812" calcext:value-type="float">
            <text:p>-338</text:p>
          </table:table-cell>
          <table:table-cell table:style-name="ce77" table:formula="of:=[.$N16]-[.F16]" office:value-type="float" office:value="-628.357796370964" calcext:value-type="float">
            <text:p>-628</text:p>
          </table:table-cell>
          <table:table-cell table:style-name="Default"/>
          <table:table-cell table:number-columns-repeated="16377"/>
        </table:table-row>
        <table:table-row table:style-name="ro1" table:visibility="filter">
          <table:table-cell office:value-type="string" calcext:value-type="string">
            <text:p>L'ILE-SAINT-DENIS</text:p>
          </table:table-cell>
          <table:table-cell table:style-name="ce77" table:formula="of:=[.$N17]-[.B17]" office:value-type="float" office:value="463.611137164575" calcext:value-type="float">
            <text:p>464</text:p>
          </table:table-cell>
          <table:table-cell table:style-name="ce77" table:formula="of:=[.$N17]-[.C17]" office:value-type="float" office:value="25.3013502245767" calcext:value-type="float">
            <text:p>25</text:p>
          </table:table-cell>
          <table:table-cell table:style-name="ce77" table:formula="of:=[.$N17]-[.D17]" office:value-type="float" office:value="272.096872509502" calcext:value-type="float">
            <text:p>272</text:p>
          </table:table-cell>
          <table:table-cell table:style-name="ce77" table:formula="of:=[.$N17]-[.E17]" office:value-type="float" office:value="-392.094253829321" calcext:value-type="float">
            <text:p>-392</text:p>
          </table:table-cell>
          <table:table-cell table:style-name="ce77" table:formula="of:=[.$N17]-[.F17]" office:value-type="float" office:value="-368.915106069331" calcext:value-type="float">
            <text:p>-369</text:p>
          </table:table-cell>
          <table:table-cell table:style-name="Default"/>
          <table:table-cell table:number-columns-repeated="16377"/>
        </table:table-row>
        <table:table-row table:style-name="ro1" table:visibility="filter">
          <table:table-cell office:value-type="string" calcext:value-type="string">
            <text:p>LA COURNEUVE</text:p>
          </table:table-cell>
          <table:table-cell table:style-name="ce77" table:formula="of:=[.$N18]-[.B18]" office:value-type="float" office:value="440.22815589249" calcext:value-type="float">
            <text:p>440</text:p>
          </table:table-cell>
          <table:table-cell table:style-name="ce77" table:formula="of:=[.$N18]-[.C18]" office:value-type="float" office:value="96.9730764871321" calcext:value-type="float">
            <text:p>97</text:p>
          </table:table-cell>
          <table:table-cell table:style-name="ce77" table:formula="of:=[.$N18]-[.D18]" office:value-type="float" office:value="193.739349827655" calcext:value-type="float">
            <text:p>194</text:p>
          </table:table-cell>
          <table:table-cell table:style-name="ce77" table:formula="of:=[.$N18]-[.E18]" office:value-type="float" office:value="-421.449225528133" calcext:value-type="float">
            <text:p>-421</text:p>
          </table:table-cell>
          <table:table-cell table:style-name="ce77" table:formula="of:=[.$N18]-[.F18]" office:value-type="float" office:value="-309.491356679144" calcext:value-type="float">
            <text:p>-309</text:p>
          </table:table-cell>
          <table:table-cell table:style-name="Default"/>
          <table:table-cell table:number-columns-repeated="16377"/>
        </table:table-row>
        <table:table-row table:style-name="ro1" table:visibility="filter">
          <table:table-cell office:value-type="string" calcext:value-type="string">
            <text:p>LE BLANC-MESNIL</text:p>
          </table:table-cell>
          <table:table-cell table:style-name="ce77" table:formula="of:=[.$N19]-[.B19]" office:value-type="float" office:value="468.33410476745" calcext:value-type="float">
            <text:p>468</text:p>
          </table:table-cell>
          <table:table-cell table:style-name="ce77" table:formula="of:=[.$N19]-[.C19]" office:value-type="float" office:value="110.63892410439" calcext:value-type="float">
            <text:p>111</text:p>
          </table:table-cell>
          <table:table-cell table:style-name="ce77" table:formula="of:=[.$N19]-[.D19]" office:value-type="float" office:value="325.306080758956" calcext:value-type="float">
            <text:p>325</text:p>
          </table:table-cell>
          <table:table-cell table:style-name="ce77" table:formula="of:=[.$N19]-[.E19]" office:value-type="float" office:value="-261.530631858347" calcext:value-type="float">
            <text:p>-262</text:p>
          </table:table-cell>
          <table:table-cell table:style-name="ce77" table:formula="of:=[.$N19]-[.F19]" office:value-type="float" office:value="-642.748477772448" calcext:value-type="float">
            <text:p>-643</text:p>
          </table:table-cell>
          <table:table-cell table:style-name="Default"/>
          <table:table-cell table:number-columns-repeated="16377"/>
        </table:table-row>
        <table:table-row table:style-name="ro1" table:visibility="filter">
          <table:table-cell office:value-type="string" calcext:value-type="string">
            <text:p>LE BOURGET</text:p>
          </table:table-cell>
          <table:table-cell table:style-name="ce77" table:formula="of:=[.$N20]-[.B20]" office:value-type="float" office:value="357.984266308004" calcext:value-type="float">
            <text:p>358</text:p>
          </table:table-cell>
          <table:table-cell table:style-name="ce77" table:formula="of:=[.$N20]-[.C20]" office:value-type="float" office:value="237.111040349698" calcext:value-type="float">
            <text:p>237</text:p>
          </table:table-cell>
          <table:table-cell table:style-name="ce77" table:formula="of:=[.$N20]-[.D20]" office:value-type="float" office:value="473.699035642234" calcext:value-type="float">
            <text:p>474</text:p>
          </table:table-cell>
          <table:table-cell table:style-name="ce77" table:formula="of:=[.$N20]-[.E20]" office:value-type="float" office:value="-338.51113180901" calcext:value-type="float">
            <text:p>-339</text:p>
          </table:table-cell>
          <table:table-cell table:style-name="ce77" table:formula="of:=[.$N20]-[.F20]" office:value-type="float" office:value="-730.283210490925" calcext:value-type="float">
            <text:p>-730</text:p>
          </table:table-cell>
          <table:table-cell table:style-name="Default"/>
          <table:table-cell table:number-columns-repeated="16377"/>
        </table:table-row>
        <table:table-row table:style-name="ro1" table:visibility="filter">
          <table:table-cell office:value-type="string" calcext:value-type="string">
            <text:p>LE PRE-SAINT-GERVAIS</text:p>
          </table:table-cell>
          <table:table-cell table:style-name="ce77" table:formula="of:=[.$N21]-[.B21]" office:value-type="float" office:value="483.111361437948" calcext:value-type="float">
            <text:p>483</text:p>
          </table:table-cell>
          <table:table-cell table:style-name="ce77" table:formula="of:=[.$N21]-[.C21]" office:value-type="float" office:value="-31.1557147756158" calcext:value-type="float">
            <text:p>-31</text:p>
          </table:table-cell>
          <table:table-cell table:style-name="ce77" table:formula="of:=[.$N21]-[.D21]" office:value-type="float" office:value="262.722500798203" calcext:value-type="float">
            <text:p>263</text:p>
          </table:table-cell>
          <table:table-cell table:style-name="ce77" table:formula="of:=[.$N21]-[.E21]" office:value-type="float" office:value="-230.866443800626" calcext:value-type="float">
            <text:p>-231</text:p>
          </table:table-cell>
          <table:table-cell table:style-name="ce77" table:formula="of:=[.$N21]-[.F21]" office:value-type="float" office:value="-483.81170365991" calcext:value-type="float">
            <text:p>-484</text:p>
          </table:table-cell>
          <table:table-cell table:style-name="Default"/>
          <table:table-cell table:number-columns-repeated="16377"/>
        </table:table-row>
        <table:table-row table:style-name="ro1" table:visibility="filter">
          <table:table-cell office:value-type="string" calcext:value-type="string">
            <text:p>LES LILAS</text:p>
          </table:table-cell>
          <table:table-cell table:style-name="ce77" table:formula="of:=[.$N22]-[.B22]" office:value-type="float" office:value="491.418637500531" calcext:value-type="float">
            <text:p>491</text:p>
          </table:table-cell>
          <table:table-cell table:style-name="ce77" table:formula="of:=[.$N22]-[.C22]" office:value-type="float" office:value="157.610579931324" calcext:value-type="float">
            <text:p>158</text:p>
          </table:table-cell>
          <table:table-cell table:style-name="ce77" table:formula="of:=[.$N22]-[.D22]" office:value-type="float" office:value="446.863578362796" calcext:value-type="float">
            <text:p>447</text:p>
          </table:table-cell>
          <table:table-cell table:style-name="ce77" table:formula="of:=[.$N22]-[.E22]" office:value-type="float" office:value="-435.091911908096" calcext:value-type="float">
            <text:p>-435</text:p>
          </table:table-cell>
          <table:table-cell table:style-name="ce77" table:formula="of:=[.$N22]-[.F22]" office:value-type="float" office:value="-660.800883886556" calcext:value-type="float">
            <text:p>-661</text:p>
          </table:table-cell>
          <table:table-cell table:style-name="Default"/>
          <table:table-cell table:number-columns-repeated="16377"/>
        </table:table-row>
        <table:table-row table:style-name="ro1" table:visibility="filter">
          <table:table-cell office:value-type="string" calcext:value-type="string">
            <text:p>LES PAVILLONS-SOUS-BOIS</text:p>
          </table:table-cell>
          <table:table-cell table:style-name="ce77" table:formula="of:=[.$N23]-[.B23]" office:value-type="float" office:value="418.232523075656" calcext:value-type="float">
            <text:p>418</text:p>
          </table:table-cell>
          <table:table-cell table:style-name="ce77" table:formula="of:=[.$N23]-[.C23]" office:value-type="float" office:value="201.150873990441" calcext:value-type="float">
            <text:p>201</text:p>
          </table:table-cell>
          <table:table-cell table:style-name="ce77" table:formula="of:=[.$N23]-[.D23]" office:value-type="float" office:value="368.041599637383" calcext:value-type="float">
            <text:p>368</text:p>
          </table:table-cell>
          <table:table-cell table:style-name="ce77" table:formula="of:=[.$N23]-[.E23]" office:value-type="float" office:value="-392.860860392286" calcext:value-type="float">
            <text:p>-393</text:p>
          </table:table-cell>
          <table:table-cell table:style-name="ce77" table:formula="of:=[.$N23]-[.F23]" office:value-type="float" office:value="-594.564136311195" calcext:value-type="float">
            <text:p>-595</text:p>
          </table:table-cell>
          <table:table-cell table:style-name="Default"/>
          <table:table-cell table:number-columns-repeated="16377"/>
        </table:table-row>
        <table:table-row table:style-name="ro1" table:visibility="filter">
          <table:table-cell office:value-type="string" calcext:value-type="string">
            <text:p>LIVRY-GARGAN</text:p>
          </table:table-cell>
          <table:table-cell table:style-name="ce77" table:formula="of:=[.$N24]-[.B24]" office:value-type="float" office:value="441.586447920723" calcext:value-type="float">
            <text:p>442</text:p>
          </table:table-cell>
          <table:table-cell table:style-name="ce77" table:formula="of:=[.$N24]-[.C24]" office:value-type="float" office:value="154.672761478211" calcext:value-type="float">
            <text:p>155</text:p>
          </table:table-cell>
          <table:table-cell table:style-name="ce77" table:formula="of:=[.$N24]-[.D24]" office:value-type="float" office:value="362.345198840278" calcext:value-type="float">
            <text:p>362</text:p>
          </table:table-cell>
          <table:table-cell table:style-name="ce77" table:formula="of:=[.$N24]-[.E24]" office:value-type="float" office:value="-398.36144921892" calcext:value-type="float">
            <text:p>-398</text:p>
          </table:table-cell>
          <table:table-cell table:style-name="ce77" table:formula="of:=[.$N24]-[.F24]" office:value-type="float" office:value="-560.242959020292" calcext:value-type="float">
            <text:p>-560</text:p>
          </table:table-cell>
          <table:table-cell table:style-name="Default"/>
          <table:table-cell table:number-columns-repeated="16377"/>
        </table:table-row>
        <table:table-row table:style-name="ro1" table:visibility="filter">
          <table:table-cell office:value-type="string" calcext:value-type="string">
            <text:p>MONTFERMEIL</text:p>
          </table:table-cell>
          <table:table-cell table:style-name="ce77" table:formula="of:=[.$N25]-[.B25]" office:value-type="float" office:value="363.816409679715" calcext:value-type="float">
            <text:p>364</text:p>
          </table:table-cell>
          <table:table-cell table:style-name="ce77" table:formula="of:=[.$N25]-[.C25]" office:value-type="float" office:value="138.083990462633" calcext:value-type="float">
            <text:p>138</text:p>
          </table:table-cell>
          <table:table-cell table:style-name="ce77" table:formula="of:=[.$N25]-[.D25]" office:value-type="float" office:value="245.160996868327" calcext:value-type="float">
            <text:p>245</text:p>
          </table:table-cell>
          <table:table-cell table:style-name="ce77" table:formula="of:=[.$N25]-[.E25]" office:value-type="float" office:value="-263.008586049822" calcext:value-type="float">
            <text:p>-263</text:p>
          </table:table-cell>
          <table:table-cell table:style-name="ce77" table:formula="of:=[.$N25]-[.F25]" office:value-type="float" office:value="-484.052810960855" calcext:value-type="float">
            <text:p>-484</text:p>
          </table:table-cell>
          <table:table-cell table:style-name="Default"/>
          <table:table-cell table:number-columns-repeated="16377"/>
        </table:table-row>
        <table:table-row table:style-name="ro1" table:visibility="filter">
          <table:table-cell office:value-type="string" calcext:value-type="string">
            <text:p>MONTREUIL</text:p>
          </table:table-cell>
          <table:table-cell table:style-name="ce77" table:formula="of:=[.$N26]-[.B26]" office:value-type="float" office:value="414.558685727548" calcext:value-type="float">
            <text:p>415</text:p>
          </table:table-cell>
          <table:table-cell table:style-name="ce77" table:formula="of:=[.$N26]-[.C26]" office:value-type="float" office:value="289.463438064039" calcext:value-type="float">
            <text:p>289</text:p>
          </table:table-cell>
          <table:table-cell table:style-name="ce77" table:formula="of:=[.$N26]-[.D26]" office:value-type="float" office:value="481.219124639596" calcext:value-type="float">
            <text:p>481</text:p>
          </table:table-cell>
          <table:table-cell table:style-name="ce77" table:formula="of:=[.$N26]-[.E26]" office:value-type="float" office:value="-435.701386397922" calcext:value-type="float">
            <text:p>-436</text:p>
          </table:table-cell>
          <table:table-cell table:style-name="ce77" table:formula="of:=[.$N26]-[.F26]" office:value-type="float" office:value="-749.539862033262" calcext:value-type="float">
            <text:p>-750</text:p>
          </table:table-cell>
          <table:table-cell table:style-name="Default"/>
          <table:table-cell table:number-columns-repeated="16377"/>
        </table:table-row>
        <table:table-row table:style-name="ro1" table:visibility="filter">
          <table:table-cell office:value-type="string" calcext:value-type="string">
            <text:p>NEUILLY-PLAISANCE</text:p>
          </table:table-cell>
          <table:table-cell table:style-name="ce77" table:formula="of:=[.$N27]-[.B27]" office:value-type="float" office:value="442.550939641564" calcext:value-type="float">
            <text:p>443</text:p>
          </table:table-cell>
          <table:table-cell table:style-name="ce77" table:formula="of:=[.$N27]-[.C27]" office:value-type="float" office:value="175.317668214319" calcext:value-type="float">
            <text:p>175</text:p>
          </table:table-cell>
          <table:table-cell table:style-name="ce77" table:formula="of:=[.$N27]-[.D27]" office:value-type="float" office:value="353.141230290649" calcext:value-type="float">
            <text:p>353</text:p>
          </table:table-cell>
          <table:table-cell table:style-name="ce77" table:formula="of:=[.$N27]-[.E27]" office:value-type="float" office:value="-375.700469495775" calcext:value-type="float">
            <text:p>-376</text:p>
          </table:table-cell>
          <table:table-cell table:style-name="ce77" table:formula="of:=[.$N27]-[.F27]" office:value-type="float" office:value="-595.309368650758" calcext:value-type="float">
            <text:p>-595</text:p>
          </table:table-cell>
          <table:table-cell table:style-name="Default"/>
          <table:table-cell table:number-columns-repeated="16377"/>
        </table:table-row>
        <table:table-row table:style-name="ro1" table:visibility="filter">
          <table:table-cell office:value-type="string" calcext:value-type="string">
            <text:p>NEUILLY-SUR-MARNE</text:p>
          </table:table-cell>
          <table:table-cell table:style-name="ce77" table:formula="of:=[.$N28]-[.B28]" office:value-type="float" office:value="474.551458434071" calcext:value-type="float">
            <text:p>475</text:p>
          </table:table-cell>
          <table:table-cell table:style-name="ce77" table:formula="of:=[.$N28]-[.C28]" office:value-type="float" office:value="149.217805839687" calcext:value-type="float">
            <text:p>149</text:p>
          </table:table-cell>
          <table:table-cell table:style-name="ce77" table:formula="of:=[.$N28]-[.D28]" office:value-type="float" office:value="210.128403623901" calcext:value-type="float">
            <text:p>210</text:p>
          </table:table-cell>
          <table:table-cell table:style-name="ce77" table:formula="of:=[.$N28]-[.E28]" office:value-type="float" office:value="-459.585730386036" calcext:value-type="float">
            <text:p>-460</text:p>
          </table:table-cell>
          <table:table-cell table:style-name="ce77" table:formula="of:=[.$N28]-[.F28]" office:value-type="float" office:value="-374.311937511624" calcext:value-type="float">
            <text:p>-374</text:p>
          </table:table-cell>
          <table:table-cell table:style-name="Default"/>
          <table:table-cell table:number-columns-repeated="16377"/>
        </table:table-row>
        <table:table-row table:style-name="ro1" table:visibility="filter">
          <table:table-cell office:value-type="string" calcext:value-type="string">
            <text:p>NOISY-LE-GRAND</text:p>
          </table:table-cell>
          <table:table-cell table:style-name="ce77" table:formula="of:=[.$N29]-[.B29]" office:value-type="float" office:value="456.818275298839" calcext:value-type="float">
            <text:p>457</text:p>
          </table:table-cell>
          <table:table-cell table:style-name="ce77" table:formula="of:=[.$N29]-[.C29]" office:value-type="float" office:value="112.595108316614" calcext:value-type="float">
            <text:p>113</text:p>
          </table:table-cell>
          <table:table-cell table:style-name="ce77" table:formula="of:=[.$N29]-[.D29]" office:value-type="float" office:value="546.643696781304" calcext:value-type="float">
            <text:p>547</text:p>
          </table:table-cell>
          <table:table-cell table:style-name="ce77" table:formula="of:=[.$N29]-[.E29]" office:value-type="float" office:value="-366.378413033034" calcext:value-type="float">
            <text:p>-366</text:p>
          </table:table-cell>
          <table:table-cell table:style-name="ce77" table:formula="of:=[.$N29]-[.F29]" office:value-type="float" office:value="-749.678667363724" calcext:value-type="float">
            <text:p>-750</text:p>
          </table:table-cell>
          <table:table-cell table:style-name="Default"/>
          <table:table-cell table:number-columns-repeated="16377"/>
        </table:table-row>
        <table:table-row table:style-name="ro1" table:visibility="filter">
          <table:table-cell office:value-type="string" calcext:value-type="string">
            <text:p>NOISY-LE-SEC</text:p>
          </table:table-cell>
          <table:table-cell table:style-name="ce77" table:formula="of:=[.$N30]-[.B30]" office:value-type="float" office:value="372.097639360575" calcext:value-type="float">
            <text:p>372</text:p>
          </table:table-cell>
          <table:table-cell table:style-name="ce77" table:formula="of:=[.$N30]-[.C30]" office:value-type="float" office:value="265.578672694629" calcext:value-type="float">
            <text:p>266</text:p>
          </table:table-cell>
          <table:table-cell table:style-name="ce77" table:formula="of:=[.$N30]-[.D30]" office:value-type="float" office:value="215.771683358931" calcext:value-type="float">
            <text:p>216</text:p>
          </table:table-cell>
          <table:table-cell table:style-name="ce77" table:formula="of:=[.$N30]-[.E30]" office:value-type="float" office:value="-314.247129074823" calcext:value-type="float">
            <text:p>-314</text:p>
          </table:table-cell>
          <table:table-cell table:style-name="ce77" table:formula="of:=[.$N30]-[.F30]" office:value-type="float" office:value="-539.200866339311" calcext:value-type="float">
            <text:p>-539</text:p>
          </table:table-cell>
          <table:table-cell table:style-name="Default"/>
          <table:table-cell table:number-columns-repeated="16377"/>
        </table:table-row>
        <table:table-row table:style-name="ro1" table:visibility="filter">
          <table:table-cell office:value-type="string" calcext:value-type="string">
            <text:p>PANTIN</text:p>
          </table:table-cell>
          <table:table-cell table:style-name="ce77" table:formula="of:=[.$N31]-[.B31]" office:value-type="float" office:value="641.408149018193" calcext:value-type="float">
            <text:p>641</text:p>
          </table:table-cell>
          <table:table-cell table:style-name="ce77" table:formula="of:=[.$N31]-[.C31]" office:value-type="float" office:value="-316.213623156552" calcext:value-type="float">
            <text:p>-316</text:p>
          </table:table-cell>
          <table:table-cell table:style-name="ce77" table:formula="of:=[.$N31]-[.D31]" office:value-type="float" office:value="768.305222953133" calcext:value-type="float">
            <text:p>768</text:p>
          </table:table-cell>
          <table:table-cell table:style-name="ce77" table:formula="of:=[.$N31]-[.E31]" office:value-type="float" office:value="-287.680051739692" calcext:value-type="float">
            <text:p>-288</text:p>
          </table:table-cell>
          <table:table-cell table:style-name="ce77" table:formula="of:=[.$N31]-[.F31]" office:value-type="float" office:value="-805.819697075082" calcext:value-type="float">
            <text:p>-806</text:p>
          </table:table-cell>
          <table:table-cell table:style-name="Default"/>
          <table:table-cell table:number-columns-repeated="16377"/>
        </table:table-row>
        <table:table-row table:style-name="ro1" table:visibility="filter">
          <table:table-cell office:value-type="string" calcext:value-type="string">
            <text:p>PIERREFITTE-SUR-SEINE</text:p>
          </table:table-cell>
          <table:table-cell table:style-name="ce77" table:formula="of:=[.$N32]-[.B32]" office:value-type="float" office:value="403.184295071856" calcext:value-type="float">
            <text:p>403</text:p>
          </table:table-cell>
          <table:table-cell table:style-name="ce77" table:formula="of:=[.$N32]-[.C32]" office:value-type="float" office:value="106.581150064763" calcext:value-type="float">
            <text:p>107</text:p>
          </table:table-cell>
          <table:table-cell table:style-name="ce77" table:formula="of:=[.$N32]-[.D32]" office:value-type="float" office:value="148.400313698884" calcext:value-type="float">
            <text:p>148</text:p>
          </table:table-cell>
          <table:table-cell table:style-name="ce77" table:formula="of:=[.$N32]-[.E32]" office:value-type="float" office:value="-363.640981558009" calcext:value-type="float">
            <text:p>-364</text:p>
          </table:table-cell>
          <table:table-cell table:style-name="ce77" table:formula="of:=[.$N32]-[.F32]" office:value-type="float" office:value="-294.524777277493" calcext:value-type="float">
            <text:p>-295</text:p>
          </table:table-cell>
          <table:table-cell table:style-name="Default"/>
          <table:table-cell table:number-columns-repeated="16377"/>
        </table:table-row>
        <table:table-row table:style-name="ro1" table:visibility="filter">
          <table:table-cell office:value-type="string" calcext:value-type="string">
            <text:p>RAINCY (LE )</text:p>
          </table:table-cell>
          <table:table-cell table:style-name="ce77" table:formula="of:=[.$N33]-[.B33]" office:value-type="float" office:value="438.131030134077" calcext:value-type="float">
            <text:p>438</text:p>
          </table:table-cell>
          <table:table-cell table:style-name="ce77" table:formula="of:=[.$N33]-[.C33]" office:value-type="float" office:value="-250.232301208018" calcext:value-type="float">
            <text:p>-250</text:p>
          </table:table-cell>
          <table:table-cell table:style-name="ce77" table:formula="of:=[.$N33]-[.D33]" office:value-type="float" office:value="351.170099561928" calcext:value-type="float">
            <text:p>351</text:p>
          </table:table-cell>
          <table:table-cell table:style-name="ce77" table:formula="of:=[.$N33]-[.E33]" office:value-type="float" office:value="1.91394597106097" calcext:value-type="float">
            <text:p>2</text:p>
          </table:table-cell>
          <table:table-cell table:style-name="ce77" table:formula="of:=[.$N33]-[.F33]" office:value-type="float" office:value="-540.982774459048" calcext:value-type="float">
            <text:p>-541</text:p>
          </table:table-cell>
          <table:table-cell/>
          <table:table-cell table:style-name="ce6" table:number-columns-repeated="10"/>
          <table:table-cell table:number-columns-repeated="16367"/>
        </table:table-row>
        <table:table-row table:style-name="ro1" table:visibility="filter">
          <table:table-cell office:value-type="string" calcext:value-type="string">
            <text:p>ROMAINVILLE</text:p>
          </table:table-cell>
          <table:table-cell table:style-name="ce77" table:formula="of:=[.$N34]-[.B34]" office:value-type="float" office:value="444.718025012746" calcext:value-type="float">
            <text:p>445</text:p>
          </table:table-cell>
          <table:table-cell table:style-name="ce77" table:formula="of:=[.$N34]-[.C34]" office:value-type="float" office:value="244.186373391717" calcext:value-type="float">
            <text:p>244</text:p>
          </table:table-cell>
          <table:table-cell table:style-name="ce77" table:formula="of:=[.$N34]-[.D34]" office:value-type="float" office:value="431.548335122815" calcext:value-type="float">
            <text:p>432</text:p>
          </table:table-cell>
          <table:table-cell table:style-name="ce77" table:formula="of:=[.$N34]-[.E34]" office:value-type="float" office:value="-246.498024532885" calcext:value-type="float">
            <text:p>-246</text:p>
          </table:table-cell>
          <table:table-cell table:style-name="ce77" table:formula="of:=[.$N34]-[.F34]" office:value-type="float" office:value="-873.954708994393" calcext:value-type="float">
            <text:p>-874</text:p>
          </table:table-cell>
          <table:table-cell table:style-name="Default"/>
          <table:table-cell table:number-columns-repeated="16377"/>
        </table:table-row>
        <table:table-row table:style-name="ro1" table:visibility="filter">
          <table:table-cell office:value-type="string" calcext:value-type="string">
            <text:p>ROSNY-SOUS-BOIS</text:p>
          </table:table-cell>
          <table:table-cell table:style-name="ce77" table:formula="of:=[.$N35]-[.B35]" office:value-type="float" office:value="419.110883572846" calcext:value-type="float">
            <text:p>419</text:p>
          </table:table-cell>
          <table:table-cell table:style-name="ce77" table:formula="of:=[.$N35]-[.C35]" office:value-type="float" office:value="177.700785659768" calcext:value-type="float">
            <text:p>178</text:p>
          </table:table-cell>
          <table:table-cell table:style-name="ce77" table:formula="of:=[.$N35]-[.D35]" office:value-type="float" office:value="470.59295828336" calcext:value-type="float">
            <text:p>471</text:p>
          </table:table-cell>
          <table:table-cell table:style-name="ce77" table:formula="of:=[.$N35]-[.E35]" office:value-type="float" office:value="-340.932736594195" calcext:value-type="float">
            <text:p>-341</text:p>
          </table:table-cell>
          <table:table-cell table:style-name="ce77" table:formula="of:=[.$N35]-[.F35]" office:value-type="float" office:value="-726.47189092178" calcext:value-type="float">
            <text:p>-726</text:p>
          </table:table-cell>
          <table:table-cell table:style-name="Default"/>
          <table:table-cell table:number-columns-repeated="16377"/>
        </table:table-row>
        <table:table-row table:style-name="ro1" table:visibility="filter">
          <table:table-cell office:value-type="string" calcext:value-type="string">
            <text:p>SAINT-DENIS</text:p>
          </table:table-cell>
          <table:table-cell table:style-name="ce77" table:formula="of:=[.$N36]-[.B36]" office:value-type="float" office:value="444.245578714433" calcext:value-type="float">
            <text:p>444</text:p>
          </table:table-cell>
          <table:table-cell table:style-name="ce77" table:formula="of:=[.$N36]-[.C36]" office:value-type="float" office:value="256.604281821192" calcext:value-type="float">
            <text:p>257</text:p>
          </table:table-cell>
          <table:table-cell table:style-name="ce77" table:formula="of:=[.$N36]-[.D36]" office:value-type="float" office:value="355.495735272082" calcext:value-type="float">
            <text:p>355</text:p>
          </table:table-cell>
          <table:table-cell table:style-name="ce77" table:formula="of:=[.$N36]-[.E36]" office:value-type="float" office:value="-458.394579847013" calcext:value-type="float">
            <text:p>-458</text:p>
          </table:table-cell>
          <table:table-cell table:style-name="ce77" table:formula="of:=[.$N36]-[.F36]" office:value-type="float" office:value="-597.951015960693" calcext:value-type="float">
            <text:p>-598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SAINT-OUEN-SUR-SEINE</text:p>
          </table:table-cell>
          <table:table-cell table:style-name="ce77" table:formula="of:=[.$N37]-[.B37]" office:value-type="float" office:value="321.780380982746" calcext:value-type="float">
            <text:p>322</text:p>
          </table:table-cell>
          <table:table-cell table:style-name="ce77" table:formula="of:=[.$N37]-[.C37]" office:value-type="float" office:value="464.94750007502" calcext:value-type="float">
            <text:p>465</text:p>
          </table:table-cell>
          <table:table-cell table:style-name="ce77" table:formula="of:=[.$N37]-[.D37]" office:value-type="float" office:value="665.303575468868" calcext:value-type="float">
            <text:p>665</text:p>
          </table:table-cell>
          <table:table-cell table:style-name="ce77" table:formula="of:=[.$N37]-[.E37]" office:value-type="float" office:value="-543.938013990998" calcext:value-type="float">
            <text:p>-544</text:p>
          </table:table-cell>
          <table:table-cell table:style-name="ce77" table:formula="of:=[.$N37]-[.F37]" office:value-type="float" office:value="-908.093442535638" calcext:value-type="float">
            <text:p>-908</text:p>
          </table:table-cell>
          <table:table-cell table:style-name="Default"/>
          <table:table-cell table:number-columns-repeated="16377"/>
        </table:table-row>
        <table:table-row table:style-name="ro1" table:visibility="filter">
          <table:table-cell office:value-type="string" calcext:value-type="string">
            <text:p>SEVRAN</text:p>
          </table:table-cell>
          <table:table-cell table:style-name="ce77" table:formula="of:=[.$N38]-[.B38]" office:value-type="float" office:value="446.366846198224" calcext:value-type="float">
            <text:p>446</text:p>
          </table:table-cell>
          <table:table-cell table:style-name="ce77" table:formula="of:=[.$N38]-[.C38]" office:value-type="float" office:value="176.870367024346" calcext:value-type="float">
            <text:p>177</text:p>
          </table:table-cell>
          <table:table-cell table:style-name="ce77" table:formula="of:=[.$N38]-[.D38]" office:value-type="float" office:value="123.776991577247" calcext:value-type="float">
            <text:p>124</text:p>
          </table:table-cell>
          <table:table-cell table:style-name="ce77" table:formula="of:=[.$N38]-[.E38]" office:value-type="float" office:value="-361.474195107879" calcext:value-type="float">
            <text:p>-361</text:p>
          </table:table-cell>
          <table:table-cell table:style-name="ce77" table:formula="of:=[.$N38]-[.F38]" office:value-type="float" office:value="-385.540009691939" calcext:value-type="float">
            <text:p>-386</text:p>
          </table:table-cell>
          <table:table-cell table:style-name="Default"/>
          <table:table-cell table:number-columns-repeated="16377"/>
        </table:table-row>
        <table:table-row table:style-name="ro1" table:visibility="filter">
          <table:table-cell office:value-type="string" calcext:value-type="string">
            <text:p>STAINS</text:p>
          </table:table-cell>
          <table:table-cell table:style-name="ce77" table:formula="of:=[.$N39]-[.B39]" office:value-type="float" office:value="351.150447147837" calcext:value-type="float">
            <text:p>351</text:p>
          </table:table-cell>
          <table:table-cell table:style-name="ce77" table:formula="of:=[.$N39]-[.C39]" office:value-type="float" office:value="412.637985411566" calcext:value-type="float">
            <text:p>413</text:p>
          </table:table-cell>
          <table:table-cell table:style-name="ce77" table:formula="of:=[.$N39]-[.D39]" office:value-type="float" office:value="-33.8267424770671" calcext:value-type="float">
            <text:p>-34</text:p>
          </table:table-cell>
          <table:table-cell table:style-name="ce77" table:formula="of:=[.$N39]-[.E39]" office:value-type="float" office:value="-467.923687313005" calcext:value-type="float">
            <text:p>-468</text:p>
          </table:table-cell>
          <table:table-cell table:style-name="ce77" table:formula="of:=[.$N39]-[.F39]" office:value-type="float" office:value="-262.03800276933" calcext:value-type="float">
            <text:p>-262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TREMBLAY-EN-FRANCE</text:p>
          </table:table-cell>
          <table:table-cell table:style-name="ce77" table:formula="of:=[.$N40]-[.B40]" office:value-type="float" office:value="909.820372357463" calcext:value-type="float">
            <text:p>910</text:p>
          </table:table-cell>
          <table:table-cell table:style-name="ce77" table:formula="of:=[.$N40]-[.C40]" office:value-type="float" office:value="416.866363709161" calcext:value-type="float">
            <text:p>417</text:p>
          </table:table-cell>
          <table:table-cell table:style-name="ce77" table:formula="of:=[.$N40]-[.D40]" office:value-type="float" office:value="919.91689515268" calcext:value-type="float">
            <text:p>920</text:p>
          </table:table-cell>
          <table:table-cell table:style-name="ce77" table:formula="of:=[.$N40]-[.E40]" office:value-type="float" office:value="-840.837096946402" calcext:value-type="float">
            <text:p>-841</text:p>
          </table:table-cell>
          <table:table-cell table:style-name="ce77" table:formula="of:=[.$N40]-[.F40]" office:value-type="float" office:value="-1405.7665342729" calcext:value-type="float">
            <text:p>-1406</text:p>
          </table:table-cell>
          <table:table-cell/>
          <table:table-cell table:style-name="ce6" table:number-columns-repeated="10"/>
          <table:table-cell table:number-columns-repeated="16367"/>
        </table:table-row>
        <table:table-row table:style-name="ro1">
          <table:table-cell office:value-type="string" calcext:value-type="string">
            <text:p>VAUJOURS</text:p>
          </table:table-cell>
          <table:table-cell table:style-name="ce77" table:formula="of:=[.$N41]-[.B41]" office:value-type="float" office:value="612.763830706053" calcext:value-type="float">
            <text:p>613</text:p>
          </table:table-cell>
          <table:table-cell table:style-name="ce77" table:formula="of:=[.$N41]-[.C41]" office:value-type="float" office:value="-329.218924625779" calcext:value-type="float">
            <text:p>-329</text:p>
          </table:table-cell>
          <table:table-cell table:style-name="ce77" table:formula="of:=[.$N41]-[.D41]" office:value-type="float" office:value="654.91578725659" calcext:value-type="float">
            <text:p>655</text:p>
          </table:table-cell>
          <table:table-cell table:style-name="ce77" table:formula="of:=[.$N41]-[.E41]" office:value-type="float" office:value="-425.737720492777" calcext:value-type="float">
            <text:p>-426</text:p>
          </table:table-cell>
          <table:table-cell table:style-name="ce77" table:formula="of:=[.$N41]-[.F41]" office:value-type="float" office:value="-512.722972844087" calcext:value-type="float">
            <text:p>-513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VILLEMOMBLE</text:p>
          </table:table-cell>
          <table:table-cell table:style-name="ce77" table:formula="of:=[.$N42]-[.B42]" office:value-type="float" office:value="432.718780297569" calcext:value-type="float">
            <text:p>433</text:p>
          </table:table-cell>
          <table:table-cell table:style-name="ce77" table:formula="of:=[.$N42]-[.C42]" office:value-type="float" office:value="152.389563872321" calcext:value-type="float">
            <text:p>152</text:p>
          </table:table-cell>
          <table:table-cell table:style-name="ce77" table:formula="of:=[.$N42]-[.D42]" office:value-type="float" office:value="201.59790004588" calcext:value-type="float">
            <text:p>202</text:p>
          </table:table-cell>
          <table:table-cell table:style-name="ce77" table:formula="of:=[.$N42]-[.E42]" office:value-type="float" office:value="-395.586768630793" calcext:value-type="float">
            <text:p>-396</text:p>
          </table:table-cell>
          <table:table-cell table:style-name="ce77" table:formula="of:=[.$N42]-[.F42]" office:value-type="float" office:value="-391.119475584978" calcext:value-type="float">
            <text:p>-391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VILLEPINTE</text:p>
          </table:table-cell>
          <table:table-cell table:style-name="ce77" table:formula="of:=[.$N43]-[.B43]" office:value-type="float" office:value="492.743892623332" calcext:value-type="float">
            <text:p>493</text:p>
          </table:table-cell>
          <table:table-cell table:style-name="ce77" table:formula="of:=[.$N43]-[.C43]" office:value-type="float" office:value="314.452121913501" calcext:value-type="float">
            <text:p>314</text:p>
          </table:table-cell>
          <table:table-cell table:style-name="ce77" table:formula="of:=[.$N43]-[.D43]" office:value-type="float" office:value="441.737796432807" calcext:value-type="float">
            <text:p>442</text:p>
          </table:table-cell>
          <table:table-cell table:style-name="ce77" table:formula="of:=[.$N43]-[.E43]" office:value-type="float" office:value="-435.7454256405" calcext:value-type="float">
            <text:p>-436</text:p>
          </table:table-cell>
          <table:table-cell table:style-name="ce77" table:formula="of:=[.$N43]-[.F43]" office:value-type="float" office:value="-813.18838532914" calcext:value-type="float">
            <text:p>-813</text:p>
          </table:table-cell>
          <table:table-cell table:style-name="Default"/>
          <table:table-cell table:number-columns-repeated="16377"/>
        </table:table-row>
        <table:table-row table:style-name="ro1" table:visibility="filter">
          <table:table-cell table:style-name="ce66" office:value-type="string" calcext:value-type="string">
            <text:p>VILLETANEUSE</text:p>
          </table:table-cell>
          <table:table-cell table:style-name="ce77" table:formula="of:=[.$N44]-[.B44]" office:value-type="float" office:value="619.524872804266" calcext:value-type="float">
            <text:p>620</text:p>
          </table:table-cell>
          <table:table-cell table:style-name="ce77" table:formula="of:=[.$N44]-[.C44]" office:value-type="float" office:value="-345.380705928481" calcext:value-type="float">
            <text:p>-345</text:p>
          </table:table-cell>
          <table:table-cell table:style-name="ce77" table:formula="of:=[.$N44]-[.D44]" office:value-type="float" office:value="256.540543287327" calcext:value-type="float">
            <text:p>257</text:p>
          </table:table-cell>
          <table:table-cell table:style-name="ce77" table:formula="of:=[.$N44]-[.E44]" office:value-type="float" office:value="-271.782319792974" calcext:value-type="float">
            <text:p>-272</text:p>
          </table:table-cell>
          <table:table-cell table:style-name="ce77" table:formula="of:=[.$N44]-[.F44]" office:value-type="float" office:value="-258.902390370138" calcext:value-type="float">
            <text:p>-259</text:p>
          </table:table-cell>
          <table:table-cell table:style-name="Default"/>
          <table:table-cell table:number-columns-repeated="16377"/>
        </table:table-row>
        <table:table-row table:style-name="ro1" table:number-rows-repeated="5">
          <table:table-cell table:style-name="ce6" table:number-columns-repeated="6"/>
          <table:table-cell/>
          <table:table-cell table:style-name="ce6" table:number-columns-repeated="16"/>
          <table:table-cell table:number-columns-repeated="16361"/>
        </table:table-row>
        <table:table-row table:style-name="ro1">
          <table:table-cell table:style-name="ce6" office:value-type="string" calcext:value-type="string">
            <text:p>PRODUIT DES MARGES / EFFECTIF THEORIQUE</text:p>
          </table:table-cell>
          <table:table-cell table:style-name="ce6" table:number-columns-repeated="5"/>
          <table:table-cell/>
          <table:table-cell table:style-name="ce6" table:number-columns-repeated="16"/>
          <table:table-cell table:number-columns-repeated="16361"/>
        </table:table-row>
        <table:table-row table:style-name="ro1">
          <table:table-cell table:style-name="ce6" table:number-columns-repeated="6"/>
          <table:table-cell/>
          <table:table-cell table:style-name="ce6" table:number-columns-repeated="16"/>
          <table:table-cell table:number-columns-repeated="16361"/>
        </table:table-row>
        <table:table-row table:style-name="ro1">
          <table:table-cell table:style-name="ce37" office:value-type="string" calcext:value-type="string">
            <text:p>Somme - montant</text:p>
          </table:table-cell>
          <table:table-cell table:style-name="ce19" office:value-type="string" calcext:value-type="string">
            <text:p>agregat</text:p>
          </table:table-cell>
          <table:table-cell table:style-name="ce30" table:number-columns-repeated="4"/>
          <table:table-cell/>
          <table:table-cell table:style-name="ce6" table:number-columns-repeated="9"/>
          <table:table-cell table:number-columns-repeated="16368"/>
        </table:table-row>
        <table:table-row table:style-name="ro6">
          <table:table-cell table:style-name="ce68" office:value-type="string" calcext:value-type="string">
            <text:p>ville</text:p>
          </table:table-cell>
          <table:table-cell table:style-name="ce26" office:value-type="string" calcext:value-type="string">
            <text:p>Annuité de la dette</text:p>
          </table:table-cell>
          <table:table-cell table:style-name="ce52" office:value-type="string" calcext:value-type="string">
            <text:p>Dépenses d'équipement</text:p>
          </table:table-cell>
          <table:table-cell table:style-name="ce52" office:value-type="string" calcext:value-type="string">
            <text:p>Dotation globale de fonctionnement</text:p>
          </table:table-cell>
          <table:table-cell table:style-name="ce52" office:value-type="string" calcext:value-type="string">
            <text:p>Frais de personnel</text:p>
          </table:table-cell>
          <table:table-cell table:style-name="ce52" office:value-type="string" calcext:value-type="string">
            <text:p>Impôts locaux</text:p>
          </table:table-cell>
          <table:table-cell/>
          <table:table-cell table:style-name="ce6" table:number-columns-repeated="9"/>
          <table:table-cell table:number-columns-repeated="16368"/>
        </table:table-row>
        <table:table-row table:style-name="ro1">
          <table:table-cell table:style-name="ce59" office:value-type="string" calcext:value-type="string">
            <text:p>AUBERVILLIERS</text:p>
          </table:table-cell>
          <table:table-cell table:style-name="ce27" table:formula="of:=([.$G5]/[.$G$45])*[.B$45]" office:value-type="float" office:value="133.733714525387" calcext:value-type="float">
            <text:p>134</text:p>
          </table:table-cell>
          <table:table-cell table:style-name="ce27" table:formula="of:=([.$G5]/[.$G$45])*[.C$45]" office:value-type="float" office:value="441.997981638464" calcext:value-type="float">
            <text:p>442</text:p>
          </table:table-cell>
          <table:table-cell table:style-name="ce27" table:formula="of:=([.$G5]/[.$G$45])*[.D$45]" office:value-type="float" office:value="247.136962749474" calcext:value-type="float">
            <text:p>247</text:p>
          </table:table-cell>
          <table:table-cell table:style-name="ce27" table:formula="of:=([.$G5]/[.$G$45])*[.E$45]" office:value-type="float" office:value="925.175944209223" calcext:value-type="float">
            <text:p>925</text:p>
          </table:table-cell>
          <table:table-cell table:style-name="ce27" table:formula="of:=([.$G5]/[.$G$45])*[.F$45]" office:value-type="float" office:value="1104.94486950622" calcext:value-type="float">
            <text:p>1105</text:p>
          </table:table-cell>
          <table:table-cell/>
          <table:table-cell table:style-name="ce6" table:number-columns-repeated="9"/>
          <table:table-cell table:number-columns-repeated="16368"/>
        </table:table-row>
        <table:table-row table:style-name="ro7">
          <table:table-cell table:style-name="ce69" office:value-type="string" calcext:value-type="string">
            <text:p>AULNAY-SOUS-BOIS</text:p>
          </table:table-cell>
          <table:table-cell table:style-name="ce27" table:formula="of:=([.$G6]/[.$G$45])*[.B$45]" office:value-type="float" office:value="141.208665834427" calcext:value-type="float">
            <text:p>141</text:p>
          </table:table-cell>
          <table:table-cell table:style-name="ce27" table:formula="of:=([.$G6]/[.$G$45])*[.C$45]" office:value-type="float" office:value="466.703145950746" calcext:value-type="float">
            <text:p>467</text:p>
          </table:table-cell>
          <table:table-cell table:style-name="ce27" table:formula="of:=([.$G6]/[.$G$45])*[.D$45]" office:value-type="float" office:value="260.950508344707" calcext:value-type="float">
            <text:p>261</text:p>
          </table:table-cell>
          <table:table-cell table:style-name="ce27" table:formula="of:=([.$G6]/[.$G$45])*[.E$45]" office:value-type="float" office:value="976.887998718456" calcext:value-type="float">
            <text:p>977</text:p>
          </table:table-cell>
          <table:table-cell table:style-name="ce27" table:formula="of:=([.$G6]/[.$G$45])*[.F$45]" office:value-type="float" office:value="1166.70498084422" calcext:value-type="float">
            <text:p>1167</text:p>
          </table:table-cell>
          <table:table-cell table:style-name="ce96" table:number-columns-repeated="10"/>
          <table:table-cell table:number-columns-repeated="16368"/>
        </table:table-row>
        <table:table-row table:style-name="ro8">
          <table:table-cell office:value-type="string" calcext:value-type="string">
            <text:p>BAGNOLET</text:p>
          </table:table-cell>
          <table:table-cell table:style-name="ce27" table:formula="of:=([.$G7]/[.$G$45])*[.B$45]" office:value-type="float" office:value="168.535516401456" calcext:value-type="float">
            <text:p>169</text:p>
          </table:table-cell>
          <table:table-cell table:style-name="ce27" table:formula="of:=([.$G7]/[.$G$45])*[.C$45]" office:value-type="float" office:value="557.020033042593" calcext:value-type="float">
            <text:p>557</text:p>
          </table:table-cell>
          <table:table-cell table:style-name="ce27" table:formula="of:=([.$G7]/[.$G$45])*[.D$45]" office:value-type="float" office:value="311.449927093464" calcext:value-type="float">
            <text:p>311</text:p>
          </table:table-cell>
          <table:table-cell table:style-name="ce27" table:formula="of:=([.$G7]/[.$G$45])*[.E$45]" office:value-type="float" office:value="1165.93639885704" calcext:value-type="float">
            <text:p>1166</text:p>
          </table:table-cell>
          <table:table-cell table:style-name="ce27" table:formula="of:=([.$G7]/[.$G$45])*[.F$45]" office:value-type="float" office:value="1392.48696439983" calcext:value-type="float">
            <text:p>1392</text:p>
          </table:table-cell>
          <table:table-cell/>
          <table:table-cell table:style-name="ce6" table:number-columns-repeated="3"/>
          <table:table-cell table:style-name="ce96"/>
          <table:table-cell table:style-name="ce6" table:number-columns-repeated="5"/>
          <table:table-cell table:number-columns-repeated="16368"/>
        </table:table-row>
        <table:table-row table:style-name="ro1">
          <table:table-cell office:value-type="string" calcext:value-type="string">
            <text:p>BOBIGNY</text:p>
          </table:table-cell>
          <table:table-cell table:style-name="ce27" table:formula="of:=([.$G8]/[.$G$45])*[.B$45]" office:value-type="float" office:value="201.817833514218" calcext:value-type="float">
            <text:p>202</text:p>
          </table:table-cell>
          <table:table-cell table:style-name="ce27" table:formula="of:=([.$G8]/[.$G$45])*[.C$45]" office:value-type="float" office:value="667.020095781446" calcext:value-type="float">
            <text:p>667</text:p>
          </table:table-cell>
          <table:table-cell table:style-name="ce27" table:formula="of:=([.$G8]/[.$G$45])*[.D$45]" office:value-type="float" office:value="372.954917018437" calcext:value-type="float">
            <text:p>373</text:p>
          </table:table-cell>
          <table:table-cell table:style-name="ce27" table:formula="of:=([.$G8]/[.$G$45])*[.E$45]" office:value-type="float" office:value="1396.18498852308" calcext:value-type="float">
            <text:p>1396</text:p>
          </table:table-cell>
          <table:table-cell table:style-name="ce27" table:formula="of:=([.$G8]/[.$G$45])*[.F$45]" office:value-type="float" office:value="1667.47465669223" calcext:value-type="float">
            <text:p>1667</text:p>
          </table:table-cell>
          <table:table-cell/>
          <table:table-cell table:style-name="ce6" table:number-columns-repeated="9"/>
          <table:table-cell table:number-columns-repeated="16368"/>
        </table:table-row>
        <table:table-row table:style-name="ro1">
          <table:table-cell office:value-type="string" calcext:value-type="string">
            <text:p>BONDY</text:p>
          </table:table-cell>
          <table:table-cell table:style-name="ce27" table:formula="of:=([.$G9]/[.$G$45])*[.B$45]" office:value-type="float" office:value="136.928925575344" calcext:value-type="float">
            <text:p>137</text:p>
          </table:table-cell>
          <table:table-cell table:style-name="ce27" table:formula="of:=([.$G9]/[.$G$45])*[.C$45]" office:value-type="float" office:value="452.558346614508" calcext:value-type="float">
            <text:p>453</text:p>
          </table:table-cell>
          <table:table-cell table:style-name="ce27" table:formula="of:=([.$G9]/[.$G$45])*[.D$45]" office:value-type="float" office:value="253.041642485863" calcext:value-type="float">
            <text:p>253</text:p>
          </table:table-cell>
          <table:table-cell table:style-name="ce27" table:formula="of:=([.$G9]/[.$G$45])*[.E$45]" office:value-type="float" office:value="947.280560166264" calcext:value-type="float">
            <text:p>947</text:p>
          </table:table-cell>
          <table:table-cell table:style-name="ce27" table:formula="of:=([.$G9]/[.$G$45])*[.F$45]" office:value-type="float" office:value="1131.3445853084" calcext:value-type="float">
            <text:p>1131</text:p>
          </table:table-cell>
          <table:table-cell/>
          <table:table-cell table:style-name="ce6" table:number-columns-repeated="9"/>
          <table:table-cell table:number-columns-repeated="16368"/>
        </table:table-row>
        <table:table-row table:style-name="ro1">
          <table:table-cell office:value-type="string" calcext:value-type="string">
            <text:p>CLICHY-SOUS-BOIS</text:p>
          </table:table-cell>
          <table:table-cell table:style-name="ce27" table:formula="of:=([.$G10]/[.$G$45])*[.B$45]" office:value-type="float" office:value="155.03842596424" calcext:value-type="float">
            <text:p>155</text:p>
          </table:table-cell>
          <table:table-cell table:style-name="ce27" table:formula="of:=([.$G10]/[.$G$45])*[.C$45]" office:value-type="float" office:value="512.411336182471" calcext:value-type="float">
            <text:p>512</text:p>
          </table:table-cell>
          <table:table-cell table:style-name="ce27" table:formula="of:=([.$G10]/[.$G$45])*[.D$45]" office:value-type="float" office:value="286.507600856237" calcext:value-type="float">
            <text:p>287</text:p>
          </table:table-cell>
          <table:table-cell table:style-name="ce27" table:formula="of:=([.$G10]/[.$G$45])*[.E$45]" office:value-type="float" office:value="1072.56291085034" calcext:value-type="float">
            <text:p>1073</text:p>
          </table:table-cell>
          <table:table-cell table:style-name="ce27" table:formula="of:=([.$G10]/[.$G$45])*[.F$45]" office:value-type="float" office:value="1280.9702770425" calcext:value-type="float">
            <text:p>1281</text:p>
          </table:table-cell>
          <table:table-cell/>
          <table:table-cell table:style-name="ce6" table:number-columns-repeated="9"/>
          <table:table-cell table:number-columns-repeated="16368"/>
        </table:table-row>
        <table:table-row table:style-name="ro1">
          <table:table-cell office:value-type="string" calcext:value-type="string">
            <text:p>COUBRON</text:p>
          </table:table-cell>
          <table:table-cell table:style-name="ce27" table:formula="of:=([.$G11]/[.$G$45])*[.B$45]" office:value-type="float" office:value="94.6944694456279" calcext:value-type="float">
            <text:p>95</text:p>
          </table:table-cell>
          <table:table-cell table:style-name="ce27" table:formula="of:=([.$G11]/[.$G$45])*[.C$45]" office:value-type="float" office:value="312.970925213831" calcext:value-type="float">
            <text:p>313</text:p>
          </table:table-cell>
          <table:table-cell table:style-name="ce27" table:formula="of:=([.$G11]/[.$G$45])*[.D$45]" office:value-type="float" office:value="174.993296574611" calcext:value-type="float">
            <text:p>175</text:p>
          </table:table-cell>
          <table:table-cell table:style-name="ce27" table:formula="of:=([.$G11]/[.$G$45])*[.E$45]" office:value-type="float" office:value="655.100663969961" calcext:value-type="float">
            <text:p>655</text:p>
          </table:table-cell>
          <table:table-cell table:style-name="ce27" table:formula="of:=([.$G11]/[.$G$45])*[.F$45]" office:value-type="float" office:value="782.391849025457" calcext:value-type="float">
            <text:p>782</text:p>
          </table:table-cell>
          <table:table-cell/>
          <table:table-cell table:style-name="ce6" table:number-columns-repeated="9"/>
          <table:table-cell table:number-columns-repeated="16368"/>
        </table:table-row>
        <table:table-row table:style-name="ro1">
          <table:table-cell office:value-type="string" calcext:value-type="string">
            <text:p>DRANCY</text:p>
          </table:table-cell>
          <table:table-cell table:style-name="ce27" table:formula="of:=([.$G12]/[.$G$45])*[.B$45]" office:value-type="float" office:value="145.866528648997" calcext:value-type="float">
            <text:p>146</text:p>
          </table:table-cell>
          <table:table-cell table:style-name="ce27" table:formula="of:=([.$G12]/[.$G$45])*[.C$45]" office:value-type="float" office:value="482.097663108182" calcext:value-type="float">
            <text:p>482</text:p>
          </table:table-cell>
          <table:table-cell table:style-name="ce27" table:formula="of:=([.$G12]/[.$G$45])*[.D$45]" office:value-type="float" office:value="269.558136368664" calcext:value-type="float">
            <text:p>270</text:p>
          </table:table-cell>
          <table:table-cell table:style-name="ce27" table:formula="of:=([.$G12]/[.$G$45])*[.E$45]" office:value-type="float" office:value="1009.11130637696" calcext:value-type="float">
            <text:p>1009</text:p>
          </table:table-cell>
          <table:table-cell table:style-name="ce27" table:formula="of:=([.$G12]/[.$G$45])*[.F$45]" office:value-type="float" office:value="1205.18952932243" calcext:value-type="float">
            <text:p>1205</text:p>
          </table:table-cell>
          <table:table-cell/>
          <table:table-cell table:style-name="ce6" table:number-columns-repeated="9"/>
          <table:table-cell table:number-columns-repeated="16368"/>
        </table:table-row>
        <table:table-row table:style-name="ro1">
          <table:table-cell office:value-type="string" calcext:value-type="string">
            <text:p>DUGNY</text:p>
          </table:table-cell>
          <table:table-cell table:style-name="ce27" table:formula="of:=([.$G13]/[.$G$45])*[.B$45]" office:value-type="float" office:value="175.473843179218" calcext:value-type="float">
            <text:p>175</text:p>
          </table:table-cell>
          <table:table-cell table:style-name="ce27" table:formula="of:=([.$G13]/[.$G$45])*[.C$45]" office:value-type="float" office:value="579.951620956701" calcext:value-type="float">
            <text:p>580</text:p>
          </table:table-cell>
          <table:table-cell table:style-name="ce27" table:formula="of:=([.$G13]/[.$G$45])*[.D$45]" office:value-type="float" office:value="324.271802358838" calcext:value-type="float">
            <text:p>324</text:p>
          </table:table-cell>
          <table:table-cell table:style-name="ce27" table:formula="of:=([.$G13]/[.$G$45])*[.E$45]" office:value-type="float" office:value="1213.93606035325" calcext:value-type="float">
            <text:p>1214</text:p>
          </table:table-cell>
          <table:table-cell table:style-name="ce27" table:formula="of:=([.$G13]/[.$G$45])*[.F$45]" office:value-type="float" office:value="1449.81333571356" calcext:value-type="float">
            <text:p>1450</text:p>
          </table:table-cell>
          <table:table-cell/>
          <table:table-cell table:style-name="ce6" table:number-columns-repeated="9"/>
          <table:table-cell table:number-columns-repeated="16368"/>
        </table:table-row>
        <table:table-row table:style-name="ro1">
          <table:table-cell office:value-type="string" calcext:value-type="string">
            <text:p>EPINAY-SUR-SEINE</text:p>
          </table:table-cell>
          <table:table-cell table:style-name="ce27" table:formula="of:=([.$G14]/[.$G$45])*[.B$45]" office:value-type="float" office:value="116.6423204483" calcext:value-type="float">
            <text:p>117</text:p>
          </table:table-cell>
          <table:table-cell table:style-name="ce27" table:formula="of:=([.$G14]/[.$G$45])*[.C$45]" office:value-type="float" office:value="385.509894754239" calcext:value-type="float">
            <text:p>386</text:p>
          </table:table-cell>
          <table:table-cell table:style-name="ce27" table:formula="of:=([.$G14]/[.$G$45])*[.D$45]" office:value-type="float" office:value="215.552442448396" calcext:value-type="float">
            <text:p>216</text:p>
          </table:table-cell>
          <table:table-cell table:style-name="ce27" table:formula="of:=([.$G14]/[.$G$45])*[.E$45]" office:value-type="float" office:value="806.936899483374" calcext:value-type="float">
            <text:p>807</text:p>
          </table:table-cell>
          <table:table-cell table:style-name="ce27" table:formula="of:=([.$G14]/[.$G$45])*[.F$45]" office:value-type="float" office:value="963.731053190652" calcext:value-type="float">
            <text:p>964</text:p>
          </table:table-cell>
          <table:table-cell/>
          <table:table-cell table:style-name="ce6" table:number-columns-repeated="9"/>
          <table:table-cell table:number-columns-repeated="16368"/>
        </table:table-row>
        <table:table-row table:style-name="ro1">
          <table:table-cell office:value-type="string" calcext:value-type="string">
            <text:p>GAGNY</text:p>
          </table:table-cell>
          <table:table-cell table:style-name="ce27" table:formula="of:=([.$G15]/[.$G$45])*[.B$45]" office:value-type="float" office:value="108.829831792605" calcext:value-type="float">
            <text:p>109</text:p>
          </table:table-cell>
          <table:table-cell table:style-name="ce27" table:formula="of:=([.$G15]/[.$G$45])*[.C$45]" office:value-type="float" office:value="359.689149180505" calcext:value-type="float">
            <text:p>360</text:p>
          </table:table-cell>
          <table:table-cell table:style-name="ce27" table:formula="of:=([.$G15]/[.$G$45])*[.D$45]" office:value-type="float" office:value="201.115135261234" calcext:value-type="float">
            <text:p>201</text:p>
          </table:table-cell>
          <table:table-cell table:style-name="ce27" table:formula="of:=([.$G15]/[.$G$45])*[.E$45]" office:value-type="float" office:value="752.889746195904" calcext:value-type="float">
            <text:p>753</text:p>
          </table:table-cell>
          <table:table-cell table:style-name="ce27" table:formula="of:=([.$G15]/[.$G$45])*[.F$45]" office:value-type="float" office:value="899.18211511007" calcext:value-type="float">
            <text:p>899</text:p>
          </table:table-cell>
          <table:table-cell/>
          <table:table-cell table:style-name="ce6" table:number-columns-repeated="9"/>
          <table:table-cell table:number-columns-repeated="16368"/>
        </table:table-row>
        <table:table-row table:style-name="ro1">
          <table:table-cell office:value-type="string" calcext:value-type="string">
            <text:p>GOURNAY-SUR-MARNE</text:p>
          </table:table-cell>
          <table:table-cell table:style-name="ce27" table:formula="of:=([.$G16]/[.$G$45])*[.B$45]" office:value-type="float" office:value="140.911909847913" calcext:value-type="float">
            <text:p>141</text:p>
          </table:table-cell>
          <table:table-cell table:style-name="ce27" table:formula="of:=([.$G16]/[.$G$45])*[.C$45]" office:value-type="float" office:value="465.722349540928" calcext:value-type="float">
            <text:p>466</text:p>
          </table:table-cell>
          <table:table-cell table:style-name="ce27" table:formula="of:=([.$G16]/[.$G$45])*[.D$45]" office:value-type="float" office:value="260.402109809267" calcext:value-type="float">
            <text:p>260</text:p>
          </table:table-cell>
          <table:table-cell table:style-name="ce27" table:formula="of:=([.$G16]/[.$G$45])*[.E$45]" office:value-type="float" office:value="974.835027252009" calcext:value-type="float">
            <text:p>975</text:p>
          </table:table-cell>
          <table:table-cell table:style-name="ce27" table:formula="of:=([.$G16]/[.$G$45])*[.F$45]" office:value-type="float" office:value="1164.25310095771" calcext:value-type="float">
            <text:p>1164</text:p>
          </table:table-cell>
          <table:table-cell/>
          <table:table-cell table:style-name="ce6" table:number-columns-repeated="9"/>
          <table:table-cell table:number-columns-repeated="16368"/>
        </table:table-row>
        <table:table-row table:style-name="ro1">
          <table:table-cell office:value-type="string" calcext:value-type="string">
            <text:p>L'ILE-SAINT-DENIS</text:p>
          </table:table-cell>
          <table:table-cell table:style-name="ce27" table:formula="of:=([.$G17]/[.$G$45])*[.B$45]" office:value-type="float" office:value="128.452648167912" calcext:value-type="float">
            <text:p>128</text:p>
          </table:table-cell>
          <table:table-cell table:style-name="ce27" table:formula="of:=([.$G17]/[.$G$45])*[.C$45]" office:value-type="float" office:value="424.543739234544" calcext:value-type="float">
            <text:p>425</text:p>
          </table:table-cell>
          <table:table-cell table:style-name="ce27" table:formula="of:=([.$G17]/[.$G$45])*[.D$45]" office:value-type="float" office:value="237.377668286618" calcext:value-type="float">
            <text:p>237</text:p>
          </table:table-cell>
          <table:table-cell table:style-name="ce27" table:formula="of:=([.$G17]/[.$G$45])*[.E$45]" office:value-type="float" office:value="888.641285981503" calcext:value-type="float">
            <text:p>889</text:p>
          </table:table-cell>
          <table:table-cell table:style-name="ce27" table:formula="of:=([.$G17]/[.$G$45])*[.F$45]" office:value-type="float" office:value="1061.31124130765" calcext:value-type="float">
            <text:p>1061</text:p>
          </table:table-cell>
          <table:table-cell/>
          <table:table-cell table:style-name="ce6" table:number-columns-repeated="9"/>
          <table:table-cell table:number-columns-repeated="16368"/>
        </table:table-row>
        <table:table-row table:style-name="ro1">
          <table:table-cell office:value-type="string" calcext:value-type="string">
            <text:p>LA COURNEUVE</text:p>
          </table:table-cell>
          <table:table-cell table:style-name="ce27" table:formula="of:=([.$G18]/[.$G$45])*[.B$45]" office:value-type="float" office:value="144.718449902713" calcext:value-type="float">
            <text:p>145</text:p>
          </table:table-cell>
          <table:table-cell table:style-name="ce27" table:formula="of:=([.$G18]/[.$G$45])*[.C$45]" office:value-type="float" office:value="478.303193699924" calcext:value-type="float">
            <text:p>478</text:p>
          </table:table-cell>
          <table:table-cell table:style-name="ce27" table:formula="of:=([.$G18]/[.$G$45])*[.D$45]" office:value-type="float" office:value="267.436512099416" calcext:value-type="float">
            <text:p>267</text:p>
          </table:table-cell>
          <table:table-cell table:style-name="ce27" table:formula="of:=([.$G18]/[.$G$45])*[.E$45]" office:value-type="float" office:value="1001.16884518168" calcext:value-type="float">
            <text:p>1001</text:p>
          </table:table-cell>
          <table:table-cell table:style-name="ce27" table:formula="of:=([.$G18]/[.$G$45])*[.F$45]" office:value-type="float" office:value="1195.70378576855" calcext:value-type="float">
            <text:p>1196</text:p>
          </table:table-cell>
          <table:table-cell/>
          <table:table-cell table:style-name="ce6" table:number-columns-repeated="9"/>
          <table:table-cell table:number-columns-repeated="16368"/>
        </table:table-row>
        <table:table-row table:style-name="ro1">
          <table:table-cell office:value-type="string" calcext:value-type="string">
            <text:p>LE BLANC-MESNIL</text:p>
          </table:table-cell>
          <table:table-cell table:style-name="ce27" table:formula="of:=([.$G19]/[.$G$45])*[.B$45]" office:value-type="float" office:value="151.460464034179" calcext:value-type="float">
            <text:p>151</text:p>
          </table:table-cell>
          <table:table-cell table:style-name="ce27" table:formula="of:=([.$G19]/[.$G$45])*[.C$45]" office:value-type="float" office:value="500.585956493595" calcext:value-type="float">
            <text:p>501</text:p>
          </table:table-cell>
          <table:table-cell table:style-name="ce27" table:formula="of:=([.$G19]/[.$G$45])*[.D$45]" office:value-type="float" office:value="279.895605912653" calcext:value-type="float">
            <text:p>280</text:p>
          </table:table-cell>
          <table:table-cell table:style-name="ce27" table:formula="of:=([.$G19]/[.$G$45])*[.E$45]" office:value-type="float" office:value="1047.81040682593" calcext:value-type="float">
            <text:p>1048</text:p>
          </table:table-cell>
          <table:table-cell table:style-name="ce27" table:formula="of:=([.$G19]/[.$G$45])*[.F$45]" office:value-type="float" office:value="1251.4081678022" calcext:value-type="float">
            <text:p>1251</text:p>
          </table:table-cell>
          <table:table-cell/>
          <table:table-cell table:style-name="ce6" table:number-columns-repeated="9"/>
          <table:table-cell table:number-columns-repeated="16368"/>
        </table:table-row>
        <table:table-row table:style-name="ro1">
          <table:table-cell office:value-type="string" calcext:value-type="string">
            <text:p>LE BOURGET</text:p>
          </table:table-cell>
          <table:table-cell table:style-name="ce27" table:formula="of:=([.$G20]/[.$G$45])*[.B$45]" office:value-type="float" office:value="136.572579639933" calcext:value-type="float">
            <text:p>137</text:p>
          </table:table-cell>
          <table:table-cell table:style-name="ce27" table:formula="of:=([.$G20]/[.$G$45])*[.C$45]" office:value-type="float" office:value="451.380601834323" calcext:value-type="float">
            <text:p>451</text:p>
          </table:table-cell>
          <table:table-cell table:style-name="ce27" table:formula="of:=([.$G20]/[.$G$45])*[.D$45]" office:value-type="float" office:value="252.383123035638" calcext:value-type="float">
            <text:p>252</text:p>
          </table:table-cell>
          <table:table-cell table:style-name="ce27" table:formula="of:=([.$G20]/[.$G$45])*[.E$45]" office:value-type="float" office:value="944.815342712088" calcext:value-type="float">
            <text:p>945</text:p>
          </table:table-cell>
          <table:table-cell table:style-name="ce27" table:formula="of:=([.$G20]/[.$G$45])*[.F$45]" office:value-type="float" office:value="1128.40035681299" calcext:value-type="float">
            <text:p>1128</text:p>
          </table:table-cell>
          <table:table-cell/>
          <table:table-cell table:style-name="ce6" table:number-columns-repeated="9"/>
          <table:table-cell table:number-columns-repeated="16368"/>
        </table:table-row>
        <table:table-row table:style-name="ro1">
          <table:table-cell office:value-type="string" calcext:value-type="string">
            <text:p>LE PRE-SAINT-GERVAIS</text:p>
          </table:table-cell>
          <table:table-cell table:style-name="ce27" table:formula="of:=([.$G21]/[.$G$45])*[.B$45]" office:value-type="float" office:value="133.820553117472" calcext:value-type="float">
            <text:p>134</text:p>
          </table:table-cell>
          <table:table-cell table:style-name="ce27" table:formula="of:=([.$G21]/[.$G$45])*[.C$45]" office:value-type="float" office:value="442.284988415821" calcext:value-type="float">
            <text:p>442</text:p>
          </table:table-cell>
          <table:table-cell table:style-name="ce27" table:formula="of:=([.$G21]/[.$G$45])*[.D$45]" office:value-type="float" office:value="247.297438557489" calcext:value-type="float">
            <text:p>247</text:p>
          </table:table-cell>
          <table:table-cell table:style-name="ce27" table:formula="of:=([.$G21]/[.$G$45])*[.E$45]" office:value-type="float" office:value="925.776697554862" calcext:value-type="float">
            <text:p>926</text:p>
          </table:table-cell>
          <table:table-cell table:style-name="ce27" table:formula="of:=([.$G21]/[.$G$45])*[.F$45]" office:value-type="float" office:value="1105.66235392771" calcext:value-type="float">
            <text:p>1106</text:p>
          </table:table-cell>
          <table:table-cell/>
          <table:table-cell table:style-name="ce6" table:number-columns-repeated="9"/>
          <table:table-cell table:number-columns-repeated="16368"/>
        </table:table-row>
        <table:table-row table:style-name="ro1">
          <table:table-cell office:value-type="string" calcext:value-type="string">
            <text:p>LES LILAS</text:p>
          </table:table-cell>
          <table:table-cell table:style-name="ce27" table:formula="of:=([.$G22]/[.$G$45])*[.B$45]" office:value-type="float" office:value="135.640866458601" calcext:value-type="float">
            <text:p>136</text:p>
          </table:table-cell>
          <table:table-cell table:style-name="ce27" table:formula="of:=([.$G22]/[.$G$45])*[.C$45]" office:value-type="float" office:value="448.301233650496" calcext:value-type="float">
            <text:p>448</text:p>
          </table:table-cell>
          <table:table-cell table:style-name="ce27" table:formula="of:=([.$G22]/[.$G$45])*[.D$45]" office:value-type="float" office:value="250.661337571105" calcext:value-type="float">
            <text:p>251</text:p>
          </table:table-cell>
          <table:table-cell table:style-name="ce27" table:formula="of:=([.$G22]/[.$G$45])*[.E$45]" office:value-type="float" office:value="938.369708375753" calcext:value-type="float">
            <text:p>938</text:p>
          </table:table-cell>
          <table:table-cell table:style-name="ce27" table:formula="of:=([.$G22]/[.$G$45])*[.F$45]" office:value-type="float" office:value="1120.70228528916" calcext:value-type="float">
            <text:p>1121</text:p>
          </table:table-cell>
          <table:table-cell/>
          <table:table-cell table:style-name="ce6" table:number-columns-repeated="9"/>
          <table:table-cell table:number-columns-repeated="16368"/>
        </table:table-row>
        <table:table-row table:style-name="ro1">
          <table:table-cell office:value-type="string" calcext:value-type="string">
            <text:p>LES PAVILLONS-SOUS-BOIS</text:p>
          </table:table-cell>
          <table:table-cell table:style-name="ce27" table:formula="of:=([.$G23]/[.$G$45])*[.B$45]" office:value-type="float" office:value="110.838361682479" calcext:value-type="float">
            <text:p>111</text:p>
          </table:table-cell>
          <table:table-cell table:style-name="ce27" table:formula="of:=([.$G23]/[.$G$45])*[.C$45]" office:value-type="float" office:value="366.327461445558" calcext:value-type="float">
            <text:p>366</text:p>
          </table:table-cell>
          <table:table-cell table:style-name="ce27" table:formula="of:=([.$G23]/[.$G$45])*[.D$45]" office:value-type="float" office:value="204.826854316797" calcext:value-type="float">
            <text:p>205</text:p>
          </table:table-cell>
          <table:table-cell table:style-name="ce27" table:formula="of:=([.$G23]/[.$G$45])*[.E$45]" office:value-type="float" office:value="766.784847696164" calcext:value-type="float">
            <text:p>767</text:p>
          </table:table-cell>
          <table:table-cell table:style-name="ce27" table:formula="of:=([.$G23]/[.$G$45])*[.F$45]" office:value-type="float" office:value="915.777143558526" calcext:value-type="float">
            <text:p>916</text:p>
          </table:table-cell>
          <table:table-cell/>
          <table:table-cell table:style-name="ce6" table:number-columns-repeated="9"/>
          <table:table-cell table:number-columns-repeated="16368"/>
        </table:table-row>
        <table:table-row table:style-name="ro1">
          <table:table-cell office:value-type="string" calcext:value-type="string">
            <text:p>LIVRY-GARGAN</text:p>
          </table:table-cell>
          <table:table-cell table:style-name="ce27" table:formula="of:=([.$G24]/[.$G$45])*[.B$45]" office:value-type="float" office:value="121.766917182322" calcext:value-type="float">
            <text:p>122</text:p>
          </table:table-cell>
          <table:table-cell table:style-name="ce27" table:formula="of:=([.$G24]/[.$G$45])*[.C$45]" office:value-type="float" office:value="402.446995628073" calcext:value-type="float">
            <text:p>402</text:p>
          </table:table-cell>
          <table:table-cell table:style-name="ce27" table:formula="of:=([.$G24]/[.$G$45])*[.D$45]" office:value-type="float" office:value="225.022584488919" calcext:value-type="float">
            <text:p>225</text:p>
          </table:table-cell>
          <table:table-cell table:style-name="ce27" table:formula="of:=([.$G24]/[.$G$45])*[.E$45]" office:value-type="float" office:value="842.389093710661" calcext:value-type="float">
            <text:p>842</text:p>
          </table:table-cell>
          <table:table-cell table:style-name="ce27" table:formula="of:=([.$G24]/[.$G$45])*[.F$45]" office:value-type="float" office:value="1006.07188616341" calcext:value-type="float">
            <text:p>1006</text:p>
          </table:table-cell>
          <table:table-cell/>
          <table:table-cell table:style-name="ce6" table:number-columns-repeated="9"/>
          <table:table-cell table:number-columns-repeated="16368"/>
        </table:table-row>
        <table:table-row table:style-name="ro1">
          <table:table-cell office:value-type="string" calcext:value-type="string">
            <text:p>MONTFERMEIL</text:p>
          </table:table-cell>
          <table:table-cell table:style-name="ce27" table:formula="of:=([.$G25]/[.$G$45])*[.B$45]" office:value-type="float" office:value="137.089377949109" calcext:value-type="float">
            <text:p>137</text:p>
          </table:table-cell>
          <table:table-cell table:style-name="ce27" table:formula="of:=([.$G25]/[.$G$45])*[.C$45]" office:value-type="float" office:value="453.088651374266" calcext:value-type="float">
            <text:p>453</text:p>
          </table:table-cell>
          <table:table-cell table:style-name="ce27" table:formula="of:=([.$G25]/[.$G$45])*[.D$45]" office:value-type="float" office:value="253.338154943165" calcext:value-type="float">
            <text:p>253</text:p>
          </table:table-cell>
          <table:table-cell table:style-name="ce27" table:formula="of:=([.$G25]/[.$G$45])*[.E$45]" office:value-type="float" office:value="948.39057701523" calcext:value-type="float">
            <text:p>948</text:p>
          </table:table-cell>
          <table:table-cell table:style-name="ce27" table:formula="of:=([.$G25]/[.$G$45])*[.F$45]" office:value-type="float" office:value="1132.67028711681" calcext:value-type="float">
            <text:p>1133</text:p>
          </table:table-cell>
          <table:table-cell/>
          <table:table-cell table:style-name="ce6" table:number-columns-repeated="9"/>
          <table:table-cell table:number-columns-repeated="16368"/>
        </table:table-row>
        <table:table-row table:style-name="ro1">
          <table:table-cell office:value-type="string" calcext:value-type="string">
            <text:p>MONTREUIL</text:p>
          </table:table-cell>
          <table:table-cell table:style-name="ce27" table:formula="of:=([.$G26]/[.$G$45])*[.B$45]" office:value-type="float" office:value="145.155481979548" calcext:value-type="float">
            <text:p>145</text:p>
          </table:table-cell>
          <table:table-cell table:style-name="ce27" table:formula="of:=([.$G26]/[.$G$45])*[.C$45]" office:value-type="float" office:value="479.747611037451" calcext:value-type="float">
            <text:p>480</text:p>
          </table:table-cell>
          <table:table-cell table:style-name="ce27" table:formula="of:=([.$G26]/[.$G$45])*[.D$45]" office:value-type="float" office:value="268.244137764167" calcext:value-type="float">
            <text:p>268</text:p>
          </table:table-cell>
          <table:table-cell table:style-name="ce27" table:formula="of:=([.$G26]/[.$G$45])*[.E$45]" office:value-type="float" office:value="1004.19225304686" calcext:value-type="float">
            <text:p>1004</text:p>
          </table:table-cell>
          <table:table-cell table:style-name="ce27" table:formula="of:=([.$G26]/[.$G$45])*[.F$45]" office:value-type="float" office:value="1199.31466543956" calcext:value-type="float">
            <text:p>1199</text:p>
          </table:table-cell>
          <table:table-cell/>
          <table:table-cell table:style-name="ce6" table:number-columns-repeated="9"/>
          <table:table-cell table:number-columns-repeated="16368"/>
        </table:table-row>
        <table:table-row table:style-name="ro1">
          <table:table-cell office:value-type="string" calcext:value-type="string">
            <text:p>NEUILLY-PLAISANCE</text:p>
          </table:table-cell>
          <table:table-cell table:style-name="ce27" table:formula="of:=([.$G27]/[.$G$45])*[.B$45]" office:value-type="float" office:value="114.39853423964" calcext:value-type="float">
            <text:p>114</text:p>
          </table:table-cell>
          <table:table-cell table:style-name="ce27" table:formula="of:=([.$G27]/[.$G$45])*[.C$45]" office:value-type="float" office:value="378.094046185497" calcext:value-type="float">
            <text:p>378</text:p>
          </table:table-cell>
          <table:table-cell table:style-name="ce27" table:formula="of:=([.$G27]/[.$G$45])*[.D$45]" office:value-type="float" office:value="211.405974890569" calcext:value-type="float">
            <text:p>211</text:p>
          </table:table-cell>
          <table:table-cell table:style-name="ce27" table:formula="of:=([.$G27]/[.$G$45])*[.E$45]" office:value-type="float" office:value="791.414284026477" calcext:value-type="float">
            <text:p>791</text:p>
          </table:table-cell>
          <table:table-cell table:style-name="ce27" table:formula="of:=([.$G27]/[.$G$45])*[.F$45]" office:value-type="float" office:value="945.192272088776" calcext:value-type="float">
            <text:p>945</text:p>
          </table:table-cell>
          <table:table-cell/>
          <table:table-cell table:style-name="ce6" table:number-columns-repeated="9"/>
          <table:table-cell table:number-columns-repeated="16368"/>
        </table:table-row>
        <table:table-row table:style-name="ro1">
          <table:table-cell office:value-type="string" calcext:value-type="string">
            <text:p>NEUILLY-SUR-MARNE</text:p>
          </table:table-cell>
          <table:table-cell table:style-name="ce27" table:formula="of:=([.$G28]/[.$G$45])*[.B$45]" office:value-type="float" office:value="120.23918137543" calcext:value-type="float">
            <text:p>120</text:p>
          </table:table-cell>
          <table:table-cell table:style-name="ce27" table:formula="of:=([.$G28]/[.$G$45])*[.C$45]" office:value-type="float" office:value="397.397736766764" calcext:value-type="float">
            <text:p>397</text:p>
          </table:table-cell>
          <table:table-cell table:style-name="ce27" table:formula="of:=([.$G28]/[.$G$45])*[.D$45]" office:value-type="float" office:value="222.199362322849" calcext:value-type="float">
            <text:p>222</text:p>
          </table:table-cell>
          <table:table-cell table:style-name="ce27" table:formula="of:=([.$G28]/[.$G$45])*[.E$45]" office:value-type="float" office:value="831.820147632556" calcext:value-type="float">
            <text:p>832</text:p>
          </table:table-cell>
          <table:table-cell table:style-name="ce27" table:formula="of:=([.$G28]/[.$G$45])*[.F$45]" office:value-type="float" office:value="993.44931116221" calcext:value-type="float">
            <text:p>993</text:p>
          </table:table-cell>
          <table:table-cell/>
          <table:table-cell table:style-name="ce6" table:number-columns-repeated="9"/>
          <table:table-cell table:number-columns-repeated="16368"/>
        </table:table-row>
        <table:table-row table:style-name="ro1">
          <table:table-cell office:value-type="string" calcext:value-type="string">
            <text:p>NOISY-LE-GRAND</text:p>
          </table:table-cell>
          <table:table-cell table:style-name="ce27" table:formula="of:=([.$G29]/[.$G$45])*[.B$45]" office:value-type="float" office:value="149.384442459943" calcext:value-type="float">
            <text:p>149</text:p>
          </table:table-cell>
          <table:table-cell table:style-name="ce27" table:formula="of:=([.$G29]/[.$G$45])*[.C$45]" office:value-type="float" office:value="493.724580146528" calcext:value-type="float">
            <text:p>494</text:p>
          </table:table-cell>
          <table:table-cell table:style-name="ce27" table:formula="of:=([.$G29]/[.$G$45])*[.D$45]" office:value-type="float" office:value="276.059163708982" calcext:value-type="float">
            <text:p>276</text:p>
          </table:table-cell>
          <table:table-cell table:style-name="ce27" table:formula="of:=([.$G29]/[.$G$45])*[.E$45]" office:value-type="float" office:value="1033.44839477117" calcext:value-type="float">
            <text:p>1033</text:p>
          </table:table-cell>
          <table:table-cell table:style-name="ce27" table:formula="of:=([.$G29]/[.$G$45])*[.F$45]" office:value-type="float" office:value="1234.25550442501" calcext:value-type="float">
            <text:p>1234</text:p>
          </table:table-cell>
          <table:table-cell/>
          <table:table-cell table:style-name="ce6" table:number-columns-repeated="9"/>
          <table:table-cell table:number-columns-repeated="16368"/>
        </table:table-row>
        <table:table-row table:style-name="ro1">
          <table:table-cell office:value-type="string" calcext:value-type="string">
            <text:p>NOISY-LE-SEC</text:p>
          </table:table-cell>
          <table:table-cell table:style-name="ce27" table:formula="of:=([.$G30]/[.$G$45])*[.B$45]" office:value-type="float" office:value="126.823121266891" calcext:value-type="float">
            <text:p>127</text:p>
          </table:table-cell>
          <table:table-cell table:style-name="ce27" table:formula="of:=([.$G30]/[.$G$45])*[.C$45]" office:value-type="float" office:value="419.158054675993" calcext:value-type="float">
            <text:p>419</text:p>
          </table:table-cell>
          <table:table-cell table:style-name="ce27" table:formula="of:=([.$G30]/[.$G$45])*[.D$45]" office:value-type="float" office:value="234.36633841766" calcext:value-type="float">
            <text:p>234</text:p>
          </table:table-cell>
          <table:table-cell table:style-name="ce27" table:formula="of:=([.$G30]/[.$G$45])*[.E$45]" office:value-type="float" office:value="877.368144465788" calcext:value-type="float">
            <text:p>877</text:p>
          </table:table-cell>
          <table:table-cell table:style-name="ce27" table:formula="of:=([.$G30]/[.$G$45])*[.F$45]" office:value-type="float" office:value="1047.84764018511" calcext:value-type="float">
            <text:p>1048</text:p>
          </table:table-cell>
          <table:table-cell/>
          <table:table-cell table:style-name="ce6" table:number-columns-repeated="9"/>
          <table:table-cell table:number-columns-repeated="16368"/>
        </table:table-row>
        <table:table-row table:style-name="ro1">
          <table:table-cell office:value-type="string" calcext:value-type="string">
            <text:p>PANTIN</text:p>
          </table:table-cell>
          <table:table-cell table:style-name="ce27" table:formula="of:=([.$G31]/[.$G$45])*[.B$45]" office:value-type="float" office:value="198.053967722762" calcext:value-type="float">
            <text:p>198</text:p>
          </table:table-cell>
          <table:table-cell table:style-name="ce27" table:formula="of:=([.$G31]/[.$G$45])*[.C$45]" office:value-type="float" office:value="654.580292633183" calcext:value-type="float">
            <text:p>655</text:p>
          </table:table-cell>
          <table:table-cell table:style-name="ce27" table:formula="of:=([.$G31]/[.$G$45])*[.D$45]" office:value-type="float" office:value="365.999375828256" calcext:value-type="float">
            <text:p>366</text:p>
          </table:table-cell>
          <table:table-cell table:style-name="ce27" table:formula="of:=([.$G31]/[.$G$45])*[.E$45]" office:value-type="float" office:value="1370.146393096" calcext:value-type="float">
            <text:p>1370</text:p>
          </table:table-cell>
          <table:table-cell table:style-name="ce27" table:formula="of:=([.$G31]/[.$G$45])*[.F$45]" office:value-type="float" office:value="1636.37655842629" calcext:value-type="float">
            <text:p>1636</text:p>
          </table:table-cell>
          <table:table-cell/>
          <table:table-cell table:style-name="ce6" table:number-columns-repeated="9"/>
          <table:table-cell table:number-columns-repeated="16368"/>
        </table:table-row>
        <table:table-row table:style-name="ro1">
          <table:table-cell office:value-type="string" calcext:value-type="string">
            <text:p>PIERREFITTE-SUR-SEINE</text:p>
          </table:table-cell>
          <table:table-cell table:style-name="ce27" table:formula="of:=([.$G32]/[.$G$45])*[.B$45]" office:value-type="float" office:value="129.558570775826" calcext:value-type="float">
            <text:p>130</text:p>
          </table:table-cell>
          <table:table-cell table:style-name="ce27" table:formula="of:=([.$G32]/[.$G$45])*[.C$45]" office:value-type="float" office:value="428.198880066316" calcext:value-type="float">
            <text:p>428</text:p>
          </table:table-cell>
          <table:table-cell table:style-name="ce27" table:formula="of:=([.$G32]/[.$G$45])*[.D$45]" office:value-type="float" office:value="239.421388939453" calcext:value-type="float">
            <text:p>239</text:p>
          </table:table-cell>
          <table:table-cell table:style-name="ce27" table:formula="of:=([.$G32]/[.$G$45])*[.E$45]" office:value-type="float" office:value="896.292109086434" calcext:value-type="float">
            <text:p>896</text:p>
          </table:table-cell>
          <table:table-cell table:style-name="ce27" table:formula="of:=([.$G32]/[.$G$45])*[.F$45]" office:value-type="float" office:value="1070.4486792082" calcext:value-type="float">
            <text:p>1070</text:p>
          </table:table-cell>
          <table:table-cell/>
          <table:table-cell table:style-name="ce6" table:number-columns-repeated="9"/>
          <table:table-cell table:number-columns-repeated="16368"/>
        </table:table-row>
        <table:table-row table:style-name="ro1">
          <table:table-cell office:value-type="string" calcext:value-type="string">
            <text:p>RAINCY (LE )</text:p>
          </table:table-cell>
          <table:table-cell table:style-name="ce27" table:formula="of:=([.$G33]/[.$G$45])*[.B$45]" office:value-type="float" office:value="108.03211257764" calcext:value-type="float">
            <text:p>108</text:p>
          </table:table-cell>
          <table:table-cell table:style-name="ce27" table:formula="of:=([.$G33]/[.$G$45])*[.C$45]" office:value-type="float" office:value="357.052639126328" calcext:value-type="float">
            <text:p>357</text:p>
          </table:table-cell>
          <table:table-cell table:style-name="ce27" table:formula="of:=([.$G33]/[.$G$45])*[.D$45]" office:value-type="float" office:value="199.640967699129" calcext:value-type="float">
            <text:p>200</text:p>
          </table:table-cell>
          <table:table-cell table:style-name="ce27" table:formula="of:=([.$G33]/[.$G$45])*[.E$45]" office:value-type="float" office:value="747.371088237902" calcext:value-type="float">
            <text:p>747</text:p>
          </table:table-cell>
          <table:table-cell table:style-name="ce27" table:formula="of:=([.$G33]/[.$G$45])*[.F$45]" office:value-type="float" office:value="892.59113872831" calcext:value-type="float">
            <text:p>893</text:p>
          </table:table-cell>
          <table:table-cell/>
          <table:table-cell table:style-name="ce6" table:number-columns-repeated="9"/>
          <table:table-cell table:number-columns-repeated="16368"/>
        </table:table-row>
        <table:table-row table:style-name="ro1">
          <table:table-cell office:value-type="string" calcext:value-type="string">
            <text:p>ROMAINVILLE</text:p>
          </table:table-cell>
          <table:table-cell table:style-name="ce27" table:formula="of:=([.$G34]/[.$G$45])*[.B$45]" office:value-type="float" office:value="144.764526707239" calcext:value-type="float">
            <text:p>145</text:p>
          </table:table-cell>
          <table:table-cell table:style-name="ce27" table:formula="of:=([.$G34]/[.$G$45])*[.C$45]" office:value-type="float" office:value="478.455480314208" calcext:value-type="float">
            <text:p>478</text:p>
          </table:table-cell>
          <table:table-cell table:style-name="ce27" table:formula="of:=([.$G34]/[.$G$45])*[.D$45]" office:value-type="float" office:value="267.521661020644" calcext:value-type="float">
            <text:p>268</text:p>
          </table:table-cell>
          <table:table-cell table:style-name="ce27" table:formula="of:=([.$G34]/[.$G$45])*[.E$45]" office:value-type="float" office:value="1001.48760661954" calcext:value-type="float">
            <text:p>1001</text:p>
          </table:table-cell>
          <table:table-cell table:style-name="ce27" table:formula="of:=([.$G34]/[.$G$45])*[.F$45]" office:value-type="float" office:value="1196.08448504805" calcext:value-type="float">
            <text:p>1196</text:p>
          </table:table-cell>
          <table:table-cell/>
          <table:table-cell table:style-name="ce6" table:number-columns-repeated="9"/>
          <table:table-cell table:number-columns-repeated="16368"/>
        </table:table-row>
        <table:table-row table:style-name="ro1">
          <table:table-cell office:value-type="string" calcext:value-type="string">
            <text:p>ROSNY-SOUS-BOIS</text:p>
          </table:table-cell>
          <table:table-cell table:style-name="ce27" table:formula="of:=([.$G35]/[.$G$45])*[.B$45]" office:value-type="float" office:value="144.14373795026" calcext:value-type="float">
            <text:p>144</text:p>
          </table:table-cell>
          <table:table-cell table:style-name="ce27" table:formula="of:=([.$G35]/[.$G$45])*[.C$45]" office:value-type="float" office:value="476.40373608066" calcext:value-type="float">
            <text:p>476</text:p>
          </table:table-cell>
          <table:table-cell table:style-name="ce27" table:formula="of:=([.$G35]/[.$G$45])*[.D$45]" office:value-type="float" office:value="266.374457053019" calcext:value-type="float">
            <text:p>266</text:p>
          </table:table-cell>
          <table:table-cell table:style-name="ce27" table:formula="of:=([.$G35]/[.$G$45])*[.E$45]" office:value-type="float" office:value="997.192961649646" calcext:value-type="float">
            <text:p>997</text:p>
          </table:table-cell>
          <table:table-cell table:style-name="ce27" table:formula="of:=([.$G35]/[.$G$45])*[.F$45]" office:value-type="float" office:value="1190.95535695566" calcext:value-type="float">
            <text:p>1191</text:p>
          </table:table-cell>
          <table:table-cell/>
          <table:table-cell table:style-name="ce6" table:number-columns-repeated="9"/>
          <table:table-cell table:number-columns-repeated="16368"/>
        </table:table-row>
        <table:table-row table:style-name="ro1">
          <table:table-cell office:value-type="string" calcext:value-type="string">
            <text:p>SAINT-DENIS</text:p>
          </table:table-cell>
          <table:table-cell table:style-name="ce27" table:formula="of:=([.$G36]/[.$G$45])*[.B$45]" office:value-type="float" office:value="142.173539847052" calcext:value-type="float">
            <text:p>142</text:p>
          </table:table-cell>
          <table:table-cell table:style-name="ce27" table:formula="of:=([.$G36]/[.$G$45])*[.C$45]" office:value-type="float" office:value="469.892112679361" calcext:value-type="float">
            <text:p>470</text:p>
          </table:table-cell>
          <table:table-cell table:style-name="ce27" table:formula="of:=([.$G36]/[.$G$45])*[.D$45]" office:value-type="float" office:value="262.733574296044" calcext:value-type="float">
            <text:p>263</text:p>
          </table:table-cell>
          <table:table-cell table:style-name="ce27" table:formula="of:=([.$G36]/[.$G$45])*[.E$45]" office:value-type="float" office:value="983.563041200011" calcext:value-type="float">
            <text:p>984</text:p>
          </table:table-cell>
          <table:table-cell table:style-name="ce27" table:formula="of:=([.$G36]/[.$G$45])*[.F$45]" office:value-type="float" office:value="1174.67703631096" calcext:value-type="float">
            <text:p>1175</text:p>
          </table:table-cell>
          <table:table-cell/>
          <table:table-cell table:style-name="ce6" table:number-columns-repeated="9"/>
          <table:table-cell table:number-columns-repeated="16368"/>
        </table:table-row>
        <table:table-row table:style-name="ro1">
          <table:table-cell office:value-type="string" calcext:value-type="string">
            <text:p>SAINT-OUEN-SUR-SEINE</text:p>
          </table:table-cell>
          <table:table-cell table:style-name="ce27" table:formula="of:=([.$G37]/[.$G$45])*[.B$45]" office:value-type="float" office:value="162.083713003475" calcext:value-type="float">
            <text:p>162</text:p>
          </table:table-cell>
          <table:table-cell table:style-name="ce27" table:formula="of:=([.$G37]/[.$G$45])*[.C$45]" office:value-type="float" office:value="535.696434203241" calcext:value-type="float">
            <text:p>536</text:p>
          </table:table-cell>
          <table:table-cell table:style-name="ce27" table:formula="of:=([.$G37]/[.$G$45])*[.D$45]" office:value-type="float" office:value="299.527136332044" calcext:value-type="float">
            <text:p>300</text:p>
          </table:table-cell>
          <table:table-cell table:style-name="ce27" table:formula="of:=([.$G37]/[.$G$45])*[.E$45]" office:value-type="float" office:value="1121.30252831989" calcext:value-type="float">
            <text:p>1121</text:p>
          </table:table-cell>
          <table:table-cell table:style-name="ce27" table:formula="of:=([.$G37]/[.$G$45])*[.F$45]" office:value-type="float" office:value="1339.18038356521" calcext:value-type="float">
            <text:p>1339</text:p>
          </table:table-cell>
          <table:table-cell/>
          <table:table-cell table:style-name="ce6" table:number-columns-repeated="9"/>
          <table:table-cell table:number-columns-repeated="16368"/>
        </table:table-row>
        <table:table-row table:style-name="ro1">
          <table:table-cell office:value-type="string" calcext:value-type="string">
            <text:p>SEVRAN</text:p>
          </table:table-cell>
          <table:table-cell table:style-name="ce27" table:formula="of:=([.$G38]/[.$G$45])*[.B$45]" office:value-type="float" office:value="151.656828234591" calcext:value-type="float">
            <text:p>152</text:p>
          </table:table-cell>
          <table:table-cell table:style-name="ce27" table:formula="of:=([.$G38]/[.$G$45])*[.C$45]" office:value-type="float" office:value="501.234952003487" calcext:value-type="float">
            <text:p>501</text:p>
          </table:table-cell>
          <table:table-cell table:style-name="ce27" table:formula="of:=([.$G38]/[.$G$45])*[.D$45]" office:value-type="float" office:value="280.25848263566" calcext:value-type="float">
            <text:p>280</text:p>
          </table:table-cell>
          <table:table-cell table:style-name="ce27" table:formula="of:=([.$G38]/[.$G$45])*[.E$45]" office:value-type="float" office:value="1049.1688633316" calcext:value-type="float">
            <text:p>1049</text:p>
          </table:table-cell>
          <table:table-cell table:style-name="ce27" table:formula="of:=([.$G38]/[.$G$45])*[.F$45]" office:value-type="float" office:value="1253.03058303661" calcext:value-type="float">
            <text:p>1253</text:p>
          </table:table-cell>
          <table:table-cell/>
          <table:table-cell table:style-name="ce6" table:number-columns-repeated="9"/>
          <table:table-cell table:number-columns-repeated="16368"/>
        </table:table-row>
        <table:table-row table:style-name="ro1">
          <table:table-cell office:value-type="string" calcext:value-type="string">
            <text:p>STAINS</text:p>
          </table:table-cell>
          <table:table-cell table:style-name="ce27" table:formula="of:=([.$G39]/[.$G$45])*[.B$45]" office:value-type="float" office:value="127.314453093518" calcext:value-type="float">
            <text:p>127</text:p>
          </table:table-cell>
          <table:table-cell table:style-name="ce27" table:formula="of:=([.$G39]/[.$G$45])*[.C$45]" office:value-type="float" office:value="420.781935957202" calcext:value-type="float">
            <text:p>421</text:p>
          </table:table-cell>
          <table:table-cell table:style-name="ce27" table:formula="of:=([.$G39]/[.$G$45])*[.D$45]" office:value-type="float" office:value="235.274308825615" calcext:value-type="float">
            <text:p>235</text:p>
          </table:table-cell>
          <table:table-cell table:style-name="ce27" table:formula="of:=([.$G39]/[.$G$45])*[.E$45]" office:value-type="float" office:value="880.767200479702" calcext:value-type="float">
            <text:p>881</text:p>
          </table:table-cell>
          <table:table-cell table:style-name="ce27" table:formula="of:=([.$G39]/[.$G$45])*[.F$45]" office:value-type="float" office:value="1051.90715937954" calcext:value-type="float">
            <text:p>1052</text:p>
          </table:table-cell>
          <table:table-cell/>
          <table:table-cell table:style-name="ce6" table:number-columns-repeated="9"/>
          <table:table-cell table:number-columns-repeated="16368"/>
        </table:table-row>
        <table:table-row table:style-name="ro1">
          <table:table-cell office:value-type="string" calcext:value-type="string">
            <text:p>TREMBLAY-EN-FRANCE</text:p>
          </table:table-cell>
          <table:table-cell table:style-name="ce27" table:formula="of:=([.$G40]/[.$G$45])*[.B$45]" office:value-type="float" office:value="216.860362647076" calcext:value-type="float">
            <text:p>217</text:p>
          </table:table-cell>
          <table:table-cell table:style-name="ce27" table:formula="of:=([.$G40]/[.$G$45])*[.C$45]" office:value-type="float" office:value="716.736560616488" calcext:value-type="float">
            <text:p>717</text:p>
          </table:table-cell>
          <table:table-cell table:style-name="ce27" table:formula="of:=([.$G40]/[.$G$45])*[.D$45]" office:value-type="float" office:value="400.75317997074" calcext:value-type="float">
            <text:p>401</text:p>
          </table:table-cell>
          <table:table-cell table:style-name="ce27" table:formula="of:=([.$G40]/[.$G$45])*[.E$45]" office:value-type="float" office:value="1500.24989200069" calcext:value-type="float">
            <text:p>1500</text:p>
          </table:table-cell>
          <table:table-cell table:style-name="ce27" table:formula="of:=([.$G40]/[.$G$45])*[.F$45]" office:value-type="float" office:value="1791.76018520489" calcext:value-type="float">
            <text:p>1792</text:p>
          </table:table-cell>
          <table:table-cell/>
          <table:table-cell table:style-name="ce6" table:number-columns-repeated="9"/>
          <table:table-cell table:number-columns-repeated="16368"/>
        </table:table-row>
        <table:table-row table:style-name="ro1">
          <table:table-cell office:value-type="string" calcext:value-type="string">
            <text:p>VAUJOURS</text:p>
          </table:table-cell>
          <table:table-cell table:style-name="ce27" table:formula="of:=([.$G41]/[.$G$45])*[.B$45]" office:value-type="float" office:value="155.995454805928" calcext:value-type="float">
            <text:p>156</text:p>
          </table:table-cell>
          <table:table-cell table:style-name="ce27" table:formula="of:=([.$G41]/[.$G$45])*[.C$45]" office:value-type="float" office:value="515.574374148605" calcext:value-type="float">
            <text:p>516</text:p>
          </table:table-cell>
          <table:table-cell table:style-name="ce27" table:formula="of:=([.$G41]/[.$G$45])*[.D$45]" office:value-type="float" office:value="288.276169104251" calcext:value-type="float">
            <text:p>288</text:p>
          </table:table-cell>
          <table:table-cell table:style-name="ce27" table:formula="of:=([.$G41]/[.$G$45])*[.E$45]" office:value-type="float" office:value="1079.1836800811" calcext:value-type="float">
            <text:p>1079</text:p>
          </table:table-cell>
          <table:table-cell table:style-name="ce27" table:formula="of:=([.$G41]/[.$G$45])*[.F$45]" office:value-type="float" office:value="1288.87751354113" calcext:value-type="float">
            <text:p>1289</text:p>
          </table:table-cell>
          <table:table-cell/>
          <table:table-cell table:style-name="ce6" table:number-columns-repeated="9"/>
          <table:table-cell table:number-columns-repeated="16368"/>
        </table:table-row>
        <table:table-row table:style-name="ro1">
          <table:table-cell office:value-type="string" calcext:value-type="string">
            <text:p>VILLEMOMBLE</text:p>
          </table:table-cell>
          <table:table-cell table:style-name="ce27" table:formula="of:=([.$G42]/[.$G$45])*[.B$45]" office:value-type="float" office:value="102.394305747476" calcext:value-type="float">
            <text:p>102</text:p>
          </table:table-cell>
          <table:table-cell table:style-name="ce27" table:formula="of:=([.$G42]/[.$G$45])*[.C$45]" office:value-type="float" office:value="338.419347972756" calcext:value-type="float">
            <text:p>338</text:p>
          </table:table-cell>
          <table:table-cell table:style-name="ce27" table:formula="of:=([.$G42]/[.$G$45])*[.D$45]" office:value-type="float" office:value="189.222424689837" calcext:value-type="float">
            <text:p>189</text:p>
          </table:table-cell>
          <table:table-cell table:style-name="ce27" table:formula="of:=([.$G42]/[.$G$45])*[.E$45]" office:value-type="float" office:value="708.368483129103" calcext:value-type="float">
            <text:p>708</text:p>
          </table:table-cell>
          <table:table-cell table:style-name="ce27" table:formula="of:=([.$G42]/[.$G$45])*[.F$45]" office:value-type="float" office:value="846.010022258428" calcext:value-type="float">
            <text:p>846</text:p>
          </table:table-cell>
          <table:table-cell/>
          <table:table-cell table:style-name="ce6" table:number-columns-repeated="9"/>
          <table:table-cell table:number-columns-repeated="16368"/>
        </table:table-row>
        <table:table-row table:style-name="ro1">
          <table:table-cell office:value-type="string" calcext:value-type="string">
            <text:p>VILLEPINTE</text:p>
          </table:table-cell>
          <table:table-cell table:style-name="ce27" table:formula="of:=([.$G43]/[.$G$45])*[.B$45]" office:value-type="float" office:value="137.243378292703" calcext:value-type="float">
            <text:p>137</text:p>
          </table:table-cell>
          <table:table-cell table:style-name="ce27" table:formula="of:=([.$G43]/[.$G$45])*[.C$45]" office:value-type="float" office:value="453.597631785691" calcext:value-type="float">
            <text:p>454</text:p>
          </table:table-cell>
          <table:table-cell table:style-name="ce27" table:formula="of:=([.$G43]/[.$G$45])*[.D$45]" office:value-type="float" office:value="253.622744190637" calcext:value-type="float">
            <text:p>254</text:p>
          </table:table-cell>
          <table:table-cell table:style-name="ce27" table:formula="of:=([.$G43]/[.$G$45])*[.E$45]" office:value-type="float" office:value="949.455958424842" calcext:value-type="float">
            <text:p>949</text:p>
          </table:table-cell>
          <table:table-cell table:style-name="ce27" table:formula="of:=([.$G43]/[.$G$45])*[.F$45]" office:value-type="float" office:value="1133.94268047073" calcext:value-type="float">
            <text:p>1134</text:p>
          </table:table-cell>
          <table:table-cell/>
          <table:table-cell table:style-name="ce6" table:number-columns-repeated="9"/>
          <table:table-cell table:number-columns-repeated="16368"/>
        </table:table-row>
        <table:table-row table:style-name="ro1">
          <table:table-cell table:style-name="ce66" office:value-type="string" calcext:value-type="string">
            <text:p>VILLETANEUSE</text:p>
          </table:table-cell>
          <table:table-cell table:style-name="ce27" table:formula="of:=([.$G44]/[.$G$45])*[.B$45]" office:value-type="float" office:value="168.675536449931" calcext:value-type="float">
            <text:p>169</text:p>
          </table:table-cell>
          <table:table-cell table:style-name="ce27" table:formula="of:=([.$G44]/[.$G$45])*[.C$45]" office:value-type="float" office:value="557.482807736578" calcext:value-type="float">
            <text:p>557</text:p>
          </table:table-cell>
          <table:table-cell table:style-name="ce27" table:formula="of:=([.$G44]/[.$G$45])*[.D$45]" office:value-type="float" office:value="311.708681063075" calcext:value-type="float">
            <text:p>312</text:p>
          </table:table-cell>
          <table:table-cell table:style-name="ce27" table:formula="of:=([.$G44]/[.$G$45])*[.E$45]" office:value-type="float" office:value="1166.90506394659" calcext:value-type="float">
            <text:p>1167</text:p>
          </table:table-cell>
          <table:table-cell table:style-name="ce27" table:formula="of:=([.$G44]/[.$G$45])*[.F$45]" office:value-type="float" office:value="1393.64384869591" calcext:value-type="float">
            <text:p>1394</text:p>
          </table:table-cell>
          <table:table-cell/>
          <table:table-cell table:style-name="ce6" table:number-columns-repeated="9"/>
          <table:table-cell table:number-columns-repeated="16368"/>
        </table:table-row>
        <table:table-row table:style-name="ro1" table:number-rows-repeated="2">
          <table:table-cell table:style-name="Default" table:number-columns-repeated="7"/>
          <table:table-cell table:number-columns-repeated="16377"/>
        </table:table-row>
        <table:table-row table:style-name="ro1">
          <table:table-cell table:style-name="ce24" office:value-type="string" calcext:value-type="string">
            <text:p>ECART OBSERVE THEORIQUE</text:p>
          </table:table-cell>
          <table:table-cell table:style-name="Default" table:number-columns-repeated="6"/>
          <table:table-cell table:number-columns-repeated="16377"/>
        </table:table-row>
        <table:table-row table:style-name="ro6">
          <table:table-cell table:style-name="Default"/>
          <table:table-cell table:style-name="ce26" office:value-type="string" calcext:value-type="string">
            <text:p>Annuité de la dette</text:p>
          </table:table-cell>
          <table:table-cell table:style-name="ce52" office:value-type="string" calcext:value-type="string">
            <text:p>Dépenses d'équipement</text:p>
          </table:table-cell>
          <table:table-cell table:style-name="ce52" office:value-type="string" calcext:value-type="string">
            <text:p>Dotation globale de fonctionnement</text:p>
          </table:table-cell>
          <table:table-cell table:style-name="ce52" office:value-type="string" calcext:value-type="string">
            <text:p>Frais de personnel</text:p>
          </table:table-cell>
          <table:table-cell table:style-name="ce52" office:value-type="string" calcext:value-type="string">
            <text:p>Impôts locaux</text:p>
          </table:table-cell>
          <table:table-cell table:style-name="Default"/>
          <table:table-cell table:number-columns-repeated="16377"/>
        </table:table-row>
        <table:table-row table:style-name="ro1">
          <table:table-cell table:style-name="ce59" office:value-type="string" calcext:value-type="string">
            <text:p>AUBERVILLIERS</text:p>
          </table:table-cell>
          <table:table-cell table:style-name="ce46" table:formula="of:=[.B147]-[.B5]" office:value-type="float" office:value="-39.803472569529" calcext:value-type="float">
            <text:p>-40</text:p>
          </table:table-cell>
          <table:table-cell table:style-name="ce46" table:formula="of:=[.C147]-[.C5]" office:value-type="float" office:value="124.18597552273" calcext:value-type="float">
            <text:p>124</text:p>
          </table:table-cell>
          <table:table-cell table:style-name="ce46" table:formula="of:=[.D147]-[.D5]" office:value-type="float" office:value="-127.057621724097" calcext:value-type="float">
            <text:p>-127</text:p>
          </table:table-cell>
          <table:table-cell table:style-name="ce46" table:formula="of:=[.E147]-[.E5]" office:value-type="float" office:value="-30.2574971096478" calcext:value-type="float">
            <text:p>-30</text:p>
          </table:table-cell>
          <table:table-cell table:style-name="ce46" table:formula="of:=[.F147]-[.F5]" office:value-type="float" office:value="72.9326158805409" calcext:value-type="float">
            <text:p>73</text:p>
          </table:table-cell>
          <table:table-cell table:style-name="Default"/>
          <table:table-cell table:number-columns-repeated="16377"/>
        </table:table-row>
        <table:table-row table:style-name="ro1">
          <table:table-cell table:style-name="ce69" office:value-type="string" calcext:value-type="string">
            <text:p>AULNAY-SOUS-BOIS</text:p>
          </table:table-cell>
          <table:table-cell table:style-name="ce46" table:formula="of:=[.B148]-[.B6]" office:value-type="float" office:value="-82.1051623248852" calcext:value-type="float">
            <text:p>-82</text:p>
          </table:table-cell>
          <table:table-cell table:style-name="ce46" table:formula="of:=[.C148]-[.C6]" office:value-type="float" office:value="221.495083377065" calcext:value-type="float">
            <text:p>221</text:p>
          </table:table-cell>
          <table:table-cell table:style-name="ce46" table:formula="of:=[.D148]-[.D6]" office:value-type="float" office:value="103.02927443888" calcext:value-type="float">
            <text:p>103</text:p>
          </table:table-cell>
          <table:table-cell table:style-name="ce46" table:formula="of:=[.E148]-[.E6]" office:value-type="float" office:value="-114.121887899975" calcext:value-type="float">
            <text:p>-114</text:p>
          </table:table-cell>
          <table:table-cell table:style-name="ce46" table:formula="of:=[.F148]-[.F6]" office:value-type="float" office:value="-128.297307591088" calcext:value-type="float">
            <text:p>-128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BAGNOLET</text:p>
          </table:table-cell>
          <table:table-cell table:style-name="ce46" table:formula="of:=[.B149]-[.B7]" office:value-type="float" office:value="-159.422704549092" calcext:value-type="float">
            <text:p>-159</text:p>
          </table:table-cell>
          <table:table-cell table:style-name="ce46" table:formula="of:=[.C149]-[.C7]" office:value-type="float" office:value="104.788832323478" calcext:value-type="float">
            <text:p>105</text:p>
          </table:table-cell>
          <table:table-cell table:style-name="ce46" table:formula="of:=[.D149]-[.D7]" office:value-type="float" office:value="157.482692393644" calcext:value-type="float">
            <text:p>157</text:p>
          </table:table-cell>
          <table:table-cell table:style-name="ce46" table:formula="of:=[.E149]-[.E7]" office:value-type="float" office:value="20.5177079497946" calcext:value-type="float">
            <text:p>21</text:p>
          </table:table-cell>
          <table:table-cell table:style-name="ce46" table:formula="of:=[.F149]-[.F7]" office:value-type="float" office:value="-123.366528117827" calcext:value-type="float">
            <text:p>-123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BOBIGNY</text:p>
          </table:table-cell>
          <table:table-cell table:style-name="ce46" table:formula="of:=[.B150]-[.B8]" office:value-type="float" office:value="-50.9238850630856" calcext:value-type="float">
            <text:p>-51</text:p>
          </table:table-cell>
          <table:table-cell table:style-name="ce46" table:formula="of:=[.C150]-[.C8]" office:value-type="float" office:value="-192.190451046841" calcext:value-type="float">
            <text:p>-192</text:p>
          </table:table-cell>
          <table:table-cell table:style-name="ce46" table:formula="of:=[.D150]-[.D8]" office:value-type="float" office:value="-17.9803985221404" calcext:value-type="float">
            <text:p>-18</text:p>
          </table:table-cell>
          <table:table-cell table:style-name="ce46" table:formula="of:=[.E150]-[.E8]" office:value-type="float" office:value="101.743354561024" calcext:value-type="float">
            <text:p>102</text:p>
          </table:table-cell>
          <table:table-cell table:style-name="ce46" table:formula="of:=[.F150]-[.F8]" office:value-type="float" office:value="159.351380071039" calcext:value-type="float">
            <text:p>159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BONDY</text:p>
          </table:table-cell>
          <table:table-cell table:style-name="ce47" table:formula="of:=[.B151]-[.B9]" office:value-type="float" office:value="-116.966448197434" calcext:value-type="float">
            <text:p>-117</text:p>
          </table:table-cell>
          <table:table-cell table:style-name="ce47" table:formula="of:=[.C151]-[.C9]" office:value-type="float" office:value="237.307062012024" calcext:value-type="float">
            <text:p>237</text:p>
          </table:table-cell>
          <table:table-cell table:style-name="ce47" table:formula="of:=[.D151]-[.D9]" office:value-type="float" office:value="-222.188783202418" calcext:value-type="float">
            <text:p>-222</text:p>
          </table:table-cell>
          <table:table-cell table:style-name="ce47" table:formula="of:=[.E151]-[.E9]" office:value-type="float" office:value="-16.4013984897755" calcext:value-type="float">
            <text:p>-16</text:p>
          </table:table-cell>
          <table:table-cell table:style-name="ce47" table:formula="of:=[.F151]-[.F9]" office:value-type="float" office:value="118.249567877601" calcext:value-type="float">
            <text:p>118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CLICHY-SOUS-BOIS</text:p>
          </table:table-cell>
          <table:table-cell table:style-name="ce47" table:formula="of:=[.B152]-[.B10]" office:value-type="float" office:value="30.2085802955831" calcext:value-type="float">
            <text:p>30</text:p>
          </table:table-cell>
          <table:table-cell table:style-name="ce47" table:formula="of:=[.C152]-[.C10]" office:value-type="float" office:value="48.2844748122766" calcext:value-type="float">
            <text:p>48</text:p>
          </table:table-cell>
          <table:table-cell table:style-name="ce47" table:formula="of:=[.D152]-[.D10]" office:value-type="float" office:value="-638.33521602627" calcext:value-type="float">
            <text:p>-638</text:p>
          </table:table-cell>
          <table:table-cell table:style-name="ce47" table:formula="of:=[.E152]-[.E10]" office:value-type="float" office:value="55.5460769913908" calcext:value-type="float">
            <text:p>56</text:p>
          </table:table-cell>
          <table:table-cell table:style-name="ce47" table:formula="of:=[.F152]-[.F10]" office:value-type="float" office:value="504.296083927017" calcext:value-type="float">
            <text:p>504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COUBRON</text:p>
          </table:table-cell>
          <table:table-cell table:style-name="ce47" table:formula="of:=[.B153]-[.B11]" office:value-type="float" office:value="41.6093451064855" calcext:value-type="float">
            <text:p>42</text:p>
          </table:table-cell>
          <table:table-cell table:style-name="ce47" table:formula="of:=[.C153]-[.C11]" office:value-type="float" office:value="124.908900541812" calcext:value-type="float">
            <text:p>125</text:p>
          </table:table-cell>
          <table:table-cell table:style-name="ce47" table:formula="of:=[.D153]-[.D11]" office:value-type="float" office:value="86.6048101833829" calcext:value-type="float">
            <text:p>87</text:p>
          </table:table-cell>
          <table:table-cell table:style-name="ce47" table:formula="of:=[.E153]-[.E11]" office:value-type="float" office:value="-82.3284901322522" calcext:value-type="float">
            <text:p>-82</text:p>
          </table:table-cell>
          <table:table-cell table:style-name="ce47" table:formula="of:=[.F153]-[.F11]" office:value-type="float" office:value="-170.79456569943" calcext:value-type="float">
            <text:p>-171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DRANCY</text:p>
          </table:table-cell>
          <table:table-cell table:style-name="ce47" table:formula="of:=[.B154]-[.B12]" office:value-type="float" office:value="-26.9755409135492" calcext:value-type="float">
            <text:p>-27</text:p>
          </table:table-cell>
          <table:table-cell table:style-name="ce47" table:formula="of:=[.C154]-[.C12]" office:value-type="float" office:value="-158.152167383727" calcext:value-type="float">
            <text:p>-158</text:p>
          </table:table-cell>
          <table:table-cell table:style-name="ce47" table:formula="of:=[.D154]-[.D12]" office:value-type="float" office:value="-37.1559059943962" calcext:value-type="float">
            <text:p>-37</text:p>
          </table:table-cell>
          <table:table-cell table:style-name="ce47" table:formula="of:=[.E154]-[.E12]" office:value-type="float" office:value="77.9649711865815" calcext:value-type="float">
            <text:p>78</text:p>
          </table:table-cell>
          <table:table-cell table:style-name="ce47" table:formula="of:=[.F154]-[.F12]" office:value-type="float" office:value="144.318643105088" calcext:value-type="float">
            <text:p>144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DUGNY</text:p>
          </table:table-cell>
          <table:table-cell table:style-name="ce47" table:formula="of:=[.B155]-[.B13]" office:value-type="float" office:value="89.9247052481837" calcext:value-type="float">
            <text:p>90</text:p>
          </table:table-cell>
          <table:table-cell table:style-name="ce47" table:formula="of:=[.C155]-[.C13]" office:value-type="float" office:value="26.7565857702128" calcext:value-type="float">
            <text:p>27</text:p>
          </table:table-cell>
          <table:table-cell table:style-name="ce47" table:formula="of:=[.D155]-[.D13]" office:value-type="float" office:value="-119.045843665089" calcext:value-type="float">
            <text:p>-119</text:p>
          </table:table-cell>
          <table:table-cell table:style-name="ce47" table:formula="of:=[.E155]-[.E13]" office:value-type="float" office:value="-93.5753224757407" calcext:value-type="float">
            <text:p>-94</text:p>
          </table:table-cell>
          <table:table-cell table:style-name="ce47" table:formula="of:=[.F155]-[.F13]" office:value-type="float" office:value="95.9398751224303" calcext:value-type="float">
            <text:p>96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EPINAY-SUR-SEINE</text:p>
          </table:table-cell>
          <table:table-cell table:style-name="ce47" table:formula="of:=[.B156]-[.B14]" office:value-type="float" office:value="47.0296741407134" calcext:value-type="float">
            <text:p>47</text:p>
          </table:table-cell>
          <table:table-cell table:style-name="ce47" table:formula="of:=[.C156]-[.C14]" office:value-type="float" office:value="-35.2414610262857" calcext:value-type="float">
            <text:p>-35</text:p>
          </table:table-cell>
          <table:table-cell table:style-name="ce47" table:formula="of:=[.D156]-[.D14]" office:value-type="float" office:value="-279.465381068952" calcext:value-type="float">
            <text:p>-279</text:p>
          </table:table-cell>
          <table:table-cell table:style-name="ce47" table:formula="of:=[.E156]-[.E14]" office:value-type="float" office:value="65.5940257208588" calcext:value-type="float">
            <text:p>66</text:p>
          </table:table-cell>
          <table:table-cell table:style-name="ce47" table:formula="of:=[.F156]-[.F14]" office:value-type="float" office:value="202.083142233663" calcext:value-type="float">
            <text:p>202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GAGNY</text:p>
          </table:table-cell>
          <table:table-cell table:style-name="ce47" table:formula="of:=[.B157]-[.B15]" office:value-type="float" office:value="61.7935361559173" calcext:value-type="float">
            <text:p>62</text:p>
          </table:table-cell>
          <table:table-cell table:style-name="ce47" table:formula="of:=[.C157]-[.C15]" office:value-type="float" office:value="-105.588070568184" calcext:value-type="float">
            <text:p>-106</text:p>
          </table:table-cell>
          <table:table-cell table:style-name="ce47" table:formula="of:=[.D157]-[.D15]" office:value-type="float" office:value="-45.8459807969435" calcext:value-type="float">
            <text:p>-46</text:p>
          </table:table-cell>
          <table:table-cell table:style-name="ce47" table:formula="of:=[.E157]-[.E15]" office:value-type="float" office:value="42.8989858318002" calcext:value-type="float">
            <text:p>43</text:p>
          </table:table-cell>
          <table:table-cell table:style-name="ce47" table:formula="of:=[.F157]-[.F15]" office:value-type="float" office:value="46.7415293774085" calcext:value-type="float">
            <text:p>47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GOURNAY-SUR-MARNE</text:p>
          </table:table-cell>
          <table:table-cell table:style-name="ce47" table:formula="of:=[.B158]-[.B16]" office:value-type="float" office:value="27.1024268410012" calcext:value-type="float">
            <text:p>27</text:p>
          </table:table-cell>
          <table:table-cell table:style-name="ce47" table:formula="of:=[.C158]-[.C16]" office:value-type="float" office:value="-167.447365320823" calcext:value-type="float">
            <text:p>-167</text:p>
          </table:table-cell>
          <table:table-cell table:style-name="ce47" table:formula="of:=[.D158]-[.D16]" office:value-type="float" office:value="170.104730777009" calcext:value-type="float">
            <text:p>170</text:p>
          </table:table-cell>
          <table:table-cell table:style-name="ce47" table:formula="of:=[.E158]-[.E16]" office:value-type="float" office:value="35.5698025976313" calcext:value-type="float">
            <text:p>36</text:p>
          </table:table-cell>
          <table:table-cell table:style-name="ce47" table:formula="of:=[.F158]-[.F16]" office:value-type="float" office:value="-65.3295948948207" calcext:value-type="float">
            <text:p>-65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L'ILE-SAINT-DENIS</text:p>
          </table:table-cell>
          <table:table-cell table:style-name="ce47" table:formula="of:=[.B159]-[.B17]" office:value-type="float" office:value="43.9984687368397" calcext:value-type="float">
            <text:p>44</text:p>
          </table:table-cell>
          <table:table-cell table:style-name="ce47" table:formula="of:=[.C159]-[.C17]" office:value-type="float" office:value="-98.2202271365259" calcext:value-type="float">
            <text:p>-98</text:p>
          </table:table-cell>
          <table:table-cell table:style-name="ce47" table:formula="of:=[.D159]-[.D17]" office:value-type="float" office:value="-38.5907757995271" calcext:value-type="float">
            <text:p>-39</text:p>
          </table:table-cell>
          <table:table-cell table:style-name="ce47" table:formula="of:=[.E159]-[.E17]" office:value-type="float" office:value="-51.5182844434654" calcext:value-type="float">
            <text:p>-52</text:p>
          </table:table-cell>
          <table:table-cell table:style-name="ce47" table:formula="of:=[.F159]-[.F17]" office:value-type="float" office:value="144.330818642676" calcext:value-type="float">
            <text:p>144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LA COURNEUVE</text:p>
          </table:table-cell>
          <table:table-cell table:style-name="ce47" table:formula="of:=[.B160]-[.B18]" office:value-type="float" office:value="-32.5195515352538" calcext:value-type="float">
            <text:p>-33</text:p>
          </table:table-cell>
          <table:table-cell table:style-name="ce47" table:formula="of:=[.C160]-[.C18]" office:value-type="float" office:value="-42.1898871434013" calcext:value-type="float">
            <text:p>-42</text:p>
          </table:table-cell>
          <table:table-cell table:style-name="ce47" table:formula="of:=[.D160]-[.D18]" office:value-type="float" office:value="-156.290295403386" calcext:value-type="float">
            <text:p>-156</text:p>
          </table:table-cell>
          <table:table-cell table:style-name="ce47" table:formula="of:=[.E160]-[.E18]" office:value-type="float" office:value="-37.7465376769122" calcext:value-type="float">
            <text:p>-38</text:p>
          </table:table-cell>
          <table:table-cell table:style-name="ce47" table:formula="of:=[.F160]-[.F18]" office:value-type="float" office:value="268.746271758951" calcext:value-type="float">
            <text:p>269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LE BLANC-MESNIL</text:p>
          </table:table-cell>
          <table:table-cell table:style-name="ce47" table:formula="of:=[.B161]-[.B19]" office:value-type="float" office:value="-26.4375514120841" calcext:value-type="float">
            <text:p>-26</text:p>
          </table:table-cell>
          <table:table-cell table:style-name="ce47" table:formula="of:=[.C161]-[.C19]" office:value-type="float" office:value="-35.0072396157275" calcext:value-type="float">
            <text:p>-35</text:p>
          </table:table-cell>
          <table:table-cell table:style-name="ce47" table:formula="of:=[.D161]-[.D19]" office:value-type="float" office:value="-41.0304335421041" calcext:value-type="float">
            <text:p>-41</text:p>
          </table:table-cell>
          <table:table-cell table:style-name="ce47" table:formula="of:=[.E161]-[.E19]" office:value-type="float" office:value="140.04765475387" calcext:value-type="float">
            <text:p>140</text:p>
          </table:table-cell>
          <table:table-cell table:style-name="ce47" table:formula="of:=[.F161]-[.F19]" office:value-type="float" office:value="-37.5724301839568" calcext:value-type="float">
            <text:p>-38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LE BOURGET</text:p>
          </table:table-cell>
          <table:table-cell table:style-name="ce47" table:formula="of:=[.B162]-[.B20]" office:value-type="float" office:value="-88.1535548590584" calcext:value-type="float">
            <text:p>-88</text:p>
          </table:table-cell>
          <table:table-cell table:style-name="ce47" table:formula="of:=[.C162]-[.C20]" office:value-type="float" office:value="105.781241377026" calcext:value-type="float">
            <text:p>106</text:p>
          </table:table-cell>
          <table:table-cell table:style-name="ce47" table:formula="of:=[.D162]-[.D20]" office:value-type="float" office:value="143.371757870877" calcext:value-type="float">
            <text:p>143</text:p>
          </table:table-cell>
          <table:table-cell table:style-name="ce47" table:formula="of:=[.E162]-[.E20]" office:value-type="float" office:value="23.5938100960828" calcext:value-type="float">
            <text:p>24</text:p>
          </table:table-cell>
          <table:table-cell table:style-name="ce47" table:formula="of:=[.F162]-[.F20]" office:value-type="float" office:value="-184.593254484929" calcext:value-type="float">
            <text:p>-185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LE PRE-SAINT-GERVAIS</text:p>
          </table:table-cell>
          <table:table-cell table:style-name="ce47" table:formula="of:=[.B163]-[.B21]" office:value-type="float" office:value="45.9635082407498" calcext:value-type="float">
            <text:p>46</text:p>
          </table:table-cell>
          <table:table-cell table:style-name="ce47" table:formula="of:=[.C163]-[.C21]" office:value-type="float" office:value="-159.839132674465" calcext:value-type="float">
            <text:p>-160</text:p>
          </table:table-cell>
          <table:table-cell table:style-name="ce47" table:formula="of:=[.D163]-[.D21]" office:value-type="float" office:value="-60.9484669589781" calcext:value-type="float">
            <text:p>-61</text:p>
          </table:table-cell>
          <table:table-cell table:style-name="ce47" table:formula="of:=[.E163]-[.E21]" office:value-type="float" office:value="123.941847439566" calcext:value-type="float">
            <text:p>124</text:p>
          </table:table-cell>
          <table:table-cell table:style-name="ce47" table:formula="of:=[.F163]-[.F21]" office:value-type="float" office:value="50.8822439531252" calcext:value-type="float">
            <text:p>51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LES LILAS</text:p>
          </table:table-cell>
          <table:table-cell table:style-name="ce47" table:formula="of:=[.B164]-[.B22]" office:value-type="float" office:value="48.3244176901075" calcext:value-type="float">
            <text:p>48</text:p>
          </table:table-cell>
          <table:table-cell table:style-name="ce47" table:formula="of:=[.C164]-[.C22]" office:value-type="float" office:value="27.1767273127962" calcext:value-type="float">
            <text:p>27</text:p>
          </table:table-cell>
          <table:table-cell table:style-name="ce47" table:formula="of:=[.D164]-[.D22]" office:value-type="float" office:value="118.789829664877" calcext:value-type="float">
            <text:p>119</text:p>
          </table:table-cell>
          <table:table-cell table:style-name="ce47" table:formula="of:=[.E164]-[.E22]" office:value-type="float" office:value="-75.4572898013669" calcext:value-type="float">
            <text:p>-75</text:p>
          </table:table-cell>
          <table:table-cell table:style-name="ce47" table:formula="of:=[.F164]-[.F22]" office:value-type="float" office:value="-118.833684866415" calcext:value-type="float">
            <text:p>-119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LES PAVILLONS-SOUS-BOIS</text:p>
          </table:table-cell>
          <table:table-cell table:style-name="ce47" table:formula="of:=[.B165]-[.B23]" office:value-type="float" office:value="56.15995101823" calcext:value-type="float">
            <text:p>56</text:p>
          </table:table-cell>
          <table:table-cell table:style-name="ce47" table:formula="of:=[.C165]-[.C23]" office:value-type="float" office:value="94.5674016960937" calcext:value-type="float">
            <text:p>95</text:p>
          </table:table-cell>
          <table:table-cell table:style-name="ce47" table:formula="of:=[.D165]-[.D23]" office:value-type="float" office:value="99.9575202142754" calcext:value-type="float">
            <text:p>100</text:p>
          </table:table-cell>
          <table:table-cell table:style-name="ce47" table:formula="of:=[.E165]-[.E23]" office:value-type="float" office:value="-98.9869464360274" calcext:value-type="float">
            <text:p>-99</text:p>
          </table:table-cell>
          <table:table-cell table:style-name="ce47" table:formula="of:=[.F165]-[.F23]" office:value-type="float" office:value="-151.697926492574" calcext:value-type="float">
            <text:p>-152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LIVRY-GARGAN</text:p>
          </table:table-cell>
          <table:table-cell table:style-name="ce47" table:formula="of:=[.B166]-[.B24]" office:value-type="float" office:value="43.8138696683664" calcext:value-type="float">
            <text:p>44</text:p>
          </table:table-cell>
          <table:table-cell table:style-name="ce47" table:formula="of:=[.C166]-[.C24]" office:value-type="float" office:value="37.5802616716059" calcext:value-type="float">
            <text:p>38</text:p>
          </table:table-cell>
          <table:table-cell table:style-name="ce47" table:formula="of:=[.D166]-[.D24]" office:value-type="float" office:value="67.8282878945187" calcext:value-type="float">
            <text:p>68</text:p>
          </table:table-cell>
          <table:table-cell table:style-name="ce47" table:formula="of:=[.E166]-[.E24]" office:value-type="float" office:value="-75.5118509429368" calcext:value-type="float">
            <text:p>-76</text:p>
          </table:table-cell>
          <table:table-cell table:style-name="ce47" table:formula="of:=[.F166]-[.F24]" office:value-type="float" office:value="-73.7105682915568" calcext:value-type="float">
            <text:p>-74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MONTFERMEIL</text:p>
          </table:table-cell>
          <table:table-cell table:style-name="ce47" table:formula="of:=[.B167]-[.B25]" office:value-type="float" office:value="-84.0096220508912" calcext:value-type="float">
            <text:p>-84</text:p>
          </table:table-cell>
          <table:table-cell table:style-name="ce47" table:formula="of:=[.C167]-[.C25]" office:value-type="float" office:value="6.25723215718404" calcext:value-type="float">
            <text:p>6</text:p>
          </table:table-cell>
          <table:table-cell table:style-name="ce47" table:formula="of:=[.D167]-[.D25]" office:value-type="float" office:value="-86.416257868223" calcext:value-type="float">
            <text:p>-86</text:p>
          </table:table-cell>
          <table:table-cell table:style-name="ce47" table:formula="of:=[.E167]-[.E25]" office:value-type="float" office:value="100.466581285693" calcext:value-type="float">
            <text:p>100</text:p>
          </table:table-cell>
          <table:table-cell table:style-name="ce47" table:formula="of:=[.F167]-[.F25]" office:value-type="float" office:value="63.7020664762354" calcext:value-type="float">
            <text:p>64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MONTREUIL</text:p>
          </table:table-cell>
          <table:table-cell table:style-name="ce47" table:formula="of:=[.B168]-[.B26]" office:value-type="float" office:value="-59.6166621464215" calcext:value-type="float">
            <text:p>-60</text:p>
          </table:table-cell>
          <table:table-cell table:style-name="ce47" table:formula="of:=[.C168]-[.C26]" office:value-type="float" office:value="149.880219247972" calcext:value-type="float">
            <text:p>150</text:p>
          </table:table-cell>
          <table:table-cell table:style-name="ce47" table:formula="of:=[.D168]-[.D26]" office:value-type="float" office:value="130.132432550245" calcext:value-type="float">
            <text:p>130</text:p>
          </table:table-cell>
          <table:table-cell table:style-name="ce47" table:formula="of:=[.E168]-[.E26]" office:value-type="float" office:value="-50.8399632045825" calcext:value-type="float">
            <text:p>-51</text:p>
          </table:table-cell>
          <table:table-cell table:style-name="ce47" table:formula="of:=[.F168]-[.F26]" office:value-type="float" office:value="-169.556026447215" calcext:value-type="float">
            <text:p>-170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NEUILLY-PLAISANCE</text:p>
          </table:table-cell>
          <table:table-cell table:style-name="ce47" table:formula="of:=[.B169]-[.B27]" office:value-type="float" office:value="68.8484515950122" calcext:value-type="float">
            <text:p>69</text:p>
          </table:table-cell>
          <table:table-cell table:style-name="ce47" table:formula="of:=[.C169]-[.C27]" office:value-type="float" office:value="65.3106921136243" calcext:value-type="float">
            <text:p>65</text:p>
          </table:table-cell>
          <table:table-cell table:style-name="ce47" table:formula="of:=[.D169]-[.D27]" office:value-type="float" office:value="76.4461828950257" calcext:value-type="float">
            <text:p>76</text:p>
          </table:table-cell>
          <table:table-cell table:style-name="ce47" table:formula="of:=[.E169]-[.E27]" office:value-type="float" office:value="-72.3872077554902" calcext:value-type="float">
            <text:p>-72</text:p>
          </table:table-cell>
          <table:table-cell table:style-name="ce47" table:formula="of:=[.F169]-[.F27]" office:value-type="float" office:value="-138.218118848174" calcext:value-type="float">
            <text:p>-138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NEUILLY-SUR-MARNE</text:p>
          </table:table-cell>
          <table:table-cell table:style-name="ce47" table:formula="of:=[.B170]-[.B28]" office:value-type="float" office:value="81.769491957539" calcext:value-type="float">
            <text:p>82</text:p>
          </table:table-cell>
          <table:table-cell table:style-name="ce47" table:formula="of:=[.C170]-[.C28]" office:value-type="float" office:value="33.594394754489" calcext:value-type="float">
            <text:p>34</text:p>
          </table:table-cell>
          <table:table-cell table:style-name="ce47" table:formula="of:=[.D170]-[.D28]" office:value-type="float" office:value="-80.693381905212" calcext:value-type="float">
            <text:p>-81</text:p>
          </table:table-cell>
          <table:table-cell table:style-name="ce47" table:formula="of:=[.E170]-[.E28]" office:value-type="float" office:value="-140.786730605442" calcext:value-type="float">
            <text:p>-141</text:p>
          </table:table-cell>
          <table:table-cell table:style-name="ce47" table:formula="of:=[.F170]-[.F28]" office:value-type="float" office:value="106.116225798624" calcext:value-type="float">
            <text:p>106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NOISY-LE-GRAND</text:p>
          </table:table-cell>
          <table:table-cell table:style-name="ce47" table:formula="of:=[.B171]-[.B29]" office:value-type="float" office:value="-31.1716993435436" calcext:value-type="float">
            <text:p>-31</text:p>
          </table:table-cell>
          <table:table-cell table:style-name="ce47" table:formula="of:=[.C171]-[.C29]" office:value-type="float" office:value="-31.054728639184" calcext:value-type="float">
            <text:p>-31</text:p>
          </table:table-cell>
          <table:table-cell table:style-name="ce47" table:formula="of:=[.D171]-[.D29]" office:value-type="float" office:value="185.32844338796" calcext:value-type="float">
            <text:p>185</text:p>
          </table:table-cell>
          <table:table-cell table:style-name="ce47" table:formula="of:=[.E171]-[.E29]" office:value-type="float" office:value="29.695564635806" calcext:value-type="float">
            <text:p>30</text:p>
          </table:table-cell>
          <table:table-cell table:style-name="ce47" table:formula="of:=[.F171]-[.F29]" office:value-type="float" office:value="-152.79758004104" calcext:value-type="float">
            <text:p>-153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NOISY-LE-SEC</text:p>
          </table:table-cell>
          <table:table-cell table:style-name="ce47" table:formula="of:=[.B172]-[.B30]" office:value-type="float" office:value="-42.1918991748235" calcext:value-type="float">
            <text:p>-42</text:p>
          </table:table-cell>
          <table:table-cell table:style-name="ce47" table:formula="of:=[.C172]-[.C30]" office:value-type="float" office:value="143.624067568333" calcext:value-type="float">
            <text:p>144</text:p>
          </table:table-cell>
          <table:table-cell table:style-name="ce47" table:formula="of:=[.D172]-[.D30]" office:value-type="float" office:value="-90.9746380256981" calcext:value-type="float">
            <text:p>-91</text:p>
          </table:table-cell>
          <table:table-cell table:style-name="ce47" table:formula="of:=[.E172]-[.E30]" office:value-type="float" office:value="22.0083555886764" calcext:value-type="float">
            <text:p>22</text:p>
          </table:table-cell>
          <table:table-cell table:style-name="ce47" table:formula="of:=[.F172]-[.F30]" office:value-type="float" office:value="-32.46588595649" calcext:value-type="float">
            <text:p>-32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PANTIN</text:p>
          </table:table-cell>
          <table:table-cell table:style-name="ce47" table:formula="of:=[.B173]-[.B31]" office:value-type="float" office:value="-5.56920080034413" calcext:value-type="float">
            <text:p>-6</text:p>
          </table:table-cell>
          <table:table-cell table:style-name="ce47" table:formula="of:=[.C173]-[.C31]" office:value-type="float" office:value="-506.664648064667" calcext:value-type="float">
            <text:p>-507</text:p>
          </table:table-cell>
          <table:table-cell table:style-name="ce47" table:formula="of:=[.D173]-[.D31]" office:value-type="float" office:value="289.27328124009" calcext:value-type="float">
            <text:p>289</text:p>
          </table:table-cell>
          <table:table-cell table:style-name="ce47" table:formula="of:=[.E173]-[.E31]" office:value-type="float" office:value="237.435023815011" calcext:value-type="float">
            <text:p>237</text:p>
          </table:table-cell>
          <table:table-cell table:style-name="ce47" table:formula="of:=[.F173]-[.F31]" office:value-type="float" office:value="-14.4744561900925" calcext:value-type="float">
            <text:p>-14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PIERREFITTE-SUR-SEINE</text:p>
          </table:table-cell>
          <table:table-cell table:style-name="ce47" table:formula="of:=[.B174]-[.B32]" office:value-type="float" office:value="-20.0410597675651" calcext:value-type="float">
            <text:p>-20</text:p>
          </table:table-cell>
          <table:table-cell table:style-name="ce47" table:formula="of:=[.C174]-[.C32]" office:value-type="float" office:value="-18.0038954841677" calcext:value-type="float">
            <text:p>-18</text:p>
          </table:table-cell>
          <table:table-cell table:style-name="ce47" table:formula="of:=[.D174]-[.D32]" office:value-type="float" office:value="-164.96222297691" calcext:value-type="float">
            <text:p>-165</text:p>
          </table:table-cell>
          <table:table-cell table:style-name="ce47" table:formula="of:=[.E174]-[.E32]" office:value-type="float" office:value="-20.1327980868221" calcext:value-type="float">
            <text:p>-20</text:p>
          </table:table-cell>
          <table:table-cell table:style-name="ce47" table:formula="of:=[.F174]-[.F32]" office:value-type="float" office:value="223.139976315463" calcext:value-type="float">
            <text:p>223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RAINCY (LE )</text:p>
          </table:table-cell>
          <table:table-cell table:style-name="ce47" table:formula="of:=[.B175]-[.B33]" office:value-type="float" office:value="85.2255534378553" calcext:value-type="float">
            <text:p>85</text:p>
          </table:table-cell>
          <table:table-cell table:style-name="ce47" table:formula="of:=[.C175]-[.C33]" office:value-type="float" office:value="-354.117251355552" calcext:value-type="float">
            <text:p>-354</text:p>
          </table:table-cell>
          <table:table-cell table:style-name="ce47" table:formula="of:=[.D175]-[.D33]" office:value-type="float" office:value="89.8734779871945" calcext:value-type="float">
            <text:p>90</text:p>
          </table:table-cell>
          <table:table-cell table:style-name="ce47" table:formula="of:=[.E175]-[.E33]" office:value-type="float" office:value="288.347444935101" calcext:value-type="float">
            <text:p>288</text:p>
          </table:table-cell>
          <table:table-cell table:style-name="ce47" table:formula="of:=[.F175]-[.F33]" office:value-type="float" office:value="-109.3292250046" calcext:value-type="float">
            <text:p>-109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ROMAINVILLE</text:p>
          </table:table-cell>
          <table:table-cell table:style-name="ce47" table:formula="of:=[.B176]-[.B34]" office:value-type="float" office:value="-28.180200221952" calcext:value-type="float">
            <text:p>-28</text:p>
          </table:table-cell>
          <table:table-cell table:style-name="ce47" table:formula="of:=[.C176]-[.C34]" office:value-type="float" office:value="104.979101763988" calcext:value-type="float">
            <text:p>105</text:p>
          </table:table-cell>
          <table:table-cell table:style-name="ce47" table:formula="of:=[.D176]-[.D34]" office:value-type="float" office:value="81.4072442015223" calcext:value-type="float">
            <text:p>81</text:p>
          </table:table-cell>
          <table:table-cell table:style-name="ce47" table:formula="of:=[.E176]-[.E34]" office:value-type="float" office:value="137.326830144722" calcext:value-type="float">
            <text:p>137</text:p>
          </table:table-cell>
          <table:table-cell table:style-name="ce47" table:formula="of:=[.F176]-[.F34]" office:value-type="float" office:value="-295.532975888283" calcext:value-type="float">
            <text:p>-296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ROSNY-SOUS-BOIS</text:p>
          </table:table-cell>
          <table:table-cell table:style-name="ce47" table:formula="of:=[.B177]-[.B35]" office:value-type="float" office:value="-51.7594284147438" calcext:value-type="float">
            <text:p>-52</text:p>
          </table:table-cell>
          <table:table-cell table:style-name="ce47" table:formula="of:=[.C177]-[.C35]" office:value-type="float" office:value="39.0904718025778" calcext:value-type="float">
            <text:p>39</text:p>
          </table:table-cell>
          <table:table-cell table:style-name="ce47" table:formula="of:=[.D177]-[.D35]" office:value-type="float" office:value="121.953365398528" calcext:value-type="float">
            <text:p>122</text:p>
          </table:table-cell>
          <table:table-cell table:style-name="ce47" table:formula="of:=[.E177]-[.E35]" office:value-type="float" office:value="41.2461751176005" calcext:value-type="float">
            <text:p>41</text:p>
          </table:table-cell>
          <table:table-cell table:style-name="ce47" table:formula="of:=[.F177]-[.F35]" office:value-type="float" office:value="-150.530583903966" calcext:value-type="float">
            <text:p>-151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SAINT-DENIS</text:p>
          </table:table-cell>
          <table:table-cell table:style-name="ce47" table:formula="of:=[.B178]-[.B36]" office:value-type="float" office:value="-20.1887423052023" calcext:value-type="float">
            <text:p>-20</text:p>
          </table:table-cell>
          <table:table-cell table:style-name="ce47" table:formula="of:=[.C178]-[.C36]" office:value-type="float" office:value="119.888533633866" calcext:value-type="float">
            <text:p>120</text:p>
          </table:table-cell>
          <table:table-cell table:style-name="ce47" table:formula="of:=[.D178]-[.D36]" office:value-type="float" office:value="11.6214487014391" calcext:value-type="float">
            <text:p>12</text:p>
          </table:table-cell>
          <table:table-cell table:style-name="ce47" table:formula="of:=[.E178]-[.E36]" office:value-type="float" office:value="-81.4393995136891" calcext:value-type="float">
            <text:p>-81</text:p>
          </table:table-cell>
          <table:table-cell table:style-name="ce47" table:formula="of:=[.F178]-[.F36]" office:value-type="float" office:value="-29.8818405164163" calcext:value-type="float">
            <text:p>-30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SAINT-OUEN-SUR-SEINE</text:p>
          </table:table-cell>
          <table:table-cell table:style-name="ce47" table:formula="of:=[.B179]-[.B37]" office:value-type="float" office:value="-207.693945098551" calcext:value-type="float">
            <text:p>-208</text:p>
          </table:table-cell>
          <table:table-cell table:style-name="ce47" table:formula="of:=[.C179]-[.C37]" office:value-type="float" office:value="309.085895193489" calcext:value-type="float">
            <text:p>309</text:p>
          </table:table-cell>
          <table:table-cell table:style-name="ce47" table:formula="of:=[.D179]-[.D37]" office:value-type="float" office:value="273.27267271614" calcext:value-type="float">
            <text:p>273</text:p>
          </table:table-cell>
          <table:table-cell table:style-name="ce47" table:formula="of:=[.E179]-[.E37]" office:value-type="float" office:value="-114.193524755882" calcext:value-type="float">
            <text:p>-114</text:p>
          </table:table-cell>
          <table:table-cell table:style-name="ce47" table:formula="of:=[.F179]-[.F37]" office:value-type="float" office:value="-260.471098055199" calcext:value-type="float">
            <text:p>-260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SEVRAN</text:p>
          </table:table-cell>
          <table:table-cell table:style-name="ce47" table:formula="of:=[.B180]-[.B38]" office:value-type="float" office:value="-49.0462674155762" calcext:value-type="float">
            <text:p>-49</text:p>
          </table:table-cell>
          <table:table-cell table:style-name="ce47" table:formula="of:=[.C180]-[.C38]" office:value-type="float" office:value="31.0353771794424" calcext:value-type="float">
            <text:p>31</text:p>
          </table:table-cell>
          <table:table-cell table:style-name="ce47" table:formula="of:=[.D180]-[.D38]" office:value-type="float" office:value="-243.034467635484" calcext:value-type="float">
            <text:p>-243</text:p>
          </table:table-cell>
          <table:table-cell table:style-name="ce47" table:formula="of:=[.E180]-[.E38]" office:value-type="float" office:value="40.6247263753346" calcext:value-type="float">
            <text:p>41</text:p>
          </table:table-cell>
          <table:table-cell table:style-name="ce47" table:formula="of:=[.F180]-[.F38]" office:value-type="float" office:value="220.420631496281" calcext:value-type="float">
            <text:p>220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STAINS</text:p>
          </table:table-cell>
          <table:table-cell table:style-name="ce47" table:formula="of:=[.B181]-[.B39]" office:value-type="float" office:value="-64.7441113057597" calcext:value-type="float">
            <text:p>-65</text:p>
          </table:table-cell>
          <table:table-cell table:style-name="ce47" table:formula="of:=[.C181]-[.C39]" office:value-type="float" office:value="290.210909821653" calcext:value-type="float">
            <text:p>290</text:p>
          </table:table-cell>
          <table:table-cell table:style-name="ce47" table:formula="of:=[.D181]-[.D39]" office:value-type="float" office:value="-341.761445198567" calcext:value-type="float">
            <text:p>-342</text:p>
          </table:table-cell>
          <table:table-cell table:style-name="ce47" table:formula="of:=[.E181]-[.E39]" office:value-type="float" office:value="-130.365498380418" calcext:value-type="float">
            <text:p>-130</text:p>
          </table:table-cell>
          <table:table-cell table:style-name="ce47" table:formula="of:=[.F181]-[.F39]" office:value-type="float" office:value="246.66014506309" calcext:value-type="float">
            <text:p>247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TREMBLAY-EN-FRANCE</text:p>
          </table:table-cell>
          <table:table-cell table:style-name="ce47" table:formula="of:=[.B182]-[.B40]" office:value-type="float" office:value="201.408698916562" calcext:value-type="float">
            <text:p>201</text:p>
          </table:table-cell>
          <table:table-cell table:style-name="ce47" table:formula="of:=[.C182]-[.C40]" office:value-type="float" office:value="208.330888237671" calcext:value-type="float">
            <text:p>208</text:p>
          </table:table-cell>
          <table:table-cell table:style-name="ce47" table:formula="of:=[.D182]-[.D40]" office:value-type="float" office:value="395.398039035442" calcext:value-type="float">
            <text:p>395</text:p>
          </table:table-cell>
          <table:table-cell table:style-name="ce47" table:formula="of:=[.E182]-[.E40]" office:value-type="float" office:value="-265.859241033688" calcext:value-type="float">
            <text:p>-266</text:p>
          </table:table-cell>
          <table:table-cell table:style-name="ce47" table:formula="of:=[.F182]-[.F40]" office:value-type="float" office:value="-539.27838515599" calcext:value-type="float">
            <text:p>-539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VAUJOURS</text:p>
          </table:table-cell>
          <table:table-cell table:style-name="ce47" table:formula="of:=[.B183]-[.B41]" office:value-type="float" office:value="103.177847175779" calcext:value-type="float">
            <text:p>103</text:p>
          </table:table-cell>
          <table:table-cell table:style-name="ce47" table:formula="of:=[.C183]-[.C41]" office:value-type="float" office:value="-479.225988813377" calcext:value-type="float">
            <text:p>-479</text:p>
          </table:table-cell>
          <table:table-cell table:style-name="ce47" table:formula="of:=[.D183]-[.D41]" office:value-type="float" office:value="277.610518024637" calcext:value-type="float">
            <text:p>278</text:p>
          </table:table-cell>
          <table:table-cell table:style-name="ce47" table:formula="of:=[.E183]-[.E41]" office:value-type="float" office:value="-12.1354787478826" calcext:value-type="float">
            <text:p>-12</text:p>
          </table:table-cell>
          <table:table-cell table:style-name="ce47" table:formula="of:=[.F183]-[.F41]" office:value-type="float" office:value="110.573102360841" calcext:value-type="float">
            <text:p>111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VILLEMOMBLE</text:p>
          </table:table-cell>
          <table:table-cell table:style-name="ce47" table:formula="of:=[.B184]-[.B42]" office:value-type="float" office:value="98.230169285524" calcext:value-type="float">
            <text:p>98</text:p>
          </table:table-cell>
          <table:table-cell table:style-name="ce47" table:formula="of:=[.C184]-[.C42]" office:value-type="float" office:value="53.9259950855571" calcext:value-type="float">
            <text:p>54</text:p>
          </table:table-cell>
          <table:table-cell table:style-name="ce47" table:formula="of:=[.D184]-[.D42]" office:value-type="float" office:value="-46.0625920238028" calcext:value-type="float">
            <text:p>-46</text:p>
          </table:table-cell>
          <table:table-cell table:style-name="ce47" table:formula="of:=[.E184]-[.E42]" office:value-type="float" office:value="-124.10120226121" calcext:value-type="float">
            <text:p>-124</text:p>
          </table:table-cell>
          <table:table-cell table:style-name="ce47" table:formula="of:=[.F184]-[.F42]" office:value-type="float" office:value="18.0076299139295" calcext:value-type="float">
            <text:p>18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VILLEPINTE</text:p>
          </table:table-cell>
          <table:table-cell table:style-name="ce47" table:formula="of:=[.B185]-[.B43]" office:value-type="float" office:value="44.4147922831153" calcext:value-type="float">
            <text:p>44</text:p>
          </table:table-cell>
          <table:table-cell table:style-name="ce47" table:formula="of:=[.C185]-[.C43]" office:value-type="float" office:value="182.477275066272" calcext:value-type="float">
            <text:p>182</text:p>
          </table:table-cell>
          <table:table-cell table:style-name="ce47" table:formula="of:=[.D185]-[.D43]" office:value-type="float" office:value="109.788061990524" calcext:value-type="float">
            <text:p>110</text:p>
          </table:table-cell>
          <table:table-cell table:style-name="ce47" table:formula="of:=[.E185]-[.E43]" office:value-type="float" office:value="-71.8619458485781" calcext:value-type="float">
            <text:p>-72</text:p>
          </table:table-cell>
          <table:table-cell table:style-name="ce47" table:formula="of:=[.F185]-[.F43]" office:value-type="float" office:value="-264.818183491335" calcext:value-type="float">
            <text:p>-265</text:p>
          </table:table-cell>
          <table:table-cell table:style-name="Default"/>
          <table:table-cell table:number-columns-repeated="16377"/>
        </table:table-row>
        <table:table-row table:style-name="ro1">
          <table:table-cell table:style-name="ce66" office:value-type="string" calcext:value-type="string">
            <text:p>VILLETANEUSE</text:p>
          </table:table-cell>
          <table:table-cell table:style-name="ce47" table:formula="of:=[.B186]-[.B44]" office:value-type="float" office:value="68.5172216757781" calcext:value-type="float">
            <text:p>69</text:p>
          </table:table-cell>
          <table:table-cell table:style-name="ce47" table:formula="of:=[.C186]-[.C44]" office:value-type="float" office:value="-507.581085770322" calcext:value-type="float">
            <text:p>-508</text:p>
          </table:table-cell>
          <table:table-cell table:style-name="ce47" table:formula="of:=[.D186]-[.D44]" office:value-type="float" office:value="-151.433963228017" calcext:value-type="float">
            <text:p>-151</text:p>
          </table:table-cell>
          <table:table-cell table:style-name="ce47" table:formula="of:=[.E186]-[.E44]" office:value-type="float" office:value="175.439556575201" calcext:value-type="float">
            <text:p>175</text:p>
          </table:table-cell>
          <table:table-cell table:style-name="ce47" table:formula="of:=[.F186]-[.F44]" office:value-type="float" office:value="415.058270747356" calcext:value-type="float">
            <text:p>415</text:p>
          </table:table-cell>
          <table:table-cell table:style-name="Default"/>
          <table:table-cell table:number-columns-repeated="16377"/>
        </table:table-row>
        <table:table-row table:style-name="ro1" table:number-rows-repeated="4">
          <table:table-cell table:style-name="Default" table:number-columns-repeated="7"/>
          <table:table-cell table:number-columns-repeated="16377"/>
        </table:table-row>
        <table:table-row table:style-name="ro1">
          <table:table-cell table:style-name="ce24" office:value-type="string" calcext:value-type="string">
            <text:p>KHI2</text:p>
          </table:table-cell>
          <table:table-cell table:style-name="Default" table:number-columns-repeated="6"/>
          <table:table-cell table:number-columns-repeated="16377"/>
        </table:table-row>
        <table:table-row table:style-name="ro9">
          <table:table-cell table:style-name="Default"/>
          <table:table-cell table:style-name="ce26" office:value-type="string" calcext:value-type="string">
            <text:p>Annuité de la dette</text:p>
          </table:table-cell>
          <table:table-cell table:style-name="ce52" office:value-type="string" calcext:value-type="string">
            <text:p>Dépenses d'équipement</text:p>
          </table:table-cell>
          <table:table-cell table:style-name="ce52" office:value-type="string" calcext:value-type="string">
            <text:p>Dotation globale de fonctionnement</text:p>
          </table:table-cell>
          <table:table-cell table:style-name="ce52" office:value-type="string" calcext:value-type="string">
            <text:p>Frais de personnel</text:p>
          </table:table-cell>
          <table:table-cell table:style-name="ce52" office:value-type="string" calcext:value-type="string">
            <text:p>Impôts locaux</text:p>
          </table:table-cell>
          <table:table-cell table:style-name="ce52" office:value-type="string" calcext:value-type="string">
            <text:p>khi2 partiel</text:p>
          </table:table-cell>
          <table:table-cell table:style-name="ce52" office:value-type="string" calcext:value-type="string">
            <text:p>contribution</text:p>
          </table:table-cell>
          <table:table-cell table:number-columns-repeated="16376"/>
        </table:table-row>
        <table:table-row table:style-name="ro1">
          <table:table-cell table:style-name="ce59" office:value-type="string" calcext:value-type="string">
            <text:p>AUBERVILLIERS</text:p>
          </table:table-cell>
          <table:table-cell table:style-name="ce48" table:formula="of:=([.B191]^2)/[.B5]" office:value-type="float" office:value="9.12955001239422" calcext:value-type="float">
            <text:p>9</text:p>
          </table:table-cell>
          <table:table-cell table:style-name="ce48" table:formula="of:=([.C191]^2)/[.C5]" office:value-type="float" office:value="48.5260349507252" calcext:value-type="float">
            <text:p>49</text:p>
          </table:table-cell>
          <table:table-cell table:style-name="ce48" table:formula="of:=([.D191]^2)/[.D5]" office:value-type="float" office:value="43.1423647161946" calcext:value-type="float">
            <text:p>43</text:p>
          </table:table-cell>
          <table:table-cell table:style-name="ce48" table:formula="of:=([.E191]^2)/[.E5]" office:value-type="float" office:value="0.95822073181422" calcext:value-type="float">
            <text:p>1</text:p>
          </table:table-cell>
          <table:table-cell table:style-name="ce48" table:formula="of:=([.F191]^2)/[.F5]" office:value-type="float" office:value="5.15416986619214" calcext:value-type="float">
            <text:p>5</text:p>
          </table:table-cell>
          <table:table-cell table:style-name="ce70" table:formula="of:=SUM([.B237:.F237])" office:value-type="float" office:value="106.91034027732" calcext:value-type="float">
            <text:p>107</text:p>
          </table:table-cell>
          <table:table-cell table:style-name="ce73" table:formula="of:=[.G237]/[.$G$277]" office:value-type="percentage" office:value="0.00192295380439755" calcext:value-type="percentage">
            <text:p>0.19%</text:p>
          </table:table-cell>
          <table:table-cell table:number-columns-repeated="16376"/>
        </table:table-row>
        <table:table-row table:style-name="ro1">
          <table:table-cell table:style-name="ce69" office:value-type="string" calcext:value-type="string">
            <text:p>AULNAY-SOUS-BOIS</text:p>
          </table:table-cell>
          <table:table-cell table:style-name="ce48" table:formula="of:=([.B192]^2)/[.B6]" office:value-type="float" office:value="30.1873723448354" calcext:value-type="float">
            <text:p>30</text:p>
          </table:table-cell>
          <table:table-cell table:style-name="ce48" table:formula="of:=([.C192]^2)/[.C6]" office:value-type="float" office:value="200.075280744372" calcext:value-type="float">
            <text:p>200</text:p>
          </table:table-cell>
          <table:table-cell table:style-name="ce48" table:formula="of:=([.D192]^2)/[.D6]" office:value-type="float" office:value="67.2172521000701" calcext:value-type="float">
            <text:p>67</text:p>
          </table:table-cell>
          <table:table-cell table:style-name="ce48" table:formula="of:=([.E192]^2)/[.E6]" office:value-type="float" office:value="11.9373852222563" calcext:value-type="float">
            <text:p>12</text:p>
          </table:table-cell>
          <table:table-cell table:style-name="ce48" table:formula="of:=([.F192]^2)/[.F6]" office:value-type="float" office:value="12.7105560214957" calcext:value-type="float">
            <text:p>13</text:p>
          </table:table-cell>
          <table:table-cell table:style-name="ce70" table:formula="of:=SUM([.B238:.F238])" office:value-type="float" office:value="322.12784643303" calcext:value-type="float">
            <text:p>322</text:p>
          </table:table-cell>
          <table:table-cell table:style-name="ce73" table:formula="of:=[.G238]/[.$G$277]" office:value-type="percentage" office:value="0.00579398556018056" calcext:value-type="percentage">
            <text:p>0.58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AGNOLET</text:p>
          </table:table-cell>
          <table:table-cell table:style-name="ce48" table:formula="of:=([.B193]^2)/[.B7]" office:value-type="float" office:value="77.496452603271" calcext:value-type="float">
            <text:p>77</text:p>
          </table:table-cell>
          <table:table-cell table:style-name="ce48" table:formula="of:=([.C193]^2)/[.C7]" office:value-type="float" office:value="24.2811627376815" calcext:value-type="float">
            <text:p>24</text:p>
          </table:table-cell>
          <table:table-cell table:style-name="ce48" table:formula="of:=([.D193]^2)/[.D7]" office:value-type="float" office:value="161.078416793701" calcext:value-type="float">
            <text:p>161</text:p>
          </table:table-cell>
          <table:table-cell table:style-name="ce48" table:formula="of:=([.E193]^2)/[.E7]" office:value-type="float" office:value="0.367530530848613" calcext:value-type="float">
            <text:p>0</text:p>
          </table:table-cell>
          <table:table-cell table:style-name="ce48" table:formula="of:=([.F193]^2)/[.F7]" office:value-type="float" office:value="10.0400865485814" calcext:value-type="float">
            <text:p>10</text:p>
          </table:table-cell>
          <table:table-cell table:style-name="ce70" table:formula="of:=SUM([.B239:.F239])" office:value-type="float" office:value="273.263649214083" calcext:value-type="float">
            <text:p>273</text:p>
          </table:table-cell>
          <table:table-cell table:style-name="ce73" table:formula="of:=[.G239]/[.$G$277]" office:value-type="percentage" office:value="0.00491508466343598" calcext:value-type="percentage">
            <text:p>0.49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OBIGNY</text:p>
          </table:table-cell>
          <table:table-cell table:style-name="ce48" table:formula="of:=([.B194]^2)/[.B8]" office:value-type="float" office:value="10.2604432877795" calcext:value-type="float">
            <text:p>10</text:p>
          </table:table-cell>
          <table:table-cell table:style-name="ce48" table:formula="of:=([.C194]^2)/[.C8]" office:value-type="float" office:value="42.9896602293105" calcext:value-type="float">
            <text:p>43</text:p>
          </table:table-cell>
          <table:table-cell table:style-name="ce48" table:formula="of:=([.D194]^2)/[.D8]" office:value-type="float" office:value="0.826977553992391" calcext:value-type="float">
            <text:p>1</text:p>
          </table:table-cell>
          <table:table-cell table:style-name="ce48" table:formula="of:=([.E194]^2)/[.E8]" office:value-type="float" office:value="7.99704670008606" calcext:value-type="float">
            <text:p>8</text:p>
          </table:table-cell>
          <table:table-cell table:style-name="ce48" table:formula="of:=([.F194]^2)/[.F8]" office:value-type="float" office:value="16.8373916934928" calcext:value-type="float">
            <text:p>17</text:p>
          </table:table-cell>
          <table:table-cell table:style-name="ce70" table:formula="of:=SUM([.B240:.F240])" office:value-type="float" office:value="78.9115194646613" calcext:value-type="float">
            <text:p>79</text:p>
          </table:table-cell>
          <table:table-cell table:style-name="ce73" table:formula="of:=[.G240]/[.$G$277]" office:value-type="percentage" office:value="0.001419350141172" calcext:value-type="percentage">
            <text:p>0.14%</text:p>
          </table:table-cell>
          <table:table-cell table:number-columns-repeated="16376"/>
        </table:table-row>
        <table:table-row table:style-name="ro10">
          <table:table-cell office:value-type="string" calcext:value-type="string">
            <text:p>BONDY</text:p>
          </table:table-cell>
          <table:table-cell table:style-name="ce48" table:formula="of:=([.B195]^2)/[.B9]" office:value-type="float" office:value="53.8849912884461" calcext:value-type="float">
            <text:p>54</text:p>
          </table:table-cell>
          <table:table-cell table:style-name="ce48" table:formula="of:=([.C195]^2)/[.C9]" office:value-type="float" office:value="261.622790241544" calcext:value-type="float">
            <text:p>262</text:p>
          </table:table-cell>
          <table:table-cell table:style-name="ce48" table:formula="of:=([.D195]^2)/[.D9]" office:value-type="float" office:value="103.881933294719" calcext:value-type="float">
            <text:p>104</text:p>
          </table:table-cell>
          <table:table-cell table:style-name="ce48" table:formula="of:=([.E195]^2)/[.E9]" office:value-type="float" office:value="0.279143829563405" calcext:value-type="float">
            <text:p>0</text:p>
          </table:table-cell>
          <table:table-cell table:style-name="ce48" table:formula="of:=([.F195]^2)/[.F9]" office:value-type="float" office:value="13.8022199918621" calcext:value-type="float">
            <text:p>14</text:p>
          </table:table-cell>
          <table:table-cell table:style-name="ce70" table:formula="of:=SUM([.B241:.F241])" office:value-type="float" office:value="433.471078646135" calcext:value-type="float">
            <text:p>433</text:p>
          </table:table-cell>
          <table:table-cell table:style-name="ce73" table:formula="of:=[.G241]/[.$G$277]" office:value-type="percentage" office:value="0.00779667203019576" calcext:value-type="percentage">
            <text:p>0.78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LICHY-SOUS-BOIS</text:p>
          </table:table-cell>
          <table:table-cell table:style-name="ce48" table:formula="of:=([.B196]^2)/[.B10]" office:value-type="float" office:value="7.31041778179351" calcext:value-type="float">
            <text:p>7</text:p>
          </table:table-cell>
          <table:table-cell table:style-name="ce48" table:formula="of:=([.C196]^2)/[.C10]" office:value-type="float" office:value="5.02317513150316" calcext:value-type="float">
            <text:p>5</text:p>
          </table:table-cell>
          <table:table-cell table:style-name="ce48" table:formula="of:=([.D196]^2)/[.D10]" office:value-type="float" office:value="440.584973555642" calcext:value-type="float">
            <text:p>441</text:p>
          </table:table-cell>
          <table:table-cell table:style-name="ce48" table:formula="of:=([.E196]^2)/[.E10]" office:value-type="float" office:value="3.0337419857904" calcext:value-type="float">
            <text:p>3</text:p>
          </table:table-cell>
          <table:table-cell table:style-name="ce48" table:formula="of:=([.F196]^2)/[.F10]" office:value-type="float" office:value="327.440440944729" calcext:value-type="float">
            <text:p>327</text:p>
          </table:table-cell>
          <table:table-cell table:style-name="ce70" table:formula="of:=SUM([.B242:.F242])" office:value-type="float" office:value="783.392749399459" calcext:value-type="float">
            <text:p>783</text:p>
          </table:table-cell>
          <table:table-cell table:style-name="ce73" table:formula="of:=[.G242]/[.$G$277]" office:value-type="percentage" office:value="0.0140905740631593" calcext:value-type="percentage">
            <text:p>1.41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UBRON</text:p>
          </table:table-cell>
          <table:table-cell table:style-name="ce48" table:formula="of:=([.B197]^2)/[.B11]" office:value-type="float" office:value="32.6143646029666" calcext:value-type="float">
            <text:p>33</text:p>
          </table:table-cell>
          <table:table-cell table:style-name="ce48" table:formula="of:=([.C197]^2)/[.C11]" office:value-type="float" office:value="82.9632322728351" calcext:value-type="float">
            <text:p>83</text:p>
          </table:table-cell>
          <table:table-cell table:style-name="ce48" table:formula="of:=([.D197]^2)/[.D11]" office:value-type="float" office:value="84.8571284918415" calcext:value-type="float">
            <text:p>85</text:p>
          </table:table-cell>
          <table:table-cell table:style-name="ce48" table:formula="of:=([.E197]^2)/[.E11]" office:value-type="float" office:value="9.19136468873168" calcext:value-type="float">
            <text:p>9</text:p>
          </table:table-cell>
          <table:table-cell table:style-name="ce48" table:formula="of:=([.F197]^2)/[.F11]" office:value-type="float" office:value="30.603440441266" calcext:value-type="float">
            <text:p>31</text:p>
          </table:table-cell>
          <table:table-cell table:style-name="ce70" table:formula="of:=SUM([.B243:.F243])" office:value-type="float" office:value="240.229530497641" calcext:value-type="float">
            <text:p>240</text:p>
          </table:table-cell>
          <table:table-cell table:style-name="ce73" table:formula="of:=[.G243]/[.$G$277]" office:value-type="percentage" office:value="0.00432091309784253" calcext:value-type="percentage">
            <text:p>0.43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RANCY</text:p>
          </table:table-cell>
          <table:table-cell table:style-name="ce48" table:formula="of:=([.B198]^2)/[.B12]" office:value-type="float" office:value="4.21008501819196" calcext:value-type="float">
            <text:p>4</text:p>
          </table:table-cell>
          <table:table-cell table:style-name="ce48" table:formula="of:=([.C198]^2)/[.C12]" office:value-type="float" office:value="39.0661689499447" calcext:value-type="float">
            <text:p>39</text:p>
          </table:table-cell>
          <table:table-cell table:style-name="ce48" table:formula="of:=([.D198]^2)/[.D12]" office:value-type="float" office:value="4.50113512778206" calcext:value-type="float">
            <text:p>5</text:p>
          </table:table-cell>
          <table:table-cell table:style-name="ce48" table:formula="of:=([.E198]^2)/[.E12]" office:value-type="float" office:value="6.52801445100641" calcext:value-type="float">
            <text:p>7</text:p>
          </table:table-cell>
          <table:table-cell table:style-name="ce48" table:formula="of:=([.F198]^2)/[.F12]" office:value-type="float" office:value="19.6328045366181" calcext:value-type="float">
            <text:p>20</text:p>
          </table:table-cell>
          <table:table-cell table:style-name="ce70" table:formula="of:=SUM([.B244:.F244])" office:value-type="float" office:value="73.9382080835433" calcext:value-type="float">
            <text:p>74</text:p>
          </table:table-cell>
          <table:table-cell table:style-name="ce73" table:formula="of:=[.G244]/[.$G$277]" office:value-type="percentage" office:value="0.00132989716575384" calcext:value-type="percentage">
            <text:p>0.13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UGNY</text:p>
          </table:table-cell>
          <table:table-cell table:style-name="ce48" table:formula="of:=([.B199]^2)/[.B13]" office:value-type="float" office:value="94.5240689683117" calcext:value-type="float">
            <text:p>95</text:p>
          </table:table-cell>
          <table:table-cell table:style-name="ce48" table:formula="of:=([.C199]^2)/[.C13]" office:value-type="float" office:value="1.29414553013371" calcext:value-type="float">
            <text:p>1</text:p>
          </table:table-cell>
          <table:table-cell table:style-name="ce48" table:formula="of:=([.D199]^2)/[.D13]" office:value-type="float" office:value="31.967851992898" calcext:value-type="float">
            <text:p>32</text:p>
          </table:table-cell>
          <table:table-cell table:style-name="ce48" table:formula="of:=([.E199]^2)/[.E13]" office:value-type="float" office:value="6.69695200472614" calcext:value-type="float">
            <text:p>7</text:p>
          </table:table-cell>
          <table:table-cell table:style-name="ce48" table:formula="of:=([.F199]^2)/[.F13]" office:value-type="float" office:value="6.79861147029846" calcext:value-type="float">
            <text:p>7</text:p>
          </table:table-cell>
          <table:table-cell table:style-name="ce70" table:formula="of:=SUM([.B245:.F245])" office:value-type="float" office:value="141.281629966368" calcext:value-type="float">
            <text:p>141</text:p>
          </table:table-cell>
          <table:table-cell table:style-name="ce73" table:formula="of:=[.G245]/[.$G$277]" office:value-type="percentage" office:value="0.00254117653288348" calcext:value-type="percentage">
            <text:p>0.25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PINAY-SUR-SEINE</text:p>
          </table:table-cell>
          <table:table-cell table:style-name="ce48" table:formula="of:=([.B200]^2)/[.B14]" office:value-type="float" office:value="31.7728224266724" calcext:value-type="float">
            <text:p>32</text:p>
          </table:table-cell>
          <table:table-cell table:style-name="ce48" table:formula="of:=([.C200]^2)/[.C14]" office:value-type="float" office:value="2.95176844519795" calcext:value-type="float">
            <text:p>3</text:p>
          </table:table-cell>
          <table:table-cell table:style-name="ce48" table:formula="of:=([.D200]^2)/[.D14]" office:value-type="float" office:value="157.773913393803" calcext:value-type="float">
            <text:p>158</text:p>
          </table:table-cell>
          <table:table-cell table:style-name="ce48" table:formula="of:=([.E200]^2)/[.E14]" office:value-type="float" office:value="5.80376012577277" calcext:value-type="float">
            <text:p>6</text:p>
          </table:table-cell>
          <table:table-cell table:style-name="ce48" table:formula="of:=([.F200]^2)/[.F14]" office:value-type="float" office:value="53.6174205791751" calcext:value-type="float">
            <text:p>54</text:p>
          </table:table-cell>
          <table:table-cell table:style-name="ce70" table:formula="of:=SUM([.B246:.F246])" office:value-type="float" office:value="251.919684970621" calcext:value-type="float">
            <text:p>252</text:p>
          </table:table-cell>
          <table:table-cell table:style-name="ce73" table:formula="of:=[.G246]/[.$G$277]" office:value-type="percentage" office:value="0.00453117926068048" calcext:value-type="percentage">
            <text:p>0.45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AGNY</text:p>
          </table:table-cell>
          <table:table-cell table:style-name="ce48" table:formula="of:=([.B201]^2)/[.B15]" office:value-type="float" office:value="81.1807362583703" calcext:value-type="float">
            <text:p>81</text:p>
          </table:table-cell>
          <table:table-cell table:style-name="ce48" table:formula="of:=([.C201]^2)/[.C15]" office:value-type="float" office:value="23.9617160976283" calcext:value-type="float">
            <text:p>24</text:p>
          </table:table-cell>
          <table:table-cell table:style-name="ce48" table:formula="of:=([.D201]^2)/[.D15]" office:value-type="float" office:value="8.51087000569988" calcext:value-type="float">
            <text:p>9</text:p>
          </table:table-cell>
          <table:table-cell table:style-name="ce48" table:formula="of:=([.E201]^2)/[.E15]" office:value-type="float" office:value="2.592037936456" calcext:value-type="float">
            <text:p>3</text:p>
          </table:table-cell>
          <table:table-cell table:style-name="ce48" table:formula="of:=([.F201]^2)/[.F15]" office:value-type="float" office:value="2.56295934884583" calcext:value-type="float">
            <text:p>3</text:p>
          </table:table-cell>
          <table:table-cell table:style-name="ce70" table:formula="of:=SUM([.B247:.F247])" office:value-type="float" office:value="118.808319647" calcext:value-type="float">
            <text:p>119</text:p>
          </table:table-cell>
          <table:table-cell table:style-name="ce73" table:formula="of:=[.G247]/[.$G$277]" office:value-type="percentage" office:value="0.00213695803106283" calcext:value-type="percentage">
            <text:p>0.21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OURNAY-SUR-MARNE</text:p>
          </table:table-cell>
          <table:table-cell table:style-name="ce48" table:formula="of:=([.B202]^2)/[.B16]" office:value-type="float" office:value="6.45413300600981" calcext:value-type="float">
            <text:p>6</text:p>
          </table:table-cell>
          <table:table-cell table:style-name="ce48" table:formula="of:=([.C202]^2)/[.C16]" office:value-type="float" office:value="44.2829457801963" calcext:value-type="float">
            <text:p>44</text:p>
          </table:table-cell>
          <table:table-cell table:style-name="ce48" table:formula="of:=([.D202]^2)/[.D16]" office:value-type="float" office:value="320.448054448863" calcext:value-type="float">
            <text:p>320</text:p>
          </table:table-cell>
          <table:table-cell table:style-name="ce48" table:formula="of:=([.E202]^2)/[.E16]" office:value-type="float" office:value="1.34702193121226" calcext:value-type="float">
            <text:p>1</text:p>
          </table:table-cell>
          <table:table-cell table:style-name="ce48" table:formula="of:=([.F202]^2)/[.F16]" office:value-type="float" office:value="3.47106053421011" calcext:value-type="float">
            <text:p>3</text:p>
          </table:table-cell>
          <table:table-cell table:style-name="ce70" table:formula="of:=SUM([.B248:.F248])" office:value-type="float" office:value="376.003215700492" calcext:value-type="float">
            <text:p>376</text:p>
          </table:table-cell>
          <table:table-cell table:style-name="ce73" table:formula="of:=[.G248]/[.$G$277]" office:value-type="percentage" office:value="0.00676302041712195" calcext:value-type="percentage">
            <text:p>0.68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'ILE-SAINT-DENIS</text:p>
          </table:table-cell>
          <table:table-cell table:style-name="ce48" table:formula="of:=([.B203]^2)/[.B17]" office:value-type="float" office:value="22.9220775600174" calcext:value-type="float">
            <text:p>23</text:p>
          </table:table-cell>
          <table:table-cell table:style-name="ce48" table:formula="of:=([.C203]^2)/[.C17]" office:value-type="float" office:value="18.4542425250154" calcext:value-type="float">
            <text:p>18</text:p>
          </table:table-cell>
          <table:table-cell table:style-name="ce48" table:formula="of:=([.D203]^2)/[.D17]" office:value-type="float" office:value="5.39644299456387" calcext:value-type="float">
            <text:p>5</text:p>
          </table:table-cell>
          <table:table-cell table:style-name="ce48" table:formula="of:=([.E203]^2)/[.E17]" office:value-type="float" office:value="2.82306718507168" calcext:value-type="float">
            <text:p>3</text:p>
          </table:table-cell>
          <table:table-cell table:style-name="ce48" table:formula="of:=([.F203]^2)/[.F17]" office:value-type="float" office:value="22.7173718164274" calcext:value-type="float">
            <text:p>23</text:p>
          </table:table-cell>
          <table:table-cell table:style-name="ce70" table:formula="of:=SUM([.B249:.F249])" office:value-type="float" office:value="72.3132020810958" calcext:value-type="float">
            <text:p>72</text:p>
          </table:table-cell>
          <table:table-cell table:style-name="ce73" table:formula="of:=[.G249]/[.$G$277]" office:value-type="percentage" office:value="0.00130066882856522" calcext:value-type="percentage">
            <text:p>0.13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A COURNEUVE</text:p>
          </table:table-cell>
          <table:table-cell table:style-name="ce48" table:formula="of:=([.B204]^2)/[.B18]" office:value-type="float" office:value="5.96667319352593" calcext:value-type="float">
            <text:p>6</text:p>
          </table:table-cell>
          <table:table-cell table:style-name="ce48" table:formula="of:=([.C204]^2)/[.C18]" office:value-type="float" office:value="3.41980833691186" calcext:value-type="float">
            <text:p>3</text:p>
          </table:table-cell>
          <table:table-cell table:style-name="ce48" table:formula="of:=([.D204]^2)/[.D18]" office:value-type="float" office:value="57.6471821106485" calcext:value-type="float">
            <text:p>58</text:p>
          </table:table-cell>
          <table:table-cell table:style-name="ce48" table:formula="of:=([.E204]^2)/[.E18]" office:value-type="float" office:value="1.37143133127377" calcext:value-type="float">
            <text:p>1</text:p>
          </table:table-cell>
          <table:table-cell table:style-name="ce48" table:formula="of:=([.F204]^2)/[.F18]" office:value-type="float" office:value="77.9157161927788" calcext:value-type="float">
            <text:p>78</text:p>
          </table:table-cell>
          <table:table-cell table:style-name="ce70" table:formula="of:=SUM([.B250:.F250])" office:value-type="float" office:value="146.320811165139" calcext:value-type="float">
            <text:p>146</text:p>
          </table:table-cell>
          <table:table-cell table:style-name="ce73" table:formula="of:=[.G250]/[.$G$277]" office:value-type="percentage" office:value="0.0026318142825351" calcext:value-type="percentage">
            <text:p>0.26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E BLANC-MESNIL</text:p>
          </table:table-cell>
          <table:table-cell table:style-name="ce48" table:formula="of:=([.B205]^2)/[.B19]" office:value-type="float" office:value="3.92890343893532" calcext:value-type="float">
            <text:p>4</text:p>
          </table:table-cell>
          <table:table-cell table:style-name="ce48" table:formula="of:=([.C205]^2)/[.C19]" office:value-type="float" office:value="2.28812993595762" calcext:value-type="float">
            <text:p>2</text:p>
          </table:table-cell>
          <table:table-cell table:style-name="ce48" table:formula="of:=([.D205]^2)/[.D19]" office:value-type="float" office:value="5.24574596537329" calcext:value-type="float">
            <text:p>5</text:p>
          </table:table-cell>
          <table:table-cell table:style-name="ce48" table:formula="of:=([.E205]^2)/[.E19]" office:value-type="float" office:value="21.6062462987049" calcext:value-type="float">
            <text:p>22</text:p>
          </table:table-cell>
          <table:table-cell table:style-name="ce48" table:formula="of:=([.F205]^2)/[.F19]" office:value-type="float" office:value="1.09519686497521" calcext:value-type="float">
            <text:p>1</text:p>
          </table:table-cell>
          <table:table-cell table:style-name="ce70" table:formula="of:=SUM([.B251:.F251])" office:value-type="float" office:value="34.1642225039464" calcext:value-type="float">
            <text:p>34</text:p>
          </table:table-cell>
          <table:table-cell table:style-name="ce73" table:formula="of:=[.G251]/[.$G$277]" office:value-type="percentage" office:value="0.000614498293316017" calcext:value-type="percentage">
            <text:p>0.06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E BOURGET</text:p>
          </table:table-cell>
          <table:table-cell table:style-name="ce48" table:formula="of:=([.B206]^2)/[.B20]" office:value-type="float" office:value="34.5800867870306" calcext:value-type="float">
            <text:p>35</text:p>
          </table:table-cell>
          <table:table-cell table:style-name="ce48" table:formula="of:=([.C206]^2)/[.C20]" office:value-type="float" office:value="32.3775802491601" calcext:value-type="float">
            <text:p>32</text:p>
          </table:table-cell>
          <table:table-cell table:style-name="ce48" table:formula="of:=([.D206]^2)/[.D20]" office:value-type="float" office:value="188.562549637991" calcext:value-type="float">
            <text:p>189</text:p>
          </table:table-cell>
          <table:table-cell table:style-name="ce48" table:formula="of:=([.E206]^2)/[.E20]" office:value-type="float" office:value="0.604271453869781" calcext:value-type="float">
            <text:p>1</text:p>
          </table:table-cell>
          <table:table-cell table:style-name="ce48" table:formula="of:=([.F206]^2)/[.F20]" office:value-type="float" office:value="25.9518929171745" calcext:value-type="float">
            <text:p>26</text:p>
          </table:table-cell>
          <table:table-cell table:style-name="ce70" table:formula="of:=SUM([.B252:.F252])" office:value-type="float" office:value="282.076381045226" calcext:value-type="float">
            <text:p>282</text:p>
          </table:table-cell>
          <table:table-cell table:style-name="ce73" table:formula="of:=[.G252]/[.$G$277]" office:value-type="percentage" office:value="0.00507359576870299" calcext:value-type="percentage">
            <text:p>0.51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E PRE-SAINT-GERVAIS</text:p>
          </table:table-cell>
          <table:table-cell table:style-name="ce48" table:formula="of:=([.B207]^2)/[.B21]" office:value-type="float" office:value="24.0463823107397" calcext:value-type="float">
            <text:p>24</text:p>
          </table:table-cell>
          <table:table-cell table:style-name="ce48" table:formula="of:=([.C207]^2)/[.C21]" office:value-type="float" office:value="42.4307006466769" calcext:value-type="float">
            <text:p>42</text:p>
          </table:table-cell>
          <table:table-cell table:style-name="ce48" table:formula="of:=([.D207]^2)/[.D21]" office:value-type="float" office:value="12.0511434480391" calcext:value-type="float">
            <text:p>12</text:p>
          </table:table-cell>
          <table:table-cell table:style-name="ce48" table:formula="of:=([.E207]^2)/[.E21]" office:value-type="float" office:value="19.1580367759319" calcext:value-type="float">
            <text:p>19</text:p>
          </table:table-cell>
          <table:table-cell table:style-name="ce48" table:formula="of:=([.F207]^2)/[.F21]" office:value-type="float" office:value="2.45454263426312" calcext:value-type="float">
            <text:p>2</text:p>
          </table:table-cell>
          <table:table-cell table:style-name="ce70" table:formula="of:=SUM([.B253:.F253])" office:value-type="float" office:value="100.140805815651" calcext:value-type="float">
            <text:p>100</text:p>
          </table:table-cell>
          <table:table-cell table:style-name="ce73" table:formula="of:=[.G253]/[.$G$277]" office:value-type="percentage" office:value="0.00180119287824858" calcext:value-type="percentage">
            <text:p>0.18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ES LILAS</text:p>
          </table:table-cell>
          <table:table-cell table:style-name="ce48" table:formula="of:=([.B208]^2)/[.B22]" office:value-type="float" office:value="26.7446669902887" calcext:value-type="float">
            <text:p>27</text:p>
          </table:table-cell>
          <table:table-cell table:style-name="ce48" table:formula="of:=([.C208]^2)/[.C22]" office:value-type="float" office:value="1.75381507444693" calcext:value-type="float">
            <text:p>2</text:p>
          </table:table-cell>
          <table:table-cell table:style-name="ce48" table:formula="of:=([.D208]^2)/[.D22]" office:value-type="float" office:value="107.005856351051" calcext:value-type="float">
            <text:p>107</text:p>
          </table:table-cell>
          <table:table-cell table:style-name="ce48" table:formula="of:=([.E208]^2)/[.E22]" office:value-type="float" office:value="5.61614811442685" calcext:value-type="float">
            <text:p>6</text:p>
          </table:table-cell>
          <table:table-cell table:style-name="ce48" table:formula="of:=([.F208]^2)/[.F22]" office:value-type="float" office:value="11.3925251053086" calcext:value-type="float">
            <text:p>11</text:p>
          </table:table-cell>
          <table:table-cell table:style-name="ce70" table:formula="of:=SUM([.B254:.F254])" office:value-type="float" office:value="152.513011635523" calcext:value-type="float">
            <text:p>153</text:p>
          </table:table-cell>
          <table:table-cell table:style-name="ce73" table:formula="of:=[.G254]/[.$G$277]" office:value-type="percentage" office:value="0.00274319093161534" calcext:value-type="percentage">
            <text:p>0.27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ES PAVILLONS-SOUS-BOIS</text:p>
          </table:table-cell>
          <table:table-cell table:style-name="ce48" table:formula="of:=([.B209]^2)/[.B23]" office:value-type="float" office:value="57.6816344889146" calcext:value-type="float">
            <text:p>58</text:p>
          </table:table-cell>
          <table:table-cell table:style-name="ce48" table:formula="of:=([.C209]^2)/[.C23]" office:value-type="float" office:value="32.9076814002576" calcext:value-type="float">
            <text:p>33</text:p>
          </table:table-cell>
          <table:table-cell table:style-name="ce48" table:formula="of:=([.D209]^2)/[.D23]" office:value-type="float" office:value="95.2757632428505" calcext:value-type="float">
            <text:p>95</text:p>
          </table:table-cell>
          <table:table-cell table:style-name="ce48" table:formula="of:=([.E209]^2)/[.E23]" office:value-type="float" office:value="11.3175499954355" calcext:value-type="float">
            <text:p>11</text:p>
          </table:table-cell>
          <table:table-cell table:style-name="ce48" table:formula="of:=([.F209]^2)/[.F23]" office:value-type="float" office:value="21.5576565184278" calcext:value-type="float">
            <text:p>22</text:p>
          </table:table-cell>
          <table:table-cell table:style-name="ce70" table:formula="of:=SUM([.B255:.F255])" office:value-type="float" office:value="218.740285645886" calcext:value-type="float">
            <text:p>219</text:p>
          </table:table-cell>
          <table:table-cell table:style-name="ce73" table:formula="of:=[.G255]/[.$G$277]" office:value-type="percentage" office:value="0.0039343945905202" calcext:value-type="percentage">
            <text:p>0.39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IVRY-GARGAN</text:p>
          </table:table-cell>
          <table:table-cell table:style-name="ce48" table:formula="of:=([.B210]^2)/[.B24]" office:value-type="float" office:value="24.6257874007162" calcext:value-type="float">
            <text:p>25</text:p>
          </table:table-cell>
          <table:table-cell table:style-name="ce48" table:formula="of:=([.C210]^2)/[.C24]" office:value-type="float" office:value="3.87066272661315" calcext:value-type="float">
            <text:p>4</text:p>
          </table:table-cell>
          <table:table-cell table:style-name="ce48" table:formula="of:=([.D210]^2)/[.D24]" office:value-type="float" office:value="29.2674526899191" calcext:value-type="float">
            <text:p>29</text:p>
          </table:table-cell>
          <table:table-cell table:style-name="ce48" table:formula="of:=([.E210]^2)/[.E24]" office:value-type="float" office:value="6.21204244972225" calcext:value-type="float">
            <text:p>6</text:p>
          </table:table-cell>
          <table:table-cell table:style-name="ce48" table:formula="of:=([.F210]^2)/[.F24]" office:value-type="float" office:value="5.03179863262988" calcext:value-type="float">
            <text:p>5</text:p>
          </table:table-cell>
          <table:table-cell table:style-name="ce70" table:formula="of:=SUM([.B256:.F256])" office:value-type="float" office:value="69.0077438996005" calcext:value-type="float">
            <text:p>69</text:p>
          </table:table-cell>
          <table:table-cell table:style-name="ce73" table:formula="of:=[.G256]/[.$G$277]" office:value-type="percentage" office:value="0.00124121486584379" calcext:value-type="percentage">
            <text:p>0.12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ONTFERMEIL</text:p>
          </table:table-cell>
          <table:table-cell table:style-name="ce48" table:formula="of:=([.B211]^2)/[.B25]" office:value-type="float" office:value="31.920617447992" calcext:value-type="float">
            <text:p>32</text:p>
          </table:table-cell>
          <table:table-cell table:style-name="ce48" table:formula="of:=([.C211]^2)/[.C25]" office:value-type="float" office:value="0.0876235479087393" calcext:value-type="float">
            <text:p>0</text:p>
          </table:table-cell>
          <table:table-cell table:style-name="ce48" table:formula="of:=([.D211]^2)/[.D25]" office:value-type="float" office:value="21.979904726338" calcext:value-type="float">
            <text:p>22</text:p>
          </table:table-cell>
          <table:table-cell table:style-name="ce48" table:formula="of:=([.E211]^2)/[.E25]" office:value-type="float" office:value="11.9038192173703" calcext:value-type="float">
            <text:p>12</text:p>
          </table:table-cell>
          <table:table-cell table:style-name="ce48" table:formula="of:=([.F211]^2)/[.F25]" office:value-type="float" office:value="3.79614023596606" calcext:value-type="float">
            <text:p>4</text:p>
          </table:table-cell>
          <table:table-cell table:style-name="ce70" table:formula="of:=SUM([.B257:.F257])" office:value-type="float" office:value="69.6881051755752" calcext:value-type="float">
            <text:p>70</text:p>
          </table:table-cell>
          <table:table-cell table:style-name="ce73" table:formula="of:=[.G257]/[.$G$277]" office:value-type="percentage" office:value="0.00125345225373917" calcext:value-type="percentage">
            <text:p>0.13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ONTREUIL</text:p>
          </table:table-cell>
          <table:table-cell table:style-name="ce48" table:formula="of:=([.B212]^2)/[.B26]" office:value-type="float" office:value="17.3565912524418" calcext:value-type="float">
            <text:p>17</text:p>
          </table:table-cell>
          <table:table-cell table:style-name="ce48" table:formula="of:=([.C212]^2)/[.C26]" office:value-type="float" office:value="68.1003357135609" calcext:value-type="float">
            <text:p>68</text:p>
          </table:table-cell>
          <table:table-cell table:style-name="ce48" table:formula="of:=([.D212]^2)/[.D26]" office:value-type="float" office:value="122.614154790241" calcext:value-type="float">
            <text:p>123</text:p>
          </table:table-cell>
          <table:table-cell table:style-name="ce48" table:formula="of:=([.E212]^2)/[.E26]" office:value-type="float" office:value="2.44987955706872" calcext:value-type="float">
            <text:p>2</text:p>
          </table:table-cell>
          <table:table-cell table:style-name="ce48" table:formula="of:=([.F212]^2)/[.F26]" office:value-type="float" office:value="21.0021635169516" calcext:value-type="float">
            <text:p>21</text:p>
          </table:table-cell>
          <table:table-cell table:style-name="ce70" table:formula="of:=SUM([.B258:.F258])" office:value-type="float" office:value="231.523124830264" calcext:value-type="float">
            <text:p>232</text:p>
          </table:table-cell>
          <table:table-cell table:style-name="ce73" table:formula="of:=[.G258]/[.$G$277]" office:value-type="percentage" office:value="0.00416431443902915" calcext:value-type="percentage">
            <text:p>0.42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EUILLY-PLAISANCE</text:p>
          </table:table-cell>
          <table:table-cell table:style-name="ce48" table:formula="of:=([.B213]^2)/[.B27]" office:value-type="float" office:value="104.063681377091" calcext:value-type="float">
            <text:p>104</text:p>
          </table:table-cell>
          <table:table-cell table:style-name="ce48" table:formula="of:=([.C213]^2)/[.C27]" office:value-type="float" office:value="13.6371915219647" calcext:value-type="float">
            <text:p>14</text:p>
          </table:table-cell>
          <table:table-cell table:style-name="ce48" table:formula="of:=([.D213]^2)/[.D27]" office:value-type="float" office:value="43.3019256536252" calcext:value-type="float">
            <text:p>43</text:p>
          </table:table-cell>
          <table:table-cell table:style-name="ce48" table:formula="of:=([.E213]^2)/[.E27]" office:value-type="float" office:value="6.06610187234906" calcext:value-type="float">
            <text:p>6</text:p>
          </table:table-cell>
          <table:table-cell table:style-name="ce48" table:formula="of:=([.F213]^2)/[.F27]" office:value-type="float" office:value="17.6334365423672" calcext:value-type="float">
            <text:p>18</text:p>
          </table:table-cell>
          <table:table-cell table:style-name="ce70" table:formula="of:=SUM([.B259:.F259])" office:value-type="float" office:value="184.702336967397" calcext:value-type="float">
            <text:p>185</text:p>
          </table:table-cell>
          <table:table-cell table:style-name="ce73" table:formula="of:=[.G259]/[.$G$277]" office:value-type="percentage" office:value="0.00332216753432146" calcext:value-type="percentage">
            <text:p>0.33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EUILLY-SUR-MARNE</text:p>
          </table:table-cell>
          <table:table-cell table:style-name="ce48" table:formula="of:=([.B214]^2)/[.B28]" office:value-type="float" office:value="173.805661448477" calcext:value-type="float">
            <text:p>174</text:p>
          </table:table-cell>
          <table:table-cell table:style-name="ce48" table:formula="of:=([.C214]^2)/[.C28]" office:value-type="float" office:value="3.10217974545809" calcext:value-type="float">
            <text:p>3</text:p>
          </table:table-cell>
          <table:table-cell table:style-name="ce48" table:formula="of:=([.D214]^2)/[.D28]" office:value-type="float" office:value="21.4974508547411" calcext:value-type="float">
            <text:p>21</text:p>
          </table:table-cell>
          <table:table-cell table:style-name="ce48" table:formula="of:=([.E214]^2)/[.E28]" office:value-type="float" office:value="20.3791521097171" calcext:value-type="float">
            <text:p>20</text:p>
          </table:table-cell>
          <table:table-cell table:style-name="ce48" table:formula="of:=([.F214]^2)/[.F28]" office:value-type="float" office:value="12.6904468721917" calcext:value-type="float">
            <text:p>13</text:p>
          </table:table-cell>
          <table:table-cell table:style-name="ce70" table:formula="of:=SUM([.B260:.F260])" office:value-type="float" office:value="231.474891030585" calcext:value-type="float">
            <text:p>231</text:p>
          </table:table-cell>
          <table:table-cell table:style-name="ce73" table:formula="of:=[.G260]/[.$G$277]" office:value-type="percentage" office:value="0.00416344687684244" calcext:value-type="percentage">
            <text:p>0.42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OISY-LE-GRAND</text:p>
          </table:table-cell>
          <table:table-cell table:style-name="ce48" table:formula="of:=([.B215]^2)/[.B29]" office:value-type="float" office:value="5.38156625556289" calcext:value-type="float">
            <text:p>5</text:p>
          </table:table-cell>
          <table:table-cell table:style-name="ce48" table:formula="of:=([.C215]^2)/[.C29]" office:value-type="float" office:value="1.83771759806017" calcext:value-type="float">
            <text:p>2</text:p>
          </table:table-cell>
          <table:table-cell table:style-name="ce48" table:formula="of:=([.D215]^2)/[.D29]" office:value-type="float" office:value="378.555706458402" calcext:value-type="float">
            <text:p>379</text:p>
          </table:table-cell>
          <table:table-cell table:style-name="ce48" table:formula="of:=([.E215]^2)/[.E29]" office:value-type="float" office:value="0.878529586731442" calcext:value-type="float">
            <text:p>1</text:p>
          </table:table-cell>
          <table:table-cell table:style-name="ce48" table:formula="of:=([.F215]^2)/[.F29]" office:value-type="float" office:value="16.8321607354961" calcext:value-type="float">
            <text:p>17</text:p>
          </table:table-cell>
          <table:table-cell table:style-name="ce70" table:formula="of:=SUM([.B261:.F261])" office:value-type="float" office:value="403.485680634253" calcext:value-type="float">
            <text:p>403</text:p>
          </table:table-cell>
          <table:table-cell table:style-name="ce73" table:formula="of:=[.G261]/[.$G$277]" office:value-type="percentage" office:value="0.00725733659235359" calcext:value-type="percentage">
            <text:p>0.73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OISY-LE-SEC</text:p>
          </table:table-cell>
          <table:table-cell table:style-name="ce48" table:formula="of:=([.B216]^2)/[.B30]" office:value-type="float" office:value="10.5325334477735" calcext:value-type="float">
            <text:p>11</text:p>
          </table:table-cell>
          <table:table-cell table:style-name="ce48" table:formula="of:=([.C216]^2)/[.C30]" office:value-type="float" office:value="74.8650756351635" calcext:value-type="float">
            <text:p>75</text:p>
          </table:table-cell>
          <table:table-cell table:style-name="ce48" table:formula="of:=([.D216]^2)/[.D30]" office:value-type="float" office:value="25.4391096208802" calcext:value-type="float">
            <text:p>25</text:p>
          </table:table-cell>
          <table:table-cell table:style-name="ce48" table:formula="of:=([.E216]^2)/[.E30]" office:value-type="float" office:value="0.56627365702272" calcext:value-type="float">
            <text:p>1</text:p>
          </table:table-cell>
          <table:table-cell table:style-name="ce48" table:formula="of:=([.F216]^2)/[.F30]" office:value-type="float" office:value="0.975673936717567" calcext:value-type="float">
            <text:p>1</text:p>
          </table:table-cell>
          <table:table-cell table:style-name="ce70" table:formula="of:=SUM([.B262:.F262])" office:value-type="float" office:value="112.378666297557" calcext:value-type="float">
            <text:p>112</text:p>
          </table:table-cell>
          <table:table-cell table:style-name="ce73" table:formula="of:=[.G262]/[.$G$277]" office:value-type="percentage" office:value="0.00202131041141072" calcext:value-type="percentage">
            <text:p>0.20%</text:p>
          </table:table-cell>
          <table:table-cell table:number-columns-repeated="2"/>
          <table:table-cell table:style-name="ce59" office:value-type="string" calcext:value-type="string">
            <text:p>AUBERVILLIER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NTIN</text:p>
          </table:table-cell>
          <table:table-cell table:style-name="ce48" table:formula="of:=([.B217]^2)/[.B31]" office:value-type="float" office:value="0.152320572258624" calcext:value-type="float">
            <text:p>0</text:p>
          </table:table-cell>
          <table:table-cell table:style-name="ce48" table:formula="of:=([.C217]^2)/[.C31]" office:value-type="float" office:value="221.063667622288" calcext:value-type="float">
            <text:p>221</text:p>
          </table:table-cell>
          <table:table-cell table:style-name="ce48" table:formula="of:=([.D217]^2)/[.D31]" office:value-type="float" office:value="1090.62023407503" calcext:value-type="float">
            <text:p>1'091</text:p>
          </table:table-cell>
          <table:table-cell table:style-name="ce48" table:formula="of:=([.E217]^2)/[.E31]" office:value-type="float" office:value="49.770305183588" calcext:value-type="float">
            <text:p>50</text:p>
          </table:table-cell>
          <table:table-cell table:style-name="ce48" table:formula="of:=([.F217]^2)/[.F31]" office:value-type="float" office:value="0.126910230023145" calcext:value-type="float">
            <text:p>0</text:p>
          </table:table-cell>
          <table:table-cell table:style-name="ce70" table:formula="of:=SUM([.B263:.F263])" office:value-type="float" office:value="1361.73343768319" calcext:value-type="float">
            <text:p>1362</text:p>
          </table:table-cell>
          <table:table-cell table:style-name="ce73" table:formula="of:=[.G263]/[.$G$277]" office:value-type="percentage" office:value="0.0244929581907217" calcext:value-type="percentage">
            <text:p>2.45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IERREFITTE-SUR-SEINE</text:p>
          </table:table-cell>
          <table:table-cell table:style-name="ce48" table:formula="of:=([.B218]^2)/[.B32]" office:value-type="float" office:value="2.68479323878158" calcext:value-type="float">
            <text:p>3</text:p>
          </table:table-cell>
          <table:table-cell table:style-name="ce48" table:formula="of:=([.C218]^2)/[.C32]" office:value-type="float" office:value="0.726441587470941" calcext:value-type="float">
            <text:p>1</text:p>
          </table:table-cell>
          <table:table-cell table:style-name="ce48" table:formula="of:=([.D218]^2)/[.D32]" office:value-type="float" office:value="67.2938620843818" calcext:value-type="float">
            <text:p>67</text:p>
          </table:table-cell>
          <table:table-cell table:style-name="ce48" table:formula="of:=([.E218]^2)/[.E32]" office:value-type="float" office:value="0.442294350177581" calcext:value-type="float">
            <text:p>0</text:p>
          </table:table-cell>
          <table:table-cell table:style-name="ce48" table:formula="of:=([.F218]^2)/[.F32]" office:value-type="float" office:value="58.7642365292316" calcext:value-type="float">
            <text:p>59</text:p>
          </table:table-cell>
          <table:table-cell table:style-name="ce70" table:formula="of:=SUM([.B264:.F264])" office:value-type="float" office:value="129.911627790044" calcext:value-type="float">
            <text:p>130</text:p>
          </table:table-cell>
          <table:table-cell table:style-name="ce73" table:formula="of:=[.G264]/[.$G$277]" office:value-type="percentage" office:value="0.00233666882217694" calcext:value-type="percentage">
            <text:p>0.23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AINCY (LE )</text:p>
          </table:table-cell>
          <table:table-cell table:style-name="ce48" table:formula="of:=([.B219]^2)/[.B33]" office:value-type="float" office:value="318.478333985862" calcext:value-type="float">
            <text:p>318</text:p>
          </table:table-cell>
          <table:table-cell table:style-name="ce48" table:formula="of:=([.C219]^2)/[.C33]" office:value-type="float" office:value="176.327807723472" calcext:value-type="float">
            <text:p>176</text:p>
          </table:table-cell>
          <table:table-cell table:style-name="ce48" table:formula="of:=([.D219]^2)/[.D33]" office:value-type="float" office:value="73.5850119804332" calcext:value-type="float">
            <text:p>74</text:p>
          </table:table-cell>
          <table:table-cell table:style-name="ce48" table:formula="of:=([.E219]^2)/[.E33]" office:value-type="float" office:value="181.132824449641" calcext:value-type="float">
            <text:p>181</text:p>
          </table:table-cell>
          <table:table-cell table:style-name="ce48" table:formula="of:=([.F219]^2)/[.F33]" office:value-type="float" office:value="11.9299695592301" calcext:value-type="float">
            <text:p>12</text:p>
          </table:table-cell>
          <table:table-cell table:style-name="ce70" table:formula="of:=SUM([.B265:.F265])" office:value-type="float" office:value="761.453947698638" calcext:value-type="float">
            <text:p>761</text:p>
          </table:table-cell>
          <table:table-cell table:style-name="ce73" table:formula="of:=[.G265]/[.$G$277]" office:value-type="percentage" office:value="0.0136959695554467" calcext:value-type="percentage">
            <text:p>1.37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OMAINVILLE</text:p>
          </table:table-cell>
          <table:table-cell table:style-name="ce48" table:formula="of:=([.B220]^2)/[.B34]" office:value-type="float" office:value="4.59177737679417" calcext:value-type="float">
            <text:p>5</text:p>
          </table:table-cell>
          <table:table-cell table:style-name="ce48" table:formula="of:=([.C220]^2)/[.C34]" office:value-type="float" office:value="29.5081896476402" calcext:value-type="float">
            <text:p>30</text:p>
          </table:table-cell>
          <table:table-cell table:style-name="ce48" table:formula="of:=([.D220]^2)/[.D34]" office:value-type="float" office:value="35.6078777869581" calcext:value-type="float">
            <text:p>36</text:p>
          </table:table-cell>
          <table:table-cell table:style-name="ce48" table:formula="of:=([.E220]^2)/[.E34]" office:value-type="float" office:value="21.8230898589584" calcext:value-type="float">
            <text:p>22</text:p>
          </table:table-cell>
          <table:table-cell table:style-name="ce48" table:formula="of:=([.F220]^2)/[.F34]" office:value-type="float" office:value="58.5537124126711" calcext:value-type="float">
            <text:p>59</text:p>
          </table:table-cell>
          <table:table-cell table:style-name="ce70" table:formula="of:=SUM([.B266:.F266])" office:value-type="float" office:value="150.084647083022" calcext:value-type="float">
            <text:p>150</text:p>
          </table:table-cell>
          <table:table-cell table:style-name="ce73" table:formula="of:=[.G266]/[.$G$277]" office:value-type="percentage" office:value="0.00269951290344162" calcext:value-type="percentage">
            <text:p>0.27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OSNY-SOUS-BOIS</text:p>
          </table:table-cell>
          <table:table-cell table:style-name="ce48" table:formula="of:=([.B221]^2)/[.B35]" office:value-type="float" office:value="13.675319697638" calcext:value-type="float">
            <text:p>14</text:p>
          </table:table-cell>
          <table:table-cell table:style-name="ce48" table:formula="of:=([.C221]^2)/[.C35]" office:value-type="float" office:value="3.49421138247582" calcext:value-type="float">
            <text:p>3</text:p>
          </table:table-cell>
          <table:table-cell table:style-name="ce48" table:formula="of:=([.D221]^2)/[.D35]" office:value-type="float" office:value="102.980964633669" calcext:value-type="float">
            <text:p>103</text:p>
          </table:table-cell>
          <table:table-cell table:style-name="ce48" table:formula="of:=([.E221]^2)/[.E35]" office:value-type="float" office:value="1.7796460909749" calcext:value-type="float">
            <text:p>2</text:p>
          </table:table-cell>
          <table:table-cell table:style-name="ce48" table:formula="of:=([.F221]^2)/[.F35]" office:value-type="float" office:value="16.8913113438584" calcext:value-type="float">
            <text:p>17</text:p>
          </table:table-cell>
          <table:table-cell table:style-name="ce70" table:formula="of:=SUM([.B267:.F267])" office:value-type="float" office:value="138.821453148616" calcext:value-type="float">
            <text:p>139</text:p>
          </table:table-cell>
          <table:table-cell table:style-name="ce73" table:formula="of:=[.G267]/[.$G$277]" office:value-type="percentage" office:value="0.00249692631013687" calcext:value-type="percentage">
            <text:p>0.25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AINT-DENIS</text:p>
          </table:table-cell>
          <table:table-cell table:style-name="ce48" table:formula="of:=([.B222]^2)/[.B36]" office:value-type="float" office:value="2.51034483171193" calcext:value-type="float">
            <text:p>3</text:p>
          </table:table-cell>
          <table:table-cell table:style-name="ce48" table:formula="of:=([.C222]^2)/[.C36]" office:value-type="float" office:value="41.0660386275946" calcext:value-type="float">
            <text:p>41</text:p>
          </table:table-cell>
          <table:table-cell table:style-name="ce48" table:formula="of:=([.D222]^2)/[.D36]" office:value-type="float" office:value="0.537839698502722" calcext:value-type="float">
            <text:p>1</text:p>
          </table:table-cell>
          <table:table-cell table:style-name="ce48" table:formula="of:=([.E222]^2)/[.E36]" office:value-type="float" office:value="6.22756863233632" calcext:value-type="float">
            <text:p>6</text:p>
          </table:table-cell>
          <table:table-cell table:style-name="ce48" table:formula="of:=([.F222]^2)/[.F36]" office:value-type="float" office:value="0.741287462012952" calcext:value-type="float">
            <text:p>1</text:p>
          </table:table-cell>
          <table:table-cell table:style-name="ce70" table:formula="of:=SUM([.B268:.F268])" office:value-type="float" office:value="51.0830792521585" calcext:value-type="float">
            <text:p>51</text:p>
          </table:table-cell>
          <table:table-cell table:style-name="ce73" table:formula="of:=[.G268]/[.$G$277]" office:value-type="percentage" office:value="0.000918811046092218" calcext:value-type="percentage">
            <text:p>0.09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AINT-OUEN-SUR-SEINE</text:p>
          </table:table-cell>
          <table:table-cell table:style-name="ce48" table:formula="of:=([.B223]^2)/[.B37]" office:value-type="float" office:value="116.655979303915" calcext:value-type="float">
            <text:p>117</text:p>
          </table:table-cell>
          <table:table-cell table:style-name="ce48" table:formula="of:=([.C223]^2)/[.C37]" office:value-type="float" office:value="421.578321224722" calcext:value-type="float">
            <text:p>422</text:p>
          </table:table-cell>
          <table:table-cell table:style-name="ce48" table:formula="of:=([.D223]^2)/[.D37]" office:value-type="float" office:value="2844.39075754666" calcext:value-type="float">
            <text:p>2'844</text:p>
          </table:table-cell>
          <table:table-cell table:style-name="ce48" table:formula="of:=([.E223]^2)/[.E37]" office:value-type="float" office:value="10.5545955114213" calcext:value-type="float">
            <text:p>11</text:p>
          </table:table-cell>
          <table:table-cell table:style-name="ce48" table:formula="of:=([.F223]^2)/[.F37]" office:value-type="float" office:value="42.4124840326815" calcext:value-type="float">
            <text:p>42</text:p>
          </table:table-cell>
          <table:table-cell table:style-name="ce70" table:formula="of:=SUM([.B269:.F269])" office:value-type="float" office:value="3435.5921376194" calcext:value-type="float">
            <text:p>3436</text:p>
          </table:table-cell>
          <table:table-cell table:style-name="ce73" table:formula="of:=[.G269]/[.$G$277]" office:value-type="percentage" office:value="0.0617946304750001" calcext:value-type="percentage">
            <text:p>6.18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EVRAN</text:p>
          </table:table-cell>
          <table:table-cell table:style-name="ce48" table:formula="of:=([.B224]^2)/[.B38]" office:value-type="float" office:value="11.9855468078736" calcext:value-type="float">
            <text:p>12</text:p>
          </table:table-cell>
          <table:table-cell table:style-name="ce48" table:formula="of:=([.C224]^2)/[.C38]" office:value-type="float" office:value="2.04848045009546" calcext:value-type="float">
            <text:p>2</text:p>
          </table:table-cell>
          <table:table-cell table:style-name="ce48" table:formula="of:=([.D224]^2)/[.D38]" office:value-type="float" office:value="112.873205015008" calcext:value-type="float">
            <text:p>113</text:p>
          </table:table-cell>
          <table:table-cell table:style-name="ce48" table:formula="of:=([.E224]^2)/[.E38]" office:value-type="float" office:value="1.63638687945926" calcext:value-type="float">
            <text:p>2</text:p>
          </table:table-cell>
          <table:table-cell table:style-name="ce48" table:formula="of:=([.F224]^2)/[.F38]" office:value-type="float" office:value="47.0509263606701" calcext:value-type="float">
            <text:p>47</text:p>
          </table:table-cell>
          <table:table-cell table:style-name="ce70" table:formula="of:=SUM([.B270:.F270])" office:value-type="float" office:value="175.594545513106" calcext:value-type="float">
            <text:p>176</text:p>
          </table:table-cell>
          <table:table-cell table:style-name="ce73" table:formula="of:=[.G270]/[.$G$277]" office:value-type="percentage" office:value="0.00315834930886958" calcext:value-type="percentage">
            <text:p>0.32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AINS</text:p>
          </table:table-cell>
          <table:table-cell table:style-name="ce48" table:formula="of:=([.B225]^2)/[.B39]" office:value-type="float" office:value="21.8256340813737" calcext:value-type="float">
            <text:p>22</text:p>
          </table:table-cell>
          <table:table-cell table:style-name="ce48" table:formula="of:=([.C225]^2)/[.C39]" office:value-type="float" office:value="645.03109665446" calcext:value-type="float">
            <text:p>645</text:p>
          </table:table-cell>
          <table:table-cell table:style-name="ce48" table:formula="of:=([.D225]^2)/[.D39]" office:value-type="float" office:value="202.415334941825" calcext:value-type="float">
            <text:p>202</text:p>
          </table:table-cell>
          <table:table-cell table:style-name="ce48" table:formula="of:=([.E225]^2)/[.E39]" office:value-type="float" office:value="16.8080442726598" calcext:value-type="float">
            <text:p>17</text:p>
          </table:table-cell>
          <table:table-cell table:style-name="ce48" table:formula="of:=([.F225]^2)/[.F39]" office:value-type="float" office:value="75.5559798184305" calcext:value-type="float">
            <text:p>76</text:p>
          </table:table-cell>
          <table:table-cell table:style-name="ce70" table:formula="of:=SUM([.B271:.F271])" office:value-type="float" office:value="961.636089768749" calcext:value-type="float">
            <text:p>962</text:p>
          </table:table-cell>
          <table:table-cell table:style-name="ce73" table:formula="of:=[.G271]/[.$G$277]" office:value-type="percentage" office:value="0.0172965661924759" calcext:value-type="percentage">
            <text:p>1.73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EMBLAY-EN-FRANCE</text:p>
          </table:table-cell>
          <table:table-cell table:style-name="ce48" table:formula="of:=([.B226]^2)/[.B40]" office:value-type="float" office:value="2625.31366891914" calcext:value-type="float">
            <text:p>2'625</text:p>
          </table:table-cell>
          <table:table-cell table:style-name="ce48" table:formula="of:=([.C226]^2)/[.C40]" office:value-type="float" office:value="85.3683610389734" calcext:value-type="float">
            <text:p>85</text:p>
          </table:table-cell>
          <table:table-cell table:style-name="ce48" table:formula="of:=([.D226]^2)/[.D40]" office:value-type="float" office:value="29194.303410873" calcext:value-type="float">
            <text:p>29'194</text:p>
          </table:table-cell>
          <table:table-cell table:style-name="ce48" table:formula="of:=([.E226]^2)/[.E40]" office:value-type="float" office:value="40.0208201865589" calcext:value-type="float">
            <text:p>40</text:p>
          </table:table-cell>
          <table:table-cell table:style-name="ce48" table:formula="of:=([.F226]^2)/[.F40]" office:value-type="float" office:value="124.760345193014" calcext:value-type="float">
            <text:p>125</text:p>
          </table:table-cell>
          <table:table-cell table:style-name="ce70" table:formula="of:=SUM([.B272:.F272])" office:value-type="float" office:value="32069.7666062107" calcext:value-type="float">
            <text:p>32070</text:p>
          </table:table-cell>
          <table:table-cell table:style-name="ce73" table:formula="of:=[.G272]/[.$G$277]" office:value-type="percentage" office:value="0.576826147420246" calcext:value-type="percentage">
            <text:p>57.68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AUJOURS</text:p>
          </table:table-cell>
          <table:table-cell table:style-name="ce48" table:formula="of:=([.B227]^2)/[.B41]" office:value-type="float" office:value="201.55528857675" calcext:value-type="float">
            <text:p>202</text:p>
          </table:table-cell>
          <table:table-cell table:style-name="ce48" table:formula="of:=([.C227]^2)/[.C41]" office:value-type="float" office:value="230.857925775541" calcext:value-type="float">
            <text:p>231</text:p>
          </table:table-cell>
          <table:table-cell table:style-name="ce48" table:formula="of:=([.D227]^2)/[.D41]" office:value-type="float" office:value="7225.77544892856" calcext:value-type="float">
            <text:p>7'226</text:p>
          </table:table-cell>
          <table:table-cell table:style-name="ce48" table:formula="of:=([.E227]^2)/[.E41]" office:value-type="float" office:value="0.134946631559494" calcext:value-type="float">
            <text:p>0</text:p>
          </table:table-cell>
          <table:table-cell table:style-name="ce48" table:formula="of:=([.F227]^2)/[.F41]" office:value-type="float" office:value="10.3762753068657" calcext:value-type="float">
            <text:p>10</text:p>
          </table:table-cell>
          <table:table-cell table:style-name="ce70" table:formula="of:=SUM([.B273:.F273])" office:value-type="float" office:value="7668.69988521928" calcext:value-type="float">
            <text:p>7669</text:p>
          </table:table-cell>
          <table:table-cell table:style-name="ce73" table:formula="of:=[.G273]/[.$G$277]" office:value-type="percentage" office:value="0.137933857294005" calcext:value-type="percentage">
            <text:p>13.79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ILLEMOMBLE</text:p>
          </table:table-cell>
          <table:table-cell table:style-name="ce48" table:formula="of:=([.B228]^2)/[.B42]" office:value-type="float" office:value="2317.20699982531" calcext:value-type="float">
            <text:p>2'317</text:p>
          </table:table-cell>
          <table:table-cell table:style-name="ce48" table:formula="of:=([.C228]^2)/[.C42]" office:value-type="float" office:value="10.2217254514222" calcext:value-type="float">
            <text:p>10</text:p>
          </table:table-cell>
          <table:table-cell table:style-name="ce48" table:formula="of:=([.D228]^2)/[.D42]" office:value-type="float" office:value="9.01783893248779" calcext:value-type="float">
            <text:p>9</text:p>
          </table:table-cell>
          <table:table-cell table:style-name="ce48" table:formula="of:=([.E228]^2)/[.E42]" office:value-type="float" office:value="18.5005035894571" calcext:value-type="float">
            <text:p>19</text:p>
          </table:table-cell>
          <table:table-cell table:style-name="ce48" table:formula="of:=([.F228]^2)/[.F42]" office:value-type="float" office:value="0.391635021969997" calcext:value-type="float">
            <text:p>0</text:p>
          </table:table-cell>
          <table:table-cell table:style-name="ce70" table:formula="of:=SUM([.B274:.F274])" office:value-type="float" office:value="2355.33870282064" calcext:value-type="float">
            <text:p>2355</text:p>
          </table:table-cell>
          <table:table-cell table:style-name="ce73" table:formula="of:=[.G274]/[.$G$277]" office:value-type="percentage" office:value="0.0423645412360039" calcext:value-type="percentage">
            <text:p>4.24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ILLEPINTE</text:p>
          </table:table-cell>
          <table:table-cell table:style-name="ce48" table:formula="of:=([.B229]^2)/[.B43]" office:value-type="float" office:value="21.2507144442395" calcext:value-type="float">
            <text:p>21</text:p>
          </table:table-cell>
          <table:table-cell table:style-name="ce48" table:formula="of:=([.C229]^2)/[.C43]" office:value-type="float" office:value="122.816140840622" calcext:value-type="float">
            <text:p>123</text:p>
          </table:table-cell>
          <table:table-cell table:style-name="ce48" table:formula="of:=([.D229]^2)/[.D43]" office:value-type="float" office:value="83.80050187663" calcext:value-type="float">
            <text:p>84</text:p>
          </table:table-cell>
          <table:table-cell table:style-name="ce48" table:formula="of:=([.E229]^2)/[.E43]" office:value-type="float" office:value="5.05634850768411" calcext:value-type="float">
            <text:p>5</text:p>
          </table:table-cell>
          <table:table-cell table:style-name="ce48" table:formula="of:=([.F229]^2)/[.F43]" office:value-type="float" office:value="50.1362828446653" calcext:value-type="float">
            <text:p>50</text:p>
          </table:table-cell>
          <table:table-cell table:style-name="ce70" table:formula="of:=SUM([.B275:.F275])" office:value-type="float" office:value="283.059988513841" calcext:value-type="float">
            <text:p>283</text:p>
          </table:table-cell>
          <table:table-cell table:style-name="ce73" table:formula="of:=[.G275]/[.$G$277]" office:value-type="percentage" office:value="0.00509128752535534" calcext:value-type="percentage">
            <text:p>0.51%</text:p>
          </table:table-cell>
          <table:table-cell table:number-columns-repeated="16376"/>
        </table:table-row>
        <table:table-row table:style-name="ro1">
          <table:table-cell table:style-name="ce66" office:value-type="string" calcext:value-type="string">
            <text:p>VILLETANEUSE</text:p>
          </table:table-cell>
          <table:table-cell table:style-name="ce48" table:formula="of:=([.B230]^2)/[.B44]" office:value-type="float" office:value="46.8718915324563" calcext:value-type="float">
            <text:p>47</text:p>
          </table:table-cell>
          <table:table-cell table:style-name="ce48" table:formula="of:=([.C230]^2)/[.C44]" office:value-type="float" office:value="241.899627057548" calcext:value-type="float">
            <text:p>242</text:p>
          </table:table-cell>
          <table:table-cell table:style-name="ce48" table:formula="of:=([.D230]^2)/[.D44]" office:value-type="float" office:value="49.5144325438776" calcext:value-type="float">
            <text:p>50</text:p>
          </table:table-cell>
          <table:table-cell table:style-name="ce48" table:formula="of:=([.E230]^2)/[.E44]" office:value-type="float" office:value="31.0439826524127" calcext:value-type="float">
            <text:p>31</text:p>
          </table:table-cell>
          <table:table-cell table:style-name="ce48" table:formula="of:=([.F230]^2)/[.F44]" office:value-type="float" office:value="176.043232189185" calcext:value-type="float">
            <text:p>176</text:p>
          </table:table-cell>
          <table:table-cell table:style-name="ce70" table:formula="of:=SUM([.B276:.F276])" office:value-type="float" office:value="545.373165975479" calcext:value-type="float">
            <text:p>545</text:p>
          </table:table-cell>
          <table:table-cell table:style-name="ce73" table:formula="of:=[.G276]/[.$G$277]" office:value-type="percentage" office:value="0.00980941040509771" calcext:value-type="percentage">
            <text:p>0.98%</text:p>
          </table:table-cell>
          <table:table-cell table:number-columns-repeated="16376"/>
        </table:table-row>
        <table:table-row table:style-name="ro11">
          <table:table-cell table:style-name="Default" table:number-columns-repeated="6"/>
          <table:table-cell table:style-name="ce71" table:formula="of:=SUM([.G237:.G276])" office:value-type="float" office:value="55596.9363553249" calcext:value-type="float">
            <text:p>55'597</text:p>
          </table:table-cell>
          <table:table-cell table:style-name="ce73" table:formula="of:=[.G277]/[.$G$277]" office:value-type="percentage" office:value="1" calcext:value-type="percentage">
            <text:p>100.00%</text:p>
          </table:table-cell>
          <table:table-cell table:number-columns-repeated="16376"/>
        </table:table-row>
        <table:table-row table:style-name="ro1">
          <table:table-cell table:style-name="Default" table:number-columns-repeated="7"/>
          <table:table-cell table:number-columns-repeated="16377"/>
        </table:table-row>
        <table:table-row table:style-name="ro1">
          <table:table-cell table:style-name="Default" office:value-type="string" calcext:value-type="string">
            <text:p>khi2</text:p>
          </table:table-cell>
          <table:table-cell table:style-name="ce29" office:value-type="float" office:value="11" calcext:value-type="float">
            <text:p>11</text:p>
          </table:table-cell>
          <table:table-cell table:style-name="Default" table:number-columns-repeated="5"/>
          <table:table-cell table:number-columns-repeated="16377"/>
        </table:table-row>
        <table:table-row table:style-name="ro1">
          <table:table-cell table:style-name="Default" office:value-type="string" calcext:value-type="string">
            <text:p>degré de liberté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5"/>
          <table:table-cell table:number-columns-repeated="16377"/>
        </table:table-row>
        <table:table-row table:style-name="ro1">
          <table:table-cell table:style-name="Default"/>
          <table:table-cell table:style-name="ce50" table:formula="of:=CHISQDIST([.B279];[.B280])" office:value-type="float" office:value="0.973435985649984" calcext:value-type="float">
            <text:p>0.97</text:p>
          </table:table-cell>
          <table:table-cell table:style-name="Default" table:number-columns-repeated="5"/>
          <table:table-cell table:number-columns-repeated="16377"/>
        </table:table-row>
        <table:table-row table:style-name="ro1" table:number-rows-repeated="5">
          <table:table-cell table:style-name="Default" table:number-columns-repeated="7"/>
          <table:table-cell table:number-columns-repeated="16377"/>
        </table:table-row>
        <table:table-row table:style-name="ro12">
          <table:table-cell table:style-name="Default" office:value-type="string" calcext:value-type="string">
            <text:p>CARRE / EFFECTIF</text:p>
          </table:table-cell>
          <table:table-cell table:style-name="ce26" office:value-type="string" calcext:value-type="string">
            <text:p>Annuité de la dette</text:p>
          </table:table-cell>
          <table:table-cell table:style-name="ce52" office:value-type="string" calcext:value-type="string">
            <text:p>Dépenses d'équipement</text:p>
          </table:table-cell>
          <table:table-cell table:style-name="ce52" office:value-type="string" calcext:value-type="string">
            <text:p>Dotation globale de fonctionnement</text:p>
          </table:table-cell>
          <table:table-cell table:style-name="ce52" office:value-type="string" calcext:value-type="string">
            <text:p>Frais de personnel</text:p>
          </table:table-cell>
          <table:table-cell table:style-name="ce52" office:value-type="string" calcext:value-type="string">
            <text:p>Impôts locaux</text:p>
          </table:table-cell>
          <table:table-cell table:style-name="Default" office:value-type="string" calcext:value-type="string">
            <text:p>khi2 partiel</text:p>
          </table:table-cell>
          <table:table-cell table:number-columns-repeated="16377"/>
        </table:table-row>
        <table:table-row table:style-name="ro1">
          <table:table-cell table:style-name="ce59" office:value-type="string" calcext:value-type="string">
            <text:p>AUBERVILLIERS</text:p>
          </table:table-cell>
          <table:table-cell table:style-name="ce29" office:value-type="float" office:value="9.12955001239422" calcext:value-type="float">
            <text:p>9</text:p>
          </table:table-cell>
          <table:table-cell table:style-name="ce29" office:value-type="float" office:value="48.5260349507252" calcext:value-type="float">
            <text:p>49</text:p>
          </table:table-cell>
          <table:table-cell table:style-name="ce29" office:value-type="float" office:value="43.1423647161946" calcext:value-type="float">
            <text:p>43</text:p>
          </table:table-cell>
          <table:table-cell table:style-name="ce29" office:value-type="float" office:value="0.95822073181422" calcext:value-type="float">
            <text:p>1</text:p>
          </table:table-cell>
          <table:table-cell table:style-name="ce29" office:value-type="float" office:value="5.15416986619214" calcext:value-type="float">
            <text:p>5</text:p>
          </table:table-cell>
          <table:table-cell table:formula="of:=SUM([.B288:.F288])" office:value-type="float" office:value="106.91034027732" calcext:value-type="float">
            <text:p>107</text:p>
          </table:table-cell>
          <table:table-cell table:style-name="ce73" table:formula="of:=[.G288]/[.$G$327]" office:value-type="percentage" office:value="0.00454412245150505" calcext:value-type="percentage">
            <text:p>0.45%</text:p>
          </table:table-cell>
          <table:table-cell table:number-columns-repeated="16376"/>
        </table:table-row>
        <table:table-row table:style-name="ro1">
          <table:table-cell table:style-name="ce69" office:value-type="string" calcext:value-type="string">
            <text:p>AULNAY-SOUS-BOIS</text:p>
          </table:table-cell>
          <table:table-cell table:style-name="ce29" office:value-type="float" office:value="30.1873723448354" calcext:value-type="float">
            <text:p>30</text:p>
          </table:table-cell>
          <table:table-cell table:style-name="ce29" office:value-type="float" office:value="200.075280744372" calcext:value-type="float">
            <text:p>200</text:p>
          </table:table-cell>
          <table:table-cell table:style-name="ce29" office:value-type="float" office:value="67.2172521000701" calcext:value-type="float">
            <text:p>67</text:p>
          </table:table-cell>
          <table:table-cell table:style-name="ce29" office:value-type="float" office:value="11.9373852222563" calcext:value-type="float">
            <text:p>12</text:p>
          </table:table-cell>
          <table:table-cell table:style-name="ce29" office:value-type="float" office:value="12.7105560214957" calcext:value-type="float">
            <text:p>13</text:p>
          </table:table-cell>
          <table:table-cell table:formula="of:=SUM([.B289:.F289])" office:value-type="float" office:value="322.12784643303" calcext:value-type="float">
            <text:p>322</text:p>
          </table:table-cell>
          <table:table-cell table:style-name="ce73" table:formula="of:=[.G289]/[.$G$327]" office:value-type="percentage" office:value="0.0136917380997414" calcext:value-type="percentage">
            <text:p>1.37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AGNOLET</text:p>
          </table:table-cell>
          <table:table-cell table:style-name="ce29" office:value-type="float" office:value="77.496452603271" calcext:value-type="float">
            <text:p>77</text:p>
          </table:table-cell>
          <table:table-cell table:style-name="ce29" office:value-type="float" office:value="24.2811627376815" calcext:value-type="float">
            <text:p>24</text:p>
          </table:table-cell>
          <table:table-cell table:style-name="ce29" office:value-type="float" office:value="161.078416793701" calcext:value-type="float">
            <text:p>161</text:p>
          </table:table-cell>
          <table:table-cell table:style-name="ce29" office:value-type="float" office:value="0.367530530848613" calcext:value-type="float">
            <text:p>0</text:p>
          </table:table-cell>
          <table:table-cell table:style-name="ce29" office:value-type="float" office:value="10.0400865485814" calcext:value-type="float">
            <text:p>10</text:p>
          </table:table-cell>
          <table:table-cell table:formula="of:=SUM([.B290:.F290])" office:value-type="float" office:value="273.263649214083" calcext:value-type="float">
            <text:p>273</text:p>
          </table:table-cell>
          <table:table-cell table:style-name="ce73" table:formula="of:=[.G290]/[.$G$327]" office:value-type="percentage" office:value="0.011614811816639" calcext:value-type="percentage">
            <text:p>1.16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OBIGNY</text:p>
          </table:table-cell>
          <table:table-cell table:style-name="ce29" office:value-type="float" office:value="10.2604432877795" calcext:value-type="float">
            <text:p>10</text:p>
          </table:table-cell>
          <table:table-cell table:style-name="ce29" office:value-type="float" office:value="42.9896602293105" calcext:value-type="float">
            <text:p>43</text:p>
          </table:table-cell>
          <table:table-cell table:style-name="ce29" office:value-type="float" office:value="0.826977553992391" calcext:value-type="float">
            <text:p>1</text:p>
          </table:table-cell>
          <table:table-cell table:style-name="ce29" office:value-type="float" office:value="7.99704670008606" calcext:value-type="float">
            <text:p>8</text:p>
          </table:table-cell>
          <table:table-cell table:style-name="ce29" office:value-type="float" office:value="16.8373916934928" calcext:value-type="float">
            <text:p>17</text:p>
          </table:table-cell>
          <table:table-cell table:formula="of:=SUM([.B291:.F291])" office:value-type="float" office:value="78.9115194646613" calcext:value-type="float">
            <text:p>79</text:p>
          </table:table-cell>
          <table:table-cell table:style-name="ce73" table:formula="of:=[.G291]/[.$G$327]" office:value-type="percentage" office:value="0.00335405917099877" calcext:value-type="percentage">
            <text:p>0.34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ONDY</text:p>
          </table:table-cell>
          <table:table-cell table:style-name="ce29" office:value-type="float" office:value="53.8849912884461" calcext:value-type="float">
            <text:p>54</text:p>
          </table:table-cell>
          <table:table-cell table:style-name="ce29" office:value-type="float" office:value="261.622790241544" calcext:value-type="float">
            <text:p>262</text:p>
          </table:table-cell>
          <table:table-cell table:style-name="ce29" office:value-type="float" office:value="103.881933294719" calcext:value-type="float">
            <text:p>104</text:p>
          </table:table-cell>
          <table:table-cell table:style-name="ce29" office:value-type="float" office:value="0.279143829563405" calcext:value-type="float">
            <text:p>0</text:p>
          </table:table-cell>
          <table:table-cell table:style-name="ce29" office:value-type="float" office:value="13.8022199918621" calcext:value-type="float">
            <text:p>14</text:p>
          </table:table-cell>
          <table:table-cell table:formula="of:=SUM([.B292:.F292])" office:value-type="float" office:value="433.471078646135" calcext:value-type="float">
            <text:p>433</text:p>
          </table:table-cell>
          <table:table-cell table:style-name="ce73" table:formula="of:=[.G292]/[.$G$327]" office:value-type="percentage" office:value="0.0184242764118474" calcext:value-type="percentage">
            <text:p>1.84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LICHY-SOUS-BOIS</text:p>
          </table:table-cell>
          <table:table-cell table:style-name="ce29" office:value-type="float" office:value="7.31041778179351" calcext:value-type="float">
            <text:p>7</text:p>
          </table:table-cell>
          <table:table-cell table:style-name="ce29" office:value-type="float" office:value="5.02317513150316" calcext:value-type="float">
            <text:p>5</text:p>
          </table:table-cell>
          <table:table-cell table:style-name="ce29" office:value-type="float" office:value="440.584973555642" calcext:value-type="float">
            <text:p>441</text:p>
          </table:table-cell>
          <table:table-cell table:style-name="ce29" office:value-type="float" office:value="3.0337419857904" calcext:value-type="float">
            <text:p>3</text:p>
          </table:table-cell>
          <table:table-cell table:style-name="ce29" office:value-type="float" office:value="327.440440944729" calcext:value-type="float">
            <text:p>327</text:p>
          </table:table-cell>
          <table:table-cell table:formula="of:=SUM([.B293:.F293])" office:value-type="float" office:value="783.392749399459" calcext:value-type="float">
            <text:p>783</text:p>
          </table:table-cell>
          <table:table-cell table:style-name="ce73" table:formula="of:=[.G293]/[.$G$327]" office:value-type="percentage" office:value="0.0332973646109283" calcext:value-type="percentage">
            <text:p>3.33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UBRON</text:p>
          </table:table-cell>
          <table:table-cell table:style-name="ce29" office:value-type="float" office:value="32.6143646029666" calcext:value-type="float">
            <text:p>33</text:p>
          </table:table-cell>
          <table:table-cell table:style-name="ce29" office:value-type="float" office:value="82.9632322728351" calcext:value-type="float">
            <text:p>83</text:p>
          </table:table-cell>
          <table:table-cell table:style-name="ce29" office:value-type="float" office:value="84.8571284918415" calcext:value-type="float">
            <text:p>85</text:p>
          </table:table-cell>
          <table:table-cell table:style-name="ce29" office:value-type="float" office:value="9.19136468873168" calcext:value-type="float">
            <text:p>9</text:p>
          </table:table-cell>
          <table:table-cell table:style-name="ce29" office:value-type="float" office:value="30.603440441266" calcext:value-type="float">
            <text:p>31</text:p>
          </table:table-cell>
          <table:table-cell table:formula="of:=SUM([.B294:.F294])" office:value-type="float" office:value="240.229530497641" calcext:value-type="float">
            <text:p>240</text:p>
          </table:table-cell>
          <table:table-cell table:style-name="ce73" table:formula="of:=[.G294]/[.$G$327]" office:value-type="percentage" office:value="0.0102107279821316" calcext:value-type="percentage">
            <text:p>1.02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RANCY</text:p>
          </table:table-cell>
          <table:table-cell table:style-name="ce29" office:value-type="float" office:value="4.21008501819196" calcext:value-type="float">
            <text:p>4</text:p>
          </table:table-cell>
          <table:table-cell table:style-name="ce29" office:value-type="float" office:value="39.0661689499447" calcext:value-type="float">
            <text:p>39</text:p>
          </table:table-cell>
          <table:table-cell table:style-name="ce29" office:value-type="float" office:value="4.50113512778206" calcext:value-type="float">
            <text:p>5</text:p>
          </table:table-cell>
          <table:table-cell table:style-name="ce29" office:value-type="float" office:value="6.52801445100641" calcext:value-type="float">
            <text:p>7</text:p>
          </table:table-cell>
          <table:table-cell table:style-name="ce29" office:value-type="float" office:value="19.6328045366181" calcext:value-type="float">
            <text:p>20</text:p>
          </table:table-cell>
          <table:table-cell table:formula="of:=SUM([.B295:.F295])" office:value-type="float" office:value="73.9382080835433" calcext:value-type="float">
            <text:p>74</text:p>
          </table:table-cell>
          <table:table-cell table:style-name="ce73" table:formula="of:=[.G295]/[.$G$327]" office:value-type="percentage" office:value="0.00314267329525801" calcext:value-type="percentage">
            <text:p>0.31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UGNY</text:p>
          </table:table-cell>
          <table:table-cell table:style-name="ce29" office:value-type="float" office:value="94.5240689683117" calcext:value-type="float">
            <text:p>95</text:p>
          </table:table-cell>
          <table:table-cell table:style-name="ce29" office:value-type="float" office:value="1.29414553013371" calcext:value-type="float">
            <text:p>1</text:p>
          </table:table-cell>
          <table:table-cell table:style-name="ce29" office:value-type="float" office:value="31.967851992898" calcext:value-type="float">
            <text:p>32</text:p>
          </table:table-cell>
          <table:table-cell table:style-name="ce29" office:value-type="float" office:value="6.69695200472614" calcext:value-type="float">
            <text:p>7</text:p>
          </table:table-cell>
          <table:table-cell table:style-name="ce29" office:value-type="float" office:value="6.79861147029846" calcext:value-type="float">
            <text:p>7</text:p>
          </table:table-cell>
          <table:table-cell table:formula="of:=SUM([.B296:.F296])" office:value-type="float" office:value="141.281629966368" calcext:value-type="float">
            <text:p>141</text:p>
          </table:table-cell>
          <table:table-cell table:style-name="ce73" table:formula="of:=[.G296]/[.$G$327]" office:value-type="percentage" office:value="0.00600504146792613" calcext:value-type="percentage">
            <text:p>0.60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PINAY-SUR-SEINE</text:p>
          </table:table-cell>
          <table:table-cell table:style-name="ce29" office:value-type="float" office:value="31.7728224266724" calcext:value-type="float">
            <text:p>32</text:p>
          </table:table-cell>
          <table:table-cell table:style-name="ce29" office:value-type="float" office:value="2.95176844519795" calcext:value-type="float">
            <text:p>3</text:p>
          </table:table-cell>
          <table:table-cell table:style-name="ce29" office:value-type="float" office:value="157.773913393803" calcext:value-type="float">
            <text:p>158</text:p>
          </table:table-cell>
          <table:table-cell table:style-name="ce29" office:value-type="float" office:value="5.80376012577277" calcext:value-type="float">
            <text:p>6</text:p>
          </table:table-cell>
          <table:table-cell table:style-name="ce29" office:value-type="float" office:value="53.6174205791751" calcext:value-type="float">
            <text:p>54</text:p>
          </table:table-cell>
          <table:table-cell table:formula="of:=SUM([.B297:.F297])" office:value-type="float" office:value="251.919684970621" calcext:value-type="float">
            <text:p>252</text:p>
          </table:table-cell>
          <table:table-cell table:style-name="ce73" table:formula="of:=[.G297]/[.$G$327]" office:value-type="percentage" office:value="0.0107076068926695" calcext:value-type="percentage">
            <text:p>1.07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AGNY</text:p>
          </table:table-cell>
          <table:table-cell table:style-name="ce29" office:value-type="float" office:value="81.1807362583703" calcext:value-type="float">
            <text:p>81</text:p>
          </table:table-cell>
          <table:table-cell table:style-name="ce29" office:value-type="float" office:value="23.9617160976283" calcext:value-type="float">
            <text:p>24</text:p>
          </table:table-cell>
          <table:table-cell table:style-name="ce29" office:value-type="float" office:value="8.51087000569988" calcext:value-type="float">
            <text:p>9</text:p>
          </table:table-cell>
          <table:table-cell table:style-name="ce29" office:value-type="float" office:value="2.592037936456" calcext:value-type="float">
            <text:p>3</text:p>
          </table:table-cell>
          <table:table-cell table:style-name="ce29" office:value-type="float" office:value="2.56295934884583" calcext:value-type="float">
            <text:p>3</text:p>
          </table:table-cell>
          <table:table-cell table:formula="of:=SUM([.B298:.F298])" office:value-type="float" office:value="118.808319647" calcext:value-type="float">
            <text:p>119</text:p>
          </table:table-cell>
          <table:table-cell table:style-name="ce73" table:formula="of:=[.G298]/[.$G$327]" office:value-type="percentage" office:value="0.00504983476184905" calcext:value-type="percentage">
            <text:p>0.50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OURNAY-SUR-MARNE</text:p>
          </table:table-cell>
          <table:table-cell table:style-name="ce29" office:value-type="float" office:value="6.45413300600981" calcext:value-type="float">
            <text:p>6</text:p>
          </table:table-cell>
          <table:table-cell table:style-name="ce29" office:value-type="float" office:value="44.2829457801963" calcext:value-type="float">
            <text:p>44</text:p>
          </table:table-cell>
          <table:table-cell table:style-name="ce29" office:value-type="float" office:value="320.448054448863" calcext:value-type="float">
            <text:p>320</text:p>
          </table:table-cell>
          <table:table-cell table:style-name="ce29" office:value-type="float" office:value="1.34702193121226" calcext:value-type="float">
            <text:p>1</text:p>
          </table:table-cell>
          <table:table-cell table:style-name="ce29" office:value-type="float" office:value="3.47106053421011" calcext:value-type="float">
            <text:p>3</text:p>
          </table:table-cell>
          <table:table-cell table:formula="of:=SUM([.B299:.F299])" office:value-type="float" office:value="376.003215700492" calcext:value-type="float">
            <text:p>376</text:p>
          </table:table-cell>
          <table:table-cell table:style-name="ce73" table:formula="of:=[.G299]/[.$G$327]" office:value-type="percentage" office:value="0.0159816594902856" calcext:value-type="percentage">
            <text:p>1.60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'ILE-SAINT-DENIS</text:p>
          </table:table-cell>
          <table:table-cell table:style-name="ce29" office:value-type="float" office:value="22.9220775600174" calcext:value-type="float">
            <text:p>23</text:p>
          </table:table-cell>
          <table:table-cell table:style-name="ce29" office:value-type="float" office:value="18.4542425250154" calcext:value-type="float">
            <text:p>18</text:p>
          </table:table-cell>
          <table:table-cell table:style-name="ce29" office:value-type="float" office:value="5.39644299456387" calcext:value-type="float">
            <text:p>5</text:p>
          </table:table-cell>
          <table:table-cell table:style-name="ce29" office:value-type="float" office:value="2.82306718507168" calcext:value-type="float">
            <text:p>3</text:p>
          </table:table-cell>
          <table:table-cell table:style-name="ce29" office:value-type="float" office:value="22.7173718164274" calcext:value-type="float">
            <text:p>23</text:p>
          </table:table-cell>
          <table:table-cell table:formula="of:=SUM([.B300:.F300])" office:value-type="float" office:value="72.3132020810958" calcext:value-type="float">
            <text:p>72</text:p>
          </table:table-cell>
          <table:table-cell table:style-name="ce73" table:formula="of:=[.G300]/[.$G$327]" office:value-type="percentage" office:value="0.0030736039588365" calcext:value-type="percentage">
            <text:p>0.31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A COURNEUVE</text:p>
          </table:table-cell>
          <table:table-cell table:style-name="ce29" office:value-type="float" office:value="5.96667319352593" calcext:value-type="float">
            <text:p>6</text:p>
          </table:table-cell>
          <table:table-cell table:style-name="ce29" office:value-type="float" office:value="3.41980833691186" calcext:value-type="float">
            <text:p>3</text:p>
          </table:table-cell>
          <table:table-cell table:style-name="ce29" office:value-type="float" office:value="57.6471821106485" calcext:value-type="float">
            <text:p>58</text:p>
          </table:table-cell>
          <table:table-cell table:style-name="ce29" office:value-type="float" office:value="1.37143133127377" calcext:value-type="float">
            <text:p>1</text:p>
          </table:table-cell>
          <table:table-cell table:style-name="ce29" office:value-type="float" office:value="77.9157161927788" calcext:value-type="float">
            <text:p>78</text:p>
          </table:table-cell>
          <table:table-cell table:formula="of:=SUM([.B301:.F301])" office:value-type="float" office:value="146.320811165139" calcext:value-type="float">
            <text:p>146</text:p>
          </table:table-cell>
          <table:table-cell table:style-name="ce73" table:formula="of:=[.G301]/[.$G$327]" office:value-type="percentage" office:value="0.00621922707769164" calcext:value-type="percentage">
            <text:p>0.62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E BLANC-MESNIL</text:p>
          </table:table-cell>
          <table:table-cell table:style-name="ce29" office:value-type="float" office:value="3.92890343893532" calcext:value-type="float">
            <text:p>4</text:p>
          </table:table-cell>
          <table:table-cell table:style-name="ce29" office:value-type="float" office:value="2.28812993595762" calcext:value-type="float">
            <text:p>2</text:p>
          </table:table-cell>
          <table:table-cell table:style-name="ce29" office:value-type="float" office:value="5.24574596537329" calcext:value-type="float">
            <text:p>5</text:p>
          </table:table-cell>
          <table:table-cell table:style-name="ce29" office:value-type="float" office:value="21.6062462987049" calcext:value-type="float">
            <text:p>22</text:p>
          </table:table-cell>
          <table:table-cell table:style-name="ce29" office:value-type="float" office:value="1.09519686497521" calcext:value-type="float">
            <text:p>1</text:p>
          </table:table-cell>
          <table:table-cell table:formula="of:=SUM([.B302:.F302])" office:value-type="float" office:value="34.1642225039464" calcext:value-type="float">
            <text:p>34</text:p>
          </table:table-cell>
          <table:table-cell table:style-name="ce73" table:formula="of:=[.G302]/[.$G$327]" office:value-type="percentage" office:value="0.00145211782242667" calcext:value-type="percentage">
            <text:p>0.15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E BOURGET</text:p>
          </table:table-cell>
          <table:table-cell table:style-name="ce29" office:value-type="float" office:value="34.5800867870306" calcext:value-type="float">
            <text:p>35</text:p>
          </table:table-cell>
          <table:table-cell table:style-name="ce29" office:value-type="float" office:value="32.3775802491601" calcext:value-type="float">
            <text:p>32</text:p>
          </table:table-cell>
          <table:table-cell table:style-name="ce29" office:value-type="float" office:value="188.562549637991" calcext:value-type="float">
            <text:p>189</text:p>
          </table:table-cell>
          <table:table-cell table:style-name="ce29" office:value-type="float" office:value="0.604271453869781" calcext:value-type="float">
            <text:p>1</text:p>
          </table:table-cell>
          <table:table-cell table:style-name="ce29" office:value-type="float" office:value="25.9518929171745" calcext:value-type="float">
            <text:p>26</text:p>
          </table:table-cell>
          <table:table-cell table:formula="of:=SUM([.B303:.F303])" office:value-type="float" office:value="282.076381045226" calcext:value-type="float">
            <text:p>282</text:p>
          </table:table-cell>
          <table:table-cell table:style-name="ce73" table:formula="of:=[.G303]/[.$G$327]" office:value-type="percentage" office:value="0.0119893886112606" calcext:value-type="percentage">
            <text:p>1.20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E PRE-SAINT-GERVAIS</text:p>
          </table:table-cell>
          <table:table-cell table:style-name="ce29" office:value-type="float" office:value="24.0463823107397" calcext:value-type="float">
            <text:p>24</text:p>
          </table:table-cell>
          <table:table-cell table:style-name="ce29" office:value-type="float" office:value="42.4307006466769" calcext:value-type="float">
            <text:p>42</text:p>
          </table:table-cell>
          <table:table-cell table:style-name="ce29" office:value-type="float" office:value="12.0511434480391" calcext:value-type="float">
            <text:p>12</text:p>
          </table:table-cell>
          <table:table-cell table:style-name="ce29" office:value-type="float" office:value="19.1580367759319" calcext:value-type="float">
            <text:p>19</text:p>
          </table:table-cell>
          <table:table-cell table:style-name="ce29" office:value-type="float" office:value="2.45454263426312" calcext:value-type="float">
            <text:p>2</text:p>
          </table:table-cell>
          <table:table-cell table:formula="of:=SUM([.B304:.F304])" office:value-type="float" office:value="100.140805815651" calcext:value-type="float">
            <text:p>100</text:p>
          </table:table-cell>
          <table:table-cell table:style-name="ce73" table:formula="of:=[.G304]/[.$G$327]" office:value-type="percentage" office:value="0.00425638982008964" calcext:value-type="percentage">
            <text:p>0.43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ES LILAS</text:p>
          </table:table-cell>
          <table:table-cell table:style-name="ce29" office:value-type="float" office:value="26.7446669902887" calcext:value-type="float">
            <text:p>27</text:p>
          </table:table-cell>
          <table:table-cell table:style-name="ce29" office:value-type="float" office:value="1.75381507444693" calcext:value-type="float">
            <text:p>2</text:p>
          </table:table-cell>
          <table:table-cell table:style-name="ce29" office:value-type="float" office:value="107.005856351051" calcext:value-type="float">
            <text:p>107</text:p>
          </table:table-cell>
          <table:table-cell table:style-name="ce29" office:value-type="float" office:value="5.61614811442685" calcext:value-type="float">
            <text:p>6</text:p>
          </table:table-cell>
          <table:table-cell table:style-name="ce29" office:value-type="float" office:value="11.3925251053086" calcext:value-type="float">
            <text:p>11</text:p>
          </table:table-cell>
          <table:table-cell table:formula="of:=SUM([.B305:.F305])" office:value-type="float" office:value="152.513011635523" calcext:value-type="float">
            <text:p>153</text:p>
          </table:table-cell>
          <table:table-cell table:style-name="ce73" table:formula="of:=[.G305]/[.$G$327]" office:value-type="percentage" office:value="0.0064824206762594" calcext:value-type="percentage">
            <text:p>0.65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ES PAVILLONS-SOUS-BOIS</text:p>
          </table:table-cell>
          <table:table-cell table:style-name="ce29" office:value-type="float" office:value="57.6816344889146" calcext:value-type="float">
            <text:p>58</text:p>
          </table:table-cell>
          <table:table-cell table:style-name="ce29" office:value-type="float" office:value="32.9076814002576" calcext:value-type="float">
            <text:p>33</text:p>
          </table:table-cell>
          <table:table-cell table:style-name="ce29" office:value-type="float" office:value="95.2757632428505" calcext:value-type="float">
            <text:p>95</text:p>
          </table:table-cell>
          <table:table-cell table:style-name="ce29" office:value-type="float" office:value="11.3175499954355" calcext:value-type="float">
            <text:p>11</text:p>
          </table:table-cell>
          <table:table-cell table:style-name="ce29" office:value-type="float" office:value="21.5576565184278" calcext:value-type="float">
            <text:p>22</text:p>
          </table:table-cell>
          <table:table-cell table:formula="of:=SUM([.B306:.F306])" office:value-type="float" office:value="218.740285645886" calcext:value-type="float">
            <text:p>219</text:p>
          </table:table-cell>
          <table:table-cell table:style-name="ce73" table:formula="of:=[.G306]/[.$G$327]" office:value-type="percentage" office:value="0.00929734804391937" calcext:value-type="percentage">
            <text:p>0.93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IVRY-GARGAN</text:p>
          </table:table-cell>
          <table:table-cell table:style-name="ce29" office:value-type="float" office:value="24.6257874007162" calcext:value-type="float">
            <text:p>25</text:p>
          </table:table-cell>
          <table:table-cell table:style-name="ce29" office:value-type="float" office:value="3.87066272661315" calcext:value-type="float">
            <text:p>4</text:p>
          </table:table-cell>
          <table:table-cell table:style-name="ce29" office:value-type="float" office:value="29.2674526899191" calcext:value-type="float">
            <text:p>29</text:p>
          </table:table-cell>
          <table:table-cell table:style-name="ce29" office:value-type="float" office:value="6.21204244972225" calcext:value-type="float">
            <text:p>6</text:p>
          </table:table-cell>
          <table:table-cell table:style-name="ce29" office:value-type="float" office:value="5.03179863262988" calcext:value-type="float">
            <text:p>5</text:p>
          </table:table-cell>
          <table:table-cell table:formula="of:=SUM([.B307:.F307])" office:value-type="float" office:value="69.0077438996005" calcext:value-type="float">
            <text:p>69</text:p>
          </table:table-cell>
          <table:table-cell table:style-name="ce73" table:formula="of:=[.G307]/[.$G$327]" office:value-type="percentage" office:value="0.00293310859892948" calcext:value-type="percentage">
            <text:p>0.29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ONTFERMEIL</text:p>
          </table:table-cell>
          <table:table-cell table:style-name="ce29" office:value-type="float" office:value="31.920617447992" calcext:value-type="float">
            <text:p>32</text:p>
          </table:table-cell>
          <table:table-cell table:style-name="ce29" office:value-type="float" office:value="0.0876235479087393" calcext:value-type="float">
            <text:p>0</text:p>
          </table:table-cell>
          <table:table-cell table:style-name="ce29" office:value-type="float" office:value="21.979904726338" calcext:value-type="float">
            <text:p>22</text:p>
          </table:table-cell>
          <table:table-cell table:style-name="ce29" office:value-type="float" office:value="11.9038192173703" calcext:value-type="float">
            <text:p>12</text:p>
          </table:table-cell>
          <table:table-cell table:style-name="ce29" office:value-type="float" office:value="3.79614023596606" calcext:value-type="float">
            <text:p>4</text:p>
          </table:table-cell>
          <table:table-cell table:formula="of:=SUM([.B308:.F308])" office:value-type="float" office:value="69.6881051755752" calcext:value-type="float">
            <text:p>70</text:p>
          </table:table-cell>
          <table:table-cell table:style-name="ce73" table:formula="of:=[.G308]/[.$G$327]" office:value-type="percentage" office:value="0.00296202670863965" calcext:value-type="percentage">
            <text:p>0.30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ONTREUIL</text:p>
          </table:table-cell>
          <table:table-cell table:style-name="ce29" office:value-type="float" office:value="17.3565912524418" calcext:value-type="float">
            <text:p>17</text:p>
          </table:table-cell>
          <table:table-cell table:style-name="ce29" office:value-type="float" office:value="68.1003357135609" calcext:value-type="float">
            <text:p>68</text:p>
          </table:table-cell>
          <table:table-cell table:style-name="ce29" office:value-type="float" office:value="122.614154790241" calcext:value-type="float">
            <text:p>123</text:p>
          </table:table-cell>
          <table:table-cell table:style-name="ce29" office:value-type="float" office:value="2.44987955706872" calcext:value-type="float">
            <text:p>2</text:p>
          </table:table-cell>
          <table:table-cell table:style-name="ce29" office:value-type="float" office:value="21.0021635169516" calcext:value-type="float">
            <text:p>21</text:p>
          </table:table-cell>
          <table:table-cell table:formula="of:=SUM([.B309:.F309])" office:value-type="float" office:value="231.523124830264" calcext:value-type="float">
            <text:p>232</text:p>
          </table:table-cell>
          <table:table-cell table:style-name="ce73" table:formula="of:=[.G309]/[.$G$327]" office:value-type="percentage" office:value="0.0098406704800938" calcext:value-type="percentage">
            <text:p>0.98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EUILLY-PLAISANCE</text:p>
          </table:table-cell>
          <table:table-cell table:style-name="ce29" office:value-type="float" office:value="104.063681377091" calcext:value-type="float">
            <text:p>104</text:p>
          </table:table-cell>
          <table:table-cell table:style-name="ce29" office:value-type="float" office:value="13.6371915219647" calcext:value-type="float">
            <text:p>14</text:p>
          </table:table-cell>
          <table:table-cell table:style-name="ce29" office:value-type="float" office:value="43.3019256536252" calcext:value-type="float">
            <text:p>43</text:p>
          </table:table-cell>
          <table:table-cell table:style-name="ce29" office:value-type="float" office:value="6.06610187234906" calcext:value-type="float">
            <text:p>6</text:p>
          </table:table-cell>
          <table:table-cell table:style-name="ce29" office:value-type="float" office:value="17.6334365423672" calcext:value-type="float">
            <text:p>18</text:p>
          </table:table-cell>
          <table:table-cell table:formula="of:=SUM([.B310:.F310])" office:value-type="float" office:value="184.702336967397" calcext:value-type="float">
            <text:p>185</text:p>
          </table:table-cell>
          <table:table-cell table:style-name="ce73" table:formula="of:=[.G310]/[.$G$327]" office:value-type="percentage" office:value="0.00785059737048699" calcext:value-type="percentage">
            <text:p>0.79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EUILLY-SUR-MARNE</text:p>
          </table:table-cell>
          <table:table-cell table:style-name="ce29" office:value-type="float" office:value="173.805661448477" calcext:value-type="float">
            <text:p>174</text:p>
          </table:table-cell>
          <table:table-cell table:style-name="ce29" office:value-type="float" office:value="3.10217974545809" calcext:value-type="float">
            <text:p>3</text:p>
          </table:table-cell>
          <table:table-cell table:style-name="ce29" office:value-type="float" office:value="21.4974508547411" calcext:value-type="float">
            <text:p>21</text:p>
          </table:table-cell>
          <table:table-cell table:style-name="ce29" office:value-type="float" office:value="20.3791521097171" calcext:value-type="float">
            <text:p>20</text:p>
          </table:table-cell>
          <table:table-cell table:style-name="ce29" office:value-type="float" office:value="12.6904468721917" calcext:value-type="float">
            <text:p>13</text:p>
          </table:table-cell>
          <table:table-cell table:formula="of:=SUM([.B311:.F311])" office:value-type="float" office:value="231.474891030585" calcext:value-type="float">
            <text:p>231</text:p>
          </table:table-cell>
          <table:table-cell table:style-name="ce73" table:formula="of:=[.G311]/[.$G$327]" office:value-type="percentage" office:value="0.00983862034825928" calcext:value-type="percentage">
            <text:p>0.98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OISY-LE-GRAND</text:p>
          </table:table-cell>
          <table:table-cell table:style-name="ce29" office:value-type="float" office:value="5.38156625556289" calcext:value-type="float">
            <text:p>5</text:p>
          </table:table-cell>
          <table:table-cell table:style-name="ce29" office:value-type="float" office:value="1.83771759806017" calcext:value-type="float">
            <text:p>2</text:p>
          </table:table-cell>
          <table:table-cell table:style-name="ce29" office:value-type="float" office:value="378.555706458402" calcext:value-type="float">
            <text:p>379</text:p>
          </table:table-cell>
          <table:table-cell table:style-name="ce29" office:value-type="float" office:value="0.878529586731442" calcext:value-type="float">
            <text:p>1</text:p>
          </table:table-cell>
          <table:table-cell table:style-name="ce29" office:value-type="float" office:value="16.8321607354961" calcext:value-type="float">
            <text:p>17</text:p>
          </table:table-cell>
          <table:table-cell table:formula="of:=SUM([.B312:.F312])" office:value-type="float" office:value="403.485680634253" calcext:value-type="float">
            <text:p>403</text:p>
          </table:table-cell>
          <table:table-cell table:style-name="ce73" table:formula="of:=[.G312]/[.$G$327]" office:value-type="percentage" office:value="0.0171497755546837" calcext:value-type="percentage">
            <text:p>1.71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OISY-LE-SEC</text:p>
          </table:table-cell>
          <table:table-cell table:style-name="ce29" office:value-type="float" office:value="10.5325334477735" calcext:value-type="float">
            <text:p>11</text:p>
          </table:table-cell>
          <table:table-cell table:style-name="ce29" office:value-type="float" office:value="74.8650756351635" calcext:value-type="float">
            <text:p>75</text:p>
          </table:table-cell>
          <table:table-cell table:style-name="ce29" office:value-type="float" office:value="25.4391096208802" calcext:value-type="float">
            <text:p>25</text:p>
          </table:table-cell>
          <table:table-cell table:style-name="ce29" office:value-type="float" office:value="0.56627365702272" calcext:value-type="float">
            <text:p>1</text:p>
          </table:table-cell>
          <table:table-cell table:style-name="ce29" office:value-type="float" office:value="0.975673936717567" calcext:value-type="float">
            <text:p>1</text:p>
          </table:table-cell>
          <table:table-cell table:formula="of:=SUM([.B313:.F313])" office:value-type="float" office:value="112.378666297557" calcext:value-type="float">
            <text:p>112</text:p>
          </table:table-cell>
          <table:table-cell table:style-name="ce73" table:formula="of:=[.G313]/[.$G$327]" office:value-type="percentage" office:value="0.00477654845423081" calcext:value-type="percentage">
            <text:p>0.48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ANTIN</text:p>
          </table:table-cell>
          <table:table-cell table:style-name="ce29" office:value-type="float" office:value="0.152320572258624" calcext:value-type="float">
            <text:p>0</text:p>
          </table:table-cell>
          <table:table-cell table:style-name="ce29" office:value-type="float" office:value="221.063667622288" calcext:value-type="float">
            <text:p>221</text:p>
          </table:table-cell>
          <table:table-cell table:style-name="ce29" office:value-type="float" office:value="1090.62023407503" calcext:value-type="float">
            <text:p>1'091</text:p>
          </table:table-cell>
          <table:table-cell table:style-name="ce29" office:value-type="float" office:value="49.770305183588" calcext:value-type="float">
            <text:p>50</text:p>
          </table:table-cell>
          <table:table-cell table:style-name="ce29" office:value-type="float" office:value="0.126910230023145" calcext:value-type="float">
            <text:p>0</text:p>
          </table:table-cell>
          <table:table-cell table:formula="of:=SUM([.B314:.F314])" office:value-type="float" office:value="1361.73343768319" calcext:value-type="float">
            <text:p>1362</text:p>
          </table:table-cell>
          <table:table-cell table:style-name="ce73" table:formula="of:=[.G314]/[.$G$327]" office:value-type="percentage" office:value="0.0578791861581419" calcext:value-type="percentage">
            <text:p>5.79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IERREFITTE-SUR-SEINE</text:p>
          </table:table-cell>
          <table:table-cell table:style-name="ce29" office:value-type="float" office:value="2.68479323878158" calcext:value-type="float">
            <text:p>3</text:p>
          </table:table-cell>
          <table:table-cell table:style-name="ce29" office:value-type="float" office:value="0.726441587470941" calcext:value-type="float">
            <text:p>1</text:p>
          </table:table-cell>
          <table:table-cell table:style-name="ce29" office:value-type="float" office:value="67.2938620843818" calcext:value-type="float">
            <text:p>67</text:p>
          </table:table-cell>
          <table:table-cell table:style-name="ce29" office:value-type="float" office:value="0.442294350177581" calcext:value-type="float">
            <text:p>0</text:p>
          </table:table-cell>
          <table:table-cell table:style-name="ce29" office:value-type="float" office:value="58.7642365292316" calcext:value-type="float">
            <text:p>59</text:p>
          </table:table-cell>
          <table:table-cell table:formula="of:=SUM([.B315:.F315])" office:value-type="float" office:value="129.911627790044" calcext:value-type="float">
            <text:p>130</text:p>
          </table:table-cell>
          <table:table-cell table:style-name="ce73" table:formula="of:=[.G315]/[.$G$327]" office:value-type="percentage" office:value="0.0055217703266214" calcext:value-type="percentage">
            <text:p>0.55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AINCY (LE )</text:p>
          </table:table-cell>
          <table:table-cell table:style-name="ce29" office:value-type="float" office:value="318.478333985862" calcext:value-type="float">
            <text:p>318</text:p>
          </table:table-cell>
          <table:table-cell table:style-name="ce29" office:value-type="float" office:value="176.327807723472" calcext:value-type="float">
            <text:p>176</text:p>
          </table:table-cell>
          <table:table-cell table:style-name="ce29" office:value-type="float" office:value="73.5850119804332" calcext:value-type="float">
            <text:p>74</text:p>
          </table:table-cell>
          <table:table-cell table:style-name="ce29" office:value-type="float" office:value="181.132824449641" calcext:value-type="float">
            <text:p>181</text:p>
          </table:table-cell>
          <table:table-cell table:style-name="ce29" office:value-type="float" office:value="11.9299695592301" calcext:value-type="float">
            <text:p>12</text:p>
          </table:table-cell>
          <table:table-cell table:formula="of:=SUM([.B316:.F316])" office:value-type="float" office:value="761.453947698638" calcext:value-type="float">
            <text:p>761</text:p>
          </table:table-cell>
          <table:table-cell table:style-name="ce73" table:formula="of:=[.G316]/[.$G$327]" office:value-type="percentage" office:value="0.0323648766859136" calcext:value-type="percentage">
            <text:p>3.24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OMAINVILLE</text:p>
          </table:table-cell>
          <table:table-cell table:style-name="ce29" office:value-type="float" office:value="4.59177737679417" calcext:value-type="float">
            <text:p>5</text:p>
          </table:table-cell>
          <table:table-cell table:style-name="ce29" office:value-type="float" office:value="29.5081896476402" calcext:value-type="float">
            <text:p>30</text:p>
          </table:table-cell>
          <table:table-cell table:style-name="ce29" office:value-type="float" office:value="35.6078777869581" calcext:value-type="float">
            <text:p>36</text:p>
          </table:table-cell>
          <table:table-cell table:style-name="ce29" office:value-type="float" office:value="21.8230898589584" calcext:value-type="float">
            <text:p>22</text:p>
          </table:table-cell>
          <table:table-cell table:style-name="ce29" office:value-type="float" office:value="58.5537124126711" calcext:value-type="float">
            <text:p>59</text:p>
          </table:table-cell>
          <table:table-cell table:formula="of:=SUM([.B317:.F317])" office:value-type="float" office:value="150.084647083022" calcext:value-type="float">
            <text:p>150</text:p>
          </table:table-cell>
          <table:table-cell table:style-name="ce73" table:formula="of:=[.G317]/[.$G$327]" office:value-type="percentage" office:value="0.00637920534783716" calcext:value-type="percentage">
            <text:p>0.64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OSNY-SOUS-BOIS</text:p>
          </table:table-cell>
          <table:table-cell table:style-name="ce29" office:value-type="float" office:value="13.675319697638" calcext:value-type="float">
            <text:p>14</text:p>
          </table:table-cell>
          <table:table-cell table:style-name="ce29" office:value-type="float" office:value="3.49421138247582" calcext:value-type="float">
            <text:p>3</text:p>
          </table:table-cell>
          <table:table-cell table:style-name="ce29" office:value-type="float" office:value="102.980964633669" calcext:value-type="float">
            <text:p>103</text:p>
          </table:table-cell>
          <table:table-cell table:style-name="ce29" office:value-type="float" office:value="1.7796460909749" calcext:value-type="float">
            <text:p>2</text:p>
          </table:table-cell>
          <table:table-cell table:style-name="ce29" office:value-type="float" office:value="16.8913113438584" calcext:value-type="float">
            <text:p>17</text:p>
          </table:table-cell>
          <table:table-cell table:formula="of:=SUM([.B318:.F318])" office:value-type="float" office:value="138.821453148616" calcext:value-type="float">
            <text:p>139</text:p>
          </table:table-cell>
          <table:table-cell table:style-name="ce73" table:formula="of:=[.G318]/[.$G$327]" office:value-type="percentage" office:value="0.00590047398939017" calcext:value-type="percentage">
            <text:p>0.59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AINT-DENIS</text:p>
          </table:table-cell>
          <table:table-cell table:style-name="ce29" office:value-type="float" office:value="2.51034483171193" calcext:value-type="float">
            <text:p>3</text:p>
          </table:table-cell>
          <table:table-cell table:style-name="ce29" office:value-type="float" office:value="41.0660386275946" calcext:value-type="float">
            <text:p>41</text:p>
          </table:table-cell>
          <table:table-cell table:style-name="ce29" office:value-type="float" office:value="0.537839698502722" calcext:value-type="float">
            <text:p>1</text:p>
          </table:table-cell>
          <table:table-cell table:style-name="ce29" office:value-type="float" office:value="6.22756863233632" calcext:value-type="float">
            <text:p>6</text:p>
          </table:table-cell>
          <table:table-cell table:style-name="ce29" office:value-type="float" office:value="0.741287462012952" calcext:value-type="float">
            <text:p>1</text:p>
          </table:table-cell>
          <table:table-cell table:formula="of:=SUM([.B319:.F319])" office:value-type="float" office:value="51.0830792521585" calcext:value-type="float">
            <text:p>51</text:p>
          </table:table-cell>
          <table:table-cell table:style-name="ce73" table:formula="of:=[.G319]/[.$G$327]" office:value-type="percentage" office:value="0.00217123775604508" calcext:value-type="percentage">
            <text:p>0.22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AINT-OUEN-SUR-SEINE</text:p>
          </table:table-cell>
          <table:table-cell table:style-name="ce29" office:value-type="float" office:value="116.655979303915" calcext:value-type="float">
            <text:p>117</text:p>
          </table:table-cell>
          <table:table-cell table:style-name="ce29" office:value-type="float" office:value="421.578321224722" calcext:value-type="float">
            <text:p>422</text:p>
          </table:table-cell>
          <table:table-cell table:style-name="ce29" office:value-type="float" office:value="2844.39075754666" calcext:value-type="float">
            <text:p>2'844</text:p>
          </table:table-cell>
          <table:table-cell table:style-name="ce29" office:value-type="float" office:value="10.5545955114213" calcext:value-type="float">
            <text:p>11</text:p>
          </table:table-cell>
          <table:table-cell table:style-name="ce29" office:value-type="float" office:value="42.4124840326815" calcext:value-type="float">
            <text:p>42</text:p>
          </table:table-cell>
          <table:table-cell table:formula="of:=SUM([.B320:.F320])" office:value-type="float" office:value="3435.5921376194" calcext:value-type="float">
            <text:p>3436</text:p>
          </table:table-cell>
          <table:table-cell table:style-name="ce73" table:formula="of:=[.G320]/[.$G$327]" office:value-type="percentage" office:value="0.146026580088272" calcext:value-type="percentage">
            <text:p>14.60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EVRAN</text:p>
          </table:table-cell>
          <table:table-cell table:style-name="ce29" office:value-type="float" office:value="11.9855468078736" calcext:value-type="float">
            <text:p>12</text:p>
          </table:table-cell>
          <table:table-cell table:style-name="ce29" office:value-type="float" office:value="2.04848045009546" calcext:value-type="float">
            <text:p>2</text:p>
          </table:table-cell>
          <table:table-cell table:style-name="ce29" office:value-type="float" office:value="112.873205015008" calcext:value-type="float">
            <text:p>113</text:p>
          </table:table-cell>
          <table:table-cell table:style-name="ce29" office:value-type="float" office:value="1.63638687945926" calcext:value-type="float">
            <text:p>2</text:p>
          </table:table-cell>
          <table:table-cell table:style-name="ce29" office:value-type="float" office:value="47.0509263606701" calcext:value-type="float">
            <text:p>47</text:p>
          </table:table-cell>
          <table:table-cell table:formula="of:=SUM([.B321:.F321])" office:value-type="float" office:value="175.594545513106" calcext:value-type="float">
            <text:p>176</text:p>
          </table:table-cell>
          <table:table-cell table:style-name="ce73" table:formula="of:=[.G321]/[.$G$327]" office:value-type="percentage" office:value="0.00746347934688223" calcext:value-type="percentage">
            <text:p>0.75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AINS</text:p>
          </table:table-cell>
          <table:table-cell table:style-name="ce29" office:value-type="float" office:value="21.8256340813737" calcext:value-type="float">
            <text:p>22</text:p>
          </table:table-cell>
          <table:table-cell table:style-name="ce29" office:value-type="float" office:value="645.03109665446" calcext:value-type="float">
            <text:p>645</text:p>
          </table:table-cell>
          <table:table-cell table:style-name="ce29" office:value-type="float" office:value="202.415334941825" calcext:value-type="float">
            <text:p>202</text:p>
          </table:table-cell>
          <table:table-cell table:style-name="ce29" office:value-type="float" office:value="16.8080442726598" calcext:value-type="float">
            <text:p>17</text:p>
          </table:table-cell>
          <table:table-cell table:style-name="ce29" office:value-type="float" office:value="75.5559798184305" calcext:value-type="float">
            <text:p>76</text:p>
          </table:table-cell>
          <table:table-cell table:formula="of:=SUM([.B322:.F322])" office:value-type="float" office:value="961.636089768749" calcext:value-type="float">
            <text:p>962</text:p>
          </table:table-cell>
          <table:table-cell table:style-name="ce73" table:formula="of:=[.G322]/[.$G$327]" office:value-type="percentage" office:value="0.0408734284668879" calcext:value-type="percentage">
            <text:p>4.09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AUJOURS</text:p>
          </table:table-cell>
          <table:table-cell table:style-name="ce29" office:value-type="float" office:value="201.55528857675" calcext:value-type="float">
            <text:p>202</text:p>
          </table:table-cell>
          <table:table-cell table:style-name="ce29" office:value-type="float" office:value="230.857925775541" calcext:value-type="float">
            <text:p>231</text:p>
          </table:table-cell>
          <table:table-cell table:style-name="ce29" office:value-type="float" office:value="7225.77544892856" calcext:value-type="float">
            <text:p>7'226</text:p>
          </table:table-cell>
          <table:table-cell table:style-name="ce29" office:value-type="float" office:value="0.134946631559494" calcext:value-type="float">
            <text:p>0</text:p>
          </table:table-cell>
          <table:table-cell table:style-name="ce29" office:value-type="float" office:value="10.3762753068657" calcext:value-type="float">
            <text:p>10</text:p>
          </table:table-cell>
          <table:table-cell table:formula="of:=SUM([.B323:.F323])" office:value-type="float" office:value="7668.69988521928" calcext:value-type="float">
            <text:p>7669</text:p>
          </table:table-cell>
          <table:table-cell table:style-name="ce73" table:formula="of:=[.G323]/[.$G$327]" office:value-type="percentage" office:value="0.325950803560127" calcext:value-type="percentage">
            <text:p>32.60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ILLEMOMBLE</text:p>
          </table:table-cell>
          <table:table-cell table:style-name="ce29" office:value-type="float" office:value="2317.20699982531" calcext:value-type="float">
            <text:p>2'317</text:p>
          </table:table-cell>
          <table:table-cell table:style-name="ce29" office:value-type="float" office:value="10.2217254514222" calcext:value-type="float">
            <text:p>10</text:p>
          </table:table-cell>
          <table:table-cell table:style-name="ce29" office:value-type="float" office:value="9.01783893248779" calcext:value-type="float">
            <text:p>9</text:p>
          </table:table-cell>
          <table:table-cell table:style-name="ce29" office:value-type="float" office:value="18.5005035894571" calcext:value-type="float">
            <text:p>19</text:p>
          </table:table-cell>
          <table:table-cell table:style-name="ce29" office:value-type="float" office:value="0.391635021969997" calcext:value-type="float">
            <text:p>0</text:p>
          </table:table-cell>
          <table:table-cell table:formula="of:=SUM([.B324:.F324])" office:value-type="float" office:value="2355.33870282064" calcext:value-type="float">
            <text:p>2355</text:p>
          </table:table-cell>
          <table:table-cell table:style-name="ce73" table:formula="of:=[.G324]/[.$G$327]" office:value-type="percentage" office:value="0.10011143405421" calcext:value-type="percentage">
            <text:p>10.01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ILLEPINTE</text:p>
          </table:table-cell>
          <table:table-cell table:style-name="ce29" office:value-type="float" office:value="21.2507144442395" calcext:value-type="float">
            <text:p>21</text:p>
          </table:table-cell>
          <table:table-cell table:style-name="ce29" office:value-type="float" office:value="122.816140840622" calcext:value-type="float">
            <text:p>123</text:p>
          </table:table-cell>
          <table:table-cell table:style-name="ce29" office:value-type="float" office:value="83.80050187663" calcext:value-type="float">
            <text:p>84</text:p>
          </table:table-cell>
          <table:table-cell table:style-name="ce29" office:value-type="float" office:value="5.05634850768411" calcext:value-type="float">
            <text:p>5</text:p>
          </table:table-cell>
          <table:table-cell table:style-name="ce29" office:value-type="float" office:value="50.1362828446653" calcext:value-type="float">
            <text:p>50</text:p>
          </table:table-cell>
          <table:table-cell table:formula="of:=SUM([.B325:.F325])" office:value-type="float" office:value="283.059988513841" calcext:value-type="float">
            <text:p>283</text:p>
          </table:table-cell>
          <table:table-cell table:style-name="ce73" table:formula="of:=[.G325]/[.$G$327]" office:value-type="percentage" office:value="0.0120311959123132" calcext:value-type="percentage">
            <text:p>1.20%</text:p>
          </table:table-cell>
          <table:table-cell table:number-columns-repeated="16376"/>
        </table:table-row>
        <table:table-row table:style-name="ro1">
          <table:table-cell table:style-name="ce66" office:value-type="string" calcext:value-type="string">
            <text:p>VILLETANEUSE</text:p>
          </table:table-cell>
          <table:table-cell table:style-name="Default" office:value-type="float" office:value="46.8718915324563" calcext:value-type="float">
            <text:p>46.9</text:p>
          </table:table-cell>
          <table:table-cell table:style-name="Default" office:value-type="float" office:value="241.899627057548" calcext:value-type="float">
            <text:p>241.9</text:p>
          </table:table-cell>
          <table:table-cell table:style-name="Default" office:value-type="float" office:value="49.5144325438776" calcext:value-type="float">
            <text:p>49.5</text:p>
          </table:table-cell>
          <table:table-cell table:style-name="Default" office:value-type="float" office:value="31.0439826524127" calcext:value-type="float">
            <text:p>31</text:p>
          </table:table-cell>
          <table:table-cell table:style-name="Default" office:value-type="float" office:value="176.043232189185" calcext:value-type="float">
            <text:p>176</text:p>
          </table:table-cell>
          <table:table-cell table:formula="of:=SUM([.B326:.F326])" office:value-type="float" office:value="545.373165975479" calcext:value-type="float">
            <text:p>545</text:p>
          </table:table-cell>
          <table:table-cell table:style-name="ce73" table:formula="of:=[.G326]/[.$G$327]" office:value-type="percentage" office:value="0.0231805683297717" calcext:value-type="percentage">
            <text:p>2.32%</text:p>
          </table:table-cell>
          <table:table-cell table:number-columns-repeated="16376"/>
        </table:table-row>
        <table:table-row table:style-name="ro1">
          <table:table-cell table:style-name="Default" table:number-columns-repeated="6"/>
          <table:table-cell table:style-name="Default" table:formula="of:=SUM([.G288:.G326])" office:value-type="float" office:value="23527.1697491142" calcext:value-type="float">
            <text:p>23527.2</text:p>
          </table:table-cell>
          <table:table-cell table:style-name="ce73" table:formula="of:=[.G327]/[.$G$327]" office:value-type="percentage" office:value="1" calcext:value-type="percentage">
            <text:p>100.00%</text:p>
          </table:table-cell>
          <table:table-cell table:number-columns-repeated="16376"/>
        </table:table-row>
        <calcext:conditional-formats>
          <calcext:conditional-format calcext:target-range-address="'Table dynamique_Feuille2_1'.B98:'Table dynamique_Feuille2_1'.F137 'Table dynamique_Feuille2_1'.B5:'Table dynamique_Feuille2_1'.F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Table dynamique_Feuille2_1'.B51:'Table dynamique_Feuille2_1'.F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Table dynamique_Feuille2_1'.B191:'Table dynamique_Feuille2_1'.F1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Table dynamique_Feuille2_1'.B191:'Table dynamique_Feuille2_1'.F2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Table dynamique_Feuille2_1'.B237:'Table dynamique_Feuille2_1'.G2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>
        <table:named-range table:name="total" table:base-cell-address="$'Table dynamique_Feuille2_1'.$W$154" table:cell-range-address="$'Table dynamique_Feuille2_1'.$P$154"/>
        <table:named-range table:name="totalCOL" table:base-cell-address="$'Table dynamique_Feuille2_1'.$R$154" table:cell-range-address="$'Table dynamique_Feuille2_1'.$K$154"/>
        <table:named-range table:name="totalLG" table:base-cell-address="$'Table dynamique_Feuille2_1'.$W$149" table:cell-range-address="$'Table dynamique_Feuille2_1'.$P$149"/>
      </table:named-expressions>
      <table:database-ranges>
        <table:database-range table:name="__Anonymous_Sheet_DB__0" table:target-range-address="'ofgl-base-communes(4)'.A1:'ofgl-base-communes(4)'.C2728" table:display-filter-buttons="true">
          <table:filter>
            <table:filter-and>
              <table:filter-condition table:value="AUBERVILLIERS" table:operator="=" table:field-number="0">
                <table:filter-set-item table:value="AUBERVILLIERS"/>
                <table:filter-set-item table:value="AULNAY-SOUS-BOIS"/>
                <table:filter-set-item table:value="BAGNOLET"/>
                <table:filter-set-item table:value="BOBIGNY"/>
                <table:filter-set-item table:value="BONDY"/>
                <table:filter-set-item table:value="CLICHY-SOUS-BOIS"/>
                <table:filter-set-item table:value="COUBRON"/>
                <table:filter-set-item table:value="DRANCY"/>
                <table:filter-set-item table:value="DUGNY"/>
                <table:filter-set-item table:value="EPINAY-SUR-SEINE"/>
                <table:filter-set-item table:value="GAGNY"/>
                <table:filter-set-item table:value="GOURNAY-SUR-MARNE"/>
                <table:filter-set-item table:value="L'ILE-SAINT-DENIS"/>
                <table:filter-set-item table:value="LA COURNEUVE"/>
                <table:filter-set-item table:value="LE BLANC-MESNIL"/>
                <table:filter-set-item table:value="LE BOURGET"/>
                <table:filter-set-item table:value="LE PRE-SAINT-GERVAIS"/>
                <table:filter-set-item table:value="LES LILAS"/>
                <table:filter-set-item table:value="LES PAVILLONS-SOUS-BOIS"/>
                <table:filter-set-item table:value="LIVRY-GARGAN"/>
                <table:filter-set-item table:value="MONTFERMEIL"/>
                <table:filter-set-item table:value="MONTREUIL"/>
                <table:filter-set-item table:value="NEUILLY-PLAISANCE"/>
                <table:filter-set-item table:value="NEUILLY-SUR-MARNE"/>
                <table:filter-set-item table:value="NOISY-LE-GRAND"/>
                <table:filter-set-item table:value="NOISY-LE-SEC"/>
                <table:filter-set-item table:value="PANTIN"/>
                <table:filter-set-item table:value="PIERREFITTE-SUR-SEINE"/>
                <table:filter-set-item table:value="RAINCY (LE )"/>
                <table:filter-set-item table:value="ROMAINVILLE"/>
                <table:filter-set-item table:value="ROSNY-SOUS-BOIS"/>
                <table:filter-set-item table:value="SAINT-DENIS"/>
                <table:filter-set-item table:value="SAINT-OUEN-SUR-SEINE"/>
                <table:filter-set-item table:value="SEVRAN"/>
                <table:filter-set-item table:value="STAINS"/>
                <table:filter-set-item table:value="TREMBLAY-EN-FRANCE"/>
                <table:filter-set-item table:value="VAUJOURS"/>
                <table:filter-set-item table:value="VILLEMOMBLE"/>
                <table:filter-set-item table:value="VILLEPINTE"/>
                <table:filter-set-item table:value="VILLETANEUSE"/>
              </table:filter-condition>
              <table:filter-condition table:value="Frais de personnel" table:operator="=" table:field-number="1"/>
            </table:filter-and>
          </table:filter>
        </table:database-range>
        <table:database-range table:name="__Anonymous_Sheet_DB__2" table:target-range-address="'Table dynamique_Feuille2_1'.A97:'Table dynamique_Feuille2_1'.F137" table:display-filter-buttons="true">
          <table:filter>
            <table:filter-and>
              <table:filter-condition table:value="BOBIGNY" table:operator="=" table:field-number="0">
                <table:filter-set-item table:value="BOBIGNY"/>
                <table:filter-set-item table:value="SAINT-OUEN-SUR-SEINE"/>
                <table:filter-set-item table:value="TREMBLAY-EN-FRANCE"/>
                <table:filter-set-item table:value="VAUJOURS"/>
                <table:filter-set-item table:value="VILLEMOMBLE"/>
                <table:filter-set-item table:value="VILLEPINTE"/>
              </table:filter-condition>
            </table:filter-and>
          </table:filter>
        </table:database-range>
      </table:database-ranges>
      <table:data-pilot-tables>
        <table:data-pilot-table table:name="DataPilot1" table:application-data="" table:target-range-address="'Table dynamique_Feuille2_1'.A3:'Table dynamique_Feuille2_1'.G45" table:buttons="'Table dynamique_Feuille2_1'.A4 'Table dynamique_Feuille2_1'.B3" table:show-filter-button="false" table:drill-down-on-double-click="false">
          <table:source-cell-range table:cell-range-address="Feuille2.A1:Feuille2.C1968"/>
          <table:data-pilot-field table:source-field-name="agregat" table:orientation="column" table:used-hierarchy="0" table:function="auto">
            <table:data-pilot-level table:show-empty="false" calcext:repeat-item-labels="false">
              <table:data-pilot-members>
                <table:data-pilot-member table:name="Achats et charges externes" table:display="false" table:show-details="true"/>
                <table:data-pilot-member table:name="Annuité de la dette" table:display="true" table:show-details="true"/>
                <table:data-pilot-member table:name="Autres dépenses d'investissement" table:display="false" table:show-details="true"/>
                <table:data-pilot-member table:name="Autres dépenses de fonctionnement" table:display="false" table:show-details="true"/>
                <table:data-pilot-member table:name="Autres dotations de fonctionnement" table:display="false" table:show-details="true"/>
                <table:data-pilot-member table:name="Autres dotations et subventions" table:display="false" table:show-details="true"/>
                <table:data-pilot-member table:name="Autres impôts et taxes" table:display="false" table:show-details="true"/>
                <table:data-pilot-member table:name="Autres recettes d'investissement" table:display="false" table:show-details="true"/>
                <table:data-pilot-member table:name="Autres recettes de fonctionnement" table:display="false" table:show-details="true"/>
                <table:data-pilot-member table:name="Capacité ou besoin de financement" table:display="false" table:show-details="true"/>
                <table:data-pilot-member table:name="Charges financières" table:display="false" table:show-details="true"/>
                <table:data-pilot-member table:name="Concours de l'Etat" table:display="false" table:show-details="true"/>
                <table:data-pilot-member table:name="Crédits de trésorerie" table:display="false" table:show-details="true"/>
                <table:data-pilot-member table:name="Dépenses d'équipement" table:display="true" table:show-details="true"/>
                <table:data-pilot-member table:name="Dépenses d'intervention" table:display="false" table:show-details="true"/>
                <table:data-pilot-member table:name="Dépenses d'investissement" table:display="false" table:show-details="true"/>
                <table:data-pilot-member table:name="Dépenses d'investissement hors remb" table:display="false" table:show-details="true"/>
                <table:data-pilot-member table:name="Dépenses de fonctionnement" table:display="false" table:show-details="true"/>
                <table:data-pilot-member table:name="Dépenses totales" table:display="false" table:show-details="true"/>
                <table:data-pilot-member table:name="Dépenses totales hors remb" table:display="false" table:show-details="true"/>
                <table:data-pilot-member table:name="Dépôts au Trésor" table:display="false" table:show-details="true"/>
                <table:data-pilot-member table:name="DETR" table:display="false" table:show-details="true"/>
                <table:data-pilot-member table:name="Dotation globale de fonctionnement" table:display="true" table:show-details="true"/>
                <table:data-pilot-member table:name="Emprunts hors GAD" table:display="false" table:show-details="true"/>
                <table:data-pilot-member table:name="Encours de dette" table:display="false" table:show-details="true"/>
                <table:data-pilot-member table:name="Encours de dette - Dépôts et cautionnements reçus" table:display="false" table:show-details="true"/>
                <table:data-pilot-member table:name="Encours de dette - Dettes bancaires et assimilées" table:display="false" table:show-details="true"/>
                <table:data-pilot-member table:name="Epargne brute" table:display="false" table:show-details="true"/>
                <table:data-pilot-member table:name="Epargne de gestion" table:display="false" table:show-details="true"/>
                <table:data-pilot-member table:name="Epargne nette" table:display="false" table:show-details="true"/>
                <table:data-pilot-member table:name="FCTVA" table:display="false" table:show-details="true"/>
                <table:data-pilot-member table:name="Fiscalité reversée" table:display="false" table:show-details="true"/>
                <table:data-pilot-member table:name="Flux net de dette" table:display="false" table:show-details="true"/>
                <table:data-pilot-member table:name="Fonds de roulement" table:display="false" table:show-details="true"/>
                <table:data-pilot-member table:name="Fonds de soutien aux emprunts à risque" table:display="false" table:show-details="true"/>
                <table:data-pilot-member table:name="Frais de personnel" table:display="true" table:show-details="true"/>
                <table:data-pilot-member table:name="Impôts et taxes" table:display="false" table:show-details="true"/>
                <table:data-pilot-member table:name="Impôts locaux" table:display="true" table:show-details="true"/>
                <table:data-pilot-member table:name="Péréquations et compensations fiscales" table:display="false" table:show-details="true"/>
                <table:data-pilot-member table:name="Produit des cessions d'immobilisations" table:display="false" table:show-details="true"/>
                <table:data-pilot-member table:name="Recettes d'investissement" table:display="false" table:show-details="true"/>
                <table:data-pilot-member table:name="Recettes d'investissement hors emprunts" table:display="false" table:show-details="true"/>
                <table:data-pilot-member table:name="Recettes de fonctionnement" table:display="false" table:show-details="true"/>
                <table:data-pilot-member table:name="Recettes totales" table:display="false" table:show-details="true"/>
                <table:data-pilot-member table:name="Recettes totales hors emprunts" table:display="false" table:show-details="true"/>
                <table:data-pilot-member table:name="Remboursements d'emprunts hors GAD" table:display="false" table:show-details="true"/>
                <table:data-pilot-member table:name="Subventions aux personnes de droit privé" table:display="false" table:show-details="true"/>
                <table:data-pilot-member table:name="Subventions d'équipement versées" table:display="false" table:show-details="true"/>
                <table:data-pilot-member table:name="Subventions reçues et participations" table:display="false" table:show-details="true"/>
                <table:data-pilot-member table:name="Taxe d'enlévement des ordures ménagères" table:display="false" table:show-details="true"/>
                <table:data-pilot-member table:name="TVA" table:display="false" table:show-details="true"/>
                <table:data-pilot-member table:name="Variation du fonds de roulement" table:display="false" table:show-details="true"/>
                <table:data-pilot-member table:name="Ventes de biens et services" table:display="false" table:show-details="true"/>
                <table:data-pilot-member table:name="Versement transport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ville" table:orientation="row" table:used-hierarchy="0" table:function="auto">
            <table:data-pilot-level table:show-empty="false" calcext:repeat-item-labels="false">
              <table:data-pilot-members>
                <table:data-pilot-member table:name="AUBERVILLIERS" table:display="true" table:show-details="true"/>
                <table:data-pilot-member table:name="AULNAY-SOUS-BOIS" table:display="true" table:show-details="true"/>
                <table:data-pilot-member table:name="BAGNOLET" table:display="true" table:show-details="true"/>
                <table:data-pilot-member table:name="BOBIGNY" table:display="true" table:show-details="true"/>
                <table:data-pilot-member table:name="BONDY" table:display="true" table:show-details="true"/>
                <table:data-pilot-member table:name="CLICHY-SOUS-BOIS" table:display="true" table:show-details="true"/>
                <table:data-pilot-member table:name="COUBRON" table:display="true" table:show-details="true"/>
                <table:data-pilot-member table:name="DRANCY" table:display="true" table:show-details="true"/>
                <table:data-pilot-member table:name="DUGNY" table:display="true" table:show-details="true"/>
                <table:data-pilot-member table:name="EPINAY-SUR-SEINE" table:display="true" table:show-details="true"/>
                <table:data-pilot-member table:name="GAGNY" table:display="true" table:show-details="true"/>
                <table:data-pilot-member table:name="GOURNAY-SUR-MARNE" table:display="true" table:show-details="true"/>
                <table:data-pilot-member table:name="L'ILE-SAINT-DENIS" table:display="true" table:show-details="true"/>
                <table:data-pilot-member table:name="LA COURNEUVE" table:display="true" table:show-details="true"/>
                <table:data-pilot-member table:name="LE BLANC-MESNIL" table:display="true" table:show-details="true"/>
                <table:data-pilot-member table:name="LE BOURGET" table:display="true" table:show-details="true"/>
                <table:data-pilot-member table:name="LE PRE-SAINT-GERVAIS" table:display="true" table:show-details="true"/>
                <table:data-pilot-member table:name="LES LILAS" table:display="true" table:show-details="true"/>
                <table:data-pilot-member table:name="LES PAVILLONS-SOUS-BOIS" table:display="true" table:show-details="true"/>
                <table:data-pilot-member table:name="LIVRY-GARGAN" table:display="true" table:show-details="true"/>
                <table:data-pilot-member table:name="MONTFERMEIL" table:display="true" table:show-details="true"/>
                <table:data-pilot-member table:name="MONTREUIL" table:display="true" table:show-details="true"/>
                <table:data-pilot-member table:name="NEUILLY-PLAISANCE" table:display="true" table:show-details="true"/>
                <table:data-pilot-member table:name="NEUILLY-SUR-MARNE" table:display="true" table:show-details="true"/>
                <table:data-pilot-member table:name="NOISY-LE-GRAND" table:display="true" table:show-details="true"/>
                <table:data-pilot-member table:name="NOISY-LE-SEC" table:display="true" table:show-details="true"/>
                <table:data-pilot-member table:name="PANTIN" table:display="true" table:show-details="true"/>
                <table:data-pilot-member table:name="PIERREFITTE-SUR-SEINE" table:display="true" table:show-details="true"/>
                <table:data-pilot-member table:name="RAINCY (LE )" table:display="true" table:show-details="true"/>
                <table:data-pilot-member table:name="ROMAINVILLE" table:display="true" table:show-details="true"/>
                <table:data-pilot-member table:name="ROSNY-SOUS-BOIS" table:display="true" table:show-details="true"/>
                <table:data-pilot-member table:name="SAINT-DENIS" table:display="true" table:show-details="true"/>
                <table:data-pilot-member table:name="SAINT-OUEN-SUR-SEINE" table:display="true" table:show-details="true"/>
                <table:data-pilot-member table:name="SEVRAN" table:display="true" table:show-details="true"/>
                <table:data-pilot-member table:name="STAINS" table:display="true" table:show-details="true"/>
                <table:data-pilot-member table:name="TREMBLAY-EN-FRANCE" table:display="true" table:show-details="true"/>
                <table:data-pilot-member table:name="VAUJOURS" table:display="true" table:show-details="true"/>
                <table:data-pilot-member table:name="VILLEMOMBLE" table:display="true" table:show-details="true"/>
                <table:data-pilot-member table:name="VILLEPINTE" table:display="true" table:show-details="true"/>
                <table:data-pilot-member table:name="VILLETANEUS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ntant" table:orientation="data" table:used-hierarchy="0" table:function="sum">
            <table:data-pilot-level table:show-empty="false" calcext:repeat-item-labels="false">
              <table:data-pilot-members>
                <table:data-pilot-member table:name="-837" table:display="true" table:show-details="true"/>
                <table:data-pilot-member table:name="-578" table:display="true" table:show-details="true"/>
                <table:data-pilot-member table:name="-562" table:display="true" table:show-details="true"/>
                <table:data-pilot-member table:name="-402" table:display="true" table:show-details="true"/>
                <table:data-pilot-member table:name="-348" table:display="true" table:show-details="true"/>
                <table:data-pilot-member table:name="-297" table:display="true" table:show-details="true"/>
                <table:data-pilot-member table:name="-249" table:display="true" table:show-details="true"/>
                <table:data-pilot-member table:name="-228" table:display="true" table:show-details="true"/>
                <table:data-pilot-member table:name="-224" table:display="true" table:show-details="true"/>
                <table:data-pilot-member table:name="-217" table:display="true" table:show-details="true"/>
                <table:data-pilot-member table:name="-216" table:display="true" table:show-details="true"/>
                <table:data-pilot-member table:name="-201" table:display="true" table:show-details="true"/>
                <table:data-pilot-member table:name="-191" table:display="true" table:show-details="true"/>
                <table:data-pilot-member table:name="-187" table:display="true" table:show-details="true"/>
                <table:data-pilot-member table:name="-183" table:display="true" table:show-details="true"/>
                <table:data-pilot-member table:name="-176" table:display="true" table:show-details="true"/>
                <table:data-pilot-member table:name="-174" table:display="true" table:show-details="true"/>
                <table:data-pilot-member table:name="-168" table:display="true" table:show-details="true"/>
                <table:data-pilot-member table:name="-160" table:display="true" table:show-details="true"/>
                <table:data-pilot-member table:name="-153" table:display="true" table:show-details="true"/>
                <table:data-pilot-member table:name="-138" table:display="true" table:show-details="true"/>
                <table:data-pilot-member table:name="-136" table:display="true" table:show-details="true"/>
                <table:data-pilot-member table:name="-128" table:display="true" table:show-details="true"/>
                <table:data-pilot-member table:name="-124" table:display="true" table:show-details="true"/>
                <table:data-pilot-member table:name="-122" table:display="true" table:show-details="true"/>
                <table:data-pilot-member table:name="-121" table:display="true" table:show-details="true"/>
                <table:data-pilot-member table:name="-120" table:display="true" table:show-details="true"/>
                <table:data-pilot-member table:name="-118" table:display="true" table:show-details="true"/>
                <table:data-pilot-member table:name="-116" table:display="true" table:show-details="true"/>
                <table:data-pilot-member table:name="-106" table:display="true" table:show-details="true"/>
                <table:data-pilot-member table:name="-105" table:display="true" table:show-details="true"/>
                <table:data-pilot-member table:name="-103" table:display="true" table:show-details="true"/>
                <table:data-pilot-member table:name="-102" table:display="true" table:show-details="true"/>
                <table:data-pilot-member table:name="-99" table:display="true" table:show-details="true"/>
                <table:data-pilot-member table:name="-96" table:display="true" table:show-details="true"/>
                <table:data-pilot-member table:name="-94" table:display="true" table:show-details="true"/>
                <table:data-pilot-member table:name="-89" table:display="true" table:show-details="true"/>
                <table:data-pilot-member table:name="-87" table:display="true" table:show-details="true"/>
                <table:data-pilot-member table:name="-83" table:display="true" table:show-details="true"/>
                <table:data-pilot-member table:name="-80" table:display="true" table:show-details="true"/>
                <table:data-pilot-member table:name="-79" table:display="true" table:show-details="true"/>
                <table:data-pilot-member table:name="-77" table:display="true" table:show-details="true"/>
                <table:data-pilot-member table:name="-74" table:display="true" table:show-details="true"/>
                <table:data-pilot-member table:name="-66" table:display="true" table:show-details="true"/>
                <table:data-pilot-member table:name="-62" table:display="true" table:show-details="true"/>
                <table:data-pilot-member table:name="-61" table:display="true" table:show-details="true"/>
                <table:data-pilot-member table:name="-60" table:display="true" table:show-details="true"/>
                <table:data-pilot-member table:name="-59" table:display="true" table:show-details="true"/>
                <table:data-pilot-member table:name="-58" table:display="true" table:show-details="true"/>
                <table:data-pilot-member table:name="-56" table:display="true" table:show-details="true"/>
                <table:data-pilot-member table:name="-50" table:display="true" table:show-details="true"/>
                <table:data-pilot-member table:name="-48" table:display="true" table:show-details="true"/>
                <table:data-pilot-member table:name="-46" table:display="true" table:show-details="true"/>
                <table:data-pilot-member table:name="-43" table:display="true" table:show-details="true"/>
                <table:data-pilot-member table:name="-42" table:display="true" table:show-details="true"/>
                <table:data-pilot-member table:name="-41" table:display="true" table:show-details="true"/>
                <table:data-pilot-member table:name="-38" table:display="true" table:show-details="true"/>
                <table:data-pilot-member table:name="-37" table:display="true" table:show-details="true"/>
                <table:data-pilot-member table:name="-36" table:display="true" table:show-details="true"/>
                <table:data-pilot-member table:name="-35" table:display="true" table:show-details="true"/>
                <table:data-pilot-member table:name="-34" table:display="true" table:show-details="true"/>
                <table:data-pilot-member table:name="-33" table:display="true" table:show-details="true"/>
                <table:data-pilot-member table:name="-28" table:display="true" table:show-details="true"/>
                <table:data-pilot-member table:name="-25" table:display="true" table:show-details="true"/>
                <table:data-pilot-member table:name="-24" table:display="true" table:show-details="true"/>
                <table:data-pilot-member table:name="-17" table:display="true" table:show-details="true"/>
                <table:data-pilot-member table:name="-16" table:display="true" table:show-details="true"/>
                <table:data-pilot-member table:name="-15" table:display="true" table:show-details="true"/>
                <table:data-pilot-member table:name="-14" table:display="true" table:show-details="true"/>
                <table:data-pilot-member table:name="-12" table:display="true" table:show-details="true"/>
                <table:data-pilot-member table:name="-7" table:display="true" table:show-details="true"/>
                <table:data-pilot-member table:name="-4" table:display="true" table:show-details="true"/>
                <table:data-pilot-member table:name="-1" table:display="true" table:show-details="true"/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9" table:display="true" table:show-details="true"/>
                <table:data-pilot-member table:name="242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53" table:display="true" table:show-details="true"/>
                <table:data-pilot-member table:name="254" table:display="true" table:show-details="true"/>
                <table:data-pilot-member table:name="256" table:display="true" table:show-details="true"/>
                <table:data-pilot-member table:name="257" table:display="true" table:show-details="true"/>
                <table:data-pilot-member table:name="261" table:display="true" table:show-details="true"/>
                <table:data-pilot-member table:name="264" table:display="true" table:show-details="true"/>
                <table:data-pilot-member table:name="265" table:display="true" table:show-details="true"/>
                <table:data-pilot-member table:name="269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2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78" table:display="true" table:show-details="true"/>
                <table:data-pilot-member table:name="279" table:display="true" table:show-details="true"/>
                <table:data-pilot-member table:name="281" table:display="true" table:show-details="true"/>
                <table:data-pilot-member table:name="282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285" table:display="true" table:show-details="true"/>
                <table:data-pilot-member table:name="286" table:display="true" table:show-details="true"/>
                <table:data-pilot-member table:name="288" table:display="true" table:show-details="true"/>
                <table:data-pilot-member table:name="290" table:display="true" table:show-details="true"/>
                <table:data-pilot-member table:name="291" table:display="true" table:show-details="true"/>
                <table:data-pilot-member table:name="292" table:display="true" table:show-details="true"/>
                <table:data-pilot-member table:name="293" table:display="true" table:show-details="true"/>
                <table:data-pilot-member table:name="294" table:display="true" table:show-details="true"/>
                <table:data-pilot-member table:name="295" table:display="true" table:show-details="true"/>
                <table:data-pilot-member table:name="297" table:display="true" table:show-details="true"/>
                <table:data-pilot-member table:name="298" table:display="true" table:show-details="true"/>
                <table:data-pilot-member table:name="299" table:display="true" table:show-details="true"/>
                <table:data-pilot-member table:name="300" table:display="true" table:show-details="true"/>
                <table:data-pilot-member table:name="302" table:display="true" table:show-details="true"/>
                <table:data-pilot-member table:name="303" table:display="true" table:show-details="true"/>
                <table:data-pilot-member table:name="304" table:display="true" table:show-details="true"/>
                <table:data-pilot-member table:name="306" table:display="true" table:show-details="true"/>
                <table:data-pilot-member table:name="307" table:display="true" table:show-details="true"/>
                <table:data-pilot-member table:name="308" table:display="true" table:show-details="true"/>
                <table:data-pilot-member table:name="309" table:display="true" table:show-details="true"/>
                <table:data-pilot-member table:name="310" table:display="true" table:show-details="true"/>
                <table:data-pilot-member table:name="312" table:display="true" table:show-details="true"/>
                <table:data-pilot-member table:name="313" table:display="true" table:show-details="true"/>
                <table:data-pilot-member table:name="314" table:display="true" table:show-details="true"/>
                <table:data-pilot-member table:name="315" table:display="true" table:show-details="true"/>
                <table:data-pilot-member table:name="316" table:display="true" table:show-details="true"/>
                <table:data-pilot-member table:name="317" table:display="true" table:show-details="true"/>
                <table:data-pilot-member table:name="318" table:display="true" table:show-details="true"/>
                <table:data-pilot-member table:name="320" table:display="true" table:show-details="true"/>
                <table:data-pilot-member table:name="321" table:display="true" table:show-details="true"/>
                <table:data-pilot-member table:name="322" table:display="true" table:show-details="true"/>
                <table:data-pilot-member table:name="324" table:display="true" table:show-details="true"/>
                <table:data-pilot-member table:name="325" table:display="true" table:show-details="true"/>
                <table:data-pilot-member table:name="326" table:display="true" table:show-details="true"/>
                <table:data-pilot-member table:name="328" table:display="true" table:show-details="true"/>
                <table:data-pilot-member table:name="329" table:display="true" table:show-details="true"/>
                <table:data-pilot-member table:name="330" table:display="true" table:show-details="true"/>
                <table:data-pilot-member table:name="331" table:display="true" table:show-details="true"/>
                <table:data-pilot-member table:name="332" table:display="true" table:show-details="true"/>
                <table:data-pilot-member table:name="333" table:display="true" table:show-details="true"/>
                <table:data-pilot-member table:name="335" table:display="true" table:show-details="true"/>
                <table:data-pilot-member table:name="336" table:display="true" table:show-details="true"/>
                <table:data-pilot-member table:name="337" table:display="true" table:show-details="true"/>
                <table:data-pilot-member table:name="340" table:display="true" table:show-details="true"/>
                <table:data-pilot-member table:name="342" table:display="true" table:show-details="true"/>
                <table:data-pilot-member table:name="344" table:display="true" table:show-details="true"/>
                <table:data-pilot-member table:name="345" table:display="true" table:show-details="true"/>
                <table:data-pilot-member table:name="346" table:display="true" table:show-details="true"/>
                <table:data-pilot-member table:name="347" table:display="true" table:show-details="true"/>
                <table:data-pilot-member table:name="349" table:display="true" table:show-details="true"/>
                <table:data-pilot-member table:name="350" table:display="true" table:show-details="true"/>
                <table:data-pilot-member table:name="351" table:display="true" table:show-details="true"/>
                <table:data-pilot-member table:name="352" table:display="true" table:show-details="true"/>
                <table:data-pilot-member table:name="353" table:display="true" table:show-details="true"/>
                <table:data-pilot-member table:name="355" table:display="true" table:show-details="true"/>
                <table:data-pilot-member table:name="356" table:display="true" table:show-details="true"/>
                <table:data-pilot-member table:name="358" table:display="true" table:show-details="true"/>
                <table:data-pilot-member table:name="359" table:display="true" table:show-details="true"/>
                <table:data-pilot-member table:name="360" table:display="true" table:show-details="true"/>
                <table:data-pilot-member table:name="361" table:display="true" table:show-details="true"/>
                <table:data-pilot-member table:name="362" table:display="true" table:show-details="true"/>
                <table:data-pilot-member table:name="363" table:display="true" table:show-details="true"/>
                <table:data-pilot-member table:name="364" table:display="true" table:show-details="true"/>
                <table:data-pilot-member table:name="365" table:display="true" table:show-details="true"/>
                <table:data-pilot-member table:name="369" table:display="true" table:show-details="true"/>
                <table:data-pilot-member table:name="370" table:display="true" table:show-details="true"/>
                <table:data-pilot-member table:name="371" table:display="true" table:show-details="true"/>
                <table:data-pilot-member table:name="373" table:display="true" table:show-details="true"/>
                <table:data-pilot-member table:name="374" table:display="true" table:show-details="true"/>
                <table:data-pilot-member table:name="375" table:display="true" table:show-details="true"/>
                <table:data-pilot-member table:name="376" table:display="true" table:show-details="true"/>
                <table:data-pilot-member table:name="378" table:display="true" table:show-details="true"/>
                <table:data-pilot-member table:name="379" table:display="true" table:show-details="true"/>
                <table:data-pilot-member table:name="382" table:display="true" table:show-details="true"/>
                <table:data-pilot-member table:name="384" table:display="true" table:show-details="true"/>
                <table:data-pilot-member table:name="388" table:display="true" table:show-details="true"/>
                <table:data-pilot-member table:name="391" table:display="true" table:show-details="true"/>
                <table:data-pilot-member table:name="393" table:display="true" table:show-details="true"/>
                <table:data-pilot-member table:name="395" table:display="true" table:show-details="true"/>
                <table:data-pilot-member table:name="396" table:display="true" table:show-details="true"/>
                <table:data-pilot-member table:name="399" table:display="true" table:show-details="true"/>
                <table:data-pilot-member table:name="401" table:display="true" table:show-details="true"/>
                <table:data-pilot-member table:name="402" table:display="true" table:show-details="true"/>
                <table:data-pilot-member table:name="404" table:display="true" table:show-details="true"/>
                <table:data-pilot-member table:name="406" table:display="true" table:show-details="true"/>
                <table:data-pilot-member table:name="407" table:display="true" table:show-details="true"/>
                <table:data-pilot-member table:name="408" table:display="true" table:show-details="true"/>
                <table:data-pilot-member table:name="410" table:display="true" table:show-details="true"/>
                <table:data-pilot-member table:name="417" table:display="true" table:show-details="true"/>
                <table:data-pilot-member table:name="418" table:display="true" table:show-details="true"/>
                <table:data-pilot-member table:name="421" table:display="true" table:show-details="true"/>
                <table:data-pilot-member table:name="422" table:display="true" table:show-details="true"/>
                <table:data-pilot-member table:name="424" table:display="true" table:show-details="true"/>
                <table:data-pilot-member table:name="425" table:display="true" table:show-details="true"/>
                <table:data-pilot-member table:name="427" table:display="true" table:show-details="true"/>
                <table:data-pilot-member table:name="428" table:display="true" table:show-details="true"/>
                <table:data-pilot-member table:name="430" table:display="true" table:show-details="true"/>
                <table:data-pilot-member table:name="431" table:display="true" table:show-details="true"/>
                <table:data-pilot-member table:name="433" table:display="true" table:show-details="true"/>
                <table:data-pilot-member table:name="437" table:display="true" table:show-details="true"/>
                <table:data-pilot-member table:name="438" table:display="true" table:show-details="true"/>
                <table:data-pilot-member table:name="440" table:display="true" table:show-details="true"/>
                <table:data-pilot-member table:name="443" table:display="true" table:show-details="true"/>
                <table:data-pilot-member table:name="444" table:display="true" table:show-details="true"/>
                <table:data-pilot-member table:name="445" table:display="true" table:show-details="true"/>
                <table:data-pilot-member table:name="446" table:display="true" table:show-details="true"/>
                <table:data-pilot-member table:name="447" table:display="true" table:show-details="true"/>
                <table:data-pilot-member table:name="448" table:display="true" table:show-details="true"/>
                <table:data-pilot-member table:name="450" table:display="true" table:show-details="true"/>
                <table:data-pilot-member table:name="452" table:display="true" table:show-details="true"/>
                <table:data-pilot-member table:name="453" table:display="true" table:show-details="true"/>
                <table:data-pilot-member table:name="454" table:display="true" table:show-details="true"/>
                <table:data-pilot-member table:name="459" table:display="true" table:show-details="true"/>
                <table:data-pilot-member table:name="460" table:display="true" table:show-details="true"/>
                <table:data-pilot-member table:name="463" table:display="true" table:show-details="true"/>
                <table:data-pilot-member table:name="464" table:display="true" table:show-details="true"/>
                <table:data-pilot-member table:name="465" table:display="true" table:show-details="true"/>
                <table:data-pilot-member table:name="466" table:display="true" table:show-details="true"/>
                <table:data-pilot-member table:name="467" table:display="true" table:show-details="true"/>
                <table:data-pilot-member table:name="470" table:display="true" table:show-details="true"/>
                <table:data-pilot-member table:name="471" table:display="true" table:show-details="true"/>
                <table:data-pilot-member table:name="474" table:display="true" table:show-details="true"/>
                <table:data-pilot-member table:name="475" table:display="true" table:show-details="true"/>
                <table:data-pilot-member table:name="477" table:display="true" table:show-details="true"/>
                <table:data-pilot-member table:name="486" table:display="true" table:show-details="true"/>
                <table:data-pilot-member table:name="492" table:display="true" table:show-details="true"/>
                <table:data-pilot-member table:name="493" table:display="true" table:show-details="true"/>
                <table:data-pilot-member table:name="494" table:display="true" table:show-details="true"/>
                <table:data-pilot-member table:name="495" table:display="true" table:show-details="true"/>
                <table:data-pilot-member table:name="497" table:display="true" table:show-details="true"/>
                <table:data-pilot-member table:name="499" table:display="true" table:show-details="true"/>
                <table:data-pilot-member table:name="500" table:display="true" table:show-details="true"/>
                <table:data-pilot-member table:name="503" table:display="true" table:show-details="true"/>
                <table:data-pilot-member table:name="504" table:display="true" table:show-details="true"/>
                <table:data-pilot-member table:name="507" table:display="true" table:show-details="true"/>
                <table:data-pilot-member table:name="508" table:display="true" table:show-details="true"/>
                <table:data-pilot-member table:name="509" table:display="true" table:show-details="true"/>
                <table:data-pilot-member table:name="512" table:display="true" table:show-details="true"/>
                <table:data-pilot-member table:name="516" table:display="true" table:show-details="true"/>
                <table:data-pilot-member table:name="517" table:display="true" table:show-details="true"/>
                <table:data-pilot-member table:name="520" table:display="true" table:show-details="true"/>
                <table:data-pilot-member table:name="521" table:display="true" table:show-details="true"/>
                <table:data-pilot-member table:name="523" table:display="true" table:show-details="true"/>
                <table:data-pilot-member table:name="525" table:display="true" table:show-details="true"/>
                <table:data-pilot-member table:name="527" table:display="true" table:show-details="true"/>
                <table:data-pilot-member table:name="529" table:display="true" table:show-details="true"/>
                <table:data-pilot-member table:name="532" table:display="true" table:show-details="true"/>
                <table:data-pilot-member table:name="536" table:display="true" table:show-details="true"/>
                <table:data-pilot-member table:name="539" table:display="true" table:show-details="true"/>
                <table:data-pilot-member table:name="546" table:display="true" table:show-details="true"/>
                <table:data-pilot-member table:name="548" table:display="true" table:show-details="true"/>
                <table:data-pilot-member table:name="551" table:display="true" table:show-details="true"/>
                <table:data-pilot-member table:name="553" table:display="true" table:show-details="true"/>
                <table:data-pilot-member table:name="555" table:display="true" table:show-details="true"/>
                <table:data-pilot-member table:name="556" table:display="true" table:show-details="true"/>
                <table:data-pilot-member table:name="558" table:display="true" table:show-details="true"/>
                <table:data-pilot-member table:name="561" table:display="true" table:show-details="true"/>
                <table:data-pilot-member table:name="564" table:display="true" table:show-details="true"/>
                <table:data-pilot-member table:name="567" table:display="true" table:show-details="true"/>
                <table:data-pilot-member table:name="571" table:display="true" table:show-details="true"/>
                <table:data-pilot-member table:name="576" table:display="true" table:show-details="true"/>
                <table:data-pilot-member table:name="577" table:display="true" table:show-details="true"/>
                <table:data-pilot-member table:name="578" table:display="true" table:show-details="true"/>
                <table:data-pilot-member table:name="580" table:display="true" table:show-details="true"/>
                <table:data-pilot-member table:name="582" table:display="true" table:show-details="true"/>
                <table:data-pilot-member table:name="584" table:display="true" table:show-details="true"/>
                <table:data-pilot-member table:name="592" table:display="true" table:show-details="true"/>
                <table:data-pilot-member table:name="594" table:display="true" table:show-details="true"/>
                <table:data-pilot-member table:name="598" table:display="true" table:show-details="true"/>
                <table:data-pilot-member table:name="599" table:display="true" table:show-details="true"/>
                <table:data-pilot-member table:name="601" table:display="true" table:show-details="true"/>
                <table:data-pilot-member table:name="602" table:display="true" table:show-details="true"/>
                <table:data-pilot-member table:name="609" table:display="true" table:show-details="true"/>
                <table:data-pilot-member table:name="620" table:display="true" table:show-details="true"/>
                <table:data-pilot-member table:name="623" table:display="true" table:show-details="true"/>
                <table:data-pilot-member table:name="630" table:display="true" table:show-details="true"/>
                <table:data-pilot-member table:name="633" table:display="true" table:show-details="true"/>
                <table:data-pilot-member table:name="640" table:display="true" table:show-details="true"/>
                <table:data-pilot-member table:name="645" table:display="true" table:show-details="true"/>
                <table:data-pilot-member table:name="648" table:display="true" table:show-details="true"/>
                <table:data-pilot-member table:name="655" table:display="true" table:show-details="true"/>
                <table:data-pilot-member table:name="661" table:display="true" table:show-details="true"/>
                <table:data-pilot-member table:name="668" table:display="true" table:show-details="true"/>
                <table:data-pilot-member table:name="669" table:display="true" table:show-details="true"/>
                <table:data-pilot-member table:name="671" table:display="true" table:show-details="true"/>
                <table:data-pilot-member table:name="672" table:display="true" table:show-details="true"/>
                <table:data-pilot-member table:name="701" table:display="true" table:show-details="true"/>
                <table:data-pilot-member table:name="703" table:display="true" table:show-details="true"/>
                <table:data-pilot-member table:name="709" table:display="true" table:show-details="true"/>
                <table:data-pilot-member table:name="710" table:display="true" table:show-details="true"/>
                <table:data-pilot-member table:name="711" table:display="true" table:show-details="true"/>
                <table:data-pilot-member table:name="712" table:display="true" table:show-details="true"/>
                <table:data-pilot-member table:name="723" table:display="true" table:show-details="true"/>
                <table:data-pilot-member table:name="725" table:display="true" table:show-details="true"/>
                <table:data-pilot-member table:name="728" table:display="true" table:show-details="true"/>
                <table:data-pilot-member table:name="733" table:display="true" table:show-details="true"/>
                <table:data-pilot-member table:name="737" table:display="true" table:show-details="true"/>
                <table:data-pilot-member table:name="740" table:display="true" table:show-details="true"/>
                <table:data-pilot-member table:name="741" table:display="true" table:show-details="true"/>
                <table:data-pilot-member table:name="742" table:display="true" table:show-details="true"/>
                <table:data-pilot-member table:name="746" table:display="true" table:show-details="true"/>
                <table:data-pilot-member table:name="749" table:display="true" table:show-details="true"/>
                <table:data-pilot-member table:name="757" table:display="true" table:show-details="true"/>
                <table:data-pilot-member table:name="761" table:display="true" table:show-details="true"/>
                <table:data-pilot-member table:name="762" table:display="true" table:show-details="true"/>
                <table:data-pilot-member table:name="766" table:display="true" table:show-details="true"/>
                <table:data-pilot-member table:name="771" table:display="true" table:show-details="true"/>
                <table:data-pilot-member table:name="772" table:display="true" table:show-details="true"/>
                <table:data-pilot-member table:name="776" table:display="true" table:show-details="true"/>
                <table:data-pilot-member table:name="777" table:display="true" table:show-details="true"/>
                <table:data-pilot-member table:name="786" table:display="true" table:show-details="true"/>
                <table:data-pilot-member table:name="790" table:display="true" table:show-details="true"/>
                <table:data-pilot-member table:name="797" table:display="true" table:show-details="true"/>
                <table:data-pilot-member table:name="799" table:display="true" table:show-details="true"/>
                <table:data-pilot-member table:name="802" table:display="true" table:show-details="true"/>
                <table:data-pilot-member table:name="805" table:display="true" table:show-details="true"/>
                <table:data-pilot-member table:name="811" table:display="true" table:show-details="true"/>
                <table:data-pilot-member table:name="813" table:display="true" table:show-details="true"/>
                <table:data-pilot-member table:name="815" table:display="true" table:show-details="true"/>
                <table:data-pilot-member table:name="828" table:display="true" table:show-details="true"/>
                <table:data-pilot-member table:name="832" table:display="true" table:show-details="true"/>
                <table:data-pilot-member table:name="834" table:display="true" table:show-details="true"/>
                <table:data-pilot-member table:name="837" table:display="true" table:show-details="true"/>
                <table:data-pilot-member table:name="839" table:display="true" table:show-details="true"/>
                <table:data-pilot-member table:name="840" table:display="true" table:show-details="true"/>
                <table:data-pilot-member table:name="847" table:display="true" table:show-details="true"/>
                <table:data-pilot-member table:name="848" table:display="true" table:show-details="true"/>
                <table:data-pilot-member table:name="852" table:display="true" table:show-details="true"/>
                <table:data-pilot-member table:name="855" table:display="true" table:show-details="true"/>
                <table:data-pilot-member table:name="859" table:display="true" table:show-details="true"/>
                <table:data-pilot-member table:name="864" table:display="true" table:show-details="true"/>
                <table:data-pilot-member table:name="866" table:display="true" table:show-details="true"/>
                <table:data-pilot-member table:name="872" table:display="true" table:show-details="true"/>
                <table:data-pilot-member table:name="875" table:display="true" table:show-details="true"/>
                <table:data-pilot-member table:name="879" table:display="true" table:show-details="true"/>
                <table:data-pilot-member table:name="881" table:display="true" table:show-details="true"/>
                <table:data-pilot-member table:name="884" table:display="true" table:show-details="true"/>
                <table:data-pilot-member table:name="887" table:display="true" table:show-details="true"/>
                <table:data-pilot-member table:name="899" table:display="true" table:show-details="true"/>
                <table:data-pilot-member table:name="904" table:display="true" table:show-details="true"/>
                <table:data-pilot-member table:name="908" table:display="true" table:show-details="true"/>
                <table:data-pilot-member table:name="910" table:display="true" table:show-details="true"/>
                <table:data-pilot-member table:name="916" table:display="true" table:show-details="true"/>
                <table:data-pilot-member table:name="917" table:display="true" table:show-details="true"/>
                <table:data-pilot-member table:name="918" table:display="true" table:show-details="true"/>
                <table:data-pilot-member table:name="921" table:display="true" table:show-details="true"/>
                <table:data-pilot-member table:name="922" table:display="true" table:show-details="true"/>
                <table:data-pilot-member table:name="924" table:display="true" table:show-details="true"/>
                <table:data-pilot-member table:name="925" table:display="true" table:show-details="true"/>
                <table:data-pilot-member table:name="927" table:display="true" table:show-details="true"/>
                <table:data-pilot-member table:name="931" table:display="true" table:show-details="true"/>
                <table:data-pilot-member table:name="939" table:display="true" table:show-details="true"/>
                <table:data-pilot-member table:name="940" table:display="true" table:show-details="true"/>
                <table:data-pilot-member table:name="941" table:display="true" table:show-details="true"/>
                <table:data-pilot-member table:name="943" table:display="true" table:show-details="true"/>
                <table:data-pilot-member table:name="944" table:display="true" table:show-details="true"/>
                <table:data-pilot-member table:name="949" table:display="true" table:show-details="true"/>
                <table:data-pilot-member table:name="952" table:display="true" table:show-details="true"/>
                <table:data-pilot-member table:name="953" table:display="true" table:show-details="true"/>
                <table:data-pilot-member table:name="955" table:display="true" table:show-details="true"/>
                <table:data-pilot-member table:name="956" table:display="true" table:show-details="true"/>
                <table:data-pilot-member table:name="964" table:display="true" table:show-details="true"/>
                <table:data-pilot-member table:name="972" table:display="true" table:show-details="true"/>
                <table:data-pilot-member table:name="973" table:display="true" table:show-details="true"/>
                <table:data-pilot-member table:name="979" table:display="true" table:show-details="true"/>
                <table:data-pilot-member table:name="986" table:display="true" table:show-details="true"/>
                <table:data-pilot-member table:name="991" table:display="true" table:show-details="true"/>
                <table:data-pilot-member table:name="995" table:display="true" table:show-details="true"/>
                <table:data-pilot-member table:name="1002" table:display="true" table:show-details="true"/>
                <table:data-pilot-member table:name="1003" table:display="true" table:show-details="true"/>
                <table:data-pilot-member table:name="1004" table:display="true" table:show-details="true"/>
                <table:data-pilot-member table:name="1005" table:display="true" table:show-details="true"/>
                <table:data-pilot-member table:name="1009" table:display="true" table:show-details="true"/>
                <table:data-pilot-member table:name="1011" table:display="true" table:show-details="true"/>
                <table:data-pilot-member table:name="1013" table:display="true" table:show-details="true"/>
                <table:data-pilot-member table:name="1014" table:display="true" table:show-details="true"/>
                <table:data-pilot-member table:name="1017" table:display="true" table:show-details="true"/>
                <table:data-pilot-member table:name="1021" table:display="true" table:show-details="true"/>
                <table:data-pilot-member table:name="1028" table:display="true" table:show-details="true"/>
                <table:data-pilot-member table:name="1029" table:display="true" table:show-details="true"/>
                <table:data-pilot-member table:name="1032" table:display="true" table:show-details="true"/>
                <table:data-pilot-member table:name="1033" table:display="true" table:show-details="true"/>
                <table:data-pilot-member table:name="1039" table:display="true" table:show-details="true"/>
                <table:data-pilot-member table:name="1054" table:display="true" table:show-details="true"/>
                <table:data-pilot-member table:name="1055" table:display="true" table:show-details="true"/>
                <table:data-pilot-member table:name="1061" table:display="true" table:show-details="true"/>
                <table:data-pilot-member table:name="1065" table:display="true" table:show-details="true"/>
                <table:data-pilot-member table:name="1066" table:display="true" table:show-details="true"/>
                <table:data-pilot-member table:name="1067" table:display="true" table:show-details="true"/>
                <table:data-pilot-member table:name="1068" table:display="true" table:show-details="true"/>
                <table:data-pilot-member table:name="1069" table:display="true" table:show-details="true"/>
                <table:data-pilot-member table:name="1070" table:display="true" table:show-details="true"/>
                <table:data-pilot-member table:name="1077" table:display="true" table:show-details="true"/>
                <table:data-pilot-member table:name="1080" table:display="true" table:show-details="true"/>
                <table:data-pilot-member table:name="1083" table:display="true" table:show-details="true"/>
                <table:data-pilot-member table:name="1084" table:display="true" table:show-details="true"/>
                <table:data-pilot-member table:name="1085" table:display="true" table:show-details="true"/>
                <table:data-pilot-member table:name="1091" table:display="true" table:show-details="true"/>
                <table:data-pilot-member table:name="1104" table:display="true" table:show-details="true"/>
                <table:data-pilot-member table:name="1108" table:display="true" table:show-details="true"/>
                <table:data-pilot-member table:name="1116" table:display="true" table:show-details="true"/>
                <table:data-pilot-member table:name="1118" table:display="true" table:show-details="true"/>
                <table:data-pilot-member table:name="1126" table:display="true" table:show-details="true"/>
                <table:data-pilot-member table:name="1127" table:display="true" table:show-details="true"/>
                <table:data-pilot-member table:name="1131" table:display="true" table:show-details="true"/>
                <table:data-pilot-member table:name="1133" table:display="true" table:show-details="true"/>
                <table:data-pilot-member table:name="1139" table:display="true" table:show-details="true"/>
                <table:data-pilot-member table:name="1144" table:display="true" table:show-details="true"/>
                <table:data-pilot-member table:name="1145" table:display="true" table:show-details="true"/>
                <table:data-pilot-member table:name="1161" table:display="true" table:show-details="true"/>
                <table:data-pilot-member table:name="1164" table:display="true" table:show-details="true"/>
                <table:data-pilot-member table:name="1165" table:display="true" table:show-details="true"/>
                <table:data-pilot-member table:name="1173" table:display="true" table:show-details="true"/>
                <table:data-pilot-member table:name="1178" table:display="true" table:show-details="true"/>
                <table:data-pilot-member table:name="1180" table:display="true" table:show-details="true"/>
                <table:data-pilot-member table:name="1181" table:display="true" table:show-details="true"/>
                <table:data-pilot-member table:name="1183" table:display="true" table:show-details="true"/>
                <table:data-pilot-member table:name="1198" table:display="true" table:show-details="true"/>
                <table:data-pilot-member table:name="1199" table:display="true" table:show-details="true"/>
                <table:data-pilot-member table:name="1205" table:display="true" table:show-details="true"/>
                <table:data-pilot-member table:name="1230" table:display="true" table:show-details="true"/>
                <table:data-pilot-member table:name="1235" table:display="true" table:show-details="true"/>
                <table:data-pilot-member table:name="1240" table:display="true" table:show-details="true"/>
                <table:data-pilot-member table:name="1250" table:display="true" table:show-details="true"/>
                <table:data-pilot-member table:name="1251" table:display="true" table:show-details="true"/>
                <table:data-pilot-member table:name="1263" table:display="true" table:show-details="true"/>
                <table:data-pilot-member table:name="1264" table:display="true" table:show-details="true"/>
                <table:data-pilot-member table:name="1289" table:display="true" table:show-details="true"/>
                <table:data-pilot-member table:name="1294" table:display="true" table:show-details="true"/>
                <table:data-pilot-member table:name="1295" table:display="true" table:show-details="true"/>
                <table:data-pilot-member table:name="1296" table:display="true" table:show-details="true"/>
                <table:data-pilot-member table:name="1308" table:display="true" table:show-details="true"/>
                <table:data-pilot-member table:name="1310" table:display="true" table:show-details="true"/>
                <table:data-pilot-member table:name="1313" table:display="true" table:show-details="true"/>
                <table:data-pilot-member table:name="1316" table:display="true" table:show-details="true"/>
                <table:data-pilot-member table:name="1326" table:display="true" table:show-details="true"/>
                <table:data-pilot-member table:name="1331" table:display="true" table:show-details="true"/>
                <table:data-pilot-member table:name="1332" table:display="true" table:show-details="true"/>
                <table:data-pilot-member table:name="1341" table:display="true" table:show-details="true"/>
                <table:data-pilot-member table:name="1354" table:display="true" table:show-details="true"/>
                <table:data-pilot-member table:name="1358" table:display="true" table:show-details="true"/>
                <table:data-pilot-member table:name="1367" table:display="true" table:show-details="true"/>
                <table:data-pilot-member table:name="1369" table:display="true" table:show-details="true"/>
                <table:data-pilot-member table:name="1371" table:display="true" table:show-details="true"/>
                <table:data-pilot-member table:name="1372" table:display="true" table:show-details="true"/>
                <table:data-pilot-member table:name="1373" table:display="true" table:show-details="true"/>
                <table:data-pilot-member table:name="1374" table:display="true" table:show-details="true"/>
                <table:data-pilot-member table:name="1377" table:display="true" table:show-details="true"/>
                <table:data-pilot-member table:name="1382" table:display="true" table:show-details="true"/>
                <table:data-pilot-member table:name="1387" table:display="true" table:show-details="true"/>
                <table:data-pilot-member table:name="1390" table:display="true" table:show-details="true"/>
                <table:data-pilot-member table:name="1395" table:display="true" table:show-details="true"/>
                <table:data-pilot-member table:name="1399" table:display="true" table:show-details="true"/>
                <table:data-pilot-member table:name="1400" table:display="true" table:show-details="true"/>
                <table:data-pilot-member table:name="1401" table:display="true" table:show-details="true"/>
                <table:data-pilot-member table:name="1402" table:display="true" table:show-details="true"/>
                <table:data-pilot-member table:name="1419" table:display="true" table:show-details="true"/>
                <table:data-pilot-member table:name="1435" table:display="true" table:show-details="true"/>
                <table:data-pilot-member table:name="1442" table:display="true" table:show-details="true"/>
                <table:data-pilot-member table:name="1443" table:display="true" table:show-details="true"/>
                <table:data-pilot-member table:name="1446" table:display="true" table:show-details="true"/>
                <table:data-pilot-member table:name="1456" table:display="true" table:show-details="true"/>
                <table:data-pilot-member table:name="1457" table:display="true" table:show-details="true"/>
                <table:data-pilot-member table:name="1459" table:display="true" table:show-details="true"/>
                <table:data-pilot-member table:name="1461" table:display="true" table:show-details="true"/>
                <table:data-pilot-member table:name="1492" table:display="true" table:show-details="true"/>
                <table:data-pilot-member table:name="1496" table:display="true" table:show-details="true"/>
                <table:data-pilot-member table:name="1502" table:display="true" table:show-details="true"/>
                <table:data-pilot-member table:name="1504" table:display="true" table:show-details="true"/>
                <table:data-pilot-member table:name="1508" table:display="true" table:show-details="true"/>
                <table:data-pilot-member table:name="1516" table:display="true" table:show-details="true"/>
                <table:data-pilot-member table:name="1517" table:display="true" table:show-details="true"/>
                <table:data-pilot-member table:name="1525" table:display="true" table:show-details="true"/>
                <table:data-pilot-member table:name="1526" table:display="true" table:show-details="true"/>
                <table:data-pilot-member table:name="1541" table:display="true" table:show-details="true"/>
                <table:data-pilot-member table:name="1543" table:display="true" table:show-details="true"/>
                <table:data-pilot-member table:name="1553" table:display="true" table:show-details="true"/>
                <table:data-pilot-member table:name="1554" table:display="true" table:show-details="true"/>
                <table:data-pilot-member table:name="1556" table:display="true" table:show-details="true"/>
                <table:data-pilot-member table:name="1563" table:display="true" table:show-details="true"/>
                <table:data-pilot-member table:name="1568" table:display="true" table:show-details="true"/>
                <table:data-pilot-member table:name="1579" table:display="true" table:show-details="true"/>
                <table:data-pilot-member table:name="1588" table:display="true" table:show-details="true"/>
                <table:data-pilot-member table:name="1600" table:display="true" table:show-details="true"/>
                <table:data-pilot-member table:name="1604" table:display="true" table:show-details="true"/>
                <table:data-pilot-member table:name="1609" table:display="true" table:show-details="true"/>
                <table:data-pilot-member table:name="1614" table:display="true" table:show-details="true"/>
                <table:data-pilot-member table:name="1619" table:display="true" table:show-details="true"/>
                <table:data-pilot-member table:name="1628" table:display="true" table:show-details="true"/>
                <table:data-pilot-member table:name="1632" table:display="true" table:show-details="true"/>
                <table:data-pilot-member table:name="1634" table:display="true" table:show-details="true"/>
                <table:data-pilot-member table:name="1635" table:display="true" table:show-details="true"/>
                <table:data-pilot-member table:name="1636" table:display="true" table:show-details="true"/>
                <table:data-pilot-member table:name="1640" table:display="true" table:show-details="true"/>
                <table:data-pilot-member table:name="1651" table:display="true" table:show-details="true"/>
                <table:data-pilot-member table:name="1652" table:display="true" table:show-details="true"/>
                <table:data-pilot-member table:name="1656" table:display="true" table:show-details="true"/>
                <table:data-pilot-member table:name="1660" table:display="true" table:show-details="true"/>
                <table:data-pilot-member table:name="1662" table:display="true" table:show-details="true"/>
                <table:data-pilot-member table:name="1665" table:display="true" table:show-details="true"/>
                <table:data-pilot-member table:name="1669" table:display="true" table:show-details="true"/>
                <table:data-pilot-member table:name="1681" table:display="true" table:show-details="true"/>
                <table:data-pilot-member table:name="1682" table:display="true" table:show-details="true"/>
                <table:data-pilot-member table:name="1683" table:display="true" table:show-details="true"/>
                <table:data-pilot-member table:name="1688" table:display="true" table:show-details="true"/>
                <table:data-pilot-member table:name="1691" table:display="true" table:show-details="true"/>
                <table:data-pilot-member table:name="1696" table:display="true" table:show-details="true"/>
                <table:data-pilot-member table:name="1697" table:display="true" table:show-details="true"/>
                <table:data-pilot-member table:name="1699" table:display="true" table:show-details="true"/>
                <table:data-pilot-member table:name="1708" table:display="true" table:show-details="true"/>
                <table:data-pilot-member table:name="1709" table:display="true" table:show-details="true"/>
                <table:data-pilot-member table:name="1710" table:display="true" table:show-details="true"/>
                <table:data-pilot-member table:name="1711" table:display="true" table:show-details="true"/>
                <table:data-pilot-member table:name="1712" table:display="true" table:show-details="true"/>
                <table:data-pilot-member table:name="1716" table:display="true" table:show-details="true"/>
                <table:data-pilot-member table:name="1718" table:display="true" table:show-details="true"/>
                <table:data-pilot-member table:name="1721" table:display="true" table:show-details="true"/>
                <table:data-pilot-member table:name="1722" table:display="true" table:show-details="true"/>
                <table:data-pilot-member table:name="1726" table:display="true" table:show-details="true"/>
                <table:data-pilot-member table:name="1735" table:display="true" table:show-details="true"/>
                <table:data-pilot-member table:name="1750" table:display="true" table:show-details="true"/>
                <table:data-pilot-member table:name="1755" table:display="true" table:show-details="true"/>
                <table:data-pilot-member table:name="1762" table:display="true" table:show-details="true"/>
                <table:data-pilot-member table:name="1763" table:display="true" table:show-details="true"/>
                <table:data-pilot-member table:name="1766" table:display="true" table:show-details="true"/>
                <table:data-pilot-member table:name="1768" table:display="true" table:show-details="true"/>
                <table:data-pilot-member table:name="1773" table:display="true" table:show-details="true"/>
                <table:data-pilot-member table:name="1774" table:display="true" table:show-details="true"/>
                <table:data-pilot-member table:name="1775" table:display="true" table:show-details="true"/>
                <table:data-pilot-member table:name="1776" table:display="true" table:show-details="true"/>
                <table:data-pilot-member table:name="1786" table:display="true" table:show-details="true"/>
                <table:data-pilot-member table:name="1787" table:display="true" table:show-details="true"/>
                <table:data-pilot-member table:name="1790" table:display="true" table:show-details="true"/>
                <table:data-pilot-member table:name="1793" table:display="true" table:show-details="true"/>
                <table:data-pilot-member table:name="1800" table:display="true" table:show-details="true"/>
                <table:data-pilot-member table:name="1801" table:display="true" table:show-details="true"/>
                <table:data-pilot-member table:name="1803" table:display="true" table:show-details="true"/>
                <table:data-pilot-member table:name="1806" table:display="true" table:show-details="true"/>
                <table:data-pilot-member table:name="1808" table:display="true" table:show-details="true"/>
                <table:data-pilot-member table:name="1819" table:display="true" table:show-details="true"/>
                <table:data-pilot-member table:name="1826" table:display="true" table:show-details="true"/>
                <table:data-pilot-member table:name="1828" table:display="true" table:show-details="true"/>
                <table:data-pilot-member table:name="1829" table:display="true" table:show-details="true"/>
                <table:data-pilot-member table:name="1832" table:display="true" table:show-details="true"/>
                <table:data-pilot-member table:name="1834" table:display="true" table:show-details="true"/>
                <table:data-pilot-member table:name="1835" table:display="true" table:show-details="true"/>
                <table:data-pilot-member table:name="1838" table:display="true" table:show-details="true"/>
                <table:data-pilot-member table:name="1843" table:display="true" table:show-details="true"/>
                <table:data-pilot-member table:name="1849" table:display="true" table:show-details="true"/>
                <table:data-pilot-member table:name="1850" table:display="true" table:show-details="true"/>
                <table:data-pilot-member table:name="1853" table:display="true" table:show-details="true"/>
                <table:data-pilot-member table:name="1856" table:display="true" table:show-details="true"/>
                <table:data-pilot-member table:name="1861" table:display="true" table:show-details="true"/>
                <table:data-pilot-member table:name="1870" table:display="true" table:show-details="true"/>
                <table:data-pilot-member table:name="1876" table:display="true" table:show-details="true"/>
                <table:data-pilot-member table:name="1881" table:display="true" table:show-details="true"/>
                <table:data-pilot-member table:name="1886" table:display="true" table:show-details="true"/>
                <table:data-pilot-member table:name="1897" table:display="true" table:show-details="true"/>
                <table:data-pilot-member table:name="1905" table:display="true" table:show-details="true"/>
                <table:data-pilot-member table:name="1908" table:display="true" table:show-details="true"/>
                <table:data-pilot-member table:name="1911" table:display="true" table:show-details="true"/>
                <table:data-pilot-member table:name="1939" table:display="true" table:show-details="true"/>
                <table:data-pilot-member table:name="1941" table:display="true" table:show-details="true"/>
                <table:data-pilot-member table:name="1942" table:display="true" table:show-details="true"/>
                <table:data-pilot-member table:name="1948" table:display="true" table:show-details="true"/>
                <table:data-pilot-member table:name="1950" table:display="true" table:show-details="true"/>
                <table:data-pilot-member table:name="1952" table:display="true" table:show-details="true"/>
                <table:data-pilot-member table:name="1953" table:display="true" table:show-details="true"/>
                <table:data-pilot-member table:name="1959" table:display="true" table:show-details="true"/>
                <table:data-pilot-member table:name="1967" table:display="true" table:show-details="true"/>
                <table:data-pilot-member table:name="1969" table:display="true" table:show-details="true"/>
                <table:data-pilot-member table:name="1976" table:display="true" table:show-details="true"/>
                <table:data-pilot-member table:name="1983" table:display="true" table:show-details="true"/>
                <table:data-pilot-member table:name="1987" table:display="true" table:show-details="true"/>
                <table:data-pilot-member table:name="1988" table:display="true" table:show-details="true"/>
                <table:data-pilot-member table:name="2000" table:display="true" table:show-details="true"/>
                <table:data-pilot-member table:name="2002" table:display="true" table:show-details="true"/>
                <table:data-pilot-member table:name="2008" table:display="true" table:show-details="true"/>
                <table:data-pilot-member table:name="2009" table:display="true" table:show-details="true"/>
                <table:data-pilot-member table:name="2017" table:display="true" table:show-details="true"/>
                <table:data-pilot-member table:name="2019" table:display="true" table:show-details="true"/>
                <table:data-pilot-member table:name="2021" table:display="true" table:show-details="true"/>
                <table:data-pilot-member table:name="2023" table:display="true" table:show-details="true"/>
                <table:data-pilot-member table:name="2025" table:display="true" table:show-details="true"/>
                <table:data-pilot-member table:name="2028" table:display="true" table:show-details="true"/>
                <table:data-pilot-member table:name="2029" table:display="true" table:show-details="true"/>
                <table:data-pilot-member table:name="2035" table:display="true" table:show-details="true"/>
                <table:data-pilot-member table:name="2039" table:display="true" table:show-details="true"/>
                <table:data-pilot-member table:name="2040" table:display="true" table:show-details="true"/>
                <table:data-pilot-member table:name="2041" table:display="true" table:show-details="true"/>
                <table:data-pilot-member table:name="2042" table:display="true" table:show-details="true"/>
                <table:data-pilot-member table:name="2043" table:display="true" table:show-details="true"/>
                <table:data-pilot-member table:name="2048" table:display="true" table:show-details="true"/>
                <table:data-pilot-member table:name="2050" table:display="true" table:show-details="true"/>
                <table:data-pilot-member table:name="2060" table:display="true" table:show-details="true"/>
                <table:data-pilot-member table:name="2064" table:display="true" table:show-details="true"/>
                <table:data-pilot-member table:name="2079" table:display="true" table:show-details="true"/>
                <table:data-pilot-member table:name="2080" table:display="true" table:show-details="true"/>
                <table:data-pilot-member table:name="2085" table:display="true" table:show-details="true"/>
                <table:data-pilot-member table:name="2100" table:display="true" table:show-details="true"/>
                <table:data-pilot-member table:name="2104" table:display="true" table:show-details="true"/>
                <table:data-pilot-member table:name="2105" table:display="true" table:show-details="true"/>
                <table:data-pilot-member table:name="2108" table:display="true" table:show-details="true"/>
                <table:data-pilot-member table:name="2113" table:display="true" table:show-details="true"/>
                <table:data-pilot-member table:name="2114" table:display="true" table:show-details="true"/>
                <table:data-pilot-member table:name="2118" table:display="true" table:show-details="true"/>
                <table:data-pilot-member table:name="2129" table:display="true" table:show-details="true"/>
                <table:data-pilot-member table:name="2130" table:display="true" table:show-details="true"/>
                <table:data-pilot-member table:name="2131" table:display="true" table:show-details="true"/>
                <table:data-pilot-member table:name="2135" table:display="true" table:show-details="true"/>
                <table:data-pilot-member table:name="2154" table:display="true" table:show-details="true"/>
                <table:data-pilot-member table:name="2160" table:display="true" table:show-details="true"/>
                <table:data-pilot-member table:name="2165" table:display="true" table:show-details="true"/>
                <table:data-pilot-member table:name="2166" table:display="true" table:show-details="true"/>
                <table:data-pilot-member table:name="2169" table:display="true" table:show-details="true"/>
                <table:data-pilot-member table:name="2184" table:display="true" table:show-details="true"/>
                <table:data-pilot-member table:name="2185" table:display="true" table:show-details="true"/>
                <table:data-pilot-member table:name="2187" table:display="true" table:show-details="true"/>
                <table:data-pilot-member table:name="2189" table:display="true" table:show-details="true"/>
                <table:data-pilot-member table:name="2195" table:display="true" table:show-details="true"/>
                <table:data-pilot-member table:name="2197" table:display="true" table:show-details="true"/>
                <table:data-pilot-member table:name="2200" table:display="true" table:show-details="true"/>
                <table:data-pilot-member table:name="2204" table:display="true" table:show-details="true"/>
                <table:data-pilot-member table:name="2205" table:display="true" table:show-details="true"/>
                <table:data-pilot-member table:name="2215" table:display="true" table:show-details="true"/>
                <table:data-pilot-member table:name="2223" table:display="true" table:show-details="true"/>
                <table:data-pilot-member table:name="2226" table:display="true" table:show-details="true"/>
                <table:data-pilot-member table:name="2230" table:display="true" table:show-details="true"/>
                <table:data-pilot-member table:name="2244" table:display="true" table:show-details="true"/>
                <table:data-pilot-member table:name="2260" table:display="true" table:show-details="true"/>
                <table:data-pilot-member table:name="2269" table:display="true" table:show-details="true"/>
                <table:data-pilot-member table:name="2286" table:display="true" table:show-details="true"/>
                <table:data-pilot-member table:name="2287" table:display="true" table:show-details="true"/>
                <table:data-pilot-member table:name="2304" table:display="true" table:show-details="true"/>
                <table:data-pilot-member table:name="2316" table:display="true" table:show-details="true"/>
                <table:data-pilot-member table:name="2320" table:display="true" table:show-details="true"/>
                <table:data-pilot-member table:name="2323" table:display="true" table:show-details="true"/>
                <table:data-pilot-member table:name="2327" table:display="true" table:show-details="true"/>
                <table:data-pilot-member table:name="2331" table:display="true" table:show-details="true"/>
                <table:data-pilot-member table:name="2359" table:display="true" table:show-details="true"/>
                <table:data-pilot-member table:name="2372" table:display="true" table:show-details="true"/>
                <table:data-pilot-member table:name="2373" table:display="true" table:show-details="true"/>
                <table:data-pilot-member table:name="2394" table:display="true" table:show-details="true"/>
                <table:data-pilot-member table:name="2397" table:display="true" table:show-details="true"/>
                <table:data-pilot-member table:name="2409" table:display="true" table:show-details="true"/>
                <table:data-pilot-member table:name="2438" table:display="true" table:show-details="true"/>
                <table:data-pilot-member table:name="2439" table:display="true" table:show-details="true"/>
                <table:data-pilot-member table:name="2470" table:display="true" table:show-details="true"/>
                <table:data-pilot-member table:name="2508" table:display="true" table:show-details="true"/>
                <table:data-pilot-member table:name="2512" table:display="true" table:show-details="true"/>
                <table:data-pilot-member table:name="2541" table:display="true" table:show-details="true"/>
                <table:data-pilot-member table:name="2548" table:display="true" table:show-details="true"/>
                <table:data-pilot-member table:name="2579" table:display="true" table:show-details="true"/>
                <table:data-pilot-member table:name="2612" table:display="true" table:show-details="true"/>
                <table:data-pilot-member table:name="2618" table:display="true" table:show-details="true"/>
                <table:data-pilot-member table:name="2687" table:display="true" table:show-details="true"/>
                <table:data-pilot-member table:name="2703" table:display="true" table:show-details="true"/>
                <table:data-pilot-member table:name="2706" table:display="true" table:show-details="true"/>
                <table:data-pilot-member table:name="2713" table:display="true" table:show-details="true"/>
                <table:data-pilot-member table:name="2725" table:display="true" table:show-details="true"/>
                <table:data-pilot-member table:name="2746" table:display="true" table:show-details="true"/>
                <table:data-pilot-member table:name="2766" table:display="true" table:show-details="true"/>
                <table:data-pilot-member table:name="2767" table:display="true" table:show-details="true"/>
                <table:data-pilot-member table:name="2786" table:display="true" table:show-details="true"/>
                <table:data-pilot-member table:name="2843" table:display="true" table:show-details="true"/>
                <table:data-pilot-member table:name="2848" table:display="true" table:show-details="true"/>
                <table:data-pilot-member table:name="2893" table:display="true" table:show-details="true"/>
                <table:data-pilot-member table:name="2959" table:display="true" table:show-details="true"/>
                <table:data-pilot-member table:name="3021" table:display="true" table:show-details="true"/>
                <table:data-pilot-member table:name="3083" table:display="true" table:show-details="true"/>
                <table:data-pilot-member table:name="3127" table:display="true" table:show-details="true"/>
                <table:data-pilot-member table:name="3184" table:display="true" table:show-details="true"/>
                <table:data-pilot-member table:name="3292" table:display="true" table:show-details="true"/>
                <table:data-pilot-member table:name="3325" table:display="true" table:show-details="true"/>
                <table:data-pilot-member table:name="3340" table:display="true" table:show-details="true"/>
                <table:data-pilot-member table:name="3590" table:display="true" table:show-details="true"/>
                <table:data-pilot-member table:name="3596" table:display="true" table:show-details="true"/>
                <table:data-pilot-member table:name="-2.3581965781669635e-1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1"/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3" number:min-decimal-places="3" number:min-integer-digits="1" number:grouping="true"/>
    </number:number-style>
    <number:number-style style:name="N125">
      <number:number number:decimal-places="4" number:min-decimal-places="4" number:min-integer-digits="1" number:grouping="true"/>
    </number:number-style>
    <number:number-style style:name="N126">
      <number:number number:decimal-places="1" number:min-decimal-places="1" number:min-integer-digits="1" number:grouping="true"/>
    </number:number-style>
    <number:number-style style:name="N127">
      <number:number number:decimal-places="13" number:min-decimal-places="13" number:min-integer-digits="1"/>
    </number:number-style>
    <number:number-style style:name="N128">
      <number:number number:decimal-places="12" number:min-decimal-places="12"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.00.0000</text:date>, <text:time style:data-style-name="N2" text:time-value="14:52:58.2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0-02T19:25:54.800000000</dc:date>
    <meta:editing-duration>PT7H36M58S</meta:editing-duration>
    <meta:editing-cycles>6</meta:editing-cycles>
    <meta:generator>LibreOffice/7.6.0.3$Windows_X86_64 LibreOffice_project/69edd8b8ebc41d00b4de3915dc82f8f0fc3b6265</meta:generator>
    <meta:document-statistic meta:table-count="3" meta:cell-count="16075" meta:object-count="2"/>
  </office:meta>
</office:document-meta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2.01cm" svg:height="22.386cm" xlink:href=".." xlink:type="simple" chart:class="chart:bar" chart:style-name="ch1">
        <chart:title svg:x="13.064cm" svg:y="0.583cm" chart:style-name="ch2">
          <text:p>Ecart observés et théoriques</text:p>
        </chart:title>
        <chart:subtitle svg:x="12.138cm" svg:y="1.809cm" chart:style-name="ch3">
          <text:p>valeurs négatives au dessus des théoriques</text:p>
        </chart:subtitle>
        <chart:legend chart:legend-position="end" svg:x="25.857cm" svg:y="9.151cm" style:legend-expansion="high" chart:style-name="ch4"/>
        <chart:plot-area chart:style-name="ch5" table:cell-range-address="'Table dynamique_Feuille2_1'.A191:'Table dynamique_Feuille2_1'.I226 'Table dynamique_Feuille2_1'.B190:'Table dynamique_Feuille2_1'.I190" chart:data-source-has-labels="both" svg:x="0.64cm" svg:y="2.939cm" svg:width="24.577cm" svg:height="19cm">
          <chart:coordinate-region svg:x="0.971cm" svg:y="2.939cm" svg:width="23.966cm" svg:height="18.353cm"/>
          <chart:axis chart:dimension="x" chart:name="primary-x" chart:style-name="ch6" chartooo:axis-type="auto">
            <chartooo:date-scale/>
            <chart:categories table:cell-range-address="'Table dynamique_Feuille2_1'.A191:'Table dynamique_Feuille2_1'.A22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Table dynamique_Feuille2_1'.B191:'Table dynamique_Feuille2_1'.B226" chart:label-cell-address="'Table dynamique_Feuille2_1'.B190:'Table dynamique_Feuille2_1'.B190" chart:class="chart:bar">
            <chart:data-point chart:repeated="36"/>
          </chart:series>
          <chart:series chart:style-name="ch10" chart:values-cell-range-address="'Table dynamique_Feuille2_1'.C191:'Table dynamique_Feuille2_1'.C226" chart:label-cell-address="'Table dynamique_Feuille2_1'.C190:'Table dynamique_Feuille2_1'.C190" chart:class="chart:bar">
            <chart:data-point chart:repeated="36"/>
          </chart:series>
          <chart:series chart:style-name="ch11" chart:values-cell-range-address="'Table dynamique_Feuille2_1'.D191:'Table dynamique_Feuille2_1'.D226" chart:label-cell-address="'Table dynamique_Feuille2_1'.D190:'Table dynamique_Feuille2_1'.D190" chart:class="chart:bar">
            <chart:data-point chart:repeated="36"/>
          </chart:series>
          <chart:series chart:style-name="ch12" chart:values-cell-range-address="'Table dynamique_Feuille2_1'.E191:'Table dynamique_Feuille2_1'.E226" chart:label-cell-address="'Table dynamique_Feuille2_1'.E190:'Table dynamique_Feuille2_1'.E190" chart:class="chart:bar">
            <chart:data-point chart:repeated="36"/>
          </chart:series>
          <chart:series chart:style-name="ch13" chart:values-cell-range-address="'Table dynamique_Feuille2_1'.F191:'Table dynamique_Feuille2_1'.F226" chart:label-cell-address="'Table dynamique_Feuille2_1'.F190:'Table dynamique_Feuille2_1'.F190" chart:class="chart:bar">
            <chart:data-point chart:repeated="36"/>
          </chart:series>
          <chart:series chart:style-name="ch14" chart:values-cell-range-address="'Table dynamique_Feuille2_1'.G191:'Table dynamique_Feuille2_1'.G226" chart:label-cell-address="'Table dynamique_Feuille2_1'.G190:'Table dynamique_Feuille2_1'.G190" chart:class="chart:bar">
            <chart:data-point chart:repeated="36"/>
          </chart:series>
          <chart:series chart:style-name="ch15" chart:values-cell-range-address="'Table dynamique_Feuille2_1'.H191:'Table dynamique_Feuille2_1'.H226" chart:label-cell-address="'Table dynamique_Feuille2_1'.H190:'Table dynamique_Feuille2_1'.H190" chart:class="chart:bar">
            <chart:data-point chart:repeated="36"/>
          </chart:series>
          <chart:series chart:style-name="ch16" chart:values-cell-range-address="'Table dynamique_Feuille2_1'.I191:'Table dynamique_Feuille2_1'.I226" chart:label-cell-address="'Table dynamique_Feuille2_1'.I190:'Table dynamique_Feuille2_1'.I190" chart:class="chart:bar">
            <chart:data-point chart:repeated="3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nuité de la dette</text:p>
                <draw:g>
                  <svg:desc>'Table dynamique_Feuille2_1'.B190:'Table dynamique_Feuille2_1'.B190</svg:desc>
                </draw:g>
              </table:table-cell>
              <table:table-cell office:value-type="string">
                <text:p>Dépenses d'équipement</text:p>
                <draw:g>
                  <svg:desc>'Table dynamique_Feuille2_1'.C190:'Table dynamique_Feuille2_1'.C190</svg:desc>
                </draw:g>
              </table:table-cell>
              <table:table-cell office:value-type="string">
                <text:p>Dotation globale de fonctionnement</text:p>
                <draw:g>
                  <svg:desc>'Table dynamique_Feuille2_1'.D190:'Table dynamique_Feuille2_1'.D190</svg:desc>
                </draw:g>
              </table:table-cell>
              <table:table-cell office:value-type="string">
                <text:p>Frais de personnel</text:p>
                <draw:g>
                  <svg:desc>'Table dynamique_Feuille2_1'.E190:'Table dynamique_Feuille2_1'.E190</svg:desc>
                </draw:g>
              </table:table-cell>
              <table:table-cell office:value-type="string">
                <text:p>Impôts locaux</text:p>
                <draw:g>
                  <svg:desc>'Table dynamique_Feuille2_1'.F190:'Table dynamique_Feuille2_1'.F190</svg:desc>
                </draw:g>
              </table:table-cell>
              <table:table-cell office:value-type="string">
                <text:p/>
                <draw:g>
                  <svg:desc>'Table dynamique_Feuille2_1'.G190:'Table dynamique_Feuille2_1'.G190</svg:desc>
                </draw:g>
              </table:table-cell>
              <table:table-cell office:value-type="string">
                <text:p/>
                <draw:g>
                  <svg:desc>'Table dynamique_Feuille2_1'.H190:'Table dynamique_Feuille2_1'.H190</svg:desc>
                </draw:g>
              </table:table-cell>
              <table:table-cell office:value-type="string">
                <text:p/>
                <draw:g>
                  <svg:desc>'Table dynamique_Feuille2_1'.I190:'Table dynamique_Feuille2_1'.I19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BERVILLIERS</text:p>
                <draw:g>
                  <svg:desc>'Table dynamique_Feuille2_1'.A191:'Table dynamique_Feuille2_1'.A226</svg:desc>
                </draw:g>
              </table:table-cell>
              <table:table-cell office:value-type="float" office:value="-39.803472569529">
                <text:p>-39.803472569529</text:p>
                <draw:g>
                  <svg:desc>'Table dynamique_Feuille2_1'.B191:'Table dynamique_Feuille2_1'.B226</svg:desc>
                </draw:g>
              </table:table-cell>
              <table:table-cell office:value-type="float" office:value="124.18597552273">
                <text:p>124.18597552273</text:p>
                <draw:g>
                  <svg:desc>'Table dynamique_Feuille2_1'.C191:'Table dynamique_Feuille2_1'.C226</svg:desc>
                </draw:g>
              </table:table-cell>
              <table:table-cell office:value-type="float" office:value="-127.057621724097">
                <text:p>-127.057621724097</text:p>
                <draw:g>
                  <svg:desc>'Table dynamique_Feuille2_1'.D191:'Table dynamique_Feuille2_1'.D226</svg:desc>
                </draw:g>
              </table:table-cell>
              <table:table-cell office:value-type="float" office:value="-30.2574971096478">
                <text:p>-30.2574971096478</text:p>
                <draw:g>
                  <svg:desc>'Table dynamique_Feuille2_1'.E191:'Table dynamique_Feuille2_1'.E226</svg:desc>
                </draw:g>
              </table:table-cell>
              <table:table-cell office:value-type="float" office:value="72.9326158805409">
                <text:p>72.9326158805409</text:p>
                <draw:g>
                  <svg:desc>'Table dynamique_Feuille2_1'.F191:'Table dynamique_Feuille2_1'.F226</svg:desc>
                </draw:g>
              </table:table-cell>
              <table:table-cell office:value-type="float" office:value="NaN">
                <text:p>NaN</text:p>
                <draw:g>
                  <svg:desc>'Table dynamique_Feuille2_1'.G191:'Table dynamique_Feuille2_1'.G226</svg:desc>
                </draw:g>
              </table:table-cell>
              <table:table-cell office:value-type="float" office:value="NaN">
                <text:p>NaN</text:p>
                <draw:g>
                  <svg:desc>'Table dynamique_Feuille2_1'.H191:'Table dynamique_Feuille2_1'.H226</svg:desc>
                </draw:g>
              </table:table-cell>
              <table:table-cell office:value-type="float" office:value="NaN">
                <text:p>NaN</text:p>
                <draw:g>
                  <svg:desc>'Table dynamique_Feuille2_1'.I191:'Table dynamique_Feuille2_1'.I226</svg:desc>
                </draw:g>
              </table:table-cell>
            </table:table-row>
            <table:table-row>
              <table:table-cell office:value-type="string">
                <text:p>AULNAY-SOUS-BOIS</text:p>
              </table:table-cell>
              <table:table-cell office:value-type="float" office:value="-82.1051623248852">
                <text:p>-82.1051623248852</text:p>
              </table:table-cell>
              <table:table-cell office:value-type="float" office:value="221.495083377065">
                <text:p>221.495083377065</text:p>
              </table:table-cell>
              <table:table-cell office:value-type="float" office:value="103.02927443888">
                <text:p>103.02927443888</text:p>
              </table:table-cell>
              <table:table-cell office:value-type="float" office:value="-114.121887899975">
                <text:p>-114.121887899975</text:p>
              </table:table-cell>
              <table:table-cell office:value-type="float" office:value="-128.297307591088">
                <text:p>-128.29730759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GNOLET</text:p>
              </table:table-cell>
              <table:table-cell office:value-type="float" office:value="-159.422704549092">
                <text:p>-159.422704549092</text:p>
              </table:table-cell>
              <table:table-cell office:value-type="float" office:value="104.788832323478">
                <text:p>104.788832323478</text:p>
              </table:table-cell>
              <table:table-cell office:value-type="float" office:value="157.482692393644">
                <text:p>157.482692393644</text:p>
              </table:table-cell>
              <table:table-cell office:value-type="float" office:value="20.5177079497946">
                <text:p>20.5177079497946</text:p>
              </table:table-cell>
              <table:table-cell office:value-type="float" office:value="-123.366528117827">
                <text:p>-123.366528117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OBIGNY</text:p>
              </table:table-cell>
              <table:table-cell office:value-type="float" office:value="-50.9238850630856">
                <text:p>-50.9238850630856</text:p>
              </table:table-cell>
              <table:table-cell office:value-type="float" office:value="-192.190451046841">
                <text:p>-192.190451046841</text:p>
              </table:table-cell>
              <table:table-cell office:value-type="float" office:value="-17.9803985221404">
                <text:p>-17.9803985221404</text:p>
              </table:table-cell>
              <table:table-cell office:value-type="float" office:value="101.743354561024">
                <text:p>101.743354561024</text:p>
              </table:table-cell>
              <table:table-cell office:value-type="float" office:value="159.351380071039">
                <text:p>159.35138007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ONDY</text:p>
              </table:table-cell>
              <table:table-cell office:value-type="float" office:value="-116.966448197434">
                <text:p>-116.966448197434</text:p>
              </table:table-cell>
              <table:table-cell office:value-type="float" office:value="237.307062012024">
                <text:p>237.307062012024</text:p>
              </table:table-cell>
              <table:table-cell office:value-type="float" office:value="-222.188783202418">
                <text:p>-222.188783202418</text:p>
              </table:table-cell>
              <table:table-cell office:value-type="float" office:value="-16.4013984897755">
                <text:p>-16.4013984897755</text:p>
              </table:table-cell>
              <table:table-cell office:value-type="float" office:value="118.249567877601">
                <text:p>118.249567877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ICHY-SOUS-BOIS</text:p>
              </table:table-cell>
              <table:table-cell office:value-type="float" office:value="30.2085802955831">
                <text:p>30.2085802955831</text:p>
              </table:table-cell>
              <table:table-cell office:value-type="float" office:value="48.2844748122766">
                <text:p>48.2844748122766</text:p>
              </table:table-cell>
              <table:table-cell office:value-type="float" office:value="-638.33521602627">
                <text:p>-638.33521602627</text:p>
              </table:table-cell>
              <table:table-cell office:value-type="float" office:value="55.5460769913908">
                <text:p>55.5460769913908</text:p>
              </table:table-cell>
              <table:table-cell office:value-type="float" office:value="504.296083927017">
                <text:p>504.296083927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UBRON</text:p>
              </table:table-cell>
              <table:table-cell office:value-type="float" office:value="41.6093451064855">
                <text:p>41.6093451064855</text:p>
              </table:table-cell>
              <table:table-cell office:value-type="float" office:value="124.908900541812">
                <text:p>124.908900541812</text:p>
              </table:table-cell>
              <table:table-cell office:value-type="float" office:value="86.6048101833829">
                <text:p>86.6048101833829</text:p>
              </table:table-cell>
              <table:table-cell office:value-type="float" office:value="-82.3284901322522">
                <text:p>-82.3284901322522</text:p>
              </table:table-cell>
              <table:table-cell office:value-type="float" office:value="-170.79456569943">
                <text:p>-170.79456569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RANCY</text:p>
              </table:table-cell>
              <table:table-cell office:value-type="float" office:value="-26.9755409135492">
                <text:p>-26.9755409135492</text:p>
              </table:table-cell>
              <table:table-cell office:value-type="float" office:value="-158.152167383727">
                <text:p>-158.152167383727</text:p>
              </table:table-cell>
              <table:table-cell office:value-type="float" office:value="-37.1559059943962">
                <text:p>-37.1559059943962</text:p>
              </table:table-cell>
              <table:table-cell office:value-type="float" office:value="77.9649711865815">
                <text:p>77.9649711865815</text:p>
              </table:table-cell>
              <table:table-cell office:value-type="float" office:value="144.318643105088">
                <text:p>144.318643105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UGNY</text:p>
              </table:table-cell>
              <table:table-cell office:value-type="float" office:value="89.9247052481837">
                <text:p>89.9247052481837</text:p>
              </table:table-cell>
              <table:table-cell office:value-type="float" office:value="26.7565857702128">
                <text:p>26.7565857702128</text:p>
              </table:table-cell>
              <table:table-cell office:value-type="float" office:value="-119.045843665089">
                <text:p>-119.045843665089</text:p>
              </table:table-cell>
              <table:table-cell office:value-type="float" office:value="-93.5753224757407">
                <text:p>-93.5753224757407</text:p>
              </table:table-cell>
              <table:table-cell office:value-type="float" office:value="95.9398751224303">
                <text:p>95.9398751224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PINAY-SUR-SEINE</text:p>
              </table:table-cell>
              <table:table-cell office:value-type="float" office:value="47.0296741407134">
                <text:p>47.0296741407134</text:p>
              </table:table-cell>
              <table:table-cell office:value-type="float" office:value="-35.2414610262857">
                <text:p>-35.2414610262857</text:p>
              </table:table-cell>
              <table:table-cell office:value-type="float" office:value="-279.465381068952">
                <text:p>-279.465381068952</text:p>
              </table:table-cell>
              <table:table-cell office:value-type="float" office:value="65.5940257208588">
                <text:p>65.5940257208588</text:p>
              </table:table-cell>
              <table:table-cell office:value-type="float" office:value="202.083142233663">
                <text:p>202.083142233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GNY</text:p>
              </table:table-cell>
              <table:table-cell office:value-type="float" office:value="61.7935361559173">
                <text:p>61.7935361559173</text:p>
              </table:table-cell>
              <table:table-cell office:value-type="float" office:value="-105.588070568184">
                <text:p>-105.588070568184</text:p>
              </table:table-cell>
              <table:table-cell office:value-type="float" office:value="-45.8459807969435">
                <text:p>-45.8459807969435</text:p>
              </table:table-cell>
              <table:table-cell office:value-type="float" office:value="42.8989858318002">
                <text:p>42.8989858318002</text:p>
              </table:table-cell>
              <table:table-cell office:value-type="float" office:value="46.7415293774085">
                <text:p>46.7415293774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OURNAY-SUR-MARNE</text:p>
              </table:table-cell>
              <table:table-cell office:value-type="float" office:value="27.1024268410012">
                <text:p>27.1024268410012</text:p>
              </table:table-cell>
              <table:table-cell office:value-type="float" office:value="-167.447365320823">
                <text:p>-167.447365320823</text:p>
              </table:table-cell>
              <table:table-cell office:value-type="float" office:value="170.104730777009">
                <text:p>170.104730777009</text:p>
              </table:table-cell>
              <table:table-cell office:value-type="float" office:value="35.5698025976313">
                <text:p>35.5698025976313</text:p>
              </table:table-cell>
              <table:table-cell office:value-type="float" office:value="-65.3295948948207">
                <text:p>-65.3295948948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'ILE-SAINT-DENIS</text:p>
              </table:table-cell>
              <table:table-cell office:value-type="float" office:value="43.9984687368397">
                <text:p>43.9984687368397</text:p>
              </table:table-cell>
              <table:table-cell office:value-type="float" office:value="-98.2202271365259">
                <text:p>-98.2202271365259</text:p>
              </table:table-cell>
              <table:table-cell office:value-type="float" office:value="-38.5907757995271">
                <text:p>-38.5907757995271</text:p>
              </table:table-cell>
              <table:table-cell office:value-type="float" office:value="-51.5182844434654">
                <text:p>-51.5182844434654</text:p>
              </table:table-cell>
              <table:table-cell office:value-type="float" office:value="144.330818642676">
                <text:p>144.330818642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A COURNEUVE</text:p>
              </table:table-cell>
              <table:table-cell office:value-type="float" office:value="-32.5195515352538">
                <text:p>-32.5195515352538</text:p>
              </table:table-cell>
              <table:table-cell office:value-type="float" office:value="-42.1898871434013">
                <text:p>-42.1898871434013</text:p>
              </table:table-cell>
              <table:table-cell office:value-type="float" office:value="-156.290295403386">
                <text:p>-156.290295403386</text:p>
              </table:table-cell>
              <table:table-cell office:value-type="float" office:value="-37.7465376769122">
                <text:p>-37.7465376769122</text:p>
              </table:table-cell>
              <table:table-cell office:value-type="float" office:value="268.746271758951">
                <text:p>268.746271758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 BLANC-MESNIL</text:p>
              </table:table-cell>
              <table:table-cell office:value-type="float" office:value="-26.4375514120841">
                <text:p>-26.4375514120841</text:p>
              </table:table-cell>
              <table:table-cell office:value-type="float" office:value="-35.0072396157275">
                <text:p>-35.0072396157275</text:p>
              </table:table-cell>
              <table:table-cell office:value-type="float" office:value="-41.0304335421041">
                <text:p>-41.0304335421041</text:p>
              </table:table-cell>
              <table:table-cell office:value-type="float" office:value="140.04765475387">
                <text:p>140.04765475387</text:p>
              </table:table-cell>
              <table:table-cell office:value-type="float" office:value="-37.5724301839568">
                <text:p>-37.5724301839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 BOURGET</text:p>
              </table:table-cell>
              <table:table-cell office:value-type="float" office:value="-88.1535548590584">
                <text:p>-88.1535548590584</text:p>
              </table:table-cell>
              <table:table-cell office:value-type="float" office:value="105.781241377026">
                <text:p>105.781241377026</text:p>
              </table:table-cell>
              <table:table-cell office:value-type="float" office:value="143.371757870877">
                <text:p>143.371757870877</text:p>
              </table:table-cell>
              <table:table-cell office:value-type="float" office:value="23.5938100960828">
                <text:p>23.5938100960828</text:p>
              </table:table-cell>
              <table:table-cell office:value-type="float" office:value="-184.593254484929">
                <text:p>-184.593254484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 PRE-SAINT-GERVAIS</text:p>
              </table:table-cell>
              <table:table-cell office:value-type="float" office:value="45.9635082407498">
                <text:p>45.9635082407498</text:p>
              </table:table-cell>
              <table:table-cell office:value-type="float" office:value="-159.839132674465">
                <text:p>-159.839132674465</text:p>
              </table:table-cell>
              <table:table-cell office:value-type="float" office:value="-60.9484669589781">
                <text:p>-60.9484669589781</text:p>
              </table:table-cell>
              <table:table-cell office:value-type="float" office:value="123.941847439566">
                <text:p>123.941847439566</text:p>
              </table:table-cell>
              <table:table-cell office:value-type="float" office:value="50.8822439531252">
                <text:p>50.882243953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S LILAS</text:p>
              </table:table-cell>
              <table:table-cell office:value-type="float" office:value="48.3244176901075">
                <text:p>48.3244176901075</text:p>
              </table:table-cell>
              <table:table-cell office:value-type="float" office:value="27.1767273127962">
                <text:p>27.1767273127962</text:p>
              </table:table-cell>
              <table:table-cell office:value-type="float" office:value="118.789829664877">
                <text:p>118.789829664877</text:p>
              </table:table-cell>
              <table:table-cell office:value-type="float" office:value="-75.4572898013669">
                <text:p>-75.4572898013669</text:p>
              </table:table-cell>
              <table:table-cell office:value-type="float" office:value="-118.833684866415">
                <text:p>-118.833684866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S PAVILLONS-SOUS-BOIS</text:p>
              </table:table-cell>
              <table:table-cell office:value-type="float" office:value="56.15995101823">
                <text:p>56.15995101823</text:p>
              </table:table-cell>
              <table:table-cell office:value-type="float" office:value="94.5674016960937">
                <text:p>94.5674016960937</text:p>
              </table:table-cell>
              <table:table-cell office:value-type="float" office:value="99.9575202142754">
                <text:p>99.9575202142754</text:p>
              </table:table-cell>
              <table:table-cell office:value-type="float" office:value="-98.9869464360274">
                <text:p>-98.9869464360274</text:p>
              </table:table-cell>
              <table:table-cell office:value-type="float" office:value="-151.697926492574">
                <text:p>-151.697926492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VRY-GARGAN</text:p>
              </table:table-cell>
              <table:table-cell office:value-type="float" office:value="43.8138696683664">
                <text:p>43.8138696683664</text:p>
              </table:table-cell>
              <table:table-cell office:value-type="float" office:value="37.5802616716059">
                <text:p>37.5802616716059</text:p>
              </table:table-cell>
              <table:table-cell office:value-type="float" office:value="67.8282878945187">
                <text:p>67.8282878945187</text:p>
              </table:table-cell>
              <table:table-cell office:value-type="float" office:value="-75.5118509429368">
                <text:p>-75.5118509429368</text:p>
              </table:table-cell>
              <table:table-cell office:value-type="float" office:value="-73.7105682915568">
                <text:p>-73.7105682915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NTFERMEIL</text:p>
              </table:table-cell>
              <table:table-cell office:value-type="float" office:value="-84.0096220508912">
                <text:p>-84.0096220508912</text:p>
              </table:table-cell>
              <table:table-cell office:value-type="float" office:value="6.25723215718404">
                <text:p>6.25723215718404</text:p>
              </table:table-cell>
              <table:table-cell office:value-type="float" office:value="-86.416257868223">
                <text:p>-86.416257868223</text:p>
              </table:table-cell>
              <table:table-cell office:value-type="float" office:value="100.466581285693">
                <text:p>100.466581285693</text:p>
              </table:table-cell>
              <table:table-cell office:value-type="float" office:value="63.7020664762354">
                <text:p>63.7020664762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NTREUIL</text:p>
              </table:table-cell>
              <table:table-cell office:value-type="float" office:value="-59.6166621464215">
                <text:p>-59.6166621464215</text:p>
              </table:table-cell>
              <table:table-cell office:value-type="float" office:value="149.880219247972">
                <text:p>149.880219247972</text:p>
              </table:table-cell>
              <table:table-cell office:value-type="float" office:value="130.132432550245">
                <text:p>130.132432550245</text:p>
              </table:table-cell>
              <table:table-cell office:value-type="float" office:value="-50.8399632045825">
                <text:p>-50.8399632045825</text:p>
              </table:table-cell>
              <table:table-cell office:value-type="float" office:value="-169.556026447215">
                <text:p>-169.556026447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UILLY-PLAISANCE</text:p>
              </table:table-cell>
              <table:table-cell office:value-type="float" office:value="68.8484515950122">
                <text:p>68.8484515950122</text:p>
              </table:table-cell>
              <table:table-cell office:value-type="float" office:value="65.3106921136243">
                <text:p>65.3106921136243</text:p>
              </table:table-cell>
              <table:table-cell office:value-type="float" office:value="76.4461828950257">
                <text:p>76.4461828950257</text:p>
              </table:table-cell>
              <table:table-cell office:value-type="float" office:value="-72.3872077554902">
                <text:p>-72.3872077554902</text:p>
              </table:table-cell>
              <table:table-cell office:value-type="float" office:value="-138.218118848174">
                <text:p>-138.218118848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UILLY-SUR-MARNE</text:p>
              </table:table-cell>
              <table:table-cell office:value-type="float" office:value="81.769491957539">
                <text:p>81.769491957539</text:p>
              </table:table-cell>
              <table:table-cell office:value-type="float" office:value="33.594394754489">
                <text:p>33.594394754489</text:p>
              </table:table-cell>
              <table:table-cell office:value-type="float" office:value="-80.693381905212">
                <text:p>-80.693381905212</text:p>
              </table:table-cell>
              <table:table-cell office:value-type="float" office:value="-140.786730605442">
                <text:p>-140.786730605442</text:p>
              </table:table-cell>
              <table:table-cell office:value-type="float" office:value="106.116225798624">
                <text:p>106.116225798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ISY-LE-GRAND</text:p>
              </table:table-cell>
              <table:table-cell office:value-type="float" office:value="-31.1716993435436">
                <text:p>-31.1716993435436</text:p>
              </table:table-cell>
              <table:table-cell office:value-type="float" office:value="-31.054728639184">
                <text:p>-31.054728639184</text:p>
              </table:table-cell>
              <table:table-cell office:value-type="float" office:value="185.32844338796">
                <text:p>185.32844338796</text:p>
              </table:table-cell>
              <table:table-cell office:value-type="float" office:value="29.695564635806">
                <text:p>29.695564635806</text:p>
              </table:table-cell>
              <table:table-cell office:value-type="float" office:value="-152.79758004104">
                <text:p>-152.79758004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ISY-LE-SEC</text:p>
              </table:table-cell>
              <table:table-cell office:value-type="float" office:value="-42.1918991748235">
                <text:p>-42.1918991748235</text:p>
              </table:table-cell>
              <table:table-cell office:value-type="float" office:value="143.624067568333">
                <text:p>143.624067568333</text:p>
              </table:table-cell>
              <table:table-cell office:value-type="float" office:value="-90.9746380256981">
                <text:p>-90.9746380256981</text:p>
              </table:table-cell>
              <table:table-cell office:value-type="float" office:value="22.0083555886764">
                <text:p>22.0083555886764</text:p>
              </table:table-cell>
              <table:table-cell office:value-type="float" office:value="-32.46588595649">
                <text:p>-32.46588595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NTIN</text:p>
              </table:table-cell>
              <table:table-cell office:value-type="float" office:value="-5.56920080034413">
                <text:p>-5.56920080034413</text:p>
              </table:table-cell>
              <table:table-cell office:value-type="float" office:value="-506.664648064667">
                <text:p>-506.664648064667</text:p>
              </table:table-cell>
              <table:table-cell office:value-type="float" office:value="289.27328124009">
                <text:p>289.27328124009</text:p>
              </table:table-cell>
              <table:table-cell office:value-type="float" office:value="237.435023815011">
                <text:p>237.435023815011</text:p>
              </table:table-cell>
              <table:table-cell office:value-type="float" office:value="-14.4744561900925">
                <text:p>-14.4744561900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ERREFITTE-SUR-SEINE</text:p>
              </table:table-cell>
              <table:table-cell office:value-type="float" office:value="-20.0410597675651">
                <text:p>-20.0410597675651</text:p>
              </table:table-cell>
              <table:table-cell office:value-type="float" office:value="-18.0038954841677">
                <text:p>-18.0038954841677</text:p>
              </table:table-cell>
              <table:table-cell office:value-type="float" office:value="-164.96222297691">
                <text:p>-164.96222297691</text:p>
              </table:table-cell>
              <table:table-cell office:value-type="float" office:value="-20.1327980868221">
                <text:p>-20.1327980868221</text:p>
              </table:table-cell>
              <table:table-cell office:value-type="float" office:value="223.139976315463">
                <text:p>223.139976315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INCY (LE )</text:p>
              </table:table-cell>
              <table:table-cell office:value-type="float" office:value="85.2255534378553">
                <text:p>85.2255534378553</text:p>
              </table:table-cell>
              <table:table-cell office:value-type="float" office:value="-354.117251355552">
                <text:p>-354.117251355552</text:p>
              </table:table-cell>
              <table:table-cell office:value-type="float" office:value="89.8734779871945">
                <text:p>89.8734779871945</text:p>
              </table:table-cell>
              <table:table-cell office:value-type="float" office:value="288.347444935101">
                <text:p>288.347444935101</text:p>
              </table:table-cell>
              <table:table-cell office:value-type="float" office:value="-109.3292250046">
                <text:p>-109.3292250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MAINVILLE</text:p>
              </table:table-cell>
              <table:table-cell office:value-type="float" office:value="-28.180200221952">
                <text:p>-28.180200221952</text:p>
              </table:table-cell>
              <table:table-cell office:value-type="float" office:value="104.979101763988">
                <text:p>104.979101763988</text:p>
              </table:table-cell>
              <table:table-cell office:value-type="float" office:value="81.4072442015223">
                <text:p>81.4072442015223</text:p>
              </table:table-cell>
              <table:table-cell office:value-type="float" office:value="137.326830144722">
                <text:p>137.326830144722</text:p>
              </table:table-cell>
              <table:table-cell office:value-type="float" office:value="-295.532975888283">
                <text:p>-295.532975888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SNY-SOUS-BOIS</text:p>
              </table:table-cell>
              <table:table-cell office:value-type="float" office:value="-51.7594284147438">
                <text:p>-51.7594284147438</text:p>
              </table:table-cell>
              <table:table-cell office:value-type="float" office:value="39.0904718025778">
                <text:p>39.0904718025778</text:p>
              </table:table-cell>
              <table:table-cell office:value-type="float" office:value="121.953365398528">
                <text:p>121.953365398528</text:p>
              </table:table-cell>
              <table:table-cell office:value-type="float" office:value="41.2461751176005">
                <text:p>41.2461751176005</text:p>
              </table:table-cell>
              <table:table-cell office:value-type="float" office:value="-150.530583903966">
                <text:p>-150.530583903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INT-DENIS</text:p>
              </table:table-cell>
              <table:table-cell office:value-type="float" office:value="-20.1887423052023">
                <text:p>-20.1887423052023</text:p>
              </table:table-cell>
              <table:table-cell office:value-type="float" office:value="119.888533633866">
                <text:p>119.888533633866</text:p>
              </table:table-cell>
              <table:table-cell office:value-type="float" office:value="11.6214487014391">
                <text:p>11.6214487014391</text:p>
              </table:table-cell>
              <table:table-cell office:value-type="float" office:value="-81.4393995136891">
                <text:p>-81.4393995136891</text:p>
              </table:table-cell>
              <table:table-cell office:value-type="float" office:value="-29.8818405164163">
                <text:p>-29.8818405164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INT-OUEN-SUR-SEINE</text:p>
              </table:table-cell>
              <table:table-cell office:value-type="float" office:value="-207.693945098551">
                <text:p>-207.693945098551</text:p>
              </table:table-cell>
              <table:table-cell office:value-type="float" office:value="309.085895193489">
                <text:p>309.085895193489</text:p>
              </table:table-cell>
              <table:table-cell office:value-type="float" office:value="273.27267271614">
                <text:p>273.27267271614</text:p>
              </table:table-cell>
              <table:table-cell office:value-type="float" office:value="-114.193524755882">
                <text:p>-114.193524755882</text:p>
              </table:table-cell>
              <table:table-cell office:value-type="float" office:value="-260.471098055199">
                <text:p>-260.471098055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VRAN</text:p>
              </table:table-cell>
              <table:table-cell office:value-type="float" office:value="-49.0462674155762">
                <text:p>-49.0462674155762</text:p>
              </table:table-cell>
              <table:table-cell office:value-type="float" office:value="31.0353771794424">
                <text:p>31.0353771794424</text:p>
              </table:table-cell>
              <table:table-cell office:value-type="float" office:value="-243.034467635484">
                <text:p>-243.034467635484</text:p>
              </table:table-cell>
              <table:table-cell office:value-type="float" office:value="40.6247263753346">
                <text:p>40.6247263753346</text:p>
              </table:table-cell>
              <table:table-cell office:value-type="float" office:value="220.420631496281">
                <text:p>220.420631496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AINS</text:p>
              </table:table-cell>
              <table:table-cell office:value-type="float" office:value="-64.7441113057597">
                <text:p>-64.7441113057597</text:p>
              </table:table-cell>
              <table:table-cell office:value-type="float" office:value="290.210909821653">
                <text:p>290.210909821653</text:p>
              </table:table-cell>
              <table:table-cell office:value-type="float" office:value="-341.761445198567">
                <text:p>-341.761445198567</text:p>
              </table:table-cell>
              <table:table-cell office:value-type="float" office:value="-130.365498380418">
                <text:p>-130.365498380418</text:p>
              </table:table-cell>
              <table:table-cell office:value-type="float" office:value="246.66014506309">
                <text:p>246.66014506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EMBLAY-EN-FRANCE</text:p>
              </table:table-cell>
              <table:table-cell office:value-type="float" office:value="201.408698916562">
                <text:p>201.408698916562</text:p>
              </table:table-cell>
              <table:table-cell office:value-type="float" office:value="208.330888237671">
                <text:p>208.330888237671</text:p>
              </table:table-cell>
              <table:table-cell office:value-type="float" office:value="395.398039035442">
                <text:p>395.398039035442</text:p>
              </table:table-cell>
              <table:table-cell office:value-type="float" office:value="-265.859241033688">
                <text:p>-265.859241033688</text:p>
              </table:table-cell>
              <table:table-cell office:value-type="float" office:value="-539.27838515599">
                <text:p>-539.27838515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7.121cm" svg:height="26.505cm" xlink:href=".." xlink:type="simple" chart:class="chart:bar" chart:style-name="ch1">
        <chart:legend chart:legend-position="end" svg:x="40.968cm" svg:y="11.957cm" style:legend-expansion="high" chart:style-name="ch2"/>
        <chart:plot-area chart:style-name="ch3" table:cell-range-address="'Table dynamique_Feuille2_1'.A97:'Table dynamique_Feuille2_1'.F136" chart:data-source-has-labels="both" svg:x="0.942cm" svg:y="0.53cm" svg:width="39.084cm" svg:height="25.445cm">
          <chart:coordinate-region svg:x="1.366cm" svg:y="0.53cm" svg:width="38.288cm" svg:height="24.798cm"/>
          <chart:axis chart:dimension="x" chart:name="primary-x" chart:style-name="ch4" chartooo:axis-type="auto">
            <chartooo:date-scale/>
            <chart:categories table:cell-range-address="'Table dynamique_Feuille2_1'.A98:'Table dynamique_Feuille2_1'.A1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able dynamique_Feuille2_1'.B98:'Table dynamique_Feuille2_1'.B136" chart:label-cell-address="'Table dynamique_Feuille2_1'.B97:'Table dynamique_Feuille2_1'.B97" chart:class="chart:bar">
            <chart:data-point chart:repeated="6"/>
          </chart:series>
          <chart:series chart:style-name="ch8" chart:values-cell-range-address="'Table dynamique_Feuille2_1'.C98:'Table dynamique_Feuille2_1'.C136" chart:label-cell-address="'Table dynamique_Feuille2_1'.C97:'Table dynamique_Feuille2_1'.C97" chart:class="chart:bar">
            <chart:data-point chart:repeated="6"/>
          </chart:series>
          <chart:series chart:style-name="ch9" chart:values-cell-range-address="'Table dynamique_Feuille2_1'.D98:'Table dynamique_Feuille2_1'.D136" chart:label-cell-address="'Table dynamique_Feuille2_1'.D97:'Table dynamique_Feuille2_1'.D97" chart:class="chart:bar">
            <chart:data-point chart:repeated="6"/>
          </chart:series>
          <chart:series chart:style-name="ch10" chart:values-cell-range-address="'Table dynamique_Feuille2_1'.E98:'Table dynamique_Feuille2_1'.E136" chart:label-cell-address="'Table dynamique_Feuille2_1'.E97:'Table dynamique_Feuille2_1'.E97" chart:class="chart:bar">
            <chart:data-point chart:repeated="6"/>
          </chart:series>
          <chart:series chart:style-name="ch11" chart:values-cell-range-address="'Table dynamique_Feuille2_1'.F98:'Table dynamique_Feuille2_1'.F136" chart:label-cell-address="'Table dynamique_Feuille2_1'.F97:'Table dynamique_Feuille2_1'.F97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nuité de la dette</text:p>
                <draw:g>
                  <svg:desc>'Table dynamique_Feuille2_1'.B97:'Table dynamique_Feuille2_1'.B97</svg:desc>
                </draw:g>
              </table:table-cell>
              <table:table-cell office:value-type="string">
                <text:p>Dépenses d'équipement</text:p>
                <draw:g>
                  <svg:desc>'Table dynamique_Feuille2_1'.C97:'Table dynamique_Feuille2_1'.C97</svg:desc>
                </draw:g>
              </table:table-cell>
              <table:table-cell office:value-type="string">
                <text:p>Dotation globale de fonctionnement</text:p>
                <draw:g>
                  <svg:desc>'Table dynamique_Feuille2_1'.D97:'Table dynamique_Feuille2_1'.D97</svg:desc>
                </draw:g>
              </table:table-cell>
              <table:table-cell office:value-type="string">
                <text:p>Frais de personnel</text:p>
                <draw:g>
                  <svg:desc>'Table dynamique_Feuille2_1'.E97:'Table dynamique_Feuille2_1'.E97</svg:desc>
                </draw:g>
              </table:table-cell>
              <table:table-cell office:value-type="string">
                <text:p>Impôts locaux</text:p>
                <draw:g>
                  <svg:desc>'Table dynamique_Feuille2_1'.F97:'Table dynamique_Feuille2_1'.F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BIGNY</text:p>
                <draw:g>
                  <svg:desc>'Table dynamique_Feuille2_1'.A98:'Table dynamique_Feuille2_1'.A136</svg:desc>
                </draw:g>
              </table:table-cell>
              <table:table-cell office:value-type="float" office:value="608.34877972858">
                <text:p>608.34877972858</text:p>
                <draw:g>
                  <svg:desc>'Table dynamique_Feuille2_1'.B98:'Table dynamique_Feuille2_1'.B136</svg:desc>
                </draw:g>
              </table:table-cell>
              <table:table-cell office:value-type="float" office:value="1.87995147759659">
                <text:p>1.87995147759659</text:p>
                <draw:g>
                  <svg:desc>'Table dynamique_Feuille2_1'.C98:'Table dynamique_Feuille2_1'.C136</svg:desc>
                </draw:g>
              </table:table-cell>
              <table:table-cell office:value-type="float" office:value="470.155182765307">
                <text:p>470.155182765307</text:p>
                <draw:g>
                  <svg:desc>'Table dynamique_Feuille2_1'.D98:'Table dynamique_Feuille2_1'.D136</svg:desc>
                </draw:g>
              </table:table-cell>
              <table:table-cell office:value-type="float" office:value="-433.351135656176">
                <text:p>-433.351135656176</text:p>
                <draw:g>
                  <svg:desc>'Table dynamique_Feuille2_1'.E98:'Table dynamique_Feuille2_1'.E136</svg:desc>
                </draw:g>
              </table:table-cell>
              <table:table-cell office:value-type="float" office:value="-647.032778315306">
                <text:p>-647.032778315306</text:p>
                <draw:g>
                  <svg:desc>'Table dynamique_Feuille2_1'.F98:'Table dynamique_Feuille2_1'.F136</svg:desc>
                </draw:g>
              </table:table-cell>
            </table:table-row>
            <table:table-row>
              <table:table-cell office:value-type="string">
                <text:p>SAINT-OUEN-SUR-SEINE</text:p>
              </table:table-cell>
              <table:table-cell office:value-type="float" office:value="321.780380982746">
                <text:p>321.780380982746</text:p>
              </table:table-cell>
              <table:table-cell office:value-type="float" office:value="464.94750007502">
                <text:p>464.94750007502</text:p>
              </table:table-cell>
              <table:table-cell office:value-type="float" office:value="665.303575468868">
                <text:p>665.303575468868</text:p>
              </table:table-cell>
              <table:table-cell office:value-type="float" office:value="-543.938013990998">
                <text:p>-543.938013990998</text:p>
              </table:table-cell>
              <table:table-cell office:value-type="float" office:value="-908.093442535638">
                <text:p>-908.093442535638</text:p>
              </table:table-cell>
            </table:table-row>
            <table:table-row>
              <table:table-cell office:value-type="string">
                <text:p>TREMBLAY-EN-FRANCE</text:p>
              </table:table-cell>
              <table:table-cell office:value-type="float" office:value="909.820372357463">
                <text:p>909.820372357463</text:p>
              </table:table-cell>
              <table:table-cell office:value-type="float" office:value="416.866363709161">
                <text:p>416.866363709161</text:p>
              </table:table-cell>
              <table:table-cell office:value-type="float" office:value="919.91689515268">
                <text:p>919.91689515268</text:p>
              </table:table-cell>
              <table:table-cell office:value-type="float" office:value="-840.837096946402">
                <text:p>-840.837096946402</text:p>
              </table:table-cell>
              <table:table-cell office:value-type="float" office:value="-1405.7665342729">
                <text:p>-1405.7665342729</text:p>
              </table:table-cell>
            </table:table-row>
            <table:table-row>
              <table:table-cell office:value-type="string">
                <text:p>VAUJOURS</text:p>
              </table:table-cell>
              <table:table-cell office:value-type="float" office:value="612.763830706053">
                <text:p>612.763830706053</text:p>
              </table:table-cell>
              <table:table-cell office:value-type="float" office:value="-329.218924625779">
                <text:p>-329.218924625779</text:p>
              </table:table-cell>
              <table:table-cell office:value-type="float" office:value="654.91578725659">
                <text:p>654.91578725659</text:p>
              </table:table-cell>
              <table:table-cell office:value-type="float" office:value="-425.737720492777">
                <text:p>-425.737720492777</text:p>
              </table:table-cell>
              <table:table-cell office:value-type="float" office:value="-512.722972844087">
                <text:p>-512.722972844087</text:p>
              </table:table-cell>
            </table:table-row>
            <table:table-row>
              <table:table-cell office:value-type="string">
                <text:p>VILLEMOMBLE</text:p>
              </table:table-cell>
              <table:table-cell office:value-type="float" office:value="432.718780297569">
                <text:p>432.718780297569</text:p>
              </table:table-cell>
              <table:table-cell office:value-type="float" office:value="152.389563872321">
                <text:p>152.389563872321</text:p>
              </table:table-cell>
              <table:table-cell office:value-type="float" office:value="201.59790004588">
                <text:p>201.59790004588</text:p>
              </table:table-cell>
              <table:table-cell office:value-type="float" office:value="-395.586768630793">
                <text:p>-395.586768630793</text:p>
              </table:table-cell>
              <table:table-cell office:value-type="float" office:value="-391.119475584978">
                <text:p>-391.119475584978</text:p>
              </table:table-cell>
            </table:table-row>
            <table:table-row>
              <table:table-cell office:value-type="string">
                <text:p>VILLEPINTE</text:p>
              </table:table-cell>
              <table:table-cell office:value-type="float" office:value="492.743892623332">
                <text:p>492.743892623332</text:p>
              </table:table-cell>
              <table:table-cell office:value-type="float" office:value="314.452121913501">
                <text:p>314.452121913501</text:p>
              </table:table-cell>
              <table:table-cell office:value-type="float" office:value="441.737796432807">
                <text:p>441.737796432807</text:p>
              </table:table-cell>
              <table:table-cell office:value-type="float" office:value="-435.7454256405">
                <text:p>-435.7454256405</text:p>
              </table:table-cell>
              <table:table-cell office:value-type="float" office:value="-813.18838532914">
                <text:p>-813.188385329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